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B40000038CA9F8852E81ECC5BA.png" manifest:media-type="image/png"/>
  <manifest:file-entry manifest:full-path="Pictures/10000000000001EA0000025AC86197C4200DBE22.png" manifest:media-type="image/png"/>
  <manifest:file-entry manifest:full-path="Pictures/100002010000001D0000001161906EC453E8F6DC.png" manifest:media-type="image/png"/>
  <manifest:file-entry manifest:full-path="Pictures/10000201000006900000041A7C82D53D185EAF82.png" manifest:media-type="image/png"/>
  <manifest:file-entry manifest:full-path="Pictures/100002010000001A0000001A93CDE787D9335ACD.png" manifest:media-type="image/png"/>
  <manifest:file-entry manifest:full-path="Pictures/100002010000001A0000001ACC4185E54CD132EB.png" manifest:media-type="image/png"/>
  <manifest:file-entry manifest:full-path="Pictures/10000201000001E4000001AE694FD15DD435D002.png" manifest:media-type="image/png"/>
  <manifest:file-entry manifest:full-path="Pictures/1000020100000700000005262AA9B01C0323A279.png" manifest:media-type="image/png"/>
  <manifest:file-entry manifest:full-path="Pictures/100002010000001A000000225638E4365C4D4C42.png" manifest:media-type="image/png"/>
  <manifest:file-entry manifest:full-path="Pictures/10000000000002050000018498BFD886A2FB67AB.png" manifest:media-type="image/png"/>
  <manifest:file-entry manifest:full-path="Pictures/100002010000001A0000001AF1CC7F6A4B7B0EC1.png" manifest:media-type="image/png"/>
  <manifest:file-entry manifest:full-path="Pictures/100002010000001A0000001AB8BA0B61CC3E26F3.png" manifest:media-type="image/png"/>
  <manifest:file-entry manifest:full-path="Pictures/10000201000000100000001C3162240FE10EEDEE.png" manifest:media-type="image/png"/>
  <manifest:file-entry manifest:full-path="Pictures/100002010000001A0000001AF6F89E8E5DDCB780.png" manifest:media-type="image/png"/>
  <manifest:file-entry manifest:full-path="Pictures/100002010000001A0000001B816ECEE455655C5A.png" manifest:media-type="image/png"/>
  <manifest:file-entry manifest:full-path="Pictures/100000000000043900000192B8EAC7659ED9B2C4.png" manifest:media-type="image/png"/>
  <manifest:file-entry manifest:full-path="Pictures/100002010000001A0000001A377DBD02DCB0F313.png" manifest:media-type="image/png"/>
  <manifest:file-entry manifest:full-path="Pictures/100000000000028E0000031D8908F70873A25179.png" manifest:media-type="image/png"/>
  <manifest:file-entry manifest:full-path="Pictures/100002010000001A0000001CFAABBBD21B008CCF.png" manifest:media-type="image/png"/>
  <manifest:file-entry manifest:full-path="Pictures/100002010000001A0000001BFE70F6A5FDBEB694.png" manifest:media-type="image/png"/>
  <manifest:file-entry manifest:full-path="Pictures/10000000000002370000019F9133175AB0BDC44D.png" manifest:media-type="image/png"/>
  <manifest:file-entry manifest:full-path="Pictures/100002010000001A0000001A6CC095E7A10BFFA9.png" manifest:media-type="image/png"/>
  <manifest:file-entry manifest:full-path="Pictures/100002010000001A0000001ADC0515D238AF193D.png" manifest:media-type="image/png"/>
  <manifest:file-entry manifest:full-path="Pictures/100002010000001A00000014B6D4587CF975ED16.png" manifest:media-type="image/png"/>
  <manifest:file-entry manifest:full-path="Pictures/20000009000067FA0000307A85E61E0492006EDA.svm" manifest:media-type=""/>
  <manifest:file-entry manifest:full-path="Pictures/100002010000001A0000001A9C3BA88EE4EA656E.png" manifest:media-type="image/png"/>
  <manifest:file-entry manifest:full-path="Pictures/100002010000001A0000001B2EAE2C5EF18105FA.png" manifest:media-type="image/png"/>
  <manifest:file-entry manifest:full-path="Pictures/10000201000001C200000096E1896BCD3F1FF44E.png" manifest:media-type="image/png"/>
  <manifest:file-entry manifest:full-path="Pictures/2000000900006D3F000039FC0F95BBCDF845FB07.svm" manifest:media-type=""/>
  <manifest:file-entry manifest:full-path="Pictures/100002010000001A0000001CBDB9C0DD981F2B73.png" manifest:media-type="image/png"/>
  <manifest:file-entry manifest:full-path="Pictures/100002010000001A0000001AE4CBA16D69A3A55B.png" manifest:media-type="image/png"/>
  <manifest:file-entry manifest:full-path="Pictures/10000000000003A2000001F129EDA9A2550FD8F8.png" manifest:media-type="image/png"/>
  <manifest:file-entry manifest:full-path="Pictures/10000201000000500000004A5C57FE847CB22350.png" manifest:media-type="image/png"/>
  <manifest:file-entry manifest:full-path="Pictures/10000201000000160000001A02C7D849900E4C22.png" manifest:media-type="image/png"/>
  <manifest:file-entry manifest:full-path="Pictures/100002010000001A0000001A372A940B8AE9330F.png" manifest:media-type="image/png"/>
  <manifest:file-entry manifest:full-path="Pictures/10000201000003C000000280F48C0361AA62FCAD.png" manifest:media-type="image/png"/>
  <manifest:file-entry manifest:full-path="Pictures/100002010000001A0000001A85A97C8BB12CA417.png" manifest:media-type="image/png"/>
  <manifest:file-entry manifest:full-path="Pictures/100002010000001A0000001AF5858059795559BA.png" manifest:media-type="image/png"/>
  <manifest:file-entry manifest:full-path="Pictures/100002010000001A0000001A3DCC60A97E26CB8D.png" manifest:media-type="image/png"/>
  <manifest:file-entry manifest:full-path="Pictures/100002010000001A000000203BE360953084650E.png" manifest:media-type="image/png"/>
  <manifest:file-entry manifest:full-path="Pictures/10000000000003A9000002494BC6B050317F474B.png" manifest:media-type="image/png"/>
  <manifest:file-entry manifest:full-path="Pictures/10000201000000180000001ADDD68311787B574F.png" manifest:media-type="image/png"/>
  <manifest:file-entry manifest:full-path="Pictures/1000000000000215000000C0DAF648AF67E03E4C.png" manifest:media-type="image/png"/>
  <manifest:file-entry manifest:full-path="Pictures/100002010000001A0000001A56619218F0DDBE45.png" manifest:media-type="image/png"/>
  <manifest:file-entry manifest:full-path="Pictures/100002010000001A0000001A101D33F9D05A94A7.png" manifest:media-type="image/png"/>
  <manifest:file-entry manifest:full-path="Pictures/100002010000001A0000001A7110B6DE48603BBF.png" manifest:media-type="image/png"/>
  <manifest:file-entry manifest:full-path="Pictures/100002010000051C0000044F3F48E7D5A2B2B36D.png" manifest:media-type="image/png"/>
  <manifest:file-entry manifest:full-path="Pictures/100002010000001A0000001AC798EF90A7044D83.png" manifest:media-type="image/png"/>
  <manifest:file-entry manifest:full-path="Pictures/10000201000000BE00000016DF27B22915F3E0BA.png" manifest:media-type="image/png"/>
  <manifest:file-entry manifest:full-path="Pictures/10000000000006000000035DF1B01FF18D790EBE.png" manifest:media-type="image/png"/>
  <manifest:file-entry manifest:full-path="Pictures/100002010000001A0000001A8E3E28E45E49EEA0.png" manifest:media-type="image/png"/>
  <manifest:file-entry manifest:full-path="Pictures/10000000000001AA0000013F325FBE0FF63CD5B4.png" manifest:media-type="image/png"/>
  <manifest:file-entry manifest:full-path="Pictures/100002010000001A0000001AAF18B0E013A70051.png" manifest:media-type="image/png"/>
  <manifest:file-entry manifest:full-path="Pictures/100000000000016D000000CF60D79EED3D248D26.png" manifest:media-type="image/png"/>
  <manifest:file-entry manifest:full-path="Pictures/10000000000004580000002F3BB1A1D5396FF656.png" manifest:media-type="image/png"/>
  <manifest:file-entry manifest:full-path="Pictures/100002010000001A0000001A0BA3E4C96FB19338.png" manifest:media-type="image/png"/>
  <manifest:file-entry manifest:full-path="Pictures/1000000000000599000000EE637CDBAEC0C45E0B.png" manifest:media-type="image/png"/>
  <manifest:file-entry manifest:full-path="Pictures/100002000000001A0000001A01D6A3AB03294369.png" manifest:media-type="image/png"/>
  <manifest:file-entry manifest:full-path="Pictures/100002010000001A0000001A28B737B6F10C9227.png" manifest:media-type="image/png"/>
  <manifest:file-entry manifest:full-path="Pictures/100002010000001A0000001AC17A2225CB2F474A.png" manifest:media-type="image/png"/>
  <manifest:file-entry manifest:full-path="Pictures/100002010000001A0000001A424C349829EAE186.png" manifest:media-type="image/png"/>
  <manifest:file-entry manifest:full-path="Pictures/10000000000007800000043829827135AEE05987.png" manifest:media-type="image/png"/>
  <manifest:file-entry manifest:full-path="Pictures/10000201000000220000001AD043726DF3675599.png" manifest:media-type="image/png"/>
  <manifest:file-entry manifest:full-path="Pictures/100000000000025E000001D09EC84BFAE20AAE5B.png" manifest:media-type="image/png"/>
  <manifest:file-entry manifest:full-path="Pictures/1000000000000556000002E2863BEB912257B2B5.png" manifest:media-type="image/png"/>
  <manifest:file-entry manifest:full-path="Pictures/10000201000000220000001ADB69E3C937E8BCCA.png" manifest:media-type="image/png"/>
  <manifest:file-entry manifest:full-path="Pictures/100002010000001A0000001A73CE82CB146F2978.png" manifest:media-type="image/png"/>
  <manifest:file-entry manifest:full-path="Pictures/100002010000001A0000001A1B9015B93CEECF7D.png" manifest:media-type="image/png"/>
  <manifest:file-entry manifest:full-path="Pictures/100000000000022A000000F7C7C6C57AED5CE044.png" manifest:media-type="image/png"/>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
  <manifest:file-entry manifest:full-path="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writing-mode="lr-tb"/>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writing-mode="lr-tb"/>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67" style:family="table">
      <style:table-properties style:width="17.006cm" fo:margin-left="0cm" fo:margin-right="0cm" fo:margin-top="0.21cm" fo:margin-bottom="0.409cm" table:align="margins" style:may-break-between-rows="false" style:writing-mode="lr-tb"/>
    </style:style>
    <style:style style:name="Tabella67.A" style:family="table-column">
      <style:table-column-properties style:column-width="2.462cm" style:rel-column-width="9492*"/>
    </style:style>
    <style:style style:name="Tabella67.B" style:family="table-column">
      <style:table-column-properties style:column-width="14.543cm" style:rel-column-width="56043*"/>
    </style:style>
    <style:style style:name="Tabella67.A1" style:family="table-cell">
      <style:table-cell-properties fo:background-color="#ffd320" fo:padding="0.15cm" fo:border-left="none" fo:border-right="none" fo:border-top="1pt solid #999999" fo:border-bottom="1pt solid #999999">
        <style:background-image/>
      </style:table-cell-properties>
    </style:style>
    <style:style style:name="Tabella67.B1" style:family="table-cell">
      <style:table-cell-properties style:vertical-align="middle" fo:padding="0.15cm" fo:border-left="none" fo:border-right="none" fo:border-top="1pt solid #999999" fo:border-bottom="1pt solid #999999"/>
    </style:style>
    <style:style style:name="Tabella9" style:family="table">
      <style:table-properties style:width="17.006cm" fo:margin-left="0cm" fo:margin-right="0cm" fo:margin-top="0.21cm" fo:margin-bottom="0.21cm" table:align="margins" style:may-break-between-rows="false" style:writing-mode="lr-tb"/>
    </style:style>
    <style:style style:name="Tabella9.A" style:family="table-column">
      <style:table-column-properties style:column-width="2.464cm" style:rel-column-width="9499*"/>
    </style:style>
    <style:style style:name="Tabella9.B" style:family="table-column">
      <style:table-column-properties style:column-width="14.542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5" style:family="table">
      <style:table-properties style:width="17cm" style:rel-width="100%" fo:margin-left="0cm" table:align="left" style:writing-mode="lr-tb"/>
    </style:style>
    <style:style style:name="Tabella45.A" style:family="table-column">
      <style:table-column-properties style:column-width="2.946cm" style:rel-column-width="1670*"/>
    </style:style>
    <style:style style:name="Tabella45.B" style:family="table-column">
      <style:table-column-properties style:column-width="3.004cm" style:rel-column-width="1703*"/>
    </style:style>
    <style:style style:name="Tabella45.C" style:family="table-column">
      <style:table-column-properties style:column-width="8.782cm" style:rel-column-width="4979*"/>
    </style:style>
    <style:style style:name="Tabella45.D" style:family="table-column">
      <style:table-column-properties style:column-width="2.268cm" style:rel-column-width="1286*"/>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writing-mode="lr-tb"/>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writing-mode="lr-tb"/>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writing-mode="lr-tb"/>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writing-mode="lr-tb"/>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writing-mode="lr-tb"/>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7" style:family="table">
      <style:table-properties style:width="17cm" fo:margin-left="0cm" fo:margin-right="0cm" fo:margin-top="0.21cm" fo:margin-bottom="0.409cm" table:align="margins" style:may-break-between-rows="false" style:writing-mode="lr-tb"/>
    </style:style>
    <style:style style:name="Tabella7.A" style:family="table-column">
      <style:table-column-properties style:column-width="2.462cm" style:rel-column-width="9492*"/>
    </style:style>
    <style:style style:name="Tabella7.B" style:family="table-column">
      <style:table-column-properties style:column-width="14.538cm" style:rel-column-width="56043*"/>
    </style:style>
    <style:style style:name="Tabella7.A1" style:family="table-cell">
      <style:table-cell-properties fo:background-color="#ffd320" fo:padding="0.15cm" fo:border-left="none" fo:border-right="none" fo:border-top="1pt solid #999999" fo:border-bottom="1pt solid #999999">
        <style:background-image/>
      </style:table-cell-properties>
    </style:style>
    <style:style style:name="Tabella7.B1" style:family="table-cell">
      <style:table-cell-properties style:vertical-align="middle" fo:padding="0.15cm" fo:border-left="none" fo:border-right="none" fo:border-top="1pt solid #999999" fo:border-bottom="1pt solid #999999"/>
    </style:style>
    <style:style style:name="Tabella48" style:family="table">
      <style:table-properties style:width="17cm" table:align="margins" style:writing-mode="lr-tb"/>
    </style:style>
    <style:style style:name="Tabella48.A" style:family="table-column">
      <style:table-column-properties style:column-width="17cm" style:rel-column-width="65535*"/>
    </style:style>
    <style:style style:name="Tabella48.A1" style:family="table-cell">
      <style:table-cell-properties fo:padding="0cm" fo:border="none"/>
    </style:style>
    <style:style style:name="Table6" style:family="table">
      <style:table-properties style:width="17cm" fo:margin-left="0cm" fo:margin-right="0cm" fo:margin-top="0.106cm" fo:margin-bottom="0.318cm" table:align="margins" style:may-break-between-rows="false" style:writing-mode="lr-tb"/>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1" style:family="table">
      <style:table-properties style:width="17cm" fo:margin-left="0cm" fo:margin-right="0cm" fo:margin-top="0.21cm" fo:margin-bottom="0.409cm" table:align="margins" style:may-break-between-rows="false" style:writing-mode="lr-tb"/>
    </style:style>
    <style:style style:name="Tabella51.A" style:family="table-column">
      <style:table-column-properties style:column-width="2.462cm" style:rel-column-width="9492*"/>
    </style:style>
    <style:style style:name="Tabella51.B" style:family="table-column">
      <style:table-column-properties style:column-width="14.538cm" style:rel-column-width="56043*"/>
    </style:style>
    <style:style style:name="Tabella51.A1" style:family="table-cell">
      <style:table-cell-properties fo:background-color="#ffd320" fo:padding="0.15cm" fo:border-left="none" fo:border-right="none" fo:border-top="1pt solid #999999" fo:border-bottom="1pt solid #999999">
        <style:background-image/>
      </style:table-cell-properties>
    </style:style>
    <style:style style:name="Tabella51.B1" style:family="table-cell">
      <style:table-cell-properties style:vertical-align="middle" fo:padding="0.15cm" fo:border-left="none" fo:border-right="none" fo:border-top="1pt solid #999999" fo:border-bottom="1pt solid #999999"/>
    </style:style>
    <style:style style:name="Tabella72" style:family="table">
      <style:table-properties style:width="17cm" fo:margin-left="0cm" fo:margin-right="0cm" fo:margin-top="0.21cm" fo:margin-bottom="0.31cm" table:align="margins" style:may-break-between-rows="false" style:writing-mode="lr-tb"/>
    </style:style>
    <style:style style:name="Tabella72.A" style:family="table-column">
      <style:table-column-properties style:column-width="2.464cm" style:rel-column-width="9499*"/>
    </style:style>
    <style:style style:name="Tabella72.B" style:family="table-column">
      <style:table-column-properties style:column-width="14.536cm" style:rel-column-width="56036*"/>
    </style:style>
    <style:style style:name="Tabella7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7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6" style:family="table">
      <style:table-properties style:width="17cm" fo:margin-left="0cm" fo:margin-right="0cm" fo:margin-top="0.21cm" fo:margin-bottom="0.409cm" table:align="margins" style:may-break-between-rows="false" style:writing-mode="lr-tb"/>
    </style:style>
    <style:style style:name="Tabella76.A" style:family="table-column">
      <style:table-column-properties style:column-width="2.462cm" style:rel-column-width="9492*"/>
    </style:style>
    <style:style style:name="Tabella76.B" style:family="table-column">
      <style:table-column-properties style:column-width="14.538cm" style:rel-column-width="56043*"/>
    </style:style>
    <style:style style:name="Tabella76.A1" style:family="table-cell">
      <style:table-cell-properties fo:background-color="#ffd320" fo:padding="0.15cm" fo:border-left="none" fo:border-right="none" fo:border-top="1pt solid #999999" fo:border-bottom="1pt solid #999999">
        <style:background-image/>
      </style:table-cell-properties>
    </style:style>
    <style:style style:name="Tabella76.B1" style:family="table-cell">
      <style:table-cell-properties style:vertical-align="middle" fo:padding="0.15cm" fo:border-left="none" fo:border-right="none" fo:border-top="1pt solid #999999" fo:border-bottom="1pt solid #999999"/>
    </style:style>
    <style:style style:name="Tabella6" style:family="table">
      <style:table-properties style:width="17cm" fo:margin-left="0cm" fo:margin-right="0cm" fo:margin-top="0.21cm" fo:margin-bottom="0.409cm" table:align="margins" style:may-break-between-rows="false" style:writing-mode="lr-tb"/>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73" style:family="table">
      <style:table-properties style:width="17cm" table:align="margins" style:writing-mode="lr-tb"/>
    </style:style>
    <style:style style:name="Tabella73.A" style:family="table-column">
      <style:table-column-properties style:column-width="8.5cm" style:rel-column-width="32767*"/>
    </style:style>
    <style:style style:name="Tabella73.B" style:family="table-column">
      <style:table-column-properties style:column-width="8.5cm" style:rel-column-width="32768*"/>
    </style:style>
    <style:style style:name="Tabella73.A1" style:family="table-cell">
      <style:table-cell-properties fo:padding="0.097cm" fo:border="none"/>
    </style:style>
    <style:style style:name="Tabella74" style:family="table">
      <style:table-properties style:width="17cm" fo:margin-left="0cm" fo:margin-right="0cm" fo:margin-top="0.21cm" fo:margin-bottom="0.21cm" table:align="margins" style:may-break-between-rows="false" style:writing-mode="lr-tb"/>
    </style:style>
    <style:style style:name="Tabella74.A" style:family="table-column">
      <style:table-column-properties style:column-width="2.464cm" style:rel-column-width="9499*"/>
    </style:style>
    <style:style style:name="Tabella74.B" style:family="table-column">
      <style:table-column-properties style:column-width="14.536cm" style:rel-column-width="56036*"/>
    </style:style>
    <style:style style:name="Tabella7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7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5" style:family="table">
      <style:table-properties style:width="17cm" table:align="margins" style:writing-mode="lr-tb"/>
    </style:style>
    <style:style style:name="Tabella75.A" style:family="table-column">
      <style:table-column-properties style:column-width="17cm" style:rel-column-width="65535*"/>
    </style:style>
    <style:style style:name="Tabella75.A1" style:family="table-cell">
      <style:table-cell-properties fo:padding="0.097cm" fo:border="none"/>
    </style:style>
    <style:style style:name="Tabella52" style:family="table">
      <style:table-properties style:width="16.993cm" fo:margin-left="0.011cm" table:align="left" style:writing-mode="lr-tb"/>
    </style:style>
    <style:style style:name="Tabella52.A" style:family="table-column">
      <style:table-column-properties style:column-width="16.993cm"/>
    </style:style>
    <style:style style:name="Tabella52.A1" style:family="table-cell">
      <style:table-cell-properties fo:padding="0.199cm" fo:border="none"/>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ella70" style:family="table">
      <style:table-properties style:width="17cm" table:align="margins" style:writing-mode="lr-tb"/>
    </style:style>
    <style:style style:name="Tabella70.A" style:family="table-column">
      <style:table-column-properties style:column-width="17cm" style:rel-column-width="65535*"/>
    </style:style>
    <style:style style:name="Tabella70.A1" style:family="table-cell">
      <style:table-cell-properties fo:padding="0.097cm" fo:border="none"/>
    </style:style>
    <style:style style:name="Tabella53" style:family="table">
      <style:table-properties style:width="17cm" fo:margin-left="0cm" fo:margin-right="0cm" fo:margin-top="0.21cm" fo:margin-bottom="0.409cm" table:align="margins" style:may-break-between-rows="false" style:writing-mode="lr-tb"/>
    </style:style>
    <style:style style:name="Tabella53.A" style:family="table-column">
      <style:table-column-properties style:column-width="2.462cm" style:rel-column-width="9492*"/>
    </style:style>
    <style:style style:name="Tabella53.B" style:family="table-column">
      <style:table-column-properties style:column-width="14.538cm" style:rel-column-width="56043*"/>
    </style:style>
    <style:style style:name="Tabella53.A1" style:family="table-cell">
      <style:table-cell-properties fo:background-color="#ffd320" fo:padding="0.15cm" fo:border-left="none" fo:border-right="none" fo:border-top="1pt solid #999999" fo:border-bottom="1pt solid #999999">
        <style:background-image/>
      </style:table-cell-properties>
    </style:style>
    <style:style style:name="Tabella53.B1" style:family="table-cell">
      <style:table-cell-properties style:vertical-align="middle" fo:padding="0.15cm" fo:border-left="none" fo:border-right="none" fo:border-top="1pt solid #999999" fo:border-bottom="1pt solid #999999"/>
    </style:style>
    <style:style style:name="Tabella78" style:family="table">
      <style:table-properties style:width="17cm" table:align="margins" style:writing-mode="lr-tb"/>
    </style:style>
    <style:style style:name="Tabella78.A" style:family="table-column">
      <style:table-column-properties style:column-width="17cm" style:rel-column-width="65535*"/>
    </style:style>
    <style:style style:name="Tabella78.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writing-mode="lr-tb"/>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54" style:family="table">
      <style:table-properties style:width="17cm" table:align="margins" style:writing-mode="lr-tb"/>
    </style:style>
    <style:style style:name="Tabella54.A" style:family="table-column">
      <style:table-column-properties style:column-width="17cm" style:rel-column-width="65535*"/>
    </style:style>
    <style:style style:name="Tabella54.A1" style:family="table-cell">
      <style:table-cell-properties fo:padding="0cm" fo:border="none"/>
    </style:style>
    <style:style style:name="Tabella77" style:family="table">
      <style:table-properties style:width="17cm" table:align="margins" style:writing-mode="lr-tb"/>
    </style:style>
    <style:style style:name="Tabella77.A" style:family="table-column">
      <style:table-column-properties style:column-width="17cm" style:rel-column-width="65535*"/>
    </style:style>
    <style:style style:name="Tabella77.A1" style:family="table-cell">
      <style:table-cell-properties fo:padding="0cm" fo:border="none"/>
    </style:style>
    <style:style style:name="Tabella65" style:family="table">
      <style:table-properties style:width="17cm" fo:margin-left="0cm" fo:margin-right="0cm" fo:margin-top="0.21cm" fo:margin-bottom="0.21cm" table:align="margins" style:may-break-between-rows="false" style:writing-mode="lr-tb"/>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writing-mode="lr-tb"/>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6" style:family="table">
      <style:table-properties style:width="17cm" table:align="margins" style:writing-mode="lr-tb"/>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9" style:family="table">
      <style:table-properties style:width="17cm" table:align="margins" style:writing-mode="lr-tb"/>
    </style:style>
    <style:style style:name="Tabella59.A" style:family="table-column">
      <style:table-column-properties style:column-width="17cm" style:rel-column-width="65535*"/>
    </style:style>
    <style:style style:name="Tabella59.A1" style:family="table-cell">
      <style:table-cell-properties fo:padding="0.097cm" fo:border="none"/>
    </style:style>
    <style:style style:name="Tabella60" style:family="table">
      <style:table-properties style:width="17cm" fo:margin-left="0cm" fo:margin-right="0cm" fo:margin-top="0.21cm" fo:margin-bottom="0.21cm" table:align="margins" style:may-break-between-rows="false" style:writing-mode="lr-tb"/>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7" style:family="table">
      <style:table-properties style:width="17cm" fo:margin-left="0cm" fo:margin-right="0cm" fo:margin-top="0.21cm" fo:margin-bottom="0.409cm" table:align="margins" style:may-break-between-rows="false" style:writing-mode="lr-tb"/>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writing-mode="lr-tb"/>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writing-mode="lr-tb"/>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1" style:family="table">
      <style:table-properties style:width="17cm" table:align="margins" style:writing-mode="lr-tb"/>
    </style:style>
    <style:style style:name="Tabella61.A" style:family="table-column">
      <style:table-column-properties style:column-width="17cm" style:rel-column-width="65535*"/>
    </style:style>
    <style:style style:name="Tabella61.1" style:family="table-row">
      <style:table-row-properties style:min-row-height="7.211cm"/>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writing-mode="lr-tb"/>
    </style:style>
    <style:style style:name="Tabella62.A" style:family="table-column">
      <style:table-column-properties style:column-width="17cm" style:rel-column-width="65535*"/>
    </style:style>
    <style:style style:name="Tabella62.1" style:family="table-row">
      <style:table-row-properties style:min-row-height="10.209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writing-mode="lr-tb"/>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writing-mode="lr-tb"/>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writing-mode="lr-tb"/>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1" style:family="table">
      <style:table-properties style:width="17cm" table:align="margins" style:writing-mode="lr-tb"/>
    </style:style>
    <style:style style:name="Tabella1.A" style:family="table-column">
      <style:table-column-properties style:column-width="17cm" style:rel-column-width="65535*"/>
    </style:style>
    <style:style style:name="Tabella1.A1" style:family="table-cell">
      <style:table-cell-properties fo:padding="0.097cm" fo:border="none"/>
    </style:style>
    <style:style style:name="Tabella12" style:family="table">
      <style:table-properties style:width="17cm" fo:margin-left="0cm" fo:margin-right="0cm" fo:margin-top="0.21cm" fo:margin-bottom="0.409cm" table:align="margins" style:may-break-between-rows="false" style:writing-mode="lr-tb"/>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5" style:family="table">
      <style:table-properties style:width="17cm" fo:margin-left="0cm" fo:margin-right="0cm" fo:margin-top="0.21cm" fo:margin-bottom="0.409cm" table:align="margins" style:may-break-between-rows="false" style:writing-mode="lr-tb"/>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writing-mode="lr-tb"/>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writing-mode="lr-tb"/>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writing-mode="lr-tb"/>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writing-mode="lr-tb"/>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writing-mode="lr-tb"/>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writing-mode="lr-tb"/>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writing-mode="lr-tb"/>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writing-mode="lr-tb"/>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writing-mode="lr-tb"/>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writing-mode="lr-tb"/>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writing-mode="lr-tb"/>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writing-mode="lr-tb"/>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writing-mode="lr-tb"/>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writing-mode="lr-tb"/>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writing-mode="lr-tb"/>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writing-mode="lr-tb"/>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writing-mode="lr-tb"/>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writing-mode="lr-tb"/>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writing-mode="lr-tb"/>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writing-mode="lr-tb"/>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writing-mode="lr-tb"/>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writing-mode="lr-tb"/>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writing-mode="lr-tb"/>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writing-mode="lr-tb"/>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writing-mode="lr-tb"/>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writing-mode="lr-tb"/>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writing-mode="lr-tb"/>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writing-mode="lr-tb"/>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writing-mode="lr-tb"/>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writing-mode="lr-tb"/>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writing-mode="lr-tb"/>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writing-mode="lr-tb"/>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paragraph-rsid="001c0a41" style:font-name-asian="Thorndale" style:font-size-asian="12pt" style:font-style-asian="normal" style:font-weight-asian="normal" style:font-name-complex="Thorndale" style:font-size-complex="12pt" style:font-style-complex="normal" style:font-weight-complex="normal" style:text-emphasize="none"/>
    </style:style>
    <style:style style:name="P3" style:family="paragraph" style:parent-style-name="Text_20_body">
      <style:text-properties fo:language="it" fo:country="IT" officeooo:paragraph-rsid="001c0a41"/>
    </style:style>
    <style:style style:name="P4" style:family="paragraph" style:parent-style-name="Text_20_body">
      <style:text-properties fo:font-size="6pt" fo:language="it" fo:country="IT" officeooo:paragraph-rsid="01500007" style:font-size-asian="5.25pt" style:font-size-complex="6pt"/>
    </style:style>
    <style:style style:name="P5" style:family="paragraph" style:parent-style-name="Standard">
      <style:text-properties fo:language="it" fo:country="IT"/>
    </style:style>
    <style:style style:name="P6" style:family="paragraph" style:parent-style-name="Standard">
      <style:text-properties fo:language="it" fo:country="IT" officeooo:paragraph-rsid="002f36fa"/>
    </style:style>
    <style:style style:name="P7" style:family="paragraph" style:parent-style-name="Standard">
      <style:text-properties fo:language="it" fo:country="IT" officeooo:rsid="002f36fa" officeooo:paragraph-rsid="002f36fa"/>
    </style:style>
    <style:style style:name="P8" style:family="paragraph" style:parent-style-name="Standard">
      <style:text-properties fo:language="it" fo:country="IT" officeooo:rsid="0040db96" officeooo:paragraph-rsid="0040db96"/>
    </style:style>
    <style:style style:name="P9" style:family="paragraph" style:parent-style-name="Standard">
      <style:text-properties fo:language="it" fo:country="IT" officeooo:rsid="0042b65b" officeooo:paragraph-rsid="0044f21a"/>
    </style:style>
    <style:style style:name="P10" style:family="paragraph" style:parent-style-name="Standard">
      <style:text-properties officeooo:rsid="025c2f7c" officeooo:paragraph-rsid="025c2f7c"/>
    </style:style>
    <style:style style:name="P11" style:family="paragraph" style:parent-style-name="Standard">
      <style:text-properties officeooo:rsid="025c2f7c" officeooo:paragraph-rsid="025e1194"/>
    </style:style>
    <style:style style:name="P12" style:family="paragraph" style:parent-style-name="Standard">
      <style:text-properties officeooo:rsid="025c2f7c" officeooo:paragraph-rsid="025fef12"/>
    </style:style>
    <style:style style:name="P13" style:family="paragraph" style:parent-style-name="Standard">
      <style:text-properties officeooo:rsid="025f843e" officeooo:paragraph-rsid="025f843e"/>
    </style:style>
    <style:style style:name="P14" style:family="paragraph" style:parent-style-name="Standard">
      <style:text-properties officeooo:rsid="025f843e" officeooo:paragraph-rsid="025fef12"/>
    </style:style>
    <style:style style:name="P15" style:family="paragraph" style:parent-style-name="Standard">
      <style:text-properties officeooo:rsid="025fef12" officeooo:paragraph-rsid="025fef12"/>
    </style:style>
    <style:style style:name="P16" style:family="paragraph" style:parent-style-name="Standard">
      <style:text-properties officeooo:rsid="02691e0d" officeooo:paragraph-rsid="02691e0d"/>
    </style:style>
    <style:style style:name="P17" style:family="paragraph" style:parent-style-name="Standard">
      <style:text-properties officeooo:rsid="026c2180" officeooo:paragraph-rsid="026c2180"/>
    </style:style>
    <style:style style:name="P18" style:family="paragraph" style:parent-style-name="Standard">
      <style:text-properties officeooo:rsid="026d0a80" officeooo:paragraph-rsid="026d0a80"/>
    </style:style>
    <style:style style:name="P19" style:family="paragraph" style:parent-style-name="Standard">
      <style:text-properties officeooo:rsid="027b1e8c" officeooo:paragraph-rsid="027b1e8c"/>
    </style:style>
    <style:style style:name="P20" style:family="paragraph" style:parent-style-name="Standard">
      <style:text-properties officeooo:rsid="027cb523" officeooo:paragraph-rsid="027e823e"/>
    </style:style>
    <style:style style:name="P21" style:family="paragraph" style:parent-style-name="Standard">
      <style:text-properties officeooo:rsid="028018fd" officeooo:paragraph-rsid="028018fd"/>
    </style:style>
    <style:style style:name="P22" style:family="paragraph" style:parent-style-name="Standard">
      <style:text-properties officeooo:rsid="028018fd" officeooo:paragraph-rsid="0280e410"/>
    </style:style>
    <style:style style:name="P23" style:family="paragraph" style:parent-style-name="Standard">
      <style:text-properties officeooo:paragraph-rsid="0283134d"/>
    </style:style>
    <style:style style:name="P24" style:family="paragraph" style:parent-style-name="Standard">
      <style:text-properties officeooo:rsid="02d02eff" officeooo:paragraph-rsid="02d52fee"/>
    </style:style>
    <style:style style:name="P25" style:family="paragraph" style:parent-style-name="Standard">
      <style:text-properties officeooo:paragraph-rsid="02d52fee"/>
    </style:style>
    <style:style style:name="P26"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27"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28" style:family="paragraph" style:parent-style-name="OOoTextBody">
      <style:paragraph-properties fo:margin-left="0.035cm" fo:margin-right="-0.002cm" fo:text-align="center" style:justify-single-word="false" fo:text-indent="0cm" style:auto-text-indent="false"/>
      <style:text-properties fo:language="it" fo:country="IT" fo:font-style="italic" officeooo:paragraph-rsid="001c0a41" style:font-style-asian="italic" style:font-style-complex="italic"/>
    </style:style>
    <style:style style:name="P29" style:family="paragraph" style:parent-style-name="Footnote">
      <style:paragraph-properties fo:break-before="page"/>
      <style:text-properties fo:language="it" fo:country="IT"/>
    </style:style>
    <style:style style:name="P30" style:family="paragraph" style:parent-style-name="Contents_20_Heading">
      <style:paragraph-properties fo:break-before="page"/>
    </style:style>
    <style:style style:name="P31"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32" style:family="paragraph" style:parent-style-name="OOoTextBody">
      <style:paragraph-properties fo:margin-left="0cm" fo:margin-right="0cm" fo:text-indent="0cm" style:auto-text-indent="false"/>
      <style:text-properties fo:language="it" fo:country="IT" officeooo:rsid="01c19f62" officeooo:paragraph-rsid="01c19f62"/>
    </style:style>
    <style:style style:name="P33" style:family="paragraph" style:parent-style-name="OOoTextBody">
      <style:paragraph-properties fo:margin-left="0cm" fo:margin-right="0cm" fo:text-indent="0cm" style:auto-text-indent="false"/>
      <style:text-properties fo:language="it" fo:country="IT" officeooo:rsid="01c1aba5" officeooo:paragraph-rsid="01c3ddab"/>
    </style:style>
    <style:style style:name="P34" style:family="paragraph" style:parent-style-name="OOoTextBody">
      <loext:graphic-properties draw:fill="none" draw:fill-color="#ffffff" draw:opacity="100%"/>
      <style:paragraph-properties fo:margin-left="0cm" fo:margin-right="0cm" fo:text-indent="0cm" style:auto-text-indent="false" fo:background-color="transparent"/>
      <style:text-properties fo:language="it" fo:country="IT" officeooo:rsid="01c1aba5" officeooo:paragraph-rsid="01c1aba5" fo:background-color="transparent"/>
    </style:style>
    <style:style style:name="P35" style:family="paragraph" style:parent-style-name="OOoTextBody">
      <style:paragraph-properties fo:margin-left="0cm" fo:margin-right="0cm" fo:text-indent="0cm" style:auto-text-indent="false"/>
      <style:text-properties fo:language="it" fo:country="IT" officeooo:rsid="002aa70f" officeooo:paragraph-rsid="01d728cc" fo:background-color="transparent"/>
    </style:style>
    <style:style style:name="P36" style:family="paragraph" style:parent-style-name="OOoTextBody">
      <style:paragraph-properties fo:margin-left="0cm" fo:margin-right="0cm" fo:text-indent="0cm" style:auto-text-indent="false"/>
      <style:text-properties fo:language="it" fo:country="IT" officeooo:rsid="002aa70f" officeooo:paragraph-rsid="01dbaece" fo:background-color="transparent"/>
    </style:style>
    <style:style style:name="P37" style:family="paragraph" style:parent-style-name="OOoTextBody">
      <style:paragraph-properties fo:margin-left="0cm" fo:margin-right="0cm" fo:text-indent="0cm" style:auto-text-indent="false"/>
      <style:text-properties officeooo:rsid="01d4789f" officeooo:paragraph-rsid="01dbaece" fo:background-color="transparent"/>
    </style:style>
    <style:style style:name="P38"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39" style:family="paragraph" style:parent-style-name="OOoTip_2f_Note_2f_Caution">
      <style:text-properties fo:language="it" fo:country="IT"/>
    </style:style>
    <style:style style:name="P40" style:family="paragraph" style:parent-style-name="OOoTip_2f_Note_2f_Caution">
      <style:text-properties fo:language="it" fo:country="IT" officeooo:paragraph-rsid="001c0a41"/>
    </style:style>
    <style:style style:name="P41" style:family="paragraph" style:parent-style-name="OOoTip_2f_Note_2f_Caution">
      <style:text-properties fo:language="it" fo:country="IT" officeooo:paragraph-rsid="005ac637"/>
    </style:style>
    <style:style style:name="P42" style:family="paragraph" style:parent-style-name="OOoTip_2f_Note_2f_Caution">
      <style:text-properties fo:language="it" fo:country="IT" officeooo:paragraph-rsid="0087270a"/>
    </style:style>
    <style:style style:name="P43" style:family="paragraph" style:parent-style-name="OOoTip_2f_Note_2f_Caution">
      <style:text-properties fo:language="it" fo:country="IT" officeooo:paragraph-rsid="00ab4454"/>
    </style:style>
    <style:style style:name="P44" style:family="paragraph" style:parent-style-name="OOoTip_2f_Note_2f_Caution">
      <style:text-properties fo:language="it" fo:country="IT" officeooo:paragraph-rsid="00b8e6d1"/>
    </style:style>
    <style:style style:name="P45" style:family="paragraph" style:parent-style-name="OOoTip_2f_Note_2f_Caution">
      <style:text-properties fo:language="it" fo:country="IT" officeooo:paragraph-rsid="0102d28e"/>
    </style:style>
    <style:style style:name="P46" style:family="paragraph" style:parent-style-name="OOoTip_2f_Note_2f_Caution">
      <style:text-properties fo:language="it" fo:country="IT" officeooo:paragraph-rsid="011db43d"/>
    </style:style>
    <style:style style:name="P47" style:family="paragraph" style:parent-style-name="OOoTip_2f_Note_2f_Caution">
      <style:text-properties fo:language="it" fo:country="IT" officeooo:paragraph-rsid="0147ab6f" fo:background-color="transparent"/>
    </style:style>
    <style:style style:name="P48" style:family="paragraph" style:parent-style-name="OOoTip_2f_Note_2f_Caution">
      <style:text-properties fo:language="it" fo:country="IT" officeooo:paragraph-rsid="015dfa47" fo:background-color="transparent"/>
    </style:style>
    <style:style style:name="P49" style:family="paragraph" style:parent-style-name="OOoTip_2f_Note_2f_Caution">
      <style:paragraph-properties fo:text-align="center" style:justify-single-word="false"/>
      <style:text-properties fo:language="it" fo:country="IT"/>
    </style:style>
    <style:style style:name="P50" style:family="paragraph" style:parent-style-name="OOoTip_2f_Note_2f_Caution">
      <style:paragraph-properties fo:text-align="center" style:justify-single-word="false"/>
      <style:text-properties fo:language="it" fo:country="IT" officeooo:paragraph-rsid="001c0a41"/>
    </style:style>
    <style:style style:name="P51" style:family="paragraph" style:parent-style-name="OOoTip_2f_Note_2f_Caution">
      <style:text-properties fo:language="it" fo:country="IT" officeooo:paragraph-rsid="0238416f"/>
    </style:style>
    <style:style style:name="P52" style:family="paragraph" style:parent-style-name="OOoTip_2f_Note_2f_Caution">
      <style:text-properties fo:language="it" fo:country="IT" officeooo:paragraph-rsid="023f72b4"/>
    </style:style>
    <style:style style:name="P53" style:family="paragraph" style:parent-style-name="OOoTip_2f_Note_2f_Caution">
      <style:paragraph-properties fo:margin-left="-0.15cm" fo:margin-right="-0.173cm" fo:text-indent="0cm" style:auto-text-indent="false"/>
      <style:text-properties fo:language="it" fo:country="IT" officeooo:paragraph-rsid="005ac637"/>
    </style:style>
    <style:style style:name="P54" style:family="paragraph" style:parent-style-name="Footnote">
      <style:text-properties fo:language="it" fo:country="IT"/>
    </style:style>
    <style:style style:name="P55" style:family="paragraph" style:parent-style-name="Footnote">
      <style:text-properties fo:language="it" fo:country="IT" officeooo:paragraph-rsid="01500007"/>
    </style:style>
    <style:style style:name="P56"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57" style:family="paragraph" style:parent-style-name="Footnote">
      <style:text-properties officeooo:paragraph-rsid="006ca86a"/>
    </style:style>
    <style:style style:name="P58" style:family="paragraph" style:parent-style-name="Footnote">
      <style:text-properties officeooo:paragraph-rsid="01f4c847"/>
    </style:style>
    <style:style style:name="P59" style:family="paragraph" style:parent-style-name="Table_20_Contents">
      <style:paragraph-properties fo:text-align="center" style:justify-single-word="false"/>
      <style:text-properties fo:language="it" fo:country="IT" officeooo:paragraph-rsid="001c0a41"/>
    </style:style>
    <style:style style:name="P60" style:family="paragraph" style:parent-style-name="Table_20_Contents">
      <style:text-properties style:font-name="Liberation Serif" fo:language="it" fo:country="IT" officeooo:paragraph-rsid="001c0a41" style:font-name-complex="Tahoma"/>
    </style:style>
    <style:style style:name="P61" style:family="paragraph" style:parent-style-name="Table_20_Contents">
      <style:paragraph-properties fo:text-align="justify" style:justify-single-word="true"/>
      <style:text-properties style:font-name="Liberation Serif" fo:language="it" fo:country="IT" style:font-size-asian="10.5pt"/>
    </style:style>
    <style:style style:name="P62" style:family="paragraph" style:parent-style-name="Table_20_Contents">
      <style:paragraph-properties fo:text-align="justify" style:justify-single-word="true"/>
      <style:text-properties style:font-name="Liberation Serif" fo:language="it" fo:country="IT" officeooo:paragraph-rsid="001c0a41"/>
    </style:style>
    <style:style style:name="P63" style:family="paragraph" style:parent-style-name="Table_20_Contents">
      <style:paragraph-properties fo:text-align="center" style:justify-single-word="false"/>
      <style:text-properties style:font-name="Liberation Serif" fo:language="it" fo:country="IT" officeooo:paragraph-rsid="012fa05f" style:font-size-asian="5.25pt" style:font-size-complex="6pt"/>
    </style:style>
    <style:style style:name="P64" style:family="paragraph" style:parent-style-name="Table_20_Contents">
      <style:paragraph-properties fo:text-align="center" style:justify-single-word="false"/>
      <style:text-properties style:font-name="Liberation Serif" fo:language="it" fo:country="IT" officeooo:paragraph-rsid="014385bc" style:font-size-asian="5.25pt" style:font-size-complex="6pt"/>
    </style:style>
    <style:style style:name="P65" style:family="paragraph" style:parent-style-name="Table_20_Contents">
      <style:paragraph-properties fo:text-align="center" style:justify-single-word="false"/>
      <style:text-properties style:font-name="Liberation Serif" fo:language="it" fo:country="IT" officeooo:paragraph-rsid="01465004" style:font-size-asian="5.25pt" style:font-size-complex="6pt"/>
    </style:style>
    <style:style style:name="P66" style:family="paragraph" style:parent-style-name="Table_20_Contents">
      <style:text-properties style:font-name="Liberation Serif" style:font-size-asian="10.5pt"/>
    </style:style>
    <style:style style:name="P67" style:family="paragraph" style:parent-style-name="Table_20_Contents">
      <style:paragraph-properties fo:text-align="justify" style:justify-single-word="true"/>
      <style:text-properties style:font-name="Liberation Serif" style:font-size-asian="10.5pt"/>
    </style:style>
    <style:style style:name="P68" style:family="paragraph" style:parent-style-name="Table_20_Contents">
      <style:paragraph-properties fo:text-align="center" style:justify-single-word="false"/>
      <style:text-properties style:font-name="Liberation Serif" style:font-size-asian="10.5pt"/>
    </style:style>
    <style:style style:name="P69" style:family="paragraph" style:parent-style-name="Table_20_Contents">
      <style:text-properties style:font-name="Liberation Serif" fo:background-color="transparent" style:font-size-asian="10.5pt"/>
    </style:style>
    <style:style style:name="P70" style:family="paragraph" style:parent-style-name="Contents_20_3">
      <style:text-properties fo:language="it" fo:country="IT" officeooo:paragraph-rsid="001c0a41"/>
    </style:style>
    <style:style style:name="P71" style:family="paragraph" style:parent-style-name="Contents_20_3">
      <style:paragraph-properties>
        <style:tab-stops>
          <style:tab-stop style:position="17cm" style:type="right" style:leader-style="dotted" style:leader-text="."/>
        </style:tab-stops>
      </style:paragraph-properties>
    </style:style>
    <style:style style:name="P72" style:family="paragraph" style:parent-style-name="OOoTextBody">
      <style:text-properties fo:language="it" fo:country="IT"/>
    </style:style>
    <style:style style:name="P73" style:family="paragraph" style:parent-style-name="OOoTextBody">
      <style:text-properties fo:language="it" fo:country="IT" officeooo:paragraph-rsid="001c0a41"/>
    </style:style>
    <style:style style:name="P74" style:family="paragraph" style:parent-style-name="OOoTextBody">
      <style:text-properties fo:language="it" fo:country="IT" fo:font-style="italic" style:font-style-asian="italic" style:font-style-complex="italic"/>
    </style:style>
    <style:style style:name="P75"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76" style:family="paragraph" style:parent-style-name="OOoTextBody">
      <style:text-properties fo:language="it" fo:country="IT" fo:font-style="italic" officeooo:paragraph-rsid="001c0a41" style:font-style-asian="italic" style:font-style-complex="italic"/>
    </style:style>
    <style:style style:name="P77" style:family="paragraph" style:parent-style-name="OOoTextBody">
      <style:text-properties fo:language="it" fo:country="IT" fo:font-style="italic" officeooo:rsid="007a6a47" officeooo:paragraph-rsid="007a6a47" style:font-style-asian="italic" style:font-style-complex="italic"/>
    </style:style>
    <style:style style:name="P78" style:family="paragraph" style:parent-style-name="OOoTextBody">
      <style:text-properties fo:language="it" fo:country="IT" fo:font-style="italic" officeooo:rsid="00893219" officeooo:paragraph-rsid="00893219" style:font-style-asian="italic" style:font-style-complex="italic"/>
    </style:style>
    <style:style style:name="P79" style:family="paragraph" style:parent-style-name="OOoTextBody">
      <style:text-properties fo:language="it" fo:country="IT" fo:font-style="italic" officeooo:paragraph-rsid="001c0a41" fo:background-color="transparent" style:font-style-asian="italic" style:font-style-complex="italic"/>
    </style:style>
    <style:style style:name="P80" style:family="paragraph" style:parent-style-name="OOoTextBody">
      <style:paragraph-properties fo:text-align="center" style:justify-single-word="false"/>
      <style:text-properties fo:language="it" fo:country="IT" officeooo:paragraph-rsid="001c0a41"/>
    </style:style>
    <style:style style:name="P81" style:family="paragraph" style:parent-style-name="OOoTextBody">
      <style:text-properties fo:language="it" fo:country="IT" officeooo:rsid="001e8586" officeooo:paragraph-rsid="001c0a41"/>
    </style:style>
    <style:style style:name="P82"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83" style:family="paragraph" style:parent-style-name="OOoTextBody">
      <style:text-properties fo:language="it" fo:country="IT" fo:font-weight="normal" officeooo:paragraph-rsid="001c0a41" style:font-weight-asian="normal" style:font-weight-complex="normal"/>
    </style:style>
    <style:style style:name="P84" style:family="paragraph" style:parent-style-name="OOoTextBody">
      <style:text-properties fo:language="it" fo:country="IT" fo:background-color="transparent"/>
    </style:style>
    <style:style style:name="P85" style:family="paragraph" style:parent-style-name="OOoTextBody">
      <style:text-properties fo:language="it" fo:country="IT" officeooo:paragraph-rsid="001c0a41" fo:background-color="transparent"/>
    </style:style>
    <style:style style:name="P86" style:family="paragraph" style:parent-style-name="OOoTextBody">
      <style:text-properties fo:language="it" fo:country="IT" officeooo:paragraph-rsid="00d61200" fo:background-color="transparent"/>
    </style:style>
    <style:style style:name="P87" style:family="paragraph" style:parent-style-name="OOoTextBody">
      <style:text-properties fo:language="it" fo:country="IT" officeooo:paragraph-rsid="0127259c" fo:background-color="transparent"/>
    </style:style>
    <style:style style:name="P88" style:family="paragraph" style:parent-style-name="OOoTextBody">
      <style:text-properties fo:language="it" fo:country="IT" officeooo:paragraph-rsid="01500007" fo:background-color="transparent"/>
    </style:style>
    <style:style style:name="P89" style:family="paragraph" style:parent-style-name="OOoTextBody">
      <style:text-properties fo:language="it" fo:country="IT" officeooo:rsid="017091cd" officeooo:paragraph-rsid="017091cd" fo:background-color="transparent"/>
    </style:style>
    <style:style style:name="P90" style:family="paragraph" style:parent-style-name="OOoTextBody">
      <style:text-properties fo:language="it" fo:country="IT" officeooo:rsid="017091cd" officeooo:paragraph-rsid="0180fe62" fo:background-color="transparent"/>
    </style:style>
    <style:style style:name="P91" style:family="paragraph" style:parent-style-name="OOoTextBody">
      <style:text-properties fo:language="it" fo:country="IT" officeooo:rsid="017091cd" officeooo:paragraph-rsid="019a6d2b" fo:background-color="transparent"/>
    </style:style>
    <style:style style:name="P92" style:family="paragraph" style:parent-style-name="OOoTextBody">
      <style:text-properties fo:language="it" fo:country="IT" officeooo:paragraph-rsid="017dae66" fo:background-color="transparent"/>
    </style:style>
    <style:style style:name="P93" style:family="paragraph" style:parent-style-name="OOoTextBody">
      <style:text-properties fo:language="it" fo:country="IT" officeooo:paragraph-rsid="0188f0f6" fo:background-color="transparent"/>
    </style:style>
    <style:style style:name="P94" style:family="paragraph" style:parent-style-name="OOoTextBody">
      <style:text-properties fo:language="it" fo:country="IT" style:text-underline-style="none" officeooo:paragraph-rsid="001c0a41" style:font-weight-asian="normal" style:font-weight-complex="normal"/>
    </style:style>
    <style:style style:name="P95" style:family="paragraph" style:parent-style-name="OOoTextBody">
      <style:text-properties fo:language="it" fo:country="IT" style:text-underline-style="none" officeooo:paragraph-rsid="001c0a41"/>
    </style:style>
    <style:style style:name="P96" style:family="paragraph" style:parent-style-name="OOoTextBody">
      <style:text-properties fo:language="it" fo:country="IT" fo:font-weight="bold" officeooo:paragraph-rsid="001c0a41" style:font-weight-asian="bold" style:font-weight-complex="bold"/>
    </style:style>
    <style:style style:name="P97" style:family="paragraph" style:parent-style-name="OOoTextBody">
      <style:paragraph-properties fo:text-align="start" style:justify-single-word="false"/>
      <style:text-properties fo:language="it" fo:country="IT" officeooo:paragraph-rsid="001c0a41"/>
    </style:style>
    <style:style style:name="P98" style:family="paragraph" style:parent-style-name="OOoTextBody">
      <style:text-properties fo:language="it" fo:country="IT" officeooo:rsid="0028299c" officeooo:paragraph-rsid="0028299c"/>
    </style:style>
    <style:style style:name="P99" style:family="paragraph" style:parent-style-name="OOoTextBody">
      <style:text-properties fo:language="it" fo:country="IT" officeooo:rsid="003b6dd6" officeooo:paragraph-rsid="003b6dd6"/>
    </style:style>
    <style:style style:name="P100" style:family="paragraph" style:parent-style-name="OOoTextBody">
      <style:text-properties fo:language="it" fo:country="IT" officeooo:rsid="003b6dd6" officeooo:paragraph-rsid="00685cd1"/>
    </style:style>
    <style:style style:name="P101" style:family="paragraph" style:parent-style-name="OOoTextBody">
      <style:text-properties fo:language="it" fo:country="IT" officeooo:paragraph-rsid="003b6dd6"/>
    </style:style>
    <style:style style:name="P102" style:family="paragraph" style:parent-style-name="OOoTextBody">
      <style:text-properties fo:language="it" fo:country="IT" officeooo:rsid="003ea728" officeooo:paragraph-rsid="003ea728"/>
    </style:style>
    <style:style style:name="P103" style:family="paragraph" style:parent-style-name="OOoTextBody">
      <style:text-properties fo:language="it" fo:country="IT" officeooo:paragraph-rsid="004781b4"/>
    </style:style>
    <style:style style:name="P104" style:family="paragraph" style:parent-style-name="OOoTextBody">
      <style:text-properties fo:language="it" fo:country="IT" officeooo:paragraph-rsid="005ac637"/>
    </style:style>
    <style:style style:name="P105" style:family="paragraph" style:parent-style-name="OOoTextBody">
      <style:text-properties fo:language="it" fo:country="IT" officeooo:paragraph-rsid="005c411b"/>
    </style:style>
    <style:style style:name="P106" style:family="paragraph" style:parent-style-name="OOoTextBody">
      <style:text-properties fo:language="it" fo:country="IT" officeooo:rsid="007464b9" officeooo:paragraph-rsid="00752071"/>
    </style:style>
    <style:style style:name="P107" style:family="paragraph" style:parent-style-name="OOoTextBody">
      <style:text-properties fo:language="it" fo:country="IT" officeooo:rsid="007a6a47" officeooo:paragraph-rsid="007a6a47"/>
    </style:style>
    <style:style style:name="P108" style:family="paragraph" style:parent-style-name="OOoTextBody">
      <style:text-properties fo:language="it" fo:country="IT" officeooo:paragraph-rsid="00863685"/>
    </style:style>
    <style:style style:name="P109" style:family="paragraph" style:parent-style-name="OOoTextBody">
      <style:text-properties fo:language="it" fo:country="IT" officeooo:rsid="00893219" officeooo:paragraph-rsid="00893219"/>
    </style:style>
    <style:style style:name="P110" style:family="paragraph" style:parent-style-name="OOoTextBody">
      <style:text-properties fo:language="it" fo:country="IT" officeooo:rsid="00988da8" officeooo:paragraph-rsid="00988da8"/>
    </style:style>
    <style:style style:name="P111" style:family="paragraph" style:parent-style-name="OOoTextBody">
      <style:text-properties fo:language="it" fo:country="IT" officeooo:rsid="002e9cbd" officeooo:paragraph-rsid="005ac637"/>
    </style:style>
    <style:style style:name="P112" style:family="paragraph" style:parent-style-name="OOoTextBody">
      <style:text-properties fo:language="it" fo:country="IT" officeooo:paragraph-rsid="007f2112"/>
    </style:style>
    <style:style style:name="P113" style:family="paragraph" style:parent-style-name="OOoTextBody">
      <style:text-properties fo:language="it" fo:country="IT" officeooo:rsid="0029fe1b" officeooo:paragraph-rsid="0029fe1b"/>
    </style:style>
    <style:style style:name="P114" style:family="paragraph" style:parent-style-name="OOoTextBody">
      <style:text-properties fo:language="it" fo:country="IT" officeooo:rsid="002b1484" officeooo:paragraph-rsid="002b1484"/>
    </style:style>
    <style:style style:name="P115" style:family="paragraph" style:parent-style-name="OOoTextBody">
      <style:text-properties fo:language="it" fo:country="IT" officeooo:rsid="002e109d" officeooo:paragraph-rsid="002e109d"/>
    </style:style>
    <style:style style:name="P116" style:family="paragraph" style:parent-style-name="OOoTextBody">
      <style:text-properties fo:language="it" fo:country="IT" officeooo:rsid="0022e3ae"/>
    </style:style>
    <style:style style:name="P117" style:family="paragraph" style:parent-style-name="OOoTextBody">
      <style:text-properties fo:language="it" fo:country="IT" officeooo:paragraph-rsid="00b346a7"/>
    </style:style>
    <style:style style:name="P118" style:family="paragraph" style:parent-style-name="OOoTextBody">
      <style:text-properties fo:language="it" fo:country="IT" officeooo:rsid="00b30a3a" officeooo:paragraph-rsid="00b346a7"/>
    </style:style>
    <style:style style:name="P119" style:family="paragraph" style:parent-style-name="OOoTextBody">
      <style:text-properties fo:language="it" fo:country="IT" officeooo:rsid="00ca91c4" officeooo:paragraph-rsid="00ca91c4"/>
    </style:style>
    <style:style style:name="P120" style:family="paragraph" style:parent-style-name="OOoTextBody">
      <style:text-properties fo:language="it" fo:country="IT" officeooo:paragraph-rsid="00cfd5e7"/>
    </style:style>
    <style:style style:name="P121" style:family="paragraph" style:parent-style-name="OOoTextBody">
      <style:text-properties fo:language="it" fo:country="IT" officeooo:rsid="00d1cad1" officeooo:paragraph-rsid="00d1cad1"/>
    </style:style>
    <style:style style:name="P122" style:family="paragraph" style:parent-style-name="OOoTextBody">
      <style:text-properties fo:language="it" fo:country="IT" officeooo:rsid="00df0478" officeooo:paragraph-rsid="00df0478"/>
    </style:style>
    <style:style style:name="P123" style:family="paragraph" style:parent-style-name="OOoTextBody">
      <style:text-properties fo:language="it" fo:country="IT" officeooo:paragraph-rsid="00e0187a"/>
    </style:style>
    <style:style style:name="P124" style:family="paragraph" style:parent-style-name="OOoTextBody">
      <style:text-properties fo:language="it" fo:country="IT" officeooo:paragraph-rsid="00f82cbf"/>
    </style:style>
    <style:style style:name="P125" style:family="paragraph" style:parent-style-name="OOoTextBody">
      <style:text-properties fo:language="it" fo:country="IT" officeooo:paragraph-rsid="00fd3874"/>
    </style:style>
    <style:style style:name="P126" style:family="paragraph" style:parent-style-name="OOoTextBody">
      <style:text-properties fo:language="it" fo:country="IT" officeooo:paragraph-rsid="0107a185"/>
    </style:style>
    <style:style style:name="P127" style:family="paragraph" style:parent-style-name="OOoTextBody">
      <style:text-properties fo:language="it" fo:country="IT" officeooo:paragraph-rsid="01085aa8"/>
    </style:style>
    <style:style style:name="P128" style:family="paragraph" style:parent-style-name="OOoTextBody">
      <style:text-properties fo:language="it" fo:country="IT" officeooo:paragraph-rsid="01151477"/>
    </style:style>
    <style:style style:name="P129" style:family="paragraph" style:parent-style-name="OOoTextBody">
      <style:text-properties fo:language="it" fo:country="IT" officeooo:paragraph-rsid="0118a33e"/>
    </style:style>
    <style:style style:name="P130" style:family="paragraph" style:parent-style-name="OOoTextBody">
      <style:text-properties fo:language="it" fo:country="IT" officeooo:paragraph-rsid="011c3c90"/>
    </style:style>
    <style:style style:name="P131" style:family="paragraph" style:parent-style-name="OOoTextBody">
      <style:text-properties fo:language="it" fo:country="IT" officeooo:paragraph-rsid="011a91e4"/>
    </style:style>
    <style:style style:name="P132" style:family="paragraph" style:parent-style-name="OOoTextBody">
      <style:text-properties fo:language="it" fo:country="IT" officeooo:paragraph-rsid="012fa05f"/>
    </style:style>
    <style:style style:name="P133" style:family="paragraph" style:parent-style-name="OOoTextBody">
      <style:text-properties fo:language="it" fo:country="IT" officeooo:paragraph-rsid="014124fb"/>
    </style:style>
    <style:style style:name="P134" style:family="paragraph" style:parent-style-name="OOoTextBody">
      <style:text-properties fo:language="it" fo:country="IT" officeooo:paragraph-rsid="014385bc"/>
    </style:style>
    <style:style style:name="P135" style:family="paragraph" style:parent-style-name="OOoTextBody">
      <style:text-properties fo:language="it" fo:country="IT" officeooo:paragraph-rsid="0144e296"/>
    </style:style>
    <style:style style:name="P136" style:family="paragraph" style:parent-style-name="OOoTextBody">
      <style:text-properties fo:language="it" fo:country="IT" officeooo:paragraph-rsid="01465004"/>
    </style:style>
    <style:style style:name="P137" style:family="paragraph" style:parent-style-name="OOoTextBody">
      <style:text-properties fo:language="it" fo:country="IT" officeooo:paragraph-rsid="014a4f2f"/>
    </style:style>
    <style:style style:name="P138" style:family="paragraph" style:parent-style-name="OOoTextBody">
      <style:text-properties fo:language="it" fo:country="IT" officeooo:paragraph-rsid="0156110f"/>
    </style:style>
    <style:style style:name="P139" style:family="paragraph" style:parent-style-name="OOoTextBody">
      <style:text-properties fo:language="it" fo:country="IT" officeooo:paragraph-rsid="01630706"/>
    </style:style>
    <style:style style:name="P140" style:family="paragraph" style:parent-style-name="OOoTextBody">
      <style:text-properties fo:language="it" fo:country="IT" officeooo:rsid="016f9626" officeooo:paragraph-rsid="0180fe62"/>
    </style:style>
    <style:style style:name="P141" style:family="paragraph" style:parent-style-name="OOoTextBody">
      <style:text-properties fo:language="it" fo:country="IT" officeooo:paragraph-rsid="0180fe62"/>
    </style:style>
    <style:style style:name="P142" style:family="paragraph" style:parent-style-name="OOoTextBody">
      <style:text-properties fo:language="it" fo:country="IT" officeooo:paragraph-rsid="01aa236f"/>
    </style:style>
    <style:style style:name="P143" style:family="paragraph" style:parent-style-name="OOoTextBody">
      <style:text-properties fo:language="it" fo:country="IT" officeooo:paragraph-rsid="01b4dad0"/>
    </style:style>
    <style:style style:name="P144" style:family="paragraph" style:parent-style-name="OOoTextBody">
      <style:text-properties fo:language="it" fo:country="IT" officeooo:rsid="01bf9099" officeooo:paragraph-rsid="01bf9099"/>
    </style:style>
    <style:style style:name="P145" style:family="paragraph" style:parent-style-name="OOoTextBody">
      <style:text-properties fo:language="it" fo:country="IT" officeooo:paragraph-rsid="01db5c21"/>
    </style:style>
    <style:style style:name="P146" style:family="paragraph" style:parent-style-name="OOoTextBody">
      <style:text-properties fo:language="it" fo:country="IT" officeooo:paragraph-rsid="01f68b72"/>
    </style:style>
    <style:style style:name="P147" style:family="paragraph" style:parent-style-name="OOoTextBody">
      <style:text-properties fo:language="it" fo:country="IT" officeooo:rsid="01f6d050" officeooo:paragraph-rsid="01f6d050"/>
    </style:style>
    <style:style style:name="P148" style:family="paragraph" style:parent-style-name="OOoTextBody">
      <style:text-properties fo:language="it" fo:country="IT" officeooo:paragraph-rsid="0227fb02"/>
    </style:style>
    <style:style style:name="P149" style:family="paragraph" style:parent-style-name="OOoTextBody">
      <style:text-properties fo:language="it" fo:country="IT" officeooo:rsid="022a5dd9" officeooo:paragraph-rsid="022a5dd9"/>
    </style:style>
    <style:style style:name="P150" style:family="paragraph" style:parent-style-name="OOoTextBody">
      <style:text-properties fo:language="it" fo:country="IT" officeooo:paragraph-rsid="023447f8"/>
    </style:style>
    <style:style style:name="P151" style:family="paragraph" style:parent-style-name="OOoTextBody">
      <style:text-properties fo:language="it" fo:country="IT" officeooo:rsid="02375fd8" officeooo:paragraph-rsid="02375fd8"/>
    </style:style>
    <style:style style:name="P152" style:family="paragraph" style:parent-style-name="OOoTextBody">
      <style:text-properties fo:language="it" fo:country="IT" officeooo:rsid="02375fd8" officeooo:paragraph-rsid="0239041c"/>
    </style:style>
    <style:style style:name="P153" style:family="paragraph" style:parent-style-name="OOoTextBody">
      <style:text-properties fo:language="it" fo:country="IT" officeooo:rsid="02375fd8" officeooo:paragraph-rsid="023b7082"/>
    </style:style>
    <style:style style:name="P154" style:family="paragraph" style:parent-style-name="OOoTextBody">
      <style:text-properties fo:language="it" fo:country="IT" officeooo:paragraph-rsid="001c0a41" fo:background-color="#ffffff"/>
    </style:style>
    <style:style style:name="P155" style:family="paragraph" style:parent-style-name="OOoTextBody">
      <style:text-properties fo:language="it" fo:country="IT" officeooo:rsid="0239ab5a" officeooo:paragraph-rsid="0239ab5a"/>
    </style:style>
    <style:style style:name="P156" style:family="paragraph" style:parent-style-name="OOoTextBody">
      <style:text-properties fo:language="it" fo:country="IT" officeooo:rsid="023b7082" officeooo:paragraph-rsid="023b7082"/>
    </style:style>
    <style:style style:name="P157" style:family="paragraph" style:parent-style-name="OOoTextBody">
      <style:text-properties fo:language="it" fo:country="IT" officeooo:rsid="023cf0c8" officeooo:paragraph-rsid="023cf0c8"/>
    </style:style>
    <style:style style:name="P158"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159"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160" style:family="paragraph" style:parent-style-name="OOoTextBody">
      <style:text-properties officeooo:paragraph-rsid="001c0a41"/>
    </style:style>
    <style:style style:name="P161"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162" style:family="paragraph" style:parent-style-name="OOoTextBody">
      <style:text-properties style:text-line-through-style="none" style:text-line-through-type="none" fo:language="it" fo:country="IT" officeooo:paragraph-rsid="001c0a41"/>
    </style:style>
    <style:style style:name="P163" style:family="paragraph" style:parent-style-name="OOoTextBody">
      <style:text-properties officeooo:paragraph-rsid="001e2da5"/>
    </style:style>
    <style:style style:name="P164" style:family="paragraph" style:parent-style-name="OOoTextBody">
      <style:text-properties officeooo:rsid="002b1484" officeooo:paragraph-rsid="002b1484"/>
    </style:style>
    <style:style style:name="P165" style:family="paragraph" style:parent-style-name="OOoTextBody">
      <style:text-properties officeooo:paragraph-rsid="002e109d"/>
    </style:style>
    <style:style style:name="P166" style:family="paragraph" style:parent-style-name="OOoTextBody">
      <style:text-properties officeooo:paragraph-rsid="003608e7"/>
    </style:style>
    <style:style style:name="P167" style:family="paragraph" style:parent-style-name="OOoTextBody">
      <style:text-properties officeooo:paragraph-rsid="005ac637"/>
    </style:style>
    <style:style style:name="P168" style:family="paragraph" style:parent-style-name="OOoTextBody">
      <style:text-properties officeooo:rsid="007464b9" officeooo:paragraph-rsid="00765b12"/>
    </style:style>
    <style:style style:name="P169" style:family="paragraph" style:parent-style-name="OOoTextBody">
      <style:text-properties officeooo:rsid="007464b9" officeooo:paragraph-rsid="0079abb2"/>
    </style:style>
    <style:style style:name="P170" style:family="paragraph" style:parent-style-name="OOoTextBody">
      <style:text-properties officeooo:paragraph-rsid="007f2112"/>
    </style:style>
    <style:style style:name="P171" style:family="paragraph" style:parent-style-name="OOoTextBody">
      <style:text-properties officeooo:paragraph-rsid="00a91973"/>
    </style:style>
    <style:style style:name="P172" style:family="paragraph" style:parent-style-name="OOoTextBody">
      <style:text-properties fo:font-style="italic" style:font-style-asian="italic" style:font-style-complex="italic"/>
    </style:style>
    <style:style style:name="P173" style:family="paragraph" style:parent-style-name="OOoTextBody">
      <style:text-properties officeooo:paragraph-rsid="00ac6c35"/>
    </style:style>
    <style:style style:name="P174" style:family="paragraph" style:parent-style-name="OOoTextBody">
      <style:text-properties officeooo:paragraph-rsid="00b2dbd7"/>
    </style:style>
    <style:style style:name="P175" style:family="paragraph" style:parent-style-name="OOoTextBody">
      <style:text-properties officeooo:paragraph-rsid="00b346a7"/>
    </style:style>
    <style:style style:name="P176" style:family="paragraph" style:parent-style-name="OOoTextBody">
      <style:text-properties officeooo:rsid="00b81311" officeooo:paragraph-rsid="00b9a943"/>
    </style:style>
    <style:style style:name="P177" style:family="paragraph" style:parent-style-name="OOoTextBody">
      <style:text-properties officeooo:paragraph-rsid="00b9a943"/>
    </style:style>
    <style:style style:name="P178" style:family="paragraph" style:parent-style-name="OOoTextBody">
      <style:text-properties officeooo:paragraph-rsid="00baed95"/>
    </style:style>
    <style:style style:name="P179" style:family="paragraph" style:parent-style-name="OOoTextBody">
      <style:text-properties officeooo:paragraph-rsid="00bf290f"/>
    </style:style>
    <style:style style:name="P180" style:family="paragraph" style:parent-style-name="OOoTextBody">
      <style:text-properties officeooo:paragraph-rsid="00d317b3"/>
    </style:style>
    <style:style style:name="P181" style:family="paragraph" style:parent-style-name="OOoTextBody">
      <style:text-properties officeooo:paragraph-rsid="00d6f4c0"/>
    </style:style>
    <style:style style:name="P182" style:family="paragraph" style:parent-style-name="OOoTextBody">
      <style:text-properties officeooo:paragraph-rsid="00df0478"/>
    </style:style>
    <style:style style:name="P183" style:family="paragraph" style:parent-style-name="OOoTextBody">
      <style:text-properties officeooo:paragraph-rsid="00ee1db2"/>
    </style:style>
    <style:style style:name="P184" style:family="paragraph" style:parent-style-name="OOoTextBody">
      <style:text-properties officeooo:rsid="00eca40e" officeooo:paragraph-rsid="00f0f6bd"/>
    </style:style>
    <style:style style:name="P185" style:family="paragraph" style:parent-style-name="OOoTextBody">
      <style:text-properties officeooo:paragraph-rsid="0118a33e"/>
    </style:style>
    <style:style style:name="P186" style:family="paragraph" style:parent-style-name="OOoTextBody">
      <style:text-properties officeooo:paragraph-rsid="011a91e4"/>
    </style:style>
    <style:style style:name="P187" style:family="paragraph" style:parent-style-name="OOoTextBody">
      <style:text-properties officeooo:rsid="011f5687" officeooo:paragraph-rsid="011f5687"/>
    </style:style>
    <style:style style:name="P188" style:family="paragraph" style:parent-style-name="OOoTextBody">
      <style:text-properties officeooo:paragraph-rsid="0120e7c2"/>
    </style:style>
    <style:style style:name="P189" style:family="paragraph" style:parent-style-name="OOoTextBody">
      <style:text-properties officeooo:paragraph-rsid="0127259c"/>
    </style:style>
    <style:style style:name="P190" style:family="paragraph" style:parent-style-name="OOoTextBody">
      <style:text-properties officeooo:paragraph-rsid="012a0ff7"/>
    </style:style>
    <style:style style:name="P191" style:family="paragraph" style:parent-style-name="OOoTextBody">
      <style:text-properties officeooo:paragraph-rsid="0132e2d5"/>
    </style:style>
    <style:style style:name="P192" style:family="paragraph" style:parent-style-name="OOoTextBody">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193" style:family="paragraph" style:parent-style-name="OOoTextBody">
      <style:text-properties style:use-window-font-color="true" style:font-name="Liberation Serif" fo:font-size="11pt" fo:language="it" fo:country="IT" officeooo:rsid="02375fd8" officeooo:paragraph-rsid="0239041c"/>
    </style:style>
    <style:style style:name="P194" style:family="paragraph" style:parent-style-name="OOoTextBody">
      <style:text-properties style:use-window-font-color="true" style:font-name="Liberation Serif" fo:font-size="11pt" fo:language="it" fo:country="IT" officeooo:paragraph-rsid="0238416f"/>
    </style:style>
    <style:style style:name="P195" style:family="paragraph" style:parent-style-name="OOoTextBody">
      <style:text-properties officeooo:paragraph-rsid="014385bc"/>
    </style:style>
    <style:style style:name="P196" style:family="paragraph" style:parent-style-name="OOoTextBody">
      <style:text-properties officeooo:paragraph-rsid="0144e296"/>
    </style:style>
    <style:style style:name="P197" style:family="paragraph" style:parent-style-name="OOoTextBody">
      <style:text-properties officeooo:paragraph-rsid="01428dd7"/>
    </style:style>
    <style:style style:name="P198" style:family="paragraph" style:parent-style-name="OOoTextBody">
      <style:text-properties officeooo:paragraph-rsid="0147e827"/>
    </style:style>
    <style:style style:name="P199" style:family="paragraph" style:parent-style-name="OOoTextBody">
      <style:text-properties officeooo:paragraph-rsid="014a4f2f"/>
    </style:style>
    <style:style style:name="P200" style:family="paragraph" style:parent-style-name="OOoTextBody">
      <style:text-properties officeooo:paragraph-rsid="014c9261"/>
    </style:style>
    <style:style style:name="P201" style:family="paragraph" style:parent-style-name="OOoTextBody">
      <style:text-properties officeooo:paragraph-rsid="0156110f"/>
    </style:style>
    <style:style style:name="P202" style:family="paragraph" style:parent-style-name="OOoTextBody">
      <style:text-properties officeooo:paragraph-rsid="01546466"/>
    </style:style>
    <style:style style:name="P203" style:family="paragraph" style:parent-style-name="OOoTextBody">
      <style:text-properties officeooo:paragraph-rsid="015a2985"/>
    </style:style>
    <style:style style:name="P204" style:family="paragraph" style:parent-style-name="OOoTextBody">
      <style:text-properties officeooo:paragraph-rsid="015aaa91"/>
    </style:style>
    <style:style style:name="P205" style:family="paragraph" style:parent-style-name="OOoTextBody">
      <style:text-properties officeooo:rsid="015c0342" officeooo:paragraph-rsid="015c0342"/>
    </style:style>
    <style:style style:name="P206" style:family="paragraph" style:parent-style-name="OOoTextBody">
      <style:text-properties officeooo:paragraph-rsid="015dfa47"/>
    </style:style>
    <style:style style:name="P207" style:family="paragraph" style:parent-style-name="OOoTextBody">
      <style:text-properties officeooo:paragraph-rsid="016d3caa"/>
    </style:style>
    <style:style style:name="P208" style:family="paragraph" style:parent-style-name="OOoTextBody">
      <style:text-properties officeooo:paragraph-rsid="017aefb9"/>
    </style:style>
    <style:style style:name="P209" style:family="paragraph" style:parent-style-name="OOoTextBody">
      <style:text-properties officeooo:rsid="017dae66" officeooo:paragraph-rsid="017dae66"/>
    </style:style>
    <style:style style:name="P210" style:family="paragraph" style:parent-style-name="OOoTextBody">
      <style:text-properties officeooo:paragraph-rsid="017e5e62"/>
    </style:style>
    <style:style style:name="P211" style:family="paragraph" style:parent-style-name="OOoTextBody">
      <style:text-properties officeooo:paragraph-rsid="0180fe62"/>
    </style:style>
    <style:style style:name="P212" style:family="paragraph" style:parent-style-name="OOoTextBody">
      <style:text-properties officeooo:paragraph-rsid="0182e436"/>
    </style:style>
    <style:style style:name="P213" style:family="paragraph" style:parent-style-name="OOoTextBody">
      <style:text-properties officeooo:paragraph-rsid="01856cc4"/>
    </style:style>
    <style:style style:name="P214" style:family="paragraph" style:parent-style-name="OOoTextBody">
      <style:text-properties officeooo:paragraph-rsid="018c118a"/>
    </style:style>
    <style:style style:name="P215" style:family="paragraph" style:parent-style-name="OOoTextBody">
      <style:text-properties officeooo:paragraph-rsid="018de0f9"/>
    </style:style>
    <style:style style:name="P216" style:family="paragraph" style:parent-style-name="OOoTextBody">
      <style:text-properties officeooo:rsid="0134cd6e" officeooo:paragraph-rsid="019273f6"/>
    </style:style>
    <style:style style:name="P217" style:family="paragraph" style:parent-style-name="OOoTextBody">
      <style:text-properties officeooo:paragraph-rsid="01938b4e"/>
    </style:style>
    <style:style style:name="P218" style:family="paragraph" style:parent-style-name="OOoTextBody">
      <style:text-properties officeooo:paragraph-rsid="0195274f"/>
    </style:style>
    <style:style style:name="P219" style:family="paragraph" style:parent-style-name="OOoTextBody">
      <style:paragraph-properties fo:text-align="center" style:justify-single-word="false"/>
      <style:text-properties officeooo:paragraph-rsid="019f88f1"/>
    </style:style>
    <style:style style:name="P220" style:family="paragraph" style:parent-style-name="OOoTextBody">
      <style:paragraph-properties fo:text-align="center" style:justify-single-word="false"/>
      <style:text-properties officeooo:paragraph-rsid="01a0eb5d"/>
    </style:style>
    <style:style style:name="P221" style:family="paragraph" style:parent-style-name="OOoTextBody">
      <style:text-properties officeooo:paragraph-rsid="01a34c5b"/>
    </style:style>
    <style:style style:name="P222" style:family="paragraph" style:parent-style-name="OOoTextBody">
      <style:text-properties officeooo:paragraph-rsid="01a4c27c"/>
    </style:style>
    <style:style style:name="P223" style:family="paragraph" style:parent-style-name="OOoTextBody">
      <style:text-properties officeooo:paragraph-rsid="01a88fe8"/>
    </style:style>
    <style:style style:name="P224" style:family="paragraph" style:parent-style-name="OOoTextBody">
      <style:text-properties officeooo:paragraph-rsid="01aee60c"/>
    </style:style>
    <style:style style:name="P225" style:family="paragraph" style:parent-style-name="OOoTextBody">
      <style:text-properties officeooo:paragraph-rsid="01b148e3"/>
    </style:style>
    <style:style style:name="P226" style:family="paragraph" style:parent-style-name="OOoTextBody">
      <style:text-properties officeooo:paragraph-rsid="01b8e730"/>
    </style:style>
    <style:style style:name="P227" style:family="paragraph" style:parent-style-name="OOoTextBody">
      <style:text-properties officeooo:paragraph-rsid="01bc69b4"/>
    </style:style>
    <style:style style:name="P228" style:family="paragraph" style:parent-style-name="OOoTextBody">
      <style:text-properties officeooo:paragraph-rsid="01c68c59"/>
    </style:style>
    <style:style style:name="P229" style:family="paragraph" style:parent-style-name="OOoTextBody">
      <style:text-properties officeooo:paragraph-rsid="01c8c15e"/>
    </style:style>
    <style:style style:name="P230" style:family="paragraph" style:parent-style-name="OOoTextBody">
      <style:text-properties officeooo:rsid="01cbfc56" officeooo:paragraph-rsid="01cbfc56"/>
    </style:style>
    <style:style style:name="P231" style:family="paragraph" style:parent-style-name="OOoTextBody">
      <style:text-properties officeooo:paragraph-rsid="01cbfc56"/>
    </style:style>
    <style:style style:name="P232" style:family="paragraph" style:parent-style-name="OOoTextBody">
      <style:text-properties officeooo:paragraph-rsid="01d6f69d"/>
    </style:style>
    <style:style style:name="P233" style:family="paragraph" style:parent-style-name="OOoTextBody">
      <style:text-properties officeooo:paragraph-rsid="01b079fb"/>
    </style:style>
    <style:style style:name="P234" style:family="paragraph" style:parent-style-name="OOoTextBody">
      <style:text-properties officeooo:rsid="01d4789f" officeooo:paragraph-rsid="01d4789f"/>
    </style:style>
    <style:style style:name="P235" style:family="paragraph" style:parent-style-name="OOoTextBody">
      <style:text-properties officeooo:paragraph-rsid="01db5c21"/>
    </style:style>
    <style:style style:name="P236" style:family="paragraph" style:parent-style-name="OOoTextBody">
      <style:text-properties officeooo:paragraph-rsid="01ddbb18"/>
    </style:style>
    <style:style style:name="P237" style:family="paragraph" style:parent-style-name="OOoTextBody">
      <style:text-properties officeooo:rsid="01ecd954" officeooo:paragraph-rsid="01ecd954"/>
    </style:style>
    <style:style style:name="P238" style:family="paragraph" style:parent-style-name="OOoTextBody">
      <style:text-properties officeooo:rsid="01f0670d" officeooo:paragraph-rsid="01f0670d"/>
    </style:style>
    <style:style style:name="P239" style:family="paragraph" style:parent-style-name="OOoTextBody">
      <style:text-properties officeooo:paragraph-rsid="02077689"/>
    </style:style>
    <style:style style:name="P240" style:family="paragraph" style:parent-style-name="OOoTextBody">
      <style:text-properties officeooo:paragraph-rsid="020f7104"/>
    </style:style>
    <style:style style:name="P241" style:family="paragraph" style:parent-style-name="OOoTextBody">
      <style:text-properties officeooo:paragraph-rsid="02171b69"/>
    </style:style>
    <style:style style:name="P242" style:family="paragraph" style:parent-style-name="OOoTextBody">
      <style:text-properties officeooo:paragraph-rsid="0229d6a9"/>
    </style:style>
    <style:style style:name="P243" style:family="paragraph" style:parent-style-name="OOoTextBody">
      <style:text-properties officeooo:paragraph-rsid="001c0a41" fo:background-color="transparent"/>
    </style:style>
    <style:style style:name="P244" style:family="paragraph" style:parent-style-name="OOoTextBody">
      <style:text-properties officeooo:paragraph-rsid="02325249"/>
    </style:style>
    <style:style style:name="P245" style:family="paragraph" style:parent-style-name="OOoTextBody">
      <style:text-properties officeooo:rsid="0233327b" officeooo:paragraph-rsid="0233327b"/>
    </style:style>
    <style:style style:name="P246" style:family="paragraph" style:parent-style-name="OOoTextBody">
      <style:paragraph-properties fo:margin-left="0.002cm" fo:margin-right="0.002cm" fo:text-indent="0.016cm" style:auto-text-indent="false"/>
      <style:text-properties officeooo:paragraph-rsid="001c0a41"/>
    </style:style>
    <style:style style:name="P247"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248" style:family="paragraph" style:parent-style-name="OOoHeading_20_3">
      <style:text-properties fo:language="it" fo:country="IT" fo:font-weight="bold" officeooo:paragraph-rsid="001c0a41" style:font-weight-asian="bold" style:font-weight-complex="bold"/>
    </style:style>
    <style:style style:name="P249" style:family="paragraph" style:parent-style-name="OOoHeading_20_3">
      <style:text-properties fo:language="it" fo:country="IT" officeooo:paragraph-rsid="001c0a41"/>
    </style:style>
    <style:style style:name="P250" style:family="paragraph" style:parent-style-name="OOoHeading_20_3">
      <style:text-properties fo:language="it" fo:country="IT" officeooo:paragraph-rsid="019a6d2b"/>
    </style:style>
    <style:style style:name="P251" style:family="paragraph" style:parent-style-name="OOoHeading_20_3">
      <style:text-properties style:font-name="Arial" fo:font-size="11pt" fo:language="it" fo:country="IT" officeooo:paragraph-rsid="001c0a41" fo:background-color="transparent" style:font-size-complex="11pt"/>
    </style:style>
    <style:style style:name="P252" style:family="paragraph" style:parent-style-name="OOoHeading_20_3">
      <style:text-properties officeooo:paragraph-rsid="00df0478"/>
    </style:style>
    <style:style style:name="P253" style:family="paragraph" style:parent-style-name="OOoHeading_20_3">
      <style:text-properties officeooo:paragraph-rsid="00e0187a"/>
    </style:style>
    <style:style style:name="P254" style:family="paragraph" style:parent-style-name="OOoTableText">
      <style:paragraph-properties fo:text-align="center" style:justify-single-word="false"/>
      <style:text-properties officeooo:paragraph-rsid="001c0a41"/>
    </style:style>
    <style:style style:name="P255" style:family="paragraph" style:parent-style-name="OOoTableText">
      <style:text-properties fo:language="it" fo:country="IT"/>
    </style:style>
    <style:style style:name="P256" style:family="paragraph" style:parent-style-name="OOoTableText">
      <style:text-properties fo:language="it" fo:country="IT" fo:font-weight="normal" officeooo:paragraph-rsid="005ac637" style:font-weight-asian="normal" style:font-weight-complex="normal"/>
    </style:style>
    <style:style style:name="P257" style:family="paragraph" style:parent-style-name="OOoTableText">
      <style:paragraph-properties fo:text-align="start" style:justify-single-word="false"/>
      <style:text-properties fo:language="it" fo:country="IT" officeooo:paragraph-rsid="001c0a41"/>
    </style:style>
    <style:style style:name="P258"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259" style:family="paragraph" style:parent-style-name="OOoTableText">
      <style:text-properties fo:language="it" fo:country="IT" officeooo:paragraph-rsid="001c0a41"/>
    </style:style>
    <style:style style:name="P260" style:family="paragraph" style:parent-style-name="OOoTableText">
      <style:text-properties fo:language="it" fo:country="IT" officeooo:paragraph-rsid="005ac637"/>
    </style:style>
    <style:style style:name="P261" style:family="paragraph" style:parent-style-name="OOoTableText">
      <style:paragraph-properties fo:text-align="center" style:justify-single-word="false"/>
      <style:text-properties fo:language="it" fo:country="IT"/>
    </style:style>
    <style:style style:name="P262" style:family="paragraph" style:parent-style-name="OOoTableText">
      <style:paragraph-properties fo:text-align="center" style:justify-single-word="false"/>
      <style:text-properties fo:language="it" fo:country="IT" officeooo:paragraph-rsid="001c0a41"/>
    </style:style>
    <style:style style:name="P263" style:family="paragraph" style:parent-style-name="OOoTableText">
      <style:paragraph-properties>
        <style:tab-stops/>
      </style:paragraph-properties>
      <style:text-properties fo:language="it" fo:country="IT" officeooo:paragraph-rsid="001c0a41"/>
    </style:style>
    <style:style style:name="P264" style:family="paragraph" style:parent-style-name="OOoTableText">
      <style:text-properties fo:language="it" fo:country="IT" officeooo:rsid="001cb10f" officeooo:paragraph-rsid="001c0a41"/>
    </style:style>
    <style:style style:name="P265" style:family="paragraph" style:parent-style-name="OOoTableText">
      <style:text-properties fo:language="it" fo:country="IT" officeooo:rsid="00394cc9" officeooo:paragraph-rsid="00394cc9"/>
    </style:style>
    <style:style style:name="P266" style:family="paragraph" style:parent-style-name="OOoTableText">
      <style:text-properties fo:language="it" fo:country="IT" officeooo:rsid="0090ba97" officeooo:paragraph-rsid="0090ba97"/>
    </style:style>
    <style:style style:name="P267" style:family="paragraph" style:parent-style-name="OOoTableText">
      <style:text-properties fo:language="it" fo:country="IT" officeooo:rsid="0094d61a" officeooo:paragraph-rsid="0094d61a"/>
    </style:style>
    <style:style style:name="P268" style:family="paragraph" style:parent-style-name="OOoTableText">
      <style:text-properties fo:language="it" fo:country="IT" officeooo:paragraph-rsid="009d66c7"/>
    </style:style>
    <style:style style:name="P269" style:family="paragraph" style:parent-style-name="OOoTableText">
      <style:text-properties fo:language="it" fo:country="IT" officeooo:rsid="00ab4454" officeooo:paragraph-rsid="00ab4454"/>
    </style:style>
    <style:style style:name="P270" style:family="paragraph" style:parent-style-name="OOoTableText">
      <style:text-properties fo:language="it" fo:country="IT" officeooo:paragraph-rsid="00b8e6d1"/>
    </style:style>
    <style:style style:name="P271" style:family="paragraph" style:parent-style-name="OOoTableText">
      <style:text-properties fo:language="it" fo:country="IT" officeooo:rsid="011db43d" officeooo:paragraph-rsid="011db43d"/>
    </style:style>
    <style:style style:name="P272" style:family="paragraph" style:parent-style-name="OOoTableText">
      <style:text-properties fo:language="it" fo:country="IT" officeooo:rsid="015dfa47" officeooo:paragraph-rsid="015dfa47" fo:background-color="transparent"/>
    </style:style>
    <style:style style:name="P273" style:family="paragraph" style:parent-style-name="OOoTableText">
      <style:text-properties fo:language="it" fo:country="IT" officeooo:paragraph-rsid="019273f6" fo:background-color="transparent"/>
    </style:style>
    <style:style style:name="P274" style:family="paragraph" style:parent-style-name="OOoTableText">
      <style:text-properties fo:language="it" fo:country="IT" officeooo:rsid="019f88f1" officeooo:paragraph-rsid="019f88f1"/>
    </style:style>
    <style:style style:name="P275" style:family="paragraph" style:parent-style-name="OOoTableText">
      <style:text-properties fo:language="it" fo:country="IT" officeooo:rsid="023447f8" officeooo:paragraph-rsid="023447f8"/>
    </style:style>
    <style:style style:name="P276" style:family="paragraph" style:parent-style-name="OOoTableText">
      <style:text-properties fo:language="it" fo:country="IT" officeooo:rsid="023f72b4" officeooo:paragraph-rsid="0242b582"/>
    </style:style>
    <style:style style:name="P277" style:family="paragraph" style:parent-style-name="OOoTableText">
      <style:text-properties fo:language="it" fo:country="IT" officeooo:rsid="02450b35" officeooo:paragraph-rsid="02450b35"/>
    </style:style>
    <style:style style:name="P278" style:family="paragraph" style:parent-style-name="OOoTableText">
      <style:text-properties officeooo:paragraph-rsid="001c0a41"/>
    </style:style>
    <style:style style:name="P279" style:family="paragraph" style:parent-style-name="OOoTableText">
      <style:text-properties officeooo:paragraph-rsid="0102d28e"/>
    </style:style>
    <style:style style:name="P280" style:family="paragraph" style:parent-style-name="OOoTableText">
      <style:text-properties fo:font-style="italic" fo:font-weight="normal" style:font-style-asian="italic" style:font-weight-asian="normal" style:font-style-complex="italic" style:font-weight-complex="normal"/>
    </style:style>
    <style:style style:name="P281" style:family="paragraph" style:parent-style-name="OOoTableText">
      <style:text-properties officeooo:paragraph-rsid="0239041c"/>
    </style:style>
    <style:style style:name="P282" style:family="paragraph" style:parent-style-name="OOoTableText">
      <style:paragraph-properties fo:margin-left="2.54cm" fo:margin-right="0.212cm" fo:text-indent="-0.635cm" style:auto-text-indent="false"/>
      <style:text-properties fo:language="it" fo:country="IT" officeooo:paragraph-rsid="001c0a41"/>
    </style:style>
    <style:style style:name="P283" style:family="paragraph" style:parent-style-name="OOoTextBody">
      <style:paragraph-properties fo:margin-left="0cm" fo:margin-right="0cm" fo:text-indent="0.199cm" style:auto-text-indent="false"/>
      <style:text-properties officeooo:rsid="002b1484" officeooo:paragraph-rsid="002b1484"/>
    </style:style>
    <style:style style:name="P284"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285"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paragraph-rsid="001c0a41"/>
    </style:style>
    <style:style style:name="P286"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1c0a41"/>
    </style:style>
    <style:style style:name="P287"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394cc9"/>
    </style:style>
    <style:style style:name="P288"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0ba97" officeooo:paragraph-rsid="0090ba97"/>
    </style:style>
    <style:style style:name="P289"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4d61a" officeooo:paragraph-rsid="0094d61a"/>
    </style:style>
    <style:style style:name="P290" style:family="paragraph" style:parent-style-name="OOoTextBody">
      <style:paragraph-properties fo:margin-left="1.27cm" fo:margin-right="0cm" fo:text-indent="0.199cm" style:auto-text-indent="false"/>
      <style:text-properties fo:language="it" fo:country="IT" officeooo:paragraph-rsid="001c0a41"/>
    </style:style>
    <style:style style:name="P291" style:family="paragraph" style:parent-style-name="Table_20_Contents">
      <style:paragraph-properties fo:text-align="justify" style:justify-single-word="true" style:shadow="none"/>
      <style:text-properties style:font-name="Liberation Serif" fo:language="it" fo:country="IT" officeooo:paragraph-rsid="001c0a41"/>
    </style:style>
    <style:style style:name="P292" style:family="paragraph" style:parent-style-name="OOoHeading">
      <style:paragraph-properties fo:text-align="center" style:justify-single-word="false"/>
      <style:text-properties fo:language="it" fo:country="IT"/>
    </style:style>
    <style:style style:name="P293" style:family="paragraph" style:parent-style-name="OOoHeading">
      <style:paragraph-properties fo:text-align="center" style:justify-single-word="false"/>
      <style:text-properties fo:font-size="14pt" fo:language="it" fo:country="IT" fo:font-style="italic" fo:font-weight="normal" officeooo:paragraph-rsid="02369562" style:font-size-asian="14pt" style:font-style-asian="italic" style:font-weight-asian="normal" style:font-size-complex="14pt" style:font-style-complex="italic" style:font-weight-complex="normal"/>
    </style:style>
    <style:style style:name="P294" style:family="paragraph" style:parent-style-name="Figura">
      <style:paragraph-properties fo:text-align="start" style:justify-single-word="false"/>
    </style:style>
    <style:style style:name="P295" style:family="paragraph" style:parent-style-name="Contents_20_1">
      <style:paragraph-properties>
        <style:tab-stops>
          <style:tab-stop style:position="17cm" style:type="right" style:leader-style="dotted" style:leader-text="."/>
        </style:tab-stops>
      </style:paragraph-properties>
    </style:style>
    <style:style style:name="P296" style:family="paragraph" style:parent-style-name="OOoTableText">
      <style:paragraph-properties fo:margin-left="0cm" fo:margin-right="0.212cm" fo:text-align="center" style:justify-single-word="false" fo:text-indent="0cm" style:auto-text-indent="false"/>
      <style:text-properties officeooo:paragraph-rsid="0239041c"/>
    </style:style>
    <style:style style:name="P297" style:family="paragraph" style:parent-style-name="Preformatted_20_Text">
      <style:text-properties officeooo:rsid="0291bf16"/>
    </style:style>
    <style:style style:name="P298" style:family="paragraph" style:parent-style-name="Preformatted_20_Text">
      <style:text-properties officeooo:paragraph-rsid="0291bf16"/>
    </style:style>
    <style:style style:name="P299" style:family="paragraph" style:parent-style-name="Preformatted_20_Text">
      <style:text-properties officeooo:paragraph-rsid="02972767"/>
    </style:style>
    <style:style style:name="P300" style:family="paragraph" style:parent-style-name="Standard">
      <style:paragraph-properties fo:padding="0cm" fo:border="none" style:shadow="none" style:writing-mode="lr-tb" style:join-border="false"/>
      <style:text-properties officeooo:rsid="028eaffe" officeooo:paragraph-rsid="028eaffe"/>
    </style:style>
    <style:style style:name="P301" style:family="paragraph" style:parent-style-name="Standard">
      <style:paragraph-properties fo:padding="0cm" fo:border="none" style:shadow="none" style:writing-mode="lr-tb" style:join-border="false"/>
      <style:text-properties officeooo:rsid="028eaffe" officeooo:paragraph-rsid="02c94a0c"/>
    </style:style>
    <style:style style:name="P302" style:family="paragraph" style:parent-style-name="Standard">
      <style:paragraph-properties fo:padding="0cm" fo:border="none" style:shadow="none" style:writing-mode="lr-tb" style:join-border="false"/>
      <style:text-properties officeooo:paragraph-rsid="029403c5"/>
    </style:style>
    <style:style style:name="P303" style:family="paragraph" style:parent-style-name="Standard">
      <style:paragraph-properties fo:padding="0cm" fo:border="none" style:shadow="none" style:writing-mode="lr-tb" style:join-border="false"/>
      <style:text-properties officeooo:rsid="029403c5" officeooo:paragraph-rsid="029403c5"/>
    </style:style>
    <style:style style:name="P304" style:family="paragraph" style:parent-style-name="Standard">
      <style:paragraph-properties fo:padding="0cm" fo:border="none" style:shadow="none" style:writing-mode="lr-tb" style:join-border="false"/>
      <style:text-properties officeooo:rsid="02ab2bcc" officeooo:paragraph-rsid="02ab2bcc"/>
    </style:style>
    <style:style style:name="P305" style:family="paragraph" style:parent-style-name="Standard">
      <style:paragraph-properties fo:padding="0cm" fo:border="none" style:shadow="none" style:writing-mode="lr-tb" style:join-border="false"/>
      <style:text-properties officeooo:rsid="02ab2bcc" officeooo:paragraph-rsid="02b93bd2"/>
    </style:style>
    <style:style style:name="P306" style:family="paragraph" style:parent-style-name="Standard">
      <style:paragraph-properties fo:padding="0cm" fo:border="none" style:shadow="none" style:writing-mode="lr-tb" style:join-border="false"/>
      <style:text-properties officeooo:rsid="02b11884" officeooo:paragraph-rsid="02b11884"/>
    </style:style>
    <style:style style:name="P307" style:family="paragraph" style:parent-style-name="Standard">
      <style:paragraph-properties fo:padding="0cm" fo:border="none" style:shadow="none" style:writing-mode="lr-tb" style:join-border="false"/>
      <style:text-properties officeooo:rsid="02b11884" officeooo:paragraph-rsid="02b72656"/>
    </style:style>
    <style:style style:name="P308" style:family="paragraph" style:parent-style-name="Standard">
      <style:paragraph-properties fo:padding="0cm" fo:border="none" style:shadow="none" style:writing-mode="lr-tb" style:join-border="false"/>
      <style:text-properties officeooo:rsid="02b306d3" officeooo:paragraph-rsid="02b306d3"/>
    </style:style>
    <style:style style:name="P309" style:family="paragraph" style:parent-style-name="Standard">
      <style:paragraph-properties fo:padding="0cm" fo:border="none" style:shadow="none" style:writing-mode="lr-tb" style:join-border="false"/>
      <style:text-properties officeooo:rsid="02a4652d" officeooo:paragraph-rsid="02b1e302"/>
    </style:style>
    <style:style style:name="P310" style:family="paragraph" style:parent-style-name="Standard">
      <style:paragraph-properties fo:padding="0cm" fo:border="none" style:shadow="none" style:writing-mode="lr-tb" style:join-border="false"/>
      <style:text-properties officeooo:rsid="02b7c8df" officeooo:paragraph-rsid="02b7c8df"/>
    </style:style>
    <style:style style:name="P311" style:family="paragraph" style:parent-style-name="Standard">
      <style:paragraph-properties fo:padding="0cm" fo:border="none" style:shadow="none" style:writing-mode="lr-tb" style:join-border="false"/>
      <style:text-properties officeooo:rsid="02b4964b" officeooo:paragraph-rsid="02b4964b"/>
    </style:style>
    <style:style style:name="P312"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cf8166"/>
    </style:style>
    <style:style style:name="P313"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efdd75"/>
    </style:style>
    <style:style style:name="P314"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f13417"/>
    </style:style>
    <style:style style:name="P315"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rsid="02e6789e" officeooo:paragraph-rsid="02efdd75"/>
    </style:style>
    <style:style style:name="P31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2d572b4"/>
    </style:style>
    <style:style style:name="P317"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318" style:family="paragraph" style:parent-style-name="OOoHeading_20_0">
      <style:paragraph-properties fo:break-before="page"/>
      <style:text-properties officeooo:paragraph-rsid="001c0a41"/>
    </style:style>
    <style:style style:name="P319" style:family="paragraph" style:parent-style-name="OOoHeading_20_0">
      <style:paragraph-properties fo:break-before="page"/>
      <style:text-properties fo:language="it" fo:country="IT" officeooo:paragraph-rsid="001c0a41"/>
    </style:style>
    <style:style style:name="P320" style:family="paragraph" style:parent-style-name="OOoHeading_20_0">
      <style:paragraph-properties fo:break-before="page"/>
      <style:text-properties fo:language="it" fo:country="IT" officeooo:paragraph-rsid="001c0a41" fo:background-color="transparent"/>
    </style:style>
    <style:style style:name="P321" style:family="paragraph" style:parent-style-name="OOoHeading_20_0">
      <style:paragraph-properties fo:break-before="page"/>
      <style:text-properties fo:language="it" fo:country="IT" officeooo:paragraph-rsid="01465004"/>
    </style:style>
    <style:style style:name="P322" style:family="paragraph" style:parent-style-name="OOoHeading_20_0">
      <style:paragraph-properties fo:break-before="page"/>
      <style:text-properties fo:language="it" fo:country="IT" officeooo:paragraph-rsid="005ac637"/>
    </style:style>
    <style:style style:name="P323" style:family="paragraph" style:parent-style-name="OOoHeading_20_0">
      <style:paragraph-properties fo:break-before="page"/>
      <style:text-properties officeooo:rsid="013f3887" officeooo:paragraph-rsid="0130fa03"/>
    </style:style>
    <style:style style:name="P324" style:family="paragraph" style:parent-style-name="OOoHeading_20_0" style:list-style-name="Numbering_20_1">
      <style:paragraph-properties fo:break-before="page"/>
    </style:style>
    <style:style style:name="P325" style:family="paragraph" style:parent-style-name="OOoHeading_20_0">
      <style:paragraph-properties fo:break-before="page"/>
      <style:text-properties officeooo:rsid="01f0670d" officeooo:paragraph-rsid="01f0670d"/>
    </style:style>
    <style:style style:name="P326" style:family="paragraph" style:parent-style-name="OOoTableText" style:list-style-name="L48">
      <style:text-properties fo:language="it" fo:country="IT" officeooo:paragraph-rsid="001c0a41"/>
    </style:style>
    <style:style style:name="P327" style:family="paragraph" style:parent-style-name="OOoTableText" style:list-style-name="L65">
      <style:text-properties officeooo:paragraph-rsid="001c0a41"/>
    </style:style>
    <style:style style:name="P328" style:family="paragraph" style:parent-style-name="OOoTableText" style:list-style-name="L48">
      <style:paragraph-properties fo:margin-left="2.54cm" fo:margin-right="0.212cm" fo:text-indent="-0.635cm" style:auto-text-indent="false"/>
      <style:text-properties fo:language="it" fo:country="IT" officeooo:paragraph-rsid="001c0a41"/>
    </style:style>
    <style:style style:name="P329" style:family="paragraph" style:parent-style-name="Heading_20_2" style:list-style-name="">
      <style:paragraph-properties fo:text-align="justify" style:justify-single-word="false" fo:keep-together="auto" fo:orphans="0" fo:widows="0" fo:keep-with-next="always"/>
      <style:text-properties style:font-name="Arial2" fo:language="it" fo:country="IT" officeooo:paragraph-rsid="001c0a41" style:font-name-asian="Andale Sans UI" style:font-name-complex="Tahoma1"/>
    </style:style>
    <style:style style:name="P330" style:family="paragraph" style:parent-style-name="Footnote" style:list-style-name="L51">
      <style:text-properties fo:language="it" fo:country="IT"/>
    </style:style>
    <style:style style:name="P331" style:family="paragraph" style:parent-style-name="Standard" style:list-style-name="L3">
      <style:text-properties fo:language="it" fo:country="IT"/>
    </style:style>
    <style:style style:name="P332" style:family="paragraph" style:parent-style-name="Standard" style:list-style-name="L52">
      <style:text-properties fo:language="it" fo:country="IT" officeooo:paragraph-rsid="001c0a41"/>
    </style:style>
    <style:style style:name="P333" style:family="paragraph" style:parent-style-name="Standard" style:list-style-name="elenco-U">
      <style:text-properties fo:language="it" fo:country="IT" officeooo:rsid="003fb3ae" officeooo:paragraph-rsid="003fb3ae"/>
    </style:style>
    <style:style style:name="P334" style:family="paragraph" style:parent-style-name="Standard" style:list-style-name="elenco-U">
      <style:text-properties fo:language="it" fo:country="IT" officeooo:rsid="003fb3ae" officeooo:paragraph-rsid="0042b65b"/>
    </style:style>
    <style:style style:name="P335" style:family="paragraph" style:parent-style-name="Standard" style:list-style-name="elenco-U">
      <style:text-properties fo:language="it" fo:country="IT" officeooo:rsid="0040db96" officeooo:paragraph-rsid="0040db96"/>
    </style:style>
    <style:style style:name="P336" style:family="paragraph" style:parent-style-name="Standard" style:list-style-name="L79">
      <style:text-properties fo:language="it" fo:country="IT" officeooo:rsid="0040db96" officeooo:paragraph-rsid="0040db96"/>
    </style:style>
    <style:style style:name="P337" style:family="paragraph" style:parent-style-name="Standard" style:list-style-name="elenco-U">
      <style:text-properties fo:language="it" fo:country="IT" officeooo:rsid="0042b65b" officeooo:paragraph-rsid="0042b65b"/>
    </style:style>
    <style:style style:name="P338" style:family="paragraph" style:parent-style-name="Standard" style:list-style-name="elenco-U">
      <style:text-properties fo:language="it" fo:country="IT" officeooo:rsid="0042b65b" officeooo:paragraph-rsid="0044f21a"/>
    </style:style>
    <style:style style:name="P339" style:family="paragraph" style:parent-style-name="Standard" style:list-style-name="L13"/>
    <style:style style:name="P340" style:family="paragraph" style:parent-style-name="Standard" style:list-style-name="L14">
      <style:text-properties officeooo:paragraph-rsid="00eb7993"/>
    </style:style>
    <style:style style:name="P341" style:family="paragraph" style:parent-style-name="Standard" style:list-style-name="L15"/>
    <style:style style:name="P342" style:family="paragraph" style:parent-style-name="Standard" style:list-style-name="L16"/>
    <style:style style:name="P343" style:family="paragraph" style:parent-style-name="Standard" style:list-style-name="L38"/>
    <style:style style:name="P344" style:family="paragraph" style:parent-style-name="Standard" style:list-style-name="L52">
      <style:text-properties officeooo:paragraph-rsid="001c0a41"/>
    </style:style>
    <style:style style:name="P345" style:family="paragraph" style:parent-style-name="Standard" style:list-style-name="L77"/>
    <style:style style:name="P346" style:family="paragraph" style:parent-style-name="Standard" style:list-style-name="L80"/>
    <style:style style:name="P347" style:family="paragraph" style:parent-style-name="Standard" style:list-style-name="L80">
      <style:text-properties officeooo:paragraph-rsid="024800b6"/>
    </style:style>
    <style:style style:name="P348" style:family="paragraph" style:parent-style-name="Standard" style:list-style-name="L80">
      <style:text-properties officeooo:paragraph-rsid="025340e0"/>
    </style:style>
    <style:style style:name="P349" style:family="paragraph" style:parent-style-name="Standard" style:list-style-name="L80">
      <style:text-properties officeooo:paragraph-rsid="0252007b"/>
    </style:style>
    <style:style style:name="P350" style:family="paragraph" style:parent-style-name="Standard" style:list-style-name="L80">
      <style:text-properties officeooo:paragraph-rsid="02556603"/>
    </style:style>
    <style:style style:name="P351" style:family="paragraph" style:parent-style-name="Standard" style:list-style-name="L80">
      <style:text-properties officeooo:paragraph-rsid="02623e37"/>
    </style:style>
    <style:style style:name="P352" style:family="paragraph" style:parent-style-name="Standard" style:list-style-name="L80">
      <style:text-properties officeooo:paragraph-rsid="028a2494"/>
    </style:style>
    <style:style style:name="P353" style:family="paragraph" style:parent-style-name="Standard" style:list-style-name="L80">
      <style:text-properties officeooo:paragraph-rsid="02ac1d64"/>
    </style:style>
    <style:style style:name="P354" style:family="paragraph" style:parent-style-name="Standard" style:list-style-name="L80">
      <style:text-properties officeooo:paragraph-rsid="02adc2af"/>
    </style:style>
    <style:style style:name="P355" style:family="paragraph" style:parent-style-name="Standard" style:list-style-name="L80">
      <style:text-properties officeooo:rsid="001af508" officeooo:paragraph-rsid="0252007b"/>
    </style:style>
    <style:style style:name="P356" style:family="paragraph" style:parent-style-name="Standard" style:list-style-name="L80">
      <style:text-properties officeooo:rsid="001af508" officeooo:paragraph-rsid="024af987"/>
    </style:style>
    <style:style style:name="P357" style:family="paragraph" style:parent-style-name="Standard" style:list-style-name="L80">
      <style:text-properties officeooo:rsid="001af508" officeooo:paragraph-rsid="02572376"/>
    </style:style>
    <style:style style:name="P358" style:family="paragraph" style:parent-style-name="Standard" style:list-style-name="L80">
      <style:text-properties officeooo:rsid="001af508" officeooo:paragraph-rsid="024800b6"/>
    </style:style>
    <style:style style:name="P359" style:family="paragraph" style:parent-style-name="Standard" style:list-style-name="L80">
      <style:text-properties officeooo:rsid="02482e8a" officeooo:paragraph-rsid="0252007b"/>
    </style:style>
    <style:style style:name="P360" style:family="paragraph" style:parent-style-name="Standard" style:list-style-name="L80">
      <style:text-properties officeooo:rsid="024f0887" officeooo:paragraph-rsid="0252007b"/>
    </style:style>
    <style:style style:name="P361" style:family="paragraph" style:parent-style-name="Standard" style:list-style-name="L80">
      <style:text-properties officeooo:rsid="024d1b4f" officeooo:paragraph-rsid="0252007b"/>
    </style:style>
    <style:style style:name="P362" style:family="paragraph" style:parent-style-name="Standard" style:list-style-name="L80">
      <style:text-properties officeooo:rsid="0250a142" officeooo:paragraph-rsid="0250a142"/>
    </style:style>
    <style:style style:name="P363" style:family="paragraph" style:parent-style-name="Standard" style:list-style-name="L80">
      <style:text-properties officeooo:rsid="0250a142" officeooo:paragraph-rsid="02586a39"/>
    </style:style>
    <style:style style:name="P364" style:family="paragraph" style:parent-style-name="Standard" style:list-style-name="L80">
      <style:text-properties officeooo:rsid="024800b6" officeooo:paragraph-rsid="024800b6"/>
    </style:style>
    <style:style style:name="P365" style:family="paragraph" style:parent-style-name="Standard" style:list-style-name="L80">
      <style:text-properties officeooo:rsid="024b3543" officeooo:paragraph-rsid="024b3543"/>
    </style:style>
    <style:style style:name="P366" style:family="paragraph" style:parent-style-name="Standard" style:list-style-name="L80">
      <style:text-properties officeooo:rsid="024b3543" officeooo:paragraph-rsid="0252007b"/>
    </style:style>
    <style:style style:name="P367" style:family="paragraph" style:parent-style-name="Standard" style:list-style-name="L80">
      <style:text-properties officeooo:rsid="02623e37" officeooo:paragraph-rsid="02623e37"/>
    </style:style>
    <style:style style:name="P368" style:family="paragraph" style:parent-style-name="Standard" style:list-style-name="L80">
      <style:text-properties officeooo:rsid="02638df3" officeooo:paragraph-rsid="02638df3"/>
    </style:style>
    <style:style style:name="P369" style:family="paragraph" style:parent-style-name="Standard" style:list-style-name="L80">
      <style:text-properties officeooo:rsid="026388e7" officeooo:paragraph-rsid="026388e7"/>
    </style:style>
    <style:style style:name="P370" style:family="paragraph" style:parent-style-name="Standard" style:list-style-name="L80">
      <style:text-properties officeooo:rsid="02652f01" officeooo:paragraph-rsid="026718b6"/>
    </style:style>
    <style:style style:name="P371" style:family="paragraph" style:parent-style-name="Standard" style:list-style-name="L80">
      <style:text-properties officeooo:rsid="02652f01" officeooo:paragraph-rsid="02652f01"/>
    </style:style>
    <style:style style:name="P372" style:family="paragraph" style:parent-style-name="Standard" style:list-style-name="L80">
      <style:text-properties officeooo:rsid="0266dc9e" officeooo:paragraph-rsid="0266dc9e"/>
    </style:style>
    <style:style style:name="P373" style:family="paragraph" style:parent-style-name="Standard" style:list-style-name="L80">
      <style:text-properties officeooo:rsid="026718b6" officeooo:paragraph-rsid="026718b6"/>
    </style:style>
    <style:style style:name="P374" style:family="paragraph" style:parent-style-name="Standard" style:list-style-name="L80">
      <style:text-properties officeooo:rsid="0268cdd8" officeooo:paragraph-rsid="0268cdd8"/>
    </style:style>
    <style:style style:name="P375" style:family="paragraph" style:parent-style-name="Standard" style:list-style-name="L80">
      <style:text-properties officeooo:rsid="02727e35" officeooo:paragraph-rsid="02727e35"/>
    </style:style>
    <style:style style:name="P376" style:family="paragraph" style:parent-style-name="Standard" style:list-style-name="L80">
      <style:text-properties officeooo:rsid="02727e35" officeooo:paragraph-rsid="0272fa2a"/>
    </style:style>
    <style:style style:name="P377" style:family="paragraph" style:parent-style-name="Standard" style:list-style-name="L80">
      <style:text-properties officeooo:rsid="0272fa2a" officeooo:paragraph-rsid="0272fa2a"/>
    </style:style>
    <style:style style:name="P378" style:family="paragraph" style:parent-style-name="Standard" style:list-style-name="L80">
      <style:text-properties officeooo:rsid="02745852" officeooo:paragraph-rsid="02745852"/>
    </style:style>
    <style:style style:name="P379" style:family="paragraph" style:parent-style-name="Standard" style:list-style-name="L80">
      <style:text-properties officeooo:rsid="02753286" officeooo:paragraph-rsid="02753286"/>
    </style:style>
    <style:style style:name="P380" style:family="paragraph" style:parent-style-name="Standard" style:list-style-name="L80">
      <style:text-properties officeooo:rsid="02755b5e" officeooo:paragraph-rsid="02755b5e"/>
    </style:style>
    <style:style style:name="P381" style:family="paragraph" style:parent-style-name="Standard" style:list-style-name="L80">
      <style:text-properties officeooo:rsid="02755b5e" officeooo:paragraph-rsid="0277c6bd"/>
    </style:style>
    <style:style style:name="P382" style:family="paragraph" style:parent-style-name="Standard" style:list-style-name="L80">
      <style:text-properties officeooo:rsid="02755b5e" officeooo:paragraph-rsid="0285e03e"/>
    </style:style>
    <style:style style:name="P383" style:family="paragraph" style:parent-style-name="Standard" style:list-style-name="L80">
      <style:text-properties officeooo:rsid="02755b5e" officeooo:paragraph-rsid="028bc33e"/>
    </style:style>
    <style:style style:name="P384" style:family="paragraph" style:parent-style-name="Standard" style:list-style-name="L80">
      <style:text-properties officeooo:rsid="0275b42b" officeooo:paragraph-rsid="0277c6bd"/>
    </style:style>
    <style:style style:name="P385" style:family="paragraph" style:parent-style-name="Standard" style:list-style-name="L80">
      <style:text-properties officeooo:rsid="0279f046" officeooo:paragraph-rsid="0279f046"/>
    </style:style>
    <style:style style:name="P386" style:family="paragraph" style:parent-style-name="Standard" style:list-style-name="L80">
      <style:text-properties officeooo:rsid="0285e03e" officeooo:paragraph-rsid="0285e03e"/>
    </style:style>
    <style:style style:name="P387" style:family="paragraph" style:parent-style-name="Standard" style:list-style-name="L80">
      <style:text-properties officeooo:rsid="0287a6ad" officeooo:paragraph-rsid="0287a6ad"/>
    </style:style>
    <style:style style:name="P388" style:family="paragraph" style:parent-style-name="Standard" style:list-style-name="L80">
      <style:text-properties officeooo:rsid="028d101c" officeooo:paragraph-rsid="028d101c"/>
    </style:style>
    <style:style style:name="P389" style:family="paragraph" style:parent-style-name="Standard" style:list-style-name="L80">
      <style:text-properties officeooo:rsid="02885411" officeooo:paragraph-rsid="02885411"/>
    </style:style>
    <style:style style:name="P390" style:family="paragraph" style:parent-style-name="Standard" style:list-style-name="L80">
      <style:text-properties officeooo:rsid="028906d4" officeooo:paragraph-rsid="028e1800"/>
    </style:style>
    <style:style style:name="P391" style:family="paragraph" style:parent-style-name="Standard" style:list-style-name="L80">
      <style:text-properties officeooo:rsid="028bc33e" officeooo:paragraph-rsid="028bc33e"/>
    </style:style>
    <style:style style:name="P392" style:family="paragraph" style:parent-style-name="Standard" style:list-style-name="L81"/>
    <style:style style:name="P393" style:family="paragraph" style:parent-style-name="Standard" style:list-style-name="L80">
      <style:paragraph-properties fo:padding="0.074cm" fo:border-left="none" fo:border-right="none" fo:border-top="none" fo:border-bottom="0.06pt solid #000000" style:join-border="false"/>
      <style:text-properties officeooo:rsid="024800b6" officeooo:paragraph-rsid="02586a39"/>
    </style:style>
    <style:style style:name="P394" style:family="paragraph" style:parent-style-name="Standard" style:list-style-name="L80">
      <style:paragraph-properties fo:padding="0.074cm" fo:border-left="none" fo:border-right="none" fo:border-top="none" fo:border-bottom="0.06pt solid #000000" style:join-border="false"/>
      <style:text-properties officeooo:rsid="026725bf" officeooo:paragraph-rsid="026725bf"/>
    </style:style>
    <style:style style:name="P395" style:family="paragraph" style:parent-style-name="Standard" style:list-style-name="L80">
      <style:paragraph-properties fo:padding-left="0cm" fo:padding-right="0cm" fo:padding-top="0cm" fo:padding-bottom="0.074cm" fo:border-left="none" fo:border-right="none" fo:border-top="none" fo:border-bottom="0.06pt solid #000000" style:join-border="false"/>
      <style:text-properties officeooo:rsid="02753286" officeooo:paragraph-rsid="02753286"/>
    </style:style>
    <style:style style:name="P396" style:family="paragraph" style:parent-style-name="Standard" style:list-style-name="L80">
      <style:paragraph-properties fo:padding-left="0cm" fo:padding-right="0cm" fo:padding-top="0cm" fo:padding-bottom="0.074cm" fo:border-left="none" fo:border-right="none" fo:border-top="none" fo:border-bottom="0.06pt solid #000000" style:join-border="false"/>
      <style:text-properties officeooo:rsid="02755b5e" officeooo:paragraph-rsid="02755b5e"/>
    </style:style>
    <style:style style:name="P397" style:family="paragraph" style:parent-style-name="Standard" style:list-style-name="L80">
      <style:paragraph-properties fo:padding-left="0cm" fo:padding-right="0cm" fo:padding-top="0cm" fo:padding-bottom="0.074cm" fo:border-left="none" fo:border-right="none" fo:border-top="none" fo:border-bottom="0.06pt solid #000000" style:join-border="false"/>
      <style:text-properties officeooo:rsid="02755b5e" officeooo:paragraph-rsid="028bc33e"/>
    </style:style>
    <style:style style:name="P398" style:family="paragraph" style:parent-style-name="Standard" style:list-style-name="L80">
      <style:paragraph-properties fo:padding-left="0cm" fo:padding-right="0cm" fo:padding-top="0cm" fo:padding-bottom="0.074cm" fo:border-left="none" fo:border-right="none" fo:border-top="none" fo:border-bottom="0.06pt solid #000000" style:shadow="none" style:writing-mode="lr-tb" style:join-border="false"/>
      <style:text-properties officeooo:rsid="02a4652d" officeooo:paragraph-rsid="02a70c46"/>
    </style:style>
    <style:style style:name="P399" style:family="paragraph" style:parent-style-name="Standard" style:list-style-name="L80">
      <style:paragraph-properties fo:padding="0cm" fo:border="none" style:shadow="none" style:writing-mode="lr-tb" style:join-border="false"/>
      <style:text-properties officeooo:paragraph-rsid="02b153a5"/>
    </style:style>
    <style:style style:name="P400" style:family="paragraph" style:parent-style-name="Standard" style:list-style-name="L80">
      <style:paragraph-properties fo:padding="0cm" fo:border="none" style:shadow="none" style:writing-mode="lr-tb" style:join-border="false"/>
      <style:text-properties officeooo:paragraph-rsid="02ac1d64"/>
    </style:style>
    <style:style style:name="P401" style:family="paragraph" style:parent-style-name="Standard" style:list-style-name="L80">
      <style:paragraph-properties fo:padding="0cm" fo:border="none" style:shadow="none" style:writing-mode="lr-tb" style:join-border="false"/>
      <style:text-properties officeooo:rsid="029b3cdf" officeooo:paragraph-rsid="02ab2bcc"/>
    </style:style>
    <style:style style:name="P402" style:family="paragraph" style:parent-style-name="Standard" style:list-style-name="L80">
      <style:paragraph-properties fo:padding="0cm" fo:border="none" style:shadow="none" style:writing-mode="lr-tb" style:join-border="false"/>
      <style:text-properties officeooo:rsid="029b3cdf" officeooo:paragraph-rsid="029b3cdf"/>
    </style:style>
    <style:style style:name="P403" style:family="paragraph" style:parent-style-name="Standard" style:list-style-name="L80">
      <style:paragraph-properties fo:padding="0cm" fo:border="none" style:shadow="none" style:writing-mode="lr-tb" style:join-border="false"/>
      <style:text-properties officeooo:rsid="029c9e42" officeooo:paragraph-rsid="029c9e42"/>
    </style:style>
    <style:style style:name="P404" style:family="paragraph" style:parent-style-name="Standard" style:list-style-name="L80">
      <style:paragraph-properties fo:padding="0cm" fo:border="none" style:shadow="none" style:writing-mode="lr-tb" style:join-border="false"/>
      <style:text-properties officeooo:rsid="029e5d3e" officeooo:paragraph-rsid="029e5d3e"/>
    </style:style>
    <style:style style:name="P405" style:family="paragraph" style:parent-style-name="Standard" style:list-style-name="L80">
      <style:paragraph-properties fo:padding="0cm" fo:border="none" style:shadow="none" style:writing-mode="lr-tb" style:join-border="false"/>
      <style:text-properties officeooo:rsid="029e5d3e" officeooo:paragraph-rsid="02a53f35"/>
    </style:style>
    <style:style style:name="P406" style:family="paragraph" style:parent-style-name="Standard" style:list-style-name="L80">
      <style:paragraph-properties fo:padding="0cm" fo:border="none" style:shadow="none" style:writing-mode="lr-tb" style:join-border="false"/>
      <style:text-properties officeooo:rsid="02a2bb0a" officeooo:paragraph-rsid="02a2bb0a"/>
    </style:style>
    <style:style style:name="P407" style:family="paragraph" style:parent-style-name="Standard" style:list-style-name="L80">
      <style:paragraph-properties fo:padding="0cm" fo:border="none" style:shadow="none" style:writing-mode="lr-tb" style:join-border="false"/>
      <style:text-properties officeooo:rsid="02a4652d" officeooo:paragraph-rsid="02a4652d"/>
    </style:style>
    <style:style style:name="P408" style:family="paragraph" style:parent-style-name="Standard" style:list-style-name="L80">
      <style:paragraph-properties fo:padding="0cm" fo:border="none" style:shadow="none" style:writing-mode="lr-tb" style:join-border="false"/>
      <style:text-properties officeooo:rsid="02a53f35" officeooo:paragraph-rsid="02a53f35"/>
    </style:style>
    <style:style style:name="P409" style:family="paragraph" style:parent-style-name="Standard" style:list-style-name="L80">
      <style:paragraph-properties fo:padding="0cm" fo:border="none" style:shadow="none" style:writing-mode="lr-tb" style:join-border="false"/>
      <style:text-properties officeooo:rsid="02a0f287" officeooo:paragraph-rsid="02b1e302"/>
    </style:style>
    <style:style style:name="P410" style:family="paragraph" style:parent-style-name="Standard" style:list-style-name="L80">
      <style:paragraph-properties fo:padding="0cm" fo:border="none" style:shadow="none" style:writing-mode="lr-tb" style:join-border="false">
        <style:tab-stops/>
      </style:paragraph-properties>
      <style:text-properties officeooo:rsid="02b93bd2" officeooo:paragraph-rsid="02b93bd2"/>
    </style:style>
    <style:style style:name="P411" style:family="paragraph" style:parent-style-name="Standard" style:list-style-name="L80">
      <style:paragraph-properties fo:padding="0cm" fo:border="none" style:shadow="none" style:writing-mode="lr-tb" style:join-border="false">
        <style:tab-stops/>
      </style:paragraph-properties>
      <style:text-properties officeooo:rsid="02b93bd2" officeooo:paragraph-rsid="02c33b24"/>
    </style:style>
    <style:style style:name="P412" style:family="paragraph" style:parent-style-name="Standard" style:list-style-name="L80">
      <style:paragraph-properties fo:padding="0cm" fo:border="none" style:shadow="none" style:writing-mode="lr-tb" style:join-border="false">
        <style:tab-stops/>
      </style:paragraph-properties>
      <style:text-properties officeooo:rsid="02b93bd2" officeooo:paragraph-rsid="02c0ab5d"/>
    </style:style>
    <style:style style:name="P413" style:family="paragraph" style:parent-style-name="Standard" style:list-style-name="L80">
      <style:paragraph-properties fo:padding="0cm" fo:border="none" style:shadow="none" style:writing-mode="lr-tb" style:join-border="false">
        <style:tab-stops/>
      </style:paragraph-properties>
      <style:text-properties officeooo:paragraph-rsid="02cdb411"/>
    </style:style>
    <style:style style:name="P414" style:family="paragraph" style:parent-style-name="Standard" style:list-style-name="L80">
      <style:paragraph-properties fo:padding="0cm" fo:border="none" style:shadow="none" style:writing-mode="lr-tb" style:join-border="false">
        <style:tab-stops/>
      </style:paragraph-properties>
      <style:text-properties officeooo:paragraph-rsid="02c5a1a1"/>
    </style:style>
    <style:style style:name="P415" style:family="paragraph" style:parent-style-name="Standard" style:list-style-name="L80">
      <style:paragraph-properties fo:padding="0cm" fo:border="none" style:shadow="none" style:writing-mode="lr-tb" style:join-border="false">
        <style:tab-stops/>
      </style:paragraph-properties>
      <style:text-properties officeooo:rsid="02b99310" officeooo:paragraph-rsid="02c5a1a1"/>
    </style:style>
    <style:style style:name="P416" style:family="paragraph" style:parent-style-name="Standard" style:list-style-name="L80">
      <style:paragraph-properties fo:padding="0cm" fo:border="none" style:shadow="none" style:writing-mode="lr-tb" style:join-border="false">
        <style:tab-stops/>
      </style:paragraph-properties>
      <style:text-properties officeooo:rsid="02bad902" officeooo:paragraph-rsid="02c5a1a1"/>
    </style:style>
    <style:style style:name="P417" style:family="paragraph" style:parent-style-name="Standard" style:list-style-name="L80">
      <style:paragraph-properties fo:padding="0cm" fo:border="none" style:shadow="none" style:writing-mode="lr-tb" style:join-border="false">
        <style:tab-stops/>
      </style:paragraph-properties>
      <style:text-properties officeooo:rsid="02bad902" officeooo:paragraph-rsid="02e17356"/>
    </style:style>
    <style:style style:name="P418" style:family="paragraph" style:parent-style-name="Standard" style:list-style-name="L80">
      <style:paragraph-properties fo:padding="0cm" fo:border="none" style:shadow="none" style:writing-mode="lr-tb" style:join-border="false">
        <style:tab-stops/>
      </style:paragraph-properties>
      <style:text-properties officeooo:rsid="02bad902" officeooo:paragraph-rsid="02bad902"/>
    </style:style>
    <style:style style:name="P419" style:family="paragraph" style:parent-style-name="Standard" style:list-style-name="L80">
      <style:paragraph-properties fo:padding="0cm" fo:border="none" style:shadow="none" style:writing-mode="lr-tb" style:join-border="false">
        <style:tab-stops/>
      </style:paragraph-properties>
      <style:text-properties officeooo:rsid="02bb7a2a" officeooo:paragraph-rsid="02c75c96"/>
    </style:style>
    <style:style style:name="P420" style:family="paragraph" style:parent-style-name="Standard" style:list-style-name="L80">
      <style:paragraph-properties fo:padding="0cm" fo:border="none" style:shadow="none" style:writing-mode="lr-tb" style:join-border="false">
        <style:tab-stops/>
      </style:paragraph-properties>
      <style:text-properties officeooo:rsid="02bb7a2a" officeooo:paragraph-rsid="02bd927a"/>
    </style:style>
    <style:style style:name="P421" style:family="paragraph" style:parent-style-name="Standard" style:list-style-name="L80">
      <style:paragraph-properties fo:padding="0cm" fo:border="none" style:shadow="none" style:writing-mode="lr-tb" style:join-border="false">
        <style:tab-stops/>
      </style:paragraph-properties>
      <style:text-properties officeooo:rsid="02bb7a2a" officeooo:paragraph-rsid="02c94a0c"/>
    </style:style>
    <style:style style:name="P422" style:family="paragraph" style:parent-style-name="Standard" style:list-style-name="L80">
      <style:paragraph-properties fo:padding="0cm" fo:border="none" style:shadow="none" style:writing-mode="lr-tb" style:join-border="false">
        <style:tab-stops/>
      </style:paragraph-properties>
      <style:text-properties officeooo:rsid="02bba4ad" officeooo:paragraph-rsid="02bd927a"/>
    </style:style>
    <style:style style:name="P423" style:family="paragraph" style:parent-style-name="Standard" style:list-style-name="L81">
      <style:paragraph-properties style:writing-mode="lr-tb"/>
      <style:text-properties officeooo:rsid="02db5655" officeooo:paragraph-rsid="02db5655"/>
    </style:style>
    <style:style style:name="P424" style:family="paragraph" style:parent-style-name="Standard" style:list-style-name="L81">
      <style:paragraph-properties style:writing-mode="lr-tb"/>
    </style:style>
    <style:style style:name="P425" style:family="paragraph" style:parent-style-name="Standard" style:list-style-name="L81">
      <style:paragraph-properties style:writing-mode="lr-tb"/>
      <style:text-properties officeooo:paragraph-rsid="02e3b503"/>
    </style:style>
    <style:style style:name="P426" style:family="paragraph" style:parent-style-name="Standard" style:list-style-name="L81">
      <style:paragraph-properties style:writing-mode="lr-tb"/>
      <style:text-properties officeooo:paragraph-rsid="02dcd1d1"/>
    </style:style>
    <style:style style:name="P427" style:family="paragraph" style:parent-style-name="Standard" style:list-style-name="L81">
      <style:paragraph-properties style:writing-mode="lr-tb"/>
      <style:text-properties officeooo:paragraph-rsid="02e3cc87"/>
    </style:style>
    <style:style style:name="P428" style:family="paragraph" style:parent-style-name="OOoTextBody" style:list-style-name="">
      <style:text-properties fo:language="it" fo:country="IT" officeooo:paragraph-rsid="001c0a41"/>
    </style:style>
    <style:style style:name="P429" style:family="paragraph" style:parent-style-name="OOoTextBody" style:list-style-name="L1">
      <style:text-properties fo:language="it" fo:country="IT" officeooo:paragraph-rsid="001c0a41"/>
    </style:style>
    <style:style style:name="P430" style:family="paragraph" style:parent-style-name="OOoTextBody" style:list-style-name="L1">
      <style:text-properties fo:language="it" fo:country="IT" officeooo:paragraph-rsid="003ae303"/>
    </style:style>
    <style:style style:name="P431" style:family="paragraph" style:parent-style-name="OOoTextBody" style:list-style-name="L1">
      <style:text-properties fo:language="it" fo:country="IT" officeooo:paragraph-rsid="0087270a"/>
    </style:style>
    <style:style style:name="P432" style:family="paragraph" style:parent-style-name="OOoTextBody" style:list-style-name="L2">
      <style:text-properties fo:language="it" fo:country="IT" officeooo:paragraph-rsid="001c0a41"/>
    </style:style>
    <style:style style:name="P433" style:family="paragraph" style:parent-style-name="OOoTextBody" style:list-style-name="L3">
      <style:text-properties fo:language="it" fo:country="IT" officeooo:rsid="006ca86a" officeooo:paragraph-rsid="01113b8f"/>
    </style:style>
    <style:style style:name="P434" style:family="paragraph" style:parent-style-name="OOoTextBody" style:list-style-name="L3">
      <style:text-properties fo:language="it" fo:country="IT" officeooo:rsid="006ca86a" officeooo:paragraph-rsid="00fefa66"/>
    </style:style>
    <style:style style:name="P435" style:family="paragraph" style:parent-style-name="OOoTextBody" style:list-style-name="L3">
      <style:text-properties fo:language="it" fo:country="IT" officeooo:rsid="00a7167c" officeooo:paragraph-rsid="010e8c83"/>
    </style:style>
    <style:style style:name="P436" style:family="paragraph" style:parent-style-name="OOoTextBody" style:list-style-name="L3">
      <style:text-properties fo:language="it" fo:country="IT" officeooo:paragraph-rsid="010f6683"/>
    </style:style>
    <style:style style:name="P437" style:family="paragraph" style:parent-style-name="OOoTextBody" style:list-style-name="L3">
      <style:text-properties fo:language="it" fo:country="IT" officeooo:paragraph-rsid="01000f19"/>
    </style:style>
    <style:style style:name="P438" style:family="paragraph" style:parent-style-name="OOoTextBody" style:list-style-name="L3">
      <style:text-properties fo:language="it" fo:country="IT" officeooo:paragraph-rsid="001c0a41"/>
    </style:style>
    <style:style style:name="P439" style:family="paragraph" style:parent-style-name="OOoTextBody" style:list-style-name="L3">
      <style:text-properties fo:language="it" fo:country="IT" officeooo:paragraph-rsid="006f1024"/>
    </style:style>
    <style:style style:name="P440" style:family="paragraph" style:parent-style-name="OOoTextBody" style:list-style-name="L3">
      <style:text-properties fo:language="it" fo:country="IT" officeooo:paragraph-rsid="006ca86a"/>
    </style:style>
    <style:style style:name="P441" style:family="paragraph" style:parent-style-name="OOoTextBody" style:list-style-name="L3">
      <style:text-properties fo:language="it" fo:country="IT" officeooo:paragraph-rsid="011294aa"/>
    </style:style>
    <style:style style:name="P442" style:family="paragraph" style:parent-style-name="OOoTextBody" style:list-style-name="L3">
      <style:text-properties fo:language="it" fo:country="IT" officeooo:rsid="006f1024" officeooo:paragraph-rsid="006f1024"/>
    </style:style>
    <style:style style:name="P443" style:family="paragraph" style:parent-style-name="OOoTextBody" style:list-style-name="L4">
      <style:text-properties fo:language="it" fo:country="IT" officeooo:paragraph-rsid="001c0a41"/>
    </style:style>
    <style:style style:name="P444" style:family="paragraph" style:parent-style-name="OOoTextBody" style:list-style-name="L4">
      <style:text-properties fo:language="it" fo:country="IT" officeooo:paragraph-rsid="0086198f"/>
    </style:style>
    <style:style style:name="P445" style:family="paragraph" style:parent-style-name="OOoTextBody" style:list-style-name="L4">
      <style:text-properties fo:language="it" fo:country="IT" fo:font-style="normal" officeooo:rsid="00806d26" officeooo:paragraph-rsid="00806d26" style:font-style-asian="normal" style:font-style-complex="normal"/>
    </style:style>
    <style:style style:name="P446" style:family="paragraph" style:parent-style-name="OOoTextBody" style:list-style-name="L6">
      <style:text-properties fo:language="it" fo:country="IT" officeooo:paragraph-rsid="00394cc9"/>
    </style:style>
    <style:style style:name="P447" style:family="paragraph" style:parent-style-name="OOoTextBody" style:list-style-name="L7">
      <style:text-properties fo:language="it" fo:country="IT" officeooo:paragraph-rsid="001c0a41"/>
    </style:style>
    <style:style style:name="P448" style:family="paragraph" style:parent-style-name="OOoTextBody" style:list-style-name="L9">
      <style:text-properties fo:language="it" fo:country="IT" officeooo:paragraph-rsid="001c0a41"/>
    </style:style>
    <style:style style:name="P449" style:family="paragraph" style:parent-style-name="OOoTextBody" style:list-style-name="L11">
      <style:text-properties fo:language="it" fo:country="IT" officeooo:paragraph-rsid="001c0a41"/>
    </style:style>
    <style:style style:name="P450" style:family="paragraph" style:parent-style-name="OOoTextBody" style:list-style-name="L20">
      <style:text-properties fo:language="it" fo:country="IT" officeooo:paragraph-rsid="014385bc"/>
    </style:style>
    <style:style style:name="P451" style:family="paragraph" style:parent-style-name="OOoTextBody" style:list-style-name="L22">
      <style:text-properties fo:language="it" fo:country="IT" officeooo:paragraph-rsid="01630706"/>
    </style:style>
    <style:style style:name="P452" style:family="paragraph" style:parent-style-name="OOoTextBody" style:list-style-name="L23">
      <style:text-properties fo:language="it" fo:country="IT" officeooo:rsid="0180fe62" officeooo:paragraph-rsid="0180fe62" fo:background-color="transparent"/>
    </style:style>
    <style:style style:name="P453" style:family="paragraph" style:parent-style-name="OOoTextBody" style:list-style-name="L27">
      <style:text-properties fo:language="it" fo:country="IT" officeooo:rsid="017091cd" officeooo:paragraph-rsid="01773a59" fo:background-color="transparent"/>
    </style:style>
    <style:style style:name="P454" style:family="paragraph" style:parent-style-name="OOoTextBody" style:list-style-name="L39">
      <style:text-properties fo:language="it" fo:country="IT" officeooo:paragraph-rsid="001c0a41" fo:background-color="transparent"/>
    </style:style>
    <style:style style:name="P455" style:family="paragraph" style:parent-style-name="OOoTextBody" style:list-style-name="L40">
      <style:text-properties fo:language="it" fo:country="IT" officeooo:paragraph-rsid="001c0a41" fo:background-color="transparent"/>
    </style:style>
    <style:style style:name="P456" style:family="paragraph" style:parent-style-name="OOoTextBody" style:list-style-name="L41">
      <style:text-properties fo:language="it" fo:country="IT" officeooo:paragraph-rsid="001c0a41" fo:background-color="transparent"/>
    </style:style>
    <style:style style:name="P457" style:family="paragraph" style:parent-style-name="OOoTextBody" style:list-style-name="L61">
      <style:text-properties fo:language="it" fo:country="IT" officeooo:paragraph-rsid="001c0a41" fo:background-color="transparent"/>
    </style:style>
    <style:style style:name="P458" style:family="paragraph" style:parent-style-name="OOoTextBody" style:list-style-name="L29">
      <style:text-properties fo:language="it" fo:country="IT" officeooo:paragraph-rsid="001c0a41"/>
    </style:style>
    <style:style style:name="P459" style:family="paragraph" style:parent-style-name="OOoTextBody" style:list-style-name="L30">
      <style:text-properties fo:language="it" fo:country="IT" fo:font-style="italic" officeooo:paragraph-rsid="001c0a41" style:font-style-asian="italic" style:font-style-complex="italic"/>
    </style:style>
    <style:style style:name="P460" style:family="paragraph" style:parent-style-name="OOoTextBody" style:list-style-name="L30">
      <style:text-properties fo:language="it" fo:country="IT" fo:font-style="italic" officeooo:paragraph-rsid="019273f6" style:font-style-asian="italic" style:font-style-complex="italic"/>
    </style:style>
    <style:style style:name="P461" style:family="paragraph" style:parent-style-name="OOoTextBody" style:list-style-name="L31">
      <style:text-properties fo:language="it" fo:country="IT" fo:font-style="italic" officeooo:paragraph-rsid="001c0a41" style:font-style-asian="italic" style:font-style-complex="italic"/>
    </style:style>
    <style:style style:name="P462" style:family="paragraph" style:parent-style-name="OOoTextBody" style:list-style-name="L66">
      <style:text-properties fo:language="it" fo:country="IT" fo:font-style="italic" officeooo:paragraph-rsid="001c0a41" style:font-style-asian="italic" style:font-style-complex="italic"/>
    </style:style>
    <style:style style:name="P463" style:family="paragraph" style:parent-style-name="OOoTextBody" style:list-style-name="L32">
      <style:text-properties fo:language="it" fo:country="IT" officeooo:rsid="01d6f69d" officeooo:paragraph-rsid="01d6f69d"/>
    </style:style>
    <style:style style:name="P464" style:family="paragraph" style:parent-style-name="OOoTextBody" style:list-style-name="L32">
      <style:text-properties fo:language="it" fo:country="IT"/>
    </style:style>
    <style:style style:name="P465" style:family="paragraph" style:parent-style-name="OOoTextBody" style:list-style-name="L33">
      <style:text-properties fo:language="it" fo:country="IT" officeooo:paragraph-rsid="001c0a41"/>
    </style:style>
    <style:style style:name="P466" style:family="paragraph" style:parent-style-name="OOoTextBody" style:list-style-name="L42">
      <style:text-properties fo:language="it" fo:country="IT" officeooo:paragraph-rsid="001c0a41"/>
    </style:style>
    <style:style style:name="P467" style:family="paragraph" style:parent-style-name="OOoTextBody" style:list-style-name="L44">
      <style:text-properties fo:language="it" fo:country="IT" officeooo:paragraph-rsid="001c0a41"/>
    </style:style>
    <style:style style:name="P468" style:family="paragraph" style:parent-style-name="OOoTextBody" style:list-style-name="L45">
      <style:text-properties fo:language="it" fo:country="IT" officeooo:paragraph-rsid="001c0a41"/>
    </style:style>
    <style:style style:name="P469" style:family="paragraph" style:parent-style-name="OOoTextBody" style:list-style-name="L46">
      <style:text-properties fo:language="it" fo:country="IT" officeooo:paragraph-rsid="001c0a41"/>
    </style:style>
    <style:style style:name="P470" style:family="paragraph" style:parent-style-name="OOoTextBody" style:list-style-name="L47">
      <style:text-properties fo:language="it" fo:country="IT" officeooo:paragraph-rsid="001c0a41"/>
    </style:style>
    <style:style style:name="P471" style:family="paragraph" style:parent-style-name="OOoTextBody" style:list-style-name="L50">
      <style:text-properties fo:language="it" fo:country="IT" officeooo:paragraph-rsid="001c0a41"/>
    </style:style>
    <style:style style:name="P472" style:family="paragraph" style:parent-style-name="OOoTextBody" style:list-style-name="L53">
      <style:text-properties fo:language="it" fo:country="IT" officeooo:paragraph-rsid="001c0a41"/>
    </style:style>
    <style:style style:name="P473" style:family="paragraph" style:parent-style-name="OOoTextBody" style:list-style-name="L55">
      <style:text-properties fo:language="it" fo:country="IT" officeooo:paragraph-rsid="001c0a41"/>
    </style:style>
    <style:style style:name="P474" style:family="paragraph" style:parent-style-name="OOoTextBody" style:list-style-name="L56">
      <style:text-properties fo:language="it" fo:country="IT" officeooo:paragraph-rsid="001c0a41"/>
    </style:style>
    <style:style style:name="P475" style:family="paragraph" style:parent-style-name="OOoTextBody" style:list-style-name="L58">
      <style:text-properties fo:language="it" fo:country="IT" officeooo:paragraph-rsid="001c0a41"/>
    </style:style>
    <style:style style:name="P476" style:family="paragraph" style:parent-style-name="OOoTextBody" style:list-style-name="L59">
      <style:text-properties fo:language="it" fo:country="IT" officeooo:paragraph-rsid="001c0a41"/>
    </style:style>
    <style:style style:name="P477" style:family="paragraph" style:parent-style-name="OOoTextBody" style:list-style-name="L61">
      <style:text-properties fo:language="it" fo:country="IT" officeooo:paragraph-rsid="001c0a41"/>
    </style:style>
    <style:style style:name="P478" style:family="paragraph" style:parent-style-name="OOoTextBody" style:list-style-name="L63">
      <style:text-properties fo:language="it" fo:country="IT" officeooo:paragraph-rsid="001c0a41"/>
    </style:style>
    <style:style style:name="P479" style:family="paragraph" style:parent-style-name="OOoTextBody" style:list-style-name="L66">
      <style:text-properties fo:language="it" fo:country="IT" officeooo:paragraph-rsid="001c0a41"/>
    </style:style>
    <style:style style:name="P480" style:family="paragraph" style:parent-style-name="OOoTextBody" style:list-style-name="L68">
      <style:text-properties fo:language="it" fo:country="IT" officeooo:paragraph-rsid="001c0a41"/>
    </style:style>
    <style:style style:name="P481" style:family="paragraph" style:parent-style-name="OOoTextBody" style:list-style-name="L69">
      <style:text-properties fo:language="it" fo:country="IT" officeooo:paragraph-rsid="001c0a41"/>
    </style:style>
    <style:style style:name="P482" style:family="paragraph" style:parent-style-name="OOoTextBody" style:list-style-name="L71">
      <style:text-properties fo:language="it" fo:country="IT" officeooo:paragraph-rsid="001c0a41"/>
    </style:style>
    <style:style style:name="P483" style:family="paragraph" style:parent-style-name="OOoTextBody" style:list-style-name="L74">
      <style:text-properties fo:language="it" fo:country="IT" officeooo:paragraph-rsid="001c0a41"/>
    </style:style>
    <style:style style:name="P484" style:family="paragraph" style:parent-style-name="OOoTextBody" style:list-style-name="L75">
      <style:text-properties fo:language="it" fo:country="IT" officeooo:rsid="003335f5" officeooo:paragraph-rsid="003335f5"/>
    </style:style>
    <style:style style:name="P485" style:family="paragraph" style:parent-style-name="OOoTextBody" style:list-style-name="L76">
      <style:text-properties fo:language="it" fo:country="IT" officeooo:rsid="002b1484" officeooo:paragraph-rsid="002b1484"/>
    </style:style>
    <style:style style:name="P486" style:family="paragraph" style:parent-style-name="OOoTextBody" style:list-style-name="L76">
      <style:text-properties fo:language="it" fo:country="IT" officeooo:rsid="002b1484" officeooo:paragraph-rsid="003335f5"/>
    </style:style>
    <style:style style:name="P487" style:family="paragraph" style:parent-style-name="OOoTextBody" style:list-style-name="L1">
      <style:text-properties officeooo:paragraph-rsid="001c0a41"/>
    </style:style>
    <style:style style:name="P488" style:family="paragraph" style:parent-style-name="OOoTextBody" style:list-style-name="L1">
      <style:text-properties officeooo:paragraph-rsid="003ae303"/>
    </style:style>
    <style:style style:name="P489" style:family="paragraph" style:parent-style-name="OOoTextBody" style:list-style-name="L2">
      <style:text-properties officeooo:paragraph-rsid="001c0a41"/>
    </style:style>
    <style:style style:name="P490" style:family="paragraph" style:parent-style-name="OOoTextBody" style:list-style-name="L2">
      <style:text-properties officeooo:rsid="005cafc6" officeooo:paragraph-rsid="005cafc6"/>
    </style:style>
    <style:style style:name="P491" style:family="paragraph" style:parent-style-name="OOoTextBody" style:list-style-name="L3">
      <style:text-properties officeooo:paragraph-rsid="001c0a41"/>
    </style:style>
    <style:style style:name="P492" style:family="paragraph" style:parent-style-name="OOoTextBody" style:list-style-name="L3">
      <style:text-properties officeooo:paragraph-rsid="00a7167c"/>
    </style:style>
    <style:style style:name="P493" style:family="paragraph" style:parent-style-name="OOoTextBody" style:list-style-name="L3">
      <style:text-properties officeooo:paragraph-rsid="01113b8f"/>
    </style:style>
    <style:style style:name="P494" style:family="paragraph" style:parent-style-name="OOoTextBody" style:list-style-name="L3">
      <style:text-properties officeooo:paragraph-rsid="011242b7"/>
    </style:style>
    <style:style style:name="P495" style:family="paragraph" style:parent-style-name="OOoTextBody" style:list-style-name="L3">
      <style:text-properties officeooo:paragraph-rsid="011294aa"/>
    </style:style>
    <style:style style:name="P496" style:family="paragraph" style:parent-style-name="OOoTextBody" style:list-style-name="L4">
      <style:text-properties officeooo:paragraph-rsid="001c0a41"/>
    </style:style>
    <style:style style:name="P497" style:family="paragraph" style:parent-style-name="OOoTextBody" style:list-style-name="L5">
      <style:text-properties style:text-line-through-style="solid" style:text-line-through-type="single" fo:language="it" fo:country="IT" fo:font-weight="normal" officeooo:paragraph-rsid="00a88065" style:font-weight-asian="normal" style:font-weight-complex="normal"/>
    </style:style>
    <style:style style:name="P498" style:family="paragraph" style:parent-style-name="OOoTextBody" style:list-style-name="L8">
      <style:text-properties officeooo:paragraph-rsid="001c0a41"/>
    </style:style>
    <style:style style:name="P499" style:family="paragraph" style:parent-style-name="OOoTextBody" style:list-style-name="L10">
      <style:text-properties officeooo:paragraph-rsid="001c0a41"/>
    </style:style>
    <style:style style:name="P500" style:family="paragraph" style:parent-style-name="OOoTextBody" style:list-style-name="L10">
      <style:text-properties officeooo:paragraph-rsid="0120e7c2"/>
    </style:style>
    <style:style style:name="P501" style:family="paragraph" style:parent-style-name="OOoTextBody" style:list-style-name="L10">
      <style:text-properties officeooo:rsid="0120e7c2" officeooo:paragraph-rsid="0120e7c2"/>
    </style:style>
    <style:style style:name="P502" style:family="paragraph" style:parent-style-name="OOoTextBody" style:list-style-name="L11">
      <style:text-properties officeooo:paragraph-rsid="00b266d9"/>
    </style:style>
    <style:style style:name="P503" style:family="paragraph" style:parent-style-name="OOoTextBody" style:list-style-name="L11">
      <style:paragraph-properties fo:text-align="start" style:justify-single-word="false"/>
      <style:text-properties officeooo:paragraph-rsid="00b266d9"/>
    </style:style>
    <style:style style:name="P504" style:family="paragraph" style:parent-style-name="OOoTextBody" style:list-style-name="L12">
      <style:text-properties officeooo:paragraph-rsid="001c0a41"/>
    </style:style>
    <style:style style:name="P505" style:family="paragraph" style:parent-style-name="OOoTextBody" style:list-style-name="L17">
      <style:text-properties officeooo:paragraph-rsid="01500007"/>
    </style:style>
    <style:style style:name="P506" style:family="paragraph" style:parent-style-name="OOoTextBody" style:list-style-name="L18">
      <loext:graphic-properties draw:fill="none" draw:fill-color="#ffffff" draw:opacity="100%"/>
      <style:paragraph-properties fo:background-color="transparent"/>
      <style:text-properties style:use-window-font-color="true" fo:language="it" fo:country="IT" officeooo:paragraph-rsid="001c0a41" fo:background-color="transparent"/>
    </style:style>
    <style:style style:name="P507" style:family="paragraph" style:parent-style-name="OOoTextBody" style:list-style-name="L19">
      <style:text-properties officeooo:paragraph-rsid="014385bc"/>
    </style:style>
    <style:style style:name="P508" style:family="paragraph" style:parent-style-name="OOoTextBody" style:list-style-name="L21">
      <style:text-properties officeooo:paragraph-rsid="012fa05f"/>
    </style:style>
    <style:style style:name="P509" style:family="paragraph" style:parent-style-name="OOoTextBody" style:list-style-name="L22">
      <style:text-properties officeooo:paragraph-rsid="01630706"/>
    </style:style>
    <style:style style:name="P510" style:family="paragraph" style:parent-style-name="OOoTextBody" style:list-style-name="L23">
      <style:text-properties officeooo:paragraph-rsid="017e5e62"/>
    </style:style>
    <style:style style:name="P511" style:family="paragraph" style:parent-style-name="OOoTextBody" style:list-style-name="L23">
      <style:text-properties officeooo:rsid="017dae66" officeooo:paragraph-rsid="017dae66"/>
    </style:style>
    <style:style style:name="P512" style:family="paragraph" style:parent-style-name="OOoTextBody" style:list-style-name="L24">
      <style:text-properties officeooo:paragraph-rsid="001c0a41"/>
    </style:style>
    <style:style style:name="P513" style:family="paragraph" style:parent-style-name="OOoTextBody" style:list-style-name="L25"/>
    <style:style style:name="P514" style:family="paragraph" style:parent-style-name="OOoTextBody" style:list-style-name="L25">
      <style:text-properties officeooo:paragraph-rsid="0079abb2"/>
    </style:style>
    <style:style style:name="P515" style:family="paragraph" style:parent-style-name="OOoTextBody" style:list-style-name="L25">
      <style:text-properties officeooo:rsid="00786d88" officeooo:paragraph-rsid="0079abb2"/>
    </style:style>
    <style:style style:name="P516" style:family="paragraph" style:parent-style-name="OOoTextBody" style:list-style-name="L26">
      <style:text-properties officeooo:paragraph-rsid="001c0a41"/>
    </style:style>
    <style:style style:name="P517" style:family="paragraph" style:parent-style-name="OOoTextBody" style:list-style-name="L28">
      <style:text-properties officeooo:paragraph-rsid="0168d9e9"/>
    </style:style>
    <style:style style:name="P518" style:family="paragraph" style:parent-style-name="OOoTextBody" style:list-style-name="L31">
      <style:text-properties style:font-name="Times New Roman" fo:font-size="12pt" fo:language="it" fo:country="IT" fo:font-style="italic" fo:font-weight="normal" officeooo:paragraph-rsid="019273f6" style:font-size-asian="12pt" style:font-style-asian="italic" style:font-weight-asian="normal" style:font-size-complex="12pt" style:font-style-complex="italic" style:font-weight-complex="normal"/>
    </style:style>
    <style:style style:name="P519" style:family="paragraph" style:parent-style-name="OOoTextBody" style:list-style-name="L32">
      <style:text-properties officeooo:paragraph-rsid="01d6f69d"/>
    </style:style>
    <style:style style:name="P520" style:family="paragraph" style:parent-style-name="OOoTextBody" style:list-style-name="L32">
      <style:text-properties officeooo:rsid="01d6f69d" officeooo:paragraph-rsid="01d6f69d"/>
    </style:style>
    <style:style style:name="P521" style:family="paragraph" style:parent-style-name="OOoTextBody" style:list-style-name="L34">
      <style:text-properties officeooo:paragraph-rsid="01eb0fe6"/>
    </style:style>
    <style:style style:name="P522" style:family="paragraph" style:parent-style-name="OOoTextBody" style:list-style-name="L34">
      <style:text-properties officeooo:paragraph-rsid="01ecd954"/>
    </style:style>
    <style:style style:name="P523" style:family="paragraph" style:parent-style-name="OOoTextBody" style:list-style-name="L34">
      <style:text-properties officeooo:rsid="01eb857e" officeooo:paragraph-rsid="01eb857e"/>
    </style:style>
    <style:style style:name="P524" style:family="paragraph" style:parent-style-name="OOoTextBody" style:list-style-name="L35">
      <style:text-properties officeooo:paragraph-rsid="001c0a41"/>
    </style:style>
    <style:style style:name="P525" style:family="paragraph" style:parent-style-name="OOoTextBody" style:list-style-name="L38">
      <style:text-properties officeooo:paragraph-rsid="02171b69"/>
    </style:style>
    <style:style style:name="P526" style:family="paragraph" style:parent-style-name="OOoTextBody" style:list-style-name="L43">
      <style:text-properties officeooo:paragraph-rsid="001c0a41"/>
    </style:style>
    <style:style style:name="P527" style:family="paragraph" style:parent-style-name="OOoTextBody" style:list-style-name="L45">
      <style:text-properties officeooo:paragraph-rsid="001c0a41"/>
    </style:style>
    <style:style style:name="P528" style:family="paragraph" style:parent-style-name="OOoTextBody" style:list-style-name="L46">
      <style:text-properties officeooo:paragraph-rsid="001c0a41"/>
    </style:style>
    <style:style style:name="P529" style:family="paragraph" style:parent-style-name="OOoTextBody" style:list-style-name="L47">
      <style:text-properties officeooo:paragraph-rsid="001c0a41"/>
    </style:style>
    <style:style style:name="P530" style:family="paragraph" style:parent-style-name="OOoTextBody" style:list-style-name="L48">
      <style:text-properties officeooo:paragraph-rsid="001c0a41"/>
    </style:style>
    <style:style style:name="P531" style:family="paragraph" style:parent-style-name="OOoTextBody" style:list-style-name="L49">
      <style:text-properties officeooo:paragraph-rsid="001c0a41"/>
    </style:style>
    <style:style style:name="P532" style:family="paragraph" style:parent-style-name="OOoTextBody" style:list-style-name="L50">
      <style:text-properties officeooo:paragraph-rsid="001c0a41"/>
    </style:style>
    <style:style style:name="P533" style:family="paragraph" style:parent-style-name="OOoTextBody" style:list-style-name="L53">
      <style:text-properties officeooo:paragraph-rsid="001c0a41"/>
    </style:style>
    <style:style style:name="P534" style:family="paragraph" style:parent-style-name="OOoTextBody" style:list-style-name="L54">
      <style:text-properties officeooo:paragraph-rsid="001c0a41"/>
    </style:style>
    <style:style style:name="P535" style:family="paragraph" style:parent-style-name="OOoTextBody" style:list-style-name="L55">
      <style:text-properties officeooo:paragraph-rsid="001c0a41"/>
    </style:style>
    <style:style style:name="P536" style:family="paragraph" style:parent-style-name="OOoTextBody" style:list-style-name="L55">
      <style:text-properties style:text-line-through-style="none" style:text-line-through-type="none" fo:language="it" fo:country="IT" officeooo:paragraph-rsid="001c0a41"/>
    </style:style>
    <style:style style:name="P537" style:family="paragraph" style:parent-style-name="OOoTextBody" style:list-style-name="L57">
      <style:text-properties officeooo:paragraph-rsid="001c0a41"/>
    </style:style>
    <style:style style:name="P538" style:family="paragraph" style:parent-style-name="OOoTextBody" style:list-style-name="L58">
      <style:text-properties officeooo:paragraph-rsid="001c0a41"/>
    </style:style>
    <style:style style:name="P539" style:family="paragraph" style:parent-style-name="OOoTextBody" style:list-style-name="L59">
      <style:text-properties officeooo:paragraph-rsid="001c0a41"/>
    </style:style>
    <style:style style:name="P540" style:family="paragraph" style:parent-style-name="OOoTextBody" style:list-style-name="L60">
      <style:text-properties officeooo:paragraph-rsid="001c0a41"/>
    </style:style>
    <style:style style:name="P541" style:family="paragraph" style:parent-style-name="OOoTextBody" style:list-style-name="L61">
      <style:text-properties officeooo:paragraph-rsid="001c0a41"/>
    </style:style>
    <style:style style:name="P542" style:family="paragraph" style:parent-style-name="OOoTextBody" style:list-style-name="L62">
      <style:text-properties officeooo:paragraph-rsid="001c0a41"/>
    </style:style>
    <style:style style:name="P543" style:family="paragraph" style:parent-style-name="OOoTextBody" style:list-style-name="L63">
      <style:text-properties officeooo:paragraph-rsid="001c0a41"/>
    </style:style>
    <style:style style:name="P544" style:family="paragraph" style:parent-style-name="OOoTextBody" style:list-style-name="L64">
      <style:text-properties officeooo:paragraph-rsid="001c0a41"/>
    </style:style>
    <style:style style:name="P545" style:family="paragraph" style:parent-style-name="OOoTextBody" style:list-style-name="L66">
      <style:text-properties officeooo:paragraph-rsid="001c0a41"/>
    </style:style>
    <style:style style:name="P546" style:family="paragraph" style:parent-style-name="OOoTextBody" style:list-style-name="L67">
      <style:text-properties officeooo:paragraph-rsid="001c0a41"/>
    </style:style>
    <style:style style:name="P547" style:family="paragraph" style:parent-style-name="OOoTextBody" style:list-style-name="L69">
      <style:text-properties officeooo:paragraph-rsid="001c0a41"/>
    </style:style>
    <style:style style:name="P548" style:family="paragraph" style:parent-style-name="OOoTextBody" style:list-style-name="L70">
      <style:text-properties officeooo:paragraph-rsid="001c0a41"/>
    </style:style>
    <style:style style:name="P549" style:family="paragraph" style:parent-style-name="OOoTextBody" style:list-style-name="L71">
      <style:text-properties officeooo:paragraph-rsid="001c0a41"/>
    </style:style>
    <style:style style:name="P550" style:family="paragraph" style:parent-style-name="OOoTextBody" style:list-style-name="L72">
      <style:text-properties officeooo:paragraph-rsid="001c0a41"/>
    </style:style>
    <style:style style:name="P551" style:family="paragraph" style:parent-style-name="OOoTextBody" style:list-style-name="L73">
      <style:text-properties officeooo:paragraph-rsid="001c0a41"/>
    </style:style>
    <style:style style:name="P552" style:family="paragraph" style:parent-style-name="OOoTextBody" style:list-style-name="L74">
      <style:text-properties officeooo:paragraph-rsid="001c0a41"/>
    </style:style>
    <style:style style:name="P553" style:family="paragraph" style:parent-style-name="OOoTextBody" style:list-style-name="L78">
      <style:text-properties officeooo:paragraph-rsid="002e109d"/>
    </style:style>
    <style:style style:name="P554" style:family="paragraph" style:parent-style-name="OOoTextBody" style:list-style-name="L78">
      <style:text-properties officeooo:rsid="002e109d" officeooo:paragraph-rsid="002e109d"/>
    </style:style>
    <style:style style:name="P555" style:family="paragraph" style:parent-style-name="OOoTextBody" style:list-style-name="L1">
      <style:paragraph-properties fo:margin-left="1.905cm" fo:margin-right="0cm" fo:text-indent="-0.635cm" style:auto-text-indent="false"/>
      <style:text-properties fo:language="it" fo:country="IT" officeooo:paragraph-rsid="001c0a41"/>
    </style:style>
    <style:style style:name="P556" style:family="paragraph" style:parent-style-name="Heading_20_1" style:list-style-name="Numbering_20_1"/>
    <style:style style:name="P557" style:family="paragraph" style:parent-style-name="OOoHeading_20_1" style:list-style-name="elenco-U"/>
    <style:style style:name="P558" style:family="paragraph" style:parent-style-name="OOoHeading_20_1">
      <style:text-properties fo:language="it" fo:country="IT"/>
    </style:style>
    <style:style style:name="P559" style:family="paragraph" style:parent-style-name="OOoHeading_20_1">
      <style:text-properties fo:language="it" fo:country="IT" officeooo:paragraph-rsid="001c0a41"/>
    </style:style>
    <style:style style:name="P560" style:family="paragraph" style:parent-style-name="OOoHeading_20_1" style:list-style-name="elenco-U">
      <style:text-properties fo:language="it" fo:country="IT"/>
    </style:style>
    <style:style style:name="P561" style:family="paragraph" style:parent-style-name="OOoHeading_20_1" style:list-style-name="elenco-U">
      <style:text-properties fo:language="it" fo:country="IT" officeooo:paragraph-rsid="023f72b4"/>
    </style:style>
    <style:style style:name="P562" style:family="paragraph" style:parent-style-name="OOoHeading_20_1" style:list-style-name="elenco-U">
      <style:text-properties fo:language="it" fo:country="IT" officeooo:paragraph-rsid="00863685"/>
    </style:style>
    <style:style style:name="P563" style:family="paragraph" style:parent-style-name="OOoHeading_20_1">
      <style:text-properties fo:language="it" fo:country="IT" officeooo:rsid="0150f0d5" officeooo:paragraph-rsid="0150f0d5"/>
    </style:style>
    <style:style style:name="P564" style:family="paragraph" style:parent-style-name="OOoHeading_20_1">
      <style:text-properties fo:language="it" fo:country="IT" officeooo:rsid="01546466" officeooo:paragraph-rsid="01546466"/>
    </style:style>
    <style:style style:name="P565" style:family="paragraph" style:parent-style-name="OOoHeading_20_1">
      <style:text-properties fo:language="it" fo:country="IT" officeooo:rsid="01938b4e" officeooo:paragraph-rsid="01938b4e"/>
    </style:style>
    <style:style style:name="P566" style:family="paragraph" style:parent-style-name="OOoHeading_20_1">
      <style:text-properties fo:language="it" fo:country="IT" officeooo:paragraph-rsid="005ac637"/>
    </style:style>
    <style:style style:name="P567" style:family="paragraph" style:parent-style-name="OOoHeading_20_1">
      <style:text-properties fo:language="it" fo:country="IT" officeooo:paragraph-rsid="01c1aba5" fo:background-color="transparent"/>
    </style:style>
    <style:style style:name="P568" style:family="paragraph" style:parent-style-name="OOoHeading_20_1">
      <style:text-properties fo:language="it" fo:country="IT" officeooo:paragraph-rsid="001c0a41" fo:background-color="transparent"/>
    </style:style>
    <style:style style:name="P569" style:family="paragraph" style:parent-style-name="OOoHeading_20_1">
      <style:text-properties fo:language="it" fo:country="IT" officeooo:paragraph-rsid="01c06cf9"/>
    </style:style>
    <style:style style:name="P570" style:family="paragraph" style:parent-style-name="OOoHeading_20_1" style:list-style-name="L36">
      <style:text-properties fo:language="it" fo:country="IT" officeooo:paragraph-rsid="001c0a41"/>
    </style:style>
    <style:style style:name="P571" style:family="paragraph" style:parent-style-name="OOoHeading_20_1">
      <style:text-properties fo:language="it" fo:country="IT" fo:font-weight="bold" officeooo:paragraph-rsid="001c0a41" style:font-weight-asian="bold" style:font-weight-complex="bold"/>
    </style:style>
    <style:style style:name="P572" style:family="paragraph" style:parent-style-name="OOoHeading_20_1">
      <style:text-properties fo:language="it" fo:country="IT" fo:font-weight="bold" officeooo:paragraph-rsid="001c0a41" fo:background-color="transparent" style:font-weight-asian="bold" style:font-weight-complex="bold"/>
    </style:style>
    <style:style style:name="P573" style:family="paragraph" style:parent-style-name="OOoHeading_20_1">
      <style:text-properties fo:language="it" fo:country="IT" officeooo:paragraph-rsid="0029fe1b"/>
    </style:style>
    <style:style style:name="P574" style:family="paragraph" style:parent-style-name="OOoHeading_20_1">
      <style:text-properties fo:language="it" fo:country="IT" officeooo:rsid="0029fe1b" officeooo:paragraph-rsid="0029fe1b"/>
    </style:style>
    <style:style style:name="P575" style:family="paragraph" style:parent-style-name="OOoHeading_20_1">
      <style:text-properties officeooo:paragraph-rsid="00ab4454"/>
    </style:style>
    <style:style style:name="P576" style:family="paragraph" style:parent-style-name="OOoHeading_20_1">
      <style:text-properties fo:background-color="transparent"/>
    </style:style>
    <style:style style:name="P577" style:family="paragraph" style:parent-style-name="OOoHeading_20_1">
      <style:text-properties officeooo:paragraph-rsid="001c0a41" fo:background-color="transparent"/>
    </style:style>
    <style:style style:name="P578" style:family="paragraph" style:parent-style-name="OOoHeading_20_1" style:list-style-name="elenco-U">
      <style:text-properties fo:background-color="transparent"/>
    </style:style>
    <style:style style:name="P579" style:family="paragraph" style:parent-style-name="OOoHeading_20_1">
      <style:text-properties officeooo:paragraph-rsid="01d728cc" fo:background-color="transparent"/>
    </style:style>
    <style:style style:name="P580" style:family="paragraph" style:parent-style-name="OOoHeading_20_1">
      <style:text-properties style:font-name="Arial" fo:language="it" fo:country="IT" fo:font-weight="bold" officeooo:paragraph-rsid="001c0a41" style:font-weight-asian="bold" style:font-weight-complex="bold"/>
    </style:style>
    <style:style style:name="P581" style:family="paragraph" style:parent-style-name="OOoHeading_20_1" style:list-style-name="elenco-U" style:master-page-name="OOoCopyright">
      <style:paragraph-properties style:page-number="auto"/>
      <style:text-properties fo:language="it" fo:country="IT" officeooo:paragraph-rsid="001c0a41"/>
    </style:style>
    <style:style style:name="P582" style:family="paragraph" style:parent-style-name="OOoHeading_20_1">
      <style:paragraph-properties fo:break-before="page"/>
      <style:text-properties fo:language="it" fo:country="IT" officeooo:paragraph-rsid="001c0a41"/>
    </style:style>
    <style:style style:name="P583" style:family="paragraph" style:parent-style-name="OOoHeading_20_1" style:list-style-name="L37">
      <style:paragraph-properties fo:break-before="page"/>
      <style:text-properties fo:language="it" fo:country="IT" officeooo:paragraph-rsid="001c0a41"/>
    </style:style>
    <style:style style:name="P584" style:family="paragraph" style:parent-style-name="OOoHeading_20_1" style:list-style-name="elenco-U">
      <style:paragraph-properties fo:break-before="page"/>
      <style:text-properties officeooo:paragraph-rsid="024800b6"/>
    </style:style>
    <style:style style:name="P585" style:family="paragraph" style:parent-style-name="OOoHeading_20_1" style:list-style-name="elenco-U">
      <style:paragraph-properties fo:break-before="page"/>
      <style:text-properties officeooo:paragraph-rsid="02623e37"/>
    </style:style>
    <style:style style:name="P586" style:family="paragraph" style:parent-style-name="OOoHeading_20_1" style:list-style-name="elenco-U">
      <style:paragraph-properties fo:break-before="page"/>
      <style:text-properties officeooo:paragraph-rsid="02727e35"/>
    </style:style>
    <style:style style:name="P587" style:family="paragraph" style:parent-style-name="OOoHeading_20_1" style:list-style-name="elenco-U">
      <style:paragraph-properties fo:break-before="page"/>
      <style:text-properties officeooo:rsid="02753286" officeooo:paragraph-rsid="02755b5e"/>
    </style:style>
    <style:style style:name="P588" style:family="paragraph" style:parent-style-name="OOoHeading_20_1" style:list-style-name="elenco-U">
      <style:paragraph-properties fo:break-before="page"/>
      <style:text-properties officeooo:rsid="02753286" officeooo:paragraph-rsid="0285e03e"/>
    </style:style>
    <style:style style:name="P589" style:family="paragraph" style:parent-style-name="OOoHeading_20_1">
      <style:paragraph-properties fo:break-before="page"/>
      <style:text-properties officeooo:rsid="029b3cdf" officeooo:paragraph-rsid="029b3cdf"/>
    </style:style>
    <style:style style:name="P590" style:family="paragraph" style:parent-style-name="OOoHeading_20_1">
      <style:paragraph-properties fo:break-before="page"/>
      <style:text-properties officeooo:rsid="029b3cdf" officeooo:paragraph-rsid="02b93bd2"/>
    </style:style>
    <style:style style:name="P591" style:family="paragraph" style:parent-style-name="OOoHeading_20_1">
      <style:paragraph-properties fo:break-before="page"/>
      <style:text-properties officeooo:rsid="029b3cdf" officeooo:paragraph-rsid="02d572b4"/>
    </style:style>
    <style:style style:name="P592" style:family="paragraph" style:parent-style-name="OOoHeading_20_4">
      <style:paragraph-properties fo:text-align="center" style:justify-single-word="false"/>
    </style:style>
    <style:style style:name="P593" style:family="paragraph" style:parent-style-name="OOoHeading_20_4">
      <style:text-properties fo:language="it" fo:country="IT" officeooo:paragraph-rsid="001c0a41"/>
    </style:style>
    <style:style style:name="P594" style:family="paragraph" style:parent-style-name="OOoHeading_20_4">
      <style:text-properties officeooo:paragraph-rsid="001c0a41"/>
    </style:style>
    <style:style style:name="P595" style:family="paragraph" style:parent-style-name="Text_20_body" style:list-style-name="L80">
      <style:paragraph-properties fo:margin-top="0cm" fo:margin-bottom="0.011cm" loext:contextual-spacing="false" fo:padding="0cm" fo:border="none" style:shadow="none" style:writing-mode="lr-tb" style:join-border="false">
        <style:tab-stops/>
      </style:paragraph-properties>
      <style:text-properties officeooo:paragraph-rsid="02cad2a3"/>
    </style:style>
    <style:style style:name="P596" style:family="paragraph" style:parent-style-name="Text_20_body" style:list-style-name="L80">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cad2a3"/>
    </style:style>
    <style:style style:name="P597" style:family="paragraph" style:parent-style-name="Text_20_body" style:list-style-name="L81">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e32b19"/>
    </style:style>
    <style:style style:name="P598" style:family="paragraph">
      <loext:graphic-properties draw:fill-color="#b5e675" draw:secondary-fill-color="#94bd5e"/>
      <style:text-properties style:font-name="Liberation Serif3"/>
    </style:style>
    <style:style style:name="P599" style:family="paragraph">
      <style:paragraph-properties fo:text-align="center"/>
    </style:style>
    <style:style style:name="P600" style:family="paragraph">
      <loext:graphic-properties draw:fill-color="#b5e675" draw:secondary-fill-color="#94bd5e"/>
      <style:text-properties style:font-name="Liberation Serif3" fo:font-weight="normal" style:font-weight-asian="normal" style:font-weight-complex="normal"/>
    </style:style>
    <style:style style:name="P601" style:family="paragraph">
      <loext:graphic-properties draw:fill="none"/>
      <style:paragraph-properties fo:text-align="center"/>
    </style:style>
    <style:style style:name="P602" style:family="paragraph">
      <loext:graphic-properties draw:fill-color="#dc2300"/>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style:text-underline-style="none" officeooo:rsid="01e2459a" style:font-weight-asian="normal" style:font-weight-complex="normal"/>
    </style:style>
    <style:style style:name="T7" style:family="text">
      <style:text-properties fo:language="it" fo:country="IT" style:text-underline-style="none" officeooo:rsid="00ac6c35" style:font-weight-asian="normal" style:font-weight-complex="normal"/>
    </style:style>
    <style:style style:name="T8" style:family="text">
      <style:text-properties fo:language="it" fo:country="IT" style:text-underline-style="none" officeooo:rsid="01e5af6f" style:font-weight-asian="normal" style:font-weight-complex="normal"/>
    </style:style>
    <style:style style:name="T9" style:family="text">
      <style:text-properties fo:language="it" fo:country="IT" style:text-underline-style="none" officeooo:rsid="01ecd954" style:font-weight-asian="normal" style:font-weight-complex="normal"/>
    </style:style>
    <style:style style:name="T10" style:family="text">
      <style:text-properties fo:language="it" fo:country="IT" style:text-underline-style="none" officeooo:rsid="01ee41fb" style:font-weight-asian="normal" style:font-weight-complex="normal"/>
    </style:style>
    <style:style style:name="T11" style:family="text">
      <style:text-properties fo:language="it" fo:country="IT" style:text-underline-style="none" officeooo:rsid="029c9e42" style:font-weight-asian="normal" style:font-weight-complex="normal"/>
    </style:style>
    <style:style style:name="T12" style:family="text">
      <style:text-properties fo:language="it" fo:country="IT" style:text-underline-style="none" fo:font-weight="normal" style:font-weight-asian="normal" style:font-weight-complex="normal"/>
    </style:style>
    <style:style style:name="T13" style:family="text">
      <style:text-properties fo:language="it" fo:country="IT" style:text-underline-style="none" fo:font-weight="normal" officeooo:rsid="01ae6d0d" style:font-weight-asian="normal" style:font-weight-complex="normal"/>
    </style:style>
    <style:style style:name="T14" style:family="text">
      <style:text-properties fo:language="it" fo:country="IT" fo:font-style="normal" style:font-style-asian="normal" style:font-weight-asian="normal" style:font-style-complex="normal" style:font-weight-complex="normal"/>
    </style:style>
    <style:style style:name="T15" style:family="text">
      <style:text-properties fo:language="it" fo:country="IT" fo:font-style="normal" officeooo:rsid="019f88f1" style:font-style-asian="normal" style:font-weight-asian="normal" style:font-style-complex="normal" style:font-weight-complex="normal"/>
    </style:style>
    <style:style style:name="T16" style:family="text">
      <style:text-properties fo:language="it" fo:country="IT" fo:font-style="normal" style:font-style-asian="normal" style:font-style-complex="normal"/>
    </style:style>
    <style:style style:name="T17" style:family="text">
      <style:text-properties fo:language="it" fo:country="IT" fo:font-style="normal" officeooo:rsid="00a22733" style:font-style-asian="normal" style:font-style-complex="normal"/>
    </style:style>
    <style:style style:name="T18" style:family="text">
      <style:text-properties fo:language="it" fo:country="IT" fo:font-style="normal" officeooo:rsid="00f98471" style:font-style-asian="normal" style:font-style-complex="normal"/>
    </style:style>
    <style:style style:name="T19" style:family="text">
      <style:text-properties fo:language="it" fo:country="IT" fo:font-style="normal" officeooo:rsid="02572376" style:font-style-asian="normal" style:font-style-complex="normal"/>
    </style:style>
    <style:style style:name="T20" style:family="text">
      <style:text-properties fo:language="it" fo:country="IT" fo:font-style="normal" officeooo:rsid="025fef12" style:font-style-asian="normal" style:font-style-complex="normal"/>
    </style:style>
    <style:style style:name="T21" style:family="text">
      <style:text-properties fo:language="it" fo:country="IT" fo:font-style="normal" officeooo:rsid="02616e41" style:font-style-asian="normal" style:font-style-complex="normal"/>
    </style:style>
    <style:style style:name="T22" style:family="text">
      <style:text-properties fo:language="it" fo:country="IT" fo:font-style="normal" fo:font-weight="normal" style:font-style-asian="normal" style:font-weight-asian="normal" style:font-style-complex="normal" style:font-weight-complex="normal"/>
    </style:style>
    <style:style style:name="T23" style:family="text">
      <style:text-properties fo:language="it" fo:country="IT" fo:font-style="normal" fo:background-color="transparent" loext:char-shading-value="0" style:font-style-asian="normal" style:font-style-complex="normal"/>
    </style:style>
    <style:style style:name="T24" style:family="text">
      <style:text-properties fo:language="it" fo:country="IT" fo:font-style="italic" style:font-style-asian="italic" style:font-style-complex="italic"/>
    </style:style>
    <style:style style:name="T25" style:family="text">
      <style:text-properties fo:language="it" fo:country="IT" fo:font-style="italic" officeooo:rsid="002f6083" style:font-style-asian="italic" style:font-style-complex="italic"/>
    </style:style>
    <style:style style:name="T26" style:family="text">
      <style:text-properties fo:language="it" fo:country="IT" fo:font-style="italic" officeooo:rsid="001e2da5" style:font-style-asian="italic" style:font-style-complex="italic"/>
    </style:style>
    <style:style style:name="T27" style:family="text">
      <style:text-properties fo:language="it" fo:country="IT" fo:font-style="italic" officeooo:rsid="001e608d" style:font-style-asian="italic" style:font-style-complex="italic"/>
    </style:style>
    <style:style style:name="T28" style:family="text">
      <style:text-properties fo:language="it" fo:country="IT" fo:font-style="italic" officeooo:rsid="006ca86a" style:font-style-asian="italic" style:font-style-complex="italic"/>
    </style:style>
    <style:style style:name="T29" style:family="text">
      <style:text-properties fo:language="it" fo:country="IT" fo:font-style="italic" officeooo:rsid="00b8e6d1" style:font-style-asian="italic" style:font-style-complex="italic"/>
    </style:style>
    <style:style style:name="T30" style:family="text">
      <style:text-properties fo:language="it" fo:country="IT" fo:font-style="italic" officeooo:rsid="00f48fad" style:font-style-asian="italic" style:font-style-complex="italic"/>
    </style:style>
    <style:style style:name="T31" style:family="text">
      <style:text-properties fo:language="it" fo:country="IT" fo:font-style="italic" officeooo:rsid="0052658e" style:font-style-asian="italic" style:font-style-complex="italic"/>
    </style:style>
    <style:style style:name="T32" style:family="text">
      <style:text-properties fo:language="it" fo:country="IT" fo:font-style="italic" officeooo:rsid="0107217d" style:font-style-asian="italic" style:font-style-complex="italic"/>
    </style:style>
    <style:style style:name="T33" style:family="text">
      <style:text-properties fo:language="it" fo:country="IT" fo:font-style="italic" officeooo:rsid="011a91e4" style:font-style-asian="italic" style:font-style-complex="italic"/>
    </style:style>
    <style:style style:name="T34" style:family="text">
      <style:text-properties fo:language="it" fo:country="IT" fo:font-style="italic" officeooo:rsid="007464b9" style:font-style-asian="italic" style:font-style-complex="italic"/>
    </style:style>
    <style:style style:name="T35" style:family="text">
      <style:text-properties fo:language="it" fo:country="IT" fo:font-style="italic" officeooo:rsid="01663ca0" style:font-style-asian="italic" style:font-style-complex="italic"/>
    </style:style>
    <style:style style:name="T36" style:family="text">
      <style:text-properties fo:language="it" fo:country="IT" fo:font-style="italic" officeooo:rsid="01cbfc56" style:font-style-asian="italic" style:font-style-complex="italic"/>
    </style:style>
    <style:style style:name="T37" style:family="text">
      <style:text-properties fo:language="it" fo:country="IT" fo:font-style="italic" officeooo:rsid="0239041c" style:font-style-asian="italic" style:font-style-complex="italic"/>
    </style:style>
    <style:style style:name="T38" style:family="text">
      <style:text-properties fo:language="it" fo:country="IT" fo:font-style="italic" officeooo:rsid="02572376" style:font-style-asian="italic" style:font-style-complex="italic"/>
    </style:style>
    <style:style style:name="T39" style:family="text">
      <style:text-properties fo:language="it" fo:country="IT" fo:font-style="italic" fo:font-weight="normal" style:font-style-asian="italic" style:font-weight-asian="normal" style:font-style-complex="italic" style:font-weight-complex="normal"/>
    </style:style>
    <style:style style:name="T40" style:family="text">
      <style:text-properties fo:language="it" fo:country="IT" fo:font-style="italic" fo:font-weight="normal" officeooo:rsid="0100c66e" style:font-style-asian="italic" style:font-weight-asian="normal" style:font-style-complex="italic" style:font-weight-complex="normal"/>
    </style:style>
    <style:style style:name="T41" style:family="text">
      <style:text-properties fo:language="it" fo:country="IT" fo:font-style="italic" fo:background-color="transparent" loext:char-shading-value="0" style:font-style-asian="italic" style:font-style-complex="italic"/>
    </style:style>
    <style:style style:name="T42" style:family="text">
      <style:text-properties fo:language="it" fo:country="IT" fo:font-style="italic" officeooo:rsid="011f5687" fo:background-color="transparent" loext:char-shading-value="0" style:font-style-asian="italic" style:font-style-complex="italic"/>
    </style:style>
    <style:style style:name="T43" style:family="text">
      <style:text-properties fo:language="it" fo:country="IT" fo:font-style="italic" officeooo:rsid="017c4878" fo:background-color="transparent" loext:char-shading-value="0" style:font-style-asian="italic" style:font-style-complex="italic"/>
    </style:style>
    <style:style style:name="T44" style:family="text">
      <style:text-properties fo:language="it" fo:country="IT" fo:font-style="italic" style:text-underline-style="none" style:font-style-asian="italic" style:font-weight-asian="normal" style:font-style-complex="italic" style:font-weight-complex="normal"/>
    </style:style>
    <style:style style:name="T45" style:family="text">
      <style:text-properties fo:language="it" fo:country="IT" fo:font-style="italic" fo:font-weight="bold" style:font-style-asian="italic" style:font-weight-asian="bold" style:font-style-complex="italic" style:font-weight-complex="bold"/>
    </style:style>
    <style:style style:name="T46" style:family="text">
      <style:text-properties fo:language="it" fo:country="IT" fo:font-style="italic" fo:font-weight="bold" officeooo:rsid="00a98047" style:font-style-asian="italic" style:font-weight-asian="bold" style:font-style-complex="italic" style:font-weight-complex="bold"/>
    </style:style>
    <style:style style:name="T47" style:family="text">
      <style:text-properties fo:language="it" fo:country="IT" officeooo:rsid="0022e3ae"/>
    </style:style>
    <style:style style:name="T48" style:family="text">
      <style:text-properties fo:language="it" fo:country="IT" officeooo:rsid="00247aba"/>
    </style:style>
    <style:style style:name="T49" style:family="text">
      <style:text-properties fo:language="it" fo:country="IT" style:font-style-asian="normal" style:font-style-complex="normal"/>
    </style:style>
    <style:style style:name="T50" style:family="text">
      <style:text-properties fo:language="it" fo:country="IT" officeooo:rsid="00f98471" style:font-style-asian="normal" style:font-style-complex="normal"/>
    </style:style>
    <style:style style:name="T51" style:family="text">
      <style:text-properties fo:language="it" fo:country="IT" officeooo:rsid="00f9887b" style:font-style-asian="normal" style:font-style-complex="normal"/>
    </style:style>
    <style:style style:name="T52" style:family="text">
      <style:text-properties fo:language="it" fo:country="IT" officeooo:rsid="01113b8f" style:font-style-asian="normal" style:font-style-complex="normal"/>
    </style:style>
    <style:style style:name="T53" style:family="text">
      <style:text-properties fo:language="it" fo:country="IT" officeooo:rsid="013f3887" style:font-style-asian="normal" style:font-style-complex="normal"/>
    </style:style>
    <style:style style:name="T54" style:family="text">
      <style:text-properties fo:language="it" fo:country="IT" officeooo:rsid="025fef12" style:font-style-asian="normal" style:font-style-complex="normal"/>
    </style:style>
    <style:style style:name="T55" style:family="text">
      <style:text-properties fo:language="it" fo:country="IT" style:font-style-asian="normal" style:font-weight-asian="normal" style:font-style-complex="normal" style:font-weight-complex="normal"/>
    </style:style>
    <style:style style:name="T56" style:family="text">
      <style:text-properties fo:language="it" fo:country="IT" fo:font-weight="bold" style:font-weight-asian="bold" style:font-weight-complex="bold"/>
    </style:style>
    <style:style style:name="T57" style:family="text">
      <style:text-properties fo:language="it" fo:country="IT" fo:font-weight="bold" officeooo:rsid="0156110f" style:font-weight-asian="bold" style:font-weight-complex="bold"/>
    </style:style>
    <style:style style:name="T58" style:family="text">
      <style:text-properties fo:language="it" fo:country="IT" fo:font-weight="bold" officeooo:rsid="01f4c847" style:font-weight-asian="bold" style:font-weight-complex="bold"/>
    </style:style>
    <style:style style:name="T59" style:family="text">
      <style:text-properties fo:language="it" fo:country="IT" fo:font-weight="bold" fo:background-color="transparent" loext:char-shading-value="0" style:font-weight-asian="bold" style:font-weight-complex="bold"/>
    </style:style>
    <style:style style:name="T60" style:family="text">
      <style:text-properties fo:language="it" fo:country="IT" fo:font-weight="bold" officeooo:rsid="00e0187a" fo:background-color="transparent" loext:char-shading-value="0" style:font-weight-asian="bold" style:font-weight-complex="bold"/>
    </style:style>
    <style:style style:name="T61" style:family="text">
      <style:text-properties fo:language="it" fo:country="IT" fo:font-weight="bold" officeooo:rsid="0128808b" fo:background-color="transparent" loext:char-shading-value="0" style:font-weight-asian="bold" style:font-weight-complex="bold"/>
    </style:style>
    <style:style style:name="T62" style:family="text">
      <style:text-properties fo:language="it" fo:country="IT" fo:font-weight="bold" officeooo:rsid="01589919" fo:background-color="transparent" loext:char-shading-value="0" style:font-weight-asian="bold" style:font-weight-complex="bold"/>
    </style:style>
    <style:style style:name="T63" style:family="text">
      <style:text-properties fo:language="it" fo:country="IT" fo:font-weight="bold" officeooo:rsid="017e5e62" fo:background-color="transparent" loext:char-shading-value="0" style:font-weight-asian="bold" style:font-weight-complex="bold"/>
    </style:style>
    <style:style style:name="T64" style:family="text">
      <style:text-properties fo:language="it" fo:country="IT" fo:font-weight="normal" style:font-weight-asian="normal" style:font-weight-complex="normal"/>
    </style:style>
    <style:style style:name="T65" style:family="text">
      <style:text-properties fo:language="it" fo:country="IT" fo:font-weight="normal" officeooo:rsid="007f2112" style:font-weight-asian="normal" style:font-weight-complex="normal"/>
    </style:style>
    <style:style style:name="T66" style:family="text">
      <style:text-properties fo:language="it" fo:country="IT" fo:font-weight="normal" officeooo:rsid="0100c66e" style:font-weight-asian="normal" style:font-weight-complex="normal"/>
    </style:style>
    <style:style style:name="T67" style:family="text">
      <style:text-properties fo:language="it" fo:country="IT" fo:font-weight="normal" officeooo:rsid="0057ee24" style:font-weight-asian="normal" style:font-weight-complex="normal"/>
    </style:style>
    <style:style style:name="T68" style:family="text">
      <style:text-properties fo:language="it" fo:country="IT" fo:font-weight="normal" officeooo:rsid="01ae6d0d" style:font-weight-asian="normal" style:font-weight-complex="normal"/>
    </style:style>
    <style:style style:name="T69" style:family="text">
      <style:text-properties fo:language="it" fo:country="IT" fo:font-weight="normal" officeooo:rsid="01df24c1" style:font-weight-asian="normal" style:font-weight-complex="normal"/>
    </style:style>
    <style:style style:name="T70" style:family="text">
      <style:text-properties fo:language="it" fo:country="IT" fo:font-weight="normal" officeooo:rsid="01e1c0dc" style:font-weight-asian="normal" style:font-weight-complex="normal"/>
    </style:style>
    <style:style style:name="T71" style:family="text">
      <style:text-properties fo:language="it" fo:country="IT" fo:background-color="transparent" loext:char-shading-value="0"/>
    </style:style>
    <style:style style:name="T72" style:family="text">
      <style:text-properties fo:language="it" fo:country="IT" officeooo:rsid="011f0cce" fo:background-color="transparent" loext:char-shading-value="0"/>
    </style:style>
    <style:style style:name="T73" style:family="text">
      <style:text-properties fo:language="it" fo:country="IT" officeooo:rsid="011f5687" fo:background-color="transparent" loext:char-shading-value="0"/>
    </style:style>
    <style:style style:name="T74" style:family="text">
      <style:text-properties fo:language="it" fo:country="IT" officeooo:rsid="0120e7c2" fo:background-color="transparent" loext:char-shading-value="0"/>
    </style:style>
    <style:style style:name="T75" style:family="text">
      <style:text-properties fo:language="it" fo:country="IT" officeooo:rsid="0127259c" fo:background-color="transparent" loext:char-shading-value="0"/>
    </style:style>
    <style:style style:name="T76" style:family="text">
      <style:text-properties fo:language="it" fo:country="IT" officeooo:rsid="00d6f4c0" fo:background-color="transparent" loext:char-shading-value="0"/>
    </style:style>
    <style:style style:name="T77" style:family="text">
      <style:text-properties fo:language="it" fo:country="IT" officeooo:rsid="00f5288a" fo:background-color="transparent" loext:char-shading-value="0"/>
    </style:style>
    <style:style style:name="T78" style:family="text">
      <style:text-properties fo:language="it" fo:country="IT" officeooo:rsid="0132e2d5" fo:background-color="transparent" loext:char-shading-value="0"/>
    </style:style>
    <style:style style:name="T79" style:family="text">
      <style:text-properties fo:language="it" fo:country="IT" officeooo:rsid="01313507" fo:background-color="transparent" loext:char-shading-value="0"/>
    </style:style>
    <style:style style:name="T80" style:family="text">
      <style:text-properties fo:language="it" fo:country="IT" officeooo:rsid="01328e22" fo:background-color="transparent" loext:char-shading-value="0"/>
    </style:style>
    <style:style style:name="T81" style:family="text">
      <style:text-properties fo:language="it" fo:country="IT" officeooo:rsid="01363ca7" fo:background-color="transparent" loext:char-shading-value="0"/>
    </style:style>
    <style:style style:name="T82" style:family="text">
      <style:text-properties fo:language="it" fo:country="IT" officeooo:rsid="013c4c6a" fo:background-color="transparent" loext:char-shading-value="0"/>
    </style:style>
    <style:style style:name="T83" style:family="text">
      <style:text-properties fo:language="it" fo:country="IT" officeooo:rsid="013d5260" fo:background-color="transparent" loext:char-shading-value="0"/>
    </style:style>
    <style:style style:name="T84" style:family="text">
      <style:text-properties fo:language="it" fo:country="IT" officeooo:rsid="014a4f2f" fo:background-color="transparent" loext:char-shading-value="0"/>
    </style:style>
    <style:style style:name="T85" style:family="text">
      <style:text-properties fo:language="it" fo:country="IT" officeooo:rsid="014c9261" fo:background-color="transparent" loext:char-shading-value="0"/>
    </style:style>
    <style:style style:name="T86" style:family="text">
      <style:text-properties fo:language="it" fo:country="IT" officeooo:rsid="01381776" fo:background-color="transparent" loext:char-shading-value="0"/>
    </style:style>
    <style:style style:name="T87" style:family="text">
      <style:text-properties fo:language="it" fo:country="IT" officeooo:rsid="015a2985" fo:background-color="transparent" loext:char-shading-value="0"/>
    </style:style>
    <style:style style:name="T88" style:family="text">
      <style:text-properties fo:language="it" fo:country="IT" officeooo:rsid="014b7a9b" fo:background-color="transparent" loext:char-shading-value="0"/>
    </style:style>
    <style:style style:name="T89" style:family="text">
      <style:text-properties fo:language="it" fo:country="IT" officeooo:rsid="015aaa91" fo:background-color="transparent" loext:char-shading-value="0"/>
    </style:style>
    <style:style style:name="T90" style:family="text">
      <style:text-properties fo:language="it" fo:country="IT" officeooo:rsid="015c8ecf" fo:background-color="transparent" loext:char-shading-value="0"/>
    </style:style>
    <style:style style:name="T91" style:family="text">
      <style:text-properties fo:language="it" fo:country="IT" officeooo:rsid="01654549" fo:background-color="transparent" loext:char-shading-value="0"/>
    </style:style>
    <style:style style:name="T92" style:family="text">
      <style:text-properties fo:language="it" fo:country="IT" officeooo:rsid="01589919" fo:background-color="transparent" loext:char-shading-value="0"/>
    </style:style>
    <style:style style:name="T93" style:family="text">
      <style:text-properties fo:language="it" fo:country="IT" officeooo:rsid="002e9cbd" fo:background-color="transparent" loext:char-shading-value="0"/>
    </style:style>
    <style:style style:name="T94" style:family="text">
      <style:text-properties fo:language="it" fo:country="IT" officeooo:rsid="01790605" fo:background-color="transparent" loext:char-shading-value="0"/>
    </style:style>
    <style:style style:name="T95" style:family="text">
      <style:text-properties fo:language="it" fo:country="IT" officeooo:rsid="017c4878" fo:background-color="transparent" loext:char-shading-value="0"/>
    </style:style>
    <style:style style:name="T96" style:family="text">
      <style:text-properties fo:language="it" fo:country="IT" officeooo:rsid="017dae66" fo:background-color="transparent" loext:char-shading-value="0"/>
    </style:style>
    <style:style style:name="T97" style:family="text">
      <style:text-properties fo:language="it" fo:country="IT" officeooo:rsid="017e5e62" fo:background-color="transparent" loext:char-shading-value="0"/>
    </style:style>
    <style:style style:name="T98" style:family="text">
      <style:text-properties fo:language="it" fo:country="IT" officeooo:rsid="01800031" fo:background-color="transparent" loext:char-shading-value="0"/>
    </style:style>
    <style:style style:name="T99" style:family="text">
      <style:text-properties fo:language="it" fo:country="IT" officeooo:rsid="018393f5" fo:background-color="transparent" loext:char-shading-value="0"/>
    </style:style>
    <style:style style:name="T100" style:family="text">
      <style:text-properties fo:language="it" fo:country="IT" officeooo:rsid="01856cc4" fo:background-color="transparent" loext:char-shading-value="0"/>
    </style:style>
    <style:style style:name="T101" style:family="text">
      <style:text-properties fo:language="it" fo:country="IT" officeooo:rsid="0188f0f6" fo:background-color="transparent" loext:char-shading-value="0"/>
    </style:style>
    <style:style style:name="T102" style:family="text">
      <style:text-properties fo:language="it" fo:country="IT" officeooo:rsid="018c8cf5" fo:background-color="transparent" loext:char-shading-value="0"/>
    </style:style>
    <style:style style:name="T103" style:family="text">
      <style:text-properties fo:language="it" fo:country="IT" officeooo:rsid="018de0f9" fo:background-color="transparent" loext:char-shading-value="0"/>
    </style:style>
    <style:style style:name="T104" style:family="text">
      <style:text-properties fo:language="it" fo:country="IT" officeooo:rsid="019b0588" fo:background-color="transparent" loext:char-shading-value="0"/>
    </style:style>
    <style:style style:name="T105" style:family="text">
      <style:text-properties fo:language="it" fo:country="IT" officeooo:rsid="01a191a6" fo:background-color="transparent" loext:char-shading-value="0"/>
    </style:style>
    <style:style style:name="T106" style:family="text">
      <style:text-properties fo:language="it" fo:country="IT" officeooo:rsid="01a4c27c" fo:background-color="transparent" loext:char-shading-value="0"/>
    </style:style>
    <style:style style:name="T107" style:family="text">
      <style:text-properties fo:language="it" fo:country="IT" officeooo:rsid="01d4e6c6" fo:background-color="transparent" loext:char-shading-value="0"/>
    </style:style>
    <style:style style:name="T108" style:family="text">
      <style:text-properties fo:language="it" fo:country="IT" officeooo:rsid="002aa70f" fo:background-color="transparent" loext:char-shading-value="0"/>
    </style:style>
    <style:style style:name="T109" style:family="text">
      <style:text-properties fo:language="it" fo:country="IT" officeooo:rsid="01d5910b" fo:background-color="transparent" loext:char-shading-value="0"/>
    </style:style>
    <style:style style:name="T110" style:family="text">
      <style:text-properties fo:language="it" fo:country="IT" officeooo:rsid="01d6f69d" fo:background-color="transparent" loext:char-shading-value="0"/>
    </style:style>
    <style:style style:name="T111" style:family="text">
      <style:text-properties fo:language="it" fo:country="IT" officeooo:rsid="01fedef5" fo:background-color="transparent" loext:char-shading-value="0"/>
    </style:style>
    <style:style style:name="T112" style:family="text">
      <style:text-properties fo:language="it" fo:country="IT" officeooo:rsid="02077689" fo:background-color="transparent" loext:char-shading-value="0"/>
    </style:style>
    <style:style style:name="T113" style:family="text">
      <style:text-properties fo:language="it" fo:country="IT" officeooo:rsid="0209de0b" fo:background-color="transparent" loext:char-shading-value="0"/>
    </style:style>
    <style:style style:name="T114" style:family="text">
      <style:text-properties fo:language="it" fo:country="IT" officeooo:rsid="020b9a70" fo:background-color="transparent" loext:char-shading-value="0"/>
    </style:style>
    <style:style style:name="T115" style:family="text">
      <style:text-properties fo:language="it" fo:country="IT" officeooo:rsid="02145072" fo:background-color="transparent" loext:char-shading-value="0"/>
    </style:style>
    <style:style style:name="T116" style:family="text">
      <style:text-properties fo:language="it" fo:country="IT" officeooo:rsid="02158b76" fo:background-color="transparent" loext:char-shading-value="0"/>
    </style:style>
    <style:style style:name="T117" style:family="text">
      <style:text-properties fo:language="it" fo:country="IT" officeooo:rsid="02171b69" fo:background-color="transparent" loext:char-shading-value="0"/>
    </style:style>
    <style:style style:name="T118" style:family="text">
      <style:text-properties fo:language="it" fo:country="IT" officeooo:rsid="021a884c" fo:background-color="transparent" loext:char-shading-value="0"/>
    </style:style>
    <style:style style:name="T119" style:family="text">
      <style:text-properties fo:language="it" fo:country="IT" officeooo:rsid="021d2387" fo:background-color="transparent" loext:char-shading-value="0"/>
    </style:style>
    <style:style style:name="T120" style:family="text">
      <style:text-properties fo:language="it" fo:country="IT" style:font-weight-asian="bold" style:font-weight-complex="bold"/>
    </style:style>
    <style:style style:name="T121" style:family="text">
      <style:text-properties fo:language="it" fo:country="IT" officeooo:rsid="017aefb9" style:font-weight-asian="bold" style:font-weight-complex="bold"/>
    </style:style>
    <style:style style:name="T122" style:family="text">
      <style:text-properties fo:language="it" fo:country="IT" officeooo:rsid="017023a7" style:font-weight-asian="bold" style:font-weight-complex="bold"/>
    </style:style>
    <style:style style:name="T123" style:family="text">
      <style:text-properties fo:language="it" fo:country="IT" style:font-weight-asian="normal" style:font-weight-complex="normal"/>
    </style:style>
    <style:style style:name="T124" style:family="text">
      <style:text-properties fo:language="it" fo:country="IT" officeooo:rsid="01ae6d0d" style:font-weight-asian="normal" style:font-weight-complex="normal"/>
    </style:style>
    <style:style style:name="T125" style:family="text">
      <style:text-properties fo:language="it" fo:country="IT" officeooo:rsid="01aee60c" style:font-weight-asian="normal" style:font-weight-complex="normal"/>
    </style:style>
    <style:style style:name="T126" style:family="text">
      <style:text-properties fo:language="it" fo:country="IT" officeooo:rsid="01b079fb" style:font-weight-asian="normal" style:font-weight-complex="normal"/>
    </style:style>
    <style:style style:name="T127" style:family="text">
      <style:text-properties fo:language="it" fo:country="IT" officeooo:rsid="01dee0b1" style:font-weight-asian="normal" style:font-weight-complex="normal"/>
    </style:style>
    <style:style style:name="T128" style:family="text">
      <style:text-properties fo:language="it" fo:country="IT" officeooo:rsid="002aa70f"/>
    </style:style>
    <style:style style:name="T129" style:family="text">
      <style:text-properties fo:language="it" fo:country="IT" officeooo:rsid="002ce5ae"/>
    </style:style>
    <style:style style:name="T130" style:family="text">
      <style:text-properties fo:language="it" fo:country="IT" officeooo:rsid="002e9cbd"/>
    </style:style>
    <style:style style:name="T131" style:family="text">
      <style:text-properties fo:language="it" fo:country="IT" officeooo:rsid="002f6083"/>
    </style:style>
    <style:style style:name="T132" style:family="text">
      <style:text-properties fo:language="it" fo:country="IT" officeooo:rsid="002f79bc"/>
    </style:style>
    <style:style style:name="T133" style:family="text">
      <style:text-properties fo:language="it" fo:country="IT" style:text-underline-style="solid" style:text-underline-width="auto" style:text-underline-color="font-color"/>
    </style:style>
    <style:style style:name="T134" style:family="text">
      <style:text-properties fo:language="it" fo:country="IT" style:font-style-asian="italic" style:font-style-complex="italic"/>
    </style:style>
    <style:style style:name="T135" style:family="text">
      <style:text-properties fo:language="it" fo:country="IT" officeooo:rsid="001e2da5"/>
    </style:style>
    <style:style style:name="T136" style:family="text">
      <style:text-properties fo:language="it" fo:country="IT" officeooo:rsid="0034644c"/>
    </style:style>
    <style:style style:name="T137" style:family="text">
      <style:text-properties fo:language="it" fo:country="IT" officeooo:rsid="003608e7"/>
    </style:style>
    <style:style style:name="T138" style:family="text">
      <style:text-properties fo:language="it" fo:country="IT" officeooo:rsid="003ae303"/>
    </style:style>
    <style:style style:name="T139" style:family="text">
      <style:text-properties fo:language="it" fo:country="IT" officeooo:rsid="003d1841"/>
    </style:style>
    <style:style style:name="T140" style:family="text">
      <style:text-properties fo:language="it" fo:country="IT" officeooo:rsid="0046d4f1"/>
    </style:style>
    <style:style style:name="T141" style:family="text">
      <style:text-properties fo:language="it" fo:country="IT" officeooo:rsid="004781b4"/>
    </style:style>
    <style:style style:name="T142" style:family="text">
      <style:text-properties fo:language="it" fo:country="IT" officeooo:rsid="0048e930"/>
    </style:style>
    <style:style style:name="T143" style:family="text">
      <style:text-properties fo:language="it" fo:country="IT" officeooo:rsid="005a1af2"/>
    </style:style>
    <style:style style:name="T144" style:family="text">
      <style:text-properties fo:language="it" fo:country="IT" officeooo:rsid="00695aab"/>
    </style:style>
    <style:style style:name="T145" style:family="text">
      <style:text-properties fo:language="it" fo:country="IT" officeooo:rsid="006ca86a"/>
    </style:style>
    <style:style style:name="T146" style:family="text">
      <style:text-properties fo:language="it" fo:country="IT" officeooo:rsid="00703d94"/>
    </style:style>
    <style:style style:name="T147" style:family="text">
      <style:text-properties fo:language="it" fo:country="IT" officeooo:rsid="0071f6d5"/>
    </style:style>
    <style:style style:name="T148" style:family="text">
      <style:text-properties fo:language="it" fo:country="IT" officeooo:rsid="007464b9"/>
    </style:style>
    <style:style style:name="T149" style:family="text">
      <style:text-properties fo:language="it" fo:country="IT" officeooo:rsid="00752071"/>
    </style:style>
    <style:style style:name="T150" style:family="text">
      <style:text-properties fo:language="it" fo:country="IT" officeooo:rsid="00765b12"/>
    </style:style>
    <style:style style:name="T151" style:family="text">
      <style:text-properties fo:language="it" fo:country="IT" officeooo:rsid="0076ff8c"/>
    </style:style>
    <style:style style:name="T152" style:family="text">
      <style:text-properties fo:language="it" fo:country="IT" officeooo:rsid="0079abb2"/>
    </style:style>
    <style:style style:name="T153" style:family="text">
      <style:text-properties fo:language="it" fo:country="IT" officeooo:rsid="007f2112"/>
    </style:style>
    <style:style style:name="T154" style:family="text">
      <style:text-properties fo:language="it" fo:country="IT" officeooo:rsid="00863685"/>
    </style:style>
    <style:style style:name="T155" style:family="text">
      <style:text-properties fo:language="it" fo:country="IT" officeooo:rsid="009ef83a"/>
    </style:style>
    <style:style style:name="T156" style:family="text">
      <style:text-properties fo:language="it" fo:country="IT" officeooo:rsid="009f17b6"/>
    </style:style>
    <style:style style:name="T157" style:family="text">
      <style:text-properties fo:language="it" fo:country="IT" officeooo:rsid="00a22733"/>
    </style:style>
    <style:style style:name="T158" style:family="text">
      <style:text-properties fo:language="it" fo:country="IT" officeooo:rsid="00a7167c"/>
    </style:style>
    <style:style style:name="T159" style:family="text">
      <style:text-properties fo:language="it" fo:country="IT" officeooo:rsid="008799c5"/>
    </style:style>
    <style:style style:name="T160" style:family="text">
      <style:text-properties fo:language="it" fo:country="IT" officeooo:rsid="002e109d"/>
    </style:style>
    <style:style style:name="T161" style:family="text">
      <style:text-properties fo:language="it" fo:country="IT" officeooo:rsid="00a91973"/>
    </style:style>
    <style:style style:name="T162" style:family="text">
      <style:text-properties fo:language="it" fo:country="IT" officeooo:rsid="00a98047"/>
    </style:style>
    <style:style style:name="T163" style:family="text">
      <style:text-properties fo:language="it" fo:country="IT" officeooo:rsid="00ac6c35"/>
    </style:style>
    <style:style style:name="T164" style:family="text">
      <style:text-properties fo:language="it" fo:country="IT" officeooo:rsid="00b266d9"/>
    </style:style>
    <style:style style:name="T165" style:family="text">
      <style:text-properties fo:language="it" fo:country="IT" officeooo:rsid="00b30a3a"/>
    </style:style>
    <style:style style:name="T166" style:family="text">
      <style:text-properties fo:language="it" fo:country="IT" officeooo:rsid="00b81311"/>
    </style:style>
    <style:style style:name="T167" style:family="text">
      <style:text-properties fo:language="it" fo:country="IT" officeooo:rsid="00b8e6d1"/>
    </style:style>
    <style:style style:name="T168" style:family="text">
      <style:text-properties fo:language="it" fo:country="IT" officeooo:rsid="00b9a943"/>
    </style:style>
    <style:style style:name="T169" style:family="text">
      <style:text-properties fo:language="it" fo:country="IT" officeooo:rsid="00baed95"/>
    </style:style>
    <style:style style:name="T170" style:family="text">
      <style:text-properties fo:language="it" fo:country="IT" officeooo:rsid="00d1cad1"/>
    </style:style>
    <style:style style:name="T171" style:family="text">
      <style:text-properties fo:language="it" fo:country="IT" officeooo:rsid="00dd674a"/>
    </style:style>
    <style:style style:name="T172" style:family="text">
      <style:text-properties fo:language="it" fo:country="IT" officeooo:rsid="00de4ccd"/>
    </style:style>
    <style:style style:name="T173" style:family="text">
      <style:text-properties fo:language="it" fo:country="IT" officeooo:rsid="00df0478"/>
    </style:style>
    <style:style style:name="T174" style:family="text">
      <style:text-properties fo:language="it" fo:country="IT" officeooo:rsid="00e5870e"/>
    </style:style>
    <style:style style:name="T175" style:family="text">
      <style:text-properties fo:language="it" fo:country="IT" officeooo:rsid="00eb7993"/>
    </style:style>
    <style:style style:name="T176" style:family="text">
      <style:text-properties fo:language="it" fo:country="IT" officeooo:rsid="00eca40e"/>
    </style:style>
    <style:style style:name="T177" style:family="text">
      <style:text-properties fo:language="it" fo:country="IT" officeooo:rsid="00ee1db2"/>
    </style:style>
    <style:style style:name="T178" style:family="text">
      <style:text-properties fo:language="it" fo:country="IT" officeooo:rsid="00f48fad"/>
    </style:style>
    <style:style style:name="T179" style:family="text">
      <style:text-properties fo:language="it" fo:country="IT" officeooo:rsid="00f9887b"/>
    </style:style>
    <style:style style:name="T180" style:family="text">
      <style:text-properties fo:language="it" fo:country="IT" officeooo:rsid="0100c66e"/>
    </style:style>
    <style:style style:name="T181" style:family="text">
      <style:text-properties fo:language="it" fo:country="IT" officeooo:rsid="00a88065"/>
    </style:style>
    <style:style style:name="T182" style:family="text">
      <style:text-properties fo:language="it" fo:country="IT" officeooo:rsid="00378611"/>
    </style:style>
    <style:style style:name="T183" style:family="text">
      <style:text-properties fo:language="it" fo:country="IT" officeooo:rsid="0102d28e"/>
    </style:style>
    <style:style style:name="T184" style:family="text">
      <style:text-properties fo:language="it" fo:country="IT" officeooo:rsid="0102e968"/>
    </style:style>
    <style:style style:name="T185" style:family="text">
      <style:text-properties fo:language="it" fo:country="IT" officeooo:rsid="005754fb"/>
    </style:style>
    <style:style style:name="T186" style:family="text">
      <style:text-properties fo:language="it" fo:country="IT" officeooo:rsid="0107217d"/>
    </style:style>
    <style:style style:name="T187" style:family="text">
      <style:text-properties fo:language="it" fo:country="IT" officeooo:rsid="0107a185"/>
    </style:style>
    <style:style style:name="T188" style:family="text">
      <style:text-properties fo:language="it" fo:country="IT" officeooo:rsid="010e8c83"/>
    </style:style>
    <style:style style:name="T189" style:family="text">
      <style:text-properties fo:language="it" fo:country="IT" officeooo:rsid="01113b8f"/>
    </style:style>
    <style:style style:name="T190" style:family="text">
      <style:text-properties fo:language="it" fo:country="IT" officeooo:rsid="011242b7"/>
    </style:style>
    <style:style style:name="T191" style:family="text">
      <style:text-properties fo:language="it" fo:country="IT" officeooo:rsid="011294aa"/>
    </style:style>
    <style:style style:name="T192" style:family="text">
      <style:text-properties fo:language="it" fo:country="IT" officeooo:rsid="01160d93"/>
    </style:style>
    <style:style style:name="T193" style:family="text">
      <style:text-properties fo:language="it" fo:country="IT" officeooo:rsid="011a91e4"/>
    </style:style>
    <style:style style:name="T194" style:family="text">
      <style:text-properties fo:language="it" fo:country="IT" officeooo:rsid="011c3c90"/>
    </style:style>
    <style:style style:name="T195" style:family="text">
      <style:text-properties fo:language="it" fo:country="IT" officeooo:rsid="0120e7c2"/>
    </style:style>
    <style:style style:name="T196" style:family="text">
      <style:text-properties fo:language="it" fo:country="IT" fo:background-color="#ffffff" loext:char-shading-value="0"/>
    </style:style>
    <style:style style:name="T197" style:family="text">
      <style:text-properties fo:language="it" fo:country="IT" officeooo:rsid="0120e7c2" fo:background-color="#ffffff" loext:char-shading-value="0"/>
    </style:style>
    <style:style style:name="T198" style:family="text">
      <style:text-properties fo:language="it" fo:country="IT" officeooo:rsid="0135b8ee" fo:background-color="#ffffff" loext:char-shading-value="0"/>
    </style:style>
    <style:style style:name="T199" style:family="text">
      <style:text-properties fo:language="it" fo:country="IT" officeooo:rsid="013c4c6a" fo:background-color="#ffffff" loext:char-shading-value="0"/>
    </style:style>
    <style:style style:name="T200" style:family="text">
      <style:text-properties fo:language="it" fo:country="IT" officeooo:rsid="015aaa91" fo:background-color="#ffffff" loext:char-shading-value="0"/>
    </style:style>
    <style:style style:name="T201" style:family="text">
      <style:text-properties fo:language="it" fo:country="IT" officeooo:rsid="013a7a92" fo:background-color="#ffffff" loext:char-shading-value="0"/>
    </style:style>
    <style:style style:name="T202" style:family="text">
      <style:text-properties fo:language="it" fo:country="IT" officeooo:rsid="01654549" fo:background-color="#ffffff" loext:char-shading-value="0"/>
    </style:style>
    <style:style style:name="T203" style:family="text">
      <style:text-properties fo:language="it" fo:country="IT" officeooo:rsid="01d6f69d" fo:background-color="#ffffff" loext:char-shading-value="0"/>
    </style:style>
    <style:style style:name="T204" style:family="text">
      <style:text-properties fo:language="it" fo:country="IT" officeooo:rsid="012255db"/>
    </style:style>
    <style:style style:name="T205" style:family="text">
      <style:text-properties fo:language="it" fo:country="IT" officeooo:rsid="0124c234"/>
    </style:style>
    <style:style style:name="T206" style:family="text">
      <style:text-properties fo:language="it" fo:country="IT" officeooo:rsid="01261a94"/>
    </style:style>
    <style:style style:name="T207" style:family="text">
      <style:text-properties fo:language="it" fo:country="IT" officeooo:rsid="01267d84"/>
    </style:style>
    <style:style style:name="T208" style:family="text">
      <style:text-properties fo:language="it" fo:country="IT" officeooo:rsid="012806b5"/>
    </style:style>
    <style:style style:name="T209" style:family="text">
      <style:text-properties fo:language="it" fo:country="IT" officeooo:rsid="012a0cf7"/>
    </style:style>
    <style:style style:name="T210" style:family="text">
      <style:text-properties fo:language="it" fo:country="IT" officeooo:rsid="012a0ff7"/>
    </style:style>
    <style:style style:name="T211" style:family="text">
      <style:text-properties fo:language="it" fo:country="IT" officeooo:rsid="012b721f"/>
    </style:style>
    <style:style style:name="T212" style:family="text">
      <style:text-properties fo:language="it" fo:country="IT" officeooo:rsid="00ab4454"/>
    </style:style>
    <style:style style:name="T213" style:family="text">
      <style:text-properties fo:language="it" fo:country="IT" officeooo:rsid="012fa05f"/>
    </style:style>
    <style:style style:name="T214" style:family="text">
      <style:text-properties fo:language="it" fo:country="IT" officeooo:rsid="013e5340"/>
    </style:style>
    <style:style style:name="T215" style:family="text">
      <style:text-properties fo:language="it" fo:country="IT" officeooo:rsid="01409b23"/>
    </style:style>
    <style:style style:name="T216" style:family="text">
      <style:text-properties fo:language="it" fo:country="IT" officeooo:rsid="014124fb"/>
    </style:style>
    <style:style style:name="T217" style:family="text">
      <style:text-properties fo:language="it" fo:country="IT" officeooo:rsid="01422c56"/>
    </style:style>
    <style:style style:name="T218" style:family="text">
      <style:text-properties fo:language="it" fo:country="IT" officeooo:rsid="01428dd7"/>
    </style:style>
    <style:style style:name="T219" style:family="text">
      <style:text-properties fo:language="it" fo:country="IT" officeooo:rsid="014b7a9b"/>
    </style:style>
    <style:style style:name="T220" style:family="text">
      <style:text-properties fo:language="it" fo:country="IT" officeooo:rsid="014c9261"/>
    </style:style>
    <style:style style:name="T221" style:family="text">
      <style:text-properties fo:language="it" fo:country="IT" officeooo:rsid="0150f0d5"/>
    </style:style>
    <style:style style:name="T222" style:family="text">
      <style:text-properties fo:language="it" fo:country="IT" officeooo:rsid="0152680f"/>
    </style:style>
    <style:style style:name="T223" style:family="text">
      <style:text-properties fo:language="it" fo:country="IT" officeooo:rsid="01532bca"/>
    </style:style>
    <style:style style:name="T224" style:family="text">
      <style:text-properties fo:language="it" fo:country="IT" officeooo:rsid="01546466"/>
    </style:style>
    <style:style style:name="T225" style:family="text">
      <style:text-properties fo:language="it" fo:country="IT" officeooo:rsid="015c0342"/>
    </style:style>
    <style:style style:name="T226" style:family="text">
      <style:text-properties fo:language="it" fo:country="IT" officeooo:rsid="015c8ecf"/>
    </style:style>
    <style:style style:name="T227" style:family="text">
      <style:text-properties fo:language="it" fo:country="IT" officeooo:rsid="015dfa47"/>
    </style:style>
    <style:style style:name="T228" style:family="text">
      <style:text-properties fo:language="it" fo:country="IT" officeooo:rsid="0156110f"/>
    </style:style>
    <style:style style:name="T229" style:family="text">
      <style:text-properties fo:language="it" fo:country="IT" officeooo:rsid="015f28fe"/>
    </style:style>
    <style:style style:name="T230" style:family="text">
      <style:text-properties fo:language="it" fo:country="IT" officeooo:rsid="0161238d"/>
    </style:style>
    <style:style style:name="T231" style:family="text">
      <style:text-properties fo:language="it" fo:country="IT" officeooo:rsid="01630706"/>
    </style:style>
    <style:style style:name="T232" style:family="text">
      <style:text-properties fo:language="it" fo:country="IT" officeooo:rsid="0164ca60"/>
    </style:style>
    <style:style style:name="T233" style:family="text">
      <style:text-properties fo:language="it" fo:country="IT" officeooo:rsid="01663ca0"/>
    </style:style>
    <style:style style:name="T234" style:family="text">
      <style:text-properties fo:language="it" fo:country="IT" style:letter-kerning="true"/>
    </style:style>
    <style:style style:name="T235" style:family="text">
      <style:text-properties fo:language="it" fo:country="IT" officeooo:rsid="016957b8"/>
    </style:style>
    <style:style style:name="T236" style:family="text">
      <style:text-properties fo:language="it" fo:country="IT" officeooo:rsid="016d3caa"/>
    </style:style>
    <style:style style:name="T237" style:family="text">
      <style:text-properties fo:language="it" fo:country="IT" officeooo:rsid="016f9626"/>
    </style:style>
    <style:style style:name="T238" style:family="text">
      <style:text-properties fo:language="it" fo:country="IT" officeooo:rsid="01704879"/>
    </style:style>
    <style:style style:name="T239" style:family="text">
      <style:text-properties fo:language="it" fo:country="IT" officeooo:rsid="017182e9"/>
    </style:style>
    <style:style style:name="T240" style:family="text">
      <style:text-properties fo:language="it" fo:country="IT" officeooo:rsid="01773a59"/>
    </style:style>
    <style:style style:name="T241" style:family="text">
      <style:text-properties fo:language="it" fo:country="IT" officeooo:rsid="01790605"/>
    </style:style>
    <style:style style:name="T242" style:family="text">
      <style:text-properties fo:language="it" fo:country="IT" officeooo:rsid="017aefb9"/>
    </style:style>
    <style:style style:name="T243" style:family="text">
      <style:text-properties fo:language="it" fo:country="IT" officeooo:rsid="017dae66"/>
    </style:style>
    <style:style style:name="T244" style:family="text">
      <style:text-properties fo:language="it" fo:country="IT" officeooo:rsid="017e5e62"/>
    </style:style>
    <style:style style:name="T245" style:family="text">
      <style:text-properties fo:language="it" fo:country="IT" officeooo:rsid="016638b2"/>
    </style:style>
    <style:style style:name="T246" style:family="text">
      <style:text-properties fo:language="it" fo:country="IT" officeooo:rsid="0180fe62"/>
    </style:style>
    <style:style style:name="T247" style:family="text">
      <style:text-properties fo:language="it" fo:country="IT" officeooo:rsid="0182e436"/>
    </style:style>
    <style:style style:name="T248" style:family="text">
      <style:text-properties fo:language="it" fo:country="IT" officeooo:rsid="01856cc4"/>
    </style:style>
    <style:style style:name="T249" style:family="text">
      <style:text-properties fo:language="it" fo:country="IT" officeooo:rsid="01872b4b"/>
    </style:style>
    <style:style style:name="T250" style:family="text">
      <style:text-properties fo:language="it" fo:country="IT" officeooo:rsid="0188f0f6"/>
    </style:style>
    <style:style style:name="T251" style:family="text">
      <style:text-properties fo:language="it" fo:country="IT" officeooo:rsid="018aa494"/>
    </style:style>
    <style:style style:name="T252" style:family="text">
      <style:text-properties fo:language="it" fo:country="IT" officeooo:rsid="018bd695"/>
    </style:style>
    <style:style style:name="T253" style:family="text">
      <style:text-properties fo:language="it" fo:country="IT" officeooo:rsid="018c118a"/>
    </style:style>
    <style:style style:name="T254" style:family="text">
      <style:text-properties fo:language="it" fo:country="IT" officeooo:rsid="018c8cf5"/>
    </style:style>
    <style:style style:name="T255" style:family="text">
      <style:text-properties fo:language="it" fo:country="IT" officeooo:rsid="018de0f9"/>
    </style:style>
    <style:style style:name="T256" style:family="text">
      <style:text-properties fo:language="it" fo:country="IT" officeooo:rsid="018e99ce"/>
    </style:style>
    <style:style style:name="T257" style:family="text">
      <style:text-properties fo:language="it" fo:country="IT" officeooo:rsid="0190887c"/>
    </style:style>
    <style:style style:name="T258" style:family="text">
      <style:text-properties fo:language="it" fo:country="IT" officeooo:rsid="019273f6"/>
    </style:style>
    <style:style style:name="T259" style:family="text">
      <style:text-properties fo:language="it" fo:country="IT" officeooo:rsid="01938b4e"/>
    </style:style>
    <style:style style:name="T260" style:family="text">
      <style:text-properties fo:language="it" fo:country="IT" officeooo:rsid="0195274f"/>
    </style:style>
    <style:style style:name="T261" style:family="text">
      <style:text-properties fo:language="it" fo:country="IT" officeooo:rsid="01966b88"/>
    </style:style>
    <style:style style:name="T262" style:family="text">
      <style:text-properties fo:language="it" fo:country="IT" officeooo:rsid="019762e1"/>
    </style:style>
    <style:style style:name="T263" style:family="text">
      <style:text-properties fo:language="it" fo:country="IT" officeooo:rsid="019b0588"/>
    </style:style>
    <style:style style:name="T264" style:family="text">
      <style:text-properties fo:language="it" fo:country="IT" officeooo:rsid="019cff79"/>
    </style:style>
    <style:style style:name="T265" style:family="text">
      <style:text-properties fo:language="it" fo:country="IT" officeooo:rsid="019f88f1"/>
    </style:style>
    <style:style style:name="T266" style:family="text">
      <style:text-properties fo:language="it" fo:country="IT" officeooo:rsid="01a0eb5d"/>
    </style:style>
    <style:style style:name="T267" style:family="text">
      <style:text-properties fo:language="it" fo:country="IT" officeooo:rsid="01a191a6"/>
    </style:style>
    <style:style style:name="T268" style:family="text">
      <style:text-properties fo:language="it" fo:country="IT" officeooo:rsid="01a4c27c"/>
    </style:style>
    <style:style style:name="T269" style:family="text">
      <style:text-properties fo:language="it" fo:country="IT" officeooo:rsid="01a688a9"/>
    </style:style>
    <style:style style:name="T270" style:family="text">
      <style:text-properties fo:language="it" fo:country="IT" officeooo:rsid="01a778f3"/>
    </style:style>
    <style:style style:name="T271" style:family="text">
      <style:text-properties fo:language="it" fo:country="IT" officeooo:rsid="01a88fe8"/>
    </style:style>
    <style:style style:name="T272" style:family="text">
      <style:text-properties fo:language="it" fo:country="IT" officeooo:rsid="01ae6d0d"/>
    </style:style>
    <style:style style:name="T273" style:family="text">
      <style:text-properties fo:language="it" fo:country="IT" officeooo:rsid="01b079fb"/>
    </style:style>
    <style:style style:name="T274" style:family="text">
      <style:text-properties fo:language="it" fo:country="IT" officeooo:rsid="01b148e3"/>
    </style:style>
    <style:style style:name="T275" style:family="text">
      <style:text-properties fo:language="it" fo:country="IT" officeooo:rsid="01b8e730"/>
    </style:style>
    <style:style style:name="T276" style:family="text">
      <style:text-properties fo:language="it" fo:country="IT" officeooo:rsid="01ba87c7"/>
    </style:style>
    <style:style style:name="T277" style:family="text">
      <style:text-properties fo:language="it" fo:country="IT" officeooo:rsid="01bc69b4"/>
    </style:style>
    <style:style style:name="T278" style:family="text">
      <style:text-properties fo:language="it" fo:country="IT" officeooo:rsid="01bf5e88"/>
    </style:style>
    <style:style style:name="T279" style:family="text">
      <style:text-properties fo:language="it" fo:country="IT" officeooo:rsid="01bf9099"/>
    </style:style>
    <style:style style:name="T280" style:family="text">
      <style:text-properties fo:language="it" fo:country="IT" officeooo:rsid="01c5ce46"/>
    </style:style>
    <style:style style:name="T281" style:family="text">
      <style:text-properties fo:language="it" fo:country="IT" officeooo:rsid="01c68c59"/>
    </style:style>
    <style:style style:name="T282" style:family="text">
      <style:text-properties fo:language="it" fo:country="IT" officeooo:rsid="01c8c15e"/>
    </style:style>
    <style:style style:name="T283" style:family="text">
      <style:text-properties fo:language="it" fo:country="IT" officeooo:rsid="01cbfc56"/>
    </style:style>
    <style:style style:name="T284" style:family="text">
      <style:text-properties fo:language="it" fo:country="IT" officeooo:rsid="01cc5803"/>
    </style:style>
    <style:style style:name="T285" style:family="text">
      <style:text-properties fo:language="it" fo:country="IT" officeooo:rsid="01cebc91"/>
    </style:style>
    <style:style style:name="T286" style:family="text">
      <style:text-properties fo:language="it" fo:country="IT" officeooo:rsid="01d05992"/>
    </style:style>
    <style:style style:name="T287" style:family="text">
      <style:text-properties fo:language="it" fo:country="IT" officeooo:rsid="01d6f69d"/>
    </style:style>
    <style:style style:name="T288" style:family="text">
      <style:text-properties fo:language="it" fo:country="IT" officeooo:rsid="01d71ce9"/>
    </style:style>
    <style:style style:name="T289" style:family="text">
      <style:text-properties fo:language="it" fo:country="IT" officeooo:rsid="01d728cc"/>
    </style:style>
    <style:style style:name="T290" style:family="text">
      <style:text-properties fo:language="it" fo:country="IT" officeooo:rsid="01db5c21"/>
    </style:style>
    <style:style style:name="T291" style:family="text">
      <style:text-properties fo:language="it" fo:country="IT" officeooo:rsid="01db794c"/>
    </style:style>
    <style:style style:name="T292" style:family="text">
      <style:text-properties fo:language="it" fo:country="IT" officeooo:rsid="01e0e56f"/>
    </style:style>
    <style:style style:name="T293" style:family="text">
      <style:text-properties fo:language="it" fo:country="IT" officeooo:rsid="01e1c0dc"/>
    </style:style>
    <style:style style:name="T294" style:family="text">
      <style:text-properties fo:language="it" fo:country="IT" officeooo:rsid="01e5af6f"/>
    </style:style>
    <style:style style:name="T295" style:family="text">
      <style:text-properties fo:language="it" fo:country="IT" officeooo:rsid="01e8a708"/>
    </style:style>
    <style:style style:name="T296" style:family="text">
      <style:text-properties fo:language="it" fo:country="IT" officeooo:rsid="01ea64d9"/>
    </style:style>
    <style:style style:name="T297" style:family="text">
      <style:text-properties fo:language="it" fo:country="IT" officeooo:rsid="01eb0fe6"/>
    </style:style>
    <style:style style:name="T298" style:family="text">
      <style:text-properties fo:language="it" fo:country="IT" officeooo:rsid="01ecd954"/>
    </style:style>
    <style:style style:name="T299" style:family="text">
      <style:text-properties fo:language="it" fo:country="IT" officeooo:rsid="01ee41fb"/>
    </style:style>
    <style:style style:name="T300" style:family="text">
      <style:text-properties fo:language="it" fo:country="IT" officeooo:rsid="01efb601"/>
    </style:style>
    <style:style style:name="T301" style:family="text">
      <style:text-properties fo:language="it" fo:country="IT" officeooo:rsid="01efcec0"/>
    </style:style>
    <style:style style:name="T302" style:family="text">
      <style:text-properties fo:language="it" fo:country="IT" officeooo:rsid="01f68b72"/>
    </style:style>
    <style:style style:name="T303" style:family="text">
      <style:text-properties fo:language="it" fo:country="IT" officeooo:rsid="01f81737"/>
    </style:style>
    <style:style style:name="T304" style:family="text">
      <style:text-properties fo:language="it" fo:country="IT" officeooo:rsid="01f9bd57"/>
    </style:style>
    <style:style style:name="T305" style:family="text">
      <style:text-properties fo:language="it" fo:country="IT" officeooo:rsid="02077689"/>
    </style:style>
    <style:style style:name="T306" style:family="text">
      <style:text-properties fo:language="it" fo:country="IT" officeooo:rsid="0209de0b"/>
    </style:style>
    <style:style style:name="T307" style:family="text">
      <style:text-properties fo:language="it" fo:country="IT" officeooo:rsid="020c8ee9"/>
    </style:style>
    <style:style style:name="T308" style:family="text">
      <style:text-properties fo:language="it" fo:country="IT" officeooo:rsid="020e7457"/>
    </style:style>
    <style:style style:name="T309" style:family="text">
      <style:text-properties fo:language="it" fo:country="IT" officeooo:rsid="02145072"/>
    </style:style>
    <style:style style:name="T310" style:family="text">
      <style:text-properties fo:language="it" fo:country="IT" officeooo:rsid="02171b69"/>
    </style:style>
    <style:style style:name="T311" style:family="text">
      <style:text-properties fo:language="it" fo:country="IT" officeooo:rsid="020f7104"/>
    </style:style>
    <style:style style:name="T312" style:family="text">
      <style:text-properties fo:language="it" fo:country="IT" officeooo:rsid="02189074"/>
    </style:style>
    <style:style style:name="T313" style:family="text">
      <style:text-properties fo:language="it" fo:country="IT" officeooo:rsid="0218f4c9"/>
    </style:style>
    <style:style style:name="T314" style:family="text">
      <style:text-properties fo:language="it" fo:country="IT" officeooo:rsid="021a884c"/>
    </style:style>
    <style:style style:name="T315" style:family="text">
      <style:text-properties fo:language="it" fo:country="IT" officeooo:rsid="0229d6a9"/>
    </style:style>
    <style:style style:name="T316" style:family="text">
      <style:text-properties fo:language="it" fo:country="IT" officeooo:rsid="022a5dd9"/>
    </style:style>
    <style:style style:name="T317" style:family="text">
      <style:text-properties fo:language="it" fo:country="IT" officeooo:rsid="0228457a"/>
    </style:style>
    <style:style style:name="T318" style:family="text">
      <style:text-properties fo:language="it" fo:country="IT" officeooo:rsid="022679a8"/>
    </style:style>
    <style:style style:name="T319" style:family="text">
      <style:text-properties fo:language="it" fo:country="IT" officeooo:rsid="022d1ab3"/>
    </style:style>
    <style:style style:name="T320" style:family="text">
      <style:text-properties fo:language="it" fo:country="IT" officeooo:rsid="022ea449"/>
    </style:style>
    <style:style style:name="T321" style:family="text">
      <style:text-properties fo:language="it" fo:country="IT" officeooo:rsid="022fdaf0"/>
    </style:style>
    <style:style style:name="T322" style:family="text">
      <style:text-properties fo:language="it" fo:country="IT" officeooo:rsid="0233327b"/>
    </style:style>
    <style:style style:name="T323" style:family="text">
      <style:text-properties fo:language="it" fo:country="IT" officeooo:rsid="023447f8"/>
    </style:style>
    <style:style style:name="T324" style:family="text">
      <style:text-properties fo:language="it" fo:country="IT" officeooo:rsid="0238416f"/>
    </style:style>
    <style:style style:name="T325" style:family="text">
      <style:text-properties fo:language="it" fo:country="IT" officeooo:rsid="0239041c"/>
    </style:style>
    <style:style style:name="T326" style:family="text">
      <style:text-properties fo:language="it" fo:country="IT" officeooo:rsid="023b6030"/>
    </style:style>
    <style:style style:name="T327" style:family="text">
      <style:text-properties fo:language="it" fo:country="IT" officeooo:rsid="023cf0c8"/>
    </style:style>
    <style:style style:name="T328" style:family="text">
      <style:text-properties fo:language="it" fo:country="IT" officeooo:rsid="02461a2a"/>
    </style:style>
    <style:style style:name="T329" style:family="text">
      <style:text-properties fo:language="it" fo:country="IT" officeooo:rsid="02482e8a"/>
    </style:style>
    <style:style style:name="T330" style:family="text">
      <style:text-properties fo:language="it" fo:country="IT" officeooo:rsid="024f0887"/>
    </style:style>
    <style:style style:name="T331" style:family="text">
      <style:text-properties fo:language="it" fo:country="IT" officeooo:rsid="02616e41"/>
    </style:style>
    <style:style style:name="T332" style:family="text">
      <style:text-properties fo:language="it" fo:country="IT" officeooo:rsid="029c9e42"/>
    </style:style>
    <style:style style:name="T333" style:family="text">
      <style:text-properties fo:language="it" fo:country="IT" officeooo:rsid="02ac1d64"/>
    </style:style>
    <style:style style:name="T334" style:family="text">
      <style:text-properties officeooo:rsid="0016fd32"/>
    </style:style>
    <style:style style:name="T335" style:family="text">
      <style:text-properties style:use-window-font-color="true" style:font-name="Liberation Serif" fo:font-size="11pt"/>
    </style:style>
    <style:style style:name="T336" style:family="text">
      <style:text-properties style:use-window-font-color="true" style:font-name="Liberation Serif" fo:font-size="11pt" fo:language="it" fo:country="IT"/>
    </style:style>
    <style:style style:name="T337" style:family="text">
      <style:text-properties style:use-window-font-color="true" style:font-name="Liberation Serif" fo:font-size="11pt" fo:language="it" fo:country="IT" fo:font-style="italic" style:font-style-asian="italic" style:font-style-complex="italic"/>
    </style:style>
    <style:style style:name="T338"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339"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340" style:family="text">
      <style:text-properties style:use-window-font-color="true" style:font-name="Liberation Serif" fo:font-size="11pt" fo:language="it" fo:country="IT" fo:font-style="italic" style:font-size-asian="10.5pt" style:font-style-asian="italic" style:font-style-complex="italic"/>
    </style:style>
    <style:style style:name="T341" style:family="text">
      <style:text-properties style:use-window-font-color="true" style:font-name="Liberation Serif" fo:font-size="11pt" fo:language="it" fo:country="IT" fo:background-color="transparent" loext:char-shading-value="0"/>
    </style:style>
    <style:style style:name="T342" style:family="text">
      <style:text-properties style:use-window-font-color="true" style:font-name="Liberation Serif" fo:font-size="11pt" fo:language="it" fo:country="IT" fo:background-color="transparent" loext:char-shading-value="0" style:font-size-asian="10.5pt"/>
    </style:style>
    <style:style style:name="T343" style:family="text">
      <style:text-properties style:use-window-font-color="true" style:font-name="Liberation Serif" fo:font-size="11pt" fo:language="it" fo:country="IT" officeooo:rsid="0132e2d5" fo:background-color="transparent" loext:char-shading-value="0" style:font-size-asian="10.5pt"/>
    </style:style>
    <style:style style:name="T344" style:family="text">
      <style:text-properties style:use-window-font-color="true" style:font-name="Liberation Serif" fo:font-size="11pt" fo:language="it" fo:country="IT" officeooo:rsid="013a7a92" fo:background-color="transparent" loext:char-shading-value="0" style:font-size-asian="10.5pt"/>
    </style:style>
    <style:style style:name="T345" style:family="text">
      <style:text-properties style:use-window-font-color="true" style:font-name="Liberation Serif" fo:font-size="11pt" fo:language="it" fo:country="IT" officeooo:rsid="013c4c6a" fo:background-color="transparent" loext:char-shading-value="0" style:font-size-asian="10.5pt"/>
    </style:style>
    <style:style style:name="T346" style:family="text">
      <style:text-properties style:use-window-font-color="true" style:font-name="Liberation Serif" fo:font-size="11pt" fo:language="it" fo:country="IT" officeooo:rsid="013d5260" fo:background-color="transparent" loext:char-shading-value="0" style:font-size-asian="10.5pt"/>
    </style:style>
    <style:style style:name="T347" style:family="text">
      <style:text-properties style:use-window-font-color="true" style:font-name="Liberation Serif" fo:font-size="11pt" fo:language="it" fo:country="IT" officeooo:rsid="013a7a92" fo:background-color="transparent" loext:char-shading-value="0" style:font-size-asian="10.5pt" style:font-weight-asian="bold" style:font-weight-complex="bold"/>
    </style:style>
    <style:style style:name="T348" style:family="text">
      <style:text-properties style:use-window-font-color="true" style:font-name="Liberation Serif" fo:font-size="11pt" fo:language="it" fo:country="IT" officeooo:rsid="01363ca7" fo:background-color="transparent" loext:char-shading-value="0" style:font-size-asian="10.5pt"/>
    </style:style>
    <style:style style:name="T349" style:family="text">
      <style:text-properties style:use-window-font-color="true" style:font-name="Liberation Serif" fo:font-size="11pt" fo:language="it" fo:country="IT" officeooo:rsid="01546466" fo:background-color="transparent" loext:char-shading-value="0" style:font-size-asian="10.5pt"/>
    </style:style>
    <style:style style:name="T350" style:family="text">
      <style:text-properties style:use-window-font-color="true" style:font-name="Liberation Serif" fo:font-size="11pt" fo:language="it" fo:country="IT" officeooo:rsid="01d5910b" fo:background-color="transparent" loext:char-shading-value="0"/>
    </style:style>
    <style:style style:name="T351" style:family="text">
      <style:text-properties style:use-window-font-color="true" style:font-name="Liberation Serif" fo:font-size="11pt" fo:language="it" fo:country="IT" fo:font-weight="normal" style:font-weight-asian="normal" style:font-weight-complex="normal"/>
    </style:style>
    <style:style style:name="T352" style:family="text">
      <style:text-properties style:use-window-font-color="true" style:font-name="Liberation Serif" fo:font-size="11pt" fo:language="it" fo:country="IT" fo:font-style="normal" style:text-underline-style="none" style:font-style-asian="normal" style:font-style-complex="normal"/>
    </style:style>
    <style:style style:name="T353" style:family="text">
      <style:text-properties style:use-window-font-color="true" style:font-name="Liberation Serif" fo:font-size="11pt" fo:language="it" fo:country="IT" style:font-size-asian="10.5pt"/>
    </style:style>
    <style:style style:name="T354" style:family="text">
      <style:text-properties style:use-window-font-color="true" style:font-name="Liberation Serif" fo:font-size="11pt" fo:language="it" fo:country="IT" officeooo:rsid="00378611" style:font-size-asian="10.5pt"/>
    </style:style>
    <style:style style:name="T355" style:family="text">
      <style:text-properties style:use-window-font-color="true" style:font-name="Liberation Serif" fo:font-size="11pt" fo:language="it" fo:country="IT" officeooo:rsid="003d1841" style:font-size-asian="10.5pt"/>
    </style:style>
    <style:style style:name="T356" style:family="text">
      <style:text-properties style:use-window-font-color="true" style:font-name="Liberation Serif" fo:font-size="11pt" fo:language="it" fo:country="IT" fo:font-weight="bold" officeooo:rsid="013a7a92" fo:background-color="transparent" loext:char-shading-value="0" style:font-size-asian="10.5pt" style:font-weight-asian="bold" style:font-weight-complex="bold"/>
    </style:style>
    <style:style style:name="T357" style:family="text">
      <style:text-properties style:use-window-font-color="true" style:font-name="Liberation Serif" fo:font-size="11pt" fo:font-style="italic" style:font-style-asian="italic" style:font-style-complex="italic"/>
    </style:style>
    <style:style style:name="T358" style:family="text">
      <style:text-properties style:use-window-font-color="true" style:font-name="Liberation Serif" fo:font-size="11pt" fo:background-color="transparent" loext:char-shading-value="0"/>
    </style:style>
    <style:style style:name="T359" style:family="text">
      <style:text-properties style:use-window-font-color="true" style:font-name="Liberation Serif" fo:font-size="11pt" officeooo:rsid="01363ca7" fo:background-color="transparent" loext:char-shading-value="0" style:font-size-asian="10.5pt"/>
    </style:style>
    <style:style style:name="T360"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361" style:family="text">
      <style:text-properties style:use-window-font-color="true" style:font-name="Liberation Serif" fo:font-size="11pt" style:text-underline-style="none"/>
    </style:style>
    <style:style style:name="T362" style:family="text">
      <style:text-properties style:use-window-font-color="true" style:font-name="Liberation Serif" fo:font-size="11pt" officeooo:rsid="0034644c"/>
    </style:style>
    <style:style style:name="T363" style:family="text">
      <style:text-properties style:use-window-font-color="true" style:font-name="Liberation Serif" fo:font-size="11pt" officeooo:rsid="00954524"/>
    </style:style>
    <style:style style:name="T364" style:family="text">
      <style:text-properties style:use-window-font-color="true" style:font-name="Liberation Serif" fo:font-size="11pt" officeooo:rsid="0096ef87"/>
    </style:style>
    <style:style style:name="T365" style:family="text">
      <style:text-properties style:use-window-font-color="true" style:font-name="Liberation Serif" fo:font-size="11pt" officeooo:rsid="013e5340"/>
    </style:style>
    <style:style style:name="T366" style:family="text">
      <style:text-properties style:use-window-font-color="true" style:font-name="Liberation Serif" fo:font-size="11pt" officeooo:rsid="013ea48e"/>
    </style:style>
    <style:style style:name="T367" style:family="text">
      <style:text-properties style:use-window-font-color="true" style:font-name="Liberation Serif" fo:font-size="11pt" fo:font-weight="bold" officeooo:rsid="01363ca7" fo:background-color="transparent" loext:char-shading-value="0" style:font-size-asian="10.5pt" style:font-weight-asian="bold" style:font-weight-complex="bold"/>
    </style:style>
    <style:style style:name="T368" style:family="text">
      <style:text-properties style:use-window-font-color="true" style:font-name="Liberation Serif" fo:font-size="11pt" fo:font-weight="bold" style:font-weight-asian="bold" style:font-weight-complex="bold"/>
    </style:style>
    <style:style style:name="T369" style:family="text">
      <style:text-properties style:use-window-font-color="true" style:font-name="Liberation Serif" fo:font-size="11pt" fo:font-weight="bold" officeooo:rsid="010a3e25" style:font-weight-asian="bold" style:font-weight-complex="bold"/>
    </style:style>
    <style:style style:name="T370" style:family="text">
      <style:text-properties style:use-window-font-color="true" style:font-name="Liberation Serif" fo:font-size="11pt" fo:font-weight="bold" officeooo:rsid="010a3e25" fo:background-color="#ffffff" loext:char-shading-value="0" style:font-weight-asian="bold" style:font-weight-complex="bold"/>
    </style:style>
    <style:style style:name="T371" style:family="text">
      <style:text-properties style:use-window-font-color="true" style:font-name="Liberation Serif" fo:font-size="11pt" officeooo:rsid="01630706"/>
    </style:style>
    <style:style style:name="T372" style:family="text">
      <style:text-properties style:use-window-font-color="true" style:font-name="Liberation Serif" fo:font-size="11pt" officeooo:rsid="010a3e25"/>
    </style:style>
    <style:style style:name="T373" style:family="text">
      <style:text-properties style:use-window-font-color="true" style:font-name="Liberation Serif" fo:font-size="11pt" officeooo:rsid="0239ab5a"/>
    </style:style>
    <style:style style:name="T374" style:family="text">
      <style:text-properties style:use-window-font-color="true" style:font-name="Liberation Serif" fo:font-size="11pt" fo:background-color="#ffffff" loext:char-shading-value="0"/>
    </style:style>
    <style:style style:name="T375" style:family="text">
      <style:text-properties style:use-window-font-color="true" style:font-name="Liberation Serif" fo:font-size="11pt" officeooo:rsid="010a3e25" fo:background-color="#ffffff" loext:char-shading-value="0"/>
    </style:style>
    <style:style style:name="T376" style:family="text">
      <style:text-properties style:use-window-font-color="true" style:font-name="Liberation Serif" fo:font-size="11pt" officeooo:rsid="023e4cb8"/>
    </style:style>
    <style:style style:name="T377" style:family="text">
      <style:text-properties style:use-window-font-color="true" style:font-name="Liberation Serif" fo:font-size="10.4499998092651pt" style:letter-kerning="true"/>
    </style:style>
    <style:style style:name="T378" style:family="text">
      <style:text-properties style:use-window-font-color="true" fo:font-size="10pt" style:font-size-asian="10pt" style:font-size-complex="10pt"/>
    </style:style>
    <style:style style:name="T379" style:family="text">
      <style:text-properties style:use-window-font-color="true" fo:font-size="10pt" fo:language="it" fo:country="IT" style:font-size-asian="10pt" style:font-size-complex="10pt"/>
    </style:style>
    <style:style style:name="T380" style:family="text">
      <style:text-properties style:use-window-font-color="true" fo:font-size="10pt" fo:font-style="italic" style:font-size-asian="10pt" style:font-style-asian="italic" style:font-size-complex="10pt" style:font-style-complex="italic"/>
    </style:style>
    <style:style style:name="T381" style:family="text">
      <style:text-properties style:use-window-font-color="true" style:text-line-through-style="none" style:text-line-through-type="none" style:font-name="Liberation Serif" fo:font-size="11pt" fo:language="it" fo:country="IT"/>
    </style:style>
    <style:style style:name="T382" style:family="text">
      <style:text-properties style:use-window-font-color="true" fo:language="it" fo:country="IT" style:text-underline-style="none"/>
    </style:style>
    <style:style style:name="T383" style:family="text">
      <style:text-properties style:use-window-font-color="true" style:font-name="Liberation Sans Narrow" fo:font-size="10.4499998092651pt" fo:font-weight="normal" style:letter-kerning="true" style:font-size-asian="10.5pt" style:font-weight-asian="normal" style:font-weight-complex="normal"/>
    </style:style>
    <style:style style:name="T384" style:family="text">
      <style:text-properties style:use-window-font-color="true" style:font-name="Liberation Sans Narrow" fo:font-size="10.4499998092651pt" fo:font-weight="normal" officeooo:rsid="019273f6" style:letter-kerning="true" style:font-size-asian="10.5pt" style:font-weight-asian="normal" style:font-weight-complex="normal"/>
    </style:style>
    <style:style style:name="T385" style:family="text">
      <style:text-properties style:use-window-font-color="true" style:font-name="Liberation Sans Narrow" fo:font-size="10.4499998092651pt" fo:font-weight="normal" officeooo:rsid="019273f6" style:letter-kerning="true" fo:background-color="transparent" loext:char-shading-value="0" style:font-size-asian="10.5pt" style:font-weight-asian="normal" style:font-weight-complex="normal"/>
    </style:style>
    <style:style style:name="T386" style:family="text">
      <style:text-properties style:use-window-font-color="true" style:font-name="Liberation Sans Narrow" fo:font-size="10.4499998092651pt" fo:language="it" fo:country="IT" fo:font-weight="normal" style:letter-kerning="true" style:font-size-asian="10.5pt"/>
    </style:style>
    <style:style style:name="T387" style:family="text">
      <style:text-properties officeooo:rsid="0021e05e"/>
    </style:style>
    <style:style style:name="T388" style:family="text">
      <style:text-properties officeooo:rsid="001cb10f"/>
    </style:style>
    <style:style style:name="T389" style:family="text">
      <style:text-properties fo:font-style="italic" style:font-style-asian="italic" style:font-style-complex="italic"/>
    </style:style>
    <style:style style:name="T390" style:family="text">
      <style:text-properties fo:font-style="italic" officeooo:rsid="0052658e" style:font-style-asian="italic" style:font-style-complex="italic"/>
    </style:style>
    <style:style style:name="T391" style:family="text">
      <style:text-properties fo:font-style="italic" officeooo:rsid="006f1024" style:font-style-asian="italic" style:font-style-complex="italic"/>
    </style:style>
    <style:style style:name="T392" style:family="text">
      <style:text-properties fo:font-style="italic" officeooo:rsid="005754fb" style:font-style-asian="italic" style:font-style-complex="italic"/>
    </style:style>
    <style:style style:name="T393" style:family="text">
      <style:text-properties fo:font-style="italic" officeooo:rsid="00b8e6d1" style:font-style-asian="italic" style:font-style-complex="italic"/>
    </style:style>
    <style:style style:name="T394" style:family="text">
      <style:text-properties fo:font-style="italic" officeooo:rsid="00ad30b3" style:font-style-asian="italic" style:font-style-complex="italic"/>
    </style:style>
    <style:style style:name="T395" style:family="text">
      <style:text-properties fo:font-style="italic" officeooo:rsid="0182e436" style:font-style-asian="italic" style:font-style-complex="italic"/>
    </style:style>
    <style:style style:name="T396" style:family="text">
      <style:text-properties fo:font-style="italic" officeooo:rsid="02572376" style:font-style-asian="italic" style:font-style-complex="italic"/>
    </style:style>
    <style:style style:name="T397" style:family="text">
      <style:text-properties fo:font-style="italic" officeooo:rsid="02cdb411" style:font-style-asian="italic" style:font-style-complex="italic"/>
    </style:style>
    <style:style style:name="T398" style:family="text">
      <style:text-properties fo:font-style="italic" fo:font-weight="bold" style:font-style-asian="italic" style:font-weight-asian="bold" style:font-style-complex="italic" style:font-weight-complex="bold"/>
    </style:style>
    <style:style style:name="T399" style:family="text">
      <style:text-properties fo:font-style="italic" fo:font-weight="bold" officeooo:rsid="027e823e" style:font-style-asian="italic" style:font-weight-asian="bold" style:font-style-complex="italic" style:font-weight-complex="bold"/>
    </style:style>
    <style:style style:name="T400" style:family="text">
      <style:text-properties fo:font-style="italic" fo:font-weight="normal" style:font-style-asian="italic" style:font-weight-asian="normal" style:font-style-complex="italic" style:font-weight-complex="normal"/>
    </style:style>
    <style:style style:name="T401" style:family="text">
      <style:text-properties fo:font-style="italic" style:text-underline-style="none" style:font-style-asian="italic" style:font-style-complex="italic"/>
    </style:style>
    <style:style style:name="T402" style:family="text">
      <style:text-properties officeooo:rsid="00308dea"/>
    </style:style>
    <style:style style:name="T403" style:family="text">
      <style:text-properties officeooo:rsid="00200d36"/>
    </style:style>
    <style:style style:name="T404" style:family="text">
      <style:text-properties fo:color="#000080" style:font-name="Courier New" fo:font-size="10pt" fo:language="it" fo:country="IT" fo:font-style="normal" fo:font-weight="bold" fo:background-color="transparent" loext:char-shading-value="0" style:font-size-complex="11pt"/>
    </style:style>
    <style:style style:name="T405" style:family="text">
      <style:text-properties fo:color="#000080" style:font-name="Courier New" fo:font-size="10pt" fo:language="it" fo:country="IT" fo:font-style="normal" fo:font-weight="bold" fo:background-color="transparent" loext:char-shading-value="0" style:font-size-asian="10pt" style:font-weight-asian="normal" style:font-size-complex="11pt" style:font-weight-complex="normal"/>
    </style:style>
    <style:style style:name="T406" style:family="text">
      <style:text-properties fo:color="#000080" style:font-name="Courier New" fo:font-size="10pt" fo:font-style="normal" fo:font-weight="bold" fo:background-color="transparent" loext:char-shading-value="0" style:font-size-asian="10pt" style:font-size-complex="11pt"/>
    </style:style>
    <style:style style:name="T407" style:family="text">
      <style:text-properties fo:color="#000080" style:font-name="Liberation Serif1" fo:font-size="11pt" fo:language="it" fo:country="IT" fo:font-style="normal" fo:text-shadow="none" fo:font-weight="bold" fo:background-color="#e6e6ff" loext:char-shading-value="0"/>
    </style:style>
    <style:style style:name="T408" style:family="text">
      <style:text-properties fo:color="#000000" style:font-name="Liberation Serif2" fo:font-size="20pt" fo:font-style="italic" fo:font-weight="normal"/>
    </style:style>
    <style:style style:name="T409" style:family="text">
      <style:text-properties fo:color="#000000" style:font-name="Liberation Serif2" fo:font-size="20pt" fo:language="it" fo:country="IT" fo:font-style="italic" fo:font-weight="normal"/>
    </style:style>
    <style:style style:name="T410" style:family="text">
      <style:text-properties fo:color="#000000" style:font-name="Liberation Serif4" fo:font-size="12pt" fo:language="it" fo:country="IT"/>
    </style:style>
    <style:style style:name="T411" style:family="text">
      <style:text-properties fo:color="#18a303" style:font-name="Liberation Sans1" fo:font-size="10.8999996185303pt" fo:font-style="italic" fo:font-weight="bold"/>
    </style:style>
    <style:style style:name="T412" style:family="text">
      <style:text-properties fo:color="#18a303" style:font-name="Liberation Serif1" fo:font-size="12pt" fo:font-style="normal" fo:font-weight="bold" officeooo:rsid="00dd674a" style:font-size-asian="10.5pt"/>
    </style:style>
    <style:style style:name="T413" style:family="text">
      <style:text-properties fo:color="#18a303" style:font-name="Liberation Serif1" fo:font-size="14pt" fo:font-weight="bold" style:font-size-asian="10.5pt"/>
    </style:style>
    <style:style style:name="T414" style:family="text">
      <style:text-properties officeooo:rsid="00247aba"/>
    </style:style>
    <style:style style:name="T415" style:family="text">
      <style:text-properties officeooo:rsid="00261b63"/>
    </style:style>
    <style:style style:name="T416" style:family="text">
      <style:text-properties fo:font-weight="bold" style:font-weight-asian="bold" style:font-weight-complex="bold"/>
    </style:style>
    <style:style style:name="T417" style:family="text">
      <style:text-properties fo:font-weight="bold" officeooo:rsid="00a88065" style:font-weight-asian="bold" style:font-weight-complex="bold"/>
    </style:style>
    <style:style style:name="T418" style:family="text">
      <style:text-properties fo:font-weight="bold" officeooo:rsid="002e9cbd" style:font-weight-asian="bold" style:font-weight-complex="bold"/>
    </style:style>
    <style:style style:name="T419" style:family="text">
      <style:text-properties fo:font-weight="bold" officeooo:rsid="010a3e25" style:font-weight-asian="bold" style:font-weight-complex="bold"/>
    </style:style>
    <style:style style:name="T420" style:family="text">
      <style:text-properties fo:font-weight="bold" officeooo:rsid="0182e436" style:font-weight-asian="bold" style:font-weight-complex="bold"/>
    </style:style>
    <style:style style:name="T421" style:family="text">
      <style:text-properties fo:font-weight="bold" officeooo:rsid="019273f6" style:font-weight-asian="bold" style:font-weight-complex="bold"/>
    </style:style>
    <style:style style:name="T422" style:family="text">
      <style:text-properties fo:font-weight="bold" officeooo:rsid="0198cbe4" style:font-weight-asian="bold" style:font-weight-complex="bold"/>
    </style:style>
    <style:style style:name="T423" style:family="text">
      <style:text-properties fo:font-weight="bold" officeooo:rsid="0057ee24" style:font-weight-asian="bold" style:font-weight-complex="bold"/>
    </style:style>
    <style:style style:name="T424" style:family="text">
      <style:text-properties fo:font-weight="bold" officeooo:rsid="02c75c96" style:font-weight-asian="bold" style:font-weight-complex="bold"/>
    </style:style>
    <style:style style:name="T425" style:family="text">
      <style:text-properties fo:font-weight="bold" fo:background-color="transparent" loext:char-shading-value="0" style:font-weight-asian="bold" style:font-weight-complex="bold"/>
    </style:style>
    <style:style style:name="T426" style:family="text">
      <style:text-properties fo:font-weight="normal" style:font-weight-asian="normal" style:font-weight-complex="normal"/>
    </style:style>
    <style:style style:name="T427" style:family="text">
      <style:text-properties fo:font-weight="normal" officeooo:rsid="003b21c9" style:font-weight-asian="normal" style:font-weight-complex="normal"/>
    </style:style>
    <style:style style:name="T428" style:family="text">
      <style:text-properties fo:font-weight="normal" officeooo:rsid="0057ee24" style:font-weight-asian="normal" style:font-weight-complex="normal"/>
    </style:style>
    <style:style style:name="T429" style:family="text">
      <style:text-properties fo:font-weight="normal" officeooo:rsid="00189a0b" style:font-weight-asian="normal" style:font-weight-complex="normal"/>
    </style:style>
    <style:style style:name="T430" style:family="text">
      <style:text-properties fo:font-weight="normal" officeooo:rsid="00863685" style:font-weight-asian="normal" style:font-weight-complex="normal"/>
    </style:style>
    <style:style style:name="T431" style:family="text">
      <style:text-properties fo:font-weight="normal" officeooo:rsid="01ae6d0d" style:font-weight-asian="normal" style:font-weight-complex="normal"/>
    </style:style>
    <style:style style:name="T432" style:family="text">
      <style:text-properties fo:font-weight="normal" officeooo:rsid="01b810e7" style:font-weight-asian="normal" style:font-weight-complex="normal"/>
    </style:style>
    <style:style style:name="T433" style:family="text">
      <style:text-properties fo:font-weight="normal" officeooo:rsid="01df24c1" style:font-weight-asian="normal" style:font-weight-complex="normal"/>
    </style:style>
    <style:style style:name="T434" style:family="text">
      <style:text-properties fo:font-weight="normal" officeooo:rsid="01ee9f76" style:font-weight-asian="normal" style:font-weight-complex="normal"/>
    </style:style>
    <style:style style:name="T435" style:family="text">
      <style:text-properties fo:font-style="normal" style:font-style-asian="normal" style:font-style-complex="normal"/>
    </style:style>
    <style:style style:name="T436" style:family="text">
      <style:text-properties fo:font-style="normal" officeooo:rsid="003ae303" style:font-style-asian="normal" style:font-style-complex="normal"/>
    </style:style>
    <style:style style:name="T437" style:family="text">
      <style:text-properties fo:font-style="normal" officeooo:rsid="0048e930" style:font-style-asian="normal" style:font-style-complex="normal"/>
    </style:style>
    <style:style style:name="T438" style:family="text">
      <style:text-properties fo:font-style="normal" officeooo:rsid="00806d26" style:font-style-asian="normal" style:font-style-complex="normal"/>
    </style:style>
    <style:style style:name="T439" style:family="text">
      <style:text-properties fo:font-style="normal" officeooo:rsid="0086198f" style:font-style-asian="normal" style:font-style-complex="normal"/>
    </style:style>
    <style:style style:name="T440" style:family="text">
      <style:text-properties fo:font-style="normal" officeooo:rsid="00ad30b3" style:font-style-asian="normal" style:font-style-complex="normal"/>
    </style:style>
    <style:style style:name="T441" style:family="text">
      <style:text-properties fo:font-style="normal" fo:font-weight="normal" style:font-style-asian="normal" style:font-weight-asian="normal" style:font-style-complex="normal" style:font-weight-complex="normal"/>
    </style:style>
    <style:style style:name="T442" style:family="text">
      <style:text-properties fo:font-style="normal" fo:font-weight="normal" officeooo:rsid="027e823e" style:font-style-asian="normal" style:font-weight-asian="normal" style:font-style-complex="normal" style:font-weight-complex="normal"/>
    </style:style>
    <style:style style:name="T443" style:family="text">
      <style:text-properties fo:font-style="normal" fo:font-weight="normal" officeooo:rsid="0282bdaa" style:font-style-asian="normal" style:font-weight-asian="normal" style:font-style-complex="normal" style:font-weight-complex="normal"/>
    </style:style>
    <style:style style:name="T444" style:family="text">
      <style:text-properties fo:font-style="normal" fo:font-weight="bold" style:font-style-asian="normal" style:font-weight-asian="bold" style:font-style-complex="normal" style:font-weight-complex="bold"/>
    </style:style>
    <style:style style:name="T445" style:family="text">
      <style:text-properties fo:font-style="normal" fo:font-weight="bold" officeooo:rsid="00806d26" style:font-style-asian="normal" style:font-weight-asian="bold" style:font-style-complex="normal" style:font-weight-complex="bold"/>
    </style:style>
    <style:style style:name="T446"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447" style:family="text">
      <style:text-properties fo:background-color="transparent" loext:char-shading-value="0"/>
    </style:style>
    <style:style style:name="T448" style:family="text">
      <style:text-properties officeooo:rsid="00e0187a" fo:background-color="transparent" loext:char-shading-value="0"/>
    </style:style>
    <style:style style:name="T449" style:family="text">
      <style:text-properties officeooo:rsid="00f5288a" fo:background-color="transparent" loext:char-shading-value="0"/>
    </style:style>
    <style:style style:name="T450" style:family="text">
      <style:text-properties officeooo:rsid="0132e2d5" fo:background-color="transparent" loext:char-shading-value="0"/>
    </style:style>
    <style:style style:name="T451" style:family="text">
      <style:text-properties officeooo:rsid="014b7a9b" fo:background-color="transparent" loext:char-shading-value="0"/>
    </style:style>
    <style:style style:name="T452" style:family="text">
      <style:text-properties officeooo:rsid="013ea48e" fo:background-color="transparent" loext:char-shading-value="0"/>
    </style:style>
    <style:style style:name="T453" style:family="text">
      <style:text-properties officeooo:rsid="015aaa91" fo:background-color="transparent" loext:char-shading-value="0"/>
    </style:style>
    <style:style style:name="T454" style:family="text">
      <style:text-properties officeooo:rsid="01790605" fo:background-color="transparent" loext:char-shading-value="0"/>
    </style:style>
    <style:style style:name="T455" style:family="text">
      <style:text-properties officeooo:rsid="0188f0f6" fo:background-color="transparent" loext:char-shading-value="0"/>
    </style:style>
    <style:style style:name="T456" style:family="text">
      <style:text-properties officeooo:rsid="019a6d2b" fo:background-color="transparent" loext:char-shading-value="0"/>
    </style:style>
    <style:style style:name="T457" style:family="text">
      <style:text-properties officeooo:rsid="01856cc4" fo:background-color="transparent" loext:char-shading-value="0"/>
    </style:style>
    <style:style style:name="T458" style:family="text">
      <style:text-properties officeooo:rsid="018393f5" fo:background-color="transparent" loext:char-shading-value="0"/>
    </style:style>
    <style:style style:name="T459" style:family="text">
      <style:text-properties officeooo:rsid="01a4c27c" fo:background-color="transparent" loext:char-shading-value="0"/>
    </style:style>
    <style:style style:name="T460" style:family="text">
      <style:text-properties officeooo:rsid="01c3ddab" fo:background-color="transparent" loext:char-shading-value="0"/>
    </style:style>
    <style:style style:name="T461" style:family="text">
      <style:text-properties officeooo:rsid="01fadbf6" fo:background-color="transparent" loext:char-shading-value="0"/>
    </style:style>
    <style:style style:name="T462" style:family="text">
      <style:text-properties officeooo:rsid="01fc453d" fo:background-color="transparent" loext:char-shading-value="0"/>
    </style:style>
    <style:style style:name="T463" style:family="text">
      <style:text-properties officeooo:rsid="01fe2403" fo:background-color="transparent" loext:char-shading-value="0"/>
    </style:style>
    <style:style style:name="T464" style:family="text">
      <style:text-properties officeooo:rsid="020509e1" fo:background-color="transparent" loext:char-shading-value="0"/>
    </style:style>
    <style:style style:name="T465" style:family="text">
      <style:text-properties officeooo:rsid="0223bf94" fo:background-color="transparent" loext:char-shading-value="0"/>
    </style:style>
    <style:style style:name="T466" style:family="text">
      <style:text-properties officeooo:rsid="0227fb02" fo:background-color="transparent" loext:char-shading-value="0"/>
    </style:style>
    <style:style style:name="T467" style:family="text">
      <style:text-properties officeooo:rsid="022a5dd9" fo:background-color="transparent" loext:char-shading-value="0"/>
    </style:style>
    <style:style style:name="T468" style:family="text">
      <style:text-properties style:font-name="Arial2" fo:font-size="14pt" fo:language="it" fo:country="IT" style:font-name-asian="Andale Sans UI" style:font-size-asian="14pt" style:font-name-complex="Tahoma1" style:font-size-complex="14pt"/>
    </style:style>
    <style:style style:name="T469" style:family="text">
      <style:text-properties style:text-line-through-style="solid" style:text-line-through-type="single" fo:language="it" fo:country="IT"/>
    </style:style>
    <style:style style:name="T470" style:family="text">
      <style:text-properties style:text-line-through-style="solid" style:text-line-through-type="single" fo:language="it" fo:country="IT" fo:font-style="italic" style:font-style-asian="italic" style:font-style-complex="italic"/>
    </style:style>
    <style:style style:name="T471" style:family="text">
      <style:text-properties officeooo:rsid="003b21c9" style:font-weight-asian="normal" style:font-weight-complex="normal"/>
    </style:style>
    <style:style style:name="T472" style:family="text">
      <style:text-properties officeooo:rsid="01ae6d0d" style:font-weight-asian="normal" style:font-weight-complex="normal"/>
    </style:style>
    <style:style style:name="T473" style:family="text">
      <style:text-properties officeooo:rsid="01aee60c" style:font-weight-asian="normal" style:font-weight-complex="normal"/>
    </style:style>
    <style:style style:name="T474" style:family="text">
      <style:text-properties officeooo:rsid="01b221d1" style:font-weight-asian="normal" style:font-weight-complex="normal"/>
    </style:style>
    <style:style style:name="T475" style:family="text">
      <style:text-properties style:font-name="Times New Roman" fo:font-size="12pt" fo:language="it" fo:country="IT" style:font-size-asian="12pt" style:font-size-complex="12pt"/>
    </style:style>
    <style:style style:name="T476" style:family="text">
      <style:text-properties style:font-name="Times New Roman" fo:language="it" fo:country="IT" fo:font-weight="bold" fo:background-color="transparent" loext:char-shading-value="0" style:font-size-asian="12pt" style:font-weight-asian="bold" style:font-weight-complex="bold"/>
    </style:style>
    <style:style style:name="T477" style:family="text">
      <style:text-properties style:font-name="Arial" fo:font-size="11pt" fo:language="it" fo:country="IT" style:font-size-complex="11pt"/>
    </style:style>
    <style:style style:name="T478" style:family="text">
      <style:text-properties fo:font-size="11pt" fo:language="it" fo:country="IT"/>
    </style:style>
    <style:style style:name="T479" style:family="text">
      <style:text-properties fo:font-size="11pt" fo:language="it" fo:country="IT" fo:background-color="transparent" loext:char-shading-value="0"/>
    </style:style>
    <style:style style:name="T480" style:family="text">
      <style:text-properties fo:font-size="11pt" fo:language="it" fo:country="IT" officeooo:rsid="010402a6" fo:background-color="transparent" loext:char-shading-value="0"/>
    </style:style>
    <style:style style:name="T481" style:family="text">
      <style:text-properties fo:font-size="11pt" fo:language="it" fo:country="IT" officeooo:rsid="01cbfc56"/>
    </style:style>
    <style:style style:name="T482" style:family="text">
      <style:text-properties fo:font-size="11pt" fo:language="it" fo:country="IT" style:text-underline-style="none" style:font-weight-asian="normal" style:font-weight-complex="normal"/>
    </style:style>
    <style:style style:name="T483" style:family="text">
      <style:text-properties fo:font-size="11pt" fo:language="it" fo:country="IT" style:text-underline-style="none" officeooo:rsid="01eb0fe6" style:font-weight-asian="normal" style:font-weight-complex="normal"/>
    </style:style>
    <style:style style:name="T484" style:family="text">
      <style:text-properties officeooo:rsid="002f6083"/>
    </style:style>
    <style:style style:name="T485" style:family="text">
      <style:text-properties style:text-underline-style="none"/>
    </style:style>
    <style:style style:name="T486" style:family="text">
      <style:text-properties style:text-underline-style="none" officeooo:rsid="01ee41fb" style:font-weight-asian="normal" style:font-weight-complex="normal"/>
    </style:style>
    <style:style style:name="T487" style:family="text">
      <style:text-properties style:font-name="Arial4" fo:font-size="9pt" fo:language="it" fo:country="IT" fo:font-weight="normal" style:font-size-asian="10pt" style:font-size-complex="9pt"/>
    </style:style>
    <style:style style:name="T488" style:family="text">
      <style:text-properties fo:font-size="10pt" fo:language="it" fo:country="IT" style:font-size-asian="10pt" style:font-size-complex="10pt"/>
    </style:style>
    <style:style style:name="T489" style:family="text">
      <style:text-properties fo:font-size="10pt" fo:language="it" fo:country="IT" officeooo:rsid="00752071" style:font-size-asian="10pt" style:font-size-complex="10pt"/>
    </style:style>
    <style:style style:name="T490" style:family="text">
      <style:text-properties fo:font-size="10pt" fo:language="it" fo:country="IT" officeooo:rsid="007464b9" style:font-size-asian="10pt" style:font-size-complex="10pt"/>
    </style:style>
    <style:style style:name="T491" style:family="text">
      <style:text-properties fo:color="#0000ff" fo:font-style="italic" fo:font-weight="bold" style:font-style-asian="italic" style:font-weight-asian="bold" style:font-style-complex="italic" style:font-weight-complex="bold"/>
    </style:style>
    <style:style style:name="T492"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493" style:family="text">
      <style:text-properties fo:color="#008000" fo:font-style="italic" fo:font-weight="bold" style:font-style-asian="italic" style:font-weight-asian="bold" style:font-style-complex="italic" style:font-weight-complex="bold"/>
    </style:style>
    <style:style style:name="T494" style:family="text">
      <style:text-properties style:text-line-through-style="none" style:text-line-through-type="none" fo:language="it" fo:country="IT"/>
    </style:style>
    <style:style style:name="T495" style:family="text">
      <style:text-properties style:text-line-through-style="none" style:text-line-through-type="none" fo:language="it" fo:country="IT" fo:font-style="normal" style:font-style-asian="normal" style:font-style-complex="normal"/>
    </style:style>
    <style:style style:name="T496" style:family="text">
      <style:text-properties style:text-line-through-style="none" style:text-line-through-type="none" fo:language="it" fo:country="IT" style:font-style-asian="italic" style:font-style-complex="italic"/>
    </style:style>
    <style:style style:name="T497" style:family="text">
      <style:text-properties style:text-line-through-style="none" style:text-line-through-type="none" fo:language="it" fo:country="IT" fo:font-style="italic" style:font-style-asian="italic" style:font-style-complex="italic"/>
    </style:style>
    <style:style style:name="T498" style:family="text">
      <style:text-properties style:text-line-through-style="none" style:text-line-through-type="none" officeooo:rsid="02be495c"/>
    </style:style>
    <style:style style:name="T499" style:family="text">
      <style:text-properties fo:color="#004586" style:text-line-through-style="none" style:text-line-through-type="none" style:font-name="Liberation Sans Narrow"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500" style:family="text">
      <style:text-properties officeooo:rsid="0029fe1b"/>
    </style:style>
    <style:style style:name="T501" style:family="text">
      <style:text-properties officeooo:rsid="002d6039"/>
    </style:style>
    <style:style style:name="T502" style:family="text">
      <style:text-properties officeooo:rsid="003335f5"/>
    </style:style>
    <style:style style:name="T503" style:family="text">
      <style:text-properties officeooo:rsid="0034644c"/>
    </style:style>
    <style:style style:name="T504" style:family="text">
      <style:text-properties officeooo:rsid="00394cc9"/>
    </style:style>
    <style:style style:name="T505" style:family="text">
      <style:text-properties officeooo:rsid="003ae303"/>
    </style:style>
    <style:style style:name="T506" style:family="text">
      <style:text-properties officeooo:rsid="003b21c9"/>
    </style:style>
    <style:style style:name="T507" style:family="text">
      <style:text-properties officeooo:rsid="003b6dd6"/>
    </style:style>
    <style:style style:name="T508" style:family="text">
      <style:text-properties officeooo:rsid="003ccb51"/>
    </style:style>
    <style:style style:name="T509" style:family="text">
      <style:text-properties officeooo:rsid="003d1841"/>
    </style:style>
    <style:style style:name="T510" style:family="text">
      <style:text-properties officeooo:rsid="003ea728"/>
    </style:style>
    <style:style style:name="T511" style:family="text">
      <style:text-properties officeooo:rsid="0040db96"/>
    </style:style>
    <style:style style:name="T512" style:family="text">
      <style:text-properties officeooo:rsid="004781b4"/>
    </style:style>
    <style:style style:name="T513" style:family="text">
      <style:text-properties officeooo:rsid="0047c85b"/>
    </style:style>
    <style:style style:name="T514" style:family="text">
      <style:text-properties officeooo:rsid="0048e930"/>
    </style:style>
    <style:style style:name="T515" style:family="text">
      <style:text-properties officeooo:rsid="0055d8ab"/>
    </style:style>
    <style:style style:name="T516" style:family="text">
      <style:text-properties officeooo:rsid="005754fb"/>
    </style:style>
    <style:style style:name="T517" style:family="text">
      <style:text-properties officeooo:rsid="0057ee24"/>
    </style:style>
    <style:style style:name="T518" style:family="text">
      <style:text-properties officeooo:rsid="005cafc6"/>
    </style:style>
    <style:style style:name="T519" style:family="text">
      <style:text-properties officeooo:rsid="00613c38"/>
    </style:style>
    <style:style style:name="T520" style:family="text">
      <style:text-properties officeooo:rsid="006605ff"/>
    </style:style>
    <style:style style:name="T521" style:family="text">
      <style:text-properties officeooo:rsid="0066d2ad"/>
    </style:style>
    <style:style style:name="T522" style:family="text">
      <style:text-properties officeooo:rsid="00685cd1"/>
    </style:style>
    <style:style style:name="T523" style:family="text">
      <style:text-properties officeooo:rsid="006ca86a"/>
    </style:style>
    <style:style style:name="T524" style:family="text">
      <style:text-properties officeooo:rsid="006e32aa"/>
    </style:style>
    <style:style style:name="T525" style:family="text">
      <style:text-properties officeooo:rsid="006f1024"/>
    </style:style>
    <style:style style:name="T526" style:family="text">
      <style:text-properties officeooo:rsid="00703d94"/>
    </style:style>
    <style:style style:name="T527" style:family="text">
      <style:text-properties officeooo:rsid="0072821c"/>
    </style:style>
    <style:style style:name="T528" style:family="text">
      <style:text-properties officeooo:rsid="00752071"/>
    </style:style>
    <style:style style:name="T529" style:family="text">
      <style:text-properties officeooo:rsid="00863685"/>
    </style:style>
    <style:style style:name="T530" style:family="text">
      <style:text-properties officeooo:rsid="0087270a"/>
    </style:style>
    <style:style style:name="T531" style:family="text">
      <style:text-properties officeooo:rsid="008bb667"/>
    </style:style>
    <style:style style:name="T532" style:family="text">
      <style:text-properties officeooo:rsid="008d2a9d"/>
    </style:style>
    <style:style style:name="T533" style:family="text">
      <style:text-properties officeooo:rsid="008d9a4d"/>
    </style:style>
    <style:style style:name="T534" style:family="text">
      <style:text-properties officeooo:rsid="00930044"/>
    </style:style>
    <style:style style:name="T535" style:family="text">
      <style:text-properties officeooo:rsid="00988da8"/>
    </style:style>
    <style:style style:name="T536" style:family="text">
      <style:text-properties officeooo:rsid="009a234c"/>
    </style:style>
    <style:style style:name="T537" style:family="text">
      <style:text-properties officeooo:rsid="009e65e3"/>
    </style:style>
    <style:style style:name="T538" style:family="text">
      <style:text-properties officeooo:rsid="009f17b6"/>
    </style:style>
    <style:style style:name="T539" style:family="text">
      <style:text-properties officeooo:rsid="009fbf18"/>
    </style:style>
    <style:style style:name="T540" style:family="text">
      <style:text-properties officeooo:rsid="00a22733"/>
    </style:style>
    <style:style style:name="T541" style:family="text">
      <style:text-properties officeooo:rsid="00a4b6f1"/>
    </style:style>
    <style:style style:name="T542" style:family="text">
      <style:text-properties officeooo:rsid="00a58e44"/>
    </style:style>
    <style:style style:name="T543" style:family="text">
      <style:text-properties officeooo:rsid="00a7167c"/>
    </style:style>
    <style:style style:name="T544" style:family="text">
      <style:text-properties officeooo:rsid="00a88065"/>
    </style:style>
    <style:style style:name="T545" style:family="text">
      <style:text-properties officeooo:rsid="009d66c7"/>
    </style:style>
    <style:style style:name="T546" style:family="text">
      <style:text-properties officeooo:rsid="009d54eb"/>
    </style:style>
    <style:style style:name="T547" style:family="text">
      <style:text-properties officeooo:rsid="006e3ec6"/>
    </style:style>
    <style:style style:name="T548" style:family="text">
      <style:text-properties officeooo:rsid="002e9cbd"/>
    </style:style>
    <style:style style:name="T549" style:family="text">
      <style:text-properties officeooo:rsid="007da7f6"/>
    </style:style>
    <style:style style:name="T550" style:family="text">
      <style:text-properties officeooo:rsid="00a91973"/>
    </style:style>
    <style:style style:name="T551" style:family="text">
      <style:text-properties officeooo:rsid="00ad30b3"/>
    </style:style>
    <style:style style:name="T552" style:family="text">
      <style:text-properties officeooo:rsid="00af1f62"/>
    </style:style>
    <style:style style:name="T553" style:family="text">
      <style:text-properties officeooo:rsid="00b2dbd7"/>
    </style:style>
    <style:style style:name="T554" style:family="text">
      <style:text-properties officeooo:rsid="00b47e5e"/>
    </style:style>
    <style:style style:name="T555" style:family="text">
      <style:text-properties officeooo:rsid="00b8e6d1"/>
    </style:style>
    <style:style style:name="T556" style:family="text">
      <style:text-properties officeooo:rsid="00ca91c4"/>
    </style:style>
    <style:style style:name="T557" style:family="text">
      <style:text-properties officeooo:rsid="00cc5ae7"/>
    </style:style>
    <style:style style:name="T558" style:family="text">
      <style:text-properties officeooo:rsid="00cfd5e7"/>
    </style:style>
    <style:style style:name="T559" style:family="text">
      <style:text-properties officeooo:rsid="00d61200"/>
    </style:style>
    <style:style style:name="T560" style:family="text">
      <style:text-properties officeooo:rsid="00d6f4c0"/>
    </style:style>
    <style:style style:name="T561" style:family="text">
      <style:text-properties officeooo:rsid="00dd674a"/>
    </style:style>
    <style:style style:name="T562" style:family="text">
      <style:text-properties officeooo:rsid="00e0187a"/>
    </style:style>
    <style:style style:name="T563" style:family="text">
      <style:text-properties officeooo:rsid="00e25e82"/>
    </style:style>
    <style:style style:name="T564" style:family="text">
      <style:text-properties officeooo:rsid="00e3b2f2"/>
    </style:style>
    <style:style style:name="T565" style:family="text">
      <style:text-properties officeooo:rsid="00f48fad"/>
    </style:style>
    <style:style style:name="T566" style:family="text">
      <style:text-properties officeooo:rsid="00f7212f"/>
    </style:style>
    <style:style style:name="T567" style:family="text">
      <style:text-properties officeooo:rsid="00f82cbf"/>
    </style:style>
    <style:style style:name="T568" style:family="text">
      <style:text-properties officeooo:rsid="00fabf1c"/>
    </style:style>
    <style:style style:name="T569" style:family="text">
      <style:text-properties officeooo:rsid="00fbbd96"/>
    </style:style>
    <style:style style:name="T570" style:family="text">
      <style:text-properties officeooo:rsid="00f9887b" style:font-style-asian="normal" style:font-style-complex="normal"/>
    </style:style>
    <style:style style:name="T571" style:family="text">
      <style:text-properties officeooo:rsid="011294aa" style:font-style-asian="normal" style:font-style-complex="normal"/>
    </style:style>
    <style:style style:name="T572" style:family="text">
      <style:text-properties officeooo:rsid="01113b8f" style:font-style-asian="normal" style:font-style-complex="normal"/>
    </style:style>
    <style:style style:name="T573" style:family="text">
      <style:text-properties style:font-style-asian="normal" style:font-weight-asian="normal" style:font-style-complex="normal" style:font-weight-complex="normal"/>
    </style:style>
    <style:style style:name="T574" style:family="text">
      <style:text-properties officeooo:rsid="00fefa66"/>
    </style:style>
    <style:style style:name="T575" style:family="text">
      <style:text-properties officeooo:rsid="0100c66e"/>
    </style:style>
    <style:style style:name="T576" style:family="text">
      <style:text-properties officeooo:rsid="010213f1"/>
    </style:style>
    <style:style style:name="T577" style:family="text">
      <style:text-properties officeooo:rsid="0102e968"/>
    </style:style>
    <style:style style:name="T578" style:family="text">
      <style:text-properties officeooo:rsid="0105f21e"/>
    </style:style>
    <style:style style:name="T579" style:family="text">
      <style:text-properties officeooo:rsid="0107217d"/>
    </style:style>
    <style:style style:name="T580" style:family="text">
      <style:text-properties officeooo:rsid="0107a185"/>
    </style:style>
    <style:style style:name="T581" style:family="text">
      <style:text-properties officeooo:rsid="01085aa8"/>
    </style:style>
    <style:style style:name="T582" style:family="text">
      <style:text-properties officeooo:rsid="0109a200"/>
    </style:style>
    <style:style style:name="T583" style:family="text">
      <style:text-properties officeooo:rsid="010a3e25"/>
    </style:style>
    <style:style style:name="T584" style:family="text">
      <style:text-properties officeooo:rsid="010f6683"/>
    </style:style>
    <style:style style:name="T585" style:family="text">
      <style:text-properties officeooo:rsid="011294aa"/>
    </style:style>
    <style:style style:name="T586" style:family="text">
      <style:text-properties officeooo:rsid="01134019"/>
    </style:style>
    <style:style style:name="T587" style:family="text">
      <style:text-properties officeooo:rsid="0116b310"/>
    </style:style>
    <style:style style:name="T588" style:family="text">
      <style:text-properties officeooo:rsid="011a91e4"/>
    </style:style>
    <style:style style:name="T589" style:family="text">
      <style:text-properties officeooo:rsid="011c3c90"/>
    </style:style>
    <style:style style:name="T590" style:family="text">
      <style:text-properties officeooo:rsid="00ad30b3" style:font-size-asian="10.5pt" style:font-style-asian="normal" style:font-style-complex="normal"/>
    </style:style>
    <style:style style:name="T591" style:family="text">
      <style:text-properties officeooo:rsid="011f0cce"/>
    </style:style>
    <style:style style:name="T592" style:family="text">
      <style:text-properties officeooo:rsid="01241fca"/>
    </style:style>
    <style:style style:name="T593" style:family="text">
      <style:text-properties officeooo:rsid="0127259c"/>
    </style:style>
    <style:style style:name="T594" style:family="text">
      <style:text-properties officeooo:rsid="012806b5"/>
    </style:style>
    <style:style style:name="T595" style:family="text">
      <style:text-properties officeooo:rsid="012b721f"/>
    </style:style>
    <style:style style:name="T596" style:family="text">
      <style:text-properties officeooo:rsid="012d4002"/>
    </style:style>
    <style:style style:name="T597" style:family="text">
      <style:text-properties officeooo:rsid="012e2b2a"/>
    </style:style>
    <style:style style:name="T598" style:family="text">
      <style:text-properties officeooo:rsid="013a0bb4"/>
    </style:style>
    <style:style style:name="T599" style:family="text">
      <style:text-properties officeooo:rsid="013d5260"/>
    </style:style>
    <style:style style:name="T600" style:family="text">
      <style:text-properties officeooo:rsid="013ea48e"/>
    </style:style>
    <style:style style:name="T601" style:family="text">
      <style:text-properties officeooo:rsid="014124fb"/>
    </style:style>
    <style:style style:name="T602" style:family="text">
      <style:text-properties officeooo:rsid="01422c56"/>
    </style:style>
    <style:style style:name="T603" style:family="text">
      <style:text-properties officeooo:rsid="0144e296"/>
    </style:style>
    <style:style style:name="T604" style:family="text">
      <style:text-properties officeooo:rsid="00f5288a"/>
    </style:style>
    <style:style style:name="T605" style:family="text">
      <style:text-properties officeooo:rsid="0148a830"/>
    </style:style>
    <style:style style:name="T606" style:family="text">
      <style:text-properties officeooo:rsid="014b7a9b"/>
    </style:style>
    <style:style style:name="T607" style:family="text">
      <style:text-properties officeooo:rsid="0150f0d5"/>
    </style:style>
    <style:style style:name="T608" style:family="text">
      <style:text-properties officeooo:rsid="01546466"/>
    </style:style>
    <style:style style:name="T609" style:family="text">
      <style:text-properties officeooo:rsid="01579045"/>
    </style:style>
    <style:style style:name="T610" style:family="text">
      <style:text-properties officeooo:rsid="015a2985"/>
    </style:style>
    <style:style style:name="T611" style:family="text">
      <style:text-properties officeooo:rsid="015dfa47"/>
    </style:style>
    <style:style style:name="T612" style:family="text">
      <style:text-properties officeooo:rsid="015f28fe"/>
    </style:style>
    <style:style style:name="T613" style:family="text">
      <style:text-properties officeooo:rsid="0161238d"/>
    </style:style>
    <style:style style:name="T614" style:family="text">
      <style:text-properties officeooo:rsid="016f9626"/>
    </style:style>
    <style:style style:name="T615" style:family="text">
      <style:text-properties officeooo:rsid="017023a7"/>
    </style:style>
    <style:style style:name="T616" style:family="text">
      <style:text-properties officeooo:rsid="017182e9"/>
    </style:style>
    <style:style style:name="T617" style:family="text">
      <style:text-properties officeooo:rsid="017254b1"/>
    </style:style>
    <style:style style:name="T618" style:family="text">
      <style:text-properties officeooo:rsid="017dae66"/>
    </style:style>
    <style:style style:name="T619" style:family="text">
      <style:text-properties officeooo:rsid="017e5e62"/>
    </style:style>
    <style:style style:name="T620" style:family="text">
      <style:text-properties officeooo:rsid="0180fe62"/>
    </style:style>
    <style:style style:name="T621" style:family="text">
      <style:text-properties officeooo:rsid="0182e436"/>
    </style:style>
    <style:style style:name="T622" style:family="text">
      <style:text-properties officeooo:rsid="018393f5"/>
    </style:style>
    <style:style style:name="T623" style:family="text">
      <style:text-properties officeooo:rsid="01860acf"/>
    </style:style>
    <style:style style:name="T624" style:family="text">
      <style:text-properties style:font-size-complex="10pt"/>
    </style:style>
    <style:style style:name="T625" style:family="text">
      <style:text-properties officeooo:rsid="0188f0f6"/>
    </style:style>
    <style:style style:name="T626" style:family="text">
      <style:text-properties officeooo:rsid="018c8cf5"/>
    </style:style>
    <style:style style:name="T627" style:family="text">
      <style:text-properties officeooo:rsid="018de0f9"/>
    </style:style>
    <style:style style:name="T628" style:family="text">
      <style:text-properties officeooo:rsid="0190887c"/>
    </style:style>
    <style:style style:name="T629" style:family="text">
      <style:text-properties officeooo:rsid="019273f6"/>
    </style:style>
    <style:style style:name="T630" style:family="text">
      <style:text-properties officeooo:rsid="019762e1"/>
    </style:style>
    <style:style style:name="T631" style:family="text">
      <style:text-properties officeooo:rsid="01986b09"/>
    </style:style>
    <style:style style:name="T632" style:family="text">
      <style:text-properties officeooo:rsid="0198cbe4"/>
    </style:style>
    <style:style style:name="T633" style:family="text">
      <style:text-properties officeooo:rsid="019a6d2b"/>
    </style:style>
    <style:style style:name="T634" style:family="text">
      <style:text-properties officeooo:rsid="019b0588"/>
    </style:style>
    <style:style style:name="T635" style:family="text">
      <style:text-properties officeooo:rsid="019f88f1"/>
    </style:style>
    <style:style style:name="T636" style:family="text">
      <style:text-properties officeooo:rsid="01a0eb5d"/>
    </style:style>
    <style:style style:name="T637" style:family="text">
      <style:text-properties officeooo:rsid="01a688a9"/>
    </style:style>
    <style:style style:name="T638" style:family="text">
      <style:text-properties officeooo:rsid="01a88fe8"/>
    </style:style>
    <style:style style:name="T639" style:family="text">
      <style:text-properties officeooo:rsid="01aa236f"/>
    </style:style>
    <style:style style:name="T640" style:family="text">
      <style:text-properties officeooo:rsid="01abe84e"/>
    </style:style>
    <style:style style:name="T641" style:family="text">
      <style:text-properties officeooo:rsid="01ade0e7"/>
    </style:style>
    <style:style style:name="T642" style:family="text">
      <style:text-properties officeooo:rsid="01ae6d0d"/>
    </style:style>
    <style:style style:name="T643" style:family="text">
      <style:text-properties officeooo:rsid="01b4dad0"/>
    </style:style>
    <style:style style:name="T644" style:family="text">
      <style:text-properties officeooo:rsid="01ba87c7"/>
    </style:style>
    <style:style style:name="T645" style:family="text">
      <style:text-properties officeooo:rsid="01bc69b4"/>
    </style:style>
    <style:style style:name="T646" style:family="text">
      <style:text-properties officeooo:rsid="01c2c178"/>
    </style:style>
    <style:style style:name="T647" style:family="text">
      <style:text-properties officeooo:rsid="01c7aa18"/>
    </style:style>
    <style:style style:name="T648" style:family="text">
      <style:text-properties officeooo:rsid="01d4e6c6"/>
    </style:style>
    <style:style style:name="T649" style:family="text">
      <style:text-properties officeooo:rsid="01d728cc"/>
    </style:style>
    <style:style style:name="T650" style:family="text">
      <style:text-properties officeooo:rsid="01d9a356"/>
    </style:style>
    <style:style style:name="T651" style:family="text">
      <style:text-properties officeooo:rsid="01e5af6f"/>
    </style:style>
    <style:style style:name="T652" style:family="text">
      <style:text-properties officeooo:rsid="01e8a708"/>
    </style:style>
    <style:style style:name="T653" style:family="text">
      <style:text-properties officeooo:rsid="01ea64d9"/>
    </style:style>
    <style:style style:name="T654" style:family="text">
      <style:text-properties officeooo:rsid="01ee41fb"/>
    </style:style>
    <style:style style:name="T655" style:family="text">
      <style:text-properties officeooo:rsid="01ee9f76"/>
    </style:style>
    <style:style style:name="T656" style:family="text">
      <style:text-properties officeooo:rsid="01efcec0"/>
    </style:style>
    <style:style style:name="T657" style:family="text">
      <style:text-properties officeooo:rsid="01f4c847"/>
    </style:style>
    <style:style style:name="T658" style:family="text">
      <style:text-properties officeooo:rsid="01f81737"/>
    </style:style>
    <style:style style:name="T659" style:family="text">
      <style:text-properties officeooo:rsid="01f9bd57"/>
    </style:style>
    <style:style style:name="T660" style:family="text">
      <style:text-properties officeooo:rsid="020024ea"/>
    </style:style>
    <style:style style:name="T661" style:family="text">
      <style:text-properties officeooo:rsid="02070996"/>
    </style:style>
    <style:style style:name="T662" style:family="text">
      <style:text-properties officeooo:rsid="02171b69"/>
    </style:style>
    <style:style style:name="T663" style:family="text">
      <style:text-properties officeooo:rsid="021b2b13"/>
    </style:style>
    <style:style style:name="T664" style:family="text">
      <style:text-properties officeooo:rsid="021d2387"/>
    </style:style>
    <style:style style:name="T665" style:family="text">
      <style:text-properties officeooo:rsid="02200eff"/>
    </style:style>
    <style:style style:name="T666" style:family="text">
      <style:text-properties officeooo:rsid="0227fb02"/>
    </style:style>
    <style:style style:name="T667" style:family="text">
      <style:text-properties officeooo:rsid="0228457a"/>
    </style:style>
    <style:style style:name="T668" style:family="text">
      <style:text-properties officeooo:rsid="022d1ab3"/>
    </style:style>
    <style:style style:name="T669" style:family="text">
      <style:text-properties officeooo:rsid="0230dfa9"/>
    </style:style>
    <style:style style:name="T670" style:family="text">
      <style:text-properties officeooo:rsid="023447f8"/>
    </style:style>
    <style:style style:name="T671" style:family="text">
      <style:text-properties officeooo:rsid="02369562"/>
    </style:style>
    <style:style style:name="T672" style:family="text">
      <style:text-properties officeooo:rsid="0239041c"/>
    </style:style>
    <style:style style:name="T673" style:family="text">
      <style:text-properties officeooo:rsid="0240eb4e"/>
    </style:style>
    <style:style style:name="T674" style:family="text">
      <style:text-properties officeooo:rsid="02445725"/>
    </style:style>
    <style:style style:name="T675" style:family="text">
      <style:text-properties officeooo:rsid="02450b35"/>
    </style:style>
    <style:style style:name="T676" style:family="text">
      <style:text-properties officeooo:rsid="02461a2a"/>
    </style:style>
    <style:style style:name="T677" style:family="text">
      <style:text-properties officeooo:rsid="001af508"/>
    </style:style>
    <style:style style:name="T678" style:family="text">
      <style:text-properties officeooo:rsid="02482e8a"/>
    </style:style>
    <style:style style:name="T679" style:family="text">
      <style:text-properties officeooo:rsid="024a2ae6"/>
    </style:style>
    <style:style style:name="T680" style:family="text">
      <style:text-properties officeooo:rsid="024af987"/>
    </style:style>
    <style:style style:name="T681" style:family="text">
      <style:text-properties officeooo:rsid="024d1b4f"/>
    </style:style>
    <style:style style:name="T682" style:family="text">
      <style:text-properties officeooo:rsid="0252007b"/>
    </style:style>
    <style:style style:name="T683" style:family="text">
      <style:text-properties officeooo:rsid="025340e0"/>
    </style:style>
    <style:style style:name="T684" style:family="text">
      <style:text-properties officeooo:rsid="0253fb36"/>
    </style:style>
    <style:style style:name="T685" style:family="text">
      <style:text-properties officeooo:rsid="02556603"/>
    </style:style>
    <style:style style:name="T686" style:family="text">
      <style:text-properties officeooo:rsid="024be156"/>
    </style:style>
    <style:style style:name="T687" style:family="text">
      <style:text-properties officeooo:rsid="02572376"/>
    </style:style>
    <style:style style:name="T688" style:family="text">
      <style:text-properties officeooo:rsid="025e1194"/>
    </style:style>
    <style:style style:name="T689" style:family="text">
      <style:text-properties officeooo:rsid="02616e41"/>
    </style:style>
    <style:style style:name="T690" style:family="text">
      <style:text-properties officeooo:rsid="02623e37"/>
    </style:style>
    <style:style style:name="T691" style:family="text">
      <style:text-properties officeooo:rsid="026388e7"/>
    </style:style>
    <style:style style:name="T692" style:family="text">
      <style:text-properties officeooo:rsid="026718b6"/>
    </style:style>
    <style:style style:name="T693" style:family="text">
      <style:text-properties officeooo:rsid="026725bf"/>
    </style:style>
    <style:style style:name="T694" style:family="text">
      <style:text-properties officeooo:rsid="0268cdd8"/>
    </style:style>
    <style:style style:name="T695" style:family="text">
      <style:text-properties officeooo:rsid="026d0a80"/>
    </style:style>
    <style:style style:name="T696" style:family="text">
      <style:text-properties officeooo:rsid="02691e0d"/>
    </style:style>
    <style:style style:name="T697" style:family="text">
      <style:text-properties officeooo:rsid="02727e35"/>
    </style:style>
    <style:style style:name="T698" style:family="text">
      <style:text-properties officeooo:rsid="02735b1e"/>
    </style:style>
    <style:style style:name="T699" style:family="text">
      <style:text-properties officeooo:rsid="02753286"/>
    </style:style>
    <style:style style:name="T700" style:family="text">
      <style:text-properties officeooo:rsid="0275379a"/>
    </style:style>
    <style:style style:name="T701" style:family="text">
      <style:text-properties officeooo:rsid="02769d4b"/>
    </style:style>
    <style:style style:name="T702" style:family="text">
      <style:text-properties officeooo:rsid="0277c6bd"/>
    </style:style>
    <style:style style:name="T703" style:family="text">
      <style:text-properties officeooo:rsid="02755b5e"/>
    </style:style>
    <style:style style:name="T704" style:family="text">
      <style:text-properties officeooo:rsid="0278b573"/>
    </style:style>
    <style:style style:name="T705" style:family="text">
      <style:text-properties officeooo:rsid="027e823e"/>
    </style:style>
    <style:style style:name="T706" style:family="text">
      <style:text-properties fo:font-variant="normal" fo:text-transform="none" fo:color="#0066cc" style:text-line-through-style="none" style:text-line-through-type="none" fo:letter-spacing="normal" style:text-underline-style="none" officeooo:rsid="027e823e" style:text-blinking="false" loext:padding="0cm" loext:border="none"/>
    </style:style>
    <style:style style:name="T707" style:family="text">
      <style:text-properties officeooo:rsid="0280e410"/>
    </style:style>
    <style:style style:name="T708" style:family="text">
      <style:text-properties officeooo:rsid="0283c05f"/>
    </style:style>
    <style:style style:name="T709" style:family="text">
      <style:text-properties officeooo:rsid="0285e03e"/>
    </style:style>
    <style:style style:name="T710" style:family="text">
      <style:text-properties officeooo:rsid="0287a6ad"/>
    </style:style>
    <style:style style:name="T711" style:family="text">
      <style:text-properties officeooo:rsid="02885411"/>
    </style:style>
    <style:style style:name="T712" style:family="text">
      <style:text-properties officeooo:rsid="0272fa2a"/>
    </style:style>
    <style:style style:name="T713" style:family="text">
      <style:text-properties officeooo:rsid="028906d4"/>
    </style:style>
    <style:style style:name="T714" style:family="text">
      <style:text-properties officeooo:rsid="028a2494"/>
    </style:style>
    <style:style style:name="T715" style:family="text">
      <style:text-properties officeooo:rsid="028e1800"/>
    </style:style>
    <style:style style:name="T716" style:family="text">
      <style:text-properties officeooo:rsid="028fd1f0"/>
    </style:style>
    <style:style style:name="T717" style:family="text">
      <style:text-properties officeooo:rsid="0291bf16"/>
    </style:style>
    <style:style style:name="T718" style:family="text">
      <style:text-properties officeooo:rsid="0292ca75"/>
    </style:style>
    <style:style style:name="T719" style:family="text">
      <style:text-properties officeooo:rsid="029403c5"/>
    </style:style>
    <style:style style:name="T720" style:family="text">
      <style:text-properties officeooo:rsid="0294ce52"/>
    </style:style>
    <style:style style:name="T721" style:family="text">
      <style:text-properties officeooo:rsid="02967837"/>
    </style:style>
    <style:style style:name="T722" style:family="text">
      <style:text-properties officeooo:rsid="029c9e42"/>
    </style:style>
    <style:style style:name="T723" style:family="text">
      <style:text-properties officeooo:rsid="02a0568c"/>
    </style:style>
    <style:style style:name="T724" style:family="text">
      <style:text-properties officeooo:rsid="02a0f287"/>
    </style:style>
    <style:style style:name="T725" style:family="text">
      <style:text-properties officeooo:rsid="02a70c46"/>
    </style:style>
    <style:style style:name="T726" style:family="text">
      <style:text-properties officeooo:rsid="02a8ff93"/>
    </style:style>
    <style:style style:name="T727" style:family="text">
      <style:text-properties officeooo:rsid="02ab2bcc"/>
    </style:style>
    <style:style style:name="T728" style:family="text">
      <style:text-properties officeooo:rsid="029b3cdf"/>
    </style:style>
    <style:style style:name="T729" style:family="text">
      <style:text-properties officeooo:rsid="02adc2af"/>
    </style:style>
    <style:style style:name="T730" style:family="text">
      <style:text-properties officeooo:rsid="02ae615d"/>
    </style:style>
    <style:style style:name="T731" style:family="text">
      <style:text-properties officeooo:rsid="02b153a5"/>
    </style:style>
    <style:style style:name="T732" style:family="text">
      <style:text-properties fo:color="#0084d1" style:font-name="Liberation Serif4" fo:font-size="12pt"/>
    </style:style>
    <style:style style:name="T733" style:family="text">
      <style:text-properties officeooo:rsid="02b1e302"/>
    </style:style>
    <style:style style:name="T734" style:family="text">
      <style:text-properties officeooo:rsid="02b72656"/>
    </style:style>
    <style:style style:name="T735" style:family="text">
      <style:text-properties officeooo:rsid="02b93bd2"/>
    </style:style>
    <style:style style:name="T736" style:family="text">
      <style:text-properties officeooo:rsid="02bc7e7b"/>
    </style:style>
    <style:style style:name="T737" style:family="text">
      <style:text-properties officeooo:rsid="02bd927a"/>
    </style:style>
    <style:style style:name="T738" style:family="text">
      <style:text-properties officeooo:rsid="02be495c"/>
    </style:style>
    <style:style style:name="T739" style:family="text">
      <style:text-properties officeooo:rsid="02bf152b"/>
    </style:style>
    <style:style style:name="T740" style:family="text">
      <style:text-properties officeooo:rsid="02c0ab5d"/>
    </style:style>
    <style:style style:name="T741" style:family="text">
      <style:text-properties officeooo:rsid="02c1248a"/>
    </style:style>
    <style:style style:name="T742" style:family="text">
      <style:text-properties officeooo:rsid="02c20740"/>
    </style:style>
    <style:style style:name="T743" style:family="text">
      <style:text-properties officeooo:rsid="02c33b24"/>
    </style:style>
    <style:style style:name="T744" style:family="text">
      <style:text-properties officeooo:rsid="02c4db5b"/>
    </style:style>
    <style:style style:name="T745" style:family="text">
      <style:text-properties officeooo:rsid="02c5a1a1"/>
    </style:style>
    <style:style style:name="T746" style:family="text">
      <style:text-properties officeooo:rsid="02c75c96"/>
    </style:style>
    <style:style style:name="T747" style:family="text">
      <style:text-properties officeooo:rsid="02bb7a2a"/>
    </style:style>
    <style:style style:name="T748" style:family="text">
      <style:text-properties officeooo:rsid="02c94a0c"/>
    </style:style>
    <style:style style:name="T749" style:family="text">
      <style:text-properties officeooo:rsid="02cdb411"/>
    </style:style>
    <style:style style:name="T750" style:family="text">
      <style:text-properties officeooo:rsid="02cf8166"/>
    </style:style>
    <style:style style:name="T751" style:family="text">
      <style:text-properties officeooo:rsid="02d02eff"/>
    </style:style>
    <style:style style:name="T752" style:family="text">
      <style:text-properties officeooo:rsid="02d1c5f8"/>
    </style:style>
    <style:style style:name="T753" style:family="text">
      <style:text-properties officeooo:rsid="02d572b4"/>
    </style:style>
    <style:style style:name="T754" style:family="text">
      <style:text-properties officeooo:rsid="02d99ea9"/>
    </style:style>
    <style:style style:name="T755" style:family="text">
      <style:text-properties officeooo:rsid="02da774e"/>
    </style:style>
    <style:style style:name="T756" style:family="text">
      <style:text-properties officeooo:rsid="02db5655"/>
    </style:style>
    <style:style style:name="T757" style:family="text">
      <style:text-properties officeooo:rsid="02ddc502"/>
    </style:style>
    <style:style style:name="T758" style:family="text">
      <style:text-properties officeooo:rsid="02ddc649"/>
    </style:style>
    <style:style style:name="T759" style:family="text">
      <style:text-properties style:font-style-asian="italic" style:font-weight-asian="normal" style:font-style-complex="italic" style:font-weight-complex="normal"/>
    </style:style>
    <style:style style:name="T760" style:family="text">
      <style:text-properties officeooo:rsid="02e27bee"/>
    </style:style>
    <style:style style:name="T761" style:family="text">
      <style:text-properties officeooo:rsid="02e32b19"/>
    </style:style>
    <style:style style:name="T762" style:family="text">
      <style:text-properties officeooo:rsid="02e3b503"/>
    </style:style>
    <style:style style:name="T763" style:family="text">
      <style:text-properties officeooo:rsid="02e3cc87"/>
    </style:style>
    <style:style style:name="T764" style:family="text">
      <style:text-properties officeooo:rsid="02e6789e"/>
    </style:style>
    <style:style style:name="T765" style:family="text">
      <style:text-properties officeooo:rsid="02e9ab53"/>
    </style:style>
    <style:style style:name="T766" style:family="text">
      <style:text-properties officeooo:rsid="02efdd75"/>
    </style:style>
    <style:style style:name="T767" style:family="text">
      <style:text-properties style:font-name="Liberation Serif3" fo:font-size="14pt" fo:font-weight="bold" style:font-size-asian="14pt" style:font-weight-asian="bold" style:font-size-complex="14pt" style:font-weight-complex="bold"/>
    </style:style>
    <style:style style:name="T768" style:family="text">
      <style:text-properties style:font-name="Liberation Serif3"/>
    </style:style>
    <style:style style:name="T769"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middle" style:vertical-rel="baseline" style:horizontal-pos="center" style:horizontal-rel="paragraph" fo:padding="0cm" fo:border="none"/>
    </style:style>
    <style:style style:name="fr5" style:family="graphic" style:parent-style-name="Frame">
      <style:graphic-properties fo:margin-left="0cm" fo:margin-right="0cm" style:wrap="none" style:vertical-pos="middle" style:vertical-rel="baseline" style:horizontal-pos="from-left" style:horizontal-rel="paragraph" fo:padding="0cm" fo:border="none"/>
    </style:style>
    <style:style style:name="fr6" style:family="graphic" style:parent-style-name="Frame">
      <style:graphic-properties fo:margin-left="0cm" fo:margin-right="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1%"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1%" draw:red="0%" draw:green="0%" draw:blue="0%" draw:gamma="100%" draw:color-inversion="false" draw:image-opacity="100%" draw:color-mode="standard"/>
    </style:style>
    <style:style style:name="fr19" style:family="graphic" style:parent-style-name="Graphics">
      <style:graphic-properties style:run-through="foreground" style:wrap="dynamic" style:number-wrapped-paragraphs="no-limit" style:wrap-contour="false" style:vertical-pos="from-top" style:horizontal-pos="from-left" style:horizontal-rel="char" fo:padding="0cm" fo:border="0.06pt solid #ffffff" style:shadow="none" draw:shadow-opacity="100%" style:mirror="none" fo:clip="rect(0cm, 0cm, 0cm, 0cm)" draw:luminance="0%" draw:contrast="0%" draw:red="0%" draw:green="0%" draw:blue="0%" draw:gamma="100%" draw:color-inversion="false" draw:image-opacity="100%" draw:color-mode="standard" style:flow-with-text="true"/>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07cm, 6.929cm, 0.699cm, 9.352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OLE">
      <style:graphic-properties draw:ole-draw-aspect="1"/>
    </style:style>
    <style:style style:name="fr26"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8"/>
      <text:p text:style-name="P38"/>
      <text:p text:style-name="P38"/>
      <text:p text:style-name="P38"/>
      <text:p text:style-name="P38"/>
      <text:p text:style-name="P38"/>
      <text:p text:style-name="P38"/>
      <text:p text:style-name="P38"><draw:frame draw:style-name="fr9" draw:name="Image29" text:anchor-type="as-char" svg:width="11.904cm" svg:height="3.969cm" draw:z-index="39"><draw:image xlink:href="Pictures/10000201000001C200000096E1896BCD3F1FF44E.png" xlink:type="simple" xlink:show="embed" xlink:actuate="onLoad" loext:mime-type="image/png"/></draw:frame><text:line-break/></text:p>
      <text:h text:style-name="P592" text:outline-level="4"/>
      <text:h text:style-name="P592" text:outline-level="4"><text:bookmark-start text:name="__RefHeading__42675_1317914852"/>Versione 3.<text:span text:style-name="T753">18</text:span>.xx<text:bookmark-end text:name="__RefHeading__42675_1317914852"/></text:h>
      <text:p text:style-name="P254"><text:a xlink:type="simple" xlink:href="http://www.ultimus.it/" text:style-name="Internet_20_link" text:visited-style-name="Visited_20_Internet_20_Link"><text:span text:style-name="T2">leeno.org</text:span></text:a></text:p>
      <text:p text:style-name="P262"/>
      <text:p text:style-name="P262"/>
      <text:p text:style-name="P262"/>
      <text:p text:style-name="P262"/>
      <text:p text:style-name="P292">Manuale d'uso</text:p>
      <text:p text:style-name="P293">a causa dell'inte<text:span text:style-name="T671">n</text:span>so sviluppo di LeenO, questo manuale</text:p>
      <text:p text:style-name="P293">è da considerarsi in <text:span text:style-name="T671">continuo</text:span> corso di aggiornamento, pertanto</text:p>
      <text:p text:style-name="P293">potrebbe essere disallineato <text:span text:style-name="T671">d</text:span>alla versione del software che accompagna</text:p>
      <text:p text:style-name="P2"/>
      <table:table table:name="Tabella63" table:style-name="Tabella63">
        <table:table-column table:style-name="Tabella63.A"/>
        <table:table-column table:style-name="Tabella63.B"/>
        <table:table-row table:style-name="Tabella63.1">
          <table:table-cell table:style-name="Tabella63.A1" office:value-type="string">
            <text:p text:style-name="P60"/>
          </table:table-cell>
          <table:table-cell table:style-name="Tabella63.B1" office:value-type="string">
            <text:p text:style-name="P259"/>
            <text:p text:style-name="P259">Copyright (c) 2014-<text:span text:style-name="T503">2017</text:span> Giuseppe Vizziello</text:p>
            <text:p text:style-name="P257">Copyright (c) 2001-2013 Bartolomeo Aimar</text:p>
            <text:p text:style-name="P255">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70"/>
      <text:p text:style-name="P247">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30">Indice </text:p>
          </text:index-title>
          <text:p text:style-name="P71"><text:a xlink:type="simple" xlink:href="#__RefHeading__17771_1192499583" text:style-name="Index_20_Link" text:visited-style-name="Index_20_Link">Note legali - Licenza per Documentazione Libera GNU<text:tab/>7</text:a></text:p>
          <text:p text:style-name="P71"><text:a xlink:type="simple" xlink:href="#__RefHeading__7407_1364689504" text:style-name="Index_20_Link" text:visited-style-name="Index_20_Link">Scarico di Responsabilità e Avvertenze<text:tab/>7</text:a></text:p>
          <text:p text:style-name="P71"><text:a xlink:type="simple" xlink:href="#__RefHeading__17773_1192499583" text:style-name="Index_20_Link" text:visited-style-name="Index_20_Link">Contatti<text:tab/>7</text:a></text:p>
          <text:p text:style-name="P71"><text:a xlink:type="simple" xlink:href="#__RefHeading__17775_1192499583" text:style-name="Index_20_Link" text:visited-style-name="Index_20_Link">L staff<text:tab/>7</text:a></text:p>
          <text:p text:style-name="P71"><text:a xlink:type="simple" xlink:href="#__RefHeading__17777_1192499583" text:style-name="Index_20_Link" text:visited-style-name="Index_20_Link">Stato di revisione<text:tab/>8</text:a></text:p>
          <text:p text:style-name="P71"><text:a xlink:type="simple" xlink:href="#__RefHeading__7409_1364689504" text:style-name="Index_20_Link" text:visited-style-name="Index_20_Link">Crediti<text:tab/>9</text:a></text:p>
          <text:p text:style-name="P71"><text:a xlink:type="simple" xlink:href="#__RefHeading__7411_1364689504" text:style-name="Index_20_Link" text:visited-style-name="Index_20_Link">Premessa<text:tab/>10</text:a></text:p>
          <text:p text:style-name="P71"><text:a xlink:type="simple" xlink:href="#__RefHeading__7413_1364689504" text:style-name="Index_20_Link" text:visited-style-name="Index_20_Link">Glossario e Convenzioni<text:tab/>11</text:a></text:p>
          <text:p text:style-name="P295"><text:a xlink:type="simple" xlink:href="#__RefHeading__20673_1854915992" text:style-name="Index_20_Link" text:visited-style-name="Index_20_Link">1.CHE COSA E' </text:a><text:a xlink:type="simple" xlink:href="#__RefHeading__20673_1854915992" text:style-name="Index_20_Link" text:visited-style-name="Index_20_Link">LeenO</text:a><text:a xlink:type="simple" xlink:href="#__RefHeading__20673_1854915992" text:style-name="Index_20_Link" text:visited-style-name="Index_20_Link"><text:tab/>13</text:a></text:p>
          <text:p text:style-name="P71"><text:a xlink:type="simple" xlink:href="#__RefHeading__20675_1854915992" text:style-name="Index_20_Link" text:visited-style-name="Index_20_Link">Presentazione<text:tab/>13</text:a></text:p>
          <text:p text:style-name="P71"><text:a xlink:type="simple" xlink:href="#__RefHeading___Toc16486_1943282150" text:style-name="Index_20_Link" text:visited-style-name="Index_20_Link">Per cosa starebbe </text:a><text:a xlink:type="simple" xlink:href="#__RefHeading___Toc16486_1943282150" text:style-name="Index_20_Link" text:visited-style-name="Index_20_Link"><text:span text:style-name="T389">“LeenO”</text:span></text:a><text:a xlink:type="simple" xlink:href="#__RefHeading___Toc16486_1943282150" text:style-name="Index_20_Link" text:visited-style-name="Index_20_Link">?<text:tab/>13</text:a></text:p>
          <text:p text:style-name="P71"><text:a xlink:type="simple" xlink:href="#__RefHeading__16247_539796941" text:style-name="Index_20_Link" text:visited-style-name="Index_20_Link">Il Computo su formato OpenDocumentFile (ODF)<text:tab/>14</text:a></text:p>
          <text:p text:style-name="P71"><text:a xlink:type="simple" xlink:href="#__RefHeading__7419_1364689504" text:style-name="Index_20_Link" text:visited-style-name="Index_20_Link">A chi è destinato<text:tab/>14</text:a></text:p>
          <text:p text:style-name="P71"><text:a xlink:type="simple" xlink:href="#__RefHeading__20679_1854915992" text:style-name="Index_20_Link" text:visited-style-name="Index_20_Link">Caratteristiche<text:tab/>14</text:a></text:p>
          <text:p text:style-name="P71"><text:a xlink:type="simple" xlink:href="#__RefHeading__20681_1854915992" text:style-name="Index_20_Link" text:visited-style-name="Index_20_Link">Requisiti<text:tab/>16</text:a></text:p>
          <text:p text:style-name="P295"><text:a xlink:type="simple" xlink:href="#__RefHeading__7427_1364689504" text:style-name="Index_20_Link" text:visited-style-name="Index_20_Link">2.INSTALLAZIONE E AGGIORNAMENTO<text:tab/>17</text:a></text:p>
          <text:p text:style-name="P71"><text:a xlink:type="simple" xlink:href="#__RefHeading__7429_1364689504" text:style-name="Index_20_Link" text:visited-style-name="Index_20_Link">Installazione<text:tab/>17</text:a></text:p>
          <text:p text:style-name="P71"><text:a xlink:type="simple" xlink:href="#__RefHeading__20687_1854915992" text:style-name="Index_20_Link" text:visited-style-name="Index_20_Link">Aggiornamento della libreria di LeenO.oxt<text:tab/>17</text:a></text:p>
          <text:p text:style-name="P71"><text:a xlink:type="simple" xlink:href="#__RefHeading__20689_1854915992" text:style-name="Index_20_Link" text:visited-style-name="Index_20_Link">Se qualcosa va storto<text:tab/>17</text:a></text:p>
          <text:p text:style-name="P71"><text:a xlink:type="simple" xlink:href="#__RefHeading__20691_1854915992" text:style-name="Index_20_Link" text:visited-style-name="Index_20_Link">Tenere un archivio delle estensioni<text:tab/>18</text:a></text:p>
          <text:p text:style-name="P71"><text:a xlink:type="simple" xlink:href="#__RefHeading__7431_1364689504" text:style-name="Index_20_Link" text:visited-style-name="Index_20_Link">La gestione delle versioni (vecchi lavori e librerie recenti)<text:tab/>19</text:a></text:p>
          <text:p text:style-name="P295"><text:a xlink:type="simple" xlink:href="#__RefHeading__20963_246142066" text:style-name="Index_20_Link" text:visited-style-name="Index_20_Link">3.ZOOM, VISTE E VISIBILITA'<text:tab/>20</text:a></text:p>
          <text:p text:style-name="P71"><text:a xlink:type="simple" xlink:href="#__RefHeading__20965_246142066" text:style-name="Index_20_Link" text:visited-style-name="Index_20_Link">Zoom<text:tab/>20</text:a></text:p>
          <text:p text:style-name="P71"><text:a xlink:type="simple" xlink:href="#__RefHeading__20967_246142066" text:style-name="Index_20_Link" text:visited-style-name="Index_20_Link">Viste<text:tab/>21</text:a></text:p>
          <text:p text:style-name="P71"><text:a xlink:type="simple" xlink:href="#__RefHeading__7439_1364689504" text:style-name="Index_20_Link" text:visited-style-name="Index_20_Link">Strutture<text:tab/>22</text:a></text:p>
          <text:p text:style-name="P71"><text:a xlink:type="simple" xlink:href="#__RefHeading__10176_1704602542" text:style-name="Index_20_Link" text:visited-style-name="Index_20_Link">Visualizza&gt;Schermo intero<text:tab/>23</text:a></text:p>
          <text:p text:style-name="P71"><text:a xlink:type="simple" xlink:href="#__RefHeading__20969_246142066" text:style-name="Index_20_Link" text:visited-style-name="Index_20_Link">Filtri e ricerche<text:tab/>23</text:a></text:p>
          <text:p text:style-name="P71"><text:a xlink:type="simple" xlink:href="#__RefHeading__20971_246142066" text:style-name="Index_20_Link" text:visited-style-name="Index_20_Link">Filtro Standard Semplificato (Filtro per ricerche)<text:tab/>23</text:a></text:p>
          <text:p text:style-name="P71"><text:a xlink:type="simple" xlink:href="#__RefHeading___Toc17427_1060869837" text:style-name="Index_20_Link" text:visited-style-name="Index_20_Link">Filtra Codice della voce corrente<text:tab/>24</text:a></text:p>
          <text:p text:style-name="P71"><text:a xlink:type="simple" xlink:href="#__RefHeading__20973_246142066" text:style-name="Index_20_Link" text:visited-style-name="Index_20_Link">Filtra Computo e fa una copia su altra tabella</text:a><text:a xlink:type="simple" xlink:href="#__RefHeading__20973_246142066" text:style-name="Index_20_Link" text:visited-style-name="Index_20_Link"><text:tab/>24</text:a></text:p>
          <text:p text:style-name="P71"><text:a xlink:type="simple" xlink:href="#__RefHeading__9042_90321780" text:style-name="Index_20_Link" text:visited-style-name="Index_20_Link">Ricerche<text:tab/>24</text:a></text:p>
          <text:p text:style-name="P295"><text:a xlink:type="simple" xlink:href="#__RefHeading__20975_246142066" text:style-name="Index_20_Link" text:visited-style-name="Index_20_Link">4.ORGANIZZAZIONE DEL FILE DI LAVORO<text:tab/>26</text:a></text:p>
          <text:p text:style-name="P71"><text:a xlink:type="simple" xlink:href="#__RefHeading___Toc18526_1620093258" text:style-name="Index_20_Link" text:visited-style-name="Index_20_Link">Le tabelle principali<text:tab/>28</text:a></text:p>
          <text:p text:style-name="P71"><text:a xlink:type="simple" xlink:href="#__RefHeading___Toc18528_1620093258" text:style-name="Index_20_Link" text:visited-style-name="Index_20_Link">La riga rossa in calce alle tabelle<text:tab/>29</text:a></text:p>
          <text:p text:style-name="P295"><text:a xlink:type="simple" xlink:href="#__RefHeading___Toc17873_1786373728" text:style-name="Index_20_Link" text:visited-style-name="Index_20_Link">5.L’ESECUZIONE DEI COMANDI<text:tab/>30</text:a></text:p>
          <text:p text:style-name="P71"><text:a xlink:type="simple" xlink:href="#__RefHeading__7445_1364689504" text:style-name="Index_20_Link" text:visited-style-name="Index_20_Link">Scorciatoie di tastiera<text:tab/>31</text:a></text:p>
          <text:p text:style-name="P71"><text:a xlink:type="simple" xlink:href="#__RefHeading__20977_246142066" text:style-name="Index_20_Link" text:visited-style-name="Index_20_Link">Toolbar (icone)<text:tab/>31</text:a></text:p>
          <text:p text:style-name="P295"><text:a xlink:type="simple" xlink:href="#__RefHeading__14651_1613112675" text:style-name="Index_20_Link" text:visited-style-name="Index_20_Link">6.L'ELENCO PREZZI<text:tab/>32</text:a></text:p>
          <text:p text:style-name="P71"><text:a xlink:type="simple" xlink:href="#__RefHeading__7465_1364689504" text:style-name="Index_20_Link" text:visited-style-name="Index_20_Link">Inserire un nuovo prezzo<text:tab/>32</text:a></text:p>
          <text:p text:style-name="P71"><text:a xlink:type="simple" xlink:href="#__RefHeading___Toc18796_1990409921" text:style-name="Index_20_Link" text:visited-style-name="Index_20_Link">Inserire voci da Listini già pronti<text:tab/>32</text:a></text:p>
          <text:p text:style-name="P71"><text:a xlink:type="simple" xlink:href="#__RefHeading___Toc18798_1990409921" text:style-name="Index_20_Link" text:visited-style-name="Index_20_Link">Importazione da altri formati<text:tab/>33</text:a></text:p>
          <text:p text:style-name="P71"><text:a xlink:type="simple" xlink:href="#__RefHeading___Toc18647_277457152" text:style-name="Index_20_Link" text:visited-style-name="Index_20_Link">Note sul Codice Voce dell'Elenco Prezzi<text:tab/>33</text:a></text:p>
          <text:p text:style-name="P71"><text:a xlink:type="simple" xlink:href="#__RefHeading___Toc18942_1990409921" text:style-name="Index_20_Link" text:visited-style-name="Index_20_Link">Codici doppi in Elenco prezzi<text:tab/>33</text:a></text:p>
          <text:p text:style-name="P71"><text:a xlink:type="simple" xlink:href="#__RefHeading__14655_1613112675" text:style-name="Index_20_Link" text:visited-style-name="Index_20_Link">Sommari e Quadri di raffronto<text:tab/>34</text:a></text:p>
          <text:p text:style-name="P71"><text:a xlink:type="simple" xlink:href="#__RefHeading__14659_1613112675" text:style-name="Index_20_Link" text:visited-style-name="Index_20_Link">Aggiornamento dell'Elenco Prezzi<text:tab/>35</text:a></text:p>
          <text:p text:style-name="P295"><text:a xlink:type="simple" xlink:href="#__RefHeading__14661_1613112675" text:style-name="Index_20_Link" text:visited-style-name="Index_20_Link">7.L'ANALISI DI PREZZO<text:tab/>36</text:a></text:p>
          <text:p text:style-name="P71"><text:a xlink:type="simple" xlink:href="#__RefHeading__7469_1364689504" text:style-name="Index_20_Link" text:visited-style-name="Index_20_Link">Creare una voce di Analisi di prezzo (modello ANAC – ex AVCP)<text:tab/>36</text:a></text:p>
          <text:p text:style-name="P71"><text:a xlink:type="simple" xlink:href="#__RefHeading__14665_1613112675" text:style-name="Index_20_Link" text:visited-style-name="Index_20_Link">Analisi annidate<text:tab/>37</text:a></text:p>
          <text:p text:style-name="P71"><text:a xlink:type="simple" xlink:href="#__RefHeading__14667_1613112675" text:style-name="Index_20_Link" text:visited-style-name="Index_20_Link">Gestione delle incidenze di Manodopera e Sicurezza<text:tab/>37</text:a></text:p>
          <text:p text:style-name="P295"><text:a xlink:type="simple" xlink:href="#__RefHeading___Toc16389_1137255627" text:style-name="Index_20_Link" text:visited-style-name="Index_20_Link">8.IL COMPUTO METRICO<text:tab/>39</text:a></text:p>
          <text:p text:style-name="P71"><text:a xlink:type="simple" xlink:href="#__RefHeading__7451_1364689504" text:style-name="Index_20_Link" text:visited-style-name="Index_20_Link">Premessa<text:tab/>39</text:a></text:p>
          <text:p text:style-name="P71"><text:a xlink:type="simple" xlink:href="#__RefHeading__14637_1613112675" text:style-name="Index_20_Link" text:visited-style-name="Index_20_Link">Partire con un nuovo documento di computo<text:tab/>39</text:a></text:p>
          <text:p text:style-name="P71"><text:a xlink:type="simple" xlink:href="#__RefHeading__20979_246142066" text:style-name="Index_20_Link" text:visited-style-name="Index_20_Link">Inserire una nuova voce di computo<text:tab/>39</text:a></text:p>
          <text:p text:style-name="P71"><text:a xlink:type="simple" xlink:href="#__RefHeading__15972_1949188957" text:style-name="Index_20_Link" text:visited-style-name="Index_20_Link">Vedi voce precedente<text:tab/>40</text:a></text:p>
          <text:p text:style-name="P71"><text:a xlink:type="simple" xlink:href="#__RefHeading___Toc18649_277457152" text:style-name="Index_20_Link" text:visited-style-name="Index_20_Link">Azzeramento della quantità di una voce<text:tab/>40</text:a></text:p>
          <text:p text:style-name="P71"><text:a xlink:type="simple" xlink:href="#__RefHeading___Toc18651_277457152" text:style-name="Index_20_Link" text:visited-style-name="Index_20_Link">Inserisci parziale<text:tab/>41</text:a></text:p>
          <text:p text:style-name="P71"><text:a xlink:type="simple" xlink:href="#__RefHeading___Toc18655_277457152" text:style-name="Index_20_Link" text:visited-style-name="Index_20_Link">Formula “magica”<text:tab/>41</text:a></text:p>
          <text:p text:style-name="P71"><text:soft-page-break/><text:a xlink:type="simple" xlink:href="#__RefHeading__7457_1364689504" text:style-name="Index_20_Link" text:visited-style-name="Index_20_Link">Numerare le voci di computo<text:tab/>41</text:a></text:p>
          <text:p text:style-name="P71"><text:a xlink:type="simple" xlink:href="#__RefHeading___Toc18657_277457152" text:style-name="Index_20_Link" text:visited-style-name="Index_20_Link">Spostare una voce di computo<text:tab/>41</text:a></text:p>
          <text:p text:style-name="P71"><text:a xlink:type="simple" xlink:href="#__RefHeading__14641_1613112675" text:style-name="Index_20_Link" text:visited-style-name="Index_20_Link">Dati apparentemente ridondanti<text:tab/>41</text:a></text:p>
          <text:p text:style-name="P71"><text:a xlink:type="simple" xlink:href="#__RefHeading__7461_1364689504" text:style-name="Index_20_Link" text:visited-style-name="Index_20_Link">Categorie, Sotto Categorie e subtotali<text:tab/>42</text:a></text:p>
          <text:p text:style-name="P71"><text:a xlink:type="simple" xlink:href="#__RefHeading___Toc18316_1283375541" text:style-name="Index_20_Link" text:visited-style-name="Index_20_Link">Inserisci riepilogo e firme in calce<text:tab/>42</text:a></text:p>
          <text:p text:style-name="P71"><text:a xlink:type="simple" xlink:href="#__RefHeading__14649_1613112675" text:style-name="Index_20_Link" text:visited-style-name="Index_20_Link">Semplice tabella di Preventivo<text:tab/>43</text:a></text:p>
          <text:p text:style-name="P71"><text:a xlink:type="simple" xlink:href="#__RefHeading__15696_1949188957" text:style-name="Index_20_Link" text:visited-style-name="Index_20_Link">Elaborazioni, Statistiche e altre acrobazie<text:tab/>43</text:a></text:p>
          <text:p text:style-name="P295"><text:a xlink:type="simple" xlink:href="#__RefHeading__7489_1364689504" text:style-name="Index_20_Link" text:visited-style-name="Index_20_Link">9.STILI E COLORI<text:tab/>44</text:a></text:p>
          <text:p text:style-name="P71"><text:a xlink:type="simple" xlink:href="#__RefHeading__55542_517197219" text:style-name="Index_20_Link" text:visited-style-name="Index_20_Link">Stili di Cella<text:tab/>44</text:a></text:p>
          <text:p text:style-name="P71"><text:a xlink:type="simple" xlink:href="#__RefHeading__7493_1364689504" text:style-name="Index_20_Link" text:visited-style-name="Index_20_Link">Stili di Pagina<text:tab/>45</text:a></text:p>
          <text:p text:style-name="P295"><text:a xlink:type="simple" xlink:href="#__RefHeading__7495_1364689504" text:style-name="Index_20_Link" text:visited-style-name="Index_20_Link">10.VARIABILI GENERALI (preferenze utente)<text:tab/>46</text:a></text:p>
          <text:p text:style-name="P295"><text:a xlink:type="simple" xlink:href="#__RefHeading__7497_1364689504" text:style-name="Index_20_Link" text:visited-style-name="Index_20_Link">11.DATI DEL DOCUMENTO E DATI GENERALI<text:tab/>47</text:a></text:p>
          <text:p text:style-name="P295"><text:a xlink:type="simple" xlink:href="#__RefHeading__7499_1364689504" text:style-name="Index_20_Link" text:visited-style-name="Index_20_Link">12.COPERTINE E DOCUMENTI DI GESTIONE<text:tab/>48</text:a></text:p>
          <text:p text:style-name="P71"><text:a xlink:type="simple" xlink:href="#__RefHeading__7501_1364689504" text:style-name="Index_20_Link" text:visited-style-name="Index_20_Link">Copertine e documenti di gestione esterni al doc di Computo<text:tab/>48</text:a></text:p>
          <text:p text:style-name="P71"><text:a xlink:type="simple" xlink:href="#__RefHeading__7503_1364689504" text:style-name="Index_20_Link" text:visited-style-name="Index_20_Link">Anagrafica Generale esterna al doc di Computo<text:tab/>49</text:a></text:p>
          <text:p text:style-name="P71"><text:a xlink:type="simple" xlink:href="#__RefHeading__7505_1364689504" text:style-name="Index_20_Link" text:visited-style-name="Index_20_Link">AVVERTENZE IMPORTANTI!<text:tab/>49</text:a></text:p>
          <text:p text:style-name="P71"><text:a xlink:type="simple" xlink:href="#__RefHeading__14938_233094727" text:style-name="Index_20_Link" text:visited-style-name="Index_20_Link">Totali di pagina nel COMPUTO<text:tab/>50</text:a></text:p>
          <text:p text:style-name="P295"><text:a xlink:type="simple" xlink:href="#__RefHeading__55842_517197219" text:style-name="Index_20_Link" text:visited-style-name="Index_20_Link">13.MANIPOLAZIONI FINALI E STAMPA<text:tab/>51</text:a></text:p>
          <text:p text:style-name="P71"><text:a xlink:type="simple" xlink:href="#__RefHeading__9717_467177799" text:style-name="Index_20_Link" text:visited-style-name="Index_20_Link">Premesse alla Stampa<text:tab/>51</text:a></text:p>
          <text:p text:style-name="P295"><text:a xlink:type="simple" xlink:href="#__RefHeading__18093_1192499583" text:style-name="Index_20_Link" text:visited-style-name="Index_20_Link">14.DOCUMENTI PER RICHIESTA DI OFFERTA<text:tab/>53</text:a></text:p>
          <text:p text:style-name="P71"><text:a xlink:type="simple" xlink:href="#__RefHeading__12977_1624363070" text:style-name="Index_20_Link" text:visited-style-name="Index_20_Link">Copia del Computo Metrico (con o senza prezzi)<text:tab/>53</text:a></text:p>
          <text:p text:style-name="P71"><text:a xlink:type="simple" xlink:href="#__RefHeading__17443_1192499583" text:style-name="Index_20_Link" text:visited-style-name="Index_20_Link">Lista delle Lavorazioni e delle Forniture<text:tab/>53</text:a></text:p>
          <text:p text:style-name="P71"><text:a xlink:type="simple" xlink:href="#__RefHeading__17445_1192499583" text:style-name="Index_20_Link" text:visited-style-name="Index_20_Link">Conversione delle cifre in lettere<text:tab/>54</text:a></text:p>
          <text:p text:style-name="P295"><text:a xlink:type="simple" xlink:href="#__RefHeading__46795_246142066" text:style-name="Index_20_Link" text:visited-style-name="Index_20_Link">15.TRASFERIRE I DATI TRA FILE (ACCODAMENTO)<text:tab/>55</text:a></text:p>
          <text:p text:style-name="P71"><text:a xlink:type="simple" xlink:href="#__RefHeading__7511_1364689504" text:style-name="Index_20_Link" text:visited-style-name="Index_20_Link">Accodare un file di Computo ad un altro<text:tab/>55</text:a></text:p>
          <text:p text:style-name="P71"><text:a xlink:type="simple" xlink:href="#__RefHeading__17447_1192499583" text:style-name="Index_20_Link" text:visited-style-name="Index_20_Link">Vecchia procedura di esportazione/accodamento<text:tab/>56</text:a></text:p>
          <text:p text:style-name="P71"><text:a xlink:type="simple" xlink:href="#__RefHeading__17449_1192499583" text:style-name="Index_20_Link" text:visited-style-name="Index_20_Link">Trasferire un solo foglio da un doc ad un altro<text:tab/>56</text:a></text:p>
          <text:p text:style-name="P71"><text:a xlink:type="simple" xlink:href="#__RefHeading__7515_1364689504" text:style-name="Index_20_Link" text:visited-style-name="Index_20_Link">Trasferire solamente una o più voci di Analisi<text:tab/>57</text:a></text:p>
          <text:p text:style-name="P71"><text:a xlink:type="simple" xlink:href="#__RefHeading__7517_1364689504" text:style-name="Index_20_Link" text:visited-style-name="Index_20_Link">Se la macro fallisce...<text:tab/>57</text:a></text:p>
          <text:p text:style-name="P71"><text:a xlink:type="simple" xlink:href="#__RefHeading__7519_13646895041" text:style-name="Index_20_Link" text:visited-style-name="Index_20_Link">Alcuni Trucchi per l'Accodamento<text:tab/>58</text:a></text:p>
          <text:p text:style-name="P71"><text:a xlink:type="simple" xlink:href="#__RefHeading__9332_758364849" text:style-name="Index_20_Link" text:visited-style-name="Index_20_Link">Aggiornamento di un vecchio file<text:tab/>58</text:a></text:p>
          <text:p text:style-name="P71"><text:a xlink:type="simple" xlink:href="#__RefHeading__17451_1192499583" text:style-name="Index_20_Link" text:visited-style-name="Index_20_Link">Adattare un file obsoleto secondo le specifiche di un file più recente<text:tab/>58</text:a></text:p>
          <text:p text:style-name="P71"><text:a xlink:type="simple" xlink:href="#__RefHeading__9751_1309900343" text:style-name="Index_20_Link" text:visited-style-name="Index_20_Link">Se l'aggiornamento non va a buon fine<text:tab/>60</text:a></text:p>
          <text:p text:style-name="P71"><text:a xlink:type="simple" xlink:href="#__RefHeading__17453_1192499583" text:style-name="Index_20_Link" text:visited-style-name="Index_20_Link">Limiti del metodo<text:tab/>60</text:a></text:p>
          <text:p text:style-name="P295"><text:a xlink:type="simple" xlink:href="#__RefHeading__9755_1309900343" text:style-name="Index_20_Link" text:visited-style-name="Index_20_Link">16.SICUREZZA DEI DATI (privacy, virus, etc...)<text:tab/>61</text:a></text:p>
          <text:p text:style-name="P71"><text:a xlink:type="simple" xlink:href="#__RefHeading__70927_1207800285" text:style-name="Index_20_Link" text:visited-style-name="Index_20_Link">Corruzione dei file<text:tab/>61</text:a></text:p>
          <text:p text:style-name="P71"><text:a xlink:type="simple" xlink:href="#__RefHeading__70929_1207800285" text:style-name="Index_20_Link" text:visited-style-name="Index_20_Link">Virus nelle macro<text:tab/>61</text:a></text:p>
          <text:p text:style-name="P71"><text:a xlink:type="simple" xlink:href="#__RefHeading__17455_1192499583" text:style-name="Index_20_Link" text:visited-style-name="Index_20_Link">Considerazioni sui salvataggi ai vari step<text:tab/>61</text:a></text:p>
          <text:p text:style-name="P295"><text:a xlink:type="simple" xlink:href="#__RefHeading__18097_1192499583" text:style-name="Index_20_Link" text:visited-style-name="Index_20_Link">17.PREZZARI – adattamento<text:tab/>63</text:a></text:p>
          <text:p text:style-name="P71"><text:a xlink:type="simple" xlink:href="#__RefHeading__7888_661817279" text:style-name="Index_20_Link" text:visited-style-name="Index_20_Link">Premessa<text:tab/>63</text:a></text:p>
          <text:p text:style-name="P71"><text:a xlink:type="simple" xlink:href="#__RefHeading__7890_661817279" text:style-name="Index_20_Link" text:visited-style-name="Index_20_Link">Come procedere<text:tab/>63</text:a></text:p>
          <text:p text:style-name="P71"><text:a xlink:type="simple" xlink:href="#__RefHeading__167503_902406516" text:style-name="Index_20_Link" text:visited-style-name="Index_20_Link">Prezzari in più capitoli<text:tab/>65</text:a></text:p>
          <text:p text:style-name="P71"><text:a xlink:type="simple" xlink:href="#__RefHeading__17457_1192499583" text:style-name="Index_20_Link" text:visited-style-name="Index_20_Link">Incidenza Manodopera e Sicurezza Inclusa<text:tab/>65</text:a></text:p>
          <text:p text:style-name="P295"><text:a xlink:type="simple" xlink:href="#__RefHeading__18099_1192499583" text:style-name="Index_20_Link" text:visited-style-name="Index_20_Link">18.LA CONTABILITA' DI CANTIERE<text:tab/>67</text:a></text:p>
          <text:p text:style-name="P71"><text:a xlink:type="simple" xlink:href="#__RefHeading__17459_1192499583" text:style-name="Index_20_Link" text:visited-style-name="Index_20_Link">Premessa e note di rilascio<text:tab/>67</text:a></text:p>
          <text:p text:style-name="P71"><text:a xlink:type="simple" xlink:href="#__RefHeading__7525_1364689504" text:style-name="Index_20_Link" text:visited-style-name="Index_20_Link">Introduzione alla Contabilità del Cantiere<text:tab/>67</text:a></text:p>
          <text:p text:style-name="P71"><text:a xlink:type="simple" xlink:href="#__RefHeading__16632_233094727" text:style-name="Index_20_Link" text:visited-style-name="Index_20_Link">Contabilità Semplificata<text:tab/>67</text:a></text:p>
          <text:p text:style-name="P71"><text:a xlink:type="simple" xlink:href="#__RefHeading__17461_1192499583" text:style-name="Index_20_Link" text:visited-style-name="Index_20_Link">Contabilità a norma di regolamento<text:tab/>67</text:a></text:p>
          <text:p text:style-name="P71"><text:a xlink:type="simple" xlink:href="#__RefHeading__17463_1192499583" text:style-name="Index_20_Link" text:visited-style-name="Index_20_Link">Libretto delle misure cartaceo (a mano)<text:tab/>68</text:a></text:p>
          <text:p text:style-name="P71"><text:a xlink:type="simple" xlink:href="#__RefHeading__17465_1192499583" text:style-name="Index_20_Link" text:visited-style-name="Index_20_Link">Libretto delle misure elettronico<text:tab/>68</text:a></text:p>
          <text:p text:style-name="P71"><text:a xlink:type="simple" xlink:href="#__RefHeading__17467_1192499583" text:style-name="Index_20_Link" text:visited-style-name="Index_20_Link">Stampa del Libretto delle Misure<text:tab/>69</text:a></text:p>
          <text:p text:style-name="P71"><text:a xlink:type="simple" xlink:href="#__RefHeading__15380_1830426232" text:style-name="Index_20_Link" text:visited-style-name="Index_20_Link">Vedi Voce<text:tab/>70</text:a></text:p>
          <text:p text:style-name="P71"><text:a xlink:type="simple" xlink:href="#__RefHeading__17469_1192499583" text:style-name="Index_20_Link" text:visited-style-name="Index_20_Link">Registro di Contabilità<text:tab/>70</text:a></text:p>
          <text:p text:style-name="P71"><text:a xlink:type="simple" xlink:href="#__RefHeading__15382_1830426232" text:style-name="Index_20_Link" text:visited-style-name="Index_20_Link">I SAL (Stati di Avanzamento Lavori)<text:tab/>71</text:a></text:p>
          <text:p text:style-name="P71"><text:a xlink:type="simple" xlink:href="#__RefHeading__8851_1217806306" text:style-name="Index_20_Link" text:visited-style-name="Index_20_Link">SOMMARIO DEL REGISTRO DI CONTABILITA'<text:tab/>73</text:a></text:p>
          <text:p text:style-name="P71"><text:a xlink:type="simple" xlink:href="#__RefHeading__8027_22604932" text:style-name="Index_20_Link" text:visited-style-name="Index_20_Link">CERTIFICATO DI PAGAMENTO e Quadro dei Dati Economici<text:tab/>75</text:a></text:p>
          <text:p text:style-name="P295"><text:a xlink:type="simple" xlink:href="#__RefHeading__18103_1192499583" text:style-name="Index_20_Link" text:visited-style-name="Index_20_Link">19.PERIZIE DI VARIANTE<text:tab/>76</text:a></text:p>
          <text:p text:style-name="P71"><text:a xlink:type="simple" xlink:href="#__RefHeading__17475_1192499583" text:style-name="Index_20_Link" text:visited-style-name="Index_20_Link">Nuova voce di Computo<text:tab/>76</text:a></text:p>
          <text:p text:style-name="P71"><text:a xlink:type="simple" xlink:href="#__RefHeading__17477_1192499583" text:style-name="Index_20_Link" text:visited-style-name="Index_20_Link">Variazione di quantità delle voci esistenti.<text:tab/>76</text:a></text:p>
          <text:p text:style-name="P71"><text:a xlink:type="simple" xlink:href="#__RefHeading__17479_1192499583" text:style-name="Index_20_Link" text:visited-style-name="Index_20_Link">Voci Eliminate<text:tab/>77</text:a></text:p>
          <text:p text:style-name="P71"><text:soft-page-break/><text:a xlink:type="simple" xlink:href="#__RefHeading__17481_1192499583" text:style-name="Index_20_Link" text:visited-style-name="Index_20_Link">Nuovi Prezzi<text:tab/>78</text:a></text:p>
          <text:p text:style-name="P71"><text:a xlink:type="simple" xlink:href="#__RefHeading__17483_1192499583" text:style-name="Index_20_Link" text:visited-style-name="Index_20_Link">Soluzione burocratica<text:tab/>78</text:a></text:p>
          <text:p text:style-name="P71"><text:a xlink:type="simple" xlink:href="#__RefHeading__17485_1192499583" text:style-name="Index_20_Link" text:visited-style-name="Index_20_Link">Soluzione semplificata<text:tab/>78</text:a></text:p>
          <text:p text:style-name="P71"><text:a xlink:type="simple" xlink:href="#__RefHeading__7535_1364689504" text:style-name="Index_20_Link" text:visited-style-name="Index_20_Link">Considerazioni finali per la stampa dei documenti contabili<text:tab/>79</text:a></text:p>
          <text:p text:style-name="P295"><text:a xlink:type="simple" xlink:href="#__RefHeading__7537_1364689504" text:style-name="Index_20_Link" text:visited-style-name="Index_20_Link">20.CRONOPROGRAMMA<text:tab/>81</text:a></text:p>
          <text:p text:style-name="P295"><text:a xlink:type="simple" xlink:href="#__RefHeading__18105_1192499583" text:style-name="Index_20_Link" text:visited-style-name="Index_20_Link">21.DA FARE<text:tab/>82</text:a></text:p>
          <text:p text:style-name="P295"><text:a xlink:type="simple" xlink:href="#__RefHeading__7541_1364689504" text:style-name="Index_20_Link" text:visited-style-name="Index_20_Link">22.CONCLUSIONI<text:tab/>83</text:a></text:p>
          <text:p text:style-name="P295"><text:a xlink:type="simple" xlink:href="#__RefHeading__7543_1364689504" text:style-name="Index_20_Link" text:visited-style-name="Index_20_Link">23.ALLEGATO 1 – Note e features<text:tab/>84</text:a></text:p>
          <text:p text:style-name="P71"><text:a xlink:type="simple" xlink:href="#__RefHeading__17487_1192499583" text:style-name="Index_20_Link" text:visited-style-name="Index_20_Link">LibreOffice vs MS Office<text:tab/>84</text:a></text:p>
          <text:p text:style-name="P295"><text:a xlink:type="simple" xlink:href="#__RefHeading__46725_246142066" text:style-name="Index_20_Link" text:visited-style-name="Index_20_Link">24.ALLEGATO 2 - TABELLE di </text:a><text:a xlink:type="simple" xlink:href="#__RefHeading__46725_246142066" text:style-name="Index_20_Link" text:visited-style-name="Index_20_Link">LeenO</text:a><text:a xlink:type="simple" xlink:href="#__RefHeading__46725_246142066" text:style-name="Index_20_Link" text:visited-style-name="Index_20_Link"><text:tab/>85</text:a></text:p>
          <text:p text:style-name="P295"><text:a xlink:type="simple" xlink:href="#__RefHeading__18107_1192499583" text:style-name="Index_20_Link" text:visited-style-name="Index_20_Link">25.FREQUENTLY ASKED QUESTIONS<text:tab/>86</text:a></text:p>
          <text:p text:style-name="P295"><text:a xlink:type="simple" xlink:href="#__RefHeading__31540_1949188957" text:style-name="Index_20_Link" text:visited-style-name="Index_20_Link">26.Note di versione<text:tab/>96</text:a></text:p>
          <text:p text:style-name="P71"><text:a xlink:type="simple" xlink:href="#__RefHeading__31542_1949188957" text:style-name="Index_20_Link" text:visited-style-name="Index_20_Link">Modello_190_LeenO-3.9.xx.ods<text:tab/>96</text:a></text:p>
          <text:p text:style-name="P71"><text:a xlink:type="simple" xlink:href="#__RefHeading__31544_1949188957" text:style-name="Index_20_Link" text:visited-style-name="Index_20_Link">3.9.0 (oxt)<text:tab/>96</text:a></text:p>
          <text:p text:style-name="P71"><text:a xlink:type="simple" xlink:href="#__RefHeading__20936_1805123075" text:style-name="Index_20_Link" text:visited-style-name="Index_20_Link">3.9.1 (oxt)<text:tab/>96</text:a></text:p>
          <text:p text:style-name="P71"><text:a xlink:type="simple" xlink:href="#__RefHeading__16249_539796941" text:style-name="Index_20_Link" text:visited-style-name="Index_20_Link">3.10.0 (oxt)<text:tab/>96</text:a></text:p>
          <text:p text:style-name="P71"><text:a xlink:type="simple" xlink:href="#__RefHeading__16251_539796941" text:style-name="Index_20_Link" text:visited-style-name="Index_20_Link">3.10.1 (oxt)<text:tab/>97</text:a></text:p>
          <text:p text:style-name="P71"><text:a xlink:type="simple" xlink:href="#__RefHeading__16253_539796941" text:style-name="Index_20_Link" text:visited-style-name="Index_20_Link">3.10.2 (oxt)<text:tab/>97</text:a></text:p>
          <text:p text:style-name="P71"><text:a xlink:type="simple" xlink:href="#__RefHeading__16255_539796941" text:style-name="Index_20_Link" text:visited-style-name="Index_20_Link">Template 193<text:tab/>98</text:a></text:p>
          <text:p text:style-name="P71"><text:a xlink:type="simple" xlink:href="#__RefHeading___Toc16328_751277993" text:style-name="Index_20_Link" text:visited-style-name="Index_20_Link">3.11.0 (OXT)<text:tab/>98</text:a></text:p>
        </text:index-body>
      </text:table-of-content>
      <text:h text:style-name="P428" text:outline-level="3"/>
      <text:list xml:id="list2652339918" text:style-name="elenco-U">
        <text:list-item>
          <text:h text:style-name="P581" text:outline-level="3"><text:bookmark-start text:name="__RefHeading__17771_1192499583"/>Note legali - Licenza per Documentazione Libera GNU<text:bookmark-end text:name="__RefHeading__17771_1192499583"/></text:h>
        </text:list-item>
      </text:list>
      <text:p text:style-name="P242"><text:span text:style-name="T2">LeenO è </text:span><text:span text:style-name="T141">C</text:span><text:span text:style-name="T2">opyright © 2014-</text:span><text:span text:style-name="T136">2016</text:span><text:span text:style-name="T2"> di Giuseppe Vizziello ed è coperto da Licenza LGPL </text:span><text:a xlink:type="simple" xlink:href="http://www.gnu.org/licenses/lgpl.txt" text:style-name="Internet_20_link" text:visited-style-name="Visited_20_Internet_20_Link"><text:span text:style-name="T315">http://www.gnu.org/licenses/lgpl.txt</text:span></text:a><text:span text:style-name="T2">, perciò se ne può fare un uso personale e professionale libero.</text:span></text:p>
      <text:p text:style-name="P103">Questo documento è Copyright © 2014-<text:span text:style-name="T503">2016</text:span> di Giuseppe Vizziello <text:span text:style-name="T512">ed è in gran parte basato sulla documentazione scritta da Bartolomeo Aimar per Ultimus</text:span>.</text:p>
      <text:p text:style-name="P160"><text:span text:style-name="T2">Puoi distribuire e/o modificare questo documento nei termini della Licenza GFDL </text:span><text:a xlink:type="simple" xlink:href="http://www.gnu.org/licenses/fdl-1.3.html" text:style-name="Internet_20_link" text:visited-style-name="Visited_20_Internet_20_Link"><text:span text:style-name="T2">http://www.gnu.org/licenses/fdl-1.3.html</text:span></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text:span text:style-name="T2">http://it.wikipedia.org/wiki/Wikipedia:Testo_della_GNU_Free_Documentation_License/traduzione</text:span></text:a><text:span text:style-name="T2">.</text:span></text:p>
      <text:p text:style-name="P103"><text:span text:style-name="T512">LeenO è un fork derivato da Ultimus che fu ideato e scritto da</text:span> Bartolomeo Aimar.</text:p>
      <text:p text:style-name="P73">Tutti i marchi citati in questo documento sono dei legittimi proprietari.</text:p>
      <text:list xml:id="list215532441768482" text:continue-numbering="true" text:style-name="elenco-U">
        <text:list-item>
          <text:h text:style-name="P559" text:outline-level="3"><text:bookmark-start text:name="__RefHeading__7407_1364689504"/><text:bookmark-start text:name=" Scarico di Responsabilità"/>Scarico di Responsabilità e Avvertenze<text:bookmark-end text:name="__RefHeading__7407_1364689504"/><text:bookmark-end text:name=" Scarico di Responsabilità"/></text:h>
        </text:list-item>
      </text:list>
      <text:p text:style-name="P73">Come era scritto nel manuale d'uso e ripiegamento di un paracadute:</text:p>
      <text:p text:style-name="P76">“... non so cosa sia questo oggetto, nemmeno a cosa possa servire, ma nel caso ti venga in mente di usarlo come paracadute ti consiglio di seguire scrupolosamente le istruzioni contenute in questo manuale!”</text:p>
      <text:p text:style-name="P73">Lo stesso vale per <text:span text:style-name="T335">LeenO</text:span>. Non mi assumo alcuna responsabilità in merito agli usi propri o impropri che vorrai fare dell'insieme di macro contenute nella libreria <text:span text:style-name="T335">LeenO</text:span>, come non sono responsabile della possibile perdita dei tuoi dati.</text:p>
      <text:p text:style-name="P73">Qualsiasi applicativo, <text:span text:style-name="T538">che si tratti di Software Libero oppure no,</text:span> richiede <text:span text:style-name="T538">consapevolezza, quindi responsabilità personale</text:span>.</text:p>
      <table:table table:name="Tabella4" table:style-name="Tabella4">
        <table:table-column table:style-name="Tabella4.A"/>
        <table:table-column table:style-name="Tabella4.B"/>
        <table:table-row>
          <table:table-cell table:style-name="Tabella4.A1" office:value-type="string">
            <text:p text:style-name="P40">Attenzione</text:p>
            <text:p text:style-name="P40"><draw:frame draw:style-name="fr10" draw:name="immagini20" text:anchor-type="as-char" svg:y="-0.669cm" svg:width="1.094cm" svg:height="1.011cm" draw:z-index="40"><draw:image xlink:href="Pictures/10000201000000500000004A5C57FE847CB22350.png" xlink:type="simple" xlink:show="embed" xlink:actuate="onLoad" loext:mime-type="image/png"/></draw:frame></text:p>
          </table:table-cell>
          <table:table-cell table:style-name="Tabella4.B1" office:value-type="string">
            <text:p text:style-name="P255">I computi realizzati con le precedenti versioni possono non essere compatibili con le versioni <text:span text:style-name="T566">correnti</text:span> di LeenO.</text:p>
          </table:table-cell>
        </table:table-row>
      </table:table>
      <table:table table:name="Tabella67" table:style-name="Tabella67">
        <table:table-column table:style-name="Tabella67.A"/>
        <table:table-column table:style-name="Tabella67.B"/>
        <table:table-row>
          <table:table-cell table:style-name="Tabella67.A1" office:value-type="string">
            <text:p text:style-name="P39">Attenzione</text:p>
            <text:p text:style-name="P39"><draw:frame draw:style-name="fr10" draw:name="Immagine7" text:anchor-type="as-char" svg:y="-0.669cm" svg:width="1.094cm" svg:height="1.011cm" draw:z-index="41"><draw:image xlink:href="Pictures/10000201000000500000004A5C57FE847CB22350.png" xlink:type="simple" xlink:show="embed" xlink:actuate="onLoad" loext:mime-type="image/png"/></draw:frame></text:p>
          </table:table-cell>
          <table:table-cell table:style-name="Tabella67.B1" office:value-type="string">
            <text:p text:style-name="P255">I<text:span text:style-name="T533">l presente manuale è in costante revisione e aggiornamento. Per questo motivo può essere disallineato dalla versione del software che accompagna.</text:span></text:p>
          </table:table-cell>
        </table:table-row>
      </table:table>
      <table:table table:name="Tabella9" table:style-name="Tabella9">
        <table:table-column table:style-name="Tabella9.A"/>
        <table:table-column table:style-name="Tabella9.B"/>
        <table:table-row>
          <table:table-cell table:style-name="Tabella9.A1" office:value-type="string">
            <text:p text:style-name="P52">Note</text:p>
          </table:table-cell>
          <table:table-cell table:style-name="Tabella9.B1" office:value-type="string">
            <text:p text:style-name="P276">LeenO non ha l<text:span text:style-name="T673">'ambizione</text:span> di presentarsi come un ottimo <text:span text:style-name="T673">software</text:span> e certamente non sarà mai una <text:span text:style-name="T389">killer app</text:span> (<text:a xlink:type="simple" xlink:href="http://bit.ly/2bNDnL8" text:style-name="Internet_20_link" text:visited-style-name="Visited_20_Internet_20_Link">http://bit.ly/2bNDnL8</text:a>), ma ritengo <text:span text:style-name="T673">un eccellente</text:span> compromesso sopporta<text:span text:style-name="T673">re alcuni disagi derivanti dal suo uso in cambio della </text:span>libertà di <text:span text:style-name="T673">poter condividere sia il programma che qualsiasi lavoro prodotto con esso senza alcuna limitazione legale o tecnica.</text:span></text:p>
          </table:table-cell>
        </table:table-row>
      </table:table>
      <text:list xml:id="list215531978415476" text:continue-numbering="true" text:style-name="elenco-U">
        <text:list-item>
          <text:h text:style-name="P561" text:outline-level="3"><text:bookmark-start text:name="__RefHeading__17773_1192499583"/>Contatti<text:bookmark-end text:name="__RefHeading__17773_1192499583"/></text:h>
        </text:list-item>
      </text:list>
      <text:p text:style-name="P73"><text:span text:style-name="T335">LeenO</text:span> - <text:a xlink:type="simple" xlink:href="http://www.ultimus.it/" text:style-name="Internet_20_link" text:visited-style-name="Visited_20_Internet_20_Link">leeno.org</text:a> - <text:a xlink:type="simple" xlink:href="mailto:supporto@leeno.org" text:style-name="Internet_20_link" text:visited-style-name="Visited_20_Internet_20_Link">supporto@leeno.org</text:a></text:p>
      <text:p text:style-name="P73">Giuseppe Vizziello</text:p>
      <text:p text:style-name="P73"><text:span text:style-name="T539">mob</text:span>: 328/2009610</text:p>
      <text:p text:style-name="P73">fax: 178/2717065</text:p>
      <text:p text:style-name="P73">skype: giuserpe</text:p>
      <text:p text:style-name="P73"/>
      <text:p text:style-name="P110">Attraverso il sito è possibile accedere ai social dedicati.</text:p>
      <text:list xml:id="list215532787892447" text:continue-numbering="true" text:style-name="elenco-U">
        <text:list-item>
          <text:h text:style-name="P559" text:outline-level="3"><text:bookmark-start text:name="__RefHeading__17775_1192499583"/><text:soft-page-break/><text:span text:style-name="T387">L</text:span> staff<text:bookmark-end text:name="__RefHeading__17775_1192499583"/></text:h>
        </text:list-item>
      </text:list>
      <text:p text:style-name="P73">mrjive (Davide Pesenti<text:span text:style-name="T534">) webmaster</text:span>, giuSerpe (Giuseppe Vizziello) <text:span text:style-name="T531">sviluppo</text:span>.</text:p>
      <text:p text:style-name="P72"/>
      <text:list xml:id="list215532189126688" text:continue-numbering="true" text:style-name="elenco-U">
        <text:list-item>
          <text:h text:style-name="P582"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259">Numero</text:p>
          </table:table-cell>
          <table:table-cell table:style-name="Tabella45.A1" office:value-type="string">
            <text:p text:style-name="P259">Data</text:p>
          </table:table-cell>
          <table:table-cell table:style-name="Tabella45.A1" office:value-type="string">
            <text:p text:style-name="P259">Descrizione</text:p>
          </table:table-cell>
          <table:table-cell table:style-name="Tabella45.D1" office:value-type="string">
            <text:p text:style-name="P259">Nome</text:p>
          </table:table-cell>
        </table:table-row>
        <table:table-row>
          <table:table-cell table:style-name="Tabella45.A2" office:value-type="string">
            <text:p text:style-name="P285">3.<text:span text:style-name="T388">8</text:span>.xx-rev.1.<text:span text:style-name="T388">1</text:span></text:p>
          </table:table-cell>
          <table:table-cell table:style-name="Tabella45.A2" office:value-type="string">
            <text:p text:style-name="P259">Novembre 2013</text:p>
          </table:table-cell>
          <table:table-cell table:style-name="Tabella45.A2" office:value-type="string">
            <text:p text:style-name="P263">Aggiunto par. “Prezzari in più capitoli”</text:p>
          </table:table-cell>
          <table:table-cell table:style-name="Tabella45.D2" office:value-type="string">
            <text:p text:style-name="P259">G. V.</text:p>
          </table:table-cell>
        </table:table-row>
        <table:table-row>
          <table:table-cell table:style-name="Tabella45.A2" office:value-type="string">
            <text:p text:style-name="P286">3.9.xx-rev.1.2</text:p>
          </table:table-cell>
          <table:table-cell table:style-name="Tabella45.A2" office:value-type="string">
            <text:p text:style-name="P264">Marzo 2014</text:p>
          </table:table-cell>
          <table:table-cell table:style-name="Tabella45.A2" office:value-type="string">
            <text:p text:style-name="P263"/>
          </table:table-cell>
          <table:table-cell table:style-name="Tabella45.D2" office:value-type="string">
            <text:p text:style-name="P264"/>
          </table:table-cell>
        </table:table-row>
        <table:table-row>
          <table:table-cell table:style-name="Tabella45.A2" office:value-type="string">
            <text:p text:style-name="P287"><text:span text:style-name="T513">3.11.xx-</text:span>rev.1.<text:span text:style-name="T504">3</text:span></text:p>
          </table:table-cell>
          <table:table-cell table:style-name="Tabella45.A2" office:value-type="string">
            <text:p text:style-name="P265"><text:span text:style-name="T513">Maggio</text:span> 2015</text:p>
          </table:table-cell>
          <table:table-cell table:style-name="Tabella45.A2" office:value-type="string">
            <text:p text:style-name="P263"/>
          </table:table-cell>
          <table:table-cell table:style-name="Tabella45.D2" office:value-type="string">
            <text:p text:style-name="P264"/>
          </table:table-cell>
        </table:table-row>
        <table:table-row>
          <table:table-cell table:style-name="Tabella45.A2" office:value-type="string">
            <text:p text:style-name="P288">3.12.0-rev.1.4</text:p>
          </table:table-cell>
          <table:table-cell table:style-name="Tabella45.A2" office:value-type="string">
            <text:p text:style-name="P266">Novembre 2015</text:p>
          </table:table-cell>
          <table:table-cell table:style-name="Tabella45.A2" office:value-type="string">
            <text:p text:style-name="P263"/>
          </table:table-cell>
          <table:table-cell table:style-name="Tabella45.D2" office:value-type="string">
            <text:p text:style-name="P264"/>
          </table:table-cell>
        </table:table-row>
        <table:table-row>
          <table:table-cell table:style-name="Tabella45.A2" office:value-type="string">
            <text:p text:style-name="P289">3.13.xx-rev1.5</text:p>
          </table:table-cell>
          <table:table-cell table:style-name="Tabella45.A2" office:value-type="string">
            <text:p text:style-name="P267">Febbraio 2016</text:p>
          </table:table-cell>
          <table:table-cell table:style-name="Tabella45.A2" office:value-type="string">
            <text:p text:style-name="P263"/>
          </table:table-cell>
          <table:table-cell table:style-name="Tabella45.D2" office:value-type="string">
            <text:p text:style-name="P264"/>
          </table:table-cell>
        </table:table-row>
      </table:table>
      <text:list xml:id="list215532221868361" text:continue-numbering="true" text:style-name="elenco-U">
        <text:list-item>
          <text:h text:style-name="P582" text:outline-level="3"><text:bookmark-start text:name="__RefHeading__7409_1364689504"/>Crediti<text:bookmark-end text:name="__RefHeading__7409_1364689504"/></text:h>
        </text:list-item>
      </text:list>
      <text:p text:style-name="P73">Difficile citare e ringraziare tutti, perché ho usato ampiamente la tecnica del copia/incolla, perdendo spesso per strada gli autori del codice originale.</text:p>
      <text:p text:style-name="P73">Ma, al di là del codice, ringrazio innanzi tutto Carla Alessandria, che ha creduto in <text:span text:style-name="T362">Ultimus</text:span> (e in me) quando tutti - ad ogni clang del PC – si mettevano a ridere dicendo <text:span text:style-name="T389">“...ma perché non usate Primus?”</text:span></text:p>
      <text:p text:style-name="P73">Poi viene Paolo Mantovani, profondo conoscitore di OpenOffice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73">Lido Bernardini ha messo insieme, di sua propria e autonoma mano, molte parti del codice di <text:span text:style-name="T335">LeenO</text:span> (quelle migliori). Gli dovrei una intera cassa di birra...</text:p>
      <text:p text:style-name="P73">Un ringraziamento a tutta la lista dev@it.OpenOffice, che mi ha sopportato ed aiutato... in particolare ad Antonello Cerrato, Emanuele (emanuele54@interfree.it), Fabio Fiorentini, Marco Caresia, Michele Zarri,... (chi ho dimenticato?)</text:p>
      <text:p text:style-name="P73">Mrjive (al secolo Davide Pesenti) ha messo a disposizione lo spazio sul suo server e, insieme a giuSerpe (Giuseppe Vizziello), sta brigando con script, grep, e altri ammennicoli per rendere disponibili in <text:span text:style-name="T335">LeenO</text:span> altri Prezzari regionali.</text:p>
      <text:p text:style-name="P73">Ma in particolare voglio ringraziare Giuseppe Vizziello (noto come giuSerpe), lo zoccolo duro dello staff, che si è occupato (e spero continui a farlo) di testare <text:span text:style-name="T363">Ultimus</text:span> in condizioni estreme su computi reali (sempre da consegnare con urgenza)... e su Contabilità complicate. Di questo aiuto gli sono molto grato.</text:p>
      <text:p text:style-name="P73">A Laurent Godard ho plagiato un po' di codice ed ho fatto tesoro dei suoi consigli.</text:p>
      <text:p text:style-name="P73">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80"/>
          </table:table-cell>
          <table:table-cell table:style-name="Tabella71.A1" office:value-type="string">
            <text:p text:style-name="P158">Bart Aimar</text:p>
          </table:table-cell>
        </table:table-row>
      </table:table>
      <text:p text:style-name="P73"/>
      <text:p text:style-name="P73">Ho assunto l'impegno di mantenere vivo il progetto di <text:span text:style-name="T335">LeenO </text:span><text:span text:style-name="T364">(già Ultimus)</text:span> a seguito della scomparsa di Bart, avvenuta il 28 settembre 2013, per espressa sua volontà, ma l'avrei fatto comunque. Bart, fino alla fine, mi ha trasmesso “l'urgenza” di lavorare per <text:span text:style-name="T335">LeenO</text:span> e con <text:span text:style-name="T335">LeenO</text:span>. Produrre qualcosa che sia davvero utile a molti dà soddisfazione, e questo ci rende vivi.</text:p>
      <text:p text:style-name="P73">Oltre che associarmi ai <text:span text:style-name="T402">suoi </text:span>ringraziamenti, anche io sento il bisogno di ringraziare:</text:p>
      <text:p text:style-name="P73">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73">Davide Pesenti per il grosso supporto tecnico e logistico oltre che amichevole: è lui che si occupa del sito Internet e di incitarmi continuamente a proseguire.</text:p>
      <text:p text:style-name="P81">Alber<text:span text:style-name="T700">t</text:span>o Vallortigara <text:span text:style-name="T402">per la sua preziosissima disponibilità a </text:span>testare LeenO tempestivamente ad ogni nightly build e <text:span text:style-name="T402">per </text:span>suggerir<text:span text:style-name="T402">mi</text:span> <text:span text:style-name="T403">pratiche soluzioni</text:span>.</text:p>
      <text:p text:style-name="P73">Chiunque, direttamente o indirettamente, riesca a partecipare al progetto <text:span text:style-name="T335">LeenO</text:span>.</text:p>
      <text:p text:style-name="P73">Bart (Bartolomeo Aimar) perché ha prodotto un gran lavoro e perché, fino all'ultimo, ha creduto nel suo progetto.</text:p>
      <text:p text:style-name="P73">Lo ringrazio per avermi <text:span text:style-name="T435">preparato</text:span> a tutto questo.</text:p>
      <table:table table:name="Tabella37" table:style-name="Tabella37">
        <table:table-column table:style-name="Tabella37.A"/>
        <table:table-column table:style-name="Tabella37.B"/>
        <table:table-row>
          <table:table-cell table:style-name="Tabella37.A1" office:value-type="string">
            <text:p text:style-name="P80"/>
          </table:table-cell>
          <table:table-cell table:style-name="Tabella37.A1" office:value-type="string">
            <text:p text:style-name="P159">Giuseppe Vizziello</text:p>
          </table:table-cell>
        </table:table-row>
      </table:table>
      <text:list xml:id="list215532948973124" text:continue-numbering="true" text:style-name="elenco-U">
        <text:list-item>
          <text:h text:style-name="P582" text:outline-level="3"><text:bookmark-start text:name="__RefHeading__7411_1364689504"/>Premessa<text:bookmark-end text:name="__RefHeading__7411_1364689504"/></text:h>
        </text:list-item>
      </text:list>
      <text:p text:style-name="P143">Questo è un manuale d'us<text:span text:style-name="T643">o e, se è vostra intenzione leggerlo tutto, talvolta potrete riscontrare delle ripetizioni. Consideratele fisiologiche: il proposito è proprio quello di renderlo il più chiaro possibile a chi, invece, preferisce consultare solo le porzioni che ritiene di volta in volta più interessanti.</text:span></text:p>
      <text:p text:style-name="P124">Se ci sono parti poco chiare oppure obsolete fatemelo sapere.</text:p>
      <text:p text:style-name="P73"><text:span text:style-name="T335">LeenO</text:span> non è del tutto nuovo ma si tratta di un porting di tabelle Excel assistite da macro che, in passato, abbiamo ampiamente utilizzato per la stesura di computi metrici.</text:p>
      <text:p text:style-name="P73">Quando <text:span text:style-name="T567">tutto </text:span>è cominciat<text:span text:style-name="T567">o</text:span> c'era StarOffice 5.2 con il suo Basic incerto. Per questo ripiegai su Excel; poi, nel corso degli anni, sono state aggiunte man mano macro ed accrocchi vari, fino ad arrivare al vero salto qualitativo: la “traduzione” in StarBasic.</text:p>
      <text:p text:style-name="P73">Su quelle tabelle assistite abbiamo comunque redatto molti computi metrici per opere di restauro complesse, per differenti amministrazioni e divers<text:span text:style-name="T535">i</text:span>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73">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73">Il codice <text:span text:style-name="T536">dell'applicativo non è così</text:span> elegante, ma conto sulla vostra collaborazione per migliorarlo. <text:span text:style-name="T536">Intanto una porzione di questo è stata tradotta in Python, e ciò gli impone un ordine rigido nella sua struttura che lo rende molto più facile da comprendere a chi volesse dargli uno sguardo. Cosa non altrettanto facile per la parte scritta in StarBasic che, invece, risulta un po' disordinata.</text:span></text:p>
      <text:p text:style-name="P73"><text:span text:style-name="T335">LeenO</text:span> <text:span text:style-name="T536">ormai funziona </text:span>egregiamente, ma siccome “<text:span text:style-name="T389">ogni scarrafone è bello a mamma sua</text:span>” vorrei conoscere le vostre impressioni!</text:p>
      <text:p text:style-name="P73">Fatemi sapere.</text:p>
      <table:table table:name="Tabella46" table:style-name="Tabella46">
        <table:table-column table:style-name="Tabella46.A"/>
        <table:table-column table:style-name="Tabella46.B"/>
        <table:table-row table:style-name="Tabella46.1">
          <table:table-cell table:style-name="Tabella46.A1" office:value-type="string">
            <text:p text:style-name="P49">Note</text:p>
          </table:table-cell>
          <table:table-cell table:style-name="Tabella46.B1" office:value-type="string">
            <text:p text:style-name="P255">LeenO richiede una versione di LibreOffice pari o superiore alla 3.0.0. La versione corrente è testata su LibreOffice 5.0.4.</text:p>
            <text:p text:style-name="P268">Da qualche versione in qua Apache OpenOffice ha perso colpi, oltre a non essere <text:span text:style-name="T567">più </text:span>così open come converrebbe. La toolbar di LeenO non è visualizzabile e la tabella del <text:span text:style-name="fogli">COMPUTO</text:span> non è riconosciuta. Problemi risolvibili, ma devo dare precedenza ad altro, per cui, se avete necessità di utilizzare le funzioni disponibili con LeenO, prende<text:span text:style-name="T545">t</text:span>e in seria considerazione il passaggio a LibreOffice, <text:span text:style-name="T546">di fatto </text:span>la migliore suite per ufficio Libera e Open Source sul mercato.</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50">Attenzione</text:p>
            <text:p text:style-name="P261"><draw:frame draw:style-name="fr10" draw:name="immagini31" text:anchor-type="as-char" svg:y="-0.669cm" svg:width="1.094cm" svg:height="1.011cm" draw:z-index="42"><draw:image xlink:href="Pictures/10000201000000500000004A5C57FE847CB22350.png" xlink:type="simple" xlink:show="embed" xlink:actuate="onLoad" loext:mime-type="image/png"/></draw:frame></text:p>
          </table:table-cell>
          <table:table-cell table:style-name="Tabella49.B1" office:value-type="string">
            <text:p text:style-name="P255">Se non avete mai usato LibreOffice, vi consiglio, prima ancora di installare LeenO, di <text:span text:style-name="T536">prendere dimestichezza</text:span> con <text:span text:style-name="T537">il modulo Calc e </text:span>le <text:span text:style-name="T514">sue </text:span>tabelle.</text:p>
            <text:p text:style-name="P274">Per una migliore fruizione di questo manuale, è consigliabile la sua consultazione cercando riscontro immediato con un file di esempio.</text:p>
          </table:table-cell>
        </table:table-row>
      </table:table>
      <text:p text:style-name="P130">Il <text:span text:style-name="T389">MANUALE_</text:span><text:span text:style-name="T393">LeenO.</text:span><text:span text:style-name="T394">PDF</text:span><text:span text:style-name="T435"> </text:span><text:span text:style-name="T440">è pubblicato assieme a LeenO ed è consultabile dalla voce di menù </text:span><text:span text:style-name="menu"><text:span text:style-name="T590">LeenO&gt;Manuale...</text:span></text:span></text:p>
      <text:list xml:id="list215531654495942" text:continue-numbering="true" text:style-name="elenco-U">
        <text:list-item>
          <text:h text:style-name="P582" text:outline-level="3"><text:bookmark-start text:name="__RefHeading__7413_1364689504"/>Glossario e Convenzioni<text:bookmark-end text:name="__RefHeading__7413_1364689504"/></text:h>
        </text:list-item>
      </text:list>
      <text:p text:style-name="P73">L'uso di un font, rispetto ad un altro, individua nomi di elementi di diversa natura.</text:p>
      <text:p text:style-name="P73"/>
      <table:table table:name="Tabella29" table:style-name="Tabella29">
        <table:table-column table:style-name="Tabella29.A"/>
        <table:table-column table:style-name="Tabella29.B"/>
        <table:table-row>
          <table:table-cell table:style-name="Tabella29.A1" office:value-type="string">
            <text:p text:style-name="P31">Esempio di carattere tipografico</text:p>
          </table:table-cell>
          <table:table-cell table:style-name="Tabella29.B1" office:value-type="string">
            <text:p text:style-name="P80">Significato</text:p>
          </table:table-cell>
        </table:table-row>
        <table:table-row>
          <table:table-cell table:style-name="Tabella29.A6" office:value-type="string">
            <text:p text:style-name="P26"><text:span text:style-name="colonne"><text:span text:style-name="T15">AB</text:span></text:span><text:span text:style-name="T15">, </text:span><text:span text:style-name="colonne"><text:span text:style-name="T15">192</text:span></text:span><text:span text:style-name="T15">, </text:span><text:span text:style-name="colonne"><text:span text:style-name="T14">S1.H318</text:span></text:span></text:p>
          </table:table-cell>
          <table:table-cell table:style-name="Tabella29.B6" office:value-type="string">
            <text:p text:style-name="P82">Nomi di colonne, <text:span text:style-name="T635">di righe </text:span>o <text:span text:style-name="T635">di </text:span>celle</text:p>
          </table:table-cell>
        </table:table-row>
        <table:table-row>
          <table:table-cell table:style-name="Tabella29.A6" office:value-type="string">
            <text:p text:style-name="P220"><text:span text:style-name="menu"><text:span text:style-name="T266">Viste</text:span></text:span></text:p>
          </table:table-cell>
          <table:table-cell table:style-name="Tabella29.B6" office:value-type="string">
            <text:p text:style-name="P73">Nomi di menù a tendina,<text:span text:style-name="T636"> di dialogo</text:span> o scorciatoia da tastiera</text:p>
          </table:table-cell>
        </table:table-row>
        <table:table-row>
          <table:table-cell table:style-name="Tabella29.A6" office:value-type="string">
            <text:p text:style-name="P219"><text:span text:style-name="menu"><text:span text:style-name="T265">[Riordina voci]</text:span></text:span></text:p>
          </table:table-cell>
          <table:table-cell table:style-name="Tabella29.B6" office:value-type="string">
            <text:p text:style-name="P73">Nome di menù a pulsante</text:p>
          </table:table-cell>
        </table:table-row>
        <table:table-row>
          <table:table-cell table:style-name="Tabella29.A6" office:value-type="string">
            <text:p text:style-name="P27"><text:span text:style-name="fogli"><text:span text:style-name="T2">COMPUTO</text:span></text:span></text:p>
          </table:table-cell>
          <table:table-cell table:style-name="Tabella29.B6" office:value-type="string">
            <text:p text:style-name="P73">Nome dei foglio o di tabella</text:p>
          </table:table-cell>
        </table:table-row>
        <table:table-row>
          <table:table-cell table:style-name="Tabella29.A6" office:value-type="string">
            <text:p text:style-name="P28">file.ods, 18</text:p>
          </table:table-cell>
          <table:table-cell table:style-name="Tabella29.B6" office:value-type="string">
            <text:p text:style-name="P73">Nomi di file, valore di variabile</text:p>
          </table:table-cell>
        </table:table-row>
      </table:table>
      <text:p text:style-name="P73"/>
      <text:p text:style-name="P5">In questo manuale d'uso:</text:p>
      <text:list xml:id="list1492513676" text:style-name="L1">
        <text:list-item>
          <text:p text:style-name="P429">GUI sta per Graphic User Interface, ovvero l'interfaccia grafica standard di <text:span text:style-name="T514">Libre</text:span>Office.</text:p>
        </text:list-item>
        <text:list-item>
          <text:p text:style-name="P487"><text:span text:style-name="T2">Per </text:span><text:span text:style-name="T24">codice</text:span><text:span text:style-name="T2"> </text:span><text:span text:style-name="T155">(scritto in corsivo) </text:span><text:span text:style-name="T2">si intende il testo scritto in linguaggio di programmazione LibreOffice Basic </text:span><text:span text:style-name="T156">o Python </text:span><text:span text:style-name="T2">utilizzato per la creazione de</text:span><text:span text:style-name="T142">i comandi</text:span><text:span text:style-name="T2"> di </text:span><text:span text:style-name="T336">LeenO</text:span><text:span text:style-name="T2"> distribuit</text:span><text:span text:style-name="T142">i</text:span><text:span text:style-name="T2"> sotto forma di “estensione” come unico file, preso dal sito </text:span><text:a xlink:type="simple" xlink:href="http://www.ultimus.it/" text:style-name="Internet_20_link" text:visited-style-name="Visited_20_Internet_20_Link"><text:span text:style-name="T2">l</text:span></text:a><text:a xlink:type="simple" xlink:href="http://www.ultimus.it/" text:style-name="Internet_20_link" text:visited-style-name="Visited_20_Internet_20_Link"><text:span text:style-name="T2">eeno.org</text:span></text:a><text:span text:style-name="T2">, con </text:span><text:span text:style-name="T142">un </text:span><text:span text:style-name="T2">nome del tipo </text:span><text:span text:style-name="T337">LeenO</text:span><text:span text:style-name="T24">-x.x.xx.oxt</text:span><text:span text:style-name="T2"><text:note text:id="ftn1" text:note-class="footnote"><text:note-citation>1</text:note-citation><text:note-body><text:p text:style-name="P54">Talvolta <text:span text:style-name="T516">il file da installare porta un nome del tipo </text:span><text:span text:style-name="T380">LeenO</text:span><text:span text:style-name="T389">-x.x.xx-</text:span><text:span text:style-name="T392">timestamp</text:span><text:span text:style-name="T389">.oxt</text:span> in cui timestamp <text:span text:style-name="T516">indica la data e l'ora del rilascio.</text:span></text:p></text:note-body></text:note></text:span><text:span text:style-name="T2">.</text:span></text:p>
        </text:list-item>
        <text:list-item>
          <text:p text:style-name="P429">Per template di <text:span text:style-name="T335">LeenO</text:span> <text:span text:style-name="T435">si intende il file </text:span><text:span text:style-name="T436">OTS a </text:span><text:span text:style-name="T437">cui </text:span><text:span text:style-name="T436">LeenO fa riferimento per creare un nuovo lavoro che sia un computo metrico o un listino/prezzario</text:span>.</text:p>
        </text:list-item>
        <text:list-item>
          <text:p text:style-name="P488"><text:span text:style-name="T2">DCC o Documento di </text:span><text:span text:style-name="T138">Computo</text:span><text:span text:style-name="T2"> </text:span><text:span text:style-name="T138">o Contabilità </text:span><text:span text:style-name="T2">Corrente: Si tratta del documento su cui </text:span><text:span text:style-name="T155">si sta </text:span><text:span text:style-name="T2">lavorando. Vedi: </text:span><text:a xlink:type="simple" xlink:href="#DCC" text:style-name="Internet_20_link" text:visited-style-name="Visited_20_Internet_20_Link"><text:span text:style-name="T2">DCC</text:span></text:a></text:p>
        </text:list-item>
        <text:list-item>
          <text:p text:style-name="P429">Per “codice” (<text:span text:style-name="T514">scritto </text:span>senza alcuna formattazione del testo) si intende una stringa alfanumerica che individua univocamente una voce di elenco prezzi completa di descrizione della lavorazione, unità di misura, prezzo unitario ed incidenze percentuali.</text:p>
        </text:list-item>
        <text:list-item>
          <text:p text:style-name="P429">Per “voce” intendo sempre il singolo record (in analogia con un record di database).</text:p>
          <text:p text:style-name="P429">Avremo pertanto:</text:p>
        </text:list-item>
        <text:list-item>
          <text:p text:style-name="P555">“voci di Elenco prezzi”, sistemate su una sola riga</text:p>
        </text:list-item>
        <text:list-item>
          <text:p text:style-name="P555">“voci di Analisi”, organizzate su più righe</text:p>
        </text:list-item>
        <text:list-item>
          <text:p text:style-name="P555">“voci di Computo”, organizzate su più righe</text:p>
        </text:list-item>
        <text:list-item>
          <text:p text:style-name="P555">e così via...</text:p>
        </text:list-item>
        <text:list-item>
          <text:p text:style-name="P429">Per “componente” si intende una <text:span text:style-name="T514">delle righe di misurazione che</text:span> compongo <text:span text:style-name="T516">la</text:span> voce <text:span text:style-name="T516">di computo o libretto </text:span>che <text:span text:style-name="T516">costituiscono</text:span> le diverse quantità di dettaglio. Oppure componenti di una voce di Analisi che sono <text:span text:style-name="T516">le quantità ed </text:span>i prezzi elementari <text:span text:style-name="T516">dell</text:span>e lavorazioni che formano il nuovo prezzo.</text:p>
        </text:list-item>
        <text:list-item>
          <text:p text:style-name="P429">Lavorazione, Prezzo (o Prezzo Elementare): <text:span text:style-name="T516">v</text:span>engono così genericamente definite le Voci di Elenco prezzi.</text:p>
        </text:list-item>
        <text:list-item>
          <text:p text:style-name="P429">Per “header”si intende “Riga Intestazioni di pagina”. Per “footer” si intende “piè di pagina”.</text:p>
        </text:list-item>
        <text:list-item>
          <text:p text:style-name="P429">L'abbreviazione <text:span text:style-name="T505">OOo</text:span> sta per OpenOffice.<text:span text:style-name="T505">org</text:span> (suite per ufficio Open Source e multipiattaforma resa <text:span text:style-name="T520">libera </text:span>dalla SUN Microsystem, poi di Oracle, ora di Apache - <text:span text:style-name="T505">AOO</text:span>).</text:p>
        </text:list-item>
        <text:list-item>
          <text:p text:style-name="P429">L'abbreviazione LO sta per LibreOffice<text:span text:style-name="T505"> </text:span>che tendiamo a preferire perché <text:span text:style-name="T538">sviluppato e sostenuto da </text:span><text:a xlink:type="simple" xlink:href="https://www.documentfoundation.org/" text:style-name="Internet_20_link" text:visited-style-name="Visited_20_Internet_20_Link"><text:span text:style-name="T538">The Document Foundation</text:span></text:a><text:span text:style-name="T538"> – fondazione </text:span>indipendente <text:span text:style-name="T538">gestita dagli utenti di LibreOffice</text:span>.</text:p>
        </text:list-item>
        <text:list-item>
          <text:p text:style-name="P430">Si citano indifferentemente LibreOffice o OpenOffice, in quanto l'estensione <text:span text:style-name="T335">LeenO</text:span> <text:span text:style-name="T530">era </text:span>utilizzabile sia con LibreOffice che con OpenOffice, sotto Windows, Mac OS X o GNU/Linux. <text:span text:style-name="T505">Purtroppo </text:span><text:soft-page-break/><text:span text:style-name="T505">LeenO non è più testato con Apache OpenOffice e, per via del fisiologico divario che si va allargando dal fork di LibreOffice, la compatibilità con AOO è ormai persa.</text:span></text:p>
        </text:list-item>
      </text:list>
      <table:table table:name="Tabella7" table:style-name="Tabella7">
        <table:table-column table:style-name="Tabella7.A"/>
        <table:table-column table:style-name="Tabella7.B"/>
        <table:table-row>
          <table:table-cell table:style-name="Tabella7.A1" office:value-type="string">
            <text:p text:style-name="P42">Attenzione</text:p>
            <text:p text:style-name="P42"><draw:frame draw:style-name="fr10" draw:name="Immagine6" text:anchor-type="as-char" svg:y="-0.669cm" svg:width="1.094cm" svg:height="1.011cm" draw:z-index="43"><draw:image xlink:href="Pictures/10000201000000500000004A5C57FE847CB22350.png" xlink:type="simple" xlink:show="embed" xlink:actuate="onLoad" loext:mime-type="image/png"/></draw:frame></text:p>
          </table:table-cell>
          <table:table-cell table:style-name="Tabella7.B1" office:value-type="string">
            <text:p text:style-name="OOoTableText"><text:span text:style-name="T159">Proprio per problemi di incompatibilità crescente e perché il progetto Apache OpenOffice sembra abbandonato, </text:span><text:span text:style-name="T2">eventuali ricorrenze nella documentazione di LeenO d</text:span><text:span text:style-name="T159">e</text:span><text:span text:style-name="T2">i termini come </text:span><text:span text:style-name="Emphasis"><text:span text:style-name="T2">Apache OpenOffice</text:span></text:span><text:span text:style-name="T2"> e </text:span><text:span text:style-name="Emphasis"><text:span text:style-name="T2">OpenOffice.org</text:span></text:span><text:span text:style-name="T2"> costituiscono solo un retaggio.</text:span></text:p>
            <text:p text:style-name="P255"><text:span text:style-name="T416">LeenO è testato solamente con LibreOffice</text:span>.</text:p>
          </table:table-cell>
        </table:table-row>
      </table:table>
      <text:list xml:id="list215531929113648" text:continue-numbering="true" text:style-name="L1">
        <text:list-item>
          <text:p text:style-name="P431">Le aree colorate in lilla indicano le celle dove si devono immettere i dati. <text:span text:style-name="T390">(Figura 1)</text:span></text:p>
        </text:list-item>
      </text:list>
      <table:table table:name="Tabella48" table:style-name="Tabella48">
        <table:table-column table:style-name="Tabella48.A"/>
        <table:table-row>
          <table:table-cell table:style-name="Tabella48.A1" office:value-type="string">
            <text:p text:style-name="P61"><draw:frame draw:style-name="fr1" draw:name="Cornice4" text:anchor-type="as-char" svg:width="16.981cm" draw:z-index="44"><draw:text-box fo:min-height="2.819cm"><text:p text:style-name="Figura"><draw:frame draw:style-name="fr11" draw:name="Immagine4" text:anchor-type="as-char" svg:width="16.981cm" style:rel-width="100%" svg:height="2.819cm" style:rel-height="scale" draw:z-index="45"><draw:image xlink:href="Pictures/1000000000000599000000EE637CDBAEC0C45E0B.png" xlink:type="simple" xlink:show="embed" xlink:actuate="onLoad" loext:mime-type="image/png"/></draw:frame><text:line-break/>Figura <text:sequence text:ref-name="refFigura0" text:name="Figura" text:formula="ooow:Figura+1" style:num-format="1">1</text:sequence><text:s/>- <text:span text:style-name="T579">voce di computo metrico</text:span></text:p></draw:text-box></draw:frame></text:p>
          </table:table-cell>
        </table:table-row>
      </table:table>
      <text:h text:style-name="P317" text:outline-level="1"/>
      <text:list xml:id="list1915369727" text:style-name="Numbering_20_1">
        <text:list-item>
          <text:h text:style-name="P318" text:outline-level="1"><text:bookmark-start text:name="__RefHeading__20673_1854915992"/><text:span text:style-name="T2">CHE COSA E' </text:span><text:span text:style-name="T409">LeenO</text:span><text:bookmark-end text:name="__RefHeading__20673_1854915992"/></text:h>
        </text:list-item>
      </text:list>
      <text:list xml:id="list215532955714852" text:continue-list="list215531654495942" text:style-name="elenco-U">
        <text:list-item>
          <text:h text:style-name="P559" text:outline-level="3"><text:bookmark-start text:name="__RefHeading__20675_1854915992"/>Presentazione<text:bookmark-end text:name="__RefHeading__20675_1854915992"/></text:h>
        </text:list-item>
      </text:list>
      <text:p text:style-name="P105">LeenO è un applicativo per LibreOffice Calc, strutturato per la redazione di Computi Metrici e Contabilità tecnica di cantiere.</text:p>
      <text:p text:style-name="P73">Un tempo (era il secolo scorso) i computi metrici venivano fatti compilando un modulo <text:span text:style-name="T521">A3 prestampato</text:span>, composto da righe e colonne. L'elenco prezzi era un analogo modulo in formato A4.</text:p>
      <text:p text:style-name="P73">LeenO è esattamente la stessa cosa, ma su tabelle elettroniche <text:span text:style-name="T580">elazionate</text:span> fra loro.</text:p>
      <text:p text:style-name="P126"><text:span text:style-name="T506">Partendo dal menù </text:span><text:span text:style-name="menu"><text:span text:style-name="T506">LeenO&gt;Nuovo...&gt;Computo</text:span></text:span><text:span text:style-name="T506"> si ottiene un </text:span>file <text:span text:style-name="T506">che </text:span>contiene diverse tabelle (dette anche sheet<text:span text:style-name="T568">s</text:span>, tab<text:span text:style-name="T568">s</text:span>, fogli, ecc.) sulle quali viene strutturato il computo metrico (con allegati quali: elenco prezzi, analisi di prezzo e quant'altro utile) e la contabilità lavori. In sintesi LeenO è un <text:span text:style-name="T580">insieme di fogli di calcolo</text:span> arricchito da divers<text:span text:style-name="T516">i comandi</text:span> di automazione.</text:p>
      <text:p text:style-name="P160"><text:span text:style-name="T2">LeenO comprende anche una serie di utility che - a computo finito - serv</text:span><text:span text:style-name="T187">o</text:span><text:span text:style-name="T2">no a ripulire il </text:span><text:span text:style-name="T187">lavoro</text:span><text:span text:style-name="T2">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text:span><text:span text:style-name="T2"><text:note text:id="ftn2" text:note-class="footnote"><text:note-citation>2</text:note-citation><text:note-body><text:p text:style-name="P54"><text:span text:style-name="T569">U</text:span>na funzione <text:span text:style-name="menu"><text:span text:style-name="T570">(Ctrl TAB)</text:span></text:span>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116">LeenO viene distribuito come unico file con nome <text:span text:style-name="T416">LeenO.oxt</text:span>. Un file.ods di esempio rimane sul sito Internet <text:span text:style-name="T580">di riferimento, </text:span>nella sezione download.</text:p>
      <text:p text:style-name="P127">I lavori prodotti con LeenO rimangono liberi da LeenO <text:span text:style-name="T541">stesso </text:span>che non è necessario installare per accedere ai dati. <text:span text:style-name="T581">Il lavoro rimane modificabile anche ricorrendo ai comuni comandi di Calc.</text:span></text:p>
      <text:p text:style-name="P72">LeenO, che <text:span text:style-name="T581">eredita</text:span> da LibreOffice tutte le sue caratteristiche, ne completa l’offerta, proponendo all’ufficio tecnico un sistema integrato per la gestione <text:span text:style-name="T541">delle progettazioni e </text:span>degli appalti, a partire dalla <text:span text:style-name="T569">organizzazione</text:span> della documentazione a base di gara, anche con l’ausilio di Writer, fino alla gestione dell’appalto in fase di esecuzione dei lavori ed alla conclusione dell’opera. Lavorando in ambiente Calc, <text:span text:style-name="T541">LeenO</text:span> consente un'ampia manovrabilità e personalizzazione degli elaborati. </text:p>
      <text:p text:style-name="P125"><text:span text:style-name="T335">LeenO</text:span> non <text:span text:style-name="T518">lavora su</text:span> database ma su tabelle <text:span text:style-name="T541">di </text:span>Calc.</text:p>
      <text:p text:style-name="P73">Per computo metrico su DB ci sono altri progetti avviati:</text:p>
      <text:list xml:id="list4176001370" text:style-name="L2">
        <text:list-item>
          <text:p text:style-name="P489"><text:span text:style-name="T2">Fangus di Martello: </text:span><text:a xlink:type="simple" xlink:href="http://mio.discoremoto.alice.it/martellofiles" text:style-name="Internet_20_link" text:visited-style-name="Visited_20_Internet_20_Link"><text:span text:style-name="T2">http://mio.discoremoto.alice.it/martellofiles</text:span></text:a></text:p>
        </text:list-item>
        <text:list-item>
          <text:p text:style-name="P490"><text:span text:style-name="T2">Preventares di Davide Vescovini: </text:span><text:a xlink:type="simple" xlink:href="https://launchpad.net/preventares" text:style-name="Internet_20_link" text:visited-style-name="Visited_20_Internet_20_Link"><text:span text:style-name="T2">https://launchpad.net/preventares</text:span></text:a></text:p>
        </text:list-item>
        <text:list-item>
          <text:p text:style-name="P432">CompGos: <text:a xlink:type="simple" xlink:href="http://xoomer.virgilio.it/compgos/" text:style-name="Internet_20_link" text:visited-style-name="Visited_20_Internet_20_Link">http://xoomer.virgilio.it/compgos/</text:a></text:p>
        </text:list-item>
      </text:list>
      <text:list xml:id="list215532466469466" text:continue-list="list215532955714852" text:style-name="elenco-U">
        <text:list-item>
          <text:h text:style-name="P558" text:outline-level="3"><text:bookmark-start text:name="__RefHeading___Toc16486_1943282150"/><text:span text:style-name="T582">Per cosa starebbe </text:span><text:span text:style-name="T389">“LeenO”</text:span>?<text:bookmark-end text:name="__RefHeading___Toc16486_1943282150"/></text:h>
        </text:list-item>
      </text:list>
      <text:p text:style-name="P74">(<text:span text:style-name="T532">D</text:span>a un post su Google Plus: https://plus.google.com/+AlbertoVallortigara/posts/336uNTFg6hZ)</text:p>
      <text:p text:style-name="P78">LeenO sta per Lino (abbreviativo di Bartolomeo).</text:p>
      <text:p text:style-name="P78">Qualche tempo fa, sul canale IRC freenode.net/#libreoffice.it, si discuteva (Bart, mrjive ed io) cercando un nuovo nome per Ultimus. Siamo passati per 9vero (nòvero) che però si prestava a "non vero". Scherzando e ridendo abbiamo anche usato "Coso" :D.</text:p>
      <text:p text:style-name="P78">Alla fine ci siamo soffermati su LeenO, con L ed O maiuscole per richiamare LibreOffice, perché ha assonanza con Linux e perché era giusto che portasse il nome di Bart, anche se lui non ne è mai stato convinto.</text:p>
      <text:p text:style-name="P109"><text:span text:style-name="T389">Quando Bart se n'è andato ci siamo convinti, soprattutto perché, alla fine, ha pubblicato ufficialmente la sua estensione con questo nome: </text:span><text:a xlink:type="simple" xlink:href="http://extensions.libreoffice.org/extension-center/leeno-alias-ultimus" text:style-name="Internet_20_link" text:visited-style-name="Visited_20_Internet_20_Link"><text:span text:style-name="T389">http://extensions.libreoffice.org/extension-center/leeno-alias-ultimus</text:span></text:a></text:p>
      <text:p text:style-name="P78">Ci saremo anche abituati, ma "Ultimus" non si può proprio sentire. Richiama troppo la ACCA :D.</text:p>
      <text:p text:style-name="P78">Il nome Ultimus era stato scelto per gioco e non mi va che sia associato nemmeno per scherzo ad ACCA, che rispetto, ma con la quale Ultimus non ha niente a che vedere.</text:p>
      <text:p text:style-name="P78">Ultimus è Libero, come lo è sempre stato Bart fino alla fine ed oltre.</text:p>
      <text:p text:style-name="P78"><text:soft-page-break/>Sto conoscendo Bart mentre studio e modifico il suo codice. Mi piace anche pensare che continui a guidarmi, visto che tra le macro trovo suggerimenti che sembrano rivolti a me direttamente. Non mi aveva mai invitato a lavorare sul codice e nemmeno credo l'abbia fatto con altri, ma nel suo codice continuo a trovare commenti del genere: "Adesso accontentiamo giuserpe che non la vuole al fondo..." oppure: "Sub Inserisci_Utili_giuserpe ' MODIFICATA PER GIUSERPE…"</text:p>
      <text:p text:style-name="P78">Fino al momento in cui, cercando qualcosa di pronto che gestisse l'indice sul nuovo schema di prezzario ho trovato: "non so se é quello che cerchi ma io ci provo…".</text:p>
      <text:p text:style-name="P78">Non riesco a leggere quella riga senza emozionarmi.</text:p>
      <text:p text:style-name="P78">Mi piace pensare che Lino continui a guardarmi le spalle. Ecco, mi sono dilungato troppo. Non è da me :)﻿ </text:p>
      <text:list xml:id="list215531236640145" text:continue-numbering="true" text:style-name="elenco-U">
        <text:list-item>
          <text:h text:style-name="P558" text:outline-level="3"><text:bookmark-start text:name="__RefHeading__16247_539796941"/>Il Computo su formato OpenDocumentFile (ODF)<text:bookmark-end text:name="__RefHeading__16247_539796941"/></text:h>
        </text:list-item>
      </text:list>
      <text:p text:style-name="P100">LibreOffice genera e gestisce file in formato OpenDocument (ODF) che è un formato <text:span text:style-name="T542">s</text:span>tandard aperto ISO/IEC 26300:2006. LeenO, essendo un add-on per LibreOffice, aderisce perfettamente allo stesso standard.</text:p>
      <text:p text:style-name="P99">OpenDocument, come tale, garantisce interoperabilità senza barriere tecniche e legali anche tra sistemi operativi diversi, assicurando l<text:span text:style-name="T574">o</text:span> scambio dei dati corretto e sicuro oltre che l’accesso agli stessi a lungo termine. Le sue specifiche tecniche sono di pubblico dominio, per cui favorisce la concorrenza impedendo che dette specifiche siano detenute da un singolo produttore di software. </text:p>
      <text:list xml:id="list215531458416884" text:continue-numbering="true" text:style-name="elenco-U">
        <text:list-item>
          <text:h text:style-name="P559" text:outline-level="3"><text:bookmark-start text:name="__RefHeading__7419_1364689504"/>A chi è destinato<text:bookmark-end text:name="__RefHeading__7419_1364689504"/></text:h>
        </text:list-item>
      </text:list>
      <text:p text:style-name="P99">LeenO è destinato ad utenti di LibreOffice Calc che sanno come si fa un computo metrico e vogliono guadagnare velocità nella compilazione senza perdere margini di manovra e controllo dell'elaborato, preferendo, proprio per questo, l'utilizzo di fogli di calcolo.</text:p>
      <text:p text:style-name="P101">Il marketing insegna che un programma di computo più rigido incontra maggiori consensi e aiuta l'operatore meno esperto, ma chi <text:span text:style-name="T507">cerca un maggior </text:span>controllo <text:span text:style-name="T508">preferisce più </text:span>libertà! Per questo, con l'aiuto e la collaborazione di molti amici, ho “assemblato” questo applicativo...:-)</text:p>
      <text:p text:style-name="P73">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73">Il <text:span text:style-name="T389">codice</text:span> di <text:span text:style-name="T335">LeenO</text:span> è comunque aperto: nessuna protezione<text:note text:id="ftn3" text:note-class="footnote"><text:note-citation>3</text:note-citation><text:note-body><text:p text:style-name="P57"><text:span text:style-name="T2">In realtà il documento è protetto da alcune manipolazioni accidentali, ma non ci sono password. Dal menù: </text:span><text:span text:style-name="menu"><text:span text:style-name="T2">LeenO&gt;Ultilty&gt;Sproteggi tutto il doc (Ctrl+Maiusc+K)</text:span></text:span><text:span text:style-name="T2"> si libera l'intero documento dalla protezione. (Alla riapertura del </text:span><text:span text:style-name="T24">file.ods</text:span><text:span text:style-name="T2"> le protezioni verranno automaticamente </text:span><text:span text:style-name="T145">ripristinate</text:span><text:span text:style-name="T2">).</text:span></text:p></text:note-body></text:note> o password; l'utente ha il totale controllo della situazione.</text:p>
      <text:list xml:id="list215532154539223" text:continue-numbering="true" text:style-name="elenco-U">
        <text:list-item>
          <text:h text:style-name="P559" text:outline-level="3"><text:bookmark-start text:name="__RefHeading__20679_1854915992"/>Caratteristiche<text:bookmark-end text:name="__RefHeading__20679_1854915992"/></text:h>
        </text:list-item>
      </text:list>
      <text:list xml:id="list3726192055" text:style-name="L3">
        <text:list-item>
          <text:p text:style-name="P331">Possibilità di manipolazione dei documenti come una qualsivoglia tabella di calcolo, anche a <text:span text:style-name="T389">work in progress</text:span>, con l'ausilio dei soli comandi di Calc (i file prodotti con l'ausilio di LeenO rimangono consultabili e gestibili senza installare LeenO – <text:span text:style-name="T524">non dimentichiamo che stiamo trattando opendata</text:span>).</text:p>
        </text:list-item>
        <text:list-item>
          <text:p text:style-name="P491"><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433">Gli elaborati di base sono dinamicamente collegati ed interdipendenti.</text:p>
        </text:list-item>
        <text:list-item>
          <text:p text:style-name="P434"><text:span text:style-name="T547">Importazione/esportazione</text:span> voci di prezzario dal formato XML-SIX.</text:p>
        </text:list-item>
        <text:list-item>
          <text:p text:style-name="P435"><text:span text:style-name="T547">Importazione/esportazione </text:span>dei computi metrici dal formato XPWE.</text:p>
          <text:p text:style-name="P435"><text:span text:style-name="T583">In esportazione verso il formato XPWE, LeenO, a differenza di altri software, </text:span><text:span text:style-name="T419">conserva anche le incidenze di manodopera e sicurezza sulle voci di elenco prezzi</text:span><text:span text:style-name="T583">. Per questo motivo, il nome file generato assume la doppia estensione </text:span><text:span text:style-name="T419">.XLO</text:span><text:span text:style-name="T583">.XPWE che, di fatto, è un XPWE “ampliato”. Questa sua </text:span><text:soft-page-break/><text:span text:style-name="T583">capacità consente di esportare computi metrici che possono essere importati in coda ad altri computi esistenti, ottenendo così lavori più complessi.</text:span></text:p>
        </text:list-item>
        <text:list-item>
          <text:p text:style-name="P492"><text:span text:style-name="T2">Trasferimento di tutti i dati della voce individuata su </text:span><text:span text:style-name="T188">file di</text:span><text:span text:style-name="T2"> </text:span><text:span text:style-name="T47">Listino</text:span><text:span text:style-name="T2"> all'</text:span><text:span text:style-name="fogli"><text:span text:style-name="T2">Elenco prezzi</text:span></text:span><text:span text:style-name="T2"> (descrizione/i, prezzo, </text:span><text:span text:style-name="T144">codice, </text:span><text:span text:style-name="T410">incidenze manodopera e quota sicurezza</text:span><text:span text:style-name="T2">).</text:span></text:p>
        </text:list-item>
        <text:list-item>
          <text:p text:style-name="P436"><text:span text:style-name="T584">Possibilità di</text:span> usare, <text:span text:style-name="T584">per le veci di </text:span><text:span text:style-name="fogli"><text:span text:style-name="T584">Elenco prezzi</text:span></text:span><text:span text:style-name="T584">,</text:span> sia i codici originali del Prezzario di riferimento che codici alternativi definiti dall'utente <text:span text:style-name="T543">(conservando traccia della provenienza originaria)</text:span>.</text:p>
        </text:list-item>
        <text:list-item>
          <text:p text:style-name="P493"><text:span text:style-name="T189">In </text:span><text:span text:style-name="fogli"><text:span text:style-name="T52">COMPUTO</text:span></text:span>, <text:span text:style-name="fogli"><text:span text:style-name="T52">VARIANTE</text:span></text:span><text:span text:style-name="T353"> e </text:span><text:span text:style-name="fogli"><text:span text:style-name="T52">CONTABILITA</text:span></text:span><text:span text:style-name="T52"> possibilità di scelta </text:span><text:span text:style-name="T2">del codice prezzo </text:span><text:span text:style-name="T189">da un elenco di selezione,</text:span><text:span text:style-name="T2"> con completamento automatico delle specifiche della lavorazione. In alternativa selezione </text:span><text:span text:style-name="T144">diretta delle voci da</text:span><text:span text:style-name="T2">ll'</text:span><text:span text:style-name="fogli"><text:span text:style-name="T2">Elenco prezzi</text:span></text:span><text:span text:style-name="T2">.</text:span></text:p>
        </text:list-item>
        <text:list-item>
          <text:p text:style-name="P491"><text:span text:style-name="T2">Visualizzazioni preconfigurate delle colonne e </text:span><text:span text:style-name="T48">visualizzazione in struttura </text:span><text:span text:style-name="T2">dei dettagli in </text:span><text:span text:style-name="fogli"><text:span text:style-name="T49">COMPUTO</text:span></text:span><text:span text:style-name="T49"> </text:span><text:span text:style-name="T52">e </text:span><text:span text:style-name="fogli"><text:span text:style-name="T52">VARIANTE</text:span></text:span><text:span text:style-name="T2">.</text:span></text:p>
        </text:list-item>
        <text:list-item>
          <text:p text:style-name="P493"><text:span text:style-name="T2">Gestione </text:span><text:span text:style-name="T144">analitica </text:span><text:span text:style-name="T2">delle incidenze della manodopera a tutti i livelli (</text:span><text:span text:style-name="fogli"><text:span text:style-name="T2">Elenco prezzi</text:span></text:span><text:span text:style-name="T2">, </text:span><text:span text:style-name="fogli"><text:span text:style-name="T2">Analisi </text:span></text:span><text:span text:style-name="fogli"><text:span text:style-name="T189">di Prezzo</text:span></text:span><text:span text:style-name="T2">, </text:span><text:span text:style-name="fogli"><text:span text:style-name="T49">COMPUTO</text:span></text:span><text:span text:style-name="T49">, </text:span><text:span text:style-name="fogli"><text:span text:style-name="T52">VARIANTE</text:span></text:span><text:span text:style-name="T2"> e </text:span><text:span text:style-name="fogli"><text:span text:style-name="T2">CONTABILITA</text:span></text:span><text:span text:style-name="T2">).</text:span></text:p>
        </text:list-item>
        <text:list-item>
          <text:p text:style-name="P493"><text:span text:style-name="T2">Gestione </text:span><text:span text:style-name="T144">analitica </text:span><text:span text:style-name="T2">degli oneri di sicurezza a tutti i livelli (</text:span><text:span text:style-name="fogli"><text:span text:style-name="T2">Elenco prezzi</text:span></text:span><text:span text:style-name="T2">, </text:span><text:span text:style-name="fogli"><text:span text:style-name="T2">Analisi </text:span></text:span><text:span text:style-name="fogli"><text:span text:style-name="T189">di Prezzo</text:span></text:span><text:span text:style-name="T2">, </text:span><text:span text:style-name="fogli"><text:span text:style-name="T49">COMPUTO</text:span></text:span><text:span text:style-name="T49">, </text:span><text:span text:style-name="fogli"><text:span text:style-name="T52">VARIANTE</text:span></text:span><text:span text:style-name="T2"> e </text:span><text:span text:style-name="fogli"><text:span text:style-name="T2">CONTABILITA</text:span></text:span><text:span text:style-name="T2">).</text:span></text:p>
        </text:list-item>
        <text:list-item>
          <text:p text:style-name="P437"><text:span text:style-name="T414">Formazione di nuovi prezzi nel foglio di </text:span><text:span text:style-name="fogli"><text:span text:style-name="T414">Ana</text:span></text:span><text:span text:style-name="fogli">lisi di prezzo</text:span> <text:span text:style-name="T414">sulla base del modello di riferimento pubblicato da ANAC (ex AVCP).</text:span></text:p>
        </text:list-item>
        <text:list-item>
          <text:p text:style-name="P438"><text:span text:style-name="T519">Inserimento degli oneri di sicurezza afferenti l'Impresa</text:span><text:note text:id="ftn4" text:note-class="footnote"><text:note-citation>4</text:note-citation><text:note-body><text:p text:style-name="P54"><text:span text:style-name="T415">Questo dato è trattato come notizia e, perciò, non è coinvolto direttamente nella determinazione del prezzo di applicazione, ma viene annotato per poi poter essere trasferito in </text:span><text:span text:style-name="fogli"><text:span text:style-name="T415">Elenco Prezzi</text:span></text:span>.</text:p></text:note-body></text:note>.</text:p>
        </text:list-item>
        <text:list-item>
          <text:p text:style-name="P439">Possibilità di spostare <text:span text:style-name="T523">le intere v</text:span>oci di <text:span text:style-name="T543">computo</text:span> <text:span text:style-name="T543">n</text:span>ell'ambito dell'elaborato.</text:p>
        </text:list-item>
        <text:list-item>
          <text:p text:style-name="P442">Possibilità di spostare e/o copiare range di righe dell'ambito dell'elaborato.</text:p>
        </text:list-item>
        <text:list-item>
          <text:p text:style-name="P493"><text:span text:style-name="T2">Possibilità di esportare - come nuovo documento consolidato - qualsiasi tabella (</text:span><text:span text:style-name="fogli"><text:span text:style-name="T49">COMPUTO</text:span></text:span><text:span text:style-name="T49">,</text:span><text:span text:style-name="fogli"><text:span text:style-name="T49"> </text:span></text:span><text:span text:style-name="fogli"><text:span text:style-name="T52">VARIANTE</text:span></text:span><text:span text:style-name="T2">, </text:span><text:span text:style-name="fogli"><text:span text:style-name="T2">Analisi di Prezzo</text:span></text:span><text:span text:style-name="T2"> etc.).</text:span></text:p>
        </text:list-item>
        <text:list-item>
          <text:p text:style-name="P440"><text:span text:style-name="T519">F</text:span>iltri automatici per selezionare categorie di voci (compilando <text:span text:style-name="T523">celle opportune</text:span>).</text:p>
        </text:list-item>
        <text:list-item>
          <text:p text:style-name="P438"><text:span text:style-name="T523">Uso di f</text:span>iltri di ricerca.</text:p>
        </text:list-item>
        <text:list-item>
          <text:p text:style-name="P494"><text:span text:style-name="T2">Visualizzazione “abbreviata” (</text:span><text:span text:style-name="T158">o </text:span><text:span text:style-name="T2">troncata) delle descrizioni in </text:span><text:span text:style-name="fogli"><text:span text:style-name="T2">Elenchi prezzi</text:span></text:span><text:span text:style-name="T2">, in </text:span><text:span text:style-name="fogli"><text:span text:style-name="T49">COMPUTO</text:span></text:span><text:span text:style-name="T49">,</text:span><text:span text:style-name="fogli"><text:span text:style-name="T49"> </text:span></text:span><text:span text:style-name="fogli"><text:span text:style-name="T52">VARIANTE</text:span></text:span><text:span text:style-name="T2"> e nei prezzari.</text:span></text:p>
        </text:list-item>
        <text:list-item>
          <text:p text:style-name="P440">Possibilità di estrarre parti del computo (materiali, manodopera, categorie, etc) compilando <text:span text:style-name="T523">celle opportune.</text:span></text:p>
        </text:list-item>
        <text:list-item>
          <text:p text:style-name="P491"><text:span text:style-name="T2">Possibilità di riordinare le </text:span><text:span text:style-name="fogli"><text:span text:style-name="T2">Analisi di </text:span></text:span><text:span text:style-name="fogli"><text:span text:style-name="T190">P</text:span></text:span><text:span text:style-name="fogli"><text:span text:style-name="T2">rezzo</text:span></text:span><text:span text:style-name="T2"> secondo l'ordine alfabetico del codice-prezzo.</text:span></text:p>
        </text:list-item>
        <text:list-item>
          <text:p text:style-name="P441">Sezioni automatiche per <text:span text:style-name="T585">categorie</text:span> e sottoca<text:span text:style-name="T585">tegorie</text:span> <text:span text:style-name="T585">con</text:span> relativi subtotali <text:span text:style-name="T585">e riepilogo in coda a </text:span><text:span text:style-name="fogli"><text:span text:style-name="T571">COMPUTO</text:span></text:span><text:span text:style-name="T571"> e </text:span><text:span text:style-name="fogli"><text:span text:style-name="T572">VARIANTE</text:span></text:span>.</text:p>
        </text:list-item>
        <text:list-item>
          <text:p text:style-name="P491"><text:span text:style-name="T2">Possibilità di stralciare parti di </text:span><text:span text:style-name="fogli"><text:span text:style-name="T2">COMPUTO</text:span></text:span><text:span text:style-name="T2"> generando un documento nuovo e autonomo.</text:span></text:p>
        </text:list-item>
        <text:list-item>
          <text:p text:style-name="P438">Possibilità di accodare un computo parziale, integrandolo nel documento principale.</text:p>
        </text:list-item>
        <text:list-item>
          <text:p text:style-name="P491"><text:span text:style-name="T71">Possibilità di trasferire da un </text:span><text:span text:style-name="fogli"><text:span text:style-name="T71">COMPUTO</text:span></text:span><text:span text:style-name="T71"> all'altro una o più </text:span><text:span text:style-name="fogli"><text:span text:style-name="T71">Analisi di prezzo</text:span></text:span><text:span text:style-name="T71">.</text:span></text:p>
        </text:list-item>
        <text:list-item>
          <text:p text:style-name="P491"><text:span text:style-name="T2">Possibilità - in qualsiasi momento - di “ripulire” il </text:span><text:span text:style-name="T180">lavoro</text:span><text:span text:style-name="T2"> d</text:span><text:span text:style-name="T180">a</text:span><text:span text:style-name="T2"> tutte le voci di </text:span><text:span text:style-name="fogli"><text:span text:style-name="T2">Elenco Prezzi</text:span></text:span><text:span text:style-name="T2"> e di </text:span><text:span text:style-name="fogli"><text:span text:style-name="T2">Analisi</text:span></text:span><text:span text:style-name="T2"> che non sono state utilizzate in </text:span><text:span text:style-name="fogli"><text:span text:style-name="T2">COMPUTO</text:span></text:span><text:span text:style-name="T2"><text:note text:id="ftn5" text:note-class="footnote"><text:note-citation>5</text:note-citation><text:note-body><text:p text:style-name="P54">Una macro (<text:span text:style-name="menu">Ctrl+O</text:span>) aiuta comunque ad inserire un “segno” sulle voci che, anche se non usate, si vogliono comunque mantenere.</text:p></text:note-body></text:note></text:span><text:span text:style-name="T2">.</text:span></text:p>
        </text:list-item>
        <text:list-item>
          <text:p text:style-name="P491"><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495"><text:span text:style-name="T2">Possibilità di avere</text:span><text:span text:style-name="T158"> nell’</text:span><text:span text:style-name="fogli"><text:span text:style-name="T2">Elenco Prezzi</text:span></text:span><text:span text:style-name="T2"> il sommario delle quantità inserite in </text:span><text:span text:style-name="fogli"><text:span text:style-name="T49">COMPUTO</text:span></text:span><text:span text:style-name="T49">, </text:span><text:span text:style-name="fogli"><text:span text:style-name="T52">VARIANTE</text:span></text:span><text:span text:style-name="T2"> </text:span><text:span text:style-name="T145">e </text:span><text:span text:style-name="fogli"><text:span text:style-name="T145">CONTABILITA</text:span></text:span><text:span text:style-name="T2"> </text:span><text:span text:style-name="T145">con conseguente </text:span><text:span text:style-name="T191">quadro</text:span><text:span text:style-name="T145"> di raffronto in </text:span><text:span text:style-name="T158">tempo reale</text:span><text:span text:style-name="T145">.</text:span></text:p>
        </text:list-item>
        <text:list-item>
          <text:p text:style-name="P438">Contabilità LL.PP.</text:p>
        </text:list-item>
        <text:list-item>
          <text:p text:style-name="P441"><text:soft-page-break/><text:span text:style-name="T525">Wizard per l'emissione degli atti contabili: L</text:span>ibretto delle <text:span text:style-name="T585">M</text:span>isure, <text:span text:style-name="T585">R</text:span>egistro di <text:span text:style-name="T585">C</text:span>ontabilità, SAL. <text:span text:style-name="T585">(Sommario del Registro e Certificato di pagamento di futura implementazione)</text:span></text:p>
        </text:list-item>
        <text:list-item>
          <text:p text:style-name="P491"><text:span text:style-name="T2">Dotazione di copertine precompilate e collegate all'</text:span><text:span text:style-name="fogli"><text:span text:style-name="T2">Anagrafica Generale</text:span></text:span><text:span text:style-name="T2">.</text:span></text:p>
        </text:list-item>
        <text:list-item>
          <text:p text:style-name="P438">Output documenti finali <text:span text:style-name="T523">in</text:span> formato nativo <text:span text:style-name="T522">ODS</text:span> (standard ISO ODF<text:note text:id="ftn6" text:note-class="footnote"><text:note-citation>6</text:note-citation><text:note-body><text:p text:style-name="P54">Il formato ODF è uno standard <text:span text:style-name="T416">aperto</text:span> utilizzato da AOO, StarOffice, LibreOffice e pertanto utilizzabile da qualsiasi programma si voglia scrivere per quello scopo.</text:p></text:note-body></text:note>) <text:span text:style-name="T523">e in tutti i formati esportabili da Calc</text:span><text:note text:id="ftn7" text:note-class="footnote"><text:note-citation>7</text:note-citation><text:note-body><text:p text:style-name="Footnote"><text:span text:style-name="T2">L'esportazione (o il salvataggio) del computo in formato diverso da quello di </text:span><text:span text:style-name="T145">ODS</text:span><text:span text:style-name="T2"> avrà come conseguenza la di</text:span><text:span text:style-name="T382">sattivazione </text:span><text:a xlink:type="simple" xlink:href="#le macro non funzionano" text:style-name="Internet_20_link" text:visited-style-name="Visited_20_Internet_20_Link">irreversibile</text:a><text:span text:style-name="T382"> delle m</text:span><text:span text:style-name="T2">acro. Usatele solo per output finali!</text:span></text:p></text:note-body></text:note>.</text:p>
        </text:list-item>
      </text:list>
      <text:list xml:id="list215532217122975" text:continue-list="list215532154539223" text:style-name="elenco-U">
        <text:list-item>
          <text:h text:style-name="P559" text:outline-level="3"><text:bookmark-start text:name="__RefHeading__20681_1854915992"/>Requisiti<text:bookmark-end text:name="__RefHeading__20681_1854915992"/></text:h>
        </text:list-item>
      </text:list>
      <text:p text:style-name="P73">Sono indispensabili:</text:p>
      <text:list xml:id="list1418810365" text:style-name="L4">
        <text:list-item>
          <text:p text:style-name="P443">Un computer con almeno <text:span text:style-name="T523">2</text:span> GB di RAM.</text:p>
        </text:list-item>
        <text:list-item>
          <text:p text:style-name="P496"><text:span text:style-name="T2">Una versione </text:span><text:span text:style-name="T28">Still</text:span><text:span text:style-name="T2"> di LibreOffice (</text:span><text:a xlink:type="simple" xlink:href="http://it.libreoffice.org/" text:style-name="Internet_20_link" text:visited-style-name="Visited_20_Internet_20_Link"><text:span text:style-name="T2">http://</text:span></text:a><text:a xlink:type="simple" xlink:href="http://it.libreoffice.org/" text:style-name="Internet_20_link" text:visited-style-name="Visited_20_Internet_20_Link"><text:span text:style-name="T2">it.libreoffice.org</text:span></text:a><text:span text:style-name="T2">).</text:span></text:p>
          <text:p text:style-name="P443">E' noto che è considerata stabile, quindi più indicata per la produzione, la versione che porta come numero di minor release il 4 o superiore: ad es. <text:span text:style-name="T575">4.6.</text:span>4, <text:span text:style-name="T575">5</text:span>.<text:span text:style-name="T575">1</text:span>.<text:span text:style-name="T523">5</text:span> e così via.</text:p>
          <text:p text:style-name="P443">Dal sito di LibreOffice si legge: <text:span text:style-name="T389">"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445">L'installazione del bridge Python-uno.</text:p>
          <text:list>
            <text:list-item>
              <text:p text:style-name="P444"><text:span text:style-name="T438">Sotto i sistemi Linux è necessario installare i pacchett</text:span><text:span text:style-name="T439">i</text:span><text:span text:style-name="T438"> </text:span><text:span text:style-name="T445">python3-uno</text:span> e <text:span text:style-name="T416">libreoffice-script-provider-python</text:span><text:span text:style-name="T438">.</text:span></text:p>
            </text:list-item>
          </text:list>
        </text:list-item>
        <text:list-item>
          <text:p text:style-name="P496"><text:span text:style-name="T16">L'este</text:span><text:span text:style-name="T2">nsione </text:span><text:span text:style-name="T145">(add-on)</text:span><text:span text:style-name="T2"> </text:span><text:span text:style-name="T338">LeenO</text:span><text:span text:style-name="T39">.oxt</text:span><text:span text:style-name="T56"> </text:span><text:span text:style-name="T64">da installare in LibreOffice </text:span><text:span text:style-name="T66">in modalità </text:span><text:span text:style-name="T40">“Installazione per l'utente corrente”</text:span><text:span text:style-name="T64">; § </text:span><text:a xlink:type="simple" xlink:href="#installazione" text:style-name="Internet_20_link" text:visited-style-name="Visited_20_Internet_20_Link"><text:span text:style-name="T2">installazione e aggiornamento</text:span></text:a><text:span text:style-name="T64">.</text:span></text:p>
        </text:list-item>
        <text:list-item>
          <text:p text:style-name="P496"><text:span text:style-name="T2">Tutto ciò che serve è all'indirizzo </text:span><text:a xlink:type="simple" xlink:href="http://leeno.org/" text:style-name="Internet_20_link" text:visited-style-name="Visited_20_Internet_20_Link"><text:span text:style-name="T2">http://leeno.org</text:span></text:a><text:span text:style-name="T2">. Nel sito ci sono, oltre alla presentazione dell'estensione, il manuale, un archivio di vecchie versioni ed una raccolta di prezzari che si arricchisc</text:span><text:span text:style-name="T145">e</text:span><text:span text:style-name="T2">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39">Note</text:p>
          </table:table-cell>
          <table:table-cell table:style-name="Table6.B1" office:value-type="string">
            <text:p text:style-name="P255">Fino alla versione 3.13.xx, le xx.xx.xx che compaiono nel nome dell'estensione rappresentano i numeri di versione; sono tre gruppi di cifre.</text:p>
            <text:p text:style-name="P255">Non tutti i template sono compatibili con le versioni della libreria di macro, ma all'apertura di ogni documento LeenO effettua un controllo di compatibilità e vi informa degli eventuali problemi in merito.</text:p>
            <text:p text:style-name="Standard">Dalla versione 3.14.0 LeenO è distribuito come pacchetto di installazione con il nome di <text:span text:style-name="T416">LeenO.oxt</text:span>.</text:p>
          </table:table-cell>
        </table:table-row>
      </table:table>
      <text:p text:style-name="Standard">A titolo di esempio riporto una schematizzazione con le relative compatibilità tra le versioni:</text:p>
      <text:list xml:id="list2597568390" text:style-name="L5">
        <text:list-item>
          <text:p text:style-name="P497">major release: (1° gruppo di cifre -<text:span text:style-name="T417">XX</text:span><text:span text:style-name="T544">.xx.xx</text:span>) totale incompatibilità con la versione precedente (travasi ed adattamenti sono molto difficoltosi). <text:span text:style-name="T524">Il file-computo rimane sempre e comunque consultabile e gestibile con i comandi normali di Calc. Non dimenticare che stiamo trattando opendata.</text:span></text:p>
        </text:list-item>
        <text:list-item>
          <text:p text:style-name="P497">minor release: (2° gruppo di cifre - <text:span text:style-name="T525">xx.</text:span><text:span text:style-name="T417">XX</text:span><text:span text:style-name="T525">.xx</text:span>) <text:span text:style-name="T525">implementazione di nuove funzionalità con probabile </text:span>incompatibilità parziale <text:span text:style-name="T525">del file che viene risolta tramite adattamento automatizzato alla versione corrente</text:span>;</text:p>
        </text:list-item>
        <text:list-item>
          <text:p text:style-name="P497">sub <text:span text:style-name="T525">v</text:span>ersion: (3° gruppo di cifre - <text:span text:style-name="T525">xx.xx.</text:span><text:span text:style-name="T417">XX</text:span>) <text:span text:style-name="T525">risoluzione di bug e/o regressioni.</text:span></text:p>
        </text:list-item>
      </text:list>
      <text:p text:style-name="P160"><text:span text:style-name="T2">Vedi anche </text:span><text:a xlink:type="simple" xlink:href="#0.0.Il pasticcio delle versioni (template vecchi con librerie recenti)|outline" text:style-name="Internet_20_link" text:visited-style-name="Visited_20_Internet_20_Link"><text:span text:style-name="T2">Il pasticcio delle versioni (template vecchi con librerie recenti)</text:span></text:a><text:span text:style-name="T2">.</text:span></text:p>
      <text:list xml:id="list215532171821767" text:continue-list="list1915369727" text:style-name="Numbering_20_1">
        <text:list-item>
          <text:h text:style-name="P319" text:outline-level="1"><text:bookmark-start text:name="__RefHeading__7427_1364689504"/>INSTALLAZIONE E AGGIORNAMENTO<text:bookmark-end text:name="__RefHeading__7427_1364689504"/></text:h>
        </text:list-item>
      </text:list>
      <text:list xml:id="list215531396725057" text:continue-list="list215532217122975" text:style-name="elenco-U">
        <text:list-item>
          <text:h text:style-name="P559" text:outline-level="3"><text:bookmark-start text:name="__RefHeading__7429_1364689504"/>Installazione<text:bookmark-end text:name="__RefHeading__7429_1364689504"/></text:h>
        </text:list-item>
      </text:list>
      <text:list xml:id="list2440868961" text:style-name="L6">
        <text:list-item>
          <text:p text:style-name="P446">Oltre a LibreOffice l'unica cosa che dovete installare è <text:span text:style-name="T391">LeenO</text:span><text:span text:style-name="T389">.oxt.</text:span></text:p>
        </text:list-item>
      </text:list>
      <text:list xml:id="list1515670013" text:style-name="L7">
        <text:list-item>
          <text:p text:style-name="P447"><text:span text:style-name="T526">P</text:span>rima di tutto è utile prendere dimestichezza con <text:span text:style-name="T504">LibreOffice</text:span> e con la sua interfaccia standard. Poi, prima di installare <text:span text:style-name="T504">LeenO</text:span>, aprite il computo di esempio <text:span text:style-name="T526">che trovate sul sito</text:span>. Osservate come sono strutturate le tabelle, le formule e i link che le collegano. <text:span text:style-name="T526">Questo vi permetterà di familiarizzare con le tabelle costituendo una sorta di </text:span>fase di “orientamento” <text:span text:style-name="T526">alla quale potrà seguire </text:span>l'installazione del <text:span text:style-name="T526">pacchetto.</text:span></text:p>
        </text:list-item>
      </text:list>
      <text:p text:style-name="P166"><text:span text:style-name="T2">La libreria è distribuita come estensione di </text:span><text:span text:style-name="T140">LibreOffice</text:span><text:span text:style-name="T2">, ed ha nome </text:span><text:span text:style-name="T337">LeenO</text:span><text:span text:style-name="T24">.oxt </text:span><text:span text:style-name="T2">scaricabile da </text:span><text:a xlink:type="simple" xlink:href="http://leeno.org/" text:style-name="Internet_20_link" text:visited-style-name="Visited_20_Internet_20_Link"><text:span text:style-name="T2">http://leeno.org</text:span></text:a><text:span text:style-name="T2">. </text:span><text:span text:style-name="T137">E' sufficiente un doppio click sul file OXT per </text:span><text:span text:style-name="T181">ritrovarsi</text:span><text:span text:style-name="T137">, in pochi attimi, il pacchetto installato </text:span><text:span text:style-name="T182">(nemmeno il tempo per un caffè...)</text:span><text:span text:style-name="T137">.</text:span></text:p>
      <text:p text:style-name="P160"><text:span text:style-name="T2">Se ancora non lo </text:span><text:span text:style-name="T146">avete</text:span><text:span text:style-name="T2"> fatto, è necessario</text:span><text:span text:style-name="T137"> </text:span><text:span text:style-name="T2">abilitare l'esecuzione del</text:span><text:bookmark-start text:name="sicurezza"/><text:span text:style-name="T2">le macro</text:span><text:bookmark-end text:name="sicurezza"/><text:span text:style-name="T2"><text:note text:id="ftn8" text:note-class="footnote"><text:note-citation>8</text:note-citation><text:note-body><text:p text:style-name="P54">Nelle ultime versioni di <text:span text:style-name="T526">LO</text:span> di default la sicurezza delle macro è impostata su Alta (o molto alta) <text:span text:style-name="T526">che corrisponde a macro disattivate</text:span>.</text:p></text:note-body></text:note></text:span><text:span text:style-name="T2">. § </text:span><text:bookmark-start text:name="sicurezza_22"/><text:a xlink:type="simple" xlink:href="#sicurezza_2" text:style-name="Internet_20_link" text:visited-style-name="Visited_20_Internet_20_Link"><text:span text:style-name="T2">Come posso evitare ogni volta di abilitare le macro</text:span></text:a><text:bookmark-end text:name="sicurezza_22"/><text:a xlink:type="simple" xlink:href="#sicurezza_2" text:style-name="Internet_20_link" text:visited-style-name="Visited_20_Internet_20_Link"><text:span text:style-name="T2">?</text:span></text:a></text:p>
      <text:p text:style-name="P128">Anche con le macro abilitate, per rendere effettivi (e visibili) il menù e la toolbar, <text:span text:style-name="T586">bisogna</text:span> chiudere tutte le istanze di <text:span text:style-name="T544">L</text:span>O (compreso il Quickstarter) e poi riaprire <text:span text:style-name="T544">Calc. Subito dopo l’installazione del pacchetto, in Calc sarà visualizzata la toolbar di LeenO. Dal primo pulsante a sinistra </text:span><text:span text:style-name="T544"><draw:frame draw:style-name="fr12" draw:name="Immagine28" text:anchor-type="as-char" svg:width="0.51cm" svg:height="0.621cm" draw:z-index="46"><draw:image xlink:href="Pictures/100002010000001A000000203BE360953084650E.png" xlink:type="simple" xlink:show="embed" xlink:actuate="onLoad" loext:mime-type="image/png"/></draw:frame></text:span><text:span text:style-name="T544"><text:s/>o dal menù a tendina </text:span><text:span text:style-name="menu"><text:span text:style-name="T544">LeenO&gt;Nuovo...&gt;Computo</text:span></text:span><text:span text:style-name="T544">, sarà possibile avviare l’editazione di un nuovo computo</text:span>.</text:p>
      <text:list xml:id="list215532975533340" text:continue-list="list215531396725057" text:style-name="elenco-U">
        <text:list-item>
          <text:h text:style-name="P558" text:outline-level="3"><text:bookmark-start text:name="aggiornamento"/><text:bookmark-start text:name="__RefHeading__20687_1854915992"/>Aggiornamento della libreria di LeenO.oxt<text:bookmark-end text:name="aggiornamento"/><text:bookmark-end text:name="__RefHeading__20687_1854915992"/></text:h>
        </text:list-item>
      </text:list>
      <text:p text:style-name="P73">La libreria <text:span text:style-name="T357">LeenO</text:span><text:span text:style-name="T389">.oxt </text:span>è soggetta a frequenti rilasci con correzioni e miglioramenti. Pertanto consiglio sempre di aggiornare all'ultima versione disponibile!</text:p>
      <text:p text:style-name="P171"><text:span text:style-name="T2">Aggiornare </text:span><text:span text:style-name="T336">LeenO</text:span><text:span text:style-name="T2"> è semplice: scaricate da </text:span><text:a xlink:type="simple" xlink:href="http://leeno.org/" text:style-name="Internet_20_link" text:visited-style-name="Visited_20_Internet_20_Link"><text:span text:style-name="T2">http://leeno.org</text:span></text:a><text:span text:style-name="T2"> </text:span><text:span text:style-name="T161">o da </text:span><text:a xlink:type="simple" xlink:href="http://extensions.libreoffice.org/extension-center/leeno-2" text:style-name="Internet_20_link" text:visited-style-name="Visited_20_Internet_20_Link"><text:span text:style-name="T161">http://extensions.libreoffice.org/extension-center/leeno-2</text:span></text:a><text:span text:style-name="T161"> </text:span><text:span text:style-name="T2">la versione più recente della libreria </text:span><text:span text:style-name="T337">LeenO</text:span><text:span text:style-name="T24">.oxt</text:span><text:span text:style-name="T2">. </text:span><text:span text:style-name="T139">Poi b</text:span><text:span text:style-name="T354">asta il solito doppio click sul file OXT </text:span><text:span text:style-name="T355">ed il pacchetto è installato</text:span><text:span text:style-name="T354">.</text:span></text:p>
      <text:p text:style-name="P73">Per rendere effettiva (e visibile) l'installazione, <text:span text:style-name="T526">dovete</text:span> chiudere tutte le istanze di LibreOffice (compreso il Quickstarter) e ria<text:span text:style-name="T509">vviarlo.</text:span></text:p>
      <text:list xml:id="list215531865097341" text:continue-numbering="true" text:style-name="elenco-U">
        <text:list-item>
          <text:h text:style-name="P559" text:outline-level="3"><text:bookmark-start text:name="__RefHeading__20689_1854915992"/>Se qualcosa <text:span text:style-name="T576">va</text:span> storto<text:bookmark-end text:name="__RefHeading__20689_1854915992"/></text:h>
        </text:list-item>
      </text:list>
      <table:table table:name="Tabella51" table:style-name="Tabella51">
        <table:table-column table:style-name="Tabella51.A"/>
        <table:table-column table:style-name="Tabella51.B"/>
        <table:table-row>
          <table:table-cell table:style-name="Tabella51.A1" office:value-type="string">
            <text:p text:style-name="P45">Attenzione</text:p>
            <text:p text:style-name="P45"><draw:frame draw:style-name="fr10" draw:name="Immagine27" text:anchor-type="as-char" svg:y="-0.669cm" svg:width="1.094cm" svg:height="1.011cm" draw:z-index="47"><draw:image xlink:href="Pictures/10000201000000500000004A5C57FE847CB22350.png" xlink:type="simple" xlink:show="embed" xlink:actuate="onLoad" loext:mime-type="image/png"/></draw:frame></text:p>
          </table:table-cell>
          <table:table-cell table:style-name="Tabella51.B1" office:value-type="string">
            <text:p text:style-name="P279"><text:span text:style-name="T159">P</text:span><text:span text:style-name="T183">rima di procedere passo passo alla esecuzione dei comandi indicati in questo paragrafo, ne è consigliata la lettura </text:span><text:span text:style-name="T192">completa</text:span><text:span text:style-name="T183">.</text:span></text:p>
          </table:table-cell>
        </table:table-row>
      </table:table>
      <text:p text:style-name="OOoTextBody"><text:span text:style-name="T587">Può</text:span> succede<text:span text:style-name="T587">re</text:span> che la libreria da aggiornare non sostitui<text:span text:style-name="T587">sc</text:span>a in modo corretto <text:span text:style-name="T587">la precedente installazione ch</text:span>e perman<text:span text:style-name="T587">e</text:span> <text:span text:style-name="T587">nel sistema</text:span> causando malfunzionamenti.</text:p>
      <text:p text:style-name="P185"><text:span text:style-name="T2">Se si hanno molte istanze di LibreOffice aperte può sfuggire qualche processo </text:span><text:span text:style-name="T139">di troppo</text:span><text:span text:style-name="T2">. Un modo certo per resettare LibreOffice è controllare, nel gestore dei processi del vostro sistema operativo, che non vi siano </text:span><text:span text:style-name="T146">processi</text:span><text:span text:style-name="T2"> apert</text:span><text:span text:style-name="T146">i</text:span><text:span text:style-name="T2"> con nome “</text:span><text:span text:style-name="T24">soffice</text:span><text:span text:style-name="T2">” (in Windows </text:span><text:span text:style-name="menu"><text:span text:style-name="T2">Ctrl+Maiusc+Esc</text:span></text:span><text:span text:style-name="T2">).</text:span></text:p>
      <text:p text:style-name="P185">In GNU/Linux, un brutale <text:span text:style-name="T550">quanto efficace </text:span><text:span text:style-name="T389">pkill soffice</text:span> (con i privilegi di root) dato in un terminale toglie ogni dubbio.</text:p>
      <text:p text:style-name="P73">Nel caso abbiate ancora problemi con <text:span text:style-name="T509">l'installazione del pacchetto OXT,</text:span> vi rimane una soluzione radicale: eliminare la parte corrotta dal vostro profilo utente.</text:p>
      <text:p text:style-name="P185"><text:span text:style-name="T2">Prima di tutto bisogna trovare il vostro profilo utente rilevabile anche da: </text:span><text:span text:style-name="menu"><text:span text:style-name="T2">Strumenti&gt; Opzioni...&gt;</text:span></text:span><text:span text:style-name="menu"><text:span text:style-name="T146">Libre</text:span></text:span><text:span text:style-name="menu"><text:span text:style-name="T2">Office&gt;Percorsi</text:span></text:span><text:span text:style-name="T2">.</text:span></text:p>
      <text:p text:style-name="P185"><text:span text:style-name="T2">La maggior parte delle directory menzionate nella finestra di dialogo che compare fa parte del profilo utente </text:span><text:soft-page-break/><text:span text:style-name="T2">di LibreOffice.</text:span></text:p>
      <text:p text:style-name="P131">Le cartelle sono nascoste, per cui assicuratevi che il vostro file manager sia impostato per mostrare i file e le directory nascoste. In ogni caso, per le versioni precedenti a Windows Vista il percorso è:</text:p>
      <text:p text:style-name="P186"><text:span text:style-name="T24">C:\</text:span><text:span text:style-name="T340">Documents</text:span><text:span text:style-name="T24"> and Settings\</text:span><text:span text:style-name="T45">&lt;Vostro_nome_Utente</text:span><text:span text:style-name="T46">&gt;</text:span><text:span text:style-name="T24">\Dati Applicazioni\LibreOffice\</text:span><text:span text:style-name="T33">5</text:span><text:span text:style-name="T24">\user\</text:span></text:p>
      <text:p text:style-name="P129">a partire da Windows Vista il percorso è:</text:p>
      <text:p text:style-name="P172"><text:span text:style-name="T2">C:\Users\&lt;</text:span><text:span text:style-name="T56">Vostro_nome_utente</text:span><text:span text:style-name="T162">&gt;</text:span><text:span text:style-name="T2">\AppData\Roaming\LibreOffice\</text:span><text:span text:style-name="T193">5</text:span><text:span text:style-name="T2">\user\</text:span></text:p>
      <text:p text:style-name="P72">Per chi usa GNU/Linux il percorso è:</text:p>
      <text:p text:style-name="P172"><text:span text:style-name="T2">/home/&lt;</text:span><text:span text:style-name="T56">Vostro_nome_utente</text:span><text:span text:style-name="T162">&gt;</text:span><text:span text:style-name="T2">/.LibreOffice/</text:span><text:span text:style-name="T193">5</text:span><text:span text:style-name="T2">/user</text:span></text:p>
      <text:p text:style-name="P72">Per quanti usano Mac il percorso è:</text:p>
      <text:p text:style-name="P172"><text:span text:style-name="T2">/Users/&lt;</text:span><text:span text:style-name="T56">user_name</text:span><text:span text:style-name="T162">&gt;</text:span><text:span text:style-name="T2">/Library/Application Support/LibreOffice/</text:span><text:span text:style-name="T193">5</text:span><text:span text:style-name="T2">/user</text:span></text:p>
      <text:p text:style-name="P72">Trovata la directory del vostro Profilo Utente accertatevi di aver chiuso TUTTE le istanze di LO (compreso l'eventuale quickstarter), controllando con un visualizzatore dei processi ancora in esecuzione.</text:p>
      <text:p text:style-name="P72">Nel vostro profilo utente individuate la cartella “cache” (/.../<text:span text:style-name="T588">5</text:span>/user/uno_packages/cache/) e svuotatela eliminando tutti i file e le dir che vi sono contenute. Questo cancellerà tutte le installazioni delle estensioni. Una copia di backup dell'intero profilo non guasta e potrebbe tranquillizzarvi.</text:p>
      <text:p text:style-name="P72">Riavviate LibreOffice e la cartella verrà ricreata. Reinstallate la vostra estensione (più le altre che avrete inevitabilmente perso).</text:p>
      <text:list xml:id="list215532675170749" text:continue-numbering="true" text:style-name="elenco-U">
        <text:list-item>
          <text:h text:style-name="P560" text:outline-level="3"><text:bookmark-start text:name="__RefHeading__20691_1854915992"/>Tenere un archivio delle estensioni<text:bookmark-end text:name="__RefHeading__20691_1854915992"/></text:h>
        </text:list-item>
      </text:list>
      <text:p text:style-name="P73">Se volete essere certi di aprire un computo anche a distanza di tempo senza stress o sorprese, salvate da qualche parte la versione della libreria di <text:span text:style-name="T335">LeenO</text:span> che avete usato per crearlo. All'occorrenza installate la versione compatibile con il vostro <text:span text:style-name="T389">file.ods</text:span>.</text:p>
      <text:p text:style-name="P102">Su leeno.org è presente un archivio corposo di tutte le versioni rilasciate negli anni; basta individuare quella che vi serve... </text:p>
      <text:p text:style-name="P73">Versioni differenti della stessa estensione non possono convivere. <text:span text:style-name="T510">L'installazione di una versione, anche se antecedente a quella già presente nel sistema, elimina la precedente. Un doppio click sul file OXT provocherà la comparsa di questo avviso:</text:span></text:p>
      <text:p text:style-name="P73"><draw:frame draw:style-name="fr2" draw:name="Cornice5" text:anchor-type="paragraph" svg:width="11.772cm" draw:z-index="16"><draw:text-box fo:min-height="4.24cm"><text:p text:style-name="Figura"><draw:frame draw:style-name="fr13" draw:name="Immagine8" text:anchor-type="paragraph" svg:width="11.772cm" svg:height="4.24cm" style:rel-height="scale" draw:z-index="17"><draw:image xlink:href="Pictures/1000000000000215000000C0DAF648AF67E03E4C.png" xlink:type="simple" xlink:show="embed" xlink:actuate="onLoad" loext:mime-type="image/png"/></draw:frame>Figura <text:sequence text:ref-name="refFigura1" text:name="Figura" text:formula="ooow:Figura+1" style:num-format="1">2</text:sequence></text:p></draw:text-box></draw:frame></text:p>
      <text:p text:style-name="P160"><text:span text:style-name="T2">Comunque consiglio sempre di usare la versione più recente, eventualmente affrontando l'</text:span><text:a xlink:type="simple" xlink:href="#aggiornamento" text:style-name="Internet_20_link" text:visited-style-name="Visited_20_Internet_20_Link"><text:span text:style-name="T2">aggiornamento del vostro template.</text:span></text:a></text:p>
      <table:table table:name="Tabella72" table:style-name="Tabella72">
        <table:table-column table:style-name="Tabella72.A"/>
        <table:table-column table:style-name="Tabella72.B"/>
        <table:table-row>
          <table:table-cell table:style-name="Tabella72.A1" office:value-type="string">
            <text:p text:style-name="P43">Tip</text:p>
          </table:table-cell>
          <table:table-cell table:style-name="Tabella72.B1" office:value-type="string">
            <text:p text:style-name="P269">Ricordate che in ogni caso i file rimangono gestibili con i comandi <text:span text:style-name="T577">ordinari </text:span>di Calc. <text:span text:style-name="T577">Q</text:span>uindi, aprire un vecchio lavoro, anche senza LeenO, <text:span text:style-name="T416">non è mai un problema</text:span>.</text:p>
          </table:table-cell>
        </table:table-row>
      </table:table>
      <table:table table:name="Tabella76" table:style-name="Tabella76">
        <table:table-column table:style-name="Tabella76.A"/>
        <table:table-column table:style-name="Tabella76.B"/>
        <table:table-row>
          <table:table-cell table:style-name="Tabella76.A1" office:value-type="string">
            <text:p text:style-name="P46">Attenzione</text:p>
            <text:p text:style-name="P46"><draw:frame draw:style-name="fr10" draw:name="Immagine29" text:anchor-type="as-char" svg:y="-0.669cm" svg:width="1.094cm" svg:height="1.011cm" draw:z-index="48"><draw:image xlink:href="Pictures/10000201000000500000004A5C57FE847CB22350.png" xlink:type="simple" xlink:show="embed" xlink:actuate="onLoad" loext:mime-type="image/png"/></draw:frame></text:p>
          </table:table-cell>
          <table:table-cell table:style-name="Tabella76.B1" office:value-type="string">
            <text:p text:style-name="P271">I pacchetti presenti nell’archivio del sito di versione pari o superiore alla 3.14.xx dovranno essere rinominati in LeenO.oxt prima dell’installazione.</text:p>
          </table:table-cell>
        </table:table-row>
      </table:table>
      <text:list xml:id="list215531755931049" text:continue-numbering="true" text:style-name="elenco-U">
        <text:list-item>
          <text:h text:style-name="P575" text:outline-level="3"><text:bookmark-start text:name="__RefHeading__7431_1364689504"/><text:soft-page-break/><text:span text:style-name="T212">La gestione</text:span><text:span text:style-name="T2"> delle versioni (vecchi </text:span><text:span text:style-name="T213">lavori </text:span><text:span text:style-name="T2">e librerie recenti)</text:span><text:bookmark-end text:name="__RefHeading__7431_1364689504"/></text:h>
        </text:list-item>
      </text:list>
      <text:p text:style-name="P73">Come dicevo, <text:span text:style-name="T589">può</text:span> <text:span text:style-name="T589">capitare</text:span> di dover rimettere mano ad un vecchio <text:span text:style-name="T589">c</text:span>omputo, ma la <text:span text:style-name="T589">versione di LeenO</text:span> installata è recente e, <text:span text:style-name="T589">in apertura del file,</text:span> viene restituito un messaggio che avverte dell'incompatibilità.</text:p>
      <text:p text:style-name="P73">Per comprendere <text:span text:style-name="T589">questo</text:span> problema è necessario prendere confidenza con il “sistema delle versioni” utilizzato.</text:p>
      <text:p text:style-name="P73"><text:span text:style-name="T335">LeenO</text:span> è composto da un "Template" (ovvero un <text:span text:style-name="T389">file.ods</text:span> Calc) più una serie di macro raccolte in una <text:span text:style-name="T389">libreria.oxt</text:span> (<text:span text:style-name="T357">LeenO</text:span><text:span text:style-name="T389">-X.X.XX.oxt</text:span>). Questa libreria è specifica per una determinata famiglia di Template. Ovvero una certa versione di <text:span text:style-name="T357">LeenO</text:span><text:span text:style-name="T389">-X.X.XX.oxt</text:span> opera correttamente solo su determinati Template.</text:p>
      <text:p text:style-name="P73"><text:span text:style-name="T335">LeenO</text:span>, all'apertura di un template, ne verifica il livello di compatibilità e, nel caso ci siano problemi, vi informa.</text:p>
      <text:p text:style-name="P73">La sigla di versione della libreria <text:span text:style-name="T357">LeenO</text:span><text:span text:style-name="T389">-X.X.XX.oxt </text:span>è composta da tre gruppi di cifre (<text:span text:style-name="T389">x.xx.xxx</text:span>).</text:p>
      <text:p text:style-name="P160"><text:span text:style-name="T2">Un template di </text:span><text:span text:style-name="T336">LeenO</text:span><text:span text:style-name="T2"> può avere nomi diversi, ma dal menù </text:span><text:span text:style-name="menu"><text:span text:style-name="T2">File&gt;Proprietà</text:span></text:span><text:span text:style-name="T2"> potete leggere, nel campo dei commenti, per quale versione di libreria era stata creata.</text:span></text:p>
      <text:p text:style-name="P173"><text:span text:style-name="T2">In ogni caso nel</text:span><text:span text:style-name="T184">la finestra di dialogo</text:span><text:span text:style-name="T2"> del </text:span><text:span text:style-name="menu"><text:span text:style-name="T163">Menù Principale (Ctrl+0)</text:span></text:span><text:span text:style-name="T2"> vi sono delle indicazioni </text:span><text:span text:style-name="T163">relative a versione di LeenO installata e n</text:span><text:span text:style-name="T2">umero seriale </text:span><text:span text:style-name="T194">del </text:span><text:span text:style-name="T2">Template </text:span><text:span text:style-name="T194">in uso</text:span><text:span text:style-name="T2">.</text:span></text:p>
      <text:p text:style-name="P73">Confrontando i tre gruppi di cifre possiamo avere tre situazioni tipiche:</text:p>
      <text:list xml:id="list3977661522" text:style-name="L8">
        <text:list-item>
          <text:p text:style-name="P498"><text:span text:style-name="T2">Se il numero del primo gruppo non corrisponde il template è incompatibile (con alcune complicazioni il </text:span><text:a xlink:type="simple" xlink:href="#riversamento" text:style-name="Internet_20_link" text:visited-style-name="Visited_20_Internet_20_Link"><text:span text:style-name="T2">trasferimento dei dati (riversamento)</text:span></text:a><text:span text:style-name="T2"> rimane fattibile comunque </text:span><text:span text:style-name="T2"><text:note text:id="ftn9" text:note-class="footnote"><text:note-citation>9</text:note-citation><text:note-body><text:p text:style-name="P54">La cosa prevede generalmente l'aggiunta e/o lo spostamento di alcune colonne nel computo sorgente per renderlo simile al Template di destinazione.</text:p></text:note-body></text:note></text:span><text:span text:style-name="T2">).</text:span></text:p>
        </text:list-item>
        <text:list-item>
          <text:p text:style-name="P498"><text:span text:style-name="T2">Se il numero del secondo gruppo non corrisponde la compatibilità e scarsa, ma l'</text:span><text:a xlink:type="simple" xlink:href="#aggiornamento di un vecchio file" text:style-name="Internet_20_link" text:visited-style-name="Visited_20_Internet_20_Link"><text:span text:style-name="T2">aggiornamento del vostro documento</text:span></text:a><text:span text:style-name="T2"> è un'opzione percorribile.</text:span></text:p>
        </text:list-item>
        <text:list-item>
          <text:p text:style-name="P498"><text:span text:style-name="T2">Per la terza cifra non ci sono problemi: anche se diversa il </text:span><text:span text:style-name="T24">file.ods</text:span><text:span text:style-name="T2"> è compatibile.</text:span></text:p>
          <text:p text:style-name="P498"><text:span text:style-name="T2">Si tratta, in genere, di ottimizzazioni del </text:span><text:span text:style-name="T24">codice</text:span><text:span text:style-name="T2"> o di correzioni di bug. Aggiornate sempre senza preoccuparvi.</text:span></text:p>
        </text:list-item>
      </text:list>
      <text:p text:style-name="P73">Il template viene distribuito generalmente con un nome di questo tipo: <text:span text:style-name="T389">Esempio_yyy_</text:span><text:span text:style-name="T357">LeenO</text:span><text:span text:style-name="T389">-3.1.xx, </text:span>dove:</text:p>
      <text:list xml:id="list2837704076" text:style-name="L9">
        <text:list-item>
          <text:p text:style-name="P448"><text:span text:style-name="T389">yyy</text:span> <text:span text:style-name="T551">è un numero </text:span>progressiv<text:span text:style-name="T551">o</text:span> che <text:span text:style-name="T551">serve</text:span> per distinguere un <text:span text:style-name="T551">template</text:span> da un altro.</text:p>
        </text:list-item>
        <text:list-item>
          <text:p text:style-name="P448">3.1<text:span text:style-name="T551">3</text:span>.xx è il gruppo di corrispondenza con la libreria del <text:span text:style-name="T389">codice</text:span> (vedi sopra).</text:p>
        </text:list-item>
      </text:list>
      <text:p text:style-name="P73"><text:span text:style-name="T551">Il </text:span>nome <text:span text:style-name="T551">che attribuite al </text:span>documento non ha importanza. Il documento può essere rinominato a piacere ed il <text:span text:style-name="T389">codice </text:span>andrà a leggere all'interno di esso individuando il grado di compatibilità.</text:p>
      <text:list xml:id="list215531196399267" text:continue-list="list215532171821767" text:style-name="Numbering_20_1">
        <text:list-item>
          <text:h text:style-name="P319" text:outline-level="1"><text:bookmark-start text:name="__RefHeading__20963_246142066"/>ZOOM, VISTE E VISIBILITA'<text:bookmark-end text:name="__RefHeading__20963_246142066"/></text:h>
        </text:list-item>
      </text:list>
      <text:p text:style-name="P73">Per usare comodamente <text:span text:style-name="T335">LeenO</text:span> occorre un'alta definizione video, <text:span text:style-name="T551">caratteristica ormai comunemente diffusa</text:span>. <text:span text:style-name="T577">S</text:span>ono giunto alla conclusione che, se la vista è buona e/o gli occhiali sono “giusti”, per vedere una porzione di tabella sufficientemente ampia sono necessarie definizioni minime di 1300x768. <text:span text:style-name="T577">S</text:span>u <text:span text:style-name="T577">un PC </text:span>portatile con una definizione <text:span text:style-name="T591">tale</text:span> e con uno schermo di 15,5” <text:span text:style-name="T577">si riesce</text:span> a lavorare <text:span text:style-name="T577">bene</text:span>.</text:p>
      <text:p text:style-name="P73"><text:span text:style-name="T552">Per ottimizzare la visualizzazione a video potete far ricorso anche al</text:span>la funzione “Sostituzione caratteri”<text:note text:id="ftn10" text:note-class="footnote"><text:note-citation>10</text:note-citation><text:note-body><text:p text:style-name="Footnote"><text:span text:style-name="T2">Menù </text:span><text:span text:style-name="menu"><text:span text:style-name="T2">Strumenti&gt;Opzioni...&gt;</text:span></text:span><text:span text:style-name="menu"><text:span text:style-name="T154">LibreOffice</text:span></text:span><text:span text:style-name="menu"><text:span text:style-name="T2">&gt;Tipi di carattere...</text:span></text:span><text:span text:style-name="T2"> spunta su “applica tabella di sostituzione”.</text:span></text:p></text:note-body></text:note> di <text:span text:style-name="T552">LO</text:span> <text:span text:style-name="T552">che </text:span>può risolvere <text:span text:style-name="T552">alcuni </text:span>problemi come, ad esempio, rendere <text:span text:style-name="T591">meglio</text:span> leggibili i pulsanti.</text:p>
      <text:list xml:id="list215531405098808" text:continue-list="list215531755931049" text:style-name="elenco-U">
        <text:list-item>
          <text:h text:style-name="P576" text:outline-level="3"><text:bookmark-start text:name="__RefHeading__20965_246142066"/>Zoom<text:bookmark-end text:name="__RefHeading__20965_246142066"/></text:h>
        </text:list-item>
      </text:list>
      <text:p text:style-name="P85">Al caricamento del documento la schermata “standard” riempi<text:span text:style-name="T591">e</text:span> la finestra disponibile.</text:p>
      <text:p text:style-name="P160"><text:span text:style-name="T71">In ogni caso il valore di zoom rilevato in quel momento viene registrato tra le </text:span><text:a xlink:type="simple" xlink:href="#Variabili generali" text:style-name="Internet_20_link" text:visited-style-name="Visited_20_Internet_20_Link"><text:span text:style-name="T71">V</text:span></text:a><text:a xlink:type="simple" xlink:href="#Variabili generali" text:style-name="Internet_20_link" text:visited-style-name="Visited_20_Internet_20_Link"><text:span text:style-name="T71">ariabili generali</text:span></text:a><text:span text:style-name="T71"> e potrete riportare lo zoom a quel valore usando l'opzione menù </text:span><text:span text:style-name="menu"><text:span text:style-name="T71">LeenO&gt;Zoom a Default</text:span></text:span><text:span text:style-name="T71">, oppure dalla toolbar l'icona con la lente </text:span><text:span text:style-name="T71"><draw:frame draw:style-name="fr10" draw:name="Immagine1" text:anchor-type="as-char" svg:y="-0.425cm" svg:width="0.499cm" svg:height="0.499cm" draw:z-index="49"><draw:image xlink:href="Pictures/100002010000001A0000001A101D33F9D05A94A7.png" xlink:type="simple" xlink:show="embed" xlink:actuate="onLoad" loext:mime-type="image/png"/></draw:frame></text:span><text:span text:style-name="T71">.</text:span></text:p>
      <text:p text:style-name="P187"><text:span text:style-name="T71">Agendo sulla variabile in </text:span><text:span text:style-name="colonne"><text:span text:style-name="T480">S1.</text:span></text:span><text:span text:style-name="colonne"><text:span text:style-name="T479">H29</text:span></text:span><text:span text:style-name="colonne"><text:span text:style-name="T71">2</text:span></text:span><text:span text:style-name="colonne"><text:span text:style-name="T342"> si avranno le seguenti possibilità:</text:span></text:span></text:p>
      <text:list xml:id="list3389147292" text:style-name="L10">
        <text:list-item>
          <text:p text:style-name="P499"><text:span text:style-name="T74">c</text:span><text:span text:style-name="T72">on il valore di</text:span><text:span text:style-name="T71"> default impostat</text:span><text:span text:style-name="T72">o</text:span><text:span text:style-name="T71"> </text:span><text:span text:style-name="T72">ad</text:span><text:span text:style-name="T71"> </text:span><text:span text:style-name="T41">1</text:span><text:span text:style-name="T71"> lo zoom </text:span><text:span text:style-name="T73">sarà predisposto</text:span><text:span text:style-name="T71"> per avere una buona visione con schermo </text:span><text:span text:style-name="T72">e</text:span><text:span text:style-name="T71"> definizione </text:span><text:span text:style-name="T72">medi;</text:span></text:p>
        </text:list-item>
        <text:list-item>
          <text:p text:style-name="P500"><text:span text:style-name="T74">i</text:span><text:span text:style-name="T73">l valore </text:span><text:span text:style-name="T42">2 </text:span><text:span text:style-name="T73">permetterà di far riferimento a</text:span><text:span text:style-name="T74">lla variabile in </text:span><text:span text:style-name="colonne"><text:span text:style-name="T197">H293</text:span></text:span><text:span text:style-name="T197"> </text:span><text:span text:style-name="T74">che indicherà, a sua volta, il valore di riferimento per lo zoom;</text:span></text:p>
        </text:list-item>
        <text:list-item>
          <text:p text:style-name="P501"><text:span text:style-name="T74">i</text:span><text:span text:style-name="T71">l valore </text:span><text:span text:style-name="T41">3</text:span><text:span text:style-name="T71"> disattiverà ogni automatismo di zoom;</text:span></text:p>
        </text:list-item>
        <text:list-item>
          <text:p text:style-name="P500"><text:span text:style-name="T71">imposta</text:span><text:span text:style-name="T74">ndo la variabile </text:span><text:span text:style-name="T71">a </text:span><text:span text:style-name="T41">4,</text:span><text:span text:style-name="T71"> lo zoom sarà ottimizzato per uno schermo grande ed alta definizione;</text:span></text:p>
        </text:list-item>
        <text:list-item>
          <text:p text:style-name="P500"><text:span text:style-name="T74">l’</text:span><text:span text:style-name="T71">opzione </text:span><text:span text:style-name="T41">5</text:span><text:span text:style-name="T71"> invece è </text:span><text:span text:style-name="T74">più indicata per</text:span><text:span text:style-name="T71"> schermi wide.</text:span></text:p>
        </text:list-item>
      </text:list>
      <text:p text:style-name="P188"><text:span text:style-name="T2">Nel caso preferiate avere un </text:span><text:span text:style-name="T195">fattore di </text:span><text:span text:style-name="T2">zoom diverso per ciascuna tabella, occorre </text:span><text:span text:style-name="T195">togliere la spunta dall’impostazione raggiungibile con il comando:</text:span></text:p>
      <text:p text:style-name="P188"><text:span text:style-name="T2">menù </text:span><text:span text:style-name="menu"><text:span text:style-name="T2">Strumenti&gt;Opzioni...&gt;</text:span></text:span><text:span text:style-name="menu"><text:span text:style-name="T146">Libre</text:span></text:span><text:span text:style-name="menu"><text:span text:style-name="T2">Office Calc&gt;Vista&gt;Zoom&gt;Sincronizza fogli.</text:span></text:span></text:p>
      <text:p text:style-name="OOoTextBody"><text:span text:style-name="T2">Di lì in avanti potrete regolar</text:span><text:span text:style-name="T204">e lo zoom di ogni foglio</text:span><text:span text:style-name="T2">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160"><text:span text:style-name="T2">C'è ancora una possibilità. Dopo aver selezionato le colonne che </text:span><text:span text:style-name="T164">s</text:span><text:span text:style-name="T2">i intende visualizzare al meglio, da menù selezionate: </text:span><text:span text:style-name="menu"><text:span text:style-name="T2">Visualizza&gt;Zoom...&gt;Ottimale</text:span></text:span><text:span text:style-name="T2">.</text:span></text:p>
      <text:p text:style-name="P73">In LibreOffice c'è anche un cursore scorrevole <draw:frame draw:style-name="fr12" draw:name="Immagine30" text:anchor-type="as-char" svg:width="5.027cm" svg:height="0.582cm" draw:z-index="50"><draw:image xlink:href="Pictures/10000201000000BE00000016DF27B22915F3E0BA.png" xlink:type="simple" xlink:show="embed" xlink:actuate="onLoad" loext:mime-type="image/png"/></draw:frame><text:s/>(scrollbar) in basso a dx nella riga di status che consente l'aggiustamento dello zoom.</text:p>
      <text:p text:style-name="P73"><text:span text:style-name="T592">E</text:span>sistono <text:span text:style-name="T592">ancora </text:span>altre cose da fare per adattare le schermate di <text:span text:style-name="T335">LeenO</text:span> alle proprie esigenze. Le <text:span text:style-name="T592">possibilità</text:span> <text:s/>sono tante <text:span text:style-name="T592">e</text:span> qualche suggerimento non guasta. Potete agire su:</text:p>
      <text:list xml:id="list1687642227" text:style-name="L11">
        <text:list-item>
          <text:p text:style-name="P502"><text:span text:style-name="menu"><text:span text:style-name="T2">Strumenti&gt;Opzioni...&gt;</text:span></text:span><text:span text:style-name="menu"><text:span text:style-name="T146">Libre</text:span></text:span><text:span text:style-name="menu"><text:span text:style-name="T2">Office&gt;Vista&gt;interfaccia Utente&gt;Scala</text:span></text:span></text:p>
        </text:list-item>
        <text:list-item>
          <text:p text:style-name="P503"><text:span text:style-name="menu"><text:span text:style-name="T2">Strumenti&gt;Opzioni...&gt;</text:span></text:span><text:span text:style-name="menu"><text:span text:style-name="T146">Libre</text:span></text:span><text:span text:style-name="menu"><text:span text:style-name="T2">Office&gt;Vista&gt;interfaccia Utente&gt;Dimensione e stile icona</text:span></text:span></text:p>
        </text:list-item>
        <text:list-item>
          <text:p text:style-name="P502"><text:span text:style-name="menu"><text:span text:style-name="T2">Strumenti&gt;Opzioni...&gt;</text:span></text:span><text:span text:style-name="menu"><text:span text:style-name="T146">Libre</text:span></text:span><text:span text:style-name="menu"><text:span text:style-name="T2">Office&gt;Caratteri&gt;Applica Tabella di sostituzione</text:span></text:span></text:p>
        </text:list-item>
        <text:list-item>
          <text:p text:style-name="P449"><text:span text:style-name="T592">la l</text:span>arghezza delle colonne, <text:span text:style-name="T592">cambiandola a secondo delle esigenze del momento;</text:span></text:p>
        </text:list-item>
        <text:list-item>
          <text:p text:style-name="P449"><text:span text:style-name="T592">l’u</text:span>tilizzo di uno stile di testo del tipo <text:span text:style-name="T389">Narrow</text:span>.</text:p>
        </text:list-item>
      </text:list>
      <table:table table:name="Tabella6" table:style-name="Tabella6">
        <table:table-column table:style-name="Tabella6.A"/>
        <table:table-column table:style-name="Tabella6.B"/>
        <table:table-row>
          <table:table-cell table:style-name="Tabella6.A1" office:value-type="string">
            <text:p text:style-name="P40">Attenzione</text:p>
            <text:p text:style-name="P40"><draw:frame draw:style-name="fr10" draw:name="immagini32" text:anchor-type="as-char" svg:y="-0.669cm" svg:width="1.094cm" svg:height="1.011cm" draw:z-index="51"><draw:image xlink:href="Pictures/10000201000000500000004A5C57FE847CB22350.png" xlink:type="simple" xlink:show="embed" xlink:actuate="onLoad" loext:mime-type="image/png"/></draw:frame></text:p>
          </table:table-cell>
          <table:table-cell table:style-name="Tabella6.B1" office:value-type="string">
            <text:p text:style-name="P278"><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160"><text:span text:style-name="T2">Per le operazioni di stampa, </text:span><text:span text:style-name="T205">invece,</text:span><text:span text:style-name="T2"> è comodo attivare:</text:span></text:p>
      <text:p text:style-name="P174"><text:span text:style-name="T2">menù </text:span><text:span text:style-name="menu"><text:span text:style-name="T2">Opzioni...&gt; </text:span></text:span><text:span text:style-name="menu"><text:span text:style-name="T146">Libre</text:span></text:span><text:span text:style-name="menu"><text:span text:style-name="T2">Office Calc&gt;Vista&gt;Interruzioni di pagina</text:span></text:span><text:span text:style-name="T2">.</text:span></text:p>
      <text:p text:style-name="P73"><text:soft-page-break/>In questo modo i bordi dell'area di stampa e i salti pagina sono visibili anche in vista Normale. In ogni caso la leggibilità delle varie tabelle va “giocata” anche con le opzioni:</text:p>
      <text:list xml:id="list901074783" text:style-name="L12">
        <text:list-item>
          <text:p text:style-name="P504"><text:span text:style-name="T2">menù </text:span><text:span text:style-name="menu"><text:span text:style-name="T2">Finestra&gt;Fissa</text:span></text:span></text:p>
        </text:list-item>
        <text:list-item>
          <text:p text:style-name="P504"><text:span text:style-name="T2">menù </text:span><text:span text:style-name="menu"><text:span text:style-name="T2">finestra&gt;Dividi</text:span></text:span></text:p>
        </text:list-item>
      </text:list>
      <text:p text:style-name="P73">secondo <text:span text:style-name="T553">le proprie necessità</text:span>.</text:p>
      <text:list xml:id="list215532112876770" text:continue-list="list215531405098808" text:style-name="elenco-U">
        <text:list-item>
          <text:h text:style-name="OOoHeading_20_1" text:outline-level="3"><text:bookmark-start text:name="__RefHeading__20967_246142066"/>Viste <draw:frame draw:style-name="fr14" draw:name="Immagine9" text:anchor-type="as-char" svg:y="-0.402cm" svg:width="0.499cm" svg:height="0.499cm" draw:z-index="52"><draw:image xlink:href="Pictures/100002010000001A0000001AC17A2225CB2F474A.png" xlink:type="simple" xlink:show="embed" xlink:actuate="onLoad" loext:mime-type="image/png"/></draw:frame><text:bookmark-end text:name="__RefHeading__20967_246142066"/></text:h>
        </text:list-item>
      </text:list>
      <text:p text:style-name="P178"><text:span text:style-name="T2">Il </text:span><text:span text:style-name="T169">comando</text:span><text:span text:style-name="menu"><text:span text:style-name="T168"> </text:span></text:span><text:span text:style-name="menu"><text:span text:style-name="T282">Viste</text:span></text:span><text:span text:style-name="T2"> (</text:span><text:span text:style-name="menu"><text:span text:style-name="T2">Maiusc+F10</text:span></text:span><text:span text:style-name="T2"> o icona sulla toolbar </text:span><text:span text:style-name="T2"><draw:frame draw:style-name="fr14" draw:name="Immagine10" text:anchor-type="as-char" svg:y="-0.402cm" svg:width="0.499cm" svg:height="0.499cm" draw:z-index="53"><draw:image xlink:href="Pictures/100002010000001A0000001A372A940B8AE9330F.png" xlink:type="simple" xlink:show="embed" xlink:actuate="onLoad" loext:mime-type="image/png"/></draw:frame></text:span><text:span text:style-name="T2">) </text:span><text:span text:style-name="T169">dà accesso ad un </text:span><text:span text:style-name="T2">dialogo - un menù contestuale - </text:span><text:span text:style-name="T165">che consente</text:span><text:span text:style-name="T2"> anche una serie di </text:span><text:span text:style-name="T206">a</text:span><text:span text:style-name="T2">zioni</text:span><text:span text:style-name="T165">.</text:span><text:span text:style-name="T2"> </text:span><text:span text:style-name="T206">P</text:span><text:span text:style-name="T169">er il</text:span><text:span text:style-name="T2"> </text:span><text:span text:style-name="T169">momento</text:span><text:span text:style-name="T2"> </text:span><text:span text:style-name="T165">concentriamoci</text:span><text:span text:style-name="T2"> solo </text:span><text:span text:style-name="T165">su</text:span><text:span text:style-name="T2">lle </text:span><text:span text:style-name="T206">v</text:span><text:span text:style-name="T2">iste attivabili.</text:span></text:p>
      <text:p text:style-name="P175"><text:span text:style-name="T165">A</text:span><text:span text:style-name="T169">prendolo</text:span><text:span text:style-name="T165"> da </text:span><text:span text:style-name="fogli"><text:span text:style-name="T165">Elenco Prezzi</text:span></text:span><text:span text:style-name="T165"> o da </text:span><text:span text:style-name="fogli"><text:span text:style-name="T165">COMPUTO/VARIANTE</text:span></text:span><text:span text:style-name="T165"> vedrete sulla sinistra del dialogo una sezione dedicata alle impostazioni di visualizzazione </text:span><text:span text:style-name="T169">che consentono di nascondere alcune</text:span><text:span text:style-name="T165"> colonne.</text:span></text:p>
      <text:p text:style-name="P118"/>
      <table:table table:name="Tabella73" table:style-name="Tabella73">
        <table:table-column table:style-name="Tabella73.A"/>
        <table:table-column table:style-name="Tabella73.B"/>
        <table:table-row>
          <table:table-cell table:style-name="Tabella73.A1" office:value-type="string">
            <text:p text:style-name="P67"><draw:frame draw:style-name="fr3" draw:name="Cornice6" text:anchor-type="as-char" svg:width="8.306cm" draw:z-index="54"><draw:text-box fo:min-height="5.246cm"><text:p text:style-name="Figura"><draw:frame draw:style-name="fr13" draw:name="Immagine11" text:anchor-type="paragraph" svg:width="8.306cm" svg:height="5.246cm" style:rel-height="scale" draw:z-index="55"><draw:image xlink:href="Pictures/10000000000003A9000002494BC6B050317F474B.png" xlink:type="simple" xlink:show="embed" xlink:actuate="onLoad" loext:mime-type="image/png"/></draw:frame>Figura <text:sequence text:ref-name="refFigura2" text:name="Figura" text:formula="ooow:Figura+1" style:num-format="1">3</text:sequence></text:p></draw:text-box></draw:frame></text:p>
          </table:table-cell>
          <table:table-cell table:style-name="Tabella73.A1" office:value-type="string">
            <text:p text:style-name="P67"><draw:frame draw:style-name="fr4" draw:name="Cornice7" text:anchor-type="as-char" svg:width="8.306cm" draw:z-index="56"><draw:text-box fo:min-height="4.468cm"><text:p text:style-name="Figura"><draw:frame draw:style-name="fr13" draw:name="Immagine12" text:anchor-type="paragraph" svg:width="8.306cm" svg:height="4.468cm" style:rel-height="scale" draw:z-index="57"><draw:image xlink:href="Pictures/10000000000003A2000001F129EDA9A2550FD8F8.png" xlink:type="simple" xlink:show="embed" xlink:actuate="onLoad" loext:mime-type="image/png"/></draw:frame>Figura <text:sequence text:ref-name="refFigura3" text:name="Figura" text:formula="ooow:Figura+1" style:num-format="1">4</text:sequence></text:p></draw:text-box></draw:frame></text:p>
          </table:table-cell>
        </table:table-row>
      </table:table>
      <text:p text:style-name="P117"/>
      <text:p text:style-name="P117">Provate a <text:span text:style-name="T554">mettere la spunta sulle caselle. Il risultato è abbastanza prevedibile…</text:span></text:p>
      <text:p text:style-name="P177"><text:span text:style-name="T166">Il comando</text:span><text:span text:style-name="menu"><text:span text:style-name="T166"> Descrizione breve</text:span></text:span><text:span text:style-name="T166"> </text:span><text:span text:style-name="T168">merita qualche considerazione in più. I</text:span><text:span text:style-name="T166">n </text:span><text:span text:style-name="fogli"><text:span text:style-name="T2">Elenco Prezzi</text:span></text:span><text:span text:style-name="T2"> e in </text:span><text:span text:style-name="fogli"><text:span text:style-name="T2">Analisi di Prezzo</text:span></text:span><text:span text:style-name="T2"> </text:span><text:span text:style-name="T166">si limita a ridimensionare l'altezza delle righe di descrizione secondo il valore stabilito nelle Variabili Generali </text:span><text:span text:style-name="T167">(tabella </text:span><text:span text:style-name="fogli"><text:span text:style-name="T167">S1 </text:span></text:span><text:span text:style-name="T167">)</text:span><text:span text:style-name="T166"> alla cella </text:span><text:span text:style-name="colonne"><text:span text:style-name="T168">S1.H</text:span></text:span><text:span text:style-name="colonne"><text:span text:style-name="T166">311</text:span></text:span><text:span text:style-name="T166">.</text:span></text:p>
      <text:p text:style-name="P176"><text:span text:style-name="T2">Come è evidente in Figura </text:span><text:span text:style-name="T207">7</text:span><text:span text:style-name="T2">, la gestione della visualizzazione </text:span><text:span text:style-name="T167">delle descrizioni in </text:span><text:span text:style-name="fogli"><text:span text:style-name="T165">COMPUTO/VARIANTE</text:span></text:span><text:span text:style-name="T167"> </text:span><text:span text:style-name="T2">è, invece, affidata ad un pulsante in quanto </text:span><text:span text:style-name="T167">gestita in maniera diversa a livello di </text:span><text:span text:style-name="T29">codice</text:span><text:span text:style-name="T167">. Agendo su di esso la visualizzazione delle </text:span><text:span text:style-name="T168">descrizioni di voce</text:span><text:span text:style-name="T167"> viene gestita con un numero definito di caratteri partendo dall'inizio e dalla fine della descrizione </text:span><text:span text:style-name="T168">stessa</text:span><text:span text:style-name="T167">, secondo i </text:span><text:span text:style-name="T2">valor</text:span><text:span text:style-name="T167">i</text:span><text:span text:style-name="T2"> stabilit</text:span><text:span text:style-name="T167">i</text:span><text:span text:style-name="T2"> nelle Variabili Generali all</text:span><text:span text:style-name="T167">e</text:span><text:span text:style-name="T2"> cell</text:span><text:span text:style-name="T167">e </text:span><text:span text:style-name="colonne"><text:span text:style-name="T168">S1.</text:span></text:span><text:span text:style-name="colonne"><text:span text:style-name="T2">H3</text:span></text:span><text:span text:style-name="colonne"><text:span text:style-name="T167">37 </text:span></text:span><text:span text:style-name="T167">e </text:span><text:span text:style-name="colonne"><text:span text:style-name="T168">S1.</text:span></text:span><text:span text:style-name="colonne"><text:span text:style-name="T2">H3</text:span></text:span><text:span text:style-name="colonne"><text:span text:style-name="T167">38</text:span></text:span><text:span text:style-name="T167">.</text:span></text:p>
      <table:table table:name="Tabella74" table:style-name="Tabella74">
        <table:table-column table:style-name="Tabella74.A"/>
        <table:table-column table:style-name="Tabella74.B"/>
        <table:table-row>
          <table:table-cell table:style-name="Tabella74.A1" office:value-type="string">
            <text:p text:style-name="P44">Note</text:p>
          </table:table-cell>
          <table:table-cell table:style-name="Tabella74.B1" office:value-type="string">
            <text:p text:style-name="P270"><text:span text:style-name="T555">Di fianco ad ognuna della Variabili Generali è sempre presente una breve spiegazione</text:span>.</text:p>
          </table:table-cell>
        </table:table-row>
      </table:table>
      <text:p text:style-name="P177"><text:span text:style-name="T2">La </text:span><text:span text:style-name="menu"><text:span text:style-name="T166">Descrizione breve </text:span></text:span><text:span text:style-name="T168">(v</text:span><text:span text:style-name="T2">isualizzazione corta o troncata) </text:span><text:span text:style-name="T167">rimane </text:span><text:span text:style-name="T2">disponibile su</text:span><text:span text:style-name="T167">lle </text:span><text:span text:style-name="T2">diverse tabelle </text:span><text:span text:style-name="T167">anche </text:span><text:span text:style-name="T2">ag</text:span><text:span text:style-name="T167">endo </text:span><text:span text:style-name="T2">con </text:span><text:span text:style-name="menu"><text:span text:style-name="T2">F3</text:span></text:span><text:span text:style-name="T2"> oppure </text:span><text:span text:style-name="T167">con </text:span><text:span text:style-name="menu"><text:span text:style-name="T2">Ctrl+Maiusc+L</text:span></text:span><text:span text:style-name="T2">. </text:span><text:span text:style-name="T167">Infine è attivabile/disattivabile </text:span><text:span text:style-name="T2">dalla toolbar </text:span><text:span text:style-name="T2"><draw:frame draw:style-name="fr14" draw:name="Immagine13" text:anchor-type="as-char" svg:y="-0.339cm" svg:width="0.651cm" svg:height="0.499cm" draw:z-index="58"><draw:image xlink:href="Pictures/100002010000001A00000014B6D4587CF975ED16.png" xlink:type="simple" xlink:show="embed" xlink:actuate="onLoad" loext:mime-type="image/png"/></draw:frame></text:span><text:span text:style-name="T2"><text:s/></text:span><text:span text:style-name="T168">o ancora </text:span><text:span text:style-name="T2">dal menù </text:span><text:span text:style-name="menu"><text:span text:style-name="T2">LeenO&gt;Descrizione abbreviata ON/OFF</text:span></text:span><text:span text:style-name="T2">.</text:span></text:p>
      <text:p text:style-name="P179"><text:span text:style-name="T168">Il dialogo </text:span><text:span text:style-name="menu"><text:span text:style-name="T168">VISTE</text:span></text:span><text:span text:style-name="T168"> sulla tabella </text:span><text:span text:style-name="fogli"><text:span text:style-name="T2">CONTABILITA</text:span></text:span><text:span text:style-name="T2"> </text:span><text:span text:style-name="T169">porta una didascalia che elenca gli elaborati producibili ed avvisa che la procedura è da ritenersi sperimentale. In realtà gli allegati contabili che vengono prodotti sono corretti e completi. Mancano all'appello il Sommario del registro ed il Certificato di Pagamento che sono di prossima implementazione. Approfondirò l'argomento nel capitolo dedicato.</text:span></text:p>
      <table:table table:name="Tabella75" table:style-name="Tabella75">
        <table:table-column table:style-name="Tabella75.A"/>
        <text:soft-page-break/>
        <table:table-row>
          <table:table-cell table:style-name="Tabella75.A1" office:value-type="string">
            <text:p text:style-name="P68"><draw:frame draw:style-name="fr1" draw:name="Cornice8" text:anchor-type="as-char" svg:width="12.524cm" draw:z-index="68"><draw:text-box fo:min-height="9.167cm"><text:p text:style-name="Figura"><draw:frame draw:style-name="fr13" draw:name="Immagine14" text:anchor-type="paragraph" svg:width="12.524cm" svg:height="9.167cm" style:rel-height="scale" draw:z-index="69"><draw:image xlink:href="Pictures/10000000000002370000019F9133175AB0BDC44D.png" xlink:type="simple" xlink:show="embed" xlink:actuate="onLoad" loext:mime-type="image/png"/></draw:frame>Figura <text:sequence text:ref-name="refFigura4" text:name="Figura" text:formula="ooow:Figura+1" style:num-format="1">5</text:sequence></text:p></draw:text-box></draw:frame></text:p>
          </table:table-cell>
        </table:table-row>
      </table:table>
      <text:p text:style-name="OOoTextBody"><text:span text:style-name="T2">Il comando </text:span><text:span text:style-name="menu"><text:span text:style-name="T2">Vista Libretto delle Misure</text:span></text:span><text:span text:style-name="T2"> non fa altro che riportare a “default” le larghezze di righe e colonne quando, magari dopo un'esigenza estemporanea, queste sono state manomesse.</text:span></text:p>
      <text:list xml:id="list215532554907743" text:continue-numbering="true" text:style-name="elenco-U">
        <text:list-item>
          <text:h text:style-name="P557" text:outline-level="3"><text:bookmark-start text:name="__RefHeading__7439_1364689504"/>Struttu<text:bookmark text:name="strutture"/>re <draw:frame draw:style-name="fr14" draw:name="Immagine20" text:anchor-type="as-char" svg:y="-0.402cm" svg:width="0.48cm" svg:height="0.499cm" draw:z-index="60"><draw:image xlink:href="Pictures/100002010000001A0000001B2EAE2C5EF18105FA.png" xlink:type="simple" xlink:show="embed" xlink:actuate="onLoad" loext:mime-type="image/png"/></draw:frame><text:s/><draw:frame draw:style-name="fr14" draw:name="Immagine21" text:anchor-type="as-char" svg:y="-0.402cm" svg:width="0.48cm" svg:height="0.499cm" draw:z-index="65"><draw:image xlink:href="Pictures/100002010000001A0000001BFE70F6A5FDBEB694.png" xlink:type="simple" xlink:show="embed" xlink:actuate="onLoad" loext:mime-type="image/png"/></draw:frame><text:bookmark-end text:name="__RefHeading__7439_1364689504"/></text:h>
        </text:list-item>
      </text:list>
      <text:p text:style-name="P180"><text:span text:style-name="T2">E' possibile strutturare la vista di </text:span><text:span text:style-name="fogli"><text:span text:style-name="T2">COMPUTO/VARIANTE</text:span></text:span><text:span text:style-name="T2"> in gruppi di righe di caratteristiche comuni usando la scorciatoia </text:span><text:span text:style-name="menu"><text:span text:style-name="T2">Alt</text:span></text:span><text:span text:style-name="menu"><text:span text:style-name="T170">+</text:span></text:span><text:span text:style-name="menu"><text:span text:style-name="T2">+</text:span></text:span><text:span text:style-name="T2"> o l'icona della toolbar </text:span><text:span text:style-name="T2"><draw:frame draw:style-name="fr14" draw:name="Immagine15" text:anchor-type="as-char" svg:y="-0.351cm" svg:width="0.48cm" svg:height="0.499cm" draw:z-index="66"><draw:image xlink:href="Pictures/100002010000001A0000001B2EAE2C5EF18105FA.png" xlink:type="simple" xlink:show="embed" xlink:actuate="onLoad" loext:mime-type="image/png"/></draw:frame></text:span><text:span text:style-name="T2">. </text:span></text:p>
      <text:p text:style-name="P180">Una volta attivata la vista in struttura, attraverso l'uso dei punti di controllo (“+” e “-”) che compaiono sulla sinistra delle righe raggruppate, sarà possibile visualizzare o nascondere i gruppi di righe. In alto a sinistra, in corrispondenza degli stessi punti di controllo, vengono visualizzati dei pulsantini numerati da 1 a 4 (quando nel computo sono presenti titoli di Categorie e <text:span text:style-name="T559">Sottoc</text:span>ategorie) che consentono di decidere quale livello di visualizzazione abilitare, come segue:</text:p>
      <text:list xml:id="list236389671" text:style-name="L13">
        <text:list-item>
          <text:p text:style-name="P339">Sono visibili solo i titoli di Categoria.</text:p>
        </text:list-item>
        <text:list-item>
          <text:p text:style-name="P339">Sono visibili anche i titoli di Sottocategoria.</text:p>
        </text:list-item>
        <text:list-item>
          <text:p text:style-name="P339">Sono visibili anche le descrizioni con i relativi totali.</text:p>
        </text:list-item>
        <text:list-item>
          <text:p text:style-name="P339">Sono visibili anche i singoli righi di misurazione <text:span text:style-name="T556">(visualizzazione completa)</text:span>.</text:p>
        </text:list-item>
      </text:list>
      <text:p text:style-name="P119">La stessa possibilità è disponibile anche sul foglio di <text:span text:style-name="fogli">CONTABILITA</text:span>, in cui, una volta attivata, le v<text:span text:style-name="T557">o</text:span>ci vengono raggruppate secondo il numero del libretto delle misure con cui sono state registrate, <text:span text:style-name="T557">offrendo così, in cima al foglio di calcolo, un quadro sintetico della situazione contabile.</text:span></text:p>
      <text:p text:style-name="P120"><text:span text:style-name="T558">In </text:span><text:span text:style-name="fogli"><text:span text:style-name="T558">Analisi di Prezzo</text:span></text:span><text:span text:style-name="T558"> l'attivazione della vista in struttura produce una visualizzazione dei dati di analisi del tutto simile a quella di </text:span><text:span text:style-name="fogli"><text:span text:style-name="T558">Elenco Prezzi</text:span></text:span><text:span text:style-name="T558">.</text:span></text:p>
      <text:p text:style-name="P121">Per disattiva<text:span text:style-name="T559">r</text:span>e la visualizzazione in struttura è sufficiente usare la combinazione da tastiera <text:span text:style-name="menu">Alt+-</text:span> o da toolbar <draw:frame draw:style-name="fr12" draw:name="Immagine16" text:anchor-type="as-char" svg:width="0.48cm" svg:height="0.499cm" draw:z-index="67"><draw:image xlink:href="Pictures/100002010000001A0000001BFE70F6A5FDBEB694.png" xlink:type="simple" xlink:show="embed" xlink:actuate="onLoad" loext:mime-type="image/png"/></draw:frame>.</text:p>
      <table:table table:name="Tabella52" table:style-name="Tabella52">
        <table:table-column table:style-name="Tabella52.A"/>
        <text:soft-page-break/>
        <table:table-row>
          <table:table-cell table:style-name="Tabella52.A1" office:value-type="string">
            <text:p text:style-name="P59"><draw:frame draw:style-name="fr2" draw:name="Cornice9" text:anchor-type="paragraph" svg:width="16.595cm" draw:z-index="18"><draw:text-box fo:min-height="9.349cm"><text:p text:style-name="Figura"><draw:frame draw:style-name="fr15" draw:name="Immagine17" text:anchor-type="as-char" svg:width="16.595cm" svg:height="9.349cm" style:rel-height="scale" draw:z-index="72"><draw:image xlink:href="Pictures/10000000000006000000035DF1B01FF18D790EBE.png" xlink:type="simple" xlink:show="embed" xlink:actuate="onLoad" loext:mime-type="image/png"/></draw:frame>Figura <text:sequence text:ref-name="refFigura5" text:name="Figura" text:formula="ooow:Figura+1" style:num-format="1">6</text:sequence></text:p></draw:text-box></draw:frame><draw:rect text:anchor-type="paragraph" draw:z-index="13" draw:style-name="gr3" draw:text-style-name="P601" svg:width="0.204cm" svg:height="0.431cm" svg:x="0.974cm" svg:y="2.732cm"><text:p/></draw:rect><draw:rect text:anchor-type="paragraph" draw:z-index="14" draw:style-name="gr3" draw:text-style-name="P601" svg:width="0.611cm" svg:height="0.297cm" svg:x="0.242cm" svg:y="3.14cm"><text:p/></draw:rect><draw:rect text:anchor-type="paragraph" draw:z-index="15" draw:style-name="gr3" draw:text-style-name="P601" svg:width="0.918cm" svg:height="0.599cm" svg:x="5.868cm" svg:y="1.658cm"><text:p/></draw:rect></text:p>
          </table:table-cell>
        </table:table-row>
      </table:table>
      <text:list xml:id="list215531908233102" text:continue-list="list215532554907743" text:style-name="elenco-U">
        <text:list-item>
          <text:h text:style-name="P577" text:outline-level="3"><text:bookmark-start text:name="__RefHeading__10176_1704602542"/><text:span text:style-name="T208">Visualizza&gt;</text:span><text:span text:style-name="T2">Schermo intero</text:span><text:bookmark-end text:name="__RefHeading__10176_1704602542"/></text:h>
        </text:list-item>
      </text:list>
      <text:p text:style-name="P87">Questa non è una possibilità offerta da LibreOffice:</text:p>
      <text:p text:style-name="P189"><text:span text:style-name="T75">m</text:span><text:span text:style-name="T71">enù </text:span><text:span text:style-name="menu"><text:span text:style-name="T71">Visualizza&gt;Schermo intero</text:span></text:span><text:span text:style-name="T71"> oppure </text:span><text:span text:style-name="menu"><text:span text:style-name="T71">Ctrl+Maiusc+J</text:span></text:span><text:span text:style-name="T71">.</text:span></text:p>
      <text:p text:style-name="P85">Può essere comodo e si guadagna una discreta percentuale di visibilità, ma inibisce alcun<text:span text:style-name="T593">e capacità</text:span>.</text:p>
      <text:p text:style-name="P86"><text:span text:style-name="T559">L</text:span>'uso di <text:span text:style-name="T335">LeenO</text:span> in questa modalità visuale <text:span text:style-name="T559">comporta l'uso esclusivo di comandi impartiti tramite scorciatoie da tastiera </text:span>perché <text:span text:style-name="T559">vengono nascosti i menù a cascata e le toolbar che, per questo, rimangono inutilizzabili. </text:span></text:p>
      <text:p text:style-name="P85"><text:span text:style-name="T560">Il vantaggio è di </text:span>lavor<text:span text:style-name="T560">are con minori distrazioni</text:span>, concentrati come non mai...:-)</text:p>
      <text:p text:style-name="P181"><text:span text:style-name="T71">Ritengo comunque che i suoi comportamenti siano diversi a seconda del Sistema Operativo </text:span><text:span text:style-name="T76">in </text:span><text:span text:style-name="T71">us</text:span><text:span text:style-name="T76">o</text:span><text:span text:style-name="T71">, ma, in genere, se si vuole vedere il resto del PC o usare un'altra applicazione è comodo prima ripristinare la visualizzazione standard. La cosa è rapida e indolore: </text:span><text:span text:style-name="menu"><text:span text:style-name="T71">Ctrl+Maiusc+J</text:span></text:span><text:span text:style-name="T71"> (si tratta di uno switch).</text:span></text:p>
      <text:p text:style-name="P85">Comunque fate un po' di prove... il vostro window-manager vi mette a disposizione alternative diverse.</text:p>
      <text:p text:style-name="P73">Per cambiare la visualizzazione si può anche usare la barra di ripristino della visualizzazione standard che appare quando si attiva lo “Schermo Intero”. La cosa migliore è metterla <text:span text:style-name="T560">ben in vista </text:span>in testa allo schermo.</text:p>
      <text:list xml:id="list215533208180725" text:continue-numbering="true" text:style-name="elenco-U">
        <text:list-item>
          <text:h text:style-name="P559" text:outline-level="3"><text:bookmark-start text:name="__RefHeading__20969_246142066"/>Filtri e ricerche<text:bookmark-end text:name="__RefHeading__20969_246142066"/></text:h>
        </text:list-item>
      </text:list>
      <text:p text:style-name="P73">Il termine filtri potrebbe indurre <text:span text:style-name="T594">in </text:span>fraintendimenti perché LibreOffice dispone di diverse modalità di filtraggio delle tabelle. <text:bookmark-start text:name="Filtro automatico"/>Con <text:span text:style-name="T335">LeenO</text:span> ne <text:span text:style-name="T594">sono</text:span> sfruttate alcune.</text:p>
      <text:h text:style-name="P253" text:outline-level="3"><text:bookmark-start text:name="__RefHeading__20971_246142066"/><text:bookmark-end text:name="Filtro automatico"/><text:span text:style-name="T2">Filtro Standard Semplificato (</text:span><text:bookmark-start text:name="Filtro automatico1"/><text:span text:style-name="T2">Filtro per ricerche) </text:span><text:span text:style-name="T2"><draw:frame draw:style-name="fr12" draw:name="Immagine22" text:anchor-type="as-char" svg:width="0.499cm" svg:height="0.54cm" draw:z-index="70"><draw:image xlink:href="Pictures/10000201000000180000001ADDD68311787B574F.png" xlink:type="simple" xlink:show="embed" xlink:actuate="onLoad" loext:mime-type="image/png"/></draw:frame></text:span><text:bookmark-end text:name="__RefHeading__20971_246142066"/></text:h>
      <text:p text:style-name="P123"><text:bookmark-end text:name="Filtro automatico1"/><text:span text:style-name="T448">Questo comando si attiva/disattiva con menù </text:span><text:span text:style-name="menu"><text:span text:style-name="T562">LeenO&gt;Filtro Standard Semplificato ON/OFF</text:span></text:span><text:span text:style-name="T448">, o da toolbar </text:span><text:span text:style-name="T448"><draw:frame draw:style-name="fr12" draw:name="Immagine23" text:anchor-type="as-char" svg:width="0.499cm" svg:height="0.54cm" draw:z-index="71"><draw:image xlink:href="Pictures/10000201000000180000001ADDD68311787B574F.png" xlink:type="simple" xlink:show="embed" xlink:actuate="onLoad" loext:mime-type="image/png"/></draw:frame></text:span><text:span text:style-name="T448"><text:s/>e serve per</text:span><text:span text:style-name="T447"> effettuare ricerche veloci su Elenchi prezzi, Prezzari e Computo. Sfrutta le opzioni del Filtro Standard di LibreOffice.</text:span></text:p>
      <text:p text:style-name="P160"><text:span text:style-name="T71">Attivandolo,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71">.</text:span></text:p>
      <text:p text:style-name="P160"><text:soft-page-break/><text:span text:style-name="T61">N</text:span><text:span text:style-name="T59">on trova le parole </text:span><text:span text:style-name="T60">sillabate</text:span><text:span text:style-name="T71">.</text:span></text:p>
      <text:h text:style-name="P252" text:outline-level="3"><text:bookmark-start text:name="__RefHeading___Toc17427_1060869837"/>Filtr<text:span text:style-name="T561">a Codice della voce corrente </text:span><text:span text:style-name="T561"><draw:frame draw:style-name="fr14" draw:name="Immagine19" text:anchor-type="as-char" svg:y="-0.441cm" svg:width="0.499cm" svg:height="0.54cm" draw:z-index="73"><draw:image xlink:href="Pictures/100002010000001A0000001CBDB9C0DD981F2B73.png" xlink:type="simple" xlink:show="embed" xlink:actuate="onLoad" loext:mime-type="image/png"/></draw:frame></text:span><text:bookmark-end text:name="__RefHeading___Toc17427_1060869837"/></text:h>
      <text:p text:style-name="P182"><text:span text:style-name="T173">E' un comodissimo sistema di filtro delle voci, disponibile </text:span><text:span text:style-name="T172">nelle tabelle di </text:span><text:span text:style-name="fogli"><text:span text:style-name="T172">COMPUTO/VARIANTE</text:span></text:span><text:span text:style-name="T172"> e </text:span><text:span text:style-name="fogli"><text:span text:style-name="T172">CONTABILITA</text:span></text:span><text:span text:style-name="T172">, </text:span><text:span text:style-name="T173">che si attiva con</text:span><text:span text:style-name="T2"> </text:span><text:span text:style-name="menu"><text:span text:style-name="T2">Ctrl+Maiusc+F</text:span></text:span><text:span text:style-name="T2"> oppure dal menù </text:span><text:span text:style-name="menu"><text:span text:style-name="T2">LeenO&gt;Filtra Codice della voce correte</text:span></text:span><text:span text:style-name="T2"> </text:span><text:span text:style-name="T171">o dalla toolbar </text:span><text:span text:style-name="T171"><draw:frame draw:style-name="fr14" draw:name="Immagine18" text:anchor-type="as-char" svg:y="-0.441cm" svg:width="0.499cm" svg:height="0.54cm" draw:z-index="74"><draw:image xlink:href="Pictures/100002010000001A0000001CBDB9C0DD981F2B73.png" xlink:type="simple" xlink:show="embed" xlink:actuate="onLoad" loext:mime-type="image/png"/></draw:frame></text:span><text:span text:style-name="T2">. </text:span><text:span text:style-name="T173">Non fa altro che applicare una vista in struttura delle voci escludendo dai raggruppamenti le voci il cui codice è quello appartenente alla voce corrente.</text:span></text:p>
      <text:p text:style-name="P122">E' un comando che ritengo indispensabile ed al quale ricorro spesso quan<text:span text:style-name="T564">d</text:span>o lavoro su computi complessi in cui alcune voci ricorrono più volte. In contabilità torna utile per “rintracciare” le ricorrenze delle <text:span text:style-name="T563">lavorazioni</text:span> nei diversi SAL.</text:p>
      <text:h text:style-name="Heading_20_3" text:outline-level="3"><text:bookmark-start text:name="__RefHeading__20973_246142066"/><text:span text:style-name="T412">Filtra Computo e fa una copia su altra tabella</text:span> <draw:frame draw:style-name="fr12" draw:name="Immagine24" text:anchor-type="as-char" svg:width="0.499cm" svg:height="0.54cm" draw:z-index="75"><draw:image xlink:href="Pictures/100002010000001A0000001CFAABBBD21B008CCF.png" xlink:type="simple" xlink:show="embed" xlink:actuate="onLoad" loext:mime-type="image/png"/></draw:frame><text:bookmark-end text:name="__RefHeading__20973_246142066"/></text:h>
      <text:p text:style-name="P190">Questo comando, disponibile tramite menù <text:span text:style-name="menu">LeenO&gt;Filtra Computo e fa una copia su altra tabella</text:span> <draw:frame draw:style-name="fr12" draw:name="Immagine25" text:anchor-type="as-char" svg:width="0.499cm" svg:height="0.54cm" draw:z-index="76"><draw:image xlink:href="Pictures/100002010000001A0000001CFAABBBD21B008CCF.png" xlink:type="simple" xlink:show="embed" xlink:actuate="onLoad" loext:mime-type="image/png"/></draw:frame><text:s/>è uno strumento utilissimo. <text:span text:style-name="T2">Funziona in questo modo: la tabella </text:span><text:span text:style-name="fogli"><text:span text:style-name="T2">COMPUTO/VARIANTE</text:span></text:span><text:span text:style-name="T2"> viene filtrata sulla base di </text:span><text:span text:style-name="T177">un'etichetta </text:span><text:span text:style-name="T2">(segn</text:span><text:span text:style-name="T209">o</text:span><text:span text:style-name="T2">/sigl</text:span><text:span text:style-name="T209">a</text:span><text:span text:style-name="T2">)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 AI</text:span></text:span><text:span text:style-name="T2"> dello stesso foglio di </text:span><text:span text:style-name="fogli"><text:span text:style-name="T2">COMPUTO/VARIANTE</text:span></text:span><text:span text:style-name="T2"> </text:span><text:span text:style-name="T177">in corrispondenza della riga di “Sommano”,</text:span></text:p>
      <text:list xml:id="list462482753" text:style-name="L14">
        <text:list-item>
          <text:p text:style-name="P340"><text:span text:style-name="T2">Le colonne </text:span><text:span text:style-name="colonne"><text:span text:style-name="T2">AF</text:span></text:span><text:span text:style-name="T2">, </text:span><text:span text:style-name="colonne"><text:span text:style-name="T2">AG</text:span></text:span><text:span text:style-name="T2"> contengono </text:span><text:span text:style-name="T177">tag relativi a </text:span><text:span text:style-name="T174">categorie </text:span><text:span text:style-name="T2">e sotto </text:span><text:span text:style-name="T174">categorie, </text:span><text:span text:style-name="T175">visibili utilizzando il </text:span><text:span text:style-name="T210">dialogo</text:span><text:span text:style-name="T175"> </text:span><text:span text:style-name="menu"><text:span text:style-name="T175">VISTE&gt;Cat e SubCat</text:span></text:span><text:span text:style-name="T2">.</text:span></text:p>
        </text:list-item>
        <text:list-item>
          <text:p text:style-name="P340"><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 </text:span><text:span text:style-name="T175">visibili utilizzando il </text:span><text:span text:style-name="T210">dialogo</text:span><text:span text:style-name="T175"> </text:span><text:span text:style-name="menu"><text:span text:style-name="T175">VISTE&gt;Tag</text:span></text:span><text:span text:style-name="T2">.</text:span></text:p>
        </text:list-item>
      </text:list>
      <text:p text:style-name="OOoTextBody">Inserendo opportune sigle in quelle colonne si potranno velocemente stralciare gruppi di voci.</text:p>
      <text:p text:style-name="OOoTextBody"><text:span text:style-name="T2">Tutte e quattro sono comunque utilizzabili per estrarre parti del computo che verranno duplicate automaticamente su una nuova tabella. </text:span>In questo modo si può ottenere velocemente uno stralcio, o estrarre un computo specialistico.</text:p>
      <text:p text:style-name="P183"><text:span text:style-name="T176">A</text:span><text:span text:style-name="T175">ttiva</text:span><text:span text:style-name="T176">ndo</text:span><text:span text:style-name="T175"> il comando, viene visualizzata una schermata in cui è </text:span><text:span text:style-name="T210">possibile</text:span><text:span text:style-name="T175"> indicare la tabella da filtrare (</text:span><text:span text:style-name="fogli"><text:span text:style-name="T175">COMPUTO</text:span></text:span><text:span text:style-name="T175"> o </text:span><text:span text:style-name="fogli"><text:span text:style-name="T175">VARIANTE </text:span></text:span><text:span text:style-name="T175">) ed i valori secondo cui filtrare. Infine è sufficiente cliccare il pulsante corrispondente al tipo di filtro deciso.</text:span></text:p>
      <text:p text:style-name="P184"><text:span text:style-name="T175">O</text:span><text:span text:style-name="T2">ltre le possibilità già indicate, </text:span><text:span text:style-name="T211">più in basso nello stesso foglio</text:span><text:span text:style-name="T2"> è </text:span><text:span text:style-name="T211">disponibile</text:span><text:span text:style-name="T2"> il filtro per codice di prezzo che isolerà le voci in base all'indicazione del codice selezionato direttamente dalla corrispondente lista di scelta.</text:span></text:p>
      <text:p text:style-name="P183"><text:span text:style-name="T2">La tabella ottenuta ha le medesime caratteristiche di un foglio </text:span><text:span text:style-name="fogli"><text:span text:style-name="T2">COMPUTO</text:span></text:span><text:span text:style-name="T2">, ma per poterl</text:span><text:span text:style-name="T177">a</text:span><text:span text:style-name="T2"> utilizzare come tale è necessario rinominar</text:span><text:span text:style-name="T177">l</text:span><text:span text:style-name="T2">a come </text:span><text:span text:style-name="fogli"><text:span text:style-name="T2">COMPUTO</text:span></text:span><text:span text:style-name="T2"> </text:span><text:span text:style-name="T175">o </text:span><text:span text:style-name="fogli"><text:span text:style-name="T175">VARIANTE</text:span></text:span><text:span text:style-name="T2"> </text:span><text:span text:style-name="T177">(</text:span><text:span text:style-name="T2">non prima di aver cambiato nome alla tab </text:span><text:span text:style-name="T211">di partenza</text:span><text:span text:style-name="T2"> originale).</text:span></text:p>
      <text:h text:style-name="OOoHeading_20_3" text:outline-level="3"><text:bookmark-start text:name="__RefHeading__9042_90321780"/>Ricerche<text:bookmark-end text:name="__RefHeading__9042_90321780"/></text:h>
      <text:p text:style-name="Standard"><text:span text:style-name="T595">LeenO</text:span>, per ora, aggiunge poco alle opzioni di ricerca dell'interfaccia utente di LibreOffice: in merito la guida in linea e il materiale in rete sono piuttosto esaustivi.</text:p>
      <text:p text:style-name="OOoTextBody"><text:span text:style-name="T2">Le ricerche in LO sono potenti, ma possono risultare complesse. Inoltre in LO </text:span><text:span text:style-name="T211">è stata</text:span><text:span text:style-name="T2"> introdott</text:span><text:span text:style-name="T211">a</text:span><text:span text:style-name="T2"> una ricerca semplificata che appare in basso nella riga di status; dal menù si raggiunge comunque la finestra di </text:span><text:span text:style-name="menu"><text:span text:style-name="T2">Trova &amp; Sostituisci</text:span></text:span><text:span text:style-name="T2"> (</text:span><text:span text:style-name="menu"><text:span text:style-name="T2">Ctrl+H</text:span></text:span><text:span text:style-name="T2">).</text:span></text:p>
      <table:table table:name="Table1" table:style-name="Table1">
        <table:table-column table:style-name="Table1.A"/>
        <text:soft-page-break/>
        <table:table-row>
          <table:table-cell table:style-name="Table1.A1" office:value-type="string">
            <text:p text:style-name="P67"><draw:frame draw:style-name="fr2" draw:name="Frame1" text:anchor-type="paragraph" svg:width="16.806cm" draw:z-index="19"><draw:text-box fo:min-height="14.171cm"><text:p text:style-name="Figura"><draw:frame draw:style-name="fr13" draw:name="Image1" text:anchor-type="paragraph" svg:width="16.806cm" svg:height="14.171cm" style:rel-height="scale" draw:z-index="20"><draw:image xlink:href="Pictures/100002010000051C0000044F3F48E7D5A2B2B36D.png" xlink:type="simple" xlink:show="embed" xlink:actuate="onLoad" loext:mime-type="image/png"/></draw:frame>Figura <text:sequence text:ref-name="refFigura6" text:name="Figura" text:formula="ooow:Figura+1" style:num-format="1">7</text:sequence></text:p></draw:text-box></draw:frame></text:p>
          </table:table-cell>
        </table:table-row>
      </table:table>
      <text:p text:style-name="P73">Uno degli errori più comuni riguarda la ricerca di dati sulla tabella corrente che, in realtà, <text:span text:style-name="T565">sono </text:span>su un'altra tabella. <text:span text:style-name="T596">LeenO</text:span> lavora su tabelle con formule che prelevano i dati da altre tabelle, e quello che vediamo sono spesso stringhe di testo in realtà <text:span text:style-name="T596">memorizzate</text:span> da <text:span text:style-name="T596">un</text:span>'altra parte.</text:p>
      <text:p text:style-name="P160"><text:span text:style-name="T2">Ne è un esempio la descrizione di una voce che è scritta in </text:span><text:span text:style-name="fogli"><text:span text:style-name="T2">Elenco Prezzi</text:span></text:span><text:span text:style-name="T2"> ma viene visualizzata in </text:span><text:span text:style-name="fogli"><text:span text:style-name="T2">COMPUTO</text:span></text:span><text:span text:style-name="T2"> mediante </text:span><text:span text:style-name="T178">l</text:span><text:span text:style-name="T2">a formula CERCA.VERT().</text:span></text:p>
      <text:p text:style-name="P160"><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120">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178">Trova</text:span></text:span><text:span text:style-name="menu"><text:span text:style-name="T2"> e Sostituisci</text:span></text:span><text:span text:style-name="T2"> </text:span><text:span text:style-name="T178">(</text:span><text:span text:style-name="T30">Figura 9</text:span><text:span text:style-name="T178">).</text:span></text:p>
      <text:p text:style-name="P73">Solo in quel modo abbiamo la possibilità di trovare la stringa se il testo che la contiene non è fisicamente presente in quella cella.</text:p>
      <text:p text:style-name="P73">Concludendo, se usiamo la finestra di ricerca d<text:span text:style-name="T565">i</text:span> LO non avremo nessuna possibilità di trovare elementi “linkati” <text:span text:style-name="T565">se non impostiamo le opportune opzioni</text:span>.</text:p>
      <text:list xml:id="list215532285370459" text:continue-list="list215531196399267" text:style-name="Numbering_20_1">
        <text:list-item>
          <text:h text:style-name="P320" text:outline-level="1"><text:bookmark-start text:name="__RefHeading__20975_246142066"/>ORGANIZZAZIONE DEL <text:span text:style-name="T598">FILE DI</text:span> <text:span text:style-name="T597">LAVORO</text:span><text:bookmark-end text:name="__RefHeading__20975_246142066"/></text:h>
        </text:list-item>
      </text:list>
      <text:p text:style-name="P191"><text:span text:style-name="T71">All'apertura di un file-</text:span><text:span text:style-name="T77">computo</text:span><text:span text:style-name="T71"> di </text:span><text:span text:style-name="T341">LeenO</text:span><text:span text:style-name="T71"> </text:span><text:span text:style-name="T77">vi sarà mostrato il </text:span><text:span text:style-name="menu"><text:span text:style-name="T77">Men</text:span></text:span><text:span text:style-name="menu"><text:span text:style-name="T78">ù</text:span></text:span><text:span text:style-name="menu"><text:span text:style-name="T77"> Principale (Ctrl+0)</text:span></text:span><text:span text:style-name="T71"> </text:span><text:span text:style-name="T77">da cui potrete raggiungere le varie tabelle di lavoro. </text:span><text:span text:style-name="T78">Nel dialogo del </text:span><text:span text:style-name="menu"><text:span text:style-name="T77">Men</text:span></text:span><text:span text:style-name="menu"><text:span text:style-name="T78">ù</text:span></text:span><text:span text:style-name="menu"><text:span text:style-name="T77"> Principale</text:span></text:span><text:span text:style-name="T78"> sono presenti anche alcune informazioni relative agli importi ed alla versione dell’applicazione installata.</text:span></text:p>
      <table:table table:name="Tabella70" table:style-name="Tabella70">
        <table:table-column table:style-name="Tabella70.A"/>
        <table:table-row>
          <table:table-cell table:style-name="Tabella70.A1" office:value-type="string">
            <text:p text:style-name="P69"><draw:frame draw:style-name="fr2" draw:name="Cornice12" text:anchor-type="paragraph" svg:width="16.034cm" draw:z-index="21"><draw:text-box fo:min-height="12.277cm"><text:p text:style-name="Figura"><draw:frame draw:style-name="fr11" draw:name="Immagine32" text:anchor-type="as-char" svg:width="16.034cm" style:rel-width="100%" svg:height="12.277cm" style:rel-height="scale" draw:z-index="77"><draw:image xlink:href="Pictures/100000000000025E000001D09EC84BFAE20AAE5B.png" xlink:type="simple" xlink:show="embed" xlink:actuate="onLoad" loext:mime-type="image/png"/></draw:frame><text:line-break/>Figura <text:sequence text:ref-name="refFigura7" text:name="Figura" text:formula="ooow:Figura+1" style:num-format="1">8</text:sequence></text:p></draw:text-box></draw:frame></text:p>
          </table:table-cell>
        </table:table-row>
      </table:table>
      <text:p text:style-name="P198"><text:span text:style-name="T77">L</text:span><text:span text:style-name="T79">e tabelle </text:span><text:span text:style-name="T80">p</text:span><text:span text:style-name="T79">rincipali disponibili all’apertura di un nuovo file di computo sono:</text:span></text:p>
      <text:list xml:id="list48721143" text:style-name="L15">
        <text:list-item>
          <text:p text:style-name="P341"><text:span text:style-name="fogli"><text:span text:style-name="T2">Elenco Prezzi</text:span></text:span><text:span text:style-name="T2"> - un magazzino dove sono raccolti:</text:span></text:p>
          <text:list>
            <text:list-item>
              <text:p text:style-name="P341">i prezzi dei prezzari ufficiali</text:p>
            </text:list-item>
            <text:list-item>
              <text:p text:style-name="P341"><text:span text:style-name="T2">i prezzi ricavati con le </text:span><text:span text:style-name="fogli"><text:span text:style-name="T2">Analisi di prezzo</text:span></text:span></text:p>
            </text:list-item>
            <text:list-item>
              <text:p text:style-name="P341">i prezzi di mercato</text:p>
            </text:list-item>
          </text:list>
        </text:list-item>
        <text:list-item>
          <text:p text:style-name="P341"><text:span text:style-name="fogli"><text:span text:style-name="T2">COMPUTO</text:span></text:span></text:p>
        </text:list-item>
        <text:list-item>
          <text:p text:style-name="P341"><text:span text:style-name="fogli"><text:span text:style-name="T2">S1</text:span></text:span><text:span text:style-name="T2"> che è una sorta di splash screen da cui è possibile unirsi ai social dedicati a LeenO.</text:span></text:p>
        </text:list-item>
      </text:list>
      <text:p text:style-name="P72">Le altre tabelle, che vengono create in automatico durante l’uso del programma, sono:</text:p>
      <text:list xml:id="list1552729416" text:style-name="L16">
        <text:list-item>
          <text:p text:style-name="P342"><text:span text:style-name="fogli"><text:span text:style-name="T2">Analisi di Prezzo</text:span></text:span></text:p>
        </text:list-item>
        <text:list-item>
          <text:p text:style-name="P342"><text:span text:style-name="fogli"><text:span text:style-name="T2">VARIANTE</text:span></text:span></text:p>
        </text:list-item>
        <text:list-item>
          <text:p text:style-name="P342"><text:span text:style-name="fogli"><text:span text:style-name="T2">CONTABILITA</text:span></text:span></text:p>
        </text:list-item>
        <text:list-item>
          <text:p text:style-name="P342"><text:span text:style-name="fogli"><text:span text:style-name="T2">Registro</text:span></text:span></text:p>
        </text:list-item>
        <text:list-item>
          <text:p text:style-name="P342"><text:span text:style-name="fogli"><text:span text:style-name="T2">SAL</text:span></text:span></text:p>
        </text:list-item>
      </text:list>
      <text:p text:style-name="P205"><text:span text:style-name="T78">L</text:span><text:span text:style-name="T71">a peculiarità di LeenO è che questi elaborati possono coesistere nello stesso file di lavoro. Questo consente di ottenere, in tempo reale, </text:span><text:span text:style-name="T90">dei quadri di raffronto che permettono di tenere d’occhio le differenze tra previsioni progettuali e avanzamento di spesa.</text:span></text:p>
      <text:p text:style-name="P198"><text:span text:style-name="T2">Oltre a queste </text:span><text:span text:style-name="T226">tabelle</text:span><text:span text:style-name="T2"> ve ne sono altre secondarie di supporto, spesso nascoste, di cui alcune indispensabili </text:span><text:soft-page-break/><text:span text:style-name="T2">al funzionamento del programma (</text:span><text:span text:style-name="fogli"><text:span text:style-name="T2">M1</text:span></text:span><text:span text:style-name="T2">, </text:span><text:span text:style-name="fogli"><text:span text:style-name="T2">S2</text:span></text:span><text:span text:style-name="T2">, </text:span><text:span text:style-name="fogli"><text:span text:style-name="T2">S3</text:span></text:span><text:span text:style-name="T2">, </text:span><text:span text:style-name="fogli"><text:span text:style-name="T2">S4</text:span></text:span><text:span text:style-name="T2">) e che contengono l’</text:span><text:span text:style-name="fogli"><text:span text:style-name="T2">Anagrafica generale</text:span></text:span><text:span text:style-name="T2">, le </text:span><text:span text:style-name="fogli"><text:span text:style-name="T2">Variabili</text:span></text:span><text:span text:style-name="fogli"><text:span text:style-name="T79"> </text:span></text:span><text:span text:style-name="fogli"><text:span text:style-name="T2">generali</text:span></text:span><text:span text:style-name="T2"> l’elenco delle </text:span><text:span text:style-name="fogli"><text:span text:style-name="T2">Scorciatoie</text:span></text:span><text:span text:style-name="T2"> ed altro. Sarà bene ignorarle del tutto per evitare inconvenienti!</text:span></text:p>
      <table:table table:name="Tabella53" table:style-name="Tabella53">
        <table:table-column table:style-name="Tabella53.A"/>
        <table:table-column table:style-name="Tabella53.B"/>
        <table:table-row>
          <table:table-cell table:style-name="Tabella53.A1" office:value-type="string">
            <text:p text:style-name="P47">Attenzione</text:p>
            <text:p text:style-name="P47"><draw:frame draw:style-name="fr10" draw:name="Immagine3" text:anchor-type="as-char" svg:y="-0.669cm" svg:width="1.094cm" svg:height="1.011cm" draw:z-index="78"><draw:image xlink:href="Pictures/10000201000000500000004A5C57FE847CB22350.png" xlink:type="simple" xlink:show="embed" xlink:actuate="onLoad" loext:mime-type="image/png"/></draw:frame></text:p>
          </table:table-cell>
          <table:table-cell table:style-name="Tabella53.B1" office:value-type="string">
            <text:p text:style-name="P273">Queste tabelle sono collegate tra di loro: non <text:span text:style-name="T605">è</text:span> <text:span text:style-name="T416">MAI</text:span> il <text:span text:style-name="T605">caso di cambiarne il nome o di cancellarle!</text:span></text:p>
            <text:p text:style-name="P273"><text:span text:style-name="T383">La manomissione non attenta de</text:span><text:span text:style-name="T384">i </text:span><text:span text:style-name="T383">fogli </text:span><text:span text:style-name="fogli"><text:span text:style-name="T385">di supporto</text:span></text:span><text:span text:style-name="T383"> può compromettere l'intero funzionamento di LeenO.</text:span></text:p>
          </table:table-cell>
        </table:table-row>
      </table:table>
      <text:p text:style-name="P216"><text:span text:style-name="T78">V</text:span><text:span text:style-name="T71">i è ancora una serie di tabelle dedicate alla produzione delle diverse copertine (testate) degli elaborati che sono visualizzabili dal menù: </text:span><text:span text:style-name="menu"><text:span text:style-name="T196">LeenO&gt;</text:span></text:span><text:span text:style-name="menu"><text:span text:style-name="T198">Gestione Copertine...&gt;...</text:span></text:span></text:p>
      <text:p text:style-name="P202"><text:span text:style-name="T81">Nel documento di lavoro è possibile aggiungere tante tabelle quante ne riesce a gestire il computer, quindi è possibile conservare più versioni degli elaborati, tenendo conto che LeenO, per lavorare, prenderà in considerazione solo le tabelle che avranno i nomi predefiniti. Ad esempio, potranno coesistere più tabelle con nome COMPUTO_1, COMPUTO_2, COMPUTO_copia e così via, ma LeenO </text:span><text:span text:style-name="T86">continuerà</text:span><text:span text:style-name="T81"> a lavorare sull’unica tabella con nome </text:span><text:span text:style-name="fogli"><text:span text:style-name="T2">COMPUTO</text:span></text:span><text:span text:style-name="fogli"><text:span text:style-name="T348">. Ovviamente ciascuno potrà ancora aggiungere varie tabelle per i diversi Quadri Economici (a suo gusto e discrezione...), opportunamente linkate</text:span></text:span><text:span text:style-name="fogli"><text:span text:style-name="T348"><text:note text:id="ftn11" text:note-class="footnote"><text:note-citation>11</text:note-citation><text:note-body><text:p text:style-name="P54">Anche in questo caso si raccomanda l'uso di riferimenti assoluti al nome della tabella di origine ($nome_tab_origine.alfaxx). Questo per evitare sorprese quando si duplica il foglio e/o lo si manda in stampa usando le procedure di <text:span text:style-name="T378">LeenO</text:span>.</text:p></text:note-body></text:note></text:span></text:span><text:span text:style-name="fogli"><text:span text:style-name="T348"> ai totali delle giuste tabelle ma anche copia/incolla può andare, </text:span></text:span><text:span text:style-name="fogli"><text:span text:style-name="T349">ma</text:span></text:span><text:span text:style-name="fogli"><text:span text:style-name="T348"> in questo caso </text:span></text:span><text:span text:style-name="fogli"><text:span text:style-name="T349">non </text:span></text:span><text:span text:style-name="fogli"><text:span text:style-name="T348">si </text:span></text:span><text:span text:style-name="fogli"><text:span text:style-name="T349">apprezzeranno</text:span></text:span><text:span text:style-name="fogli"><text:span text:style-name="T348"> le potenzialità proprie di un </text:span></text:span><text:span text:style-name="fogli"><text:span text:style-name="T349">c</text:span></text:span><text:span text:style-name="fogli"><text:span text:style-name="T348">omputo su tabelle di calcolo.</text:span></text:span></text:p>
      <text:p text:style-name="P203"><text:span text:style-name="T71">I Prezzari (listini) sono altri file, autonomi ed esterni al documento di lavoro. </text:span><text:span text:style-name="T84">Questi</text:span><text:span text:style-name="T71"> sono dei file accessori dai quali andremo a prelevare delle voci di prezzo </text:span><text:span text:style-name="T87">da</text:span><text:span text:style-name="T71"> inserire </text:span><text:span text:style-name="T87">nell’</text:span><text:span text:style-name="fogli"><text:span text:style-name="T610">Elenco Prezzi</text:span></text:span><text:span text:style-name="T71"> </text:span><text:span text:style-name="T87">del file di lavoro</text:span><text:span text:style-name="T71">.</text:span></text:p>
      <text:p text:style-name="P199"><text:span text:style-name="T71">Per questo devo introdurre un concetto fondamentale: quello del “Documento di Contabilità Corrente”, spesso abbreviato in </text:span><text:bookmark-start text:name="DCC"/><text:span text:style-name="T59">DCC</text:span><text:bookmark-end text:name="DCC"/><text:span text:style-name="T71">. Intendo dire che possiamo tenere apert</text:span><text:span text:style-name="T88">i</text:span><text:span text:style-name="T71"> più </text:span><text:span text:style-name="T2">lavori</text:span><text:span text:style-name="T71"> di </text:span><text:span text:style-name="T341">LeenO</text:span><text:span text:style-name="T71">, ciascuno contenete il suo computo, ma un</text:span><text:span text:style-name="T88">o</text:span><text:span text:style-name="T71"> sol</text:span><text:span text:style-name="T88">o di questi</text:span><text:span text:style-name="T71"> sarà </text:span><text:span text:style-name="T88">i</text:span><text:span text:style-name="T71">l </text:span><text:span text:style-name="T59">DCC</text:span><text:span text:style-name="T71">, ovvero uno solo sarà il documento che stiamo elaborando </text:span><text:span text:style-name="T88">ed al quale sono indirizzati i prezzi prelevati dal listino</text:span><text:span text:style-name="T71">!</text:span></text:p>
      <text:p text:style-name="P137"><text:span text:style-name="T447">Q</text:span><text:span text:style-name="T453">uindi, q</text:span><text:span text:style-name="T447">uando da un </text:span><text:span text:style-name="T451">listino</text:span><text:span text:style-name="T447"> </text:span><text:span text:style-name="T451">vogliamo</text:span><text:span text:style-name="T447"> inviare una voce </text:span><text:span text:style-name="T451">di prezzo </text:span><text:span text:style-name="T447">al </text:span><text:span text:style-name="T453">file di lavoro </text:span><text:span text:style-name="T447">di </text:span><text:span text:style-name="T358">LeenO</text:span><text:span text:style-name="T447">, questa finirà </text:span><text:span text:style-name="T453">solo nel</text:span><text:span text:style-name="T447"> </text:span><text:span text:style-name="T425">DCC</text:span><text:span text:style-name="T447"> e non su</text:span> un<text:span text:style-name="T606">o</text:span> de<text:span text:style-name="T606">gli</text:span> altr<text:span text:style-name="T606">i lavori </text:span>eventualmente apert<text:span text:style-name="T606">i</text:span><text:note text:id="ftn12" text:note-class="footnote"><text:note-citation>12</text:note-citation><text:note-body><text:p text:style-name="P55">É il caso di una contabilità analoga di un altro progetto che si vuole consultare, oppure di un'altra copia dello stesso progetto (un backup o simili).</text:p></text:note-body></text:note>.</text:p>
      <text:p text:style-name="P199"><text:span text:style-name="T2">Per definire il </text:span><text:span text:style-name="T56">DCC</text:span><text:span text:style-name="T2"> è sufficiente andare su </text:span><text:span text:style-name="fogli"><text:span text:style-name="T2">Dati di questo Documento</text:span></text:span><text:span text:style-name="T2"> </text:span><text:span text:style-name="T219">tramite il </text:span><text:span text:style-name="menu"><text:span text:style-name="T219">Menù Principale</text:span></text:span><text:span text:style-name="menu"><text:span text:style-name="T2"> </text:span></text:span><text:span text:style-name="menu"><text:span text:style-name="T219">(</text:span></text:span><text:span text:style-name="menu"><text:span text:style-name="T2">Ctrl+0</text:span></text:span><text:span text:style-name="menu"><text:span text:style-name="T219">)</text:span></text:span><text:span text:style-name="T2"> e cliccare su </text:span><text:span text:style-name="menu"><text:span text:style-name="T2">[Rendi </text:span></text:span><text:span text:style-name="menu"><text:span text:style-name="T220">Documento di Contabilità CORRENTE</text:span></text:span><text:span text:style-name="menu"><text:span text:style-name="T2"> questo documento]</text:span></text:span>.</text:p>
      <table:table table:name="Tabella78" table:style-name="Tabella78">
        <table:table-column table:style-name="Tabella78.A"/>
        <table:table-row>
          <table:table-cell table:style-name="Tabella78.A1" office:value-type="string">
            <text:p text:style-name="P4"><draw:frame draw:style-name="fr2" draw:name="Cornice1" text:anchor-type="paragraph" svg:width="16.806cm" draw:z-index="22"><draw:text-box fo:min-height="7.835cm"><text:p text:style-name="Figura"><draw:frame draw:style-name="fr11" draw:name="Immagine35" text:anchor-type="as-char" svg:width="16.806cm" style:rel-width="100%" svg:height="7.835cm" style:rel-height="scale" draw:z-index="79"><draw:image xlink:href="Pictures/20000009000067FA0000307A85E61E0492006EDA.svm" xlink:type="simple" xlink:show="embed" xlink:actuate="onLoad" loext:mime-type="image/x-vclgraphic"/></draw:frame><text:line-break/>Figura <text:sequence text:ref-name="refFigura8" text:name="Figura" text:formula="ooow:Figura+1" style:num-format="1">9</text:sequence></text:p></draw:text-box></draw:frame></text:p>
          </table:table-cell>
        </table:table-row>
      </table:table>
      <text:p text:style-name="P88"><text:span text:style-name="fogli"><text:span text:style-name="T359">Da quel momento tutti i documenti aperti sulla scrivania sapranno qual è il </text:span></text:span><text:span text:style-name="fogli"><text:span text:style-name="T367">DCC</text:span></text:span><text:span text:style-name="fogli"><text:span text:style-name="T359"> su cui stiamo lavorando!</text:span></text:span></text:p>
      <text:p text:style-name="P204"><text:soft-page-break/><text:span text:style-name="T200">La</text:span><text:span text:style-name="T196"> schermata </text:span><text:span text:style-name="fogli"><text:span text:style-name="T2">Dati di questo Documento</text:span></text:span><text:span text:style-name="T2"> </text:span><text:span text:style-name="T196">è divisa in </text:span><text:span text:style-name="T201">due</text:span><text:span text:style-name="T196"> parti:</text:span></text:p>
      <text:list xml:id="list3422652317" text:style-name="L17">
        <text:list-item>
          <text:p text:style-name="P505"><text:span text:style-name="fogli"><text:span text:style-name="T344">la parte superiore, più complessa, con i diversi dati del progetto inseriti in una griglia che prospetta anche i Piè di Pagina e gli header della Pagina</text:span></text:span><text:span text:style-name="fogli"><text:span text:style-name="T344"><text:note text:id="ftn13" text:note-class="footnote"><text:note-citation>13</text:note-citation><text:note-body><text:p text:style-name="P54">Con Click sul Pulsante a dx <text:span text:style-name="menu">[Aggiorna header e piè di pagina]</text:span> gli stili di pagina verranno aggiornati con i dati che vedete nei campi corrispondenti</text:p></text:note-body></text:note></text:span></text:span><text:span text:style-name="fogli"><text:span text:style-name="T344">;</text:span></text:span></text:p>
        </text:list-item>
        <text:list-item>
          <text:p text:style-name="P505"><text:span text:style-name="fogli"><text:span text:style-name="T344">subito </text:span></text:span><text:span text:style-name="fogli"><text:span text:style-name="T345">sotto,</text:span></text:span><text:span text:style-name="fogli"><text:span text:style-name="T344"> nom</text:span></text:span><text:span text:style-name="fogli"><text:span text:style-name="T346">i</text:span></text:span><text:span text:style-name="fogli"><text:span text:style-name="T344"> e percors</text:span></text:span><text:span text:style-name="fogli"><text:span text:style-name="T346">i </text:span></text:span><text:span text:style-name="fogli"><text:span text:style-name="T344">del documento in uso e del </text:span></text:span><text:span text:style-name="fogli"><text:span text:style-name="T356">DCC</text:span></text:span><text:span text:style-name="fogli"><text:span text:style-name="T347">.</text:span></text:span></text:p>
        </text:list-item>
      </text:list>
      <text:p text:style-name="P200"><text:span text:style-name="T85">L</text:span><text:span text:style-name="T71">e uniche celle editabili sono quelle in colore lilla, le altre vanno modificate </text:span><text:span text:style-name="T82">agendo su </text:span><text:span text:style-name="fogli"><text:span text:style-name="T343"><text:s/></text:span></text:span><text:span text:style-name="menu"><text:span text:style-name="T77">Men</text:span></text:span><text:span text:style-name="menu"><text:span text:style-name="T78">ù</text:span></text:span><text:span text:style-name="menu"><text:span text:style-name="T77"> Principale</text:span></text:span><text:span text:style-name="menu"><text:span text:style-name="T83">&gt;</text:span></text:span><text:span text:style-name="T71"> </text:span><text:a xlink:type="simple" xlink:href="#dati generali" text:style-name="Internet_20_link" text:visited-style-name="Visited_20_Internet_20_Link"><text:span text:style-name="fogli"><text:span text:style-name="T199">Anagrafica generale</text:span></text:span></text:a><text:span text:style-name="T71">... </text:span><text:span text:style-name="T89">M</text:span><text:span text:style-name="T71">a è necessaria una premessa.</text:span></text:p>
      <text:p text:style-name="P192">I dati sono suddivisi in due categorie:</text:p>
      <text:list xml:id="list3119349428" text:style-name="L18">
        <text:list-item>
          <text:p text:style-name="P506">Dati del Progetto;</text:p>
        </text:list-item>
        <text:list-item>
          <text:p text:style-name="P506">Dati specifici del Documento in uso (celle lilla).</text:p>
        </text:list-item>
      </text:list>
      <text:p text:style-name="P192">Nella schermata compaiono tutti insieme, ma la distinzione fra i due tipi di dati non è marginale.</text:p>
      <text:p text:style-name="P196"><text:span text:style-name="T2">I Dati del Progetto sono quelli che ci si aspetta, ovvero: titolo del progetto, stazione appaltante, committente, progettista, etc... ovvero tutti quei dati che appartengono al progetto e alla sua realizzazione che sono comuni a tutti i documenti del progetto (e della successiva gestione del cantiere)</text:span><text:span text:style-name="T2"><text:note text:id="ftn14" text:note-class="footnote"><text:note-citation>14</text:note-citation><text:note-body><text:p text:style-name="P54">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span><text:span text:style-name="T2">. Per modificare questi dati</text:span><text:span text:style-name="T2"><text:note text:id="ftn15" text:note-class="footnote"><text:note-citation>15</text:note-citation><text:note-body><text:p text:style-name="P54"><text:span text:style-name="T599">I</text:span> dati potrebbero anche risiedere su un documento esterno ed essere visualizzati su <text:span text:style-name="fogli">Anagrafica Generale</text:span> mediante un link...</text:p></text:note-body></text:note></text:span><text:span text:style-name="T2"> fate click su </text:span><text:span text:style-name="fogli"><text:span text:style-name="T343"><text:s/></text:span></text:span><text:span text:style-name="menu"><text:span text:style-name="T77">Men</text:span></text:span><text:span text:style-name="menu"><text:span text:style-name="T78">ù</text:span></text:span><text:span text:style-name="menu"><text:span text:style-name="T77"> Principale</text:span></text:span><text:span text:style-name="menu"><text:span text:style-name="T83">&gt;</text:span></text:span><text:span text:style-name="menu"><text:span text:style-name="T2">Anagrafica Generale</text:span></text:span><text:span text:style-name="T2">.</text:span></text:p>
      <text:p text:style-name="P73"><text:span text:style-name="T603">I </text:span>Dati specifici del Documento (file in uso) sono invece quelli del <text:span text:style-name="T389">file.ods</text:span> su cui si sta lavorando.</text:p>
      <text:p text:style-name="P73">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possono esistere, per uno stesso specifico progetto, diverse copie del computo e tutte appartenenti allo stesso progetto.</text:p>
      <text:list xml:id="list215531516297370" text:continue-list="list215533208180725" text:style-name="elenco-U">
        <text:list-item>
          <text:h text:style-name="P563" text:outline-level="3"><text:bookmark-start text:name="__RefHeading___Toc18526_1620093258"/><text:span text:style-name="T609">L</text:span>e tabelle <text:span text:style-name="T608">principali</text:span><text:bookmark-end text:name="__RefHeading___Toc18526_1620093258"/></text:h>
        </text:list-item>
      </text:list>
      <text:p text:style-name="P134">Il <text:span text:style-name="T607">file di lavoro</text:span> è composto da diverse tabelle (sheets, fogli...) ma, come i modelli cartacei classici (<text:span text:style-name="T389">del secolo scorso</text:span>), un computo metrico è formato sostanzialmente da due tabelle:</text:p>
      <text:list xml:id="list28907190" text:style-name="L19">
        <text:list-item>
          <text:p text:style-name="P507"><text:span text:style-name="fogli"><text:span text:style-name="T2">Elenco Prezzi</text:span></text:span><text:span text:style-name="T2"> prelevati da </text:span><text:span text:style-name="T227">p</text:span><text:span text:style-name="T2">rezzari esterni </text:span><text:span text:style-name="T221">(file di Listino</text:span><text:span text:style-name="T2">).</text:span></text:p>
        </text:list-item>
        <text:list-item>
          <text:p text:style-name="P507"><text:span text:style-name="fogli"><text:span text:style-name="T2">COMPUTO</text:span></text:span><text:span text:style-name="T2"> </text:span><text:span text:style-name="T221">m</text:span><text:span text:style-name="T2">etrico, </text:span><text:span text:style-name="fogli"><text:span text:style-name="T224">VARIANTE</text:span></text:span><text:span text:style-name="T224"> </text:span><text:span text:style-name="T225">o </text:span><text:span text:style-name="fogli"><text:span text:style-name="T224">CONTABILITA</text:span></text:span><text:span text:style-name="T2"> (dove sono elencati i vari lavori da eseguire, con le quantità, il prezzo unitario e il prezzo totale).</text:span></text:p>
        </text:list-item>
      </text:list>
      <text:p text:style-name="P195"><text:span text:style-name="T2">Succede spess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text:span><text:span text:style-name="T227">ull</text:span><text:span text:style-name="T2">a tabella denominata </text:span><text:span text:style-name="fogli"><text:span text:style-name="T2">Analisi di Prezzo</text:span></text:span><text:span text:style-name="T2">.</text:span></text:p>
      <text:p text:style-name="P195"><text:span text:style-name="T2">Ogni nuovo prezzo, così dedotto, deve essere registrato come nuova voce nell'</text:span><text:span text:style-name="fogli"><text:span text:style-name="T2">Elenco Prezzi</text:span></text:span><text:span text:style-name="T2"> con l'apposito pulsante </text:span><text:span text:style-name="T2"><draw:frame draw:style-name="fr12" draw:name="Immagine31" text:anchor-type="as-char" svg:width="0.51cm" svg:height="0.51cm" draw:z-index="80"><draw:image xlink:href="Pictures/100002010000001A0000001AE4CBA16D69A3A55B.png" xlink:type="simple" xlink:show="embed" xlink:actuate="onLoad" loext:mime-type="image/png"/></draw:frame></text:span><text:span text:style-name="T2"><text:s/></text:span><text:span text:style-name="T227">della toolbar</text:span><text:span text:style-name="T2">.</text:span></text:p>
      <text:p text:style-name="P195"><text:span text:style-name="T2">Ovviamente queste tabelle sono collegate fra loro. Per comprendere meglio la situazione potete usare </text:span><text:span text:style-name="menu"><text:span text:style-name="T2">Ctrl+F8</text:span></text:span><text:span text:style-name="T2"> (o menù </text:span><text:span text:style-name="menu"><text:span text:style-name="T55">Visualizza&gt;Evidenzia valori</text:span></text:span><text:span text:style-name="T2">). </text:span><text:span text:style-name="T222">In verde saranno evidenziati i valori dedotti da formule.</text:span></text:p>
      <text:p text:style-name="P134">Al di là dei caratteri colorati che appaiono dopo questa operazione, e che hanno il solo scopo di comprendere la struttura dei collegamenti, <text:span text:style-name="T335">LeenO</text:span> fa un uso massiccio dei colori di sfondo delle celle.</text:p>
      <text:p text:style-name="P134">Queste colorazioni, <text:s/><text:span text:style-name="T611">anche se</text:span> <text:span text:style-name="T611">non proprio</text:span> eleganti, hanno diversi scopi:</text:p>
      <text:list xml:id="list846874502" text:style-name="L20">
        <text:list-item>
          <text:p text:style-name="P450">leggibilità: distinguere una voce da un altra, capire dove bisogna immettere dati, etc...</text:p>
        </text:list-item>
        <text:list-item>
          <text:p text:style-name="P450">orientamento: sapere immediatamente su quale tabella siamo... qualcosa di simile alla “percezione” dell'ora su un orologio analogico rispetto ad un digitale.</text:p>
        </text:list-item>
      </text:list>
      <text:p text:style-name="P134">In più abbiamo l'abitudine di aggiungere colori in giro come promemoria, aumentando – almeno <text:span text:style-name="T611">nelle </text:span><text:soft-page-break/><text:span text:style-name="T611">intenzioni</text:span> - l'ergonomia della visualizzazione del documento... <text:note text:id="ftn16" text:note-class="footnote"><text:note-citation>16</text:note-citation><text:note-body><text:p text:style-name="Footnote"><text:span text:style-name="T2">Un altro modo per introdurre ulteriori annotazioni e commenti è: </text:span><text:span text:style-name="menu"><text:span text:style-name="T2">Inserisci&gt;Commento</text:span></text:span><text:span text:style-name="T2">. Durante la procedura di stampa, queste “note” verranno cancellate dalla procedura </text:span><text:span text:style-name="menu"><text:span text:style-name="T2">LeenO&gt;STAMPA (procedure di)&gt;1) PREPARA IL FOGLIO PER LA STAMPA</text:span></text:span><text:span text:style-name="T2"> insieme ai colori.</text:span></text:p></text:note-body></text:note>:-)</text:p>
      <text:p text:style-name="P134">Il documen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195"><text:span text:style-name="T2">Questo, in </text:span><text:span text:style-name="T223">Libre</text:span><text:span text:style-name="T2">Office, rappresenta al momento una piccola complicazione, perché è privo dell'opzione "stampa ignorando i colori". (§ </text:span><text:a xlink:type="simple" xlink:href="#stampa" text:style-name="Internet_20_link" text:visited-style-name="Visited_20_Internet_20_Link"><text:span text:style-name="T2">S</text:span></text:a><text:a xlink:type="simple" xlink:href="#stampa" text:style-name="Internet_20_link" text:visited-style-name="Visited_20_Internet_20_Link"><text:span text:style-name="T2">tampa</text:span></text:a><text:a xlink:type="simple" xlink:href="#stampa" text:style-name="Internet_20_link" text:visited-style-name="Visited_20_Internet_20_Link"><text:span text:style-name="T2"> e manipolazioni finali</text:span></text:a><text:span text:style-name="T2">).</text:span></text:p>
      <text:p text:style-name="P195"><text:span text:style-name="T71">I</text:span><text:bookmark-start text:name="format"/><text:span text:style-name="T71">n ogni </text:span><text:bookmark-end text:name="format"/><text:span text:style-name="T71">caso </text:span><text:span text:style-name="T341">LeenO</text:span><text:span text:style-name="T71"> è stato pensato perché l'utente possa modificare a piacimento i modelli di pagina o di cella (§ </text:span><text:a xlink:type="simple" xlink:href="#stili e colori" text:style-name="Internet_20_link" text:visited-style-name="Visited_20_Internet_20_Link"><text:span text:style-name="T2">Stili e colori</text:span></text:a><text:span text:style-name="T2">)</text:span><text:span text:style-name="T71">.</text:span></text:p>
      <table:table table:name="Tabella55" table:style-name="Tabella55">
        <table:table-column table:style-name="Tabella55.A"/>
        <table:table-column table:style-name="Tabella55.B"/>
        <table:table-row>
          <table:table-cell table:style-name="Tabella55.A1" office:value-type="string">
            <text:p text:style-name="P48">Attenzione</text:p>
            <text:p text:style-name="P48"><draw:frame draw:style-name="fr10" draw:name="Immagine36" text:anchor-type="as-char" svg:y="-0.669cm" svg:width="1.094cm" svg:height="1.011cm" draw:z-index="81"><draw:image xlink:href="Pictures/10000201000000500000004A5C57FE847CB22350.png" xlink:type="simple" xlink:show="embed" xlink:actuate="onLoad" loext:mime-type="image/png"/></draw:frame></text:p>
          </table:table-cell>
          <table:table-cell table:style-name="Tabella55.B1" office:value-type="string">
            <text:p text:style-name="P272">LeenO lavora prendendo spesso come riferimento il nome di stile delle celle. Potrete cambiare le caratteristiche degli stili di cella a vostro gusto, ma non dovrete <text:span text:style-name="T416">MAI</text:span> cambiarne il nome!</text:p>
          </table:table-cell>
        </table:table-row>
      </table:table>
      <text:p text:style-name="P206"><text:span text:style-name="T2">Prima di entrare nell'uso vero e proprio di </text:span><text:span text:style-name="T336">LeenO</text:span><text:span text:style-name="T2"> vorrei ancora introdurre una schermata:</text:span></text:p>
      <text:p text:style-name="P201"><text:span text:style-name="menu"><text:span text:style-name="T214">M</text:span></text:span><text:span text:style-name="menu"><text:span text:style-name="T2">enù </text:span></text:span><text:span text:style-name="menu"><text:span text:style-name="T77">Principale</text:span></text:span><text:span text:style-name="menu"><text:span text:style-name="T2"> (</text:span></text:span><text:span text:style-name="menu"><text:span text:style-name="T214">Ctrl</text:span></text:span><text:span text:style-name="menu"><text:span text:style-name="T2">+0)&gt;</text:span></text:span><text:bookmark-start text:name="variabili"/><text:span text:style-name="menu"><text:span text:style-name="T2">V</text:span></text:span><text:bookmark-end text:name="variabili"/><text:span text:style-name="menu"><text:span text:style-name="T214">ariabili generali</text:span></text:span><text:span text:style-name="T2">.</text:span></text:p>
      <text:p text:style-name="P138"><text:span text:style-name="T71">In questa schermata si possono condizionare i comportamenti di </text:span><text:span text:style-name="T358">LeenO</text:span><text:span text:style-name="T71"> nelle diverse situazioni. </text:span><text:span text:style-name="T452">Ognuna delle variabili è accompagnata da una descrizione sintetica.</text:span></text:p>
      <text:list xml:id="list215532073372165" text:continue-list="list215531516297370" text:style-name="elenco-U">
        <text:list-item>
          <text:h text:style-name="P564" text:outline-level="3"><text:bookmark-start text:name="__RefHeading___Toc18528_1620093258"/>La riga rossa in calce alle tabelle<text:bookmark-end text:name="__RefHeading___Toc18528_1620093258"/></text:h>
        </text:list-item>
      </text:list>
      <text:p text:style-name="OOoTextBody"><text:span text:style-name="T2">Ancora qualche parola sulla riga rossa che sta al fondo delle tabelle principali (</text:span><text:span text:style-name="fogli"><text:span text:style-name="T2">Elenco Prezzi</text:span></text:span><text:span text:style-name="T2">, </text:span><text:span text:style-name="fogli"><text:span text:style-name="T2">Analisi </text:span></text:span><text:span text:style-name="fogli"><text:span text:style-name="T224">di Prezzo</text:span></text:span><text:span text:style-name="T224">,</text:span><text:span text:style-name="T2"> </text:span><text:span text:style-name="fogli"><text:span text:style-name="T2">COMPUTO</text:span></text:span><text:span text:style-name="T2">, </text:span><text:span text:style-name="fogli"><text:span text:style-name="T224">VARIANTE</text:span></text:span><text:span text:style-name="T224"> e </text:span><text:span text:style-name="fogli"><text:span text:style-name="T224">CONTABILITA</text:span></text:span><text:span text:style-name="T2">). Questa riga rossa serve a </text:span><text:span text:style-name="T336">LeenO</text:span><text:span text:style-name="T2"> per individuare il margine delle tabelle. </text:span><text:span text:style-name="T229">P</text:span><text:span text:style-name="T228">uò</text:span><text:span text:style-name="T2"> essere nascost</text:span><text:span text:style-name="T228">a </text:span><text:span text:style-name="T2">o visibil</text:span><text:span text:style-name="T228">e</text:span><text:span text:style-name="T2">, non ha importanza. A volte l</text:span><text:span text:style-name="T228">a </text:span><text:span text:style-name="T2">vedrete a volte no; se vi d</text:span><text:span text:style-name="T228">à</text:span><text:span text:style-name="T2"> fastidio nascondetel</text:span><text:span text:style-name="T228">a</text:span><text:span text:style-name="T2">, ma non dev</text:span><text:span text:style-name="T228">e</text:span><text:span text:style-name="T2"> essere </text:span><text:span text:style-name="T56">mai cancellat</text:span><text:span text:style-name="T57">a</text:span><text:span text:style-name="T56">!</text:span></text:p>
      <text:p text:style-name="P134">Nel caso se ne perda una, o venga sovrascritta, è sufficiente posizionarsi su un punto qualsiasi della riga giusta, <text:span text:style-name="T612">generalmente subito sotto l’ultimo TOTALE,</text:span> in fondo alla tabella e poi inserirla (Menù a tendina <text:span text:style-name="menu">LeenO&gt;UTILITY&gt;Inserisci riga rossa di chiusura</text:span>.</text:p>
      <text:list xml:id="list215533119542919" text:continue-list="list215532285370459" text:style-name="Numbering_20_1">
        <text:list-item>
          <text:h text:style-name="P323" text:outline-level="1"><text:bookmark-start text:name="__RefHeading___Toc17873_1786373728"/><text:span text:style-name="T613">L</text:span>’ESECUZIONE DEI COMANDI<text:bookmark-end text:name="__RefHeading___Toc17873_1786373728"/></text:h>
        </text:list-item>
      </text:list>
      <text:p text:style-name="OOoTextBody"><text:span text:style-name="T2">Buona parte dei comandi di </text:span><text:span text:style-name="T336">LeenO</text:span><text:span text:style-name="T2"> può essere </text:span><text:span text:style-name="T185">impartita</text:span><text:span text:style-name="T2"> con modalità diverse: questo consente a ciascuno di scegliere la modalità che più gli corrisponde</text:span><text:span text:style-name="T2"><text:note text:id="ftn17" text:note-class="footnote"><text:note-citation>17</text:note-citation><text:note-body><text:p text:style-name="Footnote">Per capire cosa intendo provate ad usare un<text:span text:style-name="T515">o smartphone</text:span>, di quelli senza il manuale...:-)</text:p></text:note-body></text:note></text:span><text:span text:style-name="T2">: </text:span><text:span text:style-name="T157">d</text:span><text:span text:style-name="T2">al menù a tendina </text:span><text:span text:style-name="menu"><text:span text:style-name="T50">LeenO</text:span></text:span><text:span text:style-name="T50">,</text:span><text:span text:style-name="T186"> </text:span><text:span text:style-name="T2">dalla </text:span><text:span text:style-name="T230">t</text:span><text:span text:style-name="T2">oolbar </text:span><text:span text:style-name="T31"><text:s/></text:span><text:span text:style-name="T2">e dai menù di dialogo</text:span><text:span text:style-name="T32">.</text:span></text:p>
      <table:table table:name="Tabella54" table:style-name="Tabella54">
        <table:table-column table:style-name="Tabella54.A"/>
        <table:table-row>
          <table:table-cell table:style-name="Tabella54.A1" office:value-type="string">
            <text:p text:style-name="P63"><draw:frame draw:style-name="fr1" draw:name="Cornice3" text:anchor-type="as-char" svg:width="9.657cm" draw:z-index="82"><draw:text-box fo:min-height="5.477cm"><text:p text:style-name="Figura"><draw:frame draw:style-name="fr11" draw:name="Immagine26" text:anchor-type="as-char" svg:width="9.657cm" style:rel-width="100%" svg:height="5.477cm" style:rel-height="scale" draw:z-index="83"><draw:image xlink:href="Pictures/100000000000016D000000CF60D79EED3D248D26.png" xlink:type="simple" xlink:show="embed" xlink:actuate="onLoad" loext:mime-type="image/png"/></draw:frame><text:line-break/>Figura <text:sequence text:ref-name="refFigura9" text:name="Figura" text:formula="ooow:Figura+1" style:num-format="1">10</text:sequence>: finestra di dialogo</text:p></draw:text-box></draw:frame></text:p>
            <text:p text:style-name="P63"/>
          </table:table-cell>
        </table:table-row>
        <table:table-row>
          <table:table-cell table:style-name="Tabella54.A1" office:value-type="string">
            <text:p text:style-name="P65"><draw:frame draw:style-name="fr1" draw:name="Cornice2" text:anchor-type="as-char" svg:width="8.2cm" draw:z-index="84"><draw:text-box fo:min-height="11.227cm"><text:p text:style-name="P294"><draw:frame draw:style-name="fr15" draw:name="Immagine2" text:anchor-type="as-char" svg:width="7.999cm" svg:height="10.65cm" draw:z-index="86"><draw:image xlink:href="Pictures/100000000000028E0000031D8908F70873A25179.png" xlink:type="simple" xlink:show="embed" xlink:actuate="onLoad" loext:mime-type="image/png"/></draw:frame><text:line-break/>Figura <text:sequence text:ref-name="refFigura10" text:name="Figura" text:formula="ooow:Figura+1" style:num-format="1">11</text:sequence>: - menù a tendina</text:p></draw:text-box></draw:frame></text:p>
          </table:table-cell>
        </table:table-row>
      </table:table>
      <text:p text:style-name="P135">Il <text:span text:style-name="menu"><text:span text:style-name="T449">Men</text:span></text:span><text:span text:style-name="menu"><text:span text:style-name="T450">ù</text:span></text:span><text:span text:style-name="menu"><text:span text:style-name="T449"> Principale</text:span></text:span><text:span text:style-name="menu"> (</text:span><text:span text:style-name="menu"><text:span text:style-name="T599">Ctrl</text:span></text:span><text:span text:style-name="menu">+0)</text:span> <text:span text:style-name="T600">serve a</text:span> raggiungere <text:span text:style-name="T599">alcuni dei comandi e delle</text:span> opzioni<text:span text:style-name="T335">. </text:span><text:span text:style-name="T365">Tutti i comandi di LeenO sono </text:span><text:span text:style-name="T366">sempre </text:span><text:span text:style-name="T365">raggiungibili dalla voce di menù a tendina </text:span><text:span text:style-name="menu"><text:span text:style-name="T604">LeenO</text:span></text:span><text:span text:style-name="T365"> che viene aggiunt</text:span><text:span text:style-name="T371">a, </text:span><text:span text:style-name="T365">tra il menù </text:span><text:span text:style-name="menu"><text:span text:style-name="T604">Dati</text:span></text:span><text:span text:style-name="T365"> e Il menù </text:span><text:span text:style-name="menu"><text:span text:style-name="T604">Finestra</text:span></text:span><text:span text:style-name="T365">, durante l'installazione del programma.</text:span></text:p>
      <text:p text:style-name="P136">Alle modalità <text:span text:style-name="T579">citate</text:span> si aggiungono:</text:p>
      <text:list xml:id="list3992624625" text:style-name="L21">
        <text:list-item>
          <text:p text:style-name="P508"><text:span text:style-name="T2">Scorciatoie da tastiera (shortcuts); un elenco delle scorciatoie attive </text:span><text:span text:style-name="T157">è</text:span><text:span text:style-name="T2"> </text:span><text:span text:style-name="T17">visualizzabile </text:span><text:span text:style-name="T18">attraverso il pulsante </text:span><text:span text:style-name="menu"><text:span text:style-name="T50">Elenco scorciatoie</text:span></text:span><text:span text:style-name="T18"> dal </text:span><text:span text:style-name="menu"><text:span text:style-name="T53">M</text:span></text:span><text:span text:style-name="menu"><text:span text:style-name="T50">enù Principale </text:span></text:span><text:span text:style-name="menu"><text:span text:style-name="T51">(Ctrl+0) </text:span></text:span><text:span text:style-name="T179">(</text:span><text:a xlink:type="simple" xlink:href="#1.4.Scorciatoie di tastiera|outline" text:style-name="Internet_20_link" text:visited-style-name="Visited_20_Internet_20_Link"><text:span text:style-name="T2">§ Scorciatoie da tastiera</text:span></text:a><text:span text:style-name="T2">).</text:span></text:p>
        </text:list-item>
        <text:list-item>
          <text:p text:style-name="P508"><text:span text:style-name="T186">Pulsanti/tasti, nei f</text:span><text:span text:style-name="T2">ogli del </text:span><text:span text:style-name="T231">documento di lavoro.</text:span></text:p>
        </text:list-item>
      </text:list>
      <text:p text:style-name="P132"><text:soft-page-break/>Quando parlo di click o di cliccare senza ulteriori indicazioni intendo sempre <text:span text:style-name="T540">l'uso de</text:span>l pulsante sinistro del mouse.</text:p>
      <text:list xml:id="list215532250471696" text:continue-list="list215532073372165" text:style-name="elenco-U">
        <text:list-item>
          <text:h text:style-name="P559" text:outline-level="3"><text:bookmark-start text:name="__RefHeading__7445_1364689504"/>Scorciatoie di tastiera<text:bookmark-end text:name="__RefHeading__7445_1364689504"/></text:h>
        </text:list-item>
      </text:list>
      <text:p text:style-name="OOoTextBody">Qualche specifica sulle Scorciatoie di tastiera:</text:p>
      <text:list xml:id="list3845321699" text:style-name="L22">
        <text:list-item>
          <text:p text:style-name="P509"><text:span text:style-name="menu"><text:span text:style-name="T2">Ctrl</text:span></text:span><text:span text:style-name="T2"> è il tasto in basso a sinistra sulla tastiera.</text:span></text:p>
        </text:list-item>
        <text:list-item>
          <text:p text:style-name="P509"><text:span text:style-name="menu"><text:span text:style-name="T2">Alt</text:span></text:span><text:span text:style-name="T2"> è quello a sinistra della barra spazio.</text:span></text:p>
        </text:list-item>
        <text:list-item>
          <text:p text:style-name="P509"><text:span text:style-name="menu"><text:span text:style-name="T2">Invio</text:span></text:span><text:span text:style-name="T2"> (mi sembra eccessivo aggiungere altro...:-)).</text:span></text:p>
        </text:list-item>
        <text:list-item>
          <text:p text:style-name="P509"><text:span text:style-name="menu"><text:span text:style-name="T2">Maiusc</text:span></text:span><text:span text:style-name="T2"> </text:span><text:span text:style-name="T215">o </text:span><text:span text:style-name="menu"><text:span text:style-name="T215">Shift</text:span></text:span><text:span text:style-name="T2"> è il tasto della maiuscola.</text:span></text:p>
        </text:list-item>
        <text:list-item>
          <text:p text:style-name="P451">Per maggiore chiarezza la lettera viene sempre indicata con il carattere maiuscolo, ma si intende minuscola.</text:p>
        </text:list-item>
      </text:list>
      <text:p text:style-name="P139">In <text:span text:style-name="T335">LeenO</text:span> sono attive molte scorciatoie di tastiera (<text:span text:style-name="T601">shortcuts</text:span>). Con queste scorciatoie, usate in alternativa a menù di schermo (<text:span text:style-name="T601">dialoghi o </text:span>pulsanti), al menù a tendina e alla toolbar, potete attivare una buona parte de<text:span text:style-name="T601">i comandi</text:span> di <text:span text:style-name="T335">LeenO</text:span> (con maggiore velocità ed efficienza).</text:p>
      <text:p text:style-name="P73">In pratica si sono rivelate una grana senza fine...:-( Sopratutto sui sistemi Mac dove il tasto <text:span text:style-name="menu">Alt</text:span> non è disponibile. Dopo una serie di cambiamenti spero di essere arrivato ad un ragionevole compromesso che credo renda usabili le scorciatoie di <text:span text:style-name="T335">LeenO</text:span> su tutti i sistemi.</text:p>
      <text:p text:style-name="P73">Per alcune macro ho attivato due o più scorciatoie diverse, in modo che almeno una di queste sia disponibile. Ho comunque potenziato il menù a tendina, inserendovi <text:span text:style-name="T601">quasi</text:span> <text:span text:style-name="T601">tutti i comandi</text:span>; con <text:span text:style-name="T601">l’ausilio del</text:span>la toolbar e <text:span text:style-name="T601">dei</text:span> pulsanti nelle tabelle, si <text:span text:style-name="T601">può</text:span> eseguire qualsiasi operazione.</text:p>
      <text:p text:style-name="P133">Mi rimane il dubbio di aver sovrascritto delle shortcuts che ven<text:span text:style-name="T601">gon</text:span>o utilizzate altrimenti... <text:s/><text:span text:style-name="T601">Invito chiunque a segnalarmi eventuali conflitti con le shortcuts già preimpostate sul proprio sistema.</text:span></text:p>
      <text:p text:style-name="P160"><text:span text:style-name="T216">N</text:span><text:span text:style-name="T2">on riporto qui la tabella delle shortcut</text:span><text:span text:style-name="T231">s</text:span><text:span text:style-name="T2">. Richiamatela mediante </text:span><text:span text:style-name="menu"><text:span text:style-name="T2">Maiusc+F1</text:span></text:span><text:span text:style-name="T2"> oppure dal </text:span><text:span text:style-name="menu"><text:span text:style-name="T216">M</text:span></text:span><text:span text:style-name="menu"><text:span text:style-name="T2">enù Principale</text:span></text:span><text:span text:style-name="menu"><text:span text:style-name="T231">&gt;Elenco scorciatoie</text:span></text:span><text:span text:style-name="T2">. </text:span><text:span text:style-name="T231">E</text:span><text:span text:style-name="T2">ventualmente stampatela e tenetela in vista.</text:span></text:p>
      <text:list xml:id="list215531744648996" text:continue-list="list215532250471696" text:style-name="elenco-U">
        <text:list-item>
          <text:h text:style-name="OOoHeading_20_1" text:outline-level="3"><text:bookmark-start text:name="__RefHeading__20977_246142066"/>Tool<text:span text:style-name="T602">b</text:span>ar (icone)<text:bookmark-end text:name="__RefHeading__20977_246142066"/></text:h>
        </text:list-item>
      </text:list>
      <text:p text:style-name="P225"><text:span text:style-name="T217">O</text:span><text:span text:style-name="T2">ltre al menù a tendina </text:span><text:span text:style-name="T273">in LeenO</text:span><text:span text:style-name="T468"> </text:span><text:span text:style-name="T2">è stata aggiunta una toolbar con molte delle opzioni già presenti nel menù </text:span><text:span text:style-name="menu"><text:span text:style-name="T2">LeenO</text:span></text:span><text:span text:style-name="T2"> e/o nei pulsanti sui fogli. Portando il cursore su que</text:span><text:span text:style-name="T274">st</text:span><text:span text:style-name="T2">e icone appare una breve descrizione (tooltip) che aiuta a comprenderne l'uso.</text:span></text:p>
      <table:table table:name="Tabella77" table:style-name="Tabella77">
        <table:table-column table:style-name="Tabella77.A"/>
        <table:table-row>
          <table:table-cell table:style-name="Tabella77.A1" office:value-type="string">
            <text:p text:style-name="P64"><draw:frame draw:style-name="fr5" draw:name="Cornice13" text:anchor-type="as-char" svg:width="17cm" draw:z-index="87"><draw:text-box fo:min-height="0.718cm"><text:p text:style-name="Figura"><draw:frame draw:style-name="fr11" draw:name="Immagine34" text:anchor-type="as-char" svg:width="17cm" style:rel-width="100%" svg:height="0.718cm" style:rel-height="scale" draw:z-index="88"><draw:image xlink:href="Pictures/10000000000004580000002F3BB1A1D5396FF656.png" xlink:type="simple" xlink:show="embed" xlink:actuate="onLoad" loext:mime-type="image/png"/></draw:frame><text:line-break/>Figura <text:sequence text:ref-name="refFigura11" text:name="Figura" text:formula="ooow:Figura+1" style:num-format="1">12</text:sequence><text:s/>- <text:span text:style-name="T578">toolbars</text:span></text:p></draw:text-box></draw:frame></text:p>
          </table:table-cell>
        </table:table-row>
      </table:table>
      <text:p text:style-name="P233"><text:span text:style-name="T67">A</text:span><text:span text:style-name="T64">l primo avvio di Calc dopo l’installazione di LeenO, si potrà avere accesso ad un nuovo file di computo agendo sul </text:span><text:span text:style-name="T68">pulsante home </text:span><text:span text:style-name="T68"><draw:frame draw:style-name="fr12" draw:name="Immagine51" text:anchor-type="as-char" svg:width="0.409cm" svg:height="0.51cm" draw:z-index="89"><draw:image xlink:href="Pictures/100002010000001A000000203BE360953084650E.png" xlink:type="simple" xlink:show="embed" xlink:actuate="onLoad" loext:mime-type="image/png"/></draw:frame></text:span><text:span text:style-name="T68"><text:s/>della toolbar </text:span><text:span text:style-name="T64">o con </text:span><text:span text:style-name="menu"><text:span text:style-name="T124">Ctrl+0</text:span></text:span><text:span text:style-name="T124">. </text:span><text:span text:style-name="T125">Questa operazione permetterà di disattivare le toolbar di LeenO per i comuni file di Calc. Allo stesso modo, nel caso in cui stiate già lavorando su di un computo e le toolbar risultino spente, <text:s/>il </text:span><text:span text:style-name="menu"><text:span text:style-name="T124">Ctrl+0</text:span></text:span><text:span text:style-name="T124"> </text:span><text:span text:style-name="T126">attiverà</text:span><text:span text:style-name="T125"> la loro visualizzazione.</text:span></text:p>
      <text:p text:style-name="P234"><text:span text:style-name="T125">L’</text:span><text:span text:style-name="T123">aspetto della toolbar, in realtà sono 5 toolbars messe in fila, è contestualizzabile agendo sulla variabile </text:span><text:span text:style-name="colonne"><text:span text:style-name="T123">S1.H317</text:span></text:span><text:span text:style-name="T123">.</text:span></text:p>
      <text:p text:style-name="P197"><text:span text:style-name="T2">Alcune di queste </text:span><text:span text:style-name="T274">icone</text:span><text:span text:style-name="T2"> (es. </text:span><text:span text:style-name="menu"><text:span text:style-name="T2">V</text:span></text:span><text:span text:style-name="menu"><text:span text:style-name="T274">iste</text:span></text:span><text:span text:style-name="menu"><text:span text:style-name="T2"> </text:span></text:span><text:span text:style-name="menu"><text:span text:style-name="T2"><draw:frame draw:style-name="fr14" draw:name="Immagine33" text:anchor-type="as-char" svg:y="-0.402cm" svg:width="0.499cm" svg:height="0.499cm" draw:z-index="90"><draw:image xlink:href="Pictures/100002010000001A0000001A372A940B8AE9330F.png" xlink:type="simple" xlink:show="embed" xlink:actuate="onLoad" loext:mime-type="image/png"/></draw:frame></text:span></text:span><text:span text:style-name="T2">) </text:span><text:span text:style-name="T232">visualizzano un dialogo</text:span><text:span text:style-name="T2"> contestual</text:span><text:span text:style-name="T232">e</text:span><text:span text:style-name="T2">, ovvero </text:span><text:span text:style-name="T232">diverso</text:span><text:span text:style-name="T218"> per l’aspetto ed il set di comandi </text:span><text:span text:style-name="T2">a second</text:span><text:span text:style-name="T232">o</text:span><text:span text:style-name="T2"> del foglio su cui vengono attivate.</text:span></text:p>
      <text:list xml:id="list215532854797604" text:continue-list="list215533119542919" text:style-name="Numbering_20_1">
        <text:list-item>
          <text:h text:style-name="P321" text:outline-level="1"><text:bookmark-start text:name="__RefHeading__14651_1613112675"/>L'ELENCO PREZZI<text:bookmark-end text:name="__RefHeading__14651_1613112675"/></text:h>
        </text:list-item>
      </text:list>
      <text:list xml:id="list215531556751606" text:continue-list="list215531744648996" text:style-name="elenco-U">
        <text:list-item>
          <text:h text:style-name="P559" text:outline-level="3"><text:bookmark-start text:name="__RefHeading__7465_1364689504"/>Inserire un nuovo prezzo<text:bookmark-end text:name="__RefHeading__7465_1364689504"/></text:h>
        </text:list-item>
      </text:list>
      <text:p text:style-name="P209"><text:span text:style-name="T71">Le descrizioni ed i prezzi delle lavorazioni possono confluire nella tabella di </text:span><text:span text:style-name="fogli"><text:span text:style-name="T2">Elenco Prezzi</text:span></text:span><text:span text:style-name="T71"> in modalità diverse:</text:span></text:p>
      <text:list xml:id="list3205036246" text:style-name="L23">
        <text:list-item>
          <text:p text:style-name="P510"><text:span text:style-name="T96">per immissione diretta</text:span><text:span text:style-name="T96"><text:note text:id="ftn18" text:note-class="footnote"><text:note-citation>18</text:note-citation><text:note-body><text:p text:style-name="P54"><text:span text:style-name="T619">Ad e</text:span>sempio per inserire un “prezzo di mercato”.</text:p></text:note-body></text:note></text:span><text:span text:style-name="T96">, aggiungendo un nuovo rigo vuoto tramite il pulsante </text:span><text:span text:style-name="T96"><draw:frame draw:style-name="fr12" draw:name="Immagine41" text:anchor-type="as-char" svg:width="0.51cm" svg:height="0.51cm" draw:z-index="92"><draw:image xlink:href="Pictures/100002010000001A0000001A1B9015B93CEECF7D.png" xlink:type="simple" xlink:show="embed" xlink:actuate="onLoad" loext:mime-type="image/png"/></draw:frame></text:span><text:span text:style-name="T96"><text:s/>della toolbar o con la shortcut </text:span><text:span text:style-name="menu"><text:span text:style-name="T243">Ctrl+Maiusc+N</text:span></text:span><text:span text:style-name="T96">, e compilando le varie celle con i rispettivi dati;</text:span></text:p>
        </text:list-item>
        <text:list-item>
          <text:p text:style-name="P511"><text:span text:style-name="T71">tramite la tabella di </text:span><text:span text:style-name="fogli"><text:span text:style-name="T2">Analisi di prezzo</text:span></text:span><text:span text:style-name="T71">, che vedremo nel paragrafo successivo;</text:span></text:p>
        </text:list-item>
        <text:list-item>
          <text:p text:style-name="P511"><text:span text:style-name="T71">tramite l’ausilio di </text:span><text:span text:style-name="fogli"><text:span text:style-name="T2">Listini</text:span></text:span><text:span text:style-name="T71"> esterni già predisposti;</text:span></text:p>
        </text:list-item>
        <text:list-item>
          <text:p text:style-name="P452"><text:span text:style-name="T633">per </text:span>importazione da altri formati.</text:p>
        </text:list-item>
      </text:list>
      <text:h text:style-name="OOoHeading_20_3" text:outline-level="3"><text:bookmark-start text:name="__RefHeading___Toc18796_1990409921"/>Inseri<text:span text:style-name="T620">re</text:span> voci da Listini già pronti<text:bookmark-end text:name="__RefHeading___Toc18796_1990409921"/></text:h>
      <text:p text:style-name="P160"><text:span text:style-name="T71">Per inserire un nuovo prezzo da un </text:span><text:span text:style-name="fogli"><text:span text:style-name="T244">Listino</text:span></text:span><text:span text:style-name="T71"> </text:span><text:span text:style-name="T98">esterno </text:span><text:span text:style-name="T71">occorre copiare/trasferire un blocco di informazioni (una voce per volta) da detto pr</text:span><text:span text:style-name="T2">ezzario al nostro </text:span><text:span text:style-name="fogli"><text:span text:style-name="T2">Elenco Prezzi</text:span></text:span><text:span text:style-name="T2">. </text:span><text:span text:style-name="T246">Ma non impressionatevi: LeenO vi supporterà.</text:span></text:p>
      <text:p text:style-name="P160"><text:span text:style-name="T71">E' necessario, </text:span><text:span text:style-name="T97">prima di tutto,</text:span><text:span text:style-name="T71"> definire il file </text:span><text:span text:style-name="T92">di lavoro</text:span><text:span text:style-name="T71"> </text:span><text:span text:style-name="T93">in elaborazione </text:span><text:span text:style-name="T71">come “</text:span><text:span text:style-name="T92">D</text:span><text:span text:style-name="T71">ocumento di Contabilità Corrente” </text:span><text:span text:style-name="T92">(</text:span><text:span text:style-name="T62">DCC</text:span><text:span text:style-name="T92">)</text:span><text:span text:style-name="T71"><text:note text:id="ftn19" text:note-class="footnote"><text:note-citation>19</text:note-citation><text:note-body><text:p text:style-name="P54">Sul desktop ci potrebbero essere anche diversi computi aperti, e si tratta sostanzialmente di impostare una “variabile di sistema” che informi il sistema di <text:span text:style-name="T378">LeenO</text:span> su quale documento deve essere “incollata” la voce del prezzario.</text:p></text:note-body></text:note></text:span><text:span text:style-name="T71">; per farlo </text:span><text:span text:style-name="T91">è necessario utilizzare il comando </text:span><text:span text:style-name="menu"><text:span text:style-name="T202">Menù Principale (Ctrl+0)&gt;Dati di questo documento</text:span></text:span><text:span text:style-name="T71"> e cliccare sul pulsante </text:span><text:span text:style-name="menu"><text:span text:style-name="T71">[Rendi corrente questo documento]</text:span></text:span><text:span text:style-name="T71">. Il tutto al fine di individuare detto file come destina</text:span><text:span text:style-name="T91">tario</text:span><text:span text:style-name="T71"> dei dati che gli invieremo a partire dal </text:span><text:span text:style-name="fogli"><text:span text:style-name="T245">Listino</text:span></text:span><text:span text:style-name="T71"> esterno.</text:span></text:p>
      <text:p text:style-name="P210"><text:span text:style-name="T71">Poi serve un file di prezzario </text:span><text:span text:style-name="T97">(</text:span><text:span text:style-name="fogli"><text:span text:style-name="T245">Listino</text:span></text:span><text:span text:style-name="T97">)</text:span><text:span text:style-name="T71"> del tipo </text:span><text:span text:style-name="T341">LeenO</text:span><text:span text:style-name="T71"> </text:span><text:span text:style-name="T93">c</text:span><text:span text:style-name="T71">he trovate su </text:span><text:a xlink:type="simple" xlink:href="http://ultimus.it/prezziari/download-prezziari/" text:style-name="Internet_20_link" text:visited-style-name="Visited_20_Internet_20_Link"><text:span text:style-name="T71">http://leeno.org/prezziari/download-prezziari/</text:span></text:a><text:span text:style-name="T71"> </text:span><text:span text:style-name="T71"><text:note text:id="ftn20" text:note-class="footnote"><text:note-citation>20</text:note-citation><text:note-body><text:p text:style-name="Footnote"><text:span text:style-name="T2">All'indirizzo </text:span><text:a xlink:type="simple" xlink:href="http://www.ultimus.it/" text:style-name="Internet_20_link" text:visited-style-name="Visited_20_Internet_20_Link"><text:span text:style-name="T2">http://</text:span></text:a><text:a xlink:type="simple" xlink:href="http://www.ultimus.it/" text:style-name="Internet_20_link" text:visited-style-name="Visited_20_Internet_20_Link"><text:span text:style-name="T2">leeno.org</text:span></text:a><text:span text:style-name="T2"> potete scaricare altri prezzari.</text:span></text:p></text:note-body></text:note></text:span><text:span text:style-name="T71"><text:s/></text:span><text:span text:style-name="T93">(questo sarà il file dal quale verranno inviati i dati al file in lavorazione </text:span><text:span text:style-name="T63">DCC</text:span><text:span text:style-name="T93">)</text:span><text:span text:style-name="T71">.</text:span></text:p>
      <text:p text:style-name="P160"><text:span text:style-name="T71">Se utilizzate un prezzario suddiviso in capitoli, troverete all'inizio dell'elenco di voci, nel fo</text:span><text:span text:style-name="T2">glio </text:span><text:span text:style-name="fogli"><text:span text:style-name="T2">Listino</text:span></text:span><text:span text:style-name="T2">, un indice dei capitoli. Per aprire il capitolo che interessa è sufficiente selezionare il nome dall'indice e cliccare</text:span><text:span text:style-name="T71"> su</text:span><text:span text:style-name="T2">l pulsante </text:span><text:span text:style-name="menu"><text:span text:style-name="T233">[</text:span></text:span><text:span text:style-name="menu"><text:span text:style-name="T2">Apri altro capitolo...</text:span></text:span><text:span text:style-name="menu"><text:span text:style-name="T233">]</text:span></text:span><text:span text:style-name="T2"> </text:span><text:span text:style-name="T71">(§ </text:span><text:a xlink:type="simple" xlink:href="#16.PREZZARI – adattamento|outline" text:style-name="Internet_20_link" text:visited-style-name="Visited_20_Internet_20_Link"><text:span text:style-name="T71">PREZZARI – adattamento</text:span></text:a><text:span text:style-name="T71">).</text:span></text:p>
      <table:table table:name="Tabella65" table:style-name="Tabella65">
        <table:table-column table:style-name="Tabella65.A"/>
        <table:table-column table:style-name="Tabella65.B"/>
        <table:table-row>
          <table:table-cell table:style-name="Tabella65.A1" office:value-type="string">
            <text:p text:style-name="P40">Note</text:p>
          </table:table-cell>
          <table:table-cell table:style-name="Tabella65.B1" office:value-type="string">
            <text:p text:style-name="P259">Tutti i file appartenenti ad un prezzario devono essere nella medesima cartella. Nulla vieta di tenere insieme in un'unica cartella tutti i prezzari che ci interessano.</text:p>
          </table:table-cell>
        </table:table-row>
      </table:table>
      <text:p text:style-name="P73">Chi intende continuare ad utilizzare il prezzario completo in unico file può farlo, al costo di un fisiologico rallentamento dipendente dalla mole di dati gestiti <text:span text:style-name="T527">e dalle potenzialità del PC a disposizione</text:span>.</text:p>
      <text:p text:style-name="P73">I file di prezzario hanno almeno due tabelle:</text:p>
      <text:list xml:id="list1700360578" text:style-name="L24">
        <text:list-item>
          <text:p text:style-name="P512"><text:span text:style-name="fogli"><text:span text:style-name="T2">Listino</text:span></text:span><text:span text:style-name="T2">: il prezzario vero e proprio</text:span></text:p>
        </text:list-item>
        <text:list-item>
          <text:p text:style-name="P512"><text:span text:style-name="fogli"><text:span text:style-name="T2">Temp</text:span></text:span><text:span text:style-name="T2">: una tabella di servizio che serve per </text:span><text:span text:style-name="T149">assemblare e/o modificare</text:span><text:span text:style-name="T2"> la voce</text:span><text:span text:style-name="T2"><text:note text:id="ftn21" text:note-class="footnote"><text:note-citation>21</text:note-citation><text:note-body><text:p text:style-name="P54">La buona parte dei prezzari sono organizzati in “struttura” su diverse righe. <text:span text:style-name="T528">E</text:span>sempio: tubi in cemento su una riga e diametro 5, diametro 10, etc su righe successive. Ma a noi serve una voce completa <text:span text:style-name="T528">in unica cella</text:span> tipo: tubi in cemento del diametro 10...</text:p></text:note-body></text:note></text:span></text:p>
        </text:list-item>
      </text:list>
      <text:p text:style-name="P106">Il comportamento della procedura dipende da alcuni valori inseriti in specifiche celle.</text:p>
      <text:p text:style-name="P169"><text:span text:style-name="T2">Nella tabella di </text:span><text:span text:style-name="fogli"><text:span text:style-name="T2">Listino</text:span></text:span><text:span text:style-name="T2"> </text:span><text:span text:style-name="T152">potremo</text:span><text:span text:style-name="T2"> decidere:</text:span></text:p>
      <text:list xml:id="list1361355698" text:style-name="L25">
        <text:list-item>
          <text:p text:style-name="P514"><text:span text:style-name="T148">il livello di accodamento, che dipende dalla struttura del prezzario corrente, cambiando il valore nella cella </text:span><text:span text:style-name="colonne"><text:span text:style-name="T489">G</text:span></text:span><text:span text:style-name="colonne"><text:span text:style-name="T490">1</text:span></text:span><text:span text:style-name="T148"> (i valori ammessi sono </text:span><text:span text:style-name="T34">1</text:span><text:span text:style-name="T148">, </text:span><text:span text:style-name="T34">2 </text:span><text:span text:style-name="T148">o </text:span><text:span text:style-name="T34">3</text:span><text:span text:style-name="T148">)</text:span></text:p>
        </text:list-item>
        <text:list-item>
          <text:p text:style-name="P513"><text:span text:style-name="T150">indicando</text:span><text:span text:style-name="T2"> nella cella </text:span><text:span text:style-name="colonne"><text:span text:style-name="T488">I1</text:span></text:span><text:span text:style-name="T2"> </text:span><text:span text:style-name="T151">la scelta</text:span><text:span text:style-name="T2"> di inviare la voce direttamente al </text:span><text:span text:style-name="T56">DCC</text:span><text:span text:style-name="T2"> </text:span><text:span text:style-name="T152">senza passare </text:span><text:span text:style-name="T2">dalla tabella </text:span><text:span text:style-name="T152">di assemblaggio</text:span><text:span text:style-name="T2"> </text:span><text:span text:style-name="fogli"><text:span text:style-name="T2">Temp</text:span></text:span><text:span text:style-name="T148"> (i valori ammessi sono </text:span><text:span text:style-name="T35">sì </text:span><text:span text:style-name="T233">o </text:span><text:span text:style-name="T35">no</text:span><text:span text:style-name="T148">)</text:span></text:p>
        </text:list-item>
      </text:list>
      <text:p text:style-name="P168"><text:span text:style-name="T2">Nella tabella di </text:span><text:span text:style-name="fogli"><text:span text:style-name="T2">Temp</text:span></text:span><text:span text:style-name="T2"> </text:span><text:span text:style-name="T152">potremo</text:span><text:span text:style-name="T2"> decidere:</text:span></text:p>
      <text:list xml:id="list215531682546349" text:continue-numbering="true" text:style-name="L25">
        <text:list-item>
          <text:p text:style-name="P515"><text:span text:style-name="T2">se vogliamo che in fase di invio voce al </text:span><text:span text:style-name="T56">DCC</text:span><text:span text:style-name="T2"> il codice-prezzo sia indicato anche nella </text:span><text:span text:style-name="T152">sua </text:span><text:span text:style-name="T2">descrizione (</text:span><text:span text:style-name="T233">c</text:span><text:span text:style-name="T2">aso </text:span><text:span text:style-name="T233">tipico</text:span><text:span text:style-name="T2"> di invio voce al </text:span><text:span text:style-name="T56">DCC</text:span><text:span text:style-name="T2"> con codice arbitrario), </text:span><text:span text:style-name="T152">indicando la nostra scelta</text:span><text:span text:style-name="T2"> nella cella </text:span><text:span text:style-name="colonne"><text:span text:style-name="T489">H1</text:span></text:span><text:span text:style-name="T2">.</text:span></text:p>
        </text:list-item>
      </text:list>
      <text:p text:style-name="P160"><text:soft-page-break/><text:span text:style-name="T2">Andate sulla tab</text:span><text:span text:style-name="T233">ella</text:span><text:span text:style-name="T2"> </text:span><text:span text:style-name="fogli"><text:span text:style-name="T2">Listino</text:span></text:span><text:span text:style-name="T2">, scegliete una voce di elenco e, </text:span><text:span text:style-name="T56">dopo aver posizionato il cursore sulla riga contenente il relativo prezzo</text:span><text:span text:style-name="T2">, cliccate sul pulsante </text:span><text:span text:style-name="menu"><text:span text:style-name="T2">[Assembla Voce]</text:span></text:span><text:span text:style-name="T2">. La </text:span><text:span text:style-name="T233">descrizione, con tutti i dati pertinenti,</text:span><text:span text:style-name="T2"> verrà </text:span><text:span text:style-name="T130">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22" text:note-class="footnote"><text:note-citation>22</text:note-citation><text:note-body><text:p text:style-name="P54">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160"><text:span text:style-name="T2">Ora, </text:span><text:span text:style-name="T244">fatte salve eventuali aggiunte e correzioni,</text:span><text:span text:style-name="T2"> la voce è pronta </text:span><text:span text:style-name="T233">per essere inviata</text:span><text:span text:style-name="T2"> a </text:span><text:span text:style-name="fogli"><text:span text:style-name="T2">Elenco Prezzi</text:span></text:span><text:span text:style-name="T2"> del vostro </text:span><text:span text:style-name="T56">DCC</text:span><text:span text:style-name="T2">. Per fare questo vi sono due possibilità corrispondenti a due pulsanti:</text:span></text:p>
      <text:list xml:id="list1659758113" text:style-name="L26">
        <text:list-item>
          <text:p text:style-name="P516"><text:span text:style-name="menu"><text:span text:style-name="T2">[INVIA QUESTA VOCE ALL'ELENCO PREZZI (codici interni)]</text:span></text:span><text:span text:style-name="T2"> che copia la voce chiedendovi poi di inserire un codice alfanumerico </text:span><text:span text:style-name="T233">arbitrario</text:span><text:span text:style-name="T2"> </text:span><text:span text:style-name="T233">a</text:span><text:span text:style-name="T2"> vostra scelta.</text:span></text:p>
        </text:list-item>
        <text:list-item>
          <text:p text:style-name="P516"><text:span text:style-name="menu"><text:span text:style-name="T2">[INVIA QUESTA VOCE ALL'ELENCO PREZZI (Codici originali del prezzario)]</text:span></text:span><text:span text:style-name="T2"> che copia la voce inserendo come codice prezzo la sigla originale del prezzario </text:span><text:span text:style-name="T233">di origine</text:span><text:span text:style-name="T2">.</text:span></text:p>
        </text:list-item>
      </text:list>
      <table:table table:name="Tabella66" table:style-name="Tabella66">
        <table:table-column table:style-name="Tabella66.A"/>
        <table:table-column table:style-name="Tabella66.B"/>
        <table:table-row>
          <table:table-cell table:style-name="Tabella66.A1" office:value-type="string">
            <text:p text:style-name="P39">Note</text:p>
          </table:table-cell>
          <table:table-cell table:style-name="Tabella66.B1" office:value-type="string">
            <text:p text:style-name="OOoTableText"><text:span text:style-name="T2">Chiunque utilizzi i prezzari per LeenO avrà notato che non è possibile raggruppare le celle </text:span><text:span text:style-name="menu"><text:span text:style-name="T2">Dati&gt;Raggruppa e s</text:span></text:span><text:span text:style-name="menu"><text:span text:style-name="T234">truttura&gt;Gruppo... (F12)</text:span></text:span><text:span text:style-name="T2">.</text:span></text:p>
            <text:p text:style-name="P255">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OOoTableText"><text:span text:style-name="T2">Non è del tutto vero. Il raggruppamento dei dati viene effettuato, ma non è possibile gestirlo se è disattivata la visualizzazione dei Punti</text:span><text:span text:style-name="Strong_20_Emphasis"><text:span text:style-name="T2"> </text:span></text:span><text:span text:style-name="T2">di controllo.</text:span></text:p>
            <text:p text:style-name="OOoTableText">Dalla Guida di LibreOffice si legge:<text:span text:style-name="T389">Per accedere a questo comando…</text:span></text:p>
            <text:p text:style-name="OOoTableText"><text:span text:style-name="T39">“Aprite un foglio elettronico, scegliete </text:span><text:span text:style-name="menu"><text:span text:style-name="T39">Strumenti&gt;Opzioni&gt;LibreOffice Calc&gt;Vista</text:span></text:span></text:p>
            <text:p text:style-name="P280">Punti Se avete definito una struttura, l’opzione Punti permette di visualizzare i punti corrispondenti sul bordo del foglio.”</text:p>
          </table:table-cell>
        </table:table-row>
      </table:table>
      <text:h text:style-name="OOoHeading_20_3" text:outline-level="3"><text:bookmark-start text:name="__RefHeading___Toc18798_1990409921"/>Importazione da altri formati<text:bookmark-end text:name="__RefHeading___Toc18798_1990409921"/></text:h>
      <text:p text:style-name="P89">Oltre a poter utilizzare elenchi prezzi già predisposti per l’uso con LeenO, è possibile importarli da format<text:span text:style-name="T617">i</text:span> esterni. Al momento sono disponibili le importazioni da:</text:p>
      <text:list xml:id="list2715510700" text:style-name="L27">
        <text:list-item>
          <text:p text:style-name="P453">XML-SIX di STR</text:p>
          <text:p text:style-name="P453"><text:span text:style-name="T617">voci di menù </text:span><text:span text:style-name="menu"><text:span text:style-name="T617">LeenO&gt;Nuovo...&gt;Importa voci da prezzario XML-SIX</text:span></text:span><text:span text:style-name="T617"> e </text:span><text:span text:style-name="menu"><text:span text:style-name="T617">LeenO&gt;Nuovo...&gt;Importa voci da prezzario XML-SIX bilingue – Provincia di Bolzano</text:span></text:span><text:span text:style-name="T617">. LeenO creerà un nuovo file di Listino partendo da un file vuoto.</text:span></text:p>
        </text:list-item>
        <text:list-item>
          <text:p text:style-name="P453">XPWE di ACCA</text:p>
          <text:p text:style-name="P453"><text:span text:style-name="T617">menù </text:span><text:span text:style-name="menu"><text:span text:style-name="T617">LeenO&gt;Nuovo...&gt;Importa XPWE in questo computo</text:span></text:span><text:span text:style-name="T617">. In questo caso, invece, il file XPWE sarà accodato al file di computo aperto. Ma approfondiremo questo aspetto in seguito.</text:span></text:p>
        </text:list-item>
      </text:list>
      <text:h text:style-name="P250" text:outline-level="3"><text:bookmark-start text:name="__RefHeading___Toc18647_277457152"/>Note sul Codice Voce dell'Elenco Prezzi<text:bookmark-end text:name="__RefHeading___Toc18647_277457152"/></text:h>
      <text:p text:style-name="P91">Il codice usato nella colonna <text:span text:style-name="colonne">A</text:span> dell'<text:span text:style-name="fogli">Elenco Prezzi</text:span> è ciò che in un database si definisce “chiave primaria” e, in quanto tale, deve essere <text:span text:style-name="T416">univoca</text:span> poiché collega la tabella di <text:span text:style-name="fogli">Elenco Prezzi</text:span> con quella del <text:span text:style-name="fogli">COMPUTO</text:span>. Naturalmente nell'<text:span text:style-name="fogli">Elenco Prezzi</text:span> posso coesistere codici proveniente da altri elenchi e codici nuovi (arbitrari): si può scegliere la modalità di codifica per ogni singola <text:span text:style-name="T617">voce</text:span> quando, dal <text:span text:style-name="T617">Listino</text:span>, si aggiunge la lavorazione all'<text:span text:style-name="fogli">Elenco Prezzi</text:span>.</text:p>
      <text:h text:style-name="OOoHeading_20_3" text:outline-level="3"><text:bookmark-start text:name="__RefHeading___Toc18942_1990409921"/>Codici doppi in Elenco prezzi<text:bookmark-end text:name="__RefHeading___Toc18942_1990409921"/></text:h>
      <text:p text:style-name="P211"><text:span text:style-name="T2">I codici doppi in </text:span><text:span text:style-name="fogli"><text:span text:style-name="T2">Elenco Prezzi</text:span></text:span><text:span text:style-name="T2"> </text:span><text:span text:style-name="T56">non devono esistere,</text:span><text:span text:style-name="T2"> perché a codici eguali </text:span><text:span text:style-name="T237">non </text:span><text:span text:style-name="T2">possono corrispondere prezzi diversi. </text:span><text:span text:style-name="T239">L</text:span><text:span text:style-name="T2">e formule del </text:span><text:span text:style-name="fogli"><text:span text:style-name="T2">COMPUTO</text:span></text:span><text:span text:style-name="T2"> prelevano il primo </text:span><text:span text:style-name="T237">di questi </text:span><text:span text:style-name="T2">che trovano </text:span><text:span text:style-name="T237">generando confusione</text:span><text:span text:style-name="T2">.</text:span></text:p>
      <text:p text:style-name="P140">Come già detto il codice di un prezzo costituisce ciò che in un database si definisce “chiave primaria”, quindi univoca.</text:p>
      <text:p text:style-name="P141">Creando un<text:span text:style-name="T615">a nuova voce tramite il foglio </text:span><text:span text:style-name="fogli">Analisi </text:span><text:span text:style-name="fogli"><text:span text:style-name="T615">di prezzo</text:span></text:span> può succedere che si imposti un codice già <text:span text:style-name="T615">esistente in </text:span><text:span text:style-name="fogli"><text:span text:style-name="T615">Elenco prezzi</text:span></text:span>, ma in <text:span text:style-name="T614">tal</text:span> caso esiste un controllo che individua l'errore appena si tenta di registrare <text:span text:style-name="T615">il</text:span> nuovo prezzo, <text:span text:style-name="T616">quindi consente di correggerlo</text:span>.</text:p>
      <text:p text:style-name="P211"><text:span text:style-name="T2">In ogni caso l'esecuzione </text:span><text:span text:style-name="T239">di</text:span><text:span text:style-name="T2"> </text:span><text:span text:style-name="menu"><text:span text:style-name="T2">LeenO&gt;Trova Codici Doppi in El. Prezzi </text:span></text:span><text:span text:style-name="T2">ci informa sull'esistenza di eventuali doppioni.</text:span></text:p>
      <text:p text:style-name="P90"><text:soft-page-break/>Se invece i doppioni derivano da un accodamento si può usare <text:span text:style-name="T616">il comando</text:span> <text:span text:style-name="menu">LeenO&gt;</text:span><text:bookmark-start text:name="Elim_doppi"/><text:span text:style-name="menu">Trova ed ELIMINA Codici Doppi in El. Prezzi</text:span><text:bookmark-end text:name="Elim_doppi"/>. <text:span text:style-name="T616">Questo</text:span> elimina automaticamente solo le voci <text:span text:style-name="T616">perfettamente </text:span>identiche (tutti i campi della voce devono essere identici). <text:span text:style-name="T616">N</text:span>el caso <text:span text:style-name="T616">in cui</text:span> abbiano il medesimo codice, descrizione, etc, ma prezzo diverso, <text:span text:style-name="T335">LeenO</text:span> chiede conferma e/o istruzioni per l'eliminazione della voce superflua.</text:p>
      <text:list xml:id="list215533079045752" text:continue-list="list215531556751606" text:style-name="elenco-U">
        <text:list-item>
          <text:h text:style-name="P576" text:outline-level="3"><text:bookmark-start text:name="__RefHeading__14655_1613112675"/>Sommari <text:span text:style-name="T621">e Quadri di raffronto</text:span><text:bookmark-end text:name="__RefHeading__14655_1613112675"/></text:h>
        </text:list-item>
      </text:list>
      <text:p text:style-name="OOoTextBody"><text:span text:style-name="T2">Nell'</text:span><text:span text:style-name="fogli"><text:span text:style-name="T2">Elenco Prezzi</text:span></text:span><text:span text:style-name="T2"> è possibile ottenere la quantità totale prevista in </text:span><text:span text:style-name="fogli"><text:span text:style-name="T2">COMPUTO</text:span></text:span><text:span text:style-name="T2"> </text:span><text:span text:style-name="T240">o </text:span><text:span text:style-name="fogli"><text:span text:style-name="T240">VARIANTE</text:span></text:span><text:span text:style-name="T240"> </text:span><text:span text:style-name="T2">per ogni specifica lavorazione. Allo stesso modo è possibile ottenere, per ogni voce di </text:span><text:span text:style-name="fogli"><text:span text:style-name="T2">Elenco Prezzi</text:span></text:span><text:span text:style-name="T2">, le somme delle lavorazioni già eseguite e annotate nel foglio di </text:span><text:span text:style-name="fogli"><text:span text:style-name="T2">CONTABILITA</text:span></text:span><text:span text:style-name="T2">.</text:span></text:p>
      <table:table table:name="Tabella56" table:style-name="Tabella56">
        <table:table-column table:style-name="Tabella56.A"/>
        <table:table-row>
          <table:table-cell table:style-name="Tabella56.A1" office:value-type="string">
            <text:p text:style-name="P68"><draw:frame draw:style-name="fr3" draw:name="Cornice10" text:anchor-type="as-char" svg:width="11.271cm" draw:z-index="93"><draw:text-box fo:min-height="8.44cm"><text:p text:style-name="Figura"><draw:frame draw:style-name="fr15" draw:name="Immagine39" text:anchor-type="as-char" svg:width="11.269cm" svg:height="8.44cm" draw:z-index="94"><draw:image xlink:href="Pictures/10000000000001AA0000013F325FBE0FF63CD5B4.png" xlink:type="simple" xlink:show="embed" xlink:actuate="onLoad" loext:mime-type="image/png"/></draw:frame><text:line-break/>Figura <text:sequence text:ref-name="refFigura12" text:name="Figura" text:formula="ooow:Figura+1" style:num-format="1">13</text:sequence>: menù di dialogo Viste per Elenco Prezzi</text:p></draw:text-box></draw:frame></text:p>
          </table:table-cell>
        </table:table-row>
      </table:table>
      <text:p text:style-name="OOoTextBody"><text:span text:style-name="T2">Dalle </text:span><text:span text:style-name="menu"><text:span text:style-name="T2">VISTE</text:span></text:span><text:span text:style-name="T2"> del foglio </text:span><text:span text:style-name="fogli"><text:span text:style-name="T2">Elenco Prezzi</text:span></text:span><text:span text:style-name="T2"> per generare il sommario del computo:</text:span></text:p>
      <text:list xml:id="list3606466061" text:style-name="L28">
        <text:list-item>
          <text:p text:style-name="P517"><text:span text:style-name="menu"><text:span text:style-name="T2">toolbar</text:span></text:span><text:span text:style-name="menu"><text:span text:style-name="T2"><draw:frame draw:style-name="fr12" draw:name="Immagine38" text:anchor-type="as-char" svg:width="0.51cm" svg:height="0.51cm" draw:z-index="95"><draw:image xlink:href="Pictures/100002010000001A0000001A0BA3E4C96FB19338.png" xlink:type="simple" xlink:show="embed" xlink:actuate="onLoad" loext:mime-type="image/png"/></draw:frame></text:span></text:span><text:span text:style-name="menu"><text:span text:style-name="T2">&gt;VISTE&gt;</text:span></text:span><text:span text:style-name="menu"><text:span text:style-name="T235">Visualizza&gt;</text:span></text:span><text:span text:style-name="menu"><text:span text:style-name="T2">Sommario COMPUTO</text:span></text:span><text:span text:style-name="T2">.</text:span></text:p>
        </text:list-item>
      </text:list>
      <text:p text:style-name="OOoTextBody"><text:span text:style-name="T2">Altra interessante funzionalità raggiungibile dal menù </text:span><text:span text:style-name="menu"><text:span text:style-name="T2">Viste</text:span></text:span><text:span text:style-name="T2"> del foglio di </text:span><text:span text:style-name="fogli"><text:span text:style-name="T2">Elenco Prezzi</text:span></text:span><text:span text:style-name="T2"> è la generazione dei </text:span><text:span text:style-name="T241">Q</text:span><text:span text:style-name="T2">uadri di raffronto. Questo consente di avere un confronto in tempo reale tra le lavorazioni preventivate in fase progettuale e le modifiche introdotte in fase di variante al progetto o, ancora, in fase contabile.</text:span></text:p>
      <text:p text:style-name="OOoTextBody"><text:span text:style-name="T2">Si tenga bene a mente che stiamo lavorando su Calc, quindi possiamo sfruttarne tutte le potenzialità. In questo caso trovo molto utile poter ricorrere alla voce di menù </text:span><text:span text:style-name="menu"><text:span text:style-name="T2">Formato&gt;Formattazione condizionata&gt;Barra dati…</text:span></text:span></text:p>
      <text:p text:style-name="OOoTextBody"><text:span text:style-name="T2">Dopo aver generato un Quadro di raffronto, ad esempio tra </text:span><text:span text:style-name="fogli"><text:span text:style-name="T2">COMPUTO</text:span></text:span><text:span text:style-name="T2"> e </text:span><text:span text:style-name="fogli"><text:span text:style-name="T2">CONTABILITA</text:span></text:span><text:span text:style-name="T2">, selezionate la colonna per voi più rappresentativa delle differenze ed attivate il comando appena citato. Otterrete un ottimo colpo d’occhio sulla loro entità.</text:span></text:p>
      <table:table table:name="Tabella59" table:style-name="Tabella59">
        <table:table-column table:style-name="Tabella59.A"/>
        <text:soft-page-break/>
        <table:table-row>
          <table:table-cell table:style-name="Tabella59.A1" office:value-type="string">
            <text:p text:style-name="P66"><draw:frame draw:style-name="fr3" draw:name="Cornice11" text:anchor-type="as-char" svg:width="16.806cm" draw:z-index="96"><draw:text-box fo:min-height="8.327cm"><text:p text:style-name="Figura"><draw:frame draw:style-name="fr11" draw:name="Immagine40" text:anchor-type="as-char" svg:width="16.806cm" style:rel-width="100%" svg:height="8.327cm" style:rel-height="scale" draw:z-index="97"><draw:image xlink:href="Pictures/2000000900006D3F000039FC0F95BBCDF845FB07.svm" xlink:type="simple" xlink:show="embed" xlink:actuate="onLoad" loext:mime-type="image/x-vclgraphic"/></draw:frame><text:line-break/>Figura <text:sequence text:ref-name="refFigura13" text:name="Figura" text:formula="ooow:Figura+1" style:num-format="1">14</text:sequence>: Quadro di raffronto</text:p></draw:text-box></draw:frame></text:p>
          </table:table-cell>
        </table:table-row>
      </table:table>
      <text:p text:style-name="P207"><text:span text:style-name="T236">Superfluo dirlo, è possibile anche sfruttare le ampie possibilità che offre la voce di menù </text:span><text:span text:style-name="menu"><text:span text:style-name="T236">Inserisci&gt;Oggetto&gt;Grafico…</text:span></text:span><text:span text:style-name="T236"> magari per il monitoraggio dei consumi contabilizzati rispetto a quelli previsti in fase di progetto, </text:span><text:span text:style-name="T238">essenziale operazione per tenere sotto controllo il budget di spesa</text:span><text:span text:style-name="T236">. </text:span></text:p>
      <text:list xml:id="list215532452464218" text:continue-list="list215533079045752" text:style-name="elenco-U">
        <text:list-item>
          <text:h text:style-name="P558" text:outline-level="3"><text:bookmark-start text:name="__RefHeading__14659_1613112675"/>Aggiornamento dell'Elenco Prezzi<text:bookmark-end text:name="__RefHeading__14659_1613112675"/></text:h>
        </text:list-item>
      </text:list>
      <text:p text:style-name="P73">A volte succede che sia necessario rivedere il computo ed aggiornarlo con prezz<text:span text:style-name="T633">i</text:span> più recent<text:span text:style-name="T633">i</text:span>. <text:span text:style-name="T633">Questo è ciò che s</text:span><text:span text:style-name="T447">i definisce in gergo “aggiornamento prezzi” ed è una di quelle operazioni che tutti vorrebbero poter fare in automatico.</text:span></text:p>
      <text:p text:style-name="P73"><text:span text:style-name="T447">In </text:span><text:span text:style-name="T358">LeenO</text:span><text:span text:style-name="T447"> </text:span><text:span text:style-name="T425">NON</text:span><text:span text:style-name="T447"> esistono automatismi per questa operazione, </text:span><text:span text:style-name="T454">almeno per il momento</text:span><text:span text:style-name="T447">. In ogni caso ritengo che per un'operazione così delicata non ci si possa </text:span><text:span text:style-name="T454">aff</text:span><text:span text:style-name="T447">idare ad aggiorna</text:span><text:span text:style-name="T454">menti </text:span><text:span text:style-name="T447">automatic</text:span><text:span text:style-name="T454">i</text:span><text:span text:style-name="T447">. </text:span><text:span text:style-name="T455">L</text:span><text:span text:style-name="T447">'onere d</text:span><text:span text:style-name="T454">el</text:span><text:span text:style-name="T447"> controll</text:span><text:span text:style-name="T454">o visivo no</text:span><text:span text:style-name="T447">n </text:span><text:span text:style-name="T456">deve</text:span><text:span text:style-name="T447"> essere evitato.</text:span></text:p>
      <text:p text:style-name="P208"><text:span text:style-name="T94">L</text:span><text:span text:style-name="T71">'aggiornamento dei prezzi va effettuato</text:span><text:span text:style-name="T59"> importando nuovamente ogni singola voce dal nuovo Prezzario </text:span><text:span text:style-name="T2">o dal foglio di </text:span><text:span text:style-name="fogli"><text:span text:style-name="T121">Analisi </text:span></text:span><text:span text:style-name="fogli"><text:span text:style-name="T122">di prezzo</text:span></text:span><text:span text:style-name="T122">.</text:span><text:span text:style-name="T59"> </text:span><text:span text:style-name="T2">Ovviamente la voce “</text:span><text:span text:style-name="T250">v</text:span><text:span text:style-name="T2">ecchia” va eliminata o disattivata ad esempio aggiungendo un suffisso al codice </text:span><text:span text:style-name="T242">oppure, molto più banalmente, colorando le celle delle v</text:span><text:span text:style-name="T250">o</text:span><text:span text:style-name="T242">ci da sostituire con uno sfondo di colore diverso da quello di default</text:span><text:span text:style-name="T2">; in questo modo, al primo riordino </text:span><text:span text:style-name="T64">dell'</text:span><text:span text:style-name="fogli"><text:span text:style-name="T123">Elenco Prezzi</text:span></text:span><text:span text:style-name="T2">, la voce vecchia verrà messa </text:span><text:span text:style-name="T242">vicino a </text:span><text:span text:style-name="T2">quella nuova, </text:span><text:span text:style-name="T242">ma sarà immediatamente riconoscibile</text:span><text:span text:style-name="T2"> e potrà essere eliminata anche in seguito</text:span><text:span text:style-name="T242">.</text:span></text:p>
      <text:p text:style-name="P160"><text:span text:style-name="T71">E' probabile che alla fine, sul foglio del </text:span><text:span text:style-name="fogli"><text:span text:style-name="T2">COMPUTO</text:span></text:span><text:span text:style-name="T71"> vi troviate con diverse voci con valori </text:span><text:span text:style-name="T41">#N/D</text:span><text:span text:style-name="T71">, ovvero </text:span><text:span text:style-name="T43">Non Disponibile</text:span><text:span text:style-name="T71">. Significa che vi siete persi la voce di prezzo collegata; dovrete quindi andarla a cercare (utilizzando il solito codice voce) <text:s/>sull'</text:span><text:span text:style-name="fogli"><text:span text:style-name="T123">Elenco Prezzi</text:span></text:span><text:span text:style-name="T71">.</text:span></text:p>
      <text:p text:style-name="P160"><text:span text:style-name="T71">In ogni caso, considerate che le voci dell'</text:span><text:span text:style-name="fogli"><text:span text:style-name="T123">Elenco Prezzi</text:span></text:span><text:span text:style-name="T71"> derivanti da </text:span><text:span text:style-name="fogli"><text:span text:style-name="T263">Listino</text:span></text:span><text:span text:style-name="T71"> </text:span><text:span text:style-name="T104">vengono</text:span><text:span text:style-name="T71"> semplicemente duplicate dentro il foglio, </text:span><text:span text:style-name="T104">senza </text:span><text:span text:style-name="T71">link </text:span><text:span text:style-name="T104">o</text:span><text:span text:style-name="T71"> collegamenti </text:span><text:span text:style-name="T104">di sorta al file di origine</text:span><text:span text:style-name="T71">. Quindi possono essere sottoposte ad operazioni di copia/incolla senza nessun problema.</text:span></text:p>
      <text:p text:style-name="P160"><text:span text:style-name="T71">Diverso, invece, </text:span><text:span text:style-name="T101">è </text:span><text:span text:style-name="T71">per le voci dell'</text:span><text:span text:style-name="fogli"><text:span text:style-name="T123">Elenco Prezzi</text:span></text:span><text:span text:style-name="T71"> che derivano da </text:span><text:span text:style-name="fogli"><text:span text:style-name="T2">Analisi di Prezzo</text:span></text:span><text:span text:style-name="T2"> </text:span><text:span text:style-name="T263">(nell’ambito dello stesso file di lavoro)</text:span><text:span text:style-name="T71">: quelle sono </text:span><text:span text:style-name="T101">collegate</text:span><text:span text:style-name="T71"> e vanno trattate con </text:span><text:span text:style-name="T104">la </text:span><text:span text:style-name="T95">dovuta</text:span><text:span text:style-name="T71"> attenzione.</text:span></text:p>
      <text:p text:style-name="P93">Concludendo, anche se <text:span text:style-name="T618">apparentemente </text:span>macchinoso, un aggiornamento prezzi non impegna <text:span text:style-name="T625">molto tempo</text:span>.</text:p>
      <text:p text:style-name="P92">Il tempo si <text:span text:style-name="T625">impegnerà</text:span>, inevitabilmente, per i ripensamenti e <text:span text:style-name="T634">per</text:span> le inevitabili “stranezze” che si incontrano nel computo rivedendolo a distanza di tempo :-).</text:p>
      <text:list xml:id="list215531847260304" text:continue-list="list215532854797604" text:style-name="Numbering_20_1">
        <text:list-item>
          <text:h text:style-name="P319" text:outline-level="1"><text:bookmark-start text:name="__RefHeading__14661_1613112675"/>L'ANALISI DI PREZZO<text:bookmark-end text:name="__RefHeading__14661_1613112675"/></text:h>
        </text:list-item>
      </text:list>
      <text:list xml:id="list215531716303054" text:continue-list="list215532452464218" text:style-name="elenco-U">
        <text:list-item>
          <text:h text:style-name="P559" text:outline-level="3"><text:bookmark-start text:name="__RefHeading__7469_1364689504"/>Creare una voce di Analisi <text:span text:style-name="T484">di </text:span>prezzo <text:span text:style-name="T484">(modello ANAC – ex AVCP)</text:span><text:bookmark-end text:name="__RefHeading__7469_1364689504"/></text:h>
        </text:list-item>
      </text:list>
      <text:p text:style-name="P73"><text:span text:style-name="T621">Il modulo di </text:span><text:span text:style-name="fogli"><text:span text:style-name="T621">Analisi di Prezzo</text:span></text:span><text:span text:style-name="T621"> è impostato secondo i dettami dell'</text:span><text:span text:style-name="T418">A</text:span><text:span text:style-name="T420">utorità Nazionale Anticorruzione</text:span><text:span text:style-name="T548">.</text:span></text:p>
      <text:p text:style-name="P160"><text:span text:style-name="T2">A differenza di altri sistemi tabellari usati per fare i computi metrici, con </text:span><text:span text:style-name="T336">LeenO</text:span><text:span text:style-name="T2"> è previsto che tutti i prezzi ricavati con le analisi confluiscano nell'</text:span><text:span text:style-name="fogli"><text:span text:style-name="T2">Elenco Prezzi</text:span></text:span><text:span text:style-name="T2"> insieme ai costi elementari (materie prime, </text:span><text:span text:style-name="T247">noli</text:span><text:span text:style-name="T2"> etc.) </text:span><text:span text:style-name="T264">che sono serviti per ricavarli, </text:span><text:span text:style-name="T267">diventando essi stessi potenziali costi elementari per altri nuovi prezzi</text:span><text:span text:style-name="T2">.</text:span></text:p>
      <text:p text:style-name="P212"><text:span text:style-name="T2">Per creare una nuova voce di </text:span><text:span text:style-name="T131">analisi </text:span><text:span text:style-name="T2">vai sulla tabella </text:span><text:span text:style-name="fogli"><text:span text:style-name="T2">Analisi di Prezzo</text:span></text:span><text:span text:style-name="T2"> posiziona il cursore all'interno dell'area di lavoro e clicca su</text:span><text:span text:style-name="T247">l</text:span><text:span text:style-name="T2"> </text:span><text:span text:style-name="T96">pulsante </text:span><text:span text:style-name="T96"><draw:frame draw:style-name="fr12" draw:name="Immagine37" text:anchor-type="as-char" svg:width="0.51cm" svg:height="0.51cm" draw:z-index="98"><draw:image xlink:href="Pictures/100002010000001A0000001A1B9015B93CEECF7D.png" xlink:type="simple" xlink:show="embed" xlink:actuate="onLoad" loext:mime-type="image/png"/></draw:frame></text:span><text:span text:style-name="T96"><text:s/>della toolbar</text:span><text:span text:style-name="T2"> </text:span><text:span text:style-name="T96">o </text:span><text:span text:style-name="T105">usa</text:span><text:span text:style-name="T96"> la shortcut </text:span><text:span text:style-name="menu"><text:span text:style-name="T243">Ctrl+Maiusc+N</text:span></text:span><text:span text:style-name="T2">. </text:span><text:span text:style-name="T250">Così v</text:span><text:span text:style-name="T2">iene creata una nuova </text:span><text:span text:style-name="T264">griglia</text:span><text:span text:style-name="T2"> vuota e viene seleziona la cella </text:span><text:span text:style-name="T250">in cui immettere il </text:span><text:span text:style-name="T264">nuovo </text:span><text:span text:style-name="T2">codice </text:span><text:span text:style-name="T264">di voce</text:span><text:span text:style-name="T2">.</text:span></text:p>
      <text:p text:style-name="P214"><text:span text:style-name="T2">Qui il codice dovete proprio inventarlo... ovvero </text:span><text:span text:style-name="T264">dovete </text:span><text:span text:style-name="T2">scrivere una sigla per questo nuovo prezzo</text:span><text:span text:style-name="T2"><text:note text:id="ftn23" text:note-class="footnote"><text:note-citation>23</text:note-citation><text:note-body><text:p text:style-name="P54">L'<text:span text:style-name="fogli">Elenco prezzi</text:span> <text:span text:style-name="T625">viene</text:span> riordina<text:span text:style-name="T625">to secondo</text:span> <text:span text:style-name="T625">l’</text:span>alfabetico. Se per le analisi si sceglie un prefisso adeguato <text:span text:style-name="T621">(es.: </text:span><text:span text:style-name="T395">NP</text:span><text:span text:style-name="T621">)</text:span>, queste saranno poi raggruppate nell'<text:span text:style-name="fogli">Elenco prezzi</text:span> in modo ordinato.</text:p></text:note-body></text:note></text:span><text:span text:style-name="T2">. Poi dovrete digitare la descrizione dettagliata della lavorazione e attribuire a questa una unità di misura.</text:span></text:p>
      <text:p text:style-name="P221"><text:span text:style-name="T2">Il passo successivo è compilare le righe </text:span><text:span text:style-name="T253">dei costi per Manodopera, Materiali </text:span><text:span text:style-name="T267">e quant’altro</text:span><text:span text:style-name="T253"> </text:span><text:span text:style-name="T267">occorrente</text:span><text:span text:style-name="T2"> alla formazione del prezzo </text:span><text:span text:style-name="T253">di applicazione finale</text:span><text:span text:style-name="T2"> iniziando dalla cella </text:span><text:span text:style-name="T251">nella</text:span><text:span text:style-name="T2"> colonna </text:span><text:span text:style-name="colonne"><text:span text:style-name="T131">A</text:span></text:span><text:span text:style-name="T2">; questa cella ha una finestra a discesa che consente di scegliere uno dei codici </text:span><text:span text:style-name="T253">dei costi elementari </text:span><text:span text:style-name="T2">dall'</text:span><text:span text:style-name="fogli"><text:span text:style-name="T2">Elenco Prezzi</text:span></text:span><text:span text:style-name="T2">.</text:span></text:p>
      <text:p text:style-name="P222"><text:span text:style-name="T252">Per scegliere direttamente la voce di </text:span><text:span text:style-name="T254">costo</text:span><text:span text:style-name="T252"> che interessa, si può far ricorso al comando</text:span><text:span text:style-name="T2"> </text:span><text:span text:style-name="menu"><text:span text:style-name="T2">Pesca </text:span></text:span><text:span text:style-name="menu"><text:span text:style-name="T2"><draw:frame draw:style-name="fr12" draw:name="Immagine48" text:anchor-type="as-char" svg:width="0.51cm" svg:height="0.51cm" draw:z-index="99"><draw:image xlink:href="Pictures/100002000000001A0000001A01D6A3AB03294369.png" xlink:type="simple" xlink:show="embed" xlink:actuate="onLoad" loext:mime-type="image/png"/></draw:frame></text:span></text:span><text:span text:style-name="T2"><text:s/>oppure </text:span><text:span text:style-name="T252">usa</text:span><text:span text:style-name="T254">re</text:span><text:span text:style-name="T252"> le scorciatoie</text:span><text:span text:style-name="T2"> </text:span><text:span text:style-name="menu"><text:span text:style-name="T2">Crl+Ins</text:span></text:span><text:span text:style-name="T2"> </text:span><text:span text:style-name="T253">o</text:span><text:span text:style-name="T2"> </text:span><text:span text:style-name="menu"><text:span text:style-name="T2">Ctrl+</text:span></text:span><text:span text:style-name="menu"><text:span text:style-name="T131">8</text:span></text:span><text:span text:style-name="menu"><text:span text:style-name="T2"> </text:span></text:span><text:span text:style-name="T2">che consent</text:span><text:span text:style-name="T254">ono</text:span><text:span text:style-name="T2"> di </text:span><text:span text:style-name="T254">portare in primo piano </text:span><text:span text:style-name="T2">l'</text:span><text:span text:style-name="fogli"><text:span text:style-name="T2">Elenco Prezzi</text:span></text:span><text:span text:style-name="T2"><text:note text:id="ftn24" text:note-class="footnote"><text:note-citation>24</text:note-citation><text:note-body><text:p text:style-name="P54"><text:span text:style-name="T626">Ricordando a memoria il codice che vi interessa, p</text:span>otete comunque scriver<text:span text:style-name="T626">lo</text:span> a manina, come in tutte le finestre a discesa del documento.</text:p></text:note-body></text:note></text:span><text:span text:style-name="T2"> </text:span><text:span text:style-name="T2"><text:note text:id="ftn25" text:note-class="footnote"><text:note-citation>25</text:note-citation><text:note-body><text:p text:style-name="P54">Puoi usare tutti i mezzi che <text:span text:style-name="T622">LO</text:span> ti mette a disposizione: <text:span text:style-name="menu">Ctrl+F</text:span> oppure <text:span text:style-name="menu">Maiusc+F3</text:span></text:p></text:note-body></text:note></text:span><text:span text:style-name="T2">. Una volta trovata </text:span><text:span text:style-name="T252">la voce di </text:span><text:span text:style-name="T254">costo</text:span><text:span text:style-name="T2">, </text:span><text:span text:style-name="T254">basta </text:span><text:span text:style-name="T2">posiziona</text:span><text:span text:style-name="T254">re</text:span><text:span text:style-name="T2"> il cursore in qualsiasi punto della </text:span><text:span text:style-name="T268">stessa</text:span><text:span text:style-name="T2"> </text:span><text:span text:style-name="T254">e ripetere</text:span><text:span text:style-name="T2"> </text:span><text:span text:style-name="T135">il comando</text:span><text:span text:style-name="T2"> </text:span><text:span text:style-name="menu"><text:span text:style-name="T2">Pesca</text:span></text:span><text:span text:style-name="T2"> </text:span><text:span text:style-name="T254">per</text:span><text:span text:style-name="T2"> </text:span><text:span text:style-name="T254">ritrovarsi</text:span><text:span text:style-name="T2"> sull’analisi </text:span><text:span text:style-name="T253">da elaborare </text:span><text:span text:style-name="T2">con il </text:span><text:span text:style-name="T254">relativo </text:span><text:span text:style-name="T2">codice </text:span><text:span text:style-name="T254">del costo</text:span><text:span text:style-name="T2"> già inserito. </text:span><text:span text:style-name="T268">Poi</text:span><text:span text:style-name="T2"> </text:span><text:span text:style-name="T254">toccherà</text:span><text:span text:style-name="T2"> </text:span><text:span text:style-name="T254">inserire le</text:span><text:span text:style-name="T2"> quantità, </text:span><text:span text:style-name="T254">quindi passare</text:span><text:span text:style-name="T2"> a</text:span><text:span text:style-name="T268">i</text:span><text:span text:style-name="T2"> component</text:span><text:span text:style-name="T268">i</text:span><text:span text:style-name="T2"> successiv</text:span><text:span text:style-name="T268">i</text:span><text:span text:style-name="T2">.</text:span></text:p>
      <text:p text:style-name="P213"><text:span text:style-name="T71">Se il numero dei componenti </text:span><text:span text:style-name="T102">dell</text:span><text:span text:style-name="T71">'analisi eccede la vostra necessità, eliminatel</text:span><text:span text:style-name="T103">i</text:span><text:span text:style-name="T71"> con il pulsante </text:span><text:span text:style-name="T71"><draw:frame draw:style-name="fr16" draw:name="Immagine43" text:anchor-type="as-char" svg:width="0.51cm" svg:height="0.51cm" draw:z-index="100"><draw:image xlink:href="Pictures/100002010000001A0000001AF5858059795559BA.png" xlink:type="simple" xlink:show="embed" xlink:actuate="onLoad" loext:mime-type="image/png"/></draw:frame></text:span><text:span text:style-name="T71"><text:s text:c="2"/></text:span><text:span text:style-name="T100">o usando </text:span><text:span text:style-name="T71">i normali comandi di </text:span><text:span text:style-name="T99">LO</text:span><text:span text:style-name="T71">, </text:span><text:span text:style-name="T100">ma in tal caso siate prudenti: </text:span><text:span text:style-name="T106">il comando di LeenO esegue dei controlli tali da impedire la cancellazione di righe “di sistema”.</text:span></text:p>
      <text:p text:style-name="P160"><text:span text:style-name="T2">Se invece i componenti non bastano, aggiungeteli con il pulsante </text:span><text:span text:style-name="T2"><draw:frame draw:style-name="fr17" draw:name="Immagine44" text:anchor-type="as-char" svg:width="0.51cm" svg:height="0.51cm" draw:z-index="101"><draw:image xlink:href="Pictures/100002010000001A0000001A8E3E28E45E49EEA0.png" xlink:type="simple" xlink:show="embed" xlink:actuate="onLoad" loext:mime-type="image/png"/></draw:frame></text:span><text:span text:style-name="T2"><text:s/></text:span><text:span text:style-name="T135">d</text:span><text:span text:style-name="T248">e</text:span><text:span text:style-name="T135">lla toolbar </text:span><text:span text:style-name="T248">o tramite </text:span><text:span text:style-name="menu"><text:span text:style-name="T248">Ctrl+Maiusc+A</text:span></text:span><text:span text:style-name="T2"> </text:span><text:span text:style-name="T269">partendo da un componente già inserito.</text:span><text:span text:style-name="T2"> Questa opzione ha due modalità possibili:</text:span></text:p>
      <text:list xml:id="list1762012534" text:style-name="L29">
        <text:list-item>
          <text:p text:style-name="P458">la nuova riga avrà i campi vuoti, <text:span text:style-name="T627">oppure</text:span></text:p>
        </text:list-item>
        <text:list-item>
          <text:p text:style-name="P458">la nuova riga avrà i dati identici a <text:span text:style-name="T637">quella de</text:span>l <text:span text:style-name="T627">componente che lo precede</text:span>.</text:p>
        </text:list-item>
      </text:list>
      <text:p text:style-name="P215"><text:span text:style-name="T2">Scegliete la modalità che preferite commutando da 0 ad 1 (o viceversa) il valore della </text:span><text:span text:style-name="T255">relativa v</text:span><text:span text:style-name="T2">ariabile </text:span><text:span text:style-name="T446">(</text:span><text:span text:style-name="colonne"><text:span text:style-name="T2">S1.H303</text:span></text:span><text:span text:style-name="T446">)</text:span><text:span text:style-name="T2"> raggiungibile da </text:span><text:span text:style-name="menu"><text:span text:style-name="T248">Menù Principale&gt;Variabili generali</text:span></text:span><text:span text:style-name="T248">.</text:span></text:p>
      <table:table table:name="Tabella60" table:style-name="Tabella60">
        <table:table-column table:style-name="Tabella60.A"/>
        <table:table-column table:style-name="Tabella60.B"/>
        <table:table-row>
          <table:table-cell table:style-name="Tabella60.A1" office:value-type="string">
            <text:p text:style-name="P39">Note</text:p>
          </table:table-cell>
          <table:table-cell table:style-name="Tabella60.B1" office:value-type="string">
            <text:p text:style-name="OOoTableText">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 <text:span text:style-name="T623">aggiuntive</text:span>.</text:p>
          </table:table-cell>
        </table:table-row>
      </table:table>
      <text:p text:style-name="P163"><text:span text:style-name="T131">Gli </text:span><text:span text:style-name="T2">Oneri di Sicurezza vengono inseriti usando il pulsante </text:span><text:span text:style-name="T2"><draw:frame draw:style-name="fr12" draw:name="Immagine45" text:anchor-type="as-char" svg:width="0.51cm" svg:height="0.51cm" draw:z-index="102"><draw:image xlink:href="Pictures/100002010000001A0000001ADC0515D238AF193D.png" xlink:type="simple" xlink:show="embed" xlink:actuate="onLoad" loext:mime-type="image/png"/></draw:frame></text:span><text:span text:style-name="T135"><text:s/>d</text:span><text:span text:style-name="T249">e</text:span><text:span text:style-name="T135">lla toolbar</text:span><text:span text:style-name="T2">. </text:span><text:span text:style-name="T131">La relativa riga porterà la dicitura </text:span><text:span text:style-name="T25">”</text:span><text:span text:style-name="T24">di cui Sicurezza afferenti l'Impresa”</text:span><text:span text:style-name="T2"> </text:span><text:span text:style-name="T132">e verrà trattata come dato fine a sé, non coinvolto nel risultato del calcolo. Questa notizia sarà poi trasferita all'</text:span><text:span text:style-name="fogli"><text:span text:style-name="T132">Elenco Prezzi </text:span></text:span><text:span text:style-name="T132">per le successive trattazioni.</text:span></text:p>
      <text:p text:style-name="P163"><text:span text:style-name="T135">L'Analisi del prezzo sarà corretta quando il prezzo che compare sulla stessa riga della descrizione sarà coincidente </text:span><text:span text:style-name="T270">col</text:span><text:span text:style-name="T135"> </text:span><text:span text:style-name="T26">prezzo </text:span><text:span text:style-name="T27">unitario </text:span><text:span text:style-name="T26">offerto</text:span><text:span text:style-name="T135"> </text:span><text:span text:style-name="T270">ne</text:span><text:span text:style-name="T135">lla </text:span><text:span text:style-name="T270">colonna</text:span><text:span text:style-name="T135"> </text:span><text:span text:style-name="colonne"><text:span text:style-name="T135">L</text:span></text:span><text:span text:style-name="T135">. In caso contrario potreste aver involontariamente manomesso l'integrità della scheda su cui sta</text:span><text:span text:style-name="T270">va</text:span><text:span text:style-name="T135">te lavorando. Verificate e, nel dubbio, sostituitela con una nuova voce di analisi (sarà più facile risparmiare tempo e grattacapi).</text:span></text:p>
      <text:p text:style-name="P163"><text:span text:style-name="T2">Quando la voce di Analisi è completa la si può registrare aggiungendola all'</text:span><text:span text:style-name="fogli"><text:span text:style-name="T2">Elenco Prezzi</text:span></text:span><text:span text:style-name="T2"> posiziona</text:span><text:span text:style-name="T256">ndosi</text:span><text:span text:style-name="T2"> </text:span><text:soft-page-break/><text:span text:style-name="T2">sulla voce e </text:span><text:span text:style-name="T271">agendo su</text:span><text:span text:style-name="T2"> </text:span><text:span text:style-name="T2"><draw:frame draw:style-name="fr18" draw:name="Immagine46" text:anchor-type="as-char" svg:width="0.51cm" svg:height="0.51cm" draw:z-index="103"><draw:image xlink:href="Pictures/100002010000001A0000001AE4CBA16D69A3A55B.png" xlink:type="simple" xlink:show="embed" xlink:actuate="onLoad" loext:mime-type="image/png"/></draw:frame></text:span><text:span text:style-name="T2"><text:s/></text:span><text:span text:style-name="T135">d</text:span><text:span text:style-name="T271">e</text:span><text:span text:style-name="T135">lla toolbar</text:span><text:span text:style-name="T135"><text:note text:id="ftn26" text:note-class="footnote"><text:note-citation>26</text:note-citation><text:note-body><text:p text:style-name="P54">Con la sola esclusione del codice-prezzo, tutte le modifiche che effettuerete in futuro sull'Analisi andranno a modificare la voce di <text:span text:style-name="fogli"><text:span text:style-name="T624">Elenco prezzi</text:span></text:span> corrispondente.</text:p></text:note-body></text:note></text:span></text:p>
      <text:p text:style-name="P223"><text:span text:style-name="T2">Nell'aggiungere un</text:span><text:span text:style-name="T271">a nuova voce</text:span><text:span text:style-name="T2"> dalla tabella </text:span><text:span text:style-name="fogli"><text:span text:style-name="T2">Analisi di Prezzo</text:span></text:span><text:span text:style-name="T2"> all'</text:span><text:span text:style-name="fogli"><text:span text:style-name="T2">Elenco Prezzi</text:span></text:span><text:span text:style-name="T2"> viene effettuato un controllo per evitare </text:span><text:span text:style-name="T271">la coesistenza di </text:span><text:span text:style-name="T2">doppioni di Codice Prezzo</text:span><text:span text:style-name="T2"><text:note text:id="ftn27" text:note-class="footnote"><text:note-citation>27</text:note-citation><text:note-body><text:p text:style-name="P54">L'esistenza di codici doppi genera errori <text:span text:style-name="T628">e confusione </text:span>nei conteggi del <text:span text:style-name="fogli">COMPUTO</text:span>, peraltro difficili da individuare.</text:p></text:note-body></text:note></text:span><text:span text:style-name="T2">. Nel caso il codice </text:span><text:span text:style-name="T257">del prezzo </text:span><text:span text:style-name="T271">appena ricavato</text:span><text:span text:style-name="T2"> sia già presente in </text:span><text:span text:style-name="fogli"><text:span text:style-name="T2">Elenco Prezzi</text:span></text:span><text:span text:style-name="T2">, LeenO propone all'utente </text:span><text:span text:style-name="T257">l'interruzione </text:span><text:span text:style-name="T271">dell’attività</text:span><text:span text:style-name="T2"> per </text:span><text:span text:style-name="T257">dar modo di </text:span><text:span text:style-name="T2">esaminare la situazione e decidere il da farsi. Nel caso si preferisca sostituire nell'</text:span><text:span text:style-name="fogli"><text:span text:style-name="T2">Elenco Prezzi</text:span></text:span><text:span text:style-name="T2"> la vecchia voce di prezzo</text:span><text:span text:style-name="T271"> </text:span><text:span text:style-name="T2">con quella nuova, </text:span><text:span text:style-name="T271">senza alcun controllo,</text:span><text:span text:style-name="T2"> è sufficiente impostare a 1 la Variabile Generale </text:span><text:span text:style-name="colonne"><text:span text:style-name="T2">S1.H314</text:span></text:span><text:span text:style-name="T2">.</text:span></text:p>
      <text:p text:style-name="OOoTextBody"><text:span text:style-name="T2">Le voci di Analisi possono essere </text:span><text:a xlink:type="simple" xlink:href="#sposta" text:style-name="Internet_20_link" text:visited-style-name="Visited_20_Internet_20_Link"><text:span text:style-name="T2">spostate</text:span></text:a><text:span text:style-name="T2"> in altra posizione come quelle del </text:span><text:span text:style-name="fogli"><text:span text:style-name="T2">COMPUTO</text:span></text:span><text:span text:style-name="T2"> oppure riordinate alfabeticamente in base al Codice Voce: dalla toolbar </text:span><text:span text:style-name="menu"><text:span text:style-name="T257">Viste</text:span></text:span><text:span text:style-name="T257"> </text:span><text:span text:style-name="T2"><draw:frame draw:style-name="fr12" draw:name="Immagine47" text:anchor-type="as-char" svg:width="0.51cm" svg:height="0.51cm" draw:z-index="104"><draw:image xlink:href="Pictures/100002010000001A0000001AAF18B0E013A70051.png" xlink:type="simple" xlink:show="embed" xlink:actuate="onLoad" loext:mime-type="image/png"/></draw:frame></text:span><text:span text:style-name="T2">, poi, </text:span><text:span text:style-name="menu"><text:span text:style-name="T2">Riordina le analisi</text:span></text:span><text:span text:style-name="T2">.</text:span></text:p>
      <text:list xml:id="list215533738843497" text:continue-list="list215531716303054" text:style-name="elenco-U">
        <text:list-item>
          <text:h text:style-name="P559" text:outline-level="3"><text:bookmark-start text:name="__RefHeading__14665_1613112675"/>Analisi annidate<text:bookmark-end text:name="__RefHeading__14665_1613112675"/></text:h>
        </text:list-item>
      </text:list>
      <text:p text:style-name="P73"><text:span text:style-name="T629">Può succedere </text:span>che delle analisi utilizzino prezzi derivanti da altre analisi <text:span text:style-name="T638">come costi elementari</text:span>.</text:p>
      <text:p text:style-name="P73">Esempio:</text:p>
      <text:p text:style-name="P76">“Caricamento, trasporto e smaltimento dei materiali di risulta”</text:p>
      <text:list xml:id="list1054896184" text:style-name="L30">
        <text:list-item>
          <text:p text:style-name="P459">Caricamento (<text:span text:style-name="T629">costo</text:span> elementare da prezzario)</text:p>
        </text:list-item>
        <text:list-item>
          <text:p text:style-name="P460">trasporto (<text:span text:style-name="T629">costo</text:span> elementare da prezzario)</text:p>
        </text:list-item>
        <text:list-item>
          <text:p text:style-name="P460">Oneri di smaltimento dei materiali di risulta (<text:span text:style-name="T629">costo</text:span> elementare da prezzario)</text:p>
        </text:list-item>
      </text:list>
      <text:p text:style-name="P160"><text:span text:style-name="T258">Q</text:span><text:span text:style-name="T2">uesta analisi </text:span><text:span text:style-name="T258">può </text:span><text:span text:style-name="T2">diventa</text:span><text:span text:style-name="T258">re</text:span><text:span text:style-name="T2"> un </text:span><text:span text:style-name="T258">costo elementare ch</text:span><text:span text:style-name="T2">e, a sua volta, p</text:span><text:span text:style-name="T258">uò</text:span><text:span text:style-name="T2"> essere utilizzato per costruire altre analisi </text:span><text:span text:style-name="T258">di</text:span><text:span text:style-name="T2"> </text:span><text:span text:style-name="T258">lavorazioni</text:span><text:span text:style-name="T2"> più compless</text:span><text:span text:style-name="T258">e</text:span><text:span text:style-name="T2"> come la “demolizione di intonaci”.</text:span></text:p>
      <text:p text:style-name="P142">Esempio:</text:p>
      <text:p text:style-name="P76">“Demolizione di intonaco a mq compreso trasporto e smaltimento”</text:p>
      <text:list xml:id="list993361920" text:style-name="L31">
        <text:list-item>
          <text:p text:style-name="P461">demolizione di intonaco (<text:span text:style-name="T629">costo</text:span> elementare da prezzario)</text:p>
        </text:list-item>
        <text:list-item>
          <text:p text:style-name="P518">Caricamento, trasporto e smaltimento <text:span text:style-name="T416">(</text:span><text:span text:style-name="T421">costo </text:span><text:span text:style-name="T416">derivante da </text:span><text:span text:style-name="T421">altra</text:span><text:span text:style-name="T416"> analisi)</text:span></text:p>
        </text:list-item>
      </text:list>
      <text:p text:style-name="P73">Questa nuova voce di prezzo, a sua volta, potrebbe essere utilizzata per voci ancor più complesse come ad esempio:</text:p>
      <text:p text:style-name="P76">“Rifacimento di intonaco comprensivo della demolizione del vecchio, del caricamento, trasporto e smaltimento...”</text:p>
      <text:p text:style-name="P73">Ecco <text:span text:style-name="T639">cosa</text:span> intendo per Analisi annidate (qualcuno le chiama Centrali di prezzo).</text:p>
      <text:p text:style-name="P73"><text:span text:style-name="T335">LeenO</text:span> supporta 5 livelli di “annidamento”, <text:span text:style-name="T416">ma ritengo conveniente rimanere entro il 3°</text:span>.</text:p>
      <text:list xml:id="list215533645420235" text:continue-list="list215533738843497" text:style-name="elenco-U">
        <text:list-item>
          <text:h text:style-name="P565" text:outline-level="3"><text:bookmark-start text:name="__RefHeading__14667_1613112675"/>Gestione delle incidenze di Manodopera e Sicurezza<text:bookmark-end text:name="__RefHeading__14667_1613112675"/></text:h>
        </text:list-item>
      </text:list>
      <text:p text:style-name="P217"><text:span text:style-name="T2">Sulle tabelle di lavoro le colonne delle incidenze </text:span><text:span text:style-name="T259">di Manodopera e Sicurezza</text:span><text:span text:style-name="T2"> possono essere visualizzate </text:span><text:span text:style-name="T260">o </text:span><text:span text:style-name="T2">nascoste dal dialogo </text:span><text:span text:style-name="menu"><text:span text:style-name="T257">Viste </text:span></text:span><text:span text:style-name="menu"><text:span text:style-name="T2"><draw:frame draw:style-name="fr12" draw:name="Immagine42" text:anchor-type="as-char" svg:width="0.51cm" svg:height="0.51cm" draw:z-index="105"><draw:image xlink:href="Pictures/100002010000001A0000001A28B737B6F10C9227.png" xlink:type="simple" xlink:show="embed" xlink:actuate="onLoad" loext:mime-type="image/png"/></draw:frame></text:span></text:span><text:span text:style-name="T2"><text:s/></text:span><text:span text:style-name="T259">spuntando le opportune opzioni</text:span><text:span text:style-name="T2">.</text:span></text:p>
      <text:p text:style-name="P218"><text:span text:style-name="T260">Nelle tabelle che lo prevedono, queste sono trattate </text:span><text:span text:style-name="T261">calcolandone i subtotali di categoria e gli importi complessivi.</text:span></text:p>
      <text:p text:style-name="P73">I prezzari che riportano <text:span text:style-name="T640">i </text:span>dati sulla <text:span text:style-name="T631">S</text:span>icurezza sono ancora pochi e a volte la riportano come percentuale, altre volte come importo “incluso nel prezzo”. <text:span text:style-name="T630">In LeenO, mentre la Sicurezza è gestita come importo, la Manodopera viene annotata sia in forma percentuale che come importo</text:span>.</text:p>
      <text:p text:style-name="P160"><text:span text:style-name="T2">Le difficoltà maggiori rimangono quelle derivanti dall'interpretazione della normativa </text:span><text:span text:style-name="T262">circa la gestione della Sicurezza che</text:span><text:span text:style-name="T2">, a quanto ho capito, richiede una visione analitica, sia per quella compresa nei prezzi delle normali lavorazioni, sia per quella specifica prevista nel piano di Sicurezza </text:span><text:span text:style-name="T2"><text:note text:id="ftn28" text:note-class="footnote"><text:note-citation>28</text:note-citation><text:note-body><text:p text:style-name="P54">Non entro in merito alla questione se il solo nolo del ponteggio rientri o meno fra gli oneri della sicurezza, e debba o meno essere assoggettato a ribasso. <text:span text:style-name="T632">V</text:span>orrei tanto vi fosse maggior dibattito attorno a queste questioni.</text:p></text:note-body></text:note></text:span><text:span text:style-name="T2">.</text:span></text:p>
      <text:p text:style-name="P73"><text:soft-page-break/>Con <text:span text:style-name="T335">LeenO</text:span> la Sicurezza può essere gestita analiticamente in tutte le sue tabelle di lavoro. Alla fine, ad ogni SAL si potrà prelevare il totale degli importi della sicurezza ricompresi nelle opere che si vanno a pagare e trattare i dati finali di conseguenza. In caso si <text:span text:style-name="T630">voglia</text:span> <text:span text:style-name="T630">trattare la Sicurezza</text:span> per <text:span text:style-name="T640">intere </text:span>categorie, <text:span text:style-name="T630">è</text:span> sufficiente attribuire <text:span text:style-name="T631">a queste </text:span>un importo/percentuale pari al <text:span text:style-name="T389">100%.</text:span></text:p>
      <text:list xml:id="list215532910037388" text:continue-list="list215531847260304" text:style-name="Numbering_20_1">
        <text:list-item>
          <text:h text:style-name="P322" text:outline-level="1"><text:bookmark-start text:name="__RefHeading___Toc16389_1137255627"/>IL COMPUTO METRICO<text:bookmark-end text:name="__RefHeading___Toc16389_1137255627"/></text:h>
        </text:list-item>
      </text:list>
      <text:list xml:id="list215532188837986" text:continue-list="list215533645420235" text:style-name="elenco-U">
        <text:list-item>
          <text:h text:style-name="P566" text:outline-level="3"><text:bookmark-start text:name="__RefHeading__7451_1364689504"/>Premessa<text:bookmark-end text:name="__RefHeading__7451_1364689504"/></text:h>
        </text:list-item>
      </text:list>
      <text:p text:style-name="P104">Come già consiglia<text:span text:style-name="T641">t</text:span>o, prima di approcciare <text:span text:style-name="T335">LeenO</text:span>, è indispensabile <text:span text:style-name="T641">far pratica</text:span> con l'uso delle tabelle Calc.</text:p>
      <text:p text:style-name="P167"><text:span text:style-name="T2">Il </text:span><text:span text:style-name="T24">file.ods</text:span><text:span text:style-name="T2"><text:note text:id="ftn29" text:note-class="footnote"><text:note-citation>29</text:note-citation><text:note-body><text:p text:style-name="P54">Mi sembra utile ricordare che <text:span text:style-name="T378">LeenO</text:span> è essenzialmente un foglio di calcolo (.ods) e le macro servono soltanto per automatizzare le operazioni più ripetitive e/o soggette ad errore utente.</text:p></text:note-body></text:note></text:span><text:span text:style-name="T2"> di esempio disponibile sul sito ufficiale è un file Calc con </text:span><text:span text:style-name="T272">dei dati</text:span><text:span text:style-name="T2"> (un po' pasticciat</text:span><text:span text:style-name="T272">i</text:span><text:span text:style-name="T2">) di un computo metrico; </text:span><text:span text:style-name="T272">in esso </text:span><text:span text:style-name="T2">vi sono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provate a "giocarci" direttamente: l'esperimento sarà senza dubbio interessante.</text:span></text:p>
      <text:p text:style-name="P104">Vi ricordo che le linguette in basso vi indicano su quale tabella siete, e sono comode per spostarsi da una all'altra in alternativa a<text:span text:style-name="T642">l </text:span><text:span text:style-name="menu"><text:span text:style-name="T642">Menù principale (Ctrl+0)</text:span></text:span><text:span text:style-name="T642"> o al pulsante home </text:span><text:span text:style-name="T642"><draw:frame draw:style-name="fr12" draw:name="Immagine49" text:anchor-type="as-char" svg:width="0.409cm" svg:height="0.51cm" draw:z-index="106"><draw:image xlink:href="Pictures/100002010000001A000000203BE360953084650E.png" xlink:type="simple" xlink:show="embed" xlink:actuate="onLoad" loext:mime-type="image/png"/></draw:frame></text:span><text:span text:style-name="T642"><text:s/>della toolbar</text:span>.</text:p>
      <table:table table:name="Tabella57" table:style-name="Tabella57">
        <table:table-column table:style-name="Tabella57.A"/>
        <table:table-column table:style-name="Tabella57.B"/>
        <table:table-row>
          <table:table-cell table:style-name="Tabella57.A1" office:value-type="string">
            <text:p text:style-name="P41">Attenzione</text:p>
            <text:p text:style-name="P53"><draw:frame draw:style-name="fr10" draw:name="immagini34" text:anchor-type="as-char" svg:y="-0.669cm" svg:width="1.094cm" svg:height="1.011cm" draw:z-index="107"><draw:image xlink:href="Pictures/10000201000000500000004A5C57FE847CB22350.png" xlink:type="simple" xlink:show="embed" xlink:actuate="onLoad" loext:mime-type="image/png"/></draw:frame></text:p>
          </table:table-cell>
          <table:table-cell table:style-name="Tabella57.B1" office:value-type="string">
            <text:p text:style-name="P260">Evitate sempre di salvare il file in formati diversi da quello di LO Calc. Il formato Excel è sì compatibile, ma <text:span text:style-name="T416">il salvataggio in </text:span><text:span text:style-name="T422">XLS</text:span><text:span text:style-name="T416"> provoca la disattivazione IRREVERSIBILE di buona parte delle macro contenute nel documento </text:span><text:span text:style-name="T416"><text:note text:id="ftn30" text:note-class="footnote"><text:note-citation>30</text:note-citation><text:note-body><text:p text:style-name="P54">In realtà il <text:span text:style-name="T389">codice</text:span> rimane intatto, ma disattiva e corrompe i “pulsanti” ed elimina alcune formattazioni particolari indispensabili per il funzionamento delle macro di <text:span text:style-name="T378">LeenO</text:span>.</text:p></text:note-body></text:note></text:span><text:span text:style-name="T426"><text:s/>(</text:span><text:a xlink:type="simple" xlink:href="#irreversibile" text:style-name="Internet_20_link" text:visited-style-name="Visited_20_Internet_20_Link"><text:span text:style-name="T426">c.f.r</text:span></text:a><text:span text:style-name="T426">).</text:span></text:p>
            <text:p text:style-name="P256">Quando andrete a riaprirlo queste non funzioneranno più! Il formato XLS, per quanto diffuso, non è uno standard! Riservate il salvataggio in formato XLS solo per output finali verso “strutture” esterne che non utilizzano <text:span text:style-name="T632">LO</text:span> (controllate che <text:span text:style-name="T632">LO</text:span> non sia impostato per il salvataggio delle tabelle Calc in formato XLS).</text:p>
          </table:table-cell>
        </table:table-row>
      </table:table>
      <text:list xml:id="list215531863140381" text:continue-numbering="true" text:style-name="elenco-U">
        <text:list-item>
          <text:h text:style-name="P566" text:outline-level="3"><text:bookmark-start text:name="__RefHeading__14637_1613112675"/>Partire con un <text:span text:style-name="T517">nuovo documento di computo</text:span><text:bookmark-end text:name="__RefHeading__14637_1613112675"/></text:h>
        </text:list-item>
      </text:list>
      <text:p text:style-name="P224"><text:span text:style-name="T428">A</text:span><text:span text:style-name="T426">l primo avvio di Calc dopo l’installazione di LeenO, si potrà avere accesso ad un nuovo file di computo agendo sul <text:s/></text:span><text:span text:style-name="T431">pulsante home </text:span><text:span text:style-name="T431"><draw:frame draw:style-name="fr12" draw:name="Immagine50" text:anchor-type="as-char" svg:width="0.409cm" svg:height="0.51cm" draw:z-index="108"><draw:image xlink:href="Pictures/100002010000001A000000203BE360953084650E.png" xlink:type="simple" xlink:show="embed" xlink:actuate="onLoad" loext:mime-type="image/png"/></draw:frame></text:span><text:span text:style-name="T431"><text:s/>della toolbar </text:span><text:span text:style-name="T426">o con </text:span><text:span text:style-name="menu"><text:span text:style-name="T472">Ctrl+0</text:span></text:span><text:span text:style-name="T472">. </text:span><text:span text:style-name="T473">Questa operazione permetterà di disattivare le toolbar di LeenO per i comuni file di Calc. Allo stesso modo, nel caso in cui stiate già lavorando su di un computo e le toolbar risultino spente, <text:s/>il </text:span><text:span text:style-name="menu"><text:span text:style-name="T472">Ctrl+0</text:span></text:span><text:span text:style-name="T472"> </text:span><text:span text:style-name="T474">attiverà</text:span><text:span text:style-name="T473"> la loro visualizzazione.</text:span></text:p>
      <text:p text:style-name="P104"><text:span text:style-name="T428">Una volta avviato Calc, p</text:span><text:span text:style-name="T427">artendo da </text:span><text:span text:style-name="menu"><text:span text:style-name="T471">LeenO&gt;Nuovo&gt;Computo</text:span></text:span><text:span text:style-name="T427"> si ottiene un </text:span><text:span text:style-name="T429">file </text:span><text:span text:style-name="T427">che </text:span><text:span text:style-name="T429">contiene diverse tabelle (dette anche sheet, tab, fogli, ecc.) sulle quali viene strutturato il computo metrico (con allegati quali: elenco prezzi, analisi di prezzo e quant'altro utile) </text:span><text:span text:style-name="T432">oltre</text:span><text:span text:style-name="T429"> la contabilità lavori con </text:span><text:span text:style-name="T428">il libretto delle misure</text:span><text:span text:style-name="T429">.</text:span></text:p>
      <text:p text:style-name="P111"><text:span text:style-name="T426">Appena sarà creato un nuovo documento di </text:span><text:span text:style-name="T428">c</text:span><text:span text:style-name="T426">omputo </text:span><text:span text:style-name="T428">LeenO ci suggerirà di</text:span><text:span text:style-name="T426"> attribuirgli subito un nome </text:span><text:span text:style-name="T428">e ci proporrà la schermata di salvataggio del file</text:span><text:span text:style-name="T426">. </text:span><text:span text:style-name="T428">Questo passaggio è indispensabile se vogliamo definire come </text:span><text:span text:style-name="T423">DCC</text:span><text:span text:style-name="T428"> (documento di computo/</text:span><text:span text:style-name="T432">contabilità</text:span><text:span text:style-name="T428"> corrente) il file appena creato.</text:span></text:p>
      <text:list xml:id="list215533468898155" text:continue-numbering="true" text:style-name="elenco-U">
        <text:list-item>
          <text:h text:style-name="P566" text:outline-level="3"><text:bookmark-start text:name="__RefHeading__20979_246142066"/>Inserire una nuova voce di computo<text:bookmark-end text:name="__RefHeading__20979_246142066"/></text:h>
        </text:list-item>
      </text:list>
      <text:p text:style-name="P226"><text:span text:style-name="T143">S</text:span><text:span text:style-name="T2">ulla </text:span><text:span text:style-name="T143">t</text:span><text:span text:style-name="T2">abella </text:span><text:span text:style-name="fogli"><text:span text:style-name="T120">COMPUTO</text:span></text:span><text:span text:style-name="T2"> posiziona il cursore dove vuoi </text:span><text:span text:style-name="T275">prima della riga di TOTALE</text:span><text:span text:style-name="T2">; clicca su</text:span><text:span text:style-name="T143">l</text:span><text:span text:style-name="T2"> pulsante </text:span><text:span text:style-name="T143">Nuova Voce </text:span><text:span text:style-name="T143"><draw:frame draw:style-name="fr19" draw:name="Immagine5" text:anchor-type="as-char" svg:y="-0.4cm" svg:width="0.4cm" svg:height="0.4cm" draw:z-index="109"><draw:image xlink:href="Pictures/100002010000001A0000001A1B9015B93CEECF7D.png" xlink:type="simple" xlink:show="embed" xlink:actuate="onLoad" loext:mime-type="image/png"/></draw:frame></text:span><text:span text:style-name="T2"><text:s/>oppure </text:span><text:span text:style-name="T143">usa </text:span><text:span text:style-name="T2">la sc </text:span><text:span text:style-name="menu"><text:span text:style-name="T2">Ctrl+Maiusc+N</text:span></text:span><text:span text:style-name="T2"> e la </text:span><text:span text:style-name="T275">nuova </text:span><text:span text:style-name="T2">voce verrà inserita. </text:span><text:span text:style-name="T143">In linea di principio ogni elemento viene inserito sotto alla voce o componente corrente, che sia un'intera voce o un singolo componente della stessa.</text:span></text:p>
      <text:p text:style-name="P104">La prima colonna <text:span text:style-name="T644">annota</text:span> la numerazione progressiva <text:span text:style-name="T644">che non richiede interventi manuali</text:span>.</text:p>
      <text:p text:style-name="P227"><text:span text:style-name="T2">Devi iniziare dalla seconda colonna che richiede il codice-prezzo che collega </text:span><text:span text:style-name="T276">l</text:span><text:span text:style-name="T2">a voce </text:span><text:span text:style-name="T276">in esame </text:span><text:span text:style-name="T2">all'</text:span><text:span text:style-name="fogli"><text:span text:style-name="T120">Elenco Prezzi</text:span></text:span><text:span text:style-name="T2"> (la cella giusta è comunque già selezionata). In quella cella occorre inserire il codice-prezzo corrispondente alla lavorazione che interessa. Invece di digitarlo o selezionarlo dalla finestrella a discesa </text:span><text:span text:style-name="T252">si può far ricorso al comando</text:span><text:span text:style-name="T2"> </text:span><text:span text:style-name="menu"><text:span text:style-name="T2">Pesca </text:span></text:span><text:span text:style-name="menu"><text:span text:style-name="T2"><draw:frame draw:style-name="fr12" draw:name="Immagine52" text:anchor-type="as-char" svg:width="0.51cm" svg:height="0.51cm" draw:z-index="110"><draw:image xlink:href="Pictures/100002000000001A0000001A01D6A3AB03294369.png" xlink:type="simple" xlink:show="embed" xlink:actuate="onLoad" loext:mime-type="image/png"/></draw:frame></text:span></text:span><text:span text:style-name="T2"><text:s/>oppure </text:span><text:span text:style-name="T252">usa</text:span><text:span text:style-name="T254">re</text:span><text:span text:style-name="T252"> le scorciatoie</text:span><text:span text:style-name="T2"> </text:span><text:span text:style-name="menu"><text:span text:style-name="T2">Crl+Ins</text:span></text:span><text:span text:style-name="T2"> </text:span><text:span text:style-name="T253">o</text:span><text:span text:style-name="T2"> </text:span><text:span text:style-name="menu"><text:span text:style-name="T2">Ctrl+</text:span></text:span><text:span text:style-name="menu"><text:span text:style-name="T131">8</text:span></text:span><text:span text:style-name="T2"> </text:span><text:span text:style-name="T277">per</text:span><text:span text:style-name="T2"> porta</text:span><text:span text:style-name="T277">re</text:span><text:span text:style-name="T2"> in primo piano l'</text:span><text:span text:style-name="fogli"><text:span text:style-name="T2">Elenco Prezzi</text:span></text:span><text:span text:style-name="T2"> dove pot</text:span><text:span text:style-name="T277">er</text:span><text:span text:style-name="T2"> cercare la voce che </text:span><text:span text:style-name="T277">interessata</text:span><text:span text:style-name="T2"><text:note text:id="ftn31" text:note-class="footnote"><text:note-citation>31</text:note-citation><text:note-body><text:p text:style-name="P54">Lì puoi usare tutti gli strumenti che <text:span text:style-name="T645">LO</text:span> ti mette a disposizione per cercare (<text:span text:style-name="menu">Ctrl+F</text:span> oppure <text:span text:style-name="menu">Maiusc+F3</text:span>): il <text:span text:style-name="T389">codice</text:span> ricorderà comunque dove deve riportare i dati.</text:p></text:note-body></text:note></text:span><text:span text:style-name="T2">. Una volta trovata, posiziona </text:span><text:span text:style-name="T277">il cursore</text:span><text:span text:style-name="T2"> in </text:span><text:soft-page-break/><text:span text:style-name="T2">qualsiasi punto della </text:span><text:span text:style-name="T277">stessa,</text:span><text:span text:style-name="T2"> ripe</text:span><text:span text:style-name="T277">tendo il comando</text:span><text:span text:style-name="T2"> </text:span><text:span text:style-name="menu"><text:span text:style-name="T2">Pesca </text:span></text:span><text:span text:style-name="T2">ti ritroverai nel </text:span><text:span text:style-name="fogli"><text:span text:style-name="T2">COMPUTO</text:span></text:span><text:span text:style-name="T2"> con il codice voce già inserito.</text:span></text:p>
      <text:p text:style-name="P227"><text:span text:style-name="T2">Qualsiasi sia il modo che hai usato per riempire quella casella, appariranno la descrizione voce, il prezzo e il resto</text:span><text:span text:style-name="T2"><text:note text:id="ftn32" text:note-class="footnote"><text:note-citation>32</text:note-citation><text:note-body><text:p text:style-name="P56">La formula che preleva la descrizione da <text:span text:style-name="fogli">Elenco Prezzi</text:span> inizia con: <text:span text:style-name="T416">=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128">nuove</text:span><text:span text:style-name="T2"> righe di quantità usando il pulsante </text:span><text:span text:style-name="T2"><draw:frame draw:style-name="fr17" draw:name="Immagine53" text:anchor-type="as-char" svg:width="0.51cm" svg:height="0.51cm" draw:z-index="111"><draw:image xlink:href="Pictures/100002010000001A0000001A8E3E28E45E49EEA0.png" xlink:type="simple" xlink:show="embed" xlink:actuate="onLoad" loext:mime-type="image/png"/></draw:frame></text:span><text:span text:style-name="T2"><text:s/></text:span><text:span text:style-name="T135">d</text:span><text:span text:style-name="T248">e</text:span><text:span text:style-name="T135">lla toolbar </text:span><text:span text:style-name="T248">o tramite </text:span><text:span text:style-name="menu"><text:span text:style-name="T248">Ctrl+Maiusc+A</text:span></text:span><text:span text:style-name="T2">.</text:span></text:p>
      <text:list xml:id="list215532419865352" text:continue-numbering="true" text:style-name="elenco-U">
        <text:list-item>
          <text:h text:style-name="P558" text:outline-level="3"><text:bookmark-start text:name="__RefHeading__15972_1949188957"/>Vedi voce precedente<text:bookmark-end text:name="__RefHeading__15972_1949188957"/></text:h>
        </text:list-item>
      </text:list>
      <text:p text:style-name="P167"><text:span text:style-name="T279">I</text:span><text:span text:style-name="T2">l comando </text:span><text:span text:style-name="menu"><text:span text:style-name="T2">Vedi </text:span></text:span><text:span text:style-name="menu"><text:span text:style-name="T279">v</text:span></text:span><text:span text:style-name="menu"><text:span text:style-name="T2">oce</text:span></text:span><text:span text:style-name="T2"> </text:span><text:span text:style-name="T279">(toolbar </text:span><text:span text:style-name="T279"><draw:frame draw:style-name="fr12" draw:name="Immagine55" text:anchor-type="as-char" svg:width="0.51cm" svg:height="0.51cm" draw:z-index="112"><draw:image xlink:href="Pictures/100002010000001A0000001A56619218F0DDBE45.png" xlink:type="simple" xlink:show="embed" xlink:actuate="onLoad" loext:mime-type="image/png"/></draw:frame></text:span><text:span text:style-name="T279">) </text:span><text:span text:style-name="T2">funziona in </text:span><text:span text:style-name="fogli"><text:span text:style-name="T2">COMPUTO</text:span></text:span><text:span text:style-name="T2">, </text:span><text:span text:style-name="T279">in </text:span><text:span text:style-name="fogli"><text:span text:style-name="T279">VARIANTE</text:span></text:span><text:span text:style-name="T279"> ed </text:span><text:span text:style-name="T2">in </text:span><text:span text:style-name="fogli"><text:span text:style-name="T2">CONTABILITA</text:span></text:span><text:span text:style-name="T2">. Con questa funzionalità è possibile immettere, tra le voci di misurazione, il riferimento </text:span><text:span text:style-name="T128">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104"><draw:frame draw:style-name="fr6" draw:name="Cornice15" text:anchor-type="paragraph" svg:width="15.499cm" draw:z-index="23"><draw:text-box fo:min-height="2.275cm"><text:p text:style-name="Figura"><draw:frame draw:style-name="fr25" draw:name="Oggetto2" text:anchor-type="paragraph" svg:width="15.499cm" svg:height="2.265cm" draw:z-index="24"><draw:object xlink:href="./Object 2" xlink:type="simple" xlink:show="embed" xlink:actuate="onLoad"/><draw:image xlink:href="./ObjectReplacements/Object 2" xlink:type="simple" xlink:show="embed" xlink:actuate="onLoad"/></draw:frame><draw:line text:anchor-type="paragraph" draw:z-index="25" draw:name="Forma1" draw:style-name="gr4" draw:text-style-name="P599" svg:x1="9.059cm" svg:y1="1.524cm" svg:x2="9.948cm" svg:y2="0cm"><text:p/></draw:line>Figura <text:sequence text:ref-name="refFigura14" text:name="Figura" text:formula="ooow:Figura+1" style:num-format="1">15</text:sequence></text:p></draw:text-box></draw:frame>Per ovvi motivi, all'attivazione di questo comando, potrà essere scelta solo una voce con numero d'ordine inferiore al numero di quella che si sta elaborando.</text:p>
      <text:p text:style-name="P144">Per rintracciare al volo il riferimento di un <text:span text:style-name="menu">Vedi voce</text:span> è possibile utilizzare il comando di Calc <text:span text:style-name="menu">Strumenti&gt;Detective&gt;Individua precedenti </text:span>(<text:span text:style-name="menu">Maiusc+F9</text:span>). Questo disegnerà una freccia con la testa sulla cella selezionat<text:span text:style-name="T646">a</text:span>. Un doppio click sulla testa o sulla coda di questa freccia consentirà di spostarsi tra cella “precedente” e cella “dipendente”.</text:p>
      <text:list xml:id="list215532144902470" text:continue-numbering="true" text:style-name="elenco-U">
        <text:list-item>
          <text:h text:style-name="OOoHeading_20_1" text:outline-level="3"><text:bookmark-start text:name="__RefHeading___Toc18649_277457152"/>Azzeramento della <text:span text:style-name="T413">quantità</text:span> di una voce<text:bookmark-end text:name="__RefHeading___Toc18649_277457152"/></text:h>
        </text:list-item>
      </text:list>
      <text:p text:style-name="P32">Con la shortcut <text:span text:style-name="menu">Ctrl+Maiusc+E</text:span> è possibile azzerare tutta la quantità della voce corrente.</text:p>
      <text:p text:style-name="P32">In pratica, in fondo alla questa viene aggiunta un’ulteriore riga che porta nella descrizione la dicitura “*** VOCE AZZERATA ***” e nella colonna delle Parti Uguali l’intera somma della quantità calcolata ma di segno opposto.</text:p>
      <text:p text:style-name="P34"><draw:frame draw:style-name="fr6" draw:name="Cornice14" text:anchor-type="paragraph" svg:width="15.499cm" draw:z-index="26"><draw:text-box fo:min-height="6.301cm"><text:p text:style-name="Figura"><draw:frame draw:style-name="fr26" draw:name="Oggetto1" text:anchor-type="as-char" svg:width="15.499cm" style:rel-width="100%" svg:height="6.301cm" style:rel-height="scale" draw:z-index="113"><draw:object xlink:href="./Object 1" xlink:type="simple" xlink:show="embed" xlink:actuate="onLoad"/><draw:image xlink:href="./ObjectReplacements/Object 1" xlink:type="simple" xlink:show="embed" xlink:actuate="onLoad"/></draw:frame><text:line-break/>Figura <text:sequence text:ref-name="refFigura15" text:name="Figura" text:formula="ooow:Figura+1" style:num-format="1">16</text:sequence></text:p></draw:text-box></draw:frame>Questo consente, per esempio, di continuare a conservare una voce in attesa di capire se questa è davvero utile alla formazione del computo senza che influisca sull’importo da calcolare.</text:p>
      <text:p text:style-name="P33"><text:soft-page-break/><text:span text:style-name="T460">Potete eliminare questa riga </text:span><text:span text:style-name="T447">con il pulsante </text:span><text:span text:style-name="T447"><draw:frame draw:style-name="fr16" draw:name="Immagine57" text:anchor-type="as-char" svg:width="0.51cm" svg:height="0.51cm" draw:z-index="114"><draw:image xlink:href="Pictures/100002010000001A0000001AF5858059795559BA.png" xlink:type="simple" xlink:show="embed" xlink:actuate="onLoad" loext:mime-type="image/png"/></draw:frame></text:span><text:span text:style-name="T447"><text:s text:c="2"/></text:span><text:span text:style-name="T457">o usando </text:span><text:span text:style-name="T447">i normali comandi di </text:span><text:span text:style-name="T458">LO</text:span><text:span text:style-name="T447">, </text:span><text:span text:style-name="T457">ma in tal caso siate prudenti: </text:span><text:span text:style-name="T459">il comando di LeenO esegue dei controlli tali da impedire la cancellazione di righe “di sistema”.</text:span></text:p>
      <text:list xml:id="list215532968610427" text:continue-numbering="true" text:style-name="elenco-U">
        <text:list-item>
          <text:h text:style-name="P576" text:outline-level="3"><text:bookmark-start text:name="__RefHeading___Toc18651_277457152"/>Inserisci parziale<text:bookmark-end text:name="__RefHeading___Toc18651_277457152"/></text:h>
        </text:list-item>
      </text:list>
      <text:p text:style-name="P72">Il comando <text:span text:style-name="menu">Inserisci parziale</text:span> (toolbar <draw:frame draw:style-name="fr12" draw:name="Immagine56" text:anchor-type="as-char" svg:width="0.51cm" svg:height="0.51cm" draw:z-index="115"><draw:image xlink:href="Pictures/100002010000001A0000001AC798EF90A7044D83.png" xlink:type="simple" xlink:show="embed" xlink:actuate="onLoad" loext:mime-type="image/png"/></draw:frame>) funziona in <text:span text:style-name="fogli">COMPUTO</text:span>, in <text:span text:style-name="fogli">VARIANTE</text:span> ed in <text:span text:style-name="fogli">CONTABILITA</text:span>. Con questa funzionalità è possibile inserire, tra le voci di misurazione, una somma parziale che comprende le quantità fino all’inizio della voce o fino ad un precedente parziale.</text:p>
      <text:p text:style-name="P72">Avere a disposizione un dato del genere in un foglio di calcolo significa poter fare riferimento allo stesso da altre celle, sia nell’ambito della stessa voce che da voci successive.</text:p>
      <text:list xml:id="list215532261906615" text:continue-numbering="true" text:style-name="elenco-U">
        <text:list-item>
          <text:h text:style-name="P567" text:outline-level="3"><text:bookmark-start text:name="magica"/><text:bookmark-start text:name="__RefHeading___Toc18655_277457152"/>Formula “magica<text:bookmark-end text:name="magica"/>”<text:bookmark-end text:name="__RefHeading___Toc18655_277457152"/></text:h>
        </text:list-item>
      </text:list>
      <text:p text:style-name="OOoTextBody"><text:span text:style-name="T2">Le </text:span><text:span text:style-name="T147">4</text:span><text:span text:style-name="T2"> colonne disponibili per i dettagli di misura potrebbero non essere sufficienti </text:span><text:span text:style-name="T278">per le specifiche di misurazione</text:span><text:span text:style-name="T2">. Si possono però introdurre delle formule nelle celle, ma queste non vengono visualizzate </text:span><text:span text:style-name="T280">e </text:span><text:span text:style-name="T2">in stampa </text:span><text:span text:style-name="T147">se ne</text:span><text:span text:style-name="T2"> vede solo il risultato. Se volete vedere e stampare anche quei dettagli date </text:span><text:span text:style-name="menu"><text:span text:style-name="T2">Ctrl+9</text:span></text:span><text:span text:style-name="T2"> e </text:span><text:span text:style-name="T280">questi</text:span><text:span text:style-name="T2"> verr</text:span><text:span text:style-name="T280">anno</text:span><text:span text:style-name="T2"> annotat</text:span><text:span text:style-name="T280">i</text:span><text:span text:style-name="T2"> nella </text:span><text:span text:style-name="T280">descriz</text:span><text:span text:style-name="T2">ione.</text:span></text:p>
      <text:p text:style-name="OOoTextBody"><text:span text:style-name="T2">I dettagli delle formule possono essere eliminati tramite l'uso di </text:span><text:span text:style-name="menu"><text:span text:style-name="T2">Ctrl+Maiusc+9</text:span></text:span><text:span text:style-name="T2">.</text:span></text:p>
      <text:list xml:id="list215533325160317" text:continue-numbering="true" text:style-name="elenco-U">
        <text:list-item>
          <text:h text:style-name="P566" text:outline-level="3"><text:bookmark-start text:name="__RefHeading__7457_1364689504"/><text:bookmark-start text:name="numera"/>Numerare le voci di comput<text:bookmark-end text:name="numera"/>o<text:bookmark-end text:name="__RefHeading__7457_1364689504"/></text:h>
        </text:list-item>
      </text:list>
      <text:p text:style-name="P167"><text:span text:style-name="T2">La numerazione delle voci di </text:span><text:span text:style-name="fogli"><text:span text:style-name="T2">COMPUTO</text:span></text:span><text:span text:style-name="T2"> </text:span><text:span text:style-name="T281">non richiede alcun intervento diretto</text:span><text:span text:style-name="T2">, ma, </text:span><text:span text:style-name="T291">se la si ritiene necessaria,</text:span><text:span text:style-name="T2"> è possibile forzarla da: menù a tendina </text:span><text:span text:style-name="menu"><text:span text:style-name="T2">LeenO&gt;UTILITY&gt;Numera (ri-numera) le voci di computo</text:span></text:span><text:span text:style-name="T2">. Prima di andare in stampa fate un controllo.</text:span></text:p>
      <text:p text:style-name="P228"><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text:span><text:span text:style-name="T281">dovrebbe considerarsi immutabile</text:span><text:span text:style-name="T2"> e non vogliamo certamente modificare per sbaglio un documento ufficiale già emesso. Le </text:span><text:span text:style-name="T281">v</text:span><text:span text:style-name="T2">ariabili che controllano questo comportamento sono </text:span><text:span text:style-name="colonne"><text:span text:style-name="T2">S1.H335</text:span></text:span><text:span text:style-name="T2"> ed </text:span><text:span text:style-name="colonne"><text:span text:style-name="T2">S1.H328</text:span></text:span><text:span text:style-name="T2">.</text:span></text:p>
      <text:list xml:id="list215531714645933" text:continue-numbering="true" text:style-name="elenco-U">
        <text:list-item>
          <text:h text:style-name="P569" text:outline-level="3"><text:bookmark-start text:name="sposta"/><text:bookmark-start text:name="__RefHeading___Toc18657_277457152"/>Spostare una voce di com<text:bookmark-end text:name="sposta"/>puto<text:bookmark-end text:name="__RefHeading___Toc18657_277457152"/></text:h>
        </text:list-item>
      </text:list>
      <text:p text:style-name="P72">Spesso il posto in cui si inserisce la voce di computo risulta poi non essere quello più adeguato.</text:p>
      <text:p text:style-name="OOoTextBody"><text:span text:style-name="T2">Puoi spostare la voce premendo </text:span><text:span text:style-name="menu"><text:span text:style-name="T2">Ctrl+Maiusc+B</text:span></text:span><text:span text:style-name="T2"> o ricorrendo all’icona </text:span><text:span text:style-name="T2"><draw:frame draw:style-name="fr12" draw:name="Immagine54" text:anchor-type="as-char" svg:width="0.51cm" svg:height="0.51cm" draw:z-index="116"><draw:image xlink:href="Pictures/100002010000001A0000001A424C349829EAE186.png" xlink:type="simple" xlink:show="embed" xlink:actuate="onLoad" loext:mime-type="image/png"/></draw:frame></text:span><text:span text:style-name="T2"><text:s/>nella toolbar. La voce viene selezionata e appare una finestrella... Spostati sul computo cercando la posizione più adatta (N.B. in quel momento la rotella del mouse non funziona) e clicca (con il tasto sin del mouse) in una riga a tua scelta (tra due voci).</text:span></text:p>
      <text:list xml:id="list215533543520022" text:continue-numbering="true" text:style-name="elenco-U">
        <text:list-item>
          <text:h text:style-name="P566" text:outline-level="3"><text:bookmark-start text:name="__RefHeading__14641_1613112675"/><text:span text:style-name="T647">Dati</text:span><text:bookmark-start text:name="error"/> apparentemente <text:bookmark-end text:name="error"/>ridondant<text:span text:style-name="T647">i</text:span><text:bookmark-end text:name="__RefHeading__14641_1613112675"/></text:h>
        </text:list-item>
      </text:list>
      <text:p text:style-name="P229"><text:span text:style-name="T2">Sulla tabella </text:span><text:span text:style-name="fogli"><text:span text:style-name="T2">COMPUTO</text:span></text:span><text:span text:style-name="T2"> accertati di visualizzare la giusta configurazione di colonne </text:span><text:span text:style-name="T282">con il comando </text:span><text:span text:style-name="menu"><text:span text:style-name="T282">Viste </text:span></text:span><text:span text:style-name="menu"><text:span text:style-name="T282"><draw:frame draw:style-name="fr14" draw:name="Immagine58" text:anchor-type="as-char" svg:y="-0.402cm" svg:width="0.499cm" svg:height="0.499cm" draw:z-index="117"><draw:image xlink:href="Pictures/100002010000001A0000001A7110B6DE48603BBF.png" xlink:type="simple" xlink:show="embed" xlink:actuate="onLoad" loext:mime-type="image/png"/></draw:frame></text:span></text:span><text:span text:style-name="T282"><text:s/>della toolbar</text:span><text:span text:style-name="T2"> </text:span><text:span text:style-name="T282">o </text:span><text:span text:style-name="menu"><text:span text:style-name="T2">Maiusc+F10</text:span></text:span><text:span text:style-name="T2">, </text:span><text:span text:style-name="T282">selezionando l’opzione </text:span><text:span text:style-name="menu"><text:span text:style-name="T282">Terra-terra</text:span></text:span><text:span text:style-name="T282">: saranno, così, visualizzate solo il minimo delle colonne indispensabili. </text:span><text:span text:style-name="T283">Dallo stesso dialogo sarà possibile scegliere quali </text:span><text:span text:style-name="T286">altri </text:span><text:span text:style-name="T283">dati visualizzare.</text:span></text:p>
      <text:p text:style-name="P230"><text:span text:style-name="T2">In condizioni normali, l’importo totale del </text:span><text:span text:style-name="fogli"><text:span text:style-name="T2">COMPUTO</text:span></text:span><text:span text:style-name="T2"> compare, oltre che nella relativa riga, anche nelle celle </text:span><text:span text:style-name="colonne"><text:span text:style-name="T478">A2</text:span></text:span><text:span text:style-name="T2"> ed </text:span><text:span text:style-name="colonne"><text:span text:style-name="T478">S2</text:span></text:span><text:span text:style-name="T2">. Questo, oltre che a tenere sempre a vista il risultato raggiunto, serve anche ad avere un controllo visivo della situazione.</text:span></text:p>
      <text:p text:style-name="P231"><text:span text:style-name="T283">Durante la compilazione del computo metrico </text:span><text:span text:style-name="T2">il totale la </text:span><text:span text:style-name="T283">cella</text:span><text:span text:style-name="T2"> </text:span><text:span text:style-name="colonne"><text:span text:style-name="T2">S</text:span></text:span><text:span text:style-name="colonne"><text:span text:style-name="T283">2</text:span></text:span><text:span text:style-name="T2"> </text:span><text:span text:style-name="T283">può </text:span><text:span text:style-name="T2">riporta</text:span><text:span text:style-name="T283">re il valore </text:span><text:span text:style-name="T2"><text:s/></text:span><text:span text:style-name="T24">#N/D </text:span><text:span text:style-name="T36">(Non disponibile)</text:span><text:span text:style-name="T475">.</text:span><text:span text:style-name="T2"> </text:span><text:span text:style-name="T284">N</text:span><text:span text:style-name="T283">ella cella </text:span><text:span text:style-name="colonne"><text:span text:style-name="T481">A2</text:span></text:span><text:span text:style-name="T283"> </text:span><text:span text:style-name="T2">si avrà </text:span><text:span text:style-name="T283">comunque </text:span><text:span text:style-name="T2">l’ammontare del computo correttamente compilato, anche se ci sono ancora una o più voci “in progress”. Il </text:span><text:span text:style-name="fogli"><text:span text:style-name="T2">COMPUTO</text:span></text:span><text:span text:style-name="T2"> è corretto solo quando i due totali coincidono.</text:span></text:p>
      <text:p text:style-name="P167"><text:span text:style-name="T2">Per cercare le voci con valori di errore usa </text:span><text:span text:style-name="menu"><text:span text:style-name="T2">Ctrl+Shit+</text:span></text:span><text:span text:style-name="menu"><text:span text:style-name="T285">U</text:span></text:span><text:span text:style-name="T2">, oppure dal menù </text:span><text:span text:style-name="menu"><text:span text:style-name="T2">LeenO&gt;Cerca errori nel foglio attivo</text:span></text:span><text:span text:style-name="T2">.</text:span></text:p>
      <text:list xml:id="list215532947974580" text:continue-numbering="true" text:style-name="elenco-U">
        <text:list-item>
          <text:h text:style-name="P578" text:outline-level="3"><text:bookmark-start text:name="__RefHeading__7461_1364689504"/><text:soft-page-break/>Categorie<text:bookmark-start text:name="error1"/>, Sotto Categorie e subtotali<text:bookmark-end text:name="__RefHeading__7461_1364689504"/><text:bookmark-end text:name="error1"/></text:h>
        </text:list-item>
      </text:list>
      <text:p text:style-name="P167"><text:span text:style-name="T71">In </text:span><text:span text:style-name="fogli"><text:span text:style-name="T71">COMPUTO</text:span></text:span><text:span text:style-name="T71"> </text:span><text:span text:style-name="T107">e </text:span><text:span text:style-name="fogli"><text:span text:style-name="T107">VARIANTE</text:span></text:span><text:span text:style-name="T107"> </text:span><text:span text:style-name="T71">è possibile inserire </text:span><text:span text:style-name="T108">Categorie</text:span><text:span text:style-name="T71"><text:note text:id="ftn33" text:note-class="footnote"><text:note-citation>33</text:note-citation><text:note-body><text:p text:style-name="P54">Potremmo chiamarle categorie... (Opere Edili, Impianti, Opere di restauro, etc). Data una struttura a 2 livelli ciascuno può farne l'uso che ritiene più opportuno.</text:p></text:note-body></text:note></text:span><text:span text:style-name="T71"> e Sotto</text:span><text:span text:style-name="T108">Categorie</text:span><text:span text:style-name="T71"> per gerarchizzare le voci del computo metrico.</text:span></text:p>
      <text:p text:style-name="P167"><text:span text:style-name="T71">Per inserire una riga con l'intestazione di </text:span><text:span text:style-name="T108">Categoria</text:span><text:span text:style-name="T71"> alla posizione corrente: menù </text:span><text:span text:style-name="menu"><text:span text:style-name="T71">LeenO&gt;Inserisci Ca</text:span></text:span><text:span text:style-name="menu"><text:span text:style-name="T108">tegoria</text:span></text:span><text:span text:style-name="T71"> (oppure </text:span><text:span text:style-name="menu"><text:span text:style-name="T71">Inserisci SottoCa</text:span></text:span><text:span text:style-name="menu"><text:span text:style-name="T108">tegoria</text:span></text:span><text:span text:style-name="T71">). La stessa operazione si può fare dalle icone della toolbar </text:span><text:span text:style-name="T341"><draw:frame draw:style-name="fr12" draw:name="Immagine60" text:anchor-type="as-char" svg:width="0.66cm" svg:height="0.51cm" draw:z-index="118"><draw:image xlink:href="Pictures/10000201000000220000001AD043726DF3675599.png" xlink:type="simple" xlink:show="embed" xlink:actuate="onLoad" loext:mime-type="image/png"/></draw:frame></text:span><text:span text:style-name="T341"><text:s/></text:span><text:span text:style-name="T350">e</text:span><text:span text:style-name="T341"> </text:span><text:span text:style-name="T341"><draw:frame draw:style-name="fr17" draw:name="Immagine61" text:anchor-type="as-char" svg:width="0.66cm" svg:height="0.51cm" draw:z-index="119"><draw:image xlink:href="Pictures/10000201000000220000001ADB69E3C937E8BCCA.png" xlink:type="simple" xlink:show="embed" xlink:actuate="onLoad" loext:mime-type="image/png"/></draw:frame></text:span><text:span text:style-name="T71">. La macro inserisce alla riga corrente </text:span><text:span text:style-name="T109">un</text:span><text:span text:style-name="T71">'intestazione, comprensiv</text:span><text:span text:style-name="T109">a</text:span><text:span text:style-name="T71"> de</text:span><text:span text:style-name="T109">l</text:span><text:span text:style-name="T71"> </text:span><text:span text:style-name="T109">s</text:span><text:span text:style-name="T71">ubtotal</text:span><text:span text:style-name="T109">e</text:span><text:span text:style-name="T71">.</text:span></text:p>
      <text:p text:style-name="P232"><text:span text:style-name="T71">Per le intestazioni di Ca</text:span><text:span text:style-name="T108">t</text:span><text:span text:style-name="T71"> e SottoCa</text:span><text:span text:style-name="T108">t</text:span><text:span text:style-name="T71"> vi sono tre modalità di funzionamento possibili </text:span><text:span text:style-name="T110">legate all’impostazione della variabile </text:span><text:span text:style-name="colonne"><text:span text:style-name="T203">S1.H306</text:span></text:span><text:span text:style-name="T110">:</text:span></text:p>
      <text:list xml:id="list577827656" text:style-name="L32">
        <text:list-item>
          <text:p text:style-name="P519"><text:span text:style-name="T2">numerazione disattivat</text:span><text:span text:style-name="T287">a – </text:span><text:span text:style-name="T289">richiede intervento dell’utente ad ogni inserimento</text:span><text:span text:style-name="T287">;</text:span></text:p>
        </text:list-item>
        <text:list-item>
          <text:p text:style-name="P463">numerazione delle sole Sotto Categorie;</text:p>
        </text:list-item>
        <text:list-item>
          <text:p text:style-name="P464">numerazione automatica Categoria e Sotto Categoria.</text:p>
        </text:list-item>
      </text:list>
      <text:p text:style-name="P167"><text:span text:style-name="T2">L'inserimento </text:span><text:span text:style-name="T288">di un'interazione </text:span><text:span text:style-name="T2">adegua automaticamente la numerazione del</text:span><text:span text:style-name="T129">la</text:span><text:span text:style-name="T2"> nuov</text:span><text:span text:style-name="T129">a Categoria</text:span><text:span text:style-name="T2"> de</text:span><text:span text:style-name="T129">lle</text:span><text:span text:style-name="T2"> su</text:span><text:span text:style-name="T129">e</text:span><text:span text:style-name="T2"> Sotto</text:span><text:span text:style-name="T129">Categorie</text:span><text:span text:style-name="T2"> inserendo i rispettivi numeri della struttura. </text:span><text:span text:style-name="T288">La numerazione è biunivoca, per cui a titolo uguale corrisponde numero uguale, anche su inserimenti multipli dello stesso titolo di intestazione.</text:span></text:p>
      <text:p text:style-name="P167"><text:span text:style-name="T2">Di default la numerazione e la rimunerazione sono automatiche.</text:span><text:span text:style-name="T2"><text:note text:id="ftn34" text:note-class="footnote"><text:note-citation>34</text:note-citation><text:note-body><text:p text:style-name="P54">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2">LeenO&gt;UTILITY&gt;Rinumera Cap, Sottocap - rifà i subTotali e Totali Generali</text:span></text:span><text:span text:style-name="T2"><text:note text:id="ftn35" text:note-class="footnote"><text:note-citation>35</text:note-citation><text:note-body><text:p text:style-name="P54">In ogni caso il contenuto di S1. H306 condiziona il comportamento di questa macro.</text:p></text:note-body></text:note></text:span><text:span text:style-name="T2">. Contestualmente vengono ricalcolati </text:span><text:span text:style-name="T288">tutti </text:span><text:span text:style-name="T2">i sub</text:span><text:span text:style-name="T288">t</text:span><text:span text:style-name="T2">otali.</text:span></text:p>
      <text:p text:style-name="OOoTextBody"><text:span text:style-name="T287">L'inserimento delle intestazioni di categoria è condizionato anche dalla variabile </text:span><text:span text:style-name="colonne"><text:span text:style-name="T203">S1.</text:span></text:span><text:span text:style-name="colonne"><text:span text:style-name="T2">H334</text:span></text:span><text:span text:style-name="T2">:</text:span></text:p>
      <text:list xml:id="list215532654221519" text:continue-list="list577827656" text:style-name="L32">
        <text:list-item text:start-value="0">
          <text:p text:style-name="P520"><text:span text:style-name="T287">i</text:span><text:span text:style-name="T2">nserisce la sola riga di intestazione;</text:span></text:p>
        </text:list-item>
        <text:list-item>
          <text:p text:style-name="P463">inserisce una riga bianca prima della riga di intestazione, per migliorare la leggibilità dell’elaborato.</text:p>
        </text:list-item>
      </text:list>
      <text:list xml:id="list215533225357041" text:continue-list="list215532947974580" text:style-name="elenco-U">
        <text:list-item>
          <text:h text:style-name="P579" text:outline-level="3"><text:bookmark-start text:name="__RefHeading___Toc18316_1283375541"/>Inserisci <text:span text:style-name="T649">riepilogo e firme in calce</text:span><text:bookmark-end text:name="__RefHeading___Toc18316_1283375541"/></text:h>
        </text:list-item>
      </text:list>
      <text:p text:style-name="P35"><draw:frame draw:style-name="fr7" draw:name="Cornice16" text:anchor-type="as-char" svg:width="16.928cm" draw:z-index="120"><draw:text-box fo:min-height="8.7cm"><text:p text:style-name="Figura"><draw:frame draw:style-name="fr26" draw:name="Oggetto3" text:anchor-type="as-char" svg:width="16.928cm" style:rel-width="100%" svg:height="8.7cm" style:rel-height="scale" draw:z-index="121"><draw:object xlink:href="./Object 3" xlink:type="simple" xlink:show="embed" xlink:actuate="onLoad"/><draw:image xlink:href="./ObjectReplacements/Object 3" xlink:type="simple" xlink:show="embed" xlink:actuate="onLoad"/></draw:frame><text:line-break/>Figura <text:sequence text:ref-name="refFigura16" text:name="Figura" text:formula="ooow:Figura+1" style:num-format="1">17</text:sequence></text:p></draw:text-box></draw:frame></text:p>
      <text:p text:style-name="P37"><text:soft-page-break/>Il comando, attivabile con l’icona <draw:frame draw:style-name="fr12" draw:name="Immagine59" text:anchor-type="as-char" svg:width="0.43cm" svg:height="0.51cm" draw:z-index="122"><draw:image xlink:href="Pictures/10000201000000160000001A02C7D849900E4C22.png" xlink:type="simple" xlink:show="embed" xlink:actuate="onLoad" loext:mime-type="image/png"/></draw:frame><text:s/>della toolbar, serve ad aggiungere in calce al computo metrico un riepilogo delle categorie con gli importi parziali <text:span text:style-name="T648">e </text:span>relative incidenze percentuali sul totale. Queste informazioni possono essere nascoste con l’ausilio di un punto di controllo sulla sinistra del foglio di calcolo.</text:p>
      <text:p text:style-name="P36">Subito sotto vendono aggiunte le diciture di rito relative a luogo, data e firma del progettista che fanno riferimento all’anagrafica generale.</text:p>
      <text:list xml:id="list215532200898187" text:continue-numbering="true" text:style-name="elenco-U">
        <text:list-item>
          <text:h text:style-name="P566" text:outline-level="3"><text:bookmark-start text:name="__RefHeading__14649_1613112675"/>Semplice tabella di Preventivo<text:bookmark-end text:name="__RefHeading__14649_1613112675"/></text:h>
        </text:list-item>
      </text:list>
      <text:p text:style-name="P104">Ci si trova, a volte, a dover stilare una semplice tabella di preventivo per delle opere edili o assimilate.</text:p>
      <text:p text:style-name="P167"><text:span text:style-name="T64">Con </text:span><text:span text:style-name="T351">LeenO</text:span><text:span text:style-name="T64"> la cosa è semplice perché nella tabella </text:span><text:span text:style-name="fogli"><text:span text:style-name="T120">COMPUTO</text:span></text:span><text:span text:style-name="T64"> sia la descrizione che il prezzo possono essere digitati direttamente; ovvero al posto della formula di </text:span><text:span text:style-name="T39">“Cerca verticale”</text:span><text:span text:style-name="T64">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167"><text:span text:style-name="T2">Per ottenere direttamente una tabella da distribuire senza i prezzi si agire sulla tab </text:span><text:span text:style-name="fogli"><text:span text:style-name="T120">COMPUTO</text:span></text:span><text:span text:style-name="T2"> dando: </text:span><text:span text:style-name="menu"><text:span text:style-name="T123">LeenO&gt;UTILITY&gt;APP- Crea Copia del </text:span></text:span><text:span text:style-name="menu"><text:span text:style-name="T120">Computo Metrico (con o) senza Prezzi</text:span></text:span><text:span text:style-name="T120"> </text:span><text:span text:style-name="menu"><text:span text:style-name="T476">(c.f.r. </text:span></text:span><text:a xlink:type="simple" xlink:href="#computo senza prezzi" text:style-name="Internet_20_link" text:visited-style-name="Visited_20_Internet_20_Link"><text:span text:style-name="T2">Computo Metrico (senza Prezzi)</text:span></text:a><text:span text:style-name="T476">).</text:span></text:p>
      <text:list xml:id="list215532114995152" text:continue-numbering="true" text:style-name="elenco-U">
        <text:list-item>
          <text:h text:style-name="P566" text:outline-level="3"><text:bookmark-start text:name="__RefHeading__15696_1949188957"/>Elaborazioni, Statistiche e altre acrobazie<text:bookmark-end text:name="__RefHeading__15696_1949188957"/></text:h>
        </text:list-item>
      </text:list>
      <text:p text:style-name="P145"><text:span text:style-name="T335">LeenO</text:span> è sostanzialmente un foglio di calcolo. Sono possibili tutte le acrobazie e le elaborazioni che i fogli di calcolo consentono, a cominciare dalle formule, le tabelle pivot e altri potenti <text:span text:style-name="T650">strumenti</text:span>. Il limite lo si incontra nelle voci di computo che sono organizzate ciascuna su più righe.</text:p>
      <text:p text:style-name="P235"><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 </text:span></text:span><text:span text:style-name="T290">visualizzabili con </text:span><text:span text:style-name="menu"><text:span text:style-name="T290">V</text:span></text:span><text:span text:style-name="menu"><text:span text:style-name="T282">iste</text:span></text:span><text:span text:style-name="menu"><text:span text:style-name="T290"> </text:span></text:span><text:span text:style-name="T290">(</text:span><text:span text:style-name="menu"><text:span text:style-name="T290">Maiusc+F10</text:span></text:span><text:span text:style-name="T290"> o icona sulla toolbar </text:span><text:span text:style-name="T290"><draw:frame draw:style-name="fr14" draw:name="Immagine62" text:anchor-type="as-char" svg:y="-0.402cm" svg:width="0.499cm" svg:height="0.499cm" draw:z-index="123"><draw:image xlink:href="Pictures/100002010000001A0000001A28B737B6F10C9227.png" xlink:type="simple" xlink:show="embed" xlink:actuate="onLoad" loext:mime-type="image/png"/></draw:frame></text:span><text:span text:style-name="T290">) ed spunta su </text:span><text:span text:style-name="menu"><text:span text:style-name="T282">Tag</text:span></text:span><text:span text:style-name="T2">; queste colonne servono a contenere de</text:span><text:span text:style-name="T290">lle etichette</text:span><text:span text:style-name="T2">, utili appunto per individuare categorie di voci del 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36" text:note-class="footnote"><text:note-citation>36</text:note-citation><text:note-body><text:p text:style-name="P54">Questo consente ad esempio di sapere dall'EP l'ammontare di una certa voce in Computo</text:p></text:note-body></text:note></text:span><text:span text:style-name="T2">.</text:span></text:p>
      <text:p text:style-name="P167"><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text:span><text:span text:style-name="T290"> sistema</text:span><text:span text:style-name="T2"> di “estrazione” di voci taggate in quelle due colonne è raggiungibile da </text:span><text:span text:style-name="menu"><text:span text:style-name="T2">Menù Principale (</text:span></text:span><text:span text:style-name="menu"><text:span text:style-name="T290">Ctrl</text:span></text:span><text:span text:style-name="menu"><text:span text:style-name="T2">+0)&gt;Filtra computo e fanne una copia...</text:span></text:span><text:span text:style-name="T2">.</text:span></text:p>
      <text:list xml:id="list215532911821809" text:continue-list="list215532910037388" text:style-name="Numbering_20_1">
        <text:list-item>
          <text:h text:style-name="P324" text:outline-level="1"><text:bookmark-start text:name="stili e colori"/><text:bookmark-start text:name="__RefHeading__7489_1364689504"/>S<text:bookmark-end text:name="stili e colori"/>TILI E COLORI<text:bookmark-end text:name="__RefHeading__7489_1364689504"/></text:h>
        </text:list-item>
      </text:list>
      <text:p text:style-name="P72">LeenO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text:p>
      <table:table table:name="Tabella50" table:style-name="Tabella50">
        <table:table-column table:style-name="Tabella50.A"/>
        <table:table-column table:style-name="Tabella50.B"/>
        <table:table-row>
          <table:table-cell table:style-name="Tabella50.A1" office:value-type="string">
            <text:p text:style-name="P39">Attenzione</text:p>
            <text:p text:style-name="P39"><draw:frame draw:style-name="fr10" draw:name="immagini22" text:anchor-type="as-char" svg:y="-0.669cm" svg:width="1.094cm" svg:height="1.011cm" draw:z-index="124"><draw:image xlink:href="Pictures/10000201000000500000004A5C57FE847CB22350.png" xlink:type="simple" xlink:show="embed" xlink:actuate="onLoad" loext:mime-type="image/png"/></draw:frame></text:p>
          </table:table-cell>
          <table:table-cell table:style-name="Tabella50.B1" office:value-type="string">
            <text:p text:style-name="P255">LeenO usa i nomi degli stili di cella per orientarsi. Pertanto potete modificare gli stili di cella a piacimento ma <text:span text:style-name="T416">non cambiate mai il “nome” di uno stile di cella.</text:span></text:p>
          </table:table-cell>
        </table:table-row>
      </table:table>
      <text:list xml:id="list215533842446264" text:continue-list="list215532114995152" text:style-name="elenco-U">
        <text:list-item>
          <text:h text:style-name="P559" text:outline-level="3"><text:bookmark-start text:name="__RefHeading__55542_517197219"/>Stili di Cella<text:bookmark-end text:name="__RefHeading__55542_517197219"/></text:h>
        </text:list-item>
      </text:list>
      <text:p text:style-name="P73">In LO è necessario distinguere fra due tipi di formattazione:</text:p>
      <text:list xml:id="list4215943002" text:style-name="L33">
        <text:list-item>
          <text:p text:style-name="P465"><text:span text:style-name="T426">formattazione </text:span><text:span text:style-name="T416">diretta,</text:span><text:span text:style-name="T426"> ovvero una o più proprietà applicate direttamente ad una cella (o ad un range di celle);</text:span></text:p>
        </text:list-item>
        <text:list-item>
          <text:p text:style-name="P465"><text:span text:style-name="T426">formattazione </text:span><text:span text:style-name="T416">indiretta</text:span><text:span text:style-name="T426"> applicata usando lo stile di cella (formattazioni registrate in uno “stile di cella” il quale viene poi applicato alle varie celle).</text:span></text:p>
        </text:list-item>
      </text:list>
      <text:p text:style-name="P73">Gli attributi della modalità diretta si sovrappongono a quelli indiretti impostati con lo <text:span text:style-name="menu">Stilista</text:span>.</text:p>
      <text:p text:style-name="P73">Gli attributi applicati direttamente possono essere eliminati in blocco da:</text:p>
      <text:p text:style-name="P160"><text:span text:style-name="T123">menù a tendina: </text:span><text:span text:style-name="menu"><text:span text:style-name="T123">Formato&gt;Elimina la Formattazione Diretta”</text:span></text:span></text:p>
      <text:p text:style-name="P73">Buona parte dei colori di cui si parla sopra sono registrati nello specifico “Stile di cella”, e modificando il colore dello stile tutte le celle a cui è applicato cambieranno colore. Quindi puoi personalizzare in qualsiasi momento il tuo computo modificando lo stile di cella.</text:p>
      <text:p text:style-name="P236"><text:span text:style-name="T64">Gli </text:span><text:bookmark-start text:name="Stili celle"/><text:span text:style-name="T56">stili di cella sono gerarchizzati</text:span><text:bookmark-end text:name="Stili celle"/><text:span text:style-name="T64">, e per ciascuna tabella c'è uno stile base da cui derivano gli stili delle varie celle; se modifichiamo il font dello stile </text:span><text:span text:style-name="T351">LeenO</text:span><text:span text:style-name="T64"> tutti i font del template verranno modificati. Se invece modifichiamo il font </text:span><text:span text:style-name="T56">COMP_BASE</text:span><text:span text:style-name="T64"> tutti i font della tabella Computo verranno modificati. Per capire la situazione apri lo stilista (</text:span><text:span text:style-name="menu"><text:span text:style-name="T123">F11</text:span></text:span><text:span text:style-name="T64">) e in basso scegli “Gerarchico”; vedrai in questo modo gli stili in struttura.</text:span></text:p>
      <text:p text:style-name="Standard">Per <text:bookmark-start text:name="mod stile cella"/>modificare lo stile di cella<text:bookmark-end text:name="mod stile cella"/> è necessario sproteggere il documento da <text:span text:style-name="menu">LeenO&gt;Utility&gt;Sproteggi Tutto il Doc</text:span> (oppure <text:span text:style-name="menu">Ctrl+Maiusc+K</text:span>).</text:p>
      <text:p text:style-name="P160"><text:span text:style-name="T64">Apri lo “Stilista” con </text:span><text:span text:style-name="menu"><text:span text:style-name="T123">F11</text:span></text:span><text:span text:style-name="T64">. (oppure con menù </text:span><text:span text:style-name="menu"><text:span text:style-name="T123">Formato&gt;Stili e Formattazione</text:span></text:span><text:span text:style-name="T64">).</text:span></text:p>
      <text:p text:style-name="P160"><text:span text:style-name="T64">Seleziona la cella e nella finestra dello </text:span><text:span text:style-name="menu"><text:span text:style-name="T123">Stilista </text:span></text:span><text:span text:style-name="T64">verrà evidenziato lo stile applicato a quella cella. Tasto destro del mouse sullo stile evidenziato </text:span><text:span text:style-name="menu"><text:span text:style-name="T123">&gt;Modifica...</text:span></text:span><text:span text:style-name="T64"> linguetta </text:span><text:span text:style-name="menu"><text:span text:style-name="T123">Sfondo&gt;click sul colore&gt;OK</text:span></text:span><text:span text:style-name="T123"> </text:span><text:span text:style-name="T127">e</text:span><text:span text:style-name="T2"> tutte le celle a cui è applicato quello stile cambieranno colore.</text:span></text:p>
      <text:p text:style-name="P73">Ovviamente la procedura sopra vale anche per tutte le altre caratteristiche di formattazione quali i font, l'altezza dei caratteri, i colori dei caratteri, etc.</text:p>
      <text:p text:style-name="P73"><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text:span text:style-name="T426"> </text:span><text:span text:style-name="T433">applicato</text:span>.</text:p>
      <text:p text:style-name="P160"><text:span text:style-name="T64">Se ad esempio uno stile di cella che chiamiamo “pippo” ha il colore di fondo giallo, tutte le celle a cui è applicato lo stile “pippo” avranno lo sfondo giallo. Ma se seleziono una di quelle celle mediante menù </text:span><text:span text:style-name="menu"><text:span text:style-name="T123">Formato&gt;Celle</text:span></text:span><text:span text:style-name="T64"> e applico il colore rosso, quella cella (solo quella) apparirà rossa. Il colore giallo definito nello stile c</text:span><text:span text:style-name="T69">i sarà</text:span><text:span text:style-name="T64"> ancora e po</text:span><text:span text:style-name="T69">trò</text:span><text:span text:style-name="T64"> </text:span><text:a xlink:type="simple" xlink:href="#color1" text:style-name="Internet_20_link" text:visited-style-name="Visited_20_Internet_20_Link"><text:span text:style-name="T2">cancellare la proprietà (diretta) “sovrapposta”</text:span></text:a><text:span text:style-name="T64"> localmente in qualsiasi momento selezionando quella cella (vale anche per un range) e premendo </text:span><text:span text:style-name="menu"><text:span text:style-name="T123">Ctrl+M</text:span></text:span><text:span text:style-name="T64">.</text:span></text:p>
      <text:p text:style-name="P160"><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160"><text:span text:style-name="T292">E’</text:span><text:span text:style-name="T2"> utile sapere che l'inserimento di nuove voci avviene copiando </text:span><text:span text:style-name="T293">la</text:span><text:span text:style-name="T2"> voce </text:span><text:span text:style-name="T293">vuota</text:span><text:span text:style-name="T2"> dal foglio </text:span><text:span text:style-name="colonne"><text:span text:style-name="T2">S5</text:span></text:span><text:span text:style-name="T2"> (area “</text:span><text:span text:style-name="fogli"><text:span text:style-name="T2">blocco_analisi</text:span></text:span><text:span text:style-name="T2">” e area “</text:span><text:span text:style-name="fogli"><text:span text:style-name="T2">Serv_gen1_8</text:span></text:span><text:span text:style-name="T2">”).</text:span></text:p>
      <text:p text:style-name="P160"><text:span text:style-name="T2">Consiglio di </text:span><text:span text:style-name="T56">lavorare esclusivamente con la finestra dello “stilista”</text:span><text:span text:style-name="T64"> (richiamabile con </text:span><text:span text:style-name="menu"><text:span text:style-name="T123">F11</text:span></text:span><text:span text:style-name="T64">, oppure con </text:span><text:soft-page-break/><text:span text:style-name="T64">menù </text:span><text:span text:style-name="menu"><text:span text:style-name="T123">Formato &gt;Stili e Formattazione</text:span></text:span><text:span text:style-name="T64">). Dalla finestrella con menù a discesa posta in basso in </text:span><text:span text:style-name="menu"><text:span text:style-name="T123">Stili e Formattazione</text:span></text:span><text:span text:style-name="T64">, seleziona </text:span><text:span text:style-name="menu"><text:span text:style-name="T123">Gerarchico</text:span></text:span><text:span text:style-name="menu"><text:span text:style-name="T64">. </text:span></text:span><text:span text:style-name="T64">Selezionando le celle potrai vedere quale stile vi è stato attribuito, e così navigare nell'albero degli stili.</text:span></text:p>
      <text:p text:style-name="P73">La posizione all'interno della gerarchia è invece modificabile a piacere.</text:p>
      <text:p text:style-name="P160"><text:span text:style-name="T64">N.B. E' stata predisposta una </text:span><text:a xlink:type="simple" xlink:href="#1.MANIPOLAZIONI FINALI e STAMPA  |outline" text:style-name="Internet_20_link" text:visited-style-name="Visited_20_Internet_20_Link"><text:span text:style-name="T2">procedura di stampa</text:span></text:a><text:span text:style-name="T64"> che prevede la (fittizia) eliminazione di tutti colori.</text:span></text:p>
      <text:list xml:id="list215532927795624" text:continue-list="list215533842446264" text:style-name="elenco-U">
        <text:list-item>
          <text:h text:style-name="P559" text:outline-level="3"><text:bookmark-start text:name="__RefHeading__7493_1364689504"/>Stili di Pagina<text:bookmark-end text:name="__RefHeading__7493_1364689504"/></text:h>
        </text:list-item>
      </text:list>
      <text:p text:style-name="P160"><text:span text:style-name="T2">In </text:span><text:span text:style-name="T336">LeenO</text:span><text:span text:style-name="T2"> sono predisposti (ed applicati alle varie tabelle) diversi stili di pagina. </text:span><text:span text:style-name="T64">Per vedere quale stile di pagina è in uso al momento su quella tabella puoi guardare in basso nella riga di status (oppure con il solito “stilista” </text:span><text:span text:style-name="menu"><text:span text:style-name="T123">F11</text:span></text:span><text:span text:style-name="T64">, o con menù </text:span><text:span text:style-name="menu"><text:span text:style-name="T123">Formato&gt;Stili e Formattazione</text:span></text:span><text:span text:style-name="T64">).</text:span></text:p>
      <text:p text:style-name="P160"><text:span text:style-name="T64">Con doppio click nella riga di status (sul nome dello stile di pagina) puoi modificarne le impostazioni. Per cambiarlo o crearne uno nuovo meglio usare </text:span><text:span text:style-name="menu"><text:span text:style-name="T123">F11</text:span></text:span><text:span text:style-name="T64"><text:note text:id="ftn37" text:note-class="footnote"><text:note-citation>37</text:note-citation><text:note-body><text:p text:style-name="Footnote"><text:span text:style-name="T2">Prima devi sproteggere il documento... (</text:span><text:span text:style-name="menu"><text:span text:style-name="T2">Menù Principale&gt;Manutenzione&gt;sproteggi documento</text:span></text:span><text:span text:style-name="T2"> (oppure </text:span><text:span text:style-name="menu"><text:span text:style-name="T2">Ctrl+Maiusc+K</text:span></text:span><text:span text:style-name="T2">)</text:span></text:p></text:note-body></text:note></text:span><text:span text:style-name="T64">.</text:span></text:p>
      <text:p text:style-name="P160"><text:span text:style-name="T70">C</text:span><text:span text:style-name="T64">ontrollate (magari fate una prova di stampa) che la larghezza dell'area di stampa non sia eccessiva (i caratteri potrebbero diventare troppo piccoli</text:span><text:span text:style-name="T64"><text:note text:id="ftn38" text:note-class="footnote"><text:note-citation>38</text:note-citation><text:note-body><text:p text:style-name="P54">Con la modalità “<text:span text:style-name="T426">Adatta area di stampa a larghezza” per aumentare la dimensione del carattere stampato bisogna diminuire la larghezza delle colonne che contengono testo su più righe.</text:span></text:p></text:note-body></text:note></text:span><text:span text:style-name="T64">) (</text:span><text:a xlink:type="simple" xlink:href="#csrat piccoli" text:style-name="Internet_20_link" text:visited-style-name="Visited_20_Internet_20_Link"><text:span text:style-name="T2">vedi anche la FAQ</text:span></text:a><text:span text:style-name="T64">).</text:span></text:p>
      <text:p text:style-name="P83">La gran parte degli stili presenti nel template di <text:span text:style-name="T335">LeenO</text:span> sono impostati con una normale scala sulla quale ritengo superfluo aggiungere istruzioni.</text:p>
      <text:list xml:id="list215533133905559" text:continue-list="list215532911821809" text:style-name="Numbering_20_1">
        <text:list-item>
          <text:h text:style-name="P319" text:outline-level="1"><text:bookmark-start text:name="Variabili generali"/><text:bookmark-start text:name="__RefHeading__7495_1364689504"/>V<text:bookmark-end text:name="Variabili generali"/>ARIABILI GENERALI (preferenze utente)<text:bookmark-end text:name="__RefHeading__7495_1364689504"/></text:h>
        </text:list-item>
      </text:list>
      <text:p text:style-name="P160"><text:span text:style-name="T294">Le Variabili generali </text:span><text:span text:style-name="T2">che condizionano i comportamenti di </text:span><text:span text:style-name="T336">LeenO</text:span><text:span text:style-name="T2"> in svariate situazioni </text:span><text:span text:style-name="T294">sono conservate in </text:span><text:span text:style-name="T5">una tabella raggiungibile da</text:span><text:span text:style-name="T6">l</text:span><text:span text:style-name="T12"> </text:span><text:span text:style-name="T13">pulsante home </text:span><text:span text:style-name="T13"><draw:frame draw:style-name="fr12" draw:name="Immagine63" text:anchor-type="as-char" svg:width="0.409cm" svg:height="0.51cm" draw:z-index="125"><draw:image xlink:href="Pictures/100002010000001A000000203BE360953084650E.png" xlink:type="simple" xlink:show="embed" xlink:actuate="onLoad" loext:mime-type="image/png"/></draw:frame></text:span><text:span text:style-name="T13"><text:s/>della toolbar </text:span><text:span text:style-name="T12">o con </text:span><text:span text:style-name="menu"><text:span text:style-name="T7">Menù Principale (Ctrl+0)</text:span></text:span><text:span text:style-name="menu"><text:span text:style-name="T2">&gt;Variabili Generali</text:span></text:span><text:span text:style-name="T5">. </text:span><text:span text:style-name="T10">Il linea di massimo ogni variabile è accompagnata da una breve descrizione.</text:span></text:p>
      <text:p text:style-name="P94">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94">Le impostazioni che trovate <text:span text:style-name="T651">di default sono, </text:span>a mio avviso, l<text:span text:style-name="T651">e</text:span> più convenient<text:span text:style-name="T651">i</text:span> per un approccio <text:span text:style-name="T652">ordinario</text:span>.</text:p>
      <text:p text:style-name="P160"><text:span text:style-name="T5">Per un uso continuativo consiglio di portare la variabile </text:span><text:span text:style-name="colonne"><text:span text:style-name="T5">S1.H317 </text:span></text:span><text:span text:style-name="T5">a </text:span><text:span text:style-name="T44">1</text:span><text:span text:style-name="T5"> o a </text:span><text:span text:style-name="T44">2</text:span><text:span text:style-name="T5"> (</text:span><text:span text:style-name="T2">Livello di difficoltà / Esperienza Utenti); in questo modo </text:span><text:span text:style-name="T295">saranno bloccate</text:span><text:span text:style-name="T2"> </text:span><text:span text:style-name="T295">alcune delle</text:span><text:span text:style-name="T2"> finestre informative.</text:span></text:p>
      <text:p text:style-name="P160"><text:span text:style-name="T5">Nel caso vi troviate ad aver modificato troppe variabili, e non riusciate a ripristinare la situazione originaria, confrontate le vostre impostazioni con quelle di un file </text:span><text:span text:style-name="T8">di computo nuovo</text:span><text:span text:style-name="T5">, oppure importate direttamente un foglio </text:span><text:span text:style-name="colonne"><text:span text:style-name="T5">S1</text:span></text:span><text:span text:style-name="T2"> </text:span><text:span text:style-name="T298">corretto </text:span><text:span text:style-name="T296">in questo modo:</text:span></text:p>
      <text:list xml:id="list3715590681" text:style-name="L34">
        <text:list-item>
          <text:p text:style-name="P521"><text:span text:style-name="T297">su</text:span><text:span text:style-name="T296">l file di destinazione – </text:span><text:span text:style-name="T297">sul quale volete ripristinare il foglio </text:span><text:span text:style-name="colonne"><text:span text:style-name="T483">S1</text:span></text:span><text:span text:style-name="T296"> – </text:span><text:span text:style-name="T298">dal </text:span><text:span text:style-name="menu"><text:span text:style-name="T7">Menù Principale (Ctrl+0)</text:span></text:span><text:span text:style-name="menu"><text:span text:style-name="T296">&gt;Dati di questo documento</text:span></text:span> <text:span text:style-name="T653">selezionate </text:span><text:span text:style-name="menu"><text:span text:style-name="T296">Rendi </text:span></text:span><text:span text:style-name="menu"><text:span text:style-name="T220">Documento di Contabilità CORRENTE</text:span></text:span><text:span text:style-name="menu"><text:span text:style-name="T296"> questo documento</text:span></text:span>;</text:p>
        </text:list-item>
        <text:list-item>
          <text:p text:style-name="P522"><text:span text:style-name="T297">sul file di origine</text:span><text:span text:style-name="T296"> – </text:span><text:span text:style-name="T297">dal quale volete prendere il foglio </text:span><text:span text:style-name="colonne"><text:span text:style-name="T483">S1</text:span></text:span><text:span text:style-name="T296"> - </text:span><text:span text:style-name="T298">dal</text:span><text:span text:style-name="T296"> </text:span><text:span text:style-name="menu"><text:span text:style-name="T7">Menù Principale (Ctrl+0) </text:span></text:span><text:span text:style-name="T9">scegliete</text:span><text:span text:style-name="menu"><text:span text:style-name="T9"> </text:span></text:span><text:span text:style-name="menu"><text:span text:style-name="T297">Variabili generali</text:span></text:span><text:span text:style-name="T297">;</text:span></text:p>
        </text:list-item>
        <text:list-item>
          <text:p text:style-name="P523"><text:span text:style-name="T298">quindi, </text:span><text:span text:style-name="T297">d</text:span><text:span text:style-name="T2">al menù a tendina selezionate </text:span><text:span text:style-name="T299">la voce</text:span><text:span text:style-name="T2"> </text:span><text:span text:style-name="menu"><text:span text:style-name="T2">LeenO&gt;UTILITY&gt;</text:span></text:span><text:span text:style-name="menu"><text:span text:style-name="T296">Duplica il foglio attivo in DCC</text:span></text:span><text:span text:style-name="T296">.</text:span></text:p>
        </text:list-item>
      </text:list>
      <text:p text:style-name="P237"><text:span text:style-name="T296">A </text:span><text:span text:style-name="T2">questo punto vi ritroverete con una nuova tabella </text:span><text:span text:style-name="colonne"><text:span text:style-name="T482">S1</text:span></text:span><text:span text:style-name="T2"> sul file di destinazione dal quale potrete eliminare quella vecchia che intanto avrà assunto un nome del tipo </text:span><text:span text:style-name="colonne"><text:span text:style-name="T482">S1_19.33.55</text:span></text:span><text:span text:style-name="T299">.</text:span></text:p>
      <text:p text:style-name="P238"><text:span text:style-name="T2">Al termine di queste operazioni sarà opportuno cancellare i collegamenti orfani dal file di destinazione tramite la voce di menù di LO </text:span><text:span text:style-name="menu"><text:span text:style-name="T2">Modifica&gt;Collegamenti...&gt;Interrompi collegamento</text:span></text:span><text:span text:style-name="T2">.</text:span></text:p>
      <table:table table:name="Table2" table:style-name="Table2">
        <table:table-column table:style-name="Table2.A"/>
        <table:table-column table:style-name="Table2.B"/>
        <table:table-row>
          <table:table-cell table:style-name="Table2.A1" office:value-type="string">
            <text:p text:style-name="P40">Note</text:p>
          </table:table-cell>
          <table:table-cell table:style-name="Table2.B1" office:value-type="string">
            <text:p text:style-name="P259"><text:span text:style-name="T486">La tabella delle Variabili generali è in costante evoluzione. </text:span>Consiglio di usare <text:span text:style-name="menu">Ctrl+F</text:span> (la finestra di ricerca di LO) per trovare quanto vi serve.</text:p>
          </table:table-cell>
        </table:table-row>
      </table:table>
      <text:p text:style-name="Standard"/>
      <text:list xml:id="list215533176099042" text:continue-list="list215533133905559" text:style-name="Numbering_20_1">
        <text:list-item>
          <text:h text:style-name="P325" text:outline-level="1"><text:bookmark-start text:name="__RefHeading__7497_1364689504"/><text:bookmark-start text:name="dati generali"/>D<text:bookmark-end text:name="dati generali"/>ATI DEL DOCUMENTO E DATI GENERALI<text:bookmark-end text:name="__RefHeading__7497_1364689504"/></text:h>
        </text:list-item>
      </text:list>
      <text:p text:style-name="P73">Ogni contabilità lavori ha bisogno di essere compilata in più parti con una serie di dati: titolo del progetto, nome del progettista, nome del direttore lavori, nome del RUP, etc. e<text:span text:style-name="T426"> dopo l'Appalto i dati crescono man mano che il cantiere progredisce.</text:span></text:p>
      <text:p text:style-name="P73">La gestione di questi dati è noiosa, ripetitiva e soggetta ad errori utente. Per<text:span text:style-name="T654">ciò questi dati sono stati raggruppati </text:span>in <text:span text:style-name="T654">una sola tabella</text:span>, in modo che possano essere trovati al volo, recuperati o anche solo consultati. <text:span text:style-name="T426">Tutti documenti emessi </text:span><text:span text:style-name="T434">fanno riferimento a questi dati.</text:span></text:p>
      <text:p text:style-name="P73"><text:span text:style-name="T655">A</text:span>bbiamo ragionato sull'esistenza di due categorie di dati:</text:p>
      <text:list xml:id="list2347724034" text:style-name="L35">
        <text:list-item>
          <text:p text:style-name="P524"><text:span text:style-name="fogli"><text:span text:style-name="T123">Dati Generali del Progetto</text:span></text:span><text:span text:style-name="T64"> che sono legati all'evoluzione del progetto e del cantiere.</text:span></text:p>
        </text:list-item>
        <text:list-item>
          <text:p text:style-name="P524"><text:span text:style-name="fogli"><text:span text:style-name="T123">Dati del Documento/file</text:span></text:span><text:span text:style-name="T64"> specifici del solo documento su cui si sta lavorando.</text:span></text:p>
        </text:list-item>
      </text:list>
      <text:p text:style-name="P160"><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 etc...</text:span></text:p>
      <text:p text:style-name="P160"><text:span text:style-name="T2">Per conservare questo tipo di dati, è stato riservato un foglio denominato </text:span><text:span text:style-name="fogli"><text:span text:style-name="T120">Anagrafica Generale</text:span></text:span><text:span text:style-name="T2">, raggiungibile da</text:span><text:span text:style-name="T300">l </text:span><text:span text:style-name="menu"><text:span text:style-name="T300">Menù principale (Ctrl+0)</text:span></text:span><text:span text:style-name="T300"> </text:span><text:span text:style-name="T2"><text:s/>o da tastiera con </text:span><text:span text:style-name="menu"><text:span text:style-name="T2">Ctrl+6</text:span></text:span><text:span text:style-name="T2">.</text:span></text:p>
      <text:p text:style-name="P73">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160"><text:span text:style-name="T2">I </text:span><text:span text:style-name="fogli"><text:span text:style-name="T2">Dati del Documento</text:span></text:span><text:span text:style-name="T2"> sono invece quelli specifici </text:span><text:span text:style-name="T300">del file di lavoro</text:span><text:span text:style-name="T2"> e costituiscono quella somma di informazioni che consentono di riconoscere ed identificare uno specifico file appartenente al progetto generale.</text:span></text:p>
      <text:p text:style-name="P73">Ad <text:span text:style-name="T656">esempio</text:span>: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160"><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160"><text:span text:style-name="T2">Nella stessa schermata si vedono anche alcuni dei </text:span><text:span text:style-name="fogli"><text:span text:style-name="T2">Dati Generali del progetto</text:span></text:span><text:span text:style-name="T2"><text:note text:id="ftn39" text:note-class="footnote"><text:note-citation>39</text:note-citation><text:note-body><text:p text:style-name="P54">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56"> </text:span><text:span text:style-name="T2">e possono essere modificati </text:span><text:span text:style-name="T301">solo d lì</text:span><text:span text:style-name="T2">. Pertanto, su ogni singolo computo, è opportuno impostare l'</text:span><text:span text:style-name="fogli"><text:span text:style-name="T2">Anagrafica Generale</text:span></text:span><text:span text:style-name="T2">.</text:span></text:p>
      <text:list xml:id="list215533506112206" text:continue-list="list215533176099042" text:style-name="Numbering_20_1">
        <text:list-item>
          <text:h text:style-name="P324" text:outline-level="1"><text:bookmark-start text:name="__RefHeading__7499_1364689504"/>COPERTINE E DOCUMENTI DI GESTIONE<text:bookmark-end text:name="__RefHeading__7499_1364689504"/></text:h>
        </text:list-item>
      </text:list>
      <text:p text:style-name="P73">Se le copertine del computo e degli altri documenti di emissione vengono realizzati in una tabella Calc diventa facile e veloce (mediante dei link) <text:note text:id="ftn40" text:note-class="footnote"><text:note-citation>40</text:note-citation><text:note-body><text:p text:style-name="P54">Questi collegamenti dovranno puntare al foglio <text:span text:style-name="fogli">S2</text:span> in modo assoluto, ovvero come <text:span text:style-name="T389">$S2.alfaxx</text:span>. Questo per evitare sorprese se e quando verranno duplicate queste tabelle, oppure se si userà la stampa direttamente in <text:span text:style-name="T657">PDF</text:span>.</text:p></text:note-body></text:note><text:s/>utilizzare l'<text:span text:style-name="fogli">Anagrafica Generale</text:span> per prelevare i dati ripentitivi.</text:p>
      <text:p text:style-name="P73">Lo stesso vale per i documenti di gestione cantiere: un foglio Calc con tutti i modelli, e dei link per prelevare i dati dall'<text:span text:style-name="fogli">Anagrafica Generale</text:span>, oppure uno o più fogli Calc inseriti direttamente nel template.<text:note text:id="ftn41" text:note-class="footnote"><text:note-citation>41</text:note-citation><text:note-body><text:p text:style-name="P54">Lo stesso discorso vale anche per i documenti e le copertine della gestione cantiere, ovvero anche questi doc andranno a prelevare dall'<text:span text:style-name="fogli">Anagrafica Generale</text:span>.</text:p></text:note-body></text:note></text:p>
      <text:p text:style-name="P160"><text:span text:style-name="T2">Nel template vi è un foglio con le copertine delle fasi pre appalto: il nome del foglio è </text:span><text:span text:style-name="fogli"><text:span text:style-name="T2">cP_Cop</text:span></text:span><text:span text:style-name="T2"><text:note text:id="ftn42" text:note-class="footnote"><text:note-citation>42</text:note-citation><text:note-body><text:p text:style-name="P58"><text:span text:style-name="T2">Ma potete comunque importarne altre a vostro piacere usando la funzione: </text:span><text:span text:style-name="menu"><text:span text:style-name="T2">LeenO&gt;UTILITY&gt;Duplica il foglio attivo</text:span></text:span><text:span text:style-name="T487"> </text:span><text:span text:style-name="T2">(</text:span><text:span text:style-name="menu"><text:span text:style-name="T2">&gt;</text:span></text:span><text:span text:style-name="T2"> nel </text:span><text:span text:style-name="T58">DCC</text:span><text:span text:style-name="T2">).</text:span></text:p></text:note-body></text:note></text:span><text:span text:style-name="T2">, e altre copertine e/o documenti per la gestione della contabilità. Per visualizzarli (o toglierli dai piedi) Usate il menù: menù </text:span><text:span text:style-name="menu"><text:span text:style-name="T2">LeenO&gt;Gestione Copertine e Docs &gt;...</text:span></text:span></text:p>
      <text:p text:style-name="P73">Si tratta ovviamente di esempi utilizzabili come sono oppure completamente modificabili nella veste grafica nella struttura.</text:p>
      <text:p text:style-name="P73">Possono essere create nuove copertine, ma occorre rispettare alcune convenzioni nei prefissi dei nomi dei fogli affinché <text:span text:style-name="T360">LeenO</text:span><text:span text:style-name="T441"> </text:span>possa gestirne la visibilità.</text:p>
      <text:p text:style-name="P160"><text:span text:style-name="T2">Per la fase di progetto le copertine</text:span><text:span text:style-name="T2"><text:note text:id="ftn43" text:note-class="footnote"><text:note-citation>43</text:note-citation><text:note-body><text:p text:style-name="P54">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 Per tutto il resto, libero sfogo alla fantasia o alla numerologia.</text:span></text:p>
      <text:p text:style-name="P160"><text:span text:style-name="T2">In sostanza, si tratta di avere, nel template, dei fogli che contengono delle maschere (più o meno personalizzate) con i vari documenti da emettere. Dei semplici link alle giuste celle dell'</text:span><text:span text:style-name="fogli"><text:span text:style-name="T2">Anagrafica Generale</text:span></text:span><text:span text:style-name="T2"> recuperano i dati e la stampa in PDF “fissa” la situazione </text:span><text:span text:style-name="T2"><text:note text:id="ftn44" text:note-class="footnote"><text:note-citation>44</text:note-citation><text:note-body><text:p text:style-name="P54">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list xml:id="list2363467624" text:style-name="L36">
        <text:list-item>
          <text:h text:style-name="P570" text:outline-level="3"><text:bookmark-start text:name="__RefHeading__7501_1364689504"/>Copertine e documenti di gestione esterni al doc di Computo<text:bookmark-end text:name="__RefHeading__7501_1364689504"/></text:h>
        </text:list-item>
      </text:list>
      <text:p text:style-name="P73">Come già accennato, le <text:span text:style-name="T657">c</text:span>opertine e i doc<text:span text:style-name="T657">umenti</text:span> diversi dal computo vero e proprio, possono essere anche esterni al template di <text:span text:style-name="T335">LeenO</text:span>, come schematizzato in figura.</text:p>
      <table:table table:name="Tabella61" table:style-name="Tabella61">
        <table:table-column table:style-name="Tabella61.A"/>
        <table:table-row table:style-name="Tabella61.1">
          <table:table-cell table:style-name="Tabella61.A1" office:value-type="string">
            <text:p text:style-name="P291"><draw:custom-shape text:anchor-type="paragraph" draw:z-index="3" draw:style-name="gr1" draw:text-style-name="P598" svg:width="5.047cm" svg:height="6.192cm" svg:x="9.871cm" svg:y="0.171cm"><text:p><text:span text:style-name="T767">Template di </text:span><text:span text:style-name="T767">LeenO</text:span></text:p><text:p><text:span text:style-name="T768">- Elenco prezzi</text:span></text:p><text:p><text:span text:style-name="T768">- Computo</text:span></text:p><text:p><text:span text:style-name="T768"/></text:p><text:p><text:span text:style-name="T768">- Cronoprogramma</text:span></text:p><text:p><text:span text:style-name="T768"/></text:p><text:p><text:span text:style-name="T768">- Dati del computo</text:span></text:p><text:p><text:span text:style-name="T768">-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 draw:style-name="gr1" draw:text-style-name="P598" svg:width="4.5cm" svg:height="3.163cm" svg:x="1.577cm" svg:y="1.679cm"><text:p><text:span text:style-name="T767">File di copertine</text:span></text:p><text:p><text:span text:style-name="T768">- Copertine computo</text:span></text:p><text:p><text:span text:style-name="T768">-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5" draw:style-name="gr2" draw:text-style-name="P599" svg:x1="9.541cm" svg:y1="3.486cm" svg:x2="6.551cm" svg:y2="3.364cm"><text:p/></draw:line></text:p>
          </table:table-cell>
        </table:table-row>
      </table:table>
      <text:p text:style-name="P160"><text:span text:style-name="T2">In tal caso tutti i link di quei documenti dovranno “puntare” all'</text:span><text:span text:style-name="fogli"><text:span text:style-name="T2">Anagrafica Generale</text:span></text:span><text:span text:style-name="T2"> del Template di Computo.</text:span><text:span text:style-name="T2"><text:note text:id="ftn45" text:note-class="footnote"><text:note-citation>45</text:note-citation><text:note-body><text:p text:style-name="P54">Per linkare un documento esterno: digitare “=” nella cella, andare nel documento di destinazione, selezionare la cella, premere Invio. (il focus torna sul documento di origine).</text:p></text:note-body></text:note></text:span></text:p>
      <text:list xml:id="list3526296919" text:style-name="L37">
        <text:list-item>
          <text:h text:style-name="P583" text:outline-level="3"><text:bookmark-start text:name="__RefHeading__7503_1364689504"/>Anagrafica Generale esterna al doc di Computo<text:bookmark-end text:name="__RefHeading__7503_1364689504"/></text:h>
        </text:list-item>
      </text:list>
      <text:p text:style-name="P160"><text:span text:style-name="T2">Un ulteriore gradino di flessibilità potrebbe vedere la stessa </text:span><text:span text:style-name="fogli"><text:span text:style-name="T2">Anagrafica Generale</text:span></text:span><text:span text:style-name="T2"> posizionata fuori dal template di </text:span><text:span text:style-name="T336">LeenO</text:span><text:span text:style-name="T2">. In questo modo la sua posizione e reperimento potrebbero essere gerarchizzati con permessi di accesso e di scrittura differenziati a seconda degli utenti.</text:span></text:p>
      <text:p text:style-name="P160"><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73">In questo schema è riprodotta la situazione con una Anagrafica Generale centralizzata ed esterna al template di <text:span text:style-name="T335">LeenO</text:span>:</text:p>
      <table:table table:name="Tabella62" table:style-name="Tabella62">
        <table:table-column table:style-name="Tabella62.A"/>
        <table:table-row table:style-name="Tabella62.1">
          <table:table-cell table:style-name="Tabella62.A1" office:value-type="string">
            <text:p text:style-name="P62"><draw:custom-shape text:anchor-type="paragraph" draw:z-index="7" draw:style-name="gr1" draw:text-style-name="P598" svg:width="5.047cm" svg:height="6.192cm" svg:x="0.769cm" svg:y="0.411cm"><text:p><text:span text:style-name="T767">Template di LeenO</text:span></text:p><text:p><text:span text:style-name="T768">- Elenco prezzi</text:span></text:p><text:p><text:span text:style-name="T768">- Computo</text:span></text:p><text:p><text:span text:style-name="T768"/></text:p><text:p><text:span text:style-name="T768">- Cronoprogramma</text:span></text:p><text:p><text:span text:style-name="T768"/></text:p><text:p><text:span text:style-name="T768">- Dati del computo</text:span></text:p><text:p><text:span text:style-name="T768">-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8" draw:style-name="gr1" draw:text-style-name="P598" svg:width="4.642cm" svg:height="2.56cm" svg:x="8.645cm" svg:y="1.293cm"><text:p><text:span text:style-name="T767">Dati esterni</text:span></text:p><text:p><text:span text:style-name="T768">-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9" draw:style-name="gr1" draw:text-style-name="P598" svg:width="4.5cm" svg:height="3.163cm" svg:x="11.068cm" svg:y="6.832cm"><text:p><text:span text:style-name="T767">File di copertine</text:span></text:p><text:p><text:span text:style-name="T768">- Copertine computo</text:span></text:p><text:p><text:span text:style-name="T768">-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0" draw:style-name="gr1" draw:text-style-name="P600" svg:width="4.97cm" svg:height="1.955cm" svg:x="1.847cm" svg:y="7.782cm"><text:p><text:span text:style-name="T769">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6" draw:style-name="gr2" draw:text-style-name="P599" svg:x1="8.424cm" svg:y1="2.836cm" svg:x2="6.32cm" svg:y2="3.376cm"><text:p/></draw:line><draw:line text:anchor-type="paragraph" draw:z-index="11" draw:style-name="gr2" draw:text-style-name="P599" svg:x1="8.889cm" svg:y1="4.094cm" svg:x2="6.257cm" svg:y2="7.168cm"><text:p/></draw:line><draw:line text:anchor-type="paragraph" draw:z-index="12" draw:style-name="gr2" draw:text-style-name="P599" svg:x1="11.114cm" svg:y1="4.159cm" svg:x2="12.569cm" svg:y2="6.431cm"><text:p/></draw:line></text:p>
          </table:table-cell>
        </table:table-row>
      </table:table>
      <text:p text:style-name="P146">Utilizzare una file esterno ha una serie di vantaggi, ma comporta qualche complicazione. Ad esempio se si esegue un accodamento del computo si perdono i link e sarà necessario ripristinarli a mano.</text:p>
      <text:p text:style-name="P160"><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215532021911564" text:continue-list="list215532927795624" text:style-name="elenco-U">
        <text:list-item>
          <text:h text:style-name="P559"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40">Attenzione</text:p>
            <text:p text:style-name="P40"><draw:frame draw:style-name="fr10" draw:name="immagini19" text:anchor-type="as-char" svg:y="-0.669cm" svg:width="1.094cm" svg:height="1.011cm" draw:z-index="126"><draw:image xlink:href="Pictures/10000201000000500000004A5C57FE847CB22350.png" xlink:type="simple" xlink:show="embed" xlink:actuate="onLoad" loext:mime-type="image/png"/></draw:frame></text:p>
          </table:table-cell>
          <table:table-cell table:style-name="Tabella3.B1" office:value-type="string">
            <text:p text:style-name="P259">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160"><text:span text:style-name="T2">Fortunatamente c'è il </text:span><text:span text:style-name="menu"><text:span text:style-name="T2">Ctrl+Z</text:span></text:span><text:span text:style-name="T2"> che permette di ripristinare le condizioni </text:span><text:span text:style-name="T302">di partenza</text:span><text:span text:style-name="T2">.</text:span></text:p>
      <text:p text:style-name="P73">In ogni caso, come qualsiasi gruppo di fogli di calcolo collegati, non è “a prova di utente”! Se volete incasinarlo in modo irrecuperabile non avrete difficoltà!</text:p>
      <text:p text:style-name="P73">D'altronde, se vi si presenta un qualsiasi bilancio su una tabella “non” protetta, potrete renderlo illeggibile allo stesso modo e altrettanto rapidamente.</text:p>
      <text:p text:style-name="P73"><text:span text:style-name="T426">Anche il </text:span><text:span text:style-name="T400">codice</text:span><text:span text:style-name="T426"> delle macro è “aperto”, ovvero usando l'editor delle macro potete modificare codice e macro come volete con risultati variabili e diversi.</text:span></text:p>
      <text:p text:style-name="P83"><text:soft-page-break/>Nel caso abbiate fatto delle migliorie vi sarò grato se le vorrete condividere come io ho fatto con <text:span text:style-name="T335">LeenO</text:span> (cfr. la licenza d'uso).</text:p>
      <text:p text:style-name="P73"><text:span text:style-name="T426">Nel caso invece abbiate pasticciato malamente il codice poco male: disinstallate la libreria </text:span><text:span text:style-name="T335">LeenO.</text:span>oxt<text:span text:style-name="T426"> e reinstallatela. </text:span><text:span text:style-name="T426"><text:note text:id="ftn46" text:note-class="footnote"><text:note-citation>46</text:note-citation><text:note-body><text:p text:style-name="P54">Avendo già in mano il pacchetto <text:span text:style-name="T378">LeenO</text:span>-xx.xx.xx.oxt (o uno.pkg che sia) la reinstallazione <text:span text:style-name="T659">è</text:span> cosa di pochi secondi...</text:p></text:note-body></text:note></text:span><text:span text:style-name="T426">:-).</text:span></text:p>
      <table:table table:name="Table3" table:style-name="Table3">
        <table:table-column table:style-name="Table3.A"/>
        <table:table-column table:style-name="Table3.B"/>
        <table:table-row>
          <table:table-cell table:style-name="Table3.A1" office:value-type="string">
            <text:p text:style-name="P39">Tip</text:p>
          </table:table-cell>
          <table:table-cell table:style-name="Table3.B1" office:value-type="string">
            <text:p text:style-name="OOoTableText"><text:span text:style-name="OOoDefault"><text:span text:style-name="T386">Conservate sempre una copia della libreria con cui avete elaborato il computo archiviato insieme al computo stesso.</text:span></text:span></text:p>
          </table:table-cell>
        </table:table-row>
      </table:table>
      <text:p text:style-name="P73">A distanza di anni quasi certamente la libreria più recente, così bella e migliorata, non sarà in grado di gestire correttamente il vecchio template. Se avete tenuto buona la vecchia libreria sarà sufficiente reinstallarla.</text:p>
      <text:p text:style-name="P147">Ricordate che LeenO lavora su Calc e produce file in formato Standard ISO aperto, quindi accessibile anche senza l’uso di LeenO.</text:p>
      <text:p text:style-name="P160"><text:span text:style-name="T2">In ogni caso leggete </text:span><text:a xlink:type="simple" xlink:href="# Scarico di Responsabilità" text:style-name="Internet_20_link" text:visited-style-name="Visited_20_Internet_20_Link"><text:span text:style-name="T2">Scarico di Responsabilità e Avvertenze</text:span></text:a></text:p>
      <text:list xml:id="list215532571990430" text:continue-numbering="true" text:style-name="elenco-U">
        <text:list-item>
          <text:h text:style-name="P559"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40">Attenzione</text:p>
            <text:p text:style-name="P40"><draw:frame draw:style-name="fr10" draw:name="graphics23" text:anchor-type="as-char" svg:y="-0.669cm" svg:width="1.094cm" svg:height="1.011cm" draw:z-index="127"><draw:image xlink:href="Pictures/10000201000000500000004A5C57FE847CB22350.png" xlink:type="simple" xlink:show="embed" xlink:actuate="onLoad" loext:mime-type="image/png"/></draw:frame></text:p>
          </table:table-cell>
          <table:table-cell table:style-name="Tabella8.B1" office:value-type="string">
            <text:p text:style-name="P259">Questo “accrocchio” <text:span text:style-name="T416">pare funzionare poco bene</text:span>. Si potrebbe sistemare, ma non è tra le priorità. Se qualcuno ha veramente questa esigenza me lo faccia sapere...</text:p>
          </table:table-cell>
        </table:table-row>
      </table:table>
      <text:p text:style-name="P73">Personalmente la giudico un <text:span text:style-name="T658">retaggio</text:span>. Serviva un tempo, quando si facevano le somme a mano e questa operazione era soggetta all'errore utente. Oggi le somme le fa la macchina.</text:p>
      <text:p text:style-name="P73">In molti mi hanno chiesto questa opzione, alcuni giustificandola con esigenze di supervisione da effettuarsi sulla carta. Il presupposto è che chi ha fatto il computo voglia imbrogliare, “sbagliando” apposta le somme... A questo non avevo pensato!</text:p>
      <text:p text:style-name="P73">In ogni caso, nel fare un controllo “su carta” le somme vanno rifatte comunque, perché se non ci si fida del totale, non ci si può fidare nemmeno dei parziali annotati per pagina.</text:p>
      <text:p text:style-name="P73">Avendo i parziali di pagina diventa un pelo più facile individuare dove sia stato introdotto l'errore.</text:p>
      <text:p text:style-name="P73">Tirarsi dietro questo dato affinché un controllore possa – <text:span text:style-name="T389">forse </text:span>– più agevolmente fare il controllo mi sembra decisamente antieconomico.</text:p>
      <text:p text:style-name="P160"><text:span text:style-name="T2">In ogni caso ho introdotto questa possibilità. Per attivarla è necessario impostare ad </text:span><text:span text:style-name="T24">1</text:span><text:span text:style-name="T2"> la variabile </text:span><text:span text:style-name="T303">in</text:span><text:span text:style-name="T2"> </text:span><text:span text:style-name="colonne"><text:span text:style-name="T2">S1.H330</text:span></text:span><text:span text:style-name="T2">.</text:span></text:p>
      <text:p text:style-name="P160"><text:span text:style-name="T304">I</text:span><text:span text:style-name="T2"> feedback sono graditi.</text:span></text:p>
      <text:list xml:id="list215532754226151" text:continue-list="list215533506112206" text:style-name="Numbering_20_1">
        <text:list-item>
          <text:h text:style-name="P320" text:outline-level="1"><text:bookmark-start text:name="stampa"/><text:bookmark-start text:name="__RefHeading__55842_517197219"/>M<text:bookmark-end text:name="stampa"/>ANIPOLAZIONI FINALI E STAMPA<text:bookmark-end text:name="__RefHeading__55842_517197219"/></text:h>
        </text:list-item>
      </text:list>
      <text:p text:style-name="P98"><text:span text:style-name="T447">Nel caso sia necessario svuotare le tabelle dalle voci “non usate”, dal </text:span><text:span text:style-name="menu"><text:span text:style-name="T461">Menù Principale (</text:span></text:span><text:span text:style-name="menu"><text:span text:style-name="T464">C</text:span></text:span><text:span text:style-name="menu"><text:span text:style-name="T461">trl+0)&gt;Cancella voci</text:span></text:span><text:span text:style-name="menu"><text:span text:style-name="T447"> </text:span></text:span><text:span text:style-name="menu"><text:span text:style-name="T462">non</text:span></text:span><text:span text:style-name="menu"><text:span text:style-name="T447"> usate nel Computo...</text:span></text:span><text:span text:style-name="T447"> </text:span><text:span text:style-name="T463">a</text:span><text:span text:style-name="T447">pparirà un </text:span><text:span text:style-name="T463">altro </text:span><text:span text:style-name="T447">menù </text:span><text:span text:style-name="T462">a pulsanti</text:span><text:span text:style-name="T447">... </text:span><text:span text:style-name="T463">date </text:span><text:span text:style-name="T447">click su </text:span><text:span text:style-name="menu"><text:span text:style-name="T447">[Segna le voci di Elenco Prezzi e Analisi utilizzate nel computo]</text:span></text:span><text:span text:style-name="T447">. Con gli altri due pulsanti </text:span><text:span text:style-name="T462">di colore rosso </text:span><text:span text:style-name="T447">potr</text:span><text:span text:style-name="T463">ete</text:span><text:span text:style-name="T447"> svuotare le singole tabelle.</text:span></text:p>
      <text:list xml:id="list215533345995051" text:continue-list="list215532571990430" text:style-name="elenco-U">
        <text:list-item>
          <text:h text:style-name="P568" text:outline-level="3"><text:bookmark-start text:name="__RefHeading__9717_467177799"/>Premesse alla Stampa<text:bookmark-end text:name="__RefHeading__9717_467177799"/></text:h>
        </text:list-item>
      </text:list>
      <text:p text:style-name="OOoTextBody"><text:span text:style-name="T71">La stampa dei documenti di può essere fatta in qualsiasi modo usando le stesse opzioni di stampa (o di esportazione in PDF) di LO. Oppure si possono usare </text:span><text:span text:style-name="T111">i comandi</text:span><text:span text:style-name="T71"> di LeenO.</text:span></text:p>
      <text:p text:style-name="P84">Anche in questo caso, al fine di consentire la massima libertà all'utente, le procedure e le opzioni possibili sono molte e diverse.</text:p>
      <text:p text:style-name="P84">Qui sono visibili <text:span text:style-name="T660">le voci di </text:span>menù da<text:span text:style-name="T661">lle</text:span> quali attivare le diverse utility e procedure di stampa.</text:p>
      <table:table table:name="Tabella1" table:style-name="Tabella1">
        <table:table-column table:style-name="Tabella1.A"/>
        <table:table-row>
          <table:table-cell table:style-name="Tabella1.A1" office:value-type="string">
            <text:p text:style-name="P68"><draw:custom-shape text:anchor-type="paragraph" draw:z-index="27" draw:style-name="gr5" draw:text-style-name="P602" svg:width="1.107cm" svg:height="3.539cm" draw:transform="rotate (2.96705972839036) translate (13.7212916666667cm 9.6096666666666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8" draw:name="Cornice17" text:anchor-type="as-char" svg:width="14.499cm" draw:z-index="128"><draw:text-box fo:min-height="13.31cm"><text:p text:style-name="Figura"><draw:frame draw:style-name="fr20" draw:name="Immagine64" text:anchor-type="as-char" svg:width="14.499cm" style:rel-width="100%" svg:height="13.31cm" style:rel-height="scale" draw:z-index="129"><draw:image xlink:href="Pictures/1000000000000556000002E2863BEB912257B2B5.png" xlink:type="simple" xlink:show="embed" xlink:actuate="onLoad" loext:mime-type="image/png"/></draw:frame><text:line-break/>Figura <text:sequence text:ref-name="refFigura17" text:name="Figura" text:formula="ooow:Figura+1" style:num-format="1">18</text:sequence></text:p></draw:text-box></draw:frame></text:p>
          </table:table-cell>
        </table:table-row>
      </table:table>
      <text:p text:style-name="OOoTextBody"><text:span text:style-name="T314">Prima si procedere</text:span><text:span text:style-name="T2"> si dovrà impostare lo stile di pagina scegliendo quello più adatto (quello già impostato generalmente è </text:span><text:span text:style-name="T306">idoneo</text:span><text:span text:style-name="T2">). 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p text:style-name="P239"><text:span text:style-name="T71">Prima di leggere le specifiche qua sotto, provate a lanciare: </text:span><text:span text:style-name="menu"><text:span text:style-name="T71">LeenO&gt;STAMPA...&gt;ESPORTA in PDF foglio attivo </text:span></text:span><text:span text:style-name="menu"><text:span text:style-name="T112">e copertina (cP_Cop)</text:span></text:span><text:span text:style-name="menu"><text:span text:style-name="T71"> </text:span></text:span><text:span text:style-name="T119">per vedere</text:span><text:span text:style-name="T71"> co</text:span><text:span text:style-name="T112">sa succede</text:span><text:span text:style-name="T71">. </text:span><text:span text:style-name="T2">Verranno uniti insieme i fogli </text:span><text:span text:style-name="fogli"><text:span text:style-name="T2">cP_Cop</text:span></text:span><text:span text:style-name="T2"> ed il foglio corrente in un unico PDF.</text:span></text:p>
      <text:p text:style-name="P241"><text:span text:style-name="T71">Ma, se volete procedere </text:span><text:span text:style-name="T118">come conviene,</text:span><text:span text:style-name="T71"> </text:span><text:span text:style-name="T117">i passi sono:</text:span></text:p>
      <text:list xml:id="list2503058056" text:style-name="L38">
        <text:list-item>
          <text:p text:style-name="P525"><text:soft-page-break/><text:span text:style-name="T71">l'impostazione dello stile di pagina. Generalmente lo stile di pagina è già pronto, ma se ritenete opportuno sostituirlo dovreste farlo adesso </text:span><text:span text:style-name="T71"><text:note text:id="ftn47" text:note-class="footnote"><text:note-citation>47</text:note-citation><text:note-body><text:p text:style-name="P54">Vi sono dentro <text:span text:style-name="T664">a</text:span>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71">, prima delle operazioni successive; altrimenti vi toccherà rifare qualcosa. Per vedere tutti gli stili di pagina: </text:span><text:span text:style-name="menu"><text:span text:style-name="T71">F11 </text:span></text:span><text:span text:style-name="T71">in alto a sinistra selezionate </text:span><text:span text:style-name="menu"><text:span text:style-name="T71">Stili di Pagina</text:span></text:span><text:span text:style-name="T71">.</text:span></text:p>
          <text:p text:style-name="P525"><text:span text:style-name="T71">Per uno stesso documento vi sono diversi modelli (</text:span><text:span text:style-name="T115">v</text:span><text:span text:style-name="T71">erticali, </text:span><text:span text:style-name="T115">o</text:span><text:span text:style-name="T71">rizzontali, A4, A3...): potete scegliere quello che preferite e modificarlo a piacere </text:span><text:span text:style-name="T71"><text:note text:id="ftn48" text:note-class="footnote"><text:note-citation>48</text:note-citation><text:note-body><text:p text:style-name="P54">Una volta selezionato uno stile di pagina dallo Stilista lo potete vedere nella riga di status in basso: con doppio click sul nome potrete accedere alla schedina dello stile di pagina e modificarlo a piacere.</text:p></text:note-body></text:note></text:span><text:span text:style-name="T71">.</text:span></text:p>
        </text:list-item>
        <text:list-item>
          <text:p text:style-name="P525"><text:span text:style-name="T117">l</text:span><text:span text:style-name="T71">'impostazione dell'area di stampa </text:span><text:span text:style-name="T116">con </text:span><text:span text:style-name="menu"><text:span text:style-name="T71">LeenO&gt;STAMPA...&gt;Approssima </text:span></text:span><text:span text:style-name="menu"><text:span text:style-name="T113">a</text:span></text:span><text:span text:style-name="menu"><text:span text:style-name="T71">rea stampa...</text:span></text:span><text:span text:style-name="T71">; viene impostata l'area di stampa </text:span><text:span text:style-name="T113">che </text:span><text:span text:style-name="T71">potrete </text:span><text:span text:style-name="T113">anche modificare. </text:span><text:span text:style-name="T114">Questo consente</text:span><text:span text:style-name="T71"> la verifica a vista dell'impaginazione in larghezza; con </text:span><text:span text:style-name="menu"><text:span text:style-name="T71">Anteprima Impaginazione</text:span></text:span><text:span text:style-name="T71"> attivata </text:span><text:span text:style-name="T114">(</text:span><text:span text:style-name="menu"><text:span text:style-name="T114">Ctrl+Maiusc+</text:span></text:span><text:span text:style-name="menu"><text:span text:style-name="T115">O</text:span></text:span><text:span text:style-name="T114">)</text:span><text:span text:style-name="T71">, si stringe o si allarga la colonna con più righe, verificando che l'area da stampare stia nella larghezza del foglio. Poi si controlla con </text:span><text:span text:style-name="menu"><text:span text:style-name="T71">Anteprima di Stampa</text:span></text:span><text:span text:style-name="T71"> </text:span><text:span text:style-name="T114">o facendo una prova di stampa</text:span><text:span text:style-name="T71">.</text:span></text:p>
          <text:p text:style-name="P525"><text:span text:style-name="T2">Nel caso, si modifica la scala di stampa in </text:span><text:span text:style-name="menu"><text:span text:style-name="T2">Formato&gt;Pagina...&gt;Foglio... Fattore di Scala.</text:span></text:span></text:p>
        </text:list-item>
        <text:list-item>
          <text:p text:style-name="P343"><text:span text:style-name="T663">la verifica</text:span><text:span text:style-name="T2"> della correttezza dei dati nelle intestazioni e piè di pagina </text:span><text:span text:style-name="T662">mediante il controllo dell</text:span><text:span text:style-name="T2">e informazioni relative da </text:span><text:span text:style-name="menu"><text:span text:style-name="T2">Menù Principale (Ctrl+0)&gt;Dati Anagrafica generale</text:span></text:span><text:span text:style-name="T2"> e </text:span><text:span text:style-name="menu"><text:span text:style-name="T2">Menù Principale (Ctrl+0)&gt;Dati di questo documento</text:span></text:span><text:span text:style-name="T2">.</text:span></text:p>
        </text:list-item>
      </text:list>
      <text:p text:style-name="P160"><text:span text:style-name="T307">Per la stampa delle Analisi dei prezzi è conveniente </text:span><text:span text:style-name="T310">trattare </text:span><text:span text:style-name="T307">il foglio relativo </text:span><text:span text:style-name="T310">co</text:span><text:span text:style-name="T308">l comando </text:span><text:span text:style-name="menu"><text:span text:style-name="T2">LeenO&gt;S</text:span></text:span><text:span text:style-name="menu"><text:span text:style-name="T308">tampa...&gt;Imposta i salti di pagina (solo Analisi)</text:span></text:span><text:span text:style-name="T308"> per far sì che ognuna delle schede di analisi compilate venga </text:span><text:span text:style-name="T309">stampata</text:span><text:span text:style-name="T308"> su un singolo foglio. </text:span><text:span text:style-name="T310">Alcuni</text:span><text:span text:style-name="T2"> dialoghi consentono un certo controllo sull'</text:span><text:span text:style-name="T308">operazione</text:span><text:span text:style-name="T2">.</text:span></text:p>
      <text:p text:style-name="P240"><text:span text:style-name="T2">A questo punto si può passare all'esportazione in PDF mediante</text:span><text:span text:style-name="menu"><text:span text:style-name="T2"> LeenO&gt;STAMPA...&gt;ESPORTA in PDF foglio attivo </text:span></text:span><text:span text:style-name="menu"><text:span text:style-name="T305">e copertina (cP_Cop)</text:span></text:span><text:span text:style-name="T305">.</text:span></text:p>
      <text:p text:style-name="P160"><text:span text:style-name="T2">Vi verrà </text:span><text:span text:style-name="T311">chiesto s</text:span><text:span text:style-name="T2">e volete stampare in bianco/nero o se volete un file a colori </text:span><text:span text:style-name="T312">ed, a</text:span><text:span text:style-name="T2">lla fine, </text:span><text:span text:style-name="T312">se volete aprire il file PDF prodotto ch</text:span><text:span text:style-name="T313">e</text:span><text:span text:style-name="T312"> sarà creato nella stessa cartella del file di origine. </text:span><text:span text:style-name="T2">Il nome del file è automatico, ed è ottenuto assemblando una stringa con il nome del Foglio, la data e l'ora:</text:span></text:p>
      <text:p text:style-name="P96">NomeFoglioEsportato_AnnoMeseGiornoOraMinutiSecondi.pdf</text:p>
      <text:p text:style-name="P73">Il suffisso a prima vista sembra un numero casuale, ma consente invece di distinguere con precisione le successive esportazioni del medesimo foglio.</text:p>
      <text:p text:style-name="P73">Non dimenticate mai che stiamo lavorando su comuni fogli di calcolo.</text:p>
      <text:p text:style-name="P73">Volendo si possono ignorare tutte le procedure ed i consigli contenuti in questo capitolo e lavorare integralmente a mano come siete abituati di solito.</text:p>
      <text:list xml:id="list215533256411853" text:continue-list="list215532754226151" text:style-name="Numbering_20_1">
        <text:list-item>
          <text:h text:style-name="P320" text:outline-level="1"><text:bookmark-start text:name="__RefHeading__18093_1192499583"/>DOCUMENTI PER RICHIESTA DI OFFERTA<text:bookmark-end text:name="__RefHeading__18093_1192499583"/></text:h>
        </text:list-item>
      </text:list>
      <text:p text:style-name="P85">Conclusa la fase progettuale, consegnati il Computo metrico estimativo con relativo Elenco <text:span text:style-name="T665">p</text:span>rezzi, rimane la parte relativa alla predisposizione dell'appalto. <text:span text:style-name="T665">R</text:span>itengo il sistema fin qui adottato e<text:span text:style-name="T665">d</text:span> i documenti prodotti siano una base sufficiente per mettere a punto dei credibili e legali documenti di appalto, anche secondo le personali scelte, esperienze e abitudini.</text:p>
      <text:p text:style-name="P85">Sono state predisposte un paio di procedure con lo scopo di generare due diversi e utili tabelle in forma modulistica:</text:p>
      <text:list xml:id="list2511325833" text:style-name="L39">
        <text:list-item>
          <text:p text:style-name="P454">un Computo Metrico <text:span text:style-name="T666">per lo studio dell’offerta</text:span>,</text:p>
        </text:list-item>
      </text:list>
      <text:list xml:id="list3527269331" text:style-name="L40">
        <text:list-item>
          <text:p text:style-name="P455">un modulo con su il Computo <text:span text:style-name="T666">M</text:span>etrico ma <text:span text:style-name="T666">senza</text:span> <text:span text:style-name="T666">i</text:span> suoi prezzi (che andranno poi ricompilati a cura degli offerenti),</text:p>
        </text:list-item>
        <text:list-item>
          <text:p text:style-name="P455">oppure una copia del Computo Metrico estimativo ma esportabile fuori dal documento<text:note text:id="ftn49" text:note-class="footnote"><text:note-citation>49</text:note-citation><text:note-body><text:p text:style-name="P54">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215532221672046" text:continue-list="list2511325833" text:style-name="L39">
        <text:list-item>
          <text:p text:style-name="P454">una “Lista delle Lavorazioni e delle Forniture” previste nel Computo con le colonne in bianco da compilare a cura dell'offerente.</text:p>
        </text:list-item>
      </text:list>
      <text:list xml:id="list215533737056050" text:continue-list="list215533345995051" text:style-name="elenco-U">
        <text:list-item>
          <text:h text:style-name="OOoHeading_20_1" text:outline-level="3"><text:bookmark-start text:name="computo senza prezzi"/><text:bookmark-start text:name="__RefHeading__12977_1624363070"/>Copia del Computo Metrico (con o senza prezzi)<text:bookmark-end text:name="computo senza prezzi"/><text:bookmark-end text:name="__RefHeading__12977_1624363070"/></text:h>
        </text:list-item>
      </text:list>
      <text:p text:style-name="P85">E' una modalità molto diffusa in ambito privato, dove spesso si preferisce richiedere delle offerte mettendo a disposizione un Computo in bianco, privo dei prezzi, da compilare a cura dei concorrenti all'appalto.</text:p>
      <text:p text:style-name="P85">E' certamente una cosa veloce da ottenere con i normali comandi, ma mi è stato fatto notare come sia facile fare errori…</text:p>
      <text:p text:style-name="P148"><text:span text:style-name="T465">Il</text:span><text:span text:style-name="T447"> </text:span><text:span text:style-name="T465">comando</text:span><text:span text:style-name="T447"> </text:span><text:span text:style-name="menu"><text:span text:style-name="T447">LeenO&gt;UTILITY&gt;</text:span></text:span><text:span text:style-name="menu"><text:span text:style-name="T466">Duplica il foglio attivo FUORI da questo Doc Calc</text:span></text:span><text:span text:style-name="T466"> </text:span><text:span text:style-name="T467">crea un nuovo documento in cui duplica il foglio corrente.</text:span></text:p>
      <text:p text:style-name="P149"><text:span text:style-name="T447">Nel caso in cui il comando venga avviato da tabelle come <text:s/></text:span><text:span text:style-name="fogli">COMPUTO</text:span><text:span text:style-name="T447"> o </text:span><text:span text:style-name="fogli">VARIANTE</text:span>, questo permette di <text:span text:style-name="T447">creare un nuovo documento scegliendo se cancellare o meno i prezzi che, eventualmente, potranno essere reinseriti a cura dell’offerente.</text:span></text:p>
      <text:p text:style-name="P243"><text:span text:style-name="T316">Perciò i</text:span><text:span text:style-name="T317">l file </text:span><text:span text:style-name="T319">così </text:span><text:span text:style-name="T317">ottenuto</text:span><text:span text:style-name="T318"> può essere</text:span><text:span text:style-name="T2">:</text:span></text:p>
      <text:list xml:id="list963676618" text:style-name="L41">
        <text:list-item>
          <text:p text:style-name="P456">ulteriormente elaborato;</text:p>
        </text:list-item>
        <text:list-item>
          <text:p text:style-name="P456">stampato su PDF e così distribuito;</text:p>
        </text:list-item>
        <text:list-item>
          <text:p text:style-name="P456">distribuito ai concorrenti, <text:span text:style-name="T667">tal quale, </text:span>con richiesta di compilazione mediante LibreOffice e restituzione sia su tabella Calc che in formato cartaceo con timbri e firme (oppure in un PDF con firma digitale).</text:p>
        </text:list-item>
      </text:list>
      <text:list xml:id="list215533445291584" text:continue-list="list215533737056050" text:style-name="elenco-U">
        <text:list-item>
          <text:h text:style-name="P559" text:outline-level="3"><text:bookmark-start text:name="__RefHeading__17443_1192499583"/>Lista delle Lavorazioni e delle Forniture<text:bookmark-end text:name="__RefHeading__17443_1192499583"/></text:h>
        </text:list-item>
      </text:list>
      <text:p text:style-name="P73">Si tratta della creazione di un modulo che riporta l'elenco delle descrizioni, <text:span text:style-name="T668">privo</text:span> dei prezzi ma con le quantità previste <text:span text:style-name="T669">per l’esecuzione dei lavori</text:span>.</text:p>
      <text:p text:style-name="P73">Il modulo presenta altre colonne in bianco da compilarsi a cura della ditta <text:span text:style-name="T668">offerente</text:span>.</text:p>
      <text:p text:style-name="P73">Per ovvie ragioni, di questo modulo ne servono due versioni:</text:p>
      <text:list xml:id="list3149017799" text:style-name="L42">
        <text:list-item>
          <text:p text:style-name="P466">una cartacea (o PDF),</text:p>
        </text:list-item>
        <text:list-item>
          <text:p text:style-name="P466">una su tabella di Calc.</text:p>
        </text:list-item>
      </text:list>
      <text:p text:style-name="P73"><text:span text:style-name="T669">Questi</text:span> ritorneranno compilati in entrambe le forme in modo che la stazione appaltante possa più agevolmente “trattarne” i dati ed effettuare i paragoni più opportuni.</text:p>
      <text:p text:style-name="P244"><text:span text:style-name="T2">La procedura si aziona dal foglio </text:span><text:span text:style-name="fogli"><text:span text:style-name="T2">Elenco Prezzi</text:span></text:span><text:span text:style-name="T2"> </text:span><text:span text:style-name="T320">con il menu </text:span><text:span text:style-name="menu"><text:span text:style-name="T320">Viste</text:span></text:span><text:span text:style-name="menu"><text:span text:style-name="T320"><draw:frame draw:style-name="fr14" draw:name="Immagine65" text:anchor-type="as-char" svg:y="-0.402cm" svg:width="0.499cm" svg:height="0.499cm" draw:z-index="130"><draw:image xlink:href="Pictures/100002010000001A0000001AAF18B0E013A70051.png" xlink:type="simple" xlink:show="embed" xlink:actuate="onLoad" loext:mime-type="image/png"/></draw:frame></text:span></text:span><text:span text:style-name="menu"><text:span text:style-name="T320">&gt;</text:span></text:span><text:span text:style-name="menu"><text:span text:style-name="T2">Lista Lavorazioni e Forniture</text:span></text:span><text:span text:style-name="T2">. Si ottiene una tabella con nome </text:span><text:span text:style-name="fogli"><text:span text:style-name="T2">Lista Lavorazioni</text:span></text:span><text:span text:style-name="T2"> (comunque rinominabile a piacere) </text:span><text:span text:style-name="T322">con le formule impostate </text:span><text:span text:style-name="T321">pronta per l'immissione dati.</text:span></text:p>
      <text:p text:style-name="P160"><text:span text:style-name="T2">Per consentirne la distribuzione, anche in formato editabile, è opportuno estrarre la tabella dal </text:span><text:span text:style-name="T321">file</text:span><text:span text:style-name="T2"> </text:span><text:soft-page-break/><text:span text:style-name="T2">rendendola un documento autonomo </text:span><text:span text:style-name="T321">con </text:span><text:span text:style-name="menu"><text:span text:style-name="T2">LeenO&gt;UTILITY&gt;Duplica il foglio attivo FUORI da questo doc</text:span></text:span><text:span text:style-name="T2">.</text:span></text:p>
      <text:p text:style-name="P245"><text:span text:style-name="T2">L’uso del </text:span><text:span text:style-name="menu"><text:span text:style-name="T2">Duplica il foglio attivo FUORI da questo doc</text:span></text:span><text:span text:style-name="T2"> è consentito per ogni tipo di tabella.</text:span></text:p>
      <text:list xml:id="list215532980146326" text:continue-list="list215533445291584" text:style-name="elenco-U">
        <text:list-item>
          <text:h text:style-name="P559" text:outline-level="3"><text:bookmark-start text:name="__RefHeading__17445_1192499583"/>Conversione delle cifre in lettere<text:bookmark-end text:name="__RefHeading__17445_1192499583"/></text:h>
        </text:list-item>
      </text:list>
      <text:p text:style-name="P150"><text:span text:style-name="T670">Nella <text:s/></text:span><text:span text:style-name="fogli"><text:span text:style-name="T670">Lista Lavorazioni</text:span></text:span><text:span text:style-name="T670">, generata come al paragrafo precedente, compare una colonna in cui indicare il </text:span><text:span text:style-name="colonne"><text:span text:style-name="T670">Prezzo Unitario in lettere</text:span></text:span><text:span text:style-name="T670"> offerto per lavorazione.</text:span></text:p>
      <text:p text:style-name="P160"><text:span text:style-name="T336">LeenO</text:span><text:span text:style-name="T2"> permette la conversione di cifre in lettere, e questa possibilità può essere impiegata su qualsiasi documento </text:span><text:span text:style-name="T323">Calc</text:span><text:span text:style-name="T2">. E' sufficiente selezionare una o più celle (in colonna) da convertire, poi </text:span><text:span text:style-name="T321">agire con il </text:span><text:span text:style-name="T2">menù </text:span><text:span text:style-name="menu"><text:span text:style-name="T2">LeenO&gt;UTILITY&gt;APP - Converte in lettere i numeri selezionati.</text:span></text:span></text:p>
      <text:p text:style-name="P73">Il <text:span text:style-name="T670">comando</text:span><text:span text:style-name="T389"> </text:span>si occuperà di inserire una nuova colonna, a destra di quella selezionata, nella quale andrà a scrivere le cifre “<text:span text:style-name="T389">in lettere”</text:span>.</text:p>
      <text:p text:style-name="P73">Questa è una utility pensata per facilitare il lavoro delle <text:span text:style-name="T670">ditte offerenti</text:span>. Una diminuzione dei costi e dell'impegno che una ditta deve sostenere per partecipare ad una gara alla fine diventa un risparmio sui costi di realizzazione tecnica dell'opera.</text:p>
      <text:p text:style-name="P73">Di questa ovvia constatazione molte P.A. sembrano dimenticarsene distribuendo “Liste delle lavorazioni” in formato PDF e non editabile.</text:p>
      <table:table table:name="Tabella12" table:style-name="Tabella12">
        <table:table-column table:style-name="Tabella12.A"/>
        <table:table-column table:style-name="Tabella12.B"/>
        <table:table-row>
          <table:table-cell table:style-name="Tabella12.A1" office:value-type="string">
            <text:p text:style-name="P40">Attenzione</text:p>
            <text:p text:style-name="P40"><draw:frame draw:style-name="fr10" draw:name="immagini23" text:anchor-type="as-char" svg:y="-0.669cm" svg:width="1.094cm" svg:height="1.011cm" draw:z-index="131"><draw:image xlink:href="Pictures/10000201000000500000004A5C57FE847CB22350.png" xlink:type="simple" xlink:show="embed" xlink:actuate="onLoad" loext:mime-type="image/png"/></draw:frame></text:p>
          </table:table-cell>
          <table:table-cell table:style-name="Tabella12.B1" office:value-type="string">
            <text:p text:style-name="P259"><text:span text:style-name="T416">Ai fini dell'offerta, farà fede, in ogni caso, la dicitura indicata in lettere</text:span>. Sarà, perciò, opportuno e indispensabile effettuare un controllo accurato delle cifre annotate in offerta, prima ancora di controllare le relative diciture “in lettere”.</text:p>
            <text:p text:style-name="P275">Questo automatismo, come in genere qualsiasi operazione eseguita con strumenti software, non solleva l’utente dalla <text:span text:style-name="T674">responsabilità sui risultati ottenuti</text:span>.</text:p>
          </table:table-cell>
        </table:table-row>
      </table:table>
      <text:h text:style-name="P317" text:outline-level="1"/>
      <text:list xml:id="list215532917201138" text:continue-list="list215533256411853" text:style-name="Numbering_20_1">
        <text:list-item>
          <text:h text:style-name="P556" text:outline-level="1"><text:bookmark-start text:name="__RefHeading__46795_246142066"/>TRASFERIRE I DATI TRA FILE (unire più computi)<text:bookmark-end text:name="__RefHeading__46795_246142066"/></text:h>
        </text:list-item>
      </text:list>
      <text:p text:style-name="P154">Oggi, quasi sempre, si lavora in squadra e un coordinatore che lavora sul computo <text:span text:style-name="T676">delle opere murarie</text:span> avrà necessità, prima o poi, di aggiungere al suo lavoro i computi parziali degli specialisti: gli impianti (elettrici, termici etc.) <text:span text:style-name="T676">e</text:span> quant'altro.</text:p>
      <text:p text:style-name="OOoTextBody"><text:span text:style-name="T196">Più in generale si tratta di riversare tutte (o in parte) le voci di</text:span><text:span text:style-name="fogli"><text:span text:style-name="T196"> </text:span></text:span><text:span text:style-name="fogli"><text:span text:style-name="T2">COMPUTO</text:span></text:span><text:span text:style-name="T196"> di un file in un altro; questo comporta anche il trasferimento delle voci di </text:span><text:span text:style-name="fogli"><text:span text:style-name="T2">Elenco Prezzi</text:span></text:span><text:span text:style-name="fogli"><text:span text:style-name="T196"> </text:span></text:span><text:span text:style-name="T196">e delle relative analisi di prezzo.</text:span></text:p>
      <text:p text:style-name="P151"><text:span text:style-name="T374">Il nuovo sistema di esportazione ed importazione del formato </text:span><text:span text:style-name="T370">XLO</text:span><text:span text:style-name="T375">.XPWE</text:span><text:span text:style-name="T374"> consente con </text:span><text:span text:style-name="T335">estrema facilità l'unione di due computi.</text:span></text:p>
      <text:p text:style-name="P152"><text:span text:style-name="T335">Dal menù </text:span><text:span text:style-name="menu">LeenO&gt;Nuovo...&gt;Importa XLO.XPWE in questo Computo</text:span><text:span text:style-name="T335"> è possibile aggiungere, in coda ai dati già presenti nel computo corrente - che, per inciso, può essere anche vuoto – i dati provenienti da una precedente esportazione fatta con </text:span><text:span text:style-name="menu">LeenO&gt;Nuovo...&gt;Esporta XLO.XPWE da questo Computo</text:span><text:span text:style-name="T335"> o, </text:span><text:span text:style-name="T368">nella peggiore delle ipotesi</text:span><text:span text:style-name="T335">, da un file generato direttamente da Primus.</text:span></text:p>
      <text:p text:style-name="P193">E qui ribadisco ancora una volta che:</text:p>
      <table:table table:name="Tabella5" table:style-name="Tabella5">
        <table:table-column table:style-name="Tabella5.A"/>
        <table:table-column table:style-name="Tabella5.B"/>
        <text:soft-page-break/>
        <table:table-row>
          <table:table-cell table:style-name="Tabella5.A1" office:value-type="string">
            <text:p text:style-name="P51">Attenzione</text:p>
            <text:p text:style-name="P51"><draw:frame draw:style-name="fr10" draw:name="Immagine66" text:anchor-type="as-char" svg:y="-0.669cm" svg:width="1.094cm" svg:height="1.011cm" draw:z-index="132"><draw:image xlink:href="Pictures/10000201000000500000004A5C57FE847CB22350.png" xlink:type="simple" xlink:show="embed" xlink:actuate="onLoad" loext:mime-type="image/png"/></draw:frame></text:p>
          </table:table-cell>
          <table:table-cell table:style-name="Tabella5.B1" office:value-type="string">
            <text:p text:style-name="P281"><text:span text:style-name="T324">Il formato </text:span><text:span text:style-name="T325">XPWE di ACCA Software, come si legge sul forum ufficiale di Primus </text:span><text:a xlink:type="simple" xlink:href="http://bit.ly/2bEhzS2" text:style-name="Internet_20_link" text:visited-style-name="Visited_20_Internet_20_Link"><text:span text:style-name="T325">http://bit.ly/2bEhzS2</text:span></text:a><text:span text:style-name="T325">, “</text:span><text:span text:style-name="T37">… </text:span><text:span text:style-name="T389">è il formato dati di PriMus creato e pensato da ACCA per l'interscambio dati con altri software. Tale formato è libero e le specifiche tecniche sono, da sempre, a disposizione di qualunque altra casa software o privato voglia utilizzarlo.</text:span>”</text:p>
            <text:p text:style-name="P281"><text:span text:style-name="T672">Peccato che il formato XPWE di ACCA </text:span><text:span text:style-name="T325">Software </text:span><text:span text:style-name="T326">sia</text:span><text:span text:style-name="T325"> così “aperto” che nemmeno Primus ci mett</text:span><text:span text:style-name="T326">a</text:span><text:span text:style-name="T325"> dentro tutto ciò che serve. Ed infatti i dati relativi a manodope</text:span><text:span text:style-name="T2">ra e sicurezza sulle voci di elenco prezz</text:span><text:span text:style-name="T327">i </text:span><text:span text:style-name="T328">vengono irrimedibilmente persi</text:span><text:span text:style-name="T2">, rendendo, di fatto ed in molti casi, intrattabili i risultati dell'esportazione </text:span><text:span text:style-name="T328">persino allo stesso Primus</text:span><text:span text:style-name="T2">.</text:span></text:p>
            <text:p text:style-name="P277">Non a caso, con Primus, salvando il lavoro in qualsiasi versione diversa da quella proprietaria di ACCA, si ottiene il messaggio qui idi seguito:</text:p>
            <text:p text:style-name="P296"><draw:frame draw:style-name="fr5" draw:name="Cornice18" text:anchor-type="as-char" svg:width="11.726cm" draw:z-index="133"><draw:text-box fo:min-height="5.228cm"><text:p text:style-name="Figura"><draw:frame draw:style-name="fr11" draw:name="Immagine67" text:anchor-type="as-char" svg:width="11.726cm" style:rel-width="100%" svg:height="5.228cm" style:rel-height="scale" draw:z-index="134"><draw:image xlink:href="Pictures/100000000000022A000000F7C7C6C57AED5CE044.png" xlink:type="simple" xlink:show="embed" xlink:actuate="onLoad" loext:mime-type="image/png"/></draw:frame><text:line-break/>Figura <text:sequence text:ref-name="refFigura18" text:name="Figura" text:formula="ooow:Figura+1" style:num-format="1">19</text:sequence>: <text:span text:style-name="T675">il messaggio di Primus v.UNICO</text:span></text:p></draw:text-box></draw:frame></text:p>
          </table:table-cell>
        </table:table-row>
      </table:table>
      <text:p text:style-name="P153"><text:span text:style-name="T335">Il formato </text:span><text:span text:style-name="T369">XLO</text:span><text:span text:style-name="T372">.XPWE </text:span><text:span text:style-name="T335">altro non è che il formato XWPE ampliato con l'aggiunta delle incidenze di manodopera e sicurezza sui prezzi di listino. Dati, questi, che il formato base XPWE non </text:span><text:span text:style-name="T373">possiede</text:span><text:span text:style-name="T335">.</text:span></text:p>
      <text:p text:style-name="P155"><text:span text:style-name="T335">Allora è corretto dire che, se un file XPWE è </text:span><text:span text:style-name="T357">aperto</text:span><text:span text:style-name="T335">, un file </text:span><text:span text:style-name="T369">XLO</text:span><text:span text:style-name="T372">.XPWE </text:span><text:span text:style-name="T335">è addirittura </text:span><text:span text:style-name="T368">spalancato</text:span><text:span text:style-name="T335">!</text:span></text:p>
      <text:p text:style-name="P156"><text:span text:style-name="T335">I file di formato </text:span><text:span text:style-name="T369">XLO</text:span><text:span text:style-name="T372">.XPWE </text:span><text:span text:style-name="T335">rimangono leggibili da qualsiasi software in grado di gestire i file XPWE.</text:span></text:p>
      <text:p text:style-name="P157"><text:span text:style-name="T335">Durante l'importazione Calc potrebbe sembrare bloccato, ma considerate che LeenO, non lavorando su database e front-end già pronti, deve costruirsi le tabelle </text:span><text:span text:style-name="T376">su misura </text:span><text:span text:style-name="T335">al volo e questo richiede il suo tempo.</text:span></text:p>
      <text:p text:style-name="P194"/>
      <text:p text:style-name="P194"/>
      <text:p text:style-name="P194"/>
      <text:list xml:id="list215532560252206" text:continue-list="list215532980146326" text:style-name="elenco-U">
        <text:list-item>
          <text:h text:style-name="P559" text:outline-level="3"><text:bookmark-start text:name="__RefHeading__7511_1364689504"/>Accodare un file di Computo ad un altro<text:bookmark-end text:name="__RefHeading__7511_1364689504"/></text:h>
        </text:list-item>
      </text:list>
      <text:p text:style-name="P73">Rientrano in questo caso generale:</text:p>
      <text:list xml:id="list1815423500" text:style-name="L43">
        <text:list-item>
          <text:p text:style-name="P526"><text:span text:style-name="T2">l'accodamento di un </text:span><text:span text:style-name="fogli"><text:span text:style-name="T2">COMPUTO</text:span></text:span><text:span text:style-name="T2"> specialistico (es imp. elettrico) in un computo generale architettonico,</text:span></text:p>
        </text:list-item>
        <text:list-item>
          <text:p text:style-name="P526"><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526"><text:span text:style-name="T2">il </text:span><text:bookmark-start text:name="riversamento"/><text:span text:style-name="T2">trasferimento (riversamento) di un computo in un template vuoto</text:span><text:bookmark-end text:name="riversamento"/><text:span text:style-name="T2"><text:note text:id="ftn50" text:note-class="footnote"><text:note-citation>50</text:note-citation><text:note-body><text:p text:style-name="P54">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text:span text:style-name="T2">nuova procedura di aggiornamento di un computo datato</text:span></text:a><text:span text:style-name="T2">.</text:span></text:p>
        </text:list-item>
      </text:list>
      <text:p text:style-name="P73">Accodare un file di computo è semplice, ma occorre avere ben chiaro quale sia il file <text:span text:style-name="T389">sorgente</text:span> e quale sia il file di <text:span text:style-name="T389">destinazione</text:span> su cui si sta procedendo. Il computo Sorgente è il file da cui si vogliono prelevare i dati per duplicarli sul file di Destinazione<text:note text:id="ftn51" text:note-class="footnote"><text:note-citation>51</text:note-citation><text:note-body><text:p text:style-name="P54">Esempio: il documento di <text:span text:style-name="T389">Destinazione</text:span> potrebbe corrispondere all'architettonico... a cui va accodato l'elettrico (<text:span text:style-name="T389">Sorgente</text:span>)</text:p></text:note-body></text:note>.</text:p>
      <text:p text:style-name="P73">Allo scopo è a disposizione una nuova procedura concettualmente più semplice di quella usata fin'ora: si può agire dal file di destinazione importando il file sorgente.</text:p>
      <text:p text:style-name="P73"><text:soft-page-break/>Quindi, dal documento destinazione, menù top:</text:p>
      <text:p text:style-name="P160"><text:span text:style-name="menu"><text:span text:style-name="T2">LeenO&gt;UTILITY&gt;Importa/Accoda QUI i Dati di un Altro Doc (Nuova)</text:span></text:span></text:p>
      <text:p text:style-name="P160"><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336">LeenO</text:span><text:span text:style-name="T2"> salverà il file sorgente con un nuovo nome</text:span><text:span text:style-name="T2"><text:note text:id="ftn52" text:note-class="footnote"><text:note-citation>52</text:note-citation><text:note-body><text:p text:style-name="P54">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73"/>
      <table:table table:name="Tabella14" table:style-name="Tabella14">
        <table:table-column table:style-name="Tabella14.A"/>
        <table:table-column table:style-name="Tabella14.B"/>
        <table:table-row>
          <table:table-cell table:style-name="Tabella14.A1" office:value-type="string">
            <text:p text:style-name="P40">Attenzione</text:p>
            <text:p text:style-name="P40"><draw:frame draw:style-name="fr10" draw:name="immagini25" text:anchor-type="as-char" svg:y="-0.669cm" svg:width="1.094cm" svg:height="1.011cm" draw:z-index="135"><draw:image xlink:href="Pictures/10000201000000500000004A5C57FE847CB22350.png" xlink:type="simple" xlink:show="embed" xlink:actuate="onLoad" loext:mime-type="image/png"/></draw:frame></text:p>
          </table:table-cell>
          <table:table-cell table:style-name="Tabella14.B1" office:value-type="string">
            <text:p text:style-name="P259">Durante l'operazione (gravosa per il PC) non pasticciate con il mouse o la tastiera. Rispondete solo alle domande che vi vengono poste.</text:p>
            <text:p text:style-name="P259">Se i due filedi computo sono integri e sono della stessa versione, basta avere un po' di pazienza ed è fatta!</text:p>
            <text:p text:style-name="P259">Potrebbe sembrare che non stia succedendo niente, ma abbiate fiducia: la macchina sta lavorando per voi! (e sopratutto continuate a non toccare nulla!)<text:note text:id="ftn53" text:note-class="footnote"><text:note-citation>53</text:note-citation><text:note-body><text:p text:style-name="P54">Mi dispiace, ma non sono riuscito per il momento a bloccare i comandi... spero di rimediare, e se qualcuno ha qualche buona idea si faccia avanti.</text:p></text:note-body></text:note> attendendo la conclusione dell'operazione.<text:note text:id="ftn54" text:note-class="footnote"><text:note-citation>54</text:note-citation><text:note-body><text:p text:style-name="P54">Il documento Sorgente (se tutto è andato liscio) viene chiuso automaticamente, lasciando aperto sul desktop solo il doc di Destinazione...</text:p></text:note-body></text:note></text:p>
          </table:table-cell>
        </table:table-row>
      </table:table>
      <text:p text:style-name="P73">Può succedere che vi troviate a inserire in un computo delle voci già esistenti; in tal caso vi troverete dei doppioni che dovrete eliminare a mano<text:note text:id="ftn55" text:note-class="footnote"><text:note-citation>55</text:note-citation><text:note-body><text:p text:style-name="P54">La macro <text:span text:style-name="menu">Trova Codici doppi in El.Prezzi</text:span> è attivabile dal Menù <text:span text:style-name="T378">LeenO</text:span> (oppure dalla sua icona nella toolbar). Una alternativa rapida e radicale è la macro “<text:span text:style-name="menu">Trova ed ELIMINA Codici doppi in El.Prezzi</text:span>” (recuperabile nel menù <text:span text:style-name="menu"><text:span text:style-name="T406">LeenO</text:span></text:span>) che vi elimina in automatico le voci identiche.</text:p></text:note-body></text:note>.</text:p>
      <text:p text:style-name="P73">Se invece un file è pasticciato, o la versione di <text:span text:style-name="T335">LeenO</text:span> con cui è stato compilato è troppo diversa da quella installata, e/o la macro fallisce e la cosa si fa un poco più complicata. Ma ne parliamo più avanti...</text:p>
      <text:list xml:id="list215532147299137" text:continue-list="list215532560252206" text:style-name="elenco-U">
        <text:list-item>
          <text:h text:style-name="P559" text:outline-level="3"><text:bookmark-start text:name="__RefHeading__17447_1192499583"/><text:bookmark-start text:name="Vecchia procedura di esportazioneaccodamento"/>Vecchia procedura di esportazione/accodamento<text:bookmark-end text:name="__RefHeading__17447_1192499583"/><text:bookmark-end text:name="Vecchia procedura di esportazioneaccodamento"/></text:h>
        </text:list-item>
      </text:list>
      <text:p text:style-name="P73">Ritengo la vecchia procedura ormai obsoleta ma al momento è ancora disponibile. Prima Occorre rendere “corrente” (DCC) il file di destinazione, poi si passa al file Sorgente e dal menù top:</text:p>
      <text:p text:style-name="P160"><text:span text:style-name="menu"><text:span text:style-name="T404">LeenO</text:span></text:span><text:span text:style-name="menu"><text:span text:style-name="T2">&gt;UTILITY&gt;Esporta/Accoda i Dati di questo Doc&gt;in DCC (Doc Contab. Corrente)</text:span></text:span></text:p>
      <text:p text:style-name="P73">Un dialogo vi mostrerà i fogli accodabili: spuntate ciò che vi serve e procedete come al sottoparagrafo precedente.</text:p>
      <text:list xml:id="list215533786945746" text:continue-numbering="true" text:style-name="elenco-U">
        <text:list-item>
          <text:h text:style-name="P559" text:outline-level="3"><text:bookmark-start text:name="__RefHeading__17449_1192499583"/>Trasferire un solo foglio da un doc ad un altro<text:bookmark-end text:name="__RefHeading__17449_1192499583"/></text:h>
        </text:list-item>
      </text:list>
      <text:p text:style-name="P73">Nel caso vogliate invece trasferire un singolo foglio (magari non compreso nei fogli standard di <text:span text:style-name="T335">LeenO</text:span>)<text:note text:id="ftn56" text:note-class="footnote"><text:note-citation>56</text:note-citation><text:note-body><text:p text:style-name="P54">Ad esempio un quadro economico, un foglio con un documento pronto per la stampa, delle copertine.. etc.</text:p></text:note-body></text:note> da un file ad un altro, dal menù top:</text:p>
      <text:p text:style-name="P160"><text:span text:style-name="menu"><text:span text:style-name="T404">LeenO</text:span></text:span><text:span text:style-name="menu"><text:span text:style-name="T2">&gt;UTILITY&gt;Duplica il foglio attivo&gt;in DCC (Doc Contab. Corrente)</text:span></text:span></text:p>
      <text:p text:style-name="P73"><text:span text:style-name="T335">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160"><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24">Documento di Contabilità Corrente </text:span><text:span text:style-name="T2">(DCC).</text:span></text:p>
      <text:list xml:id="list215534038359846" text:continue-numbering="true" text:style-name="elenco-U">
        <text:list-item>
          <text:h text:style-name="P560" text:outline-level="3"><text:bookmark-start text:name="alcune_analisi"/><text:bookmark-start text:name="__RefHeading__7515_1364689504"/>Trasferire solamente una o più voci di Analisi<text:bookmark-end text:name="alcune_analisi"/><text:bookmark-end text:name="__RefHeading__7515_1364689504"/></text:h>
        </text:list-item>
      </text:list>
      <text:p text:style-name="P160"><text:span text:style-name="T2">Nel caso si volessero trasferire solo alcune analisi di prezzo si utilizza l'</text:span><text:a xlink:type="simple" xlink:href="#0.1.Accodare un Computo ad un altro|outline" text:style-name="Internet_20_link" text:visited-style-name="Visited_20_Internet_20_Link"><text:span text:style-name="T2">accodamento</text:span></text:a><text:span text:style-name="T2"> (in esportazione o </text:span><text:soft-page-break/><text:span text:style-name="T2">importazione) ma usando qualche accorgimento. Si tratta sostanzialmente di trasformare il tuo </text:span><text:span text:style-name="fogli"><text:span text:style-name="T2">COMPUTO</text:span></text:span><text:span text:style-name="T2">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40">Attenzione</text:p>
            <text:p text:style-name="P40"><draw:frame draw:style-name="fr10" draw:name="immagini26" text:anchor-type="as-char" svg:y="-0.669cm" svg:width="1.094cm" svg:height="1.011cm" draw:z-index="136"><draw:image xlink:href="Pictures/10000201000000500000004A5C57FE847CB22350.png" xlink:type="simple" xlink:show="embed" xlink:actuate="onLoad" loext:mime-type="image/png"/></draw:frame></text:p>
          </table:table-cell>
          <table:table-cell table:style-name="Tabella15.B1" office:value-type="string">
            <text:p text:style-name="P257">Lavora su una copia del file contenete le analisi di prezzo da duplicare.</text:p>
            <text:p text:style-name="P258">L'operazione è distruttiva per il file sorgente!</text:p>
          </table:table-cell>
        </table:table-row>
      </table:table>
      <text:p text:style-name="P160"><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73">Poi:</text:p>
      <text:p text:style-name="P160"><text:span text:style-name="menu"><text:span text:style-name="T2">[menù PRINCIPALE (Alt+0)]&gt;</text:span></text:span><text:span text:style-name="T2">click su</text:span><text:span text:style-name="menu"><text:span text:style-name="T2"> [Pulizia delle voci non usate nel Computo]</text:span></text:span></text:p>
      <text:p text:style-name="P160"><text:span text:style-name="T2">Click su </text:span><text:span text:style-name="menu"><text:span text:style-name="T2">[Segna le voci di Elenco Prezzi e le Analisi non utilizzate nel Computo]</text:span></text:span></text:p>
      <text:p text:style-name="P73">(puoi ignorare la richiesta di salvataggio perché già stai lavorando su una copia, ma conferma la ripulitura).</text:p>
      <text:p text:style-name="P160"><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160"><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73">Così ti ritrovi con un file con dentro soltanto quello che vuoi duplicare sul file di Destinazione.</text:p>
      <text:p text:style-name="P73">(più facile a fare che a raccontare...)</text:p>
      <text:p text:style-name="P73">Adesso, se il destinazione è già il DCC corrente, puoi eseguire:</text:p>
      <text:p text:style-name="P160"><text:span text:style-name="menu"><text:span text:style-name="T404">LeenO</text:span></text:span><text:span text:style-name="menu"><text:span text:style-name="T2">&gt;UTILITY&gt;Esporta/Accoda i Dati di questo Doc&gt;in DCC (Doc Contab. Corrente)</text:span></text:span></text:p>
      <text:p text:style-name="P73">oppure vai sul file di destinazione e lancia:</text:p>
      <text:p text:style-name="P160"><text:span text:style-name="menu"><text:span text:style-name="T404">LeenO</text:span></text:span><text:span text:style-name="menu"><text:span text:style-name="T2">&gt;UTILITY&gt;Importa/Accoda QUI i Dati di un Altro Doc </text:span></text:span><text:span text:style-name="menu"><text:span text:style-name="T41">(Nuova e sperimentale)</text:span></text:span></text:p>
      <text:p text:style-name="P160"><text:span text:style-name="T2">Al dialogo lasciare la spunta solo su: </text:span><text:span text:style-name="menu"><text:span text:style-name="T2">Elenco prezzi, Analisi.</text:span></text:span></text:p>
      <text:list xml:id="list215532325340488" text:continue-numbering="true" text:style-name="elenco-U">
        <text:list-item>
          <text:h text:style-name="P557" text:outline-level="3"><text:bookmark-start text:name="alcune_analisi1"/><text:bookmark-start text:name="__RefHeading__7517_1364689504"/>S<text:bookmark-end text:name="alcune_analisi1"/>e la macro fallisce...<text:bookmark-end text:name="__RefHeading__7517_1364689504"/></text:h>
        </text:list-item>
      </text:list>
      <text:p text:style-name="P160"><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73">(come dicevo questa era una macro un po' traballante, ma già da un po', grazie alla maggior quantità di RAM utilizzata e al migliorare del codice di LO e di <text:span text:style-name="T335">LeenO</text:span> la situazione sembra stabilizzata).</text:p>
      <text:p text:style-name="P73">Se invece hai risultati inaspettati (l'accodamento è venuto male) i motivi possono essere diversi:</text:p>
      <text:list xml:id="list896859578" text:style-name="L44">
        <text:list-item>
          <text:p text:style-name="P467">il file sorgente è stato pasticciato,</text:p>
        </text:list-item>
        <text:list-item>
          <text:p text:style-name="P467">il file sorgente è stato compilato con una versione obsoleta di <text:span text:style-name="T335">LeenO</text:span> su di un Template ormai superato.</text:p>
        </text:list-item>
      </text:list>
      <text:p text:style-name="P73">In entrambi i casi potete tentare le seguenti operazioni:</text:p>
      <text:list xml:id="list3372031702" text:style-name="L45">
        <text:list-item>
          <text:p text:style-name="P527"><text:span text:style-name="T2">controllare l'esistenza e la “conformità” delle “righe di chiusura” del file da accodare e, nel dubbio, al fondo di ogni tabella reinserite la riga di chiusura dal menù </text:span><text:span text:style-name="menu"><text:span text:style-name="T404">LeenO</text:span></text:span><text:span text:style-name="menu"><text:span text:style-name="T2">&gt;UTILITY&gt;Inserisci riga rossa di chiusura</text:span></text:span><text:span text:style-name="T2">, dopo aver eliminato quella esistente,</text:span></text:p>
        </text:list-item>
        <text:list-item>
          <text:p text:style-name="P468">verificare che le colonne di dati nei fogli del file sorgente coincidano, per formato e numero, con quelle del file di destinazione<text:note text:id="ftn57" text:note-class="footnote"><text:note-citation>57</text:note-citation><text:note-body><text:p text:style-name="P54">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text:soft-page-break/>colonne nel file sorgente, dando per valido il formato ed il numero delle colonne nei fogli del file di destinazione - <text:span text:style-name="T389">salvaguardando i dati, ovviamente</text:span>.</text:p>
        </text:list-item>
      </text:list>
      <text:p text:style-name="P73">Nel caso foste disperati, scrivetemi...:-) vediamo cosa si può fare!</text:p>
      <text:p text:style-name="P73">Se dopo un accodamento si nota un diminuzione di responsività di AOO, occorre resettare il programma (chiudendo anche il <text:span text:style-name="T389">quick starter, </text:span>se attivo). In casi estremi resettare la macchina può essere una buona idea.</text:p>
      <text:list xml:id="list215532076890485" text:continue-list="list215532325340488" text:style-name="elenco-U">
        <text:list-item>
          <text:h text:style-name="P559" text:outline-level="3"><text:bookmark-start text:name="__RefHeading__7519_13646895041"/><text:bookmark-start text:name="alcuni trucchi per l'accodamento"/>Alcuni Trucchi per l'Accodamento<text:bookmark-end text:name="__RefHeading__7519_13646895041"/><text:bookmark-end text:name="alcuni trucchi per l'accodamento"/></text:h>
        </text:list-item>
      </text:list>
      <text:p text:style-name="P160"><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fogli"><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58" text:note-class="footnote"><text:note-citation>58</text:note-citation><text:note-body><text:p text:style-name="P54">La ricerca dei codici “doppi” va fatta usando la specifica macro (toolbar: icona binocolo)</text:p></text:note-body></text:note></text:span><text:span text:style-name="T2">. La colorazione vi consente di individuare al volo la voce “importata”.</text:span></text:p>
      <text:p text:style-name="P160"><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160"><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text:span text:style-name="T2">cancellare la caratteristica “sovrapposta</text:span></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215534009947686" text:continue-numbering="true" text:style-name="elenco-U">
        <text:list-item>
          <text:h text:style-name="P559" text:outline-level="3"><text:bookmark-start text:name="__RefHeading__9332_758364849"/><text:bookmark-start text:name="aggiornamento di un vecchio file"/>Aggiornamento di un vecchio file<text:bookmark-end text:name="__RefHeading__9332_758364849"/><text:bookmark-end text:name="aggiornamento di un vecchio file"/></text:h>
        </text:list-item>
      </text:list>
      <text:p text:style-name="P73">Stiamo parlando di computi o contabilità realizzate con versioni di <text:span text:style-name="T335">LeenO</text:span> “datate” rispetto a quella installata (o comunque una più recente). Questo porta a delle incompatibilità fra il <text:span text:style-name="T389">codice</text:span> e il documento e occorre aggiornare il documento sincronizzandolo con la versione di <text:span text:style-name="T335">LeenO</text:span> più recente.</text:p>
      <text:p text:style-name="P73">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251" text:outline-level="3"><text:bookmark-start text:name="__RefHeading__17451_1192499583"/>Adattare un file obsoleto secondo le specifiche di un file più recente<text:bookmark-end text:name="__RefHeading__17451_1192499583"/></text:h>
      <text:p text:style-name="P73">E' una nuova procedura per aggiornare un file “vecchio” cioè non più sincronizzato con la versione di <text:span text:style-name="T389">codice </text:span>installato. E' una procedura alternativa all'accodamento<text:note text:id="ftn59" text:note-class="footnote"><text:note-citation>59</text:note-citation><text:note-body><text:p text:style-name="P54">L'accodamento, nato per importare un computo specialistico nel computo principale, era stato usato finora come <text:span text:style-name="T389">workaround </text:span>per l'aggiornamento di computi realizzati su vecchi template.</text:p></text:note-body></text:note> e che prevede soltanto l'adattamento del vostro documento. Ovvero i vostri dati NON si muovono da un file all'altro!</text:p>
      <text:p text:style-name="P73">La procedura viene proposta in automatico quando il codice incontra un file obsoleto rispetto alla versione di <text:span text:style-name="T335">LeenO</text:span> installata, ma può essere agita in qualsiasi momento da:</text:p>
      <text:p text:style-name="P160"><text:span text:style-name="menu"><text:span text:style-name="T404">LeenO</text:span></text:span><text:span text:style-name="menu"><text:span text:style-name="T2">&gt;UTILITY&gt;Aggiorna il tuo Doc/Template</text:span></text:span></text:p>
      <text:p text:style-name="P73">Sostanzialmente si opera senza toccare i dati (fogli personali, quadri economici, copertine o quant'altro) ma importando gli stili ed effettuando sul vostro file una serie di modifiche.</text:p>
      <text:p text:style-name="P73">Sostanzialmente vengono:</text:p>
      <text:list xml:id="list2676994532" text:style-name="L46">
        <text:list-item>
          <text:p text:style-name="P469">Aggiornati gli stili di cella aggiungendo quelli nuovi e sovrascrivendo le vostre eventuali personalizzazioni.</text:p>
        </text:list-item>
        <text:list-item>
          <text:p text:style-name="P469">Aggiunti eventuali nuovi stili di pagina (i vostri rimangono intatti).</text:p>
        </text:list-item>
        <text:list-item>
          <text:p text:style-name="P469">Importate o sostituite nel vostro file alcune tabelle di servizio compreso il foglio delle ShortCuts (le vostre Variabili generali vengono ricopiate sul foglio importato).</text:p>
        </text:list-item>
        <text:list-item>
          <text:p text:style-name="P469">Duplicati i fogli personali che saranno riconoscibili per il suffisso '_VEC'.</text:p>
        </text:list-item>
        <text:list-item>
          <text:p text:style-name="P469">Aggiornate le informazioni identificative del file (indispensabili al <text:span text:style-name="T389">codice</text:span> per le verifiche di sincronizzazione con la libreria.</text:p>
        </text:list-item>
        <text:list-item>
          <text:p text:style-name="P469">Reimpostati i nomi di area dei dati.</text:p>
        </text:list-item>
        <text:list-item>
          <text:p text:style-name="P528"><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oft-page-break/><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able:table-row>
          <table:table-cell table:style-name="Tabella16.A1" office:value-type="string">
            <text:p text:style-name="P40">Note</text:p>
          </table:table-cell>
          <table:table-cell table:style-name="Tabella16.B1" office:value-type="string">
            <text:p text:style-name="P259">Per i pulsanti potreste avere risultati inaspettati tipo dimensioni e posizione sbagliati, pulsanti raddoppiati (quelli vecchi più quelli nuovi <text:note text:id="ftn60" text:note-class="footnote"><text:note-citation>60</text:note-citation><text:note-body><text:p text:style-name="P54">I nuovi Pulsanti hanno il carattere leggermente più piccolo e si dovrebbero distinguere con relativa facilità (Pare questo succeda solo sula tabella ANALISI)</text:p></text:note-body></text:note>), o pulsanti assenti.</text:p>
          </table:table-cell>
        </table:table-row>
      </table:table>
      <text:p text:style-name="P160"><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404">LeenO</text:span></text:span><text:span text:style-name="menu"><text:span text:style-name="T2">&gt;Modo bozza on/off</text:span></text:span><text:span text:style-name="T2">.</text:span></text:p>
      <text:p text:style-name="P160"><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61" text:note-class="footnote"><text:note-citation>61</text:note-citation><text:note-body><text:p text:style-name="OOoTextBody"><text:span text:style-name="T2">Ancora non ne sono certo (le abitudini sono condizionanti) ma credo la toolbar sia altrettanto ergonomica. In ogni caso, se volete ripristinare i pulsanti, potete usare la macro </text:span><text:span text:style-name="menu"><text:span text:style-name="T2">Menù Principale&gt;Manutenzione (menù)&gt;Copia intestazioni di colonna</text:span></text:span><text:span text:style-name="T2">.</text:span></text:p></text:note-body></text:note></text:span><text:span text:style-name="T2">. In apparenza una situazione confusa e disorientante, ma in sostanza i vostri dati sono rimasti intatti. Il resto si risolve in qualche modo a colpi di mouse.:-)</text:span></text:p>
      <text:p text:style-name="P73">In ogni caso la procedura opera su una copia del vostro documento e non rischiate nulla<text:note text:id="ftn62" text:note-class="footnote"><text:note-citation>62</text:note-citation><text:note-body><text:p text:style-name="P54">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73">Ma non posso garantire che tutto funzioni con template molto vecchi. Nel caso scrivetemi.</text:p>
      <text:p text:style-name="P73">Problemi noti:</text:p>
      <text:list xml:id="list1650703184" text:style-name="L47">
        <text:list-item>
          <text:p text:style-name="P529"><text:span text:style-name="T2">Nelle tabelle importate, ogni tanto, i pulsanti vengono spostati dalla loro posizione. In quel caso </text:span><text:a xlink:type="simple" xlink:href="#sposta_pulsanti" text:style-name="Internet_20_link" text:visited-style-name="Visited_20_Internet_20_Link"><text:span text:style-name="T2">tocca risistemarli a mano</text:span></text:a><text:span text:style-name="T2">, A volte mancano dei pulsanti o sono raddoppiati!</text:span></text:p>
        </text:list-item>
        <text:list-item>
          <text:p text:style-name="P470">La procedura fa un uso pesante della clipboard, e va pertanto eseguita con AOO resettato di fresco e la macchina con il minimo di task aperti.</text:p>
        </text:list-item>
      </text:list>
      <text:p text:style-name="P160"><text:span text:style-name="T2">Sistemare i pulsanti non è agevole ma è questione di prenderci la mano. (alcuni dettagli </text:span><text:a xlink:type="simple" xlink:href="#pulsanti" text:style-name="Internet_20_link" text:visited-style-name="Visited_20_Internet_20_Link"><text:span text:style-name="T2">in questa </text:span></text:a><text:a xlink:type="simple" xlink:href="#pulsanti" text:style-name="Internet_20_link" text:visited-style-name="Visited_20_Internet_20_Link"><text:span text:style-name="T2">FAQ</text:span></text:a><text:span text:style-name="T2">)</text:span></text:p>
      <table:table table:name="Tabella17" table:style-name="Tabella17">
        <table:table-column table:style-name="Tabella17.A"/>
        <table:table-column table:style-name="Tabella17.B"/>
        <table:table-row>
          <table:table-cell table:style-name="Tabella17.A1" office:value-type="string">
            <text:p text:style-name="P40">Note</text:p>
          </table:table-cell>
          <table:table-cell table:style-name="Tabella17.B1" office:value-type="string">
            <text:p text:style-name="P259">Alcuni trucchi che sembrano aiutare con i pulsanti.</text:p>
          </table:table-cell>
        </table:table-row>
      </table:table>
      <text:p text:style-name="P160"><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160"><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73">Ora si può procedere con l'aggiornamento da:</text:p>
      <text:p text:style-name="P160"><text:span text:style-name="menu"><text:span text:style-name="T404">LeenO</text:span></text:span><text:span text:style-name="menu"><text:span text:style-name="T2">&gt;UTILITY&gt;Aggiorna il tuo Doc/Template</text:span></text:span></text:p>
      <text:p text:style-name="P160"><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160"><text:span text:style-name="T2">La trovate dal </text:span><text:span text:style-name="menu"><text:span text:style-name="T2">Menù Principale&gt;Manutenzione (menù)&gt;Copia Intestazioni di Colonna</text:span></text:span></text:p>
      <text:p text:style-name="P73">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40">Tip</text:p>
          </table:table-cell>
          <table:table-cell table:style-name="Table4.B1" office:value-type="string">
            <text:p text:style-name="P259">Per recuperare le vostre personalizzazioni degli stili di cella:</text:p>
            <text:list xml:id="list3263242711" text:style-name="L48">
              <text:list-item>
                <text:p text:style-name="P326">Dal file Originale a una foglio di un doc nuovo e pulito: copia/incolla una cella (almeno) per ciascun stile modificato...</text:p>
              </text:list-item>
              <text:list-item>
                <text:p text:style-name="P326">Salvi il file con un nome (es. Pippo.ods).</text:p>
              </text:list-item>
              <text:list-item>
                <text:p text:style-name="P326">Dal file già Aggiornato (con le tue personalizzazioni perdute/sovrascritte):</text:p>
              </text:list-item>
              <text:list-item>
                <text:p text:style-name="P530"><text:span text:style-name="menu"><text:span text:style-name="T2">menù Principale&gt;Importa Stili in blocco</text:span></text:span></text:p>
              </text:list-item>
              <text:list-item>
                <text:p text:style-name="P328">selezioni e carichi il tuo file salvato (Pippo.odt).</text:p>
              </text:list-item>
            </text:list>
            <text:p text:style-name="P282">Così sovrascrivi gli stili esistenti con i tuoi stili personalizzati!</text:p>
          </table:table-cell>
        </table:table-row>
      </table:table>
      <text:list xml:id="list215533325252236" text:continue-list="list215534009947686" text:style-name="elenco-U">
        <text:list-item>
          <text:h text:style-name="P559" text:outline-level="3"><text:bookmark-start text:name="__RefHeading__9751_1309900343"/><text:soft-page-break/>Se l'aggiornamento non va a buon fine<text:bookmark-end text:name="__RefHeading__9751_1309900343"/></text:h>
        </text:list-item>
      </text:list>
      <text:p text:style-name="P73">A volte succede che la macchina rallenti in modo esasperante, o si paralizzi. In questo caso o si resetta AOO ripartendo da capo, oppure si può tentare di chiudere altri task aperti come il browser o il gestore di clipboard.</text:p>
      <text:p text:style-name="P73">Altre volte invece viene restituita una sequenza di errori e l'aggiornamento si conclude in malo modo.</text:p>
      <text:p text:style-name="P73">In questo caso resettate AOO, chiudete tutte le applicazioni superflue (musica, browser, Emule, eventuale gestore della clipboard etc.) e riprovate. Non escludete la possibilità di riavviare il PC per poter operare nella situazione più ottimale.</text:p>
      <text:list xml:id="list215532743097088" text:continue-numbering="true" text:style-name="elenco-U">
        <text:list-item>
          <text:h text:style-name="P559" text:outline-level="3"><text:bookmark-start text:name="__RefHeading__17453_1192499583"/>Limiti del metodo<text:bookmark-end text:name="__RefHeading__17453_1192499583"/></text:h>
        </text:list-item>
      </text:list>
      <text:p text:style-name="P73">Se il vostro file ha difformità di formattazione, ovvero se avete degli stili di cella applicati nei posti sbagliati o mancanti nei posti giusti, questa procedura non è in grado di ripristinarle.</text:p>
      <text:p text:style-name="P160"><text:span text:style-name="T2">Mi spiego meglio con un esempio reale: nelle intestazioni di sottocapitolo alla colonna </text:span><text:span text:style-name="colonne"><text:span text:style-name="T2">AN</text:span></text:span><text:span text:style-name="T2"> il codice si aspetta lo stile “</text:span><text:span text:style-name="T24">livello2 valuta mini</text:span><text:span text:style-name="T2">”.</text:span></text:p>
      <text:p text:style-name="P73">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73">Segnalatemi eventuali problemi di questo tipo perché io possa modificare - eventualmente - il <text:span text:style-name="T389">codice </text:span>di <text:span text:style-name="T335">LeenO</text:span> di conseguenza.</text:p>
      <text:list xml:id="list215532257729200" text:continue-list="list215532917201138" text:style-name="Numbering_20_1">
        <text:list-item>
          <text:h text:style-name="P319" text:outline-level="1"><text:bookmark-start text:name="__RefHeading__9755_1309900343"/>SICUREZZA DEI DATI (privacy, virus, etc...)<text:bookmark-end text:name="__RefHeading__9755_1309900343"/></text:h>
        </text:list-item>
      </text:list>
      <text:p text:style-name="P73">Ci sono molti modi per perdere i vostri dati. Quanto riporto in questo capitolo non è di certo esaustivo.</text:p>
      <text:list xml:id="list215532032986532" text:continue-list="list215532743097088" text:style-name="elenco-U">
        <text:list-item>
          <text:h text:style-name="P559" text:outline-level="3"><text:bookmark-start text:name="__RefHeading__70927_1207800285"/>Corruzione dei file<text:bookmark-end text:name="__RefHeading__70927_1207800285"/></text:h>
        </text:list-item>
      </text:list>
      <text:p text:style-name="P73">Può succedere che in fase di salvataggio del file.ods LO fallisca. E' raro ma succede!</text:p>
      <text:p text:style-name="P95">Alla successiva riapertura del documento verrà generato un messaggio del tipo:</text:p>
      <text:p text:style-name="P73"><text:span text:style-name="T401">Errore di formattazione nel file Content.xml</text:span><text:span text:style-name="T485">, con la posizione e il tipo di errore.</text:span></text:p>
      <text:p text:style-name="P73"><text:span text:style-name="T485">Sulla carta, dezippando il </text:span><text:span text:style-name="T401">file.ods </text:span><text:span text:style-name="T485">ed editando il file </text:span><text:span text:style-name="T401">Content.xml</text:span><text:span text:style-name="T485">, si dovrebbe poter correggere l'errore. In pratica, su un file grande e complesso come quelli di </text:span><text:span text:style-name="T361">LeenO</text:span><text:span text:style-name="T485">, non pare possibile ottenere risultati utili. Qualcuno, aprendo il file </text:span><text:span text:style-name="T401">Content.xml</text:span><text:span text:style-name="T485"> con Explorer di Windows, è riuscito a salvare un </text:span><text:span text:style-name="T401">xls</text:span><text:span text:style-name="T485">,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40">Tip</text:p>
          </table:table-cell>
          <table:table-cell table:style-name="Tabella18.B1" office:value-type="string">
            <text:p text:style-name="P95">La cosa migliore per mettersi al riparo da incidenti di questo tipo è:</text:p>
            <text:p text:style-name="P160"><text:span text:style-name="Strong_20_Emphasis"><text:span text:style-name="T4">ATTIVARE LA COPIA DI BACKUP:</text:span></text:span></text:p>
            <text:p text:style-name="P160"><text:span text:style-name="menu"><text:span text:style-name="T4">menù Strumenti&gt;Opzioni...&gt;Carica/salva&gt;Generale&gt;Crea sempre copia di backup</text:span></text:span></text:p>
          </table:table-cell>
        </table:table-row>
      </table:table>
      <text:p text:style-name="P73">Fatelo, mettete quella spunta!</text:p>
      <text:list xml:id="list215532413534293" text:continue-numbering="true" text:style-name="elenco-U">
        <text:list-item>
          <text:h text:style-name="P559" text:outline-level="3"><text:bookmark-start text:name="__RefHeading__70929_1207800285"/>Virus nelle macro<text:bookmark-end text:name="__RefHeading__70929_1207800285"/></text:h>
        </text:list-item>
      </text:list>
      <text:p text:style-name="P73">Finora non mi è successo di trovare del codice maligno in una macro di AOO. E' facile realizzarlo, per fortuna è altrettanto facile individuarlo, ma a quel punto può essere già troppo tardi.</text:p>
      <text:p text:style-name="P73">Per questo AOO ha nelle Opzioni Utente la possibilità di impostare dei diversi livelli di sicurezza, basati sulla posizione delle macro che può eseguire.</text:p>
      <text:p text:style-name="P73">La preimpostazione non consente l'esecuzione di alcuna macro e per abilitarle si dovrà agire da:</text:p>
      <text:p text:style-name="P160"><text:span text:style-name="menu"><text:span text:style-name="T2">Menù Strumenti&gt;Opzioni...&gt;OpenOffice&gt;Sicurezza:</text:span></text:span></text:p>
      <text:list xml:id="list2010624705" text:style-name="L49">
        <text:list-item>
          <text:p text:style-name="P531"><text:span text:style-name="menu"><text:span text:style-name="T2">Sicurezza delle macro...&gt;Livello di sicurezza&gt;Medio</text:span></text:span><text:span text:style-name="menu"><text:span text:style-name="T477">.</text:span></text:span></text:p>
        </text:list-item>
        <text:list-item>
          <text:p text:style-name="P531"><text:span text:style-name="menu"><text:span text:style-name="T2">Fonti Attendibili&gt;Aggiungi...&gt;Seleziona percorso</text:span></text:span><text:span text:style-name="T2"> (indicare il percorso in cui è archiviato il </text:span><text:span text:style-name="T24">file.ods</text:span><text:span text:style-name="T2"> di </text:span><text:span text:style-name="T336">LeenO</text:span><text:span text:style-name="T2">.</text:span></text:p>
        </text:list-item>
      </text:list>
      <text:p text:style-name="P73">Al momento non ho notizie di macrovirus, ma meglio prevenire e stare attenti a <text:span text:style-name="T389">codice </text:span>proveniente da fonti sconosciute.</text:p>
      <text:list xml:id="list215532079752135" text:continue-list="list215532413534293" text:style-name="elenco-U">
        <text:list-item>
          <text:h text:style-name="P559" text:outline-level="3"><text:bookmark-start text:name="__RefHeading__17455_1192499583"/>Considerazioni sui salvataggi ai vari step<text:bookmark-end text:name="__RefHeading__17455_1192499583"/></text:h>
        </text:list-item>
      </text:list>
      <text:p text:style-name="P73">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73">Per questi documenti ritengo necessario produrre un “lucido elettronico”, per poter (anche a distanza di tempo) stamparne una copia certamente identica al documento emesso. OpenOffice per questi casi consente l'esportazione diretta in PDF, soluzione ottimale.</text:p>
      <text:p text:style-name="P73">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40">Tip</text:p>
          </table:table-cell>
          <table:table-cell table:style-name="Tabella19.B1" office:value-type="string">
            <text:p text:style-name="P73">Con LibreOffice è possibile conservare le versioni/revisioni di qualsiasi documento dal menù:</text:p>
            <text:p text:style-name="P160"><text:span text:style-name="menu"><text:span text:style-name="T2">File&gt;Versioni...</text:span></text:span></text:p>
            <text:p text:style-name="P73">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40">Attenzione</text:p>
            <text:p text:style-name="P40"><draw:frame draw:style-name="fr10" draw:name="immagini36" text:anchor-type="as-char" svg:y="-0.669cm" svg:width="1.094cm" svg:height="1.011cm" draw:z-index="137"><draw:image xlink:href="Pictures/10000201000000500000004A5C57FE847CB22350.png" xlink:type="simple" xlink:show="embed" xlink:actuate="onLoad" loext:mime-type="image/png"/></draw:frame></text:p>
          </table:table-cell>
          <table:table-cell table:style-name="Tabella69.B1" office:value-type="string">
            <text:p text:style-name="P97">Le varie versioni di lavoro del <text:span text:style-name="T389">file.ods</text:span> sono archiviate nel file stesso: ciò comporterebbe, nel caso di cancellazione accidentale del <text:span text:style-name="T389">file.ods</text:span>, la perdita di tutto il suo contenuto, ivi comprese le versioni archiviate al suo interno.</text:p>
          </table:table-cell>
        </table:table-row>
      </table:table>
      <text:p text:style-name="P73">Il consiglio è, comunque e sempre, di <text:span text:style-name="T416">fare il backup dei propri dati</text:span>. Ognuno si senta libero di utilizzare il sistema di conservazione dei dati e delle versioni che più ritiene conveniente, sulla base delle proprie esperienze e del proprio grado di paranoia...</text:p>
      <text:p text:style-name="P73">Si potrebbe avere necessità di salvare anche delle copie “consolidate” delle varie tabelle di computo, ovvero ottenere un file.ods con soli numeri (senza formule e link) per usi diversi<text:note text:id="ftn63" text:note-class="footnote"><text:note-citation>63</text:note-citation><text:note-body><text:p text:style-name="OOoTextBody"><text:span text:style-name="T2">Nel caso si voglia ottenere una tabella di calcolo senza i link ma con le formule ancora “operative” si deve operare ricopiando soltanto le aree specifiche sulla tabella consolidata (copia speciale</text:span><text:span text:style-name="menu"><text:span text:style-name="T2">&gt;</text:span></text:span><text:span text:style-name="T2">solo le formule).</text:span></text:p></text:note-body></text:note>.</text:p>
      <text:p text:style-name="P160"><text:span text:style-name="T336">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LO (XML, XLS o ancora PDF...)</text:span></text:p>
      <text:p text:style-name="P161"/>
      <text:list xml:id="list215533003107863" text:continue-list="list215532257729200" text:style-name="Numbering_20_1">
        <text:list-item>
          <text:h text:style-name="P319" text:outline-level="1"><text:bookmark-start text:name="__RefHeading__18097_1192499583"/>PREZZARI – adattamento<text:bookmark-end text:name="__RefHeading__18097_1192499583"/></text:h>
        </text:list-item>
      </text:list>
      <text:list xml:id="list215534019677691" text:continue-list="list215532079752135" text:style-name="elenco-U">
        <text:list-item>
          <text:h text:style-name="P559" text:outline-level="3"><text:bookmark-start text:name="__RefHeading__7888_661817279"/>Premessa<text:bookmark-end text:name="__RefHeading__7888_661817279"/></text:h>
        </text:list-item>
      </text:list>
      <text:p text:style-name="P73"><text:span text:style-name="T335">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73">La cosa non è facile da gestire (anche per chi li fa...) e le difficoltà si concentrano sull'organizzazione delle voci madre, figlia (e a volte anche nipoti...).</text:p>
      <text:p text:style-name="P73">Ad esempio, il prezzario di Milano utilizza un tag (V per le figlie e P per le madri) e sembra il più coerente.</text:p>
      <text:p text:style-name="P73">La Regione Piemonte si basa solo sulla “lunghezza” del codice-prezzo... (questo crea talvolta dei problemi di riconoscimento).</text:p>
      <text:p text:style-name="P73">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73">Alcuni prezzari sono assolutamente intrattabili (a meno di stregonerie ed acrobazie informatiche - <text:span text:style-name="T389">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73">Questo è solo un assaggio delle complessità che si possono incontrare, ma ho tentato egualmente di mettere a punto un insieme di macro che potesse accodare le voci di prezzari diversi.</text:p>
      <text:p text:style-name="P73">Per questo ho rilasciato versioni successive dei medesimi prezzari, e al momento mi sembra di aver raggiunto un discreto compromesso di efficienza!</text:p>
      <text:p text:style-name="P73">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40">Note</text:p>
          </table:table-cell>
          <table:table-cell table:style-name="Tabella21.B1" office:value-type="string">
            <text:p text:style-name="P259">La questione prezzari e relativi “standard personalizzati” adottati per la loro distribuzione è un vero problema.</text:p>
            <text:p text:style-name="P259">Sarebbe opportuno che fossero distribuiti in formato <text:span text:style-name="T389">OpenDocument</text:span> pubblicamente accessibile e disponibile per Windows, Mac OS X e GNU/Linux, nell'ottica del riuso e della neutralità tecnologica,</text:p>
            <text:p text:style-name="P259">Naturalmente il formato <text:span text:style-name="T389">OpenDocument </text:span>è adottato da LibreOffice, OpenOffice e simili.</text:p>
          </table:table-cell>
        </table:table-row>
      </table:table>
      <text:list xml:id="list215533476626616" text:continue-numbering="true" text:style-name="elenco-U">
        <text:list-item>
          <text:h text:style-name="P559" text:outline-level="3"><text:bookmark-start text:name="__RefHeading__7890_661817279"/>Come procedere<text:bookmark-end text:name="__RefHeading__7890_661817279"/></text:h>
        </text:list-item>
      </text:list>
      <text:p text:style-name="P73">I prezzari ufficiali, come accennato, sono distribuiti nei più svariati formati e, se sono distribuiti in formato <text:span text:style-name="T435">accettabile</text:span>, con opportune manipolazioni possono essere importati in Calc.</text:p>
      <text:p text:style-name="P73">Non entro in merito a queste manipolazioni perché le situazioni possono essere molto diverse a secondo dello “standard personalizzato” di origine del prezzario.</text:p>
      <text:p text:style-name="P73">Ciò che conta è ottenere un file di Calc, ad esempio <text:span text:style-name="T389">temp_prezzi.ods,</text:span> che sia articolato con una specifica struttura di colonne.</text:p>
      <text:p text:style-name="P73">E' quasi certo che il prezzario che volete adattare ad <text:span text:style-name="T335">LeenO</text:span>, anche se già in formato tabella, non abbia le colonne corrette al posto giusto; in tal caso dovrete fare qualche operazione di adattamento.</text:p>
      <text:p text:style-name="P160"><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24">Incidenza Manodopera</text:span><text:span text:style-name="T2"> e a </text:span><text:span text:style-name="T24">Sicurezza Inclusa</text:span><text:span text:style-name="T2">. Le altre possono contenere informazioni varie o possono essere vuote, ma devono esserci. Nel file </text:span><text:span text:style-name="T24">temp_prezzi.ods l</text:span><text:span text:style-name="T2">a struttura del foglio che chiameremo </text:span><text:span text:style-name="fogli"><text:span text:style-name="T2">temp</text:span></text:span><text:span text:style-name="T2"> deve seguire questo schema:</text:span></text:p>
      <text:list xml:id="list2357584271" text:style-name="L50">
        <text:list-item>
          <text:p text:style-name="P532"><text:span text:style-name="T2">colonna </text:span><text:span text:style-name="colonne"><text:span text:style-name="T2">C</text:span></text:span><text:span text:style-name="T2">: codice-prezzo,</text:span></text:p>
        </text:list-item>
        <text:list-item>
          <text:p text:style-name="P532"><text:span text:style-name="T2">colonna </text:span><text:span text:style-name="colonne"><text:span text:style-name="T2">E</text:span></text:span><text:span text:style-name="T2">: descrizione lavorazione,</text:span></text:p>
        </text:list-item>
        <text:list-item>
          <text:p text:style-name="P532"><text:span text:style-name="T2">colonna </text:span><text:span text:style-name="colonne"><text:span text:style-name="T2">G</text:span></text:span><text:span text:style-name="T2">: unità di misura,</text:span></text:p>
        </text:list-item>
        <text:list-item>
          <text:p text:style-name="P532"><text:soft-page-break/><text:span text:style-name="T2">Colonna </text:span><text:span text:style-name="colonne"><text:span text:style-name="T2">H</text:span></text:span><text:span text:style-name="T2">: prezzo unitario,</text:span></text:p>
        </text:list-item>
        <text:list-item>
          <text:p text:style-name="P471">e così via...</text:p>
        </text:list-item>
      </text:list>
      <text:p text:style-name="P160"><text:span text:style-name="T2">E' possibile che nella colonna </text:span><text:span text:style-name="colonne"><text:span text:style-name="T2">prezzo</text:span></text:span><text:span text:style-name="T2"> molti (o tutti) i valori siano in formato </text:span><text:span text:style-name="T24">testo</text:span><text:span text:style-name="T2"> e non </text:span><text:span text:style-name="T24">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40">Tip</text:p>
          </table:table-cell>
          <table:table-cell table:style-name="Tabella22.B1" office:value-type="string">
            <text:p text:style-name="P73">Per distinguere a colpo d'occhio i valori in formato <text:span text:style-name="T389">testo</text:span> dai valori in formato <text:span text:style-name="T389">numero</text:span><text:span text:style-name="T435"> o </text:span><text:span text:style-name="T389">formula</text:span>, dal menù:</text:p>
            <text:p text:style-name="P160"><text:span text:style-name="menu"><text:span text:style-name="T2">Visualizza&gt;Evidenziazione valori</text:span></text:span><text:span text:style-name="T2"> oppure </text:span><text:span text:style-name="menu"><text:span text:style-name="T2">Ctrl+F8</text:span></text:span></text:p>
            <text:p text:style-name="P73">Attivata questa opzione, i valori di tipo <text:span text:style-name="T398">testo</text:span> assumeranno il colore nero, quelli di tipo <text:span text:style-name="T491">numero</text:span> avranno un colore blu e i valori <text:span text:style-name="T493">formula</text:span><text:span text:style-name="T435"> o </text:span><text:span text:style-name="T493">link</text:span> avranno colore verde.</text:p>
            <text:p text:style-name="P160"><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160"><text:span text:style-name="T2">Per convertire i valori nella colonna </text:span><text:span text:style-name="colonne"><text:span text:style-name="T2">prezzo</text:span></text:span><text:span text:style-name="T2"> dal formato </text:span><text:span text:style-name="T339">testo</text:span><text:span text:style-name="T2"> al formato </text:span><text:span text:style-name="T492">numero</text:span><text:span text:style-name="T2"> seleziona i valori interessati e dal menù:</text:span></text:p>
      <text:p text:style-name="P160"><text:span text:style-name="menu"><text:span text:style-name="T404">LeenO</text:span></text:span><text:span text:style-name="menu"><text:span text:style-name="T2">&gt;UTILITY&gt;Converti stringhe in numeri</text:span></text:span><text:span text:style-name="T2"> oppure esegui </text:span><text:span text:style-name="menu"><text:span text:style-name="T2">Ctrl+Alt+S</text:span></text:span></text:p>
      <text:p text:style-name="P73">Il file su cui stiamo lavorando è una tabella temporanea che per comodità indicheremo come “Temp”. Serve ora un file prezzario funzionante (per svuotarlo dei suoi dati e incollarvi i dati della tabella Temp).</text:p>
      <text:p text:style-name="P160"><text:span text:style-name="T2">Conviene utilizzare la versione più recente dello schema, disponibile su </text:span><text:a xlink:type="simple" xlink:href="http://www.ultimus.it/" text:style-name="Internet_20_link" text:visited-style-name="Visited_20_Internet_20_Link"><text:span text:style-name="T2">leeno.org</text:span></text:a><text:span text:style-name="T2">. Scaricate quindi il file “</text:span><text:span text:style-name="T56">Schema_Listinoxxxxxx.ods</text:span><text:span text:style-name="T2">” dalla pagina </text:span><text:span text:style-name="T24">Download prezzari.</text:span></text:p>
      <text:p text:style-name="P73">Salvatelo con un nome più significativo ad esempio <text:span text:style-name="T389">Prezzario_2013.ods</text:span>.</text:p>
      <text:p text:style-name="P160"><text:span text:style-name="T2">Aprite </text:span><text:span text:style-name="T24">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160"><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24">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64" text:note-class="footnote"><text:note-citation>64</text:note-citation><text:note-body><text:p text:style-name="P54">Probabilmente la formattazione dovrà essere applicata su tutte le righe...</text:p></text:note-body></text:note></text:span><text:span text:style-name="T2">.</text:span></text:p>
      <text:p text:style-name="P73"><text:span text:style-name="T548">Al completamento dell'elaborazione la struttura tabellare del Listino potrà essere formattata con il comando </text:span>colora_capitoli_listino <text:span text:style-name="T548">che ne migliorerà la leggibilità.</text:span></text:p>
      <text:p text:style-name="P73">Il file-prezzario è così pronto per essere usato con <text:span text:style-name="T335">LeenO</text:span>. I prezzari hanno, in genere, diversi livelli di annidamento delle voci, ovvero le lavorazioni sono distribuite (strutturate) su più righe.</text:p>
      <text:p text:style-name="P73">Nelle diverse versioni che ho rilasciato il problema dei livelli è stato trattato in modi alternativi, trovando la forma definitiva nelle versioni “<text:span text:style-name="T444">-TV</text:span>”.</text:p>
      <text:p text:style-name="P160"><text:span text:style-name="T2">Nelle versioni “</text:span><text:span text:style-name="T56">-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40">Attenzione</text:p>
            <text:p text:style-name="P40"><draw:frame draw:style-name="fr10" draw:name="immagini14" text:anchor-type="as-char" svg:y="-0.669cm" svg:width="1.094cm" svg:height="1.011cm" draw:z-index="138"><draw:image xlink:href="Pictures/10000201000000500000004A5C57FE847CB22350.png" xlink:type="simple" xlink:show="embed" xlink:actuate="onLoad" loext:mime-type="image/png"/></draw:frame></text:p>
          </table:table-cell>
          <table:table-cell table:style-name="Tabella23.B1" office:value-type="string">
            <text:p text:style-name="P73">Fate molta attenzione! Fate qualche prova, perché è possibile che nello stesso prezzario ci siano diversi livelli di annidamento di voci contemporaneamente!</text:p>
          </table:table-cell>
        </table:table-row>
      </table:table>
      <text:p text:style-name="P160"><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24">\n.</text:span></text:p>
      <text:p text:style-name="P73">Consiglio di sostituire con alcuni spazi, e di usare cautela perché ci sono situazioni dove la voce rischia di diventare illeggibile.</text:p>
      <text:list xml:id="list215533767246512" text:continue-list="list215533476626616" text:style-name="elenco-U">
        <text:list-item>
          <text:h text:style-name="P559" text:outline-level="3"><text:bookmark-start text:name="__RefHeading__167503_902406516"/><text:soft-page-break/>Prezzari in più capitoli<text:bookmark-end text:name="__RefHeading__167503_902406516"/></text:h>
        </text:list-item>
      </text:list>
      <text:p text:style-name="P73">Con la versione 3.8.63 di <text:span text:style-name="T335">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73">Il file-schema è stato aggiornato introducendo, all'inizio dell'elenco di voci, nel foglio <text:span text:style-name="fogli">Listino</text:span>, un indice dei capitoli.</text:p>
      <text:p text:style-name="P73">Per aprire il capitolo che interessa è sufficiente selezionare il nome dall'indice e cliccare sul pulsante <text:span text:style-name="menu">Apri altro capitolo...</text:span></text:p>
      <text:p text:style-name="P73"/>
      <table:table table:name="Tabella20" table:style-name="Tabella20">
        <table:table-column table:style-name="Tabella20.A"/>
        <table:table-column table:style-name="Tabella20.B"/>
        <table:table-row>
          <table:table-cell table:style-name="Tabella20.A1" office:value-type="string">
            <text:p text:style-name="P40">Attenzione</text:p>
            <text:p text:style-name="P40"><draw:frame draw:style-name="fr10" draw:name="immagini6" text:anchor-type="as-char" svg:y="-0.669cm" svg:width="1.094cm" svg:height="1.011cm" draw:z-index="139"><draw:image xlink:href="Pictures/10000201000000500000004A5C57FE847CB22350.png" xlink:type="simple" xlink:show="embed" xlink:actuate="onLoad" loext:mime-type="image/png"/></draw:frame></text:p>
          </table:table-cell>
          <table:table-cell table:style-name="Tabella20.B1" office:value-type="string">
            <text:p text:style-name="P5">Aprendo un nuovo capitolo, il precedente sarà chiuso senza che le eventuali modifiche apportate siano salvate e senza che, per questo, sia mostrato un messaggio di avviso. Si presume che un Prezzario non sia soggetto a modifiche...</text:p>
            <text:p text:style-name="P5">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40">Note</text:p>
          </table:table-cell>
          <table:table-cell table:style-name="Tabella64.B1" office:value-type="string">
            <text:p text:style-name="P5">Tutti i file appartenenti ad un prezzario devono essere nella medesima cartella. Nulla vieta di tenere insieme in un'unica cartella tutti i prezzari che ci interessano.</text:p>
            <text:p text:style-name="P5">Il nome file-prezzario dell'indice deve coincidere col nome del file nella cartella (senza estensione .ODS).</text:p>
          </table:table-cell>
        </table:table-row>
      </table:table>
      <text:p text:style-name="P73">Chi intende continuare ad utilizzare il prezzario completo in unico file può farlo, al costo di un fisiologico rallentamento dipendente dalla mole di dati gestiti.</text:p>
      <text:p text:style-name="P73">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73">Se incontrate difficoltà ad adattare un prezzario scrivetemi e vedremo di trovare una soluzione.</text:p>
      <text:p text:style-name="P85">Più in generale, nel caso la vostra Regione o Provincia non rilasci dei prezzari manipolabili (il PDF <text:span text:style-name="T416">non è</text:span> manipolabile), o peggio non rilasci i prezzari in formato libero e aperto, attivatevi presso il vostro Ordine, Albo o sindacato perché sia fatto del pressing sia sui politici che sui funzionari dei competenti uffici.</text:p>
      <text:p text:style-name="P73">E' ovvio che un prezzario cartaceo ha dei costi di stampa e distribuzione, ma dati il cui uso è obbligatorio per legge dovrebbero essere di pubblico dominio<text:note text:id="ftn65" text:note-class="footnote"><text:note-citation>65</text:note-citation><text:note-body><text:p text:style-name="P54">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73">Se un ente distribuisce un PDF, significa che esiste a monte un formato manipolabile. La sua distribuzione via web usando lo standard <text:span text:style-name="T389">OpenDocument</text:span> non comporta per l'Ente nessun costo aggiuntivo.</text:p>
      <text:p text:style-name="P73">Concludendo, se volete fare qualcosa di utile per <text:span text:style-name="T335">LeenO</text:span> e per la vostra libertà rompete l'anima a chi di dovere!</text:p>
      <text:list xml:id="list215533708723858" text:continue-numbering="true" text:style-name="elenco-U">
        <text:list-item>
          <text:h text:style-name="P571" text:outline-level="3"><text:bookmark-start text:name="__RefHeading__17457_1192499583"/><text:bookmark-start text:name="IM e SI"/>Incidenza Manodopera e Sicurezza Inclusa<text:bookmark-end text:name="__RefHeading__17457_1192499583"/><text:bookmark-end text:name="IM e SI"/></text:h>
        </text:list-item>
      </text:list>
      <text:p text:style-name="P160"><text:span text:style-name="T2">L'</text:span><text:span text:style-name="T24">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160"><text:span text:style-name="T22">Quindi se l'</text:span><text:span text:style-name="T39">Incidenza Manodopera</text:span><text:span text:style-name="T22"> è espressa in percentuale si devono posizionare i dati nella col </text:span><text:span text:style-name="colonne"><text:span text:style-name="T55">I</text:span></text:span><text:span text:style-name="T22">. </text:span><text:span text:style-name="T64">Se, invece, </text:span><text:span text:style-name="T2">è espressa come importo in €, si devono posizionare i dati nella col </text:span><text:span text:style-name="colonne"><text:span text:style-name="T2">J</text:span></text:span><text:span text:style-name="T2">. Il </text:span><text:span text:style-name="T24">codice </text:span><text:span text:style-name="T2">di </text:span><text:span text:style-name="menu"><text:span text:style-name="T2">ASSEMBLA VOCE</text:span></text:span><text:span text:style-name="T2"> si occuperà di trasformarlo in una percentuale.</text:span></text:p>
      <text:p text:style-name="P73">Più variabile la situazione degli <text:span text:style-name="T389">Oneri di Sicurezza </text:span>inclusi nei prezzi (Sicurezza Inclusa) dove gli estensori dei prezzari usano a volte la percentuale ed a volte l'importo, ma questo non è un problema.</text:p>
      <text:p text:style-name="P160"><text:soft-page-break/><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24">codice </text:span><text:span text:style-name="T2">a gestire le cose riducendo il tutto ad un importo. Infatti, all'</text:span><text:span text:style-name="fogli"><text:span text:style-name="T2">Elenco Prezzi</text:span></text:span><text:span text:style-name="T2"> verrà inviato un importo.</text:span></text:p>
      <text:list xml:id="list215532347311553" text:continue-list="list215533003107863" text:style-name="Numbering_20_1">
        <text:list-item>
          <text:h text:style-name="P320" text:outline-level="1"><text:bookmark-start text:name="__RefHeading__18099_1192499583"/>LA CONTABILITA' DI CANTIERE<text:bookmark-end text:name="__RefHeading__18099_1192499583"/></text:h>
        </text:list-item>
      </text:list>
      <text:list xml:id="list215532973359000" text:continue-list="list215533708723858" text:style-name="elenco-U">
        <text:list-item>
          <text:h text:style-name="P559" text:outline-level="3"><text:bookmark-start text:name="__RefHeading__17459_1192499583"/>Premessa e note di rilascio<text:bookmark-end text:name="__RefHeading__17459_1192499583"/></text:h>
        </text:list-item>
      </text:list>
      <text:p text:style-name="P73">Le innovazioni relative alla contabilità di cantiere erano state previste per la versione 4. Ma si è ritenuto preferibile portare quanto possibile sulla 3.xx in modo da poter coinvolgere più gente nei test.</text:p>
      <text:p text:style-name="P79">La documentazione di questo capitolo è in fase Beta in continuo aggiornamento: potrebbe pertanto risultare - a tratti - poco chiara o incongruente e vi sarò grato per le vostre segnalazioni.</text:p>
      <text:list xml:id="list215533981509150" text:continue-numbering="true" text:style-name="elenco-U">
        <text:list-item>
          <text:h text:style-name="P559" text:outline-level="3"><text:bookmark-start text:name="__RefHeading__7525_1364689504"/>Introduzione alla Contabilità del Cantiere<text:bookmark-end text:name="__RefHeading__7525_1364689504"/></text:h>
        </text:list-item>
      </text:list>
      <text:p text:style-name="P73">Finora abbiamo parlato di come predisporre un <text:span text:style-name="T416">Computo Metrico</text:span>, ovvero come preparare la documentazione progettuale necessaria per <text:span text:style-name="T416">appaltare i Lavori</text:span>. Adesso ci occuperemo di cosa occorre fare ad appalto assegnato, ovvero dalla Consegna del Cantiere all'avanzamento dei lavori e dei relativi saldi contabili.</text:p>
      <text:p text:style-name="P73">Questa parte è ancora in via di finitura e potrebbero mancare alcuni automatismi che ci si aspetta. (In tal caso vorrei mi fossero segnalati).</text:p>
      <text:p text:style-name="P73">Trattandosi di una tabella di calcolo, ciò che manca può comunque essere ricavato a “a mano” utilizzando le estese possibilità di Calc.</text:p>
      <text:p text:style-name="P112">Do per scontato che prima di affrontare questa parte vi siate impratichiti con <text:span text:style-name="T335">LeenO</text:span> e abbiate realizzato almeno un Computo.</text:p>
      <text:p text:style-name="P170"><text:span text:style-name="T65">Per la </text:span><text:span text:style-name="T56">Contabilità</text:span><text:span text:style-name="T64"> </text:span><text:span text:style-name="T65">del lavori tecnico-economica </text:span><text:span text:style-name="T2">(a norma di Regolamento dei Lavori Pubblici</text:span><text:span text:style-name="T153">)</text:span><text:span text:style-name="T2"> viene usato un foglio </text:span><text:span text:style-name="fogli"><text:span text:style-name="T2">CONTABILITA</text:span></text:span><text:span text:style-name="T2"> apposito.</text:span></text:p>
      <text:list xml:id="list215532051588834" text:continue-numbering="true" text:style-name="elenco-U">
        <text:list-item>
          <text:h text:style-name="P559" text:outline-level="3"><text:bookmark-start text:name="__RefHeading__16632_233094727"/>Contabilità Semplificata<text:bookmark-end text:name="__RefHeading__16632_233094727"/></text:h>
        </text:list-item>
      </text:list>
      <text:p text:style-name="P107">Ho eliminato la possibilità di eseguire quella che era indicata come “contabilità semplificata” in quanto confondeva un po’ le cose.</text:p>
      <text:p text:style-name="P107">Del resto lo stesso D.P.R. 5 ottobre 2010, n. 207 all’art 210 dice:</text:p>
      <text:p text:style-name="P77">“1. Per i lavori in amministrazione diretta di importo inferiore a 20.000 euro e per i lavori effettuati mediante cottimo fiduciario di importo inferiore a 40.000 euro, la contabilita’ puo’ essere redatta in forma semplificata mediante apposizione del visto del direttore dei lavori sulle fatture di spesa. Detto visto attesta la corrispondenza del lavoro svolto con quanto fatturato, secondo valutazioni proprie del direttore dei lavori che tengono conto dei lavori effettivamente eseguiti.”</text:p>
      <text:p text:style-name="P107">Per cui la norma identifica nella contabilità semplificata un modo per evitare la contabilità “canonica”, fatta degli allegati che conosciamo, <text:span text:style-name="T549">quando l'entità dei lavori è esigua</text:span>.</text:p>
      <text:p text:style-name="P107">Ai fini della contabilizzazione dei lavori privati è sufficiente che impresa e committente controfirmino un computo metrico a consuntivo.</text:p>
      <text:p text:style-name="P107">E’ pur vero che senza la redazione di un registro di contabilità la stessa impresa non ha un documento contabile valido su cui poter apporre eventuali riserve.</text:p>
      <text:list xml:id="list215534087225592" text:continue-numbering="true" text:style-name="elenco-U">
        <text:list-item>
          <text:h text:style-name="P559" text:outline-level="3"><text:bookmark-start text:name="__RefHeading__17461_1192499583"/>Contabilità a norma di regolamento<text:bookmark-end text:name="__RefHeading__17461_1192499583"/></text:h>
        </text:list-item>
      </text:list>
      <text:p text:style-name="P160"><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336">LeenO</text:span><text:span text:style-name="T2"> che “il cantiere è stato consegnato” e che da ora in poi il gioco sarà diverso.</text:span></text:p>
      <text:p text:style-name="P160"><text:span text:style-name="T2">Per abilitare la Contabilità bisogna operare dal </text:span><text:span text:style-name="menu"><text:span text:style-name="T2">Menù Principale</text:span></text:span><text:span text:style-name="T2"> e premere il pulsante: </text:span><text:span text:style-name="menu"><text:span text:style-name="T404">Gestione Contabilità Cantiere</text:span></text:span><text:span text:style-name="T2"><text:note text:id="ftn66" text:note-class="footnote"><text:note-citation>66</text:note-citation><text:note-body><text:p text:style-name="P54">Durante la stesura di un computo la gestione della contabilità non è ovviamente utile; pertanto, per tenere alto il livello di controllo in quella fase, si è scelto di nascondere una serie di tabelle e di opzioni: premendo <text:span text:style-name="menu"><text:span text:style-name="T406">Gestione Contabilità Cantiere</text:span></text:span> verranno attivate.</text:p></text:note-body></text:note></text:span><text:span text:style-name="T2">.</text:span></text:p>
      <text:p text:style-name="P160"><text:soft-page-break/><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24">1</text:span><text:span text:style-name="T2">).</text:span></text:p>
      <text:p text:style-name="P160"><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67" text:note-class="footnote"><text:note-citation>67</text:note-citation><text:note-body><text:p text:style-name="P54">Vi convivono (con differenti configurazioni di colonne mostrate/nascoste) i seguenti documenti: Libretto delle misure (opzionale), Registro di contabilità e SAL.</text:p></text:note-body></text:note></text:span><text:span text:style-name="T2"><text:s/></text:span><text:span text:style-name="T2"><text:note text:id="ftn68" text:note-class="footnote"><text:note-citation>68</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73">A questo punto è necessario fare una scelta che dovrà poi rimanere invariata fino alla conclusione dei lavori. Questa ha a che fare con la modalità di registrazione delle misurazioni effettuate in cantiere.</text:p>
      <text:p text:style-name="P73">Durante le visite in cantiere della D.L., in contraddittorio con l'impresa esecutrice, venivano constatati e misurati i lavori eseguiti, e compilato a mano il “Libretto delle misure”<text:note text:id="ftn69" text:note-class="footnote"><text:note-citation>69</text:note-citation><text:note-body><text:p text:style-name="P54">Elenco dei documenti contabili previsti dal Regolamento:</text:p><text:list xml:id="list204230726" text:style-name="L51"><text:list-item><text:p text:style-name="P330"><text:bookmark-start text:name="__RefNumPara__46797_246142066"/>Giornale dei Lavori (da fare a mano)<text:bookmark-end text:name="__RefNumPara__46797_246142066"/></text:p></text:list-item><text:list-item><text:p text:style-name="P330">Libretti di Misura (si può fare a mano oppure con strumenti informatici)</text:p></text:list-item><text:list-item><text:p text:style-name="P330">Liste Settimanali (a mano oppure con strumenti informatici)</text:p></text:list-item><text:list-item><text:p text:style-name="P330">Registro di Contabilità (riporta i dati del libretto in ordine cronologico)</text:p></text:list-item><text:list-item><text:p text:style-name="P330">Sommario del Registro di contabilità (viene richiesto di rado dai RUP...)</text:p></text:list-item><text:list-item><text:p text:style-name="P330">Stati d'Avanzamento dei lavori (SAL) (deriva dal registro di Contabilità)</text:p></text:list-item><text:list-item><text:p text:style-name="P330">Certificati per il Pagamento delle rate d'acconto (sostanzialmente una tabella riassuntiva)</text:p></text:list-item><text:list-item><text:p text:style-name="P330">Conto Finale e relativa Relazione (niente di ripetitivo e automatizzabile)</text:p></text:list-item></text:list></text:note-body></text:note>, con tanto di firma dell'appaltatore. Solo in un secondo momento (in ufficio) quelle misure venivano annotate nel “Registro di contabilità”.</text:p>
      <text:p text:style-name="P73">Oggi il regolamento consente anche la tenuta del “Libretto delle Misure” in modalità digitale, soluzione forse comoda solo se in cantiere si dispone di un ufficio (riscaldato), di computer e di stampante! A mio avviso per niente comodo!</text:p>
      <text:p text:style-name="P73"><text:span text:style-name="T335">LeenO</text:span> consente entrambe le modalità, ma va deciso sin da subito quale delle due adottare<text:note text:id="ftn70" text:note-class="footnote"><text:note-citation>70</text:note-citation><text:note-body><text:p text:style-name="P54">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160"><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215533180901738" text:continue-list="list215534087225592" text:style-name="elenco-U">
        <text:list-item>
          <text:h text:style-name="P559" text:outline-level="3"><text:bookmark-start text:name="__RefHeading__17463_1192499583"/>Libretto delle misure cartaceo (a mano)<text:bookmark-end text:name="__RefHeading__17463_1192499583"/></text:h>
        </text:list-item>
      </text:list>
      <text:p text:style-name="P73">E' la procedura più corretta, la più semplice.</text:p>
      <text:p text:style-name="P73">Siamo stati in cantiere, abbiamo misurato, discusso ed ottenuto la firma dell'appaltatore sul brogliaccio cartaceo. Poi, tornati in ufficio, con tutta calma, riporteremo le annotazioni sul “Registro di Contabilità”.</text:p>
      <text:p text:style-name="P73">Per la modalità tradizionale (Libretto cartaceo compilato a mano in cantiere) c'è poco da dire, perché, in questo caso, il Libretto è qualcosa di estraneo a LeenO.</text:p>
      <text:p text:style-name="P73">Se le procedure dell'ufficio prevedono la digitalizzazione di tutti i documenti sarà sufficiente passare allo scanner il libretto compilato e archiviare la copia.</text:p>
      <text:list xml:id="list215532779894398" text:continue-numbering="true" text:style-name="elenco-U">
        <text:list-item>
          <text:h text:style-name="P571" text:outline-level="3"><text:bookmark-start text:name="__RefHeading__17465_1192499583"/>Libretto delle misure elettronico<text:bookmark-end text:name="__RefHeading__17465_1192499583"/></text:h>
        </text:list-item>
      </text:list>
      <text:p text:style-name="P160"><text:span text:style-name="T2">Per abilitare la modalità </text:span><text:span text:style-name="fogli"><text:span text:style-name="T2">Libretto Elettronico</text:span></text:span><text:span text:style-name="T2">:</text:span></text:p>
      <text:p text:style-name="P160"><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160"><text:span text:style-name="T2">Per annotare le misure rilevate occorre prima andare a cercare la voce su </text:span><text:span text:style-name="fogli"><text:span text:style-name="T2">COMPUTO</text:span></text:span><text:span text:style-name="T2">, e </text:span><text:span text:style-name="T336">LeenO</text:span><text:span text:style-name="T2"> ci aiuta mediante il </text:span><text:span text:style-name="menu"><text:span text:style-name="T2">Pesca...</text:span></text:span><text:span text:style-name="T2">:</text:span></text:p>
      <text:list xml:id="list3757681821" text:style-name="L52">
        <text:list-item>
          <text:p text:style-name="P344"><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344"><text:span text:style-name="T2">nel foglio </text:span><text:span text:style-name="fogli"><text:span text:style-name="T2">COMPUTO</text:span></text:span><text:span text:style-name="T2"> cerchi</text:span><text:span text:style-name="T2"><text:note text:id="ftn71" text:note-class="footnote"><text:note-citation>71</text:note-citation><text:note-body><text:p text:style-name="P54">In quel momento non sei realmente 'dentro' una macro... e per la ricerca puoi usare tutti gli espedienti messi a disposizione da AOO e da <text:span text:style-name="T378">LeenO</text:span>.</text:p></text:note-body></text:note></text:span><text:span text:style-name="T2"> la voce di computo relativa alla misurazione da annotare,</text:span></text:p>
        </text:list-item>
        <text:list-item>
          <text:p text:style-name="P344"><text:soft-page-break/><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332">ti rimane da compilare/correggere le quantità (e/o compilare o controllare la data e gli estremi del libretto<text:note text:id="ftn72" text:note-class="footnote"><text:note-citation>72</text:note-citation><text:note-body><text:p text:style-name="P54">Data ed estremi del libretto vengono copiati dalla voce precedente... quindi vanno solo scritti una volta... e le volte successive solo controllati ed eventualmente modificati.</text:p></text:note-body></text:note>).</text:p>
        </text:list-item>
      </text:list>
      <text:p text:style-name="P73">Le operazioni sopra vanno ripetute per ogni lavorazione misurata.</text:p>
      <text:p text:style-name="P85">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40">Attenzione</text:p>
            <text:p text:style-name="P40"><draw:frame draw:style-name="fr10" draw:name="immagini28" text:anchor-type="as-char" svg:y="-0.669cm" svg:width="1.094cm" svg:height="1.011cm" draw:z-index="140"><draw:image xlink:href="Pictures/10000201000000500000004A5C57FE847CB22350.png" xlink:type="simple" xlink:show="embed" xlink:actuate="onLoad" loext:mime-type="image/png"/></draw:frame></text:p>
          </table:table-cell>
          <table:table-cell table:style-name="Tabella30.B1" office:value-type="string">
            <text:p text:style-name="P73">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73">Inoltre ciascuno ha delle idee diverse su quando emettere/stampare (e quindi acquisire le firme su quel documento<text:note text:id="ftn73" text:note-class="footnote"><text:note-citation>73</text:note-citation><text:note-body><text:p text:style-name="P54">A mio avviso il libretto va stampato in cantiere, quindi ad ogni “visita”.</text:p></text:note-body></text:note>) e in questo senso lascio all'utente la massima possibilità di scelta.</text:p>
      <text:p text:style-name="P160"><text:span text:style-name="T2">Al momento il </text:span><text:span text:style-name="T24">file.ods </text:span><text:span text:style-name="T2">(e il </text:span><text:span text:style-name="T24">codice</text:span><text:span text:style-name="T2"> di </text:span><text:span text:style-name="T336">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73">Se qualcuno è interessato a questa modalità di tenuta del libretto potrebbe darmi una mano per metterla a punto.</text:p>
      <text:p text:style-name="P162">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215532915314164" text:continue-list="list215532779894398" text:style-name="elenco-U">
        <text:list-item>
          <text:h text:style-name="P580" text:outline-level="3"><text:bookmark-start text:name="__RefHeading__17467_1192499583"/>Stampa del Libretto delle Misure<text:bookmark-end text:name="__RefHeading__17467_1192499583"/></text:h>
        </text:list-item>
      </text:list>
      <text:p text:style-name="P73">Pur non avendola mai testata approfonditamente, per la stampa del <text:span text:style-name="T416">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40">Note</text:p>
          </table:table-cell>
          <table:table-cell table:style-name="Tabella25.B1" office:value-type="string">
            <text:p text:style-name="P259">Se si desidera la “Vista Corta” occorre attivarla subito.</text:p>
          </table:table-cell>
        </table:table-row>
      </table:table>
      <text:list xml:id="list565128304" text:style-name="L53">
        <text:list-item>
          <text:p text:style-name="P472">Definire l'area di stampa selezionando <text:span text:style-name="T416">ESCLUSIVAMENTE</text:span> le voci di Libretto interessate dalla stampa (SAL corrente),</text:p>
        </text:list-item>
        <text:list-item>
          <text:p text:style-name="P533"><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533"><text:span text:style-name="menu"><text:span text:style-name="T2">VISTE</text:span></text:span><text:span text:style-name="T2"> e selezionare </text:span><text:span text:style-name="menu"><text:span text:style-name="T2">Annota Num. Pag. Libretto</text:span></text:span><text:span text:style-name="T2"><text:note text:id="ftn74" text:note-class="footnote"><text:note-citation>74</text:note-citation><text:note-body><text:p text:style-name="Footnote"><text:span text:style-name="T2">E' importante notare questa caratteristica: se dal foglio </text:span><text:span text:style-name="fogli"><text:span text:style-name="T2">CONTABILITA</text:span></text:span><text:span text:style-name="T2"> si esegue </text:span><text:span text:style-name="T64">menù </text:span><text:span text:style-name="menu"><text:span text:style-name="T405">LeenO</text:span></text:span><text:span text:style-name="menu"><text:span text:style-name="T123">&gt;STAMPA/ESPORTAZIONE&gt;.2) Imposta (Re-imposta) i salti pagina</text:span></text:span><text:span text:style-name="T64">, v</text:span><text:span text:style-name="T2">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span></text:p></text:note-body></text:note></text:span></text:p>
        </text:list-item>
      </text:list>
      <text:p text:style-name="P73"><text:span text:style-name="T335">LeenO</text:span> vi guiderà con suggerimenti sull'impaginazione. Probabilmente dovrete ripetere lo stesso comando modificando a mano l'area di stampa fino a quando non vi riterrete soddisfatti (l'area di stampa deve stare nella larghezza della pagina...).</text:p>
      <text:p text:style-name="P73">Solo quando sarete soddisfatti si potrà procedere all'esportazione in PDF da:</text:p>
      <text:p text:style-name="P160"><text:span text:style-name="menu"><text:span text:style-name="T404">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ext:soft-page-break/>
        <table:table-row>
          <table:table-cell table:style-name="Tabella26.A1" office:value-type="string">
            <text:p text:style-name="P40">Attenzione</text:p>
            <text:p text:style-name="P40"><draw:frame draw:style-name="fr10" draw:name="immagini15" text:anchor-type="as-char" svg:y="-0.669cm" svg:width="1.094cm" svg:height="1.011cm" draw:z-index="141"><draw:image xlink:href="Pictures/10000201000000500000004A5C57FE847CB22350.png" xlink:type="simple" xlink:show="embed" xlink:actuate="onLoad" loext:mime-type="image/png"/></draw:frame></text:p>
          </table:table-cell>
          <table:table-cell table:style-name="Tabella26.B1" office:value-type="string">
            <text:p text:style-name="P73">L'area di stampa DEVE essere limitata alle sole voci “nuove”, cioè non ricomprese nella stampa del <text:span text:style-name="T416">Libretto delle Misure</text:span> prodotta nel precedente SAL.</text:p>
          </table:table-cell>
        </table:table-row>
      </table:table>
      <text:p text:style-name="P73">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40">Tip</text:p>
          </table:table-cell>
          <table:table-cell table:style-name="Tabella27.B1" office:value-type="string">
            <text:p text:style-name="P73">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40">Note</text:p>
          </table:table-cell>
          <table:table-cell table:style-name="Tabella28.B1" office:value-type="string">
            <text:p text:style-name="P259">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73">In generale, ogni automatismo toglie margine di libertà all'utente e occorre ogni volta trovare il migliore compromesso fra costi e benefici. Sono benvenuti i suggerimenti.</text:p>
      <text:h text:style-name="P249" text:outline-level="3"><text:bookmark-start text:name="__RefHeading__15380_1830426232"/>Vedi Voce<text:bookmark-end text:name="__RefHeading__15380_1830426232"/></text:h>
      <text:p text:style-name="P160"><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73">Per ovvi motivi, all'attivazione di questo comando, potrà essere scelta solo una voce con numero d'ordine inferiore al numero di quella che si sta elaborando.</text:p>
      <text:list xml:id="list215532403503601" text:continue-list="list215532915314164" text:style-name="elenco-U">
        <text:list-item>
          <text:h text:style-name="P559" text:outline-level="3"><text:bookmark-start text:name="__RefHeading__17469_1192499583"/>Registro di Contabilità<text:bookmark-end text:name="__RefHeading__17469_1192499583"/></text:h>
        </text:list-item>
      </text:list>
      <text:p text:style-name="P73">Dopo aver compilato e stampato il Libretto delle Misure, come indicato del paragrafo relativo, il Registro di Contabilità è già pronto: è sufficiente attivare la sua visualizzazione dal pulsante:</text:p>
      <text:p text:style-name="P160"><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40">Attenzione</text:p>
            <text:p text:style-name="P40"><draw:frame draw:style-name="fr10" draw:name="immagini27" text:anchor-type="as-char" svg:y="-0.669cm" svg:width="1.094cm" svg:height="1.011cm" draw:z-index="142"><draw:image xlink:href="Pictures/10000201000000500000004A5C57FE847CB22350.png" xlink:type="simple" xlink:show="embed" xlink:actuate="onLoad" loext:mime-type="image/png"/></draw:frame></text:p>
          </table:table-cell>
          <table:table-cell table:style-name="Tabella24.B1" office:value-type="string">
            <text:p text:style-name="P73">Essendo una procedura in fase sperimentale, particolare attenzione va dedicata al controllo della colonna di richiamo della pagina del Libretto nella quale è stato annotato ogni articolo di elenco corrispondente.</text:p>
          </table:table-cell>
        </table:table-row>
      </table:table>
      <text:p text:style-name="P162">Essendo il Registro di Contabilità un derivato del Libretto delle Misure ne conserva anche le modalità di gestione. Ci sono perciò due possibilità:</text:p>
      <text:h text:style-name="P593" text:outline-level="4"><text:bookmark-start text:name="__RefHeading__17471_1192499583"/>Libretto delle misure elettronico<text:bookmark-end text:name="__RefHeading__17471_1192499583"/></text:h>
      <text:p text:style-name="P160"><text:span text:style-name="T494">In questo caso il </text:span><text:span text:style-name="fogli"><text:span text:style-name="T494">Libretto</text:span></text:span><text:span text:style-name="T494"> è stato annotato direttamente</text:span><text:span text:style-name="T495"> sulla tabella di </text:span><text:span text:style-name="fogli"><text:span text:style-name="T496">CONTABILITA</text:span></text:span><text:span text:style-name="T494"> di </text:span><text:span text:style-name="T381">LeenO</text:span><text:span text:style-name="T494">. Pertanto il Registro è già pronto</text:span><text:span text:style-name="T494"><text:note text:id="ftn75" text:note-class="footnote"><text:note-citation>75</text:note-citation><text:note-body><text:p text:style-name="P54">Attenzione! Si potrebbe erroneamente pensare che la tenuta elettronica del libretto sia più facile e più breve. Ma è solo un'impressione.</text:p></text:note-body></text:note></text:span><text:span text:style-name="T494">.</text:span></text:p>
      <text:p text:style-name="P160"><text:span text:style-name="T494">Attivando </text:span><text:span text:style-name="menu"><text:span text:style-name="T494">VISTE&gt;Scenario base per il Registro di Contabilità</text:span></text:span><text:span text:style-name="T494"> avremo anche le comparazioni con le quantità a </text:span><text:span text:style-name="fogli"><text:span text:style-name="T494">COMPUTO</text:span></text:span><text:span text:style-name="T494">.</text:span></text:p>
      <text:h text:style-name="P593" text:outline-level="4"><text:bookmark-start text:name="__RefHeading__17473_1192499583"/>Libretto delle misure compilato a mano (su carta)<text:bookmark-end text:name="__RefHeading__17473_1192499583"/></text:h>
      <text:p text:style-name="P162">La compilazione dei libretti delle misure deve essere effettuata sulla base dei rilevati nel brogliaccio di cantiere.</text:p>
      <text:p text:style-name="P160"><text:span text:style-name="T494">Sul foglio </text:span><text:span text:style-name="fogli"><text:span text:style-name="T494">CONTABILITA</text:span></text:span><text:span text:style-name="T494"> attiviamo lo schema di visualizzazione del “</text:span><text:span text:style-name="fogli"><text:span text:style-name="T494">Registro di Contabilità</text:span></text:span><text:span text:style-name="T494">” dove </text:span><text:soft-page-break/><text:span text:style-name="T494">andremo a inserire le misure annotate </text:span><text:span text:style-name="T495">nel brogliaccio</text:span><text:span text:style-name="T494"> </text:span><text:span text:style-name="T494"><text:note text:id="ftn76" text:note-class="footnote"><text:note-citation>76</text:note-citation><text:note-body><text:p text:style-name="P54">Macchiato di caffè e un po' sbavato dalla pioggia ma controfirmato dall'appaltatore.</text:p></text:note-body></text:note></text:span><text:span text:style-name="T494">.</text:span></text:p>
      <text:p text:style-name="P160"><text:span text:style-name="T494">Supponendo che la modalità di tenuta del </text:span><text:span text:style-name="fogli"><text:span text:style-name="T494">Libretto delle Misure</text:span></text:span><text:span text:style-name="T494"> sia già correttamente impostata:</text:span></text:p>
      <text:list xml:id="list1610150900" text:style-name="L54">
        <text:list-item>
          <text:p text:style-name="P534"><text:span text:style-name="T494">Pulsante </text:span><text:span text:style-name="menu"><text:span text:style-name="T494">VISTE&gt;Scenario Base per Registro di Contabilità</text:span></text:span><text:span text:style-name="T494">.</text:span></text:p>
        </text:list-item>
        <text:list-item>
          <text:p text:style-name="P534"><text:span text:style-name="T494">Per trasferire/copiare le misure dal </text:span><text:span text:style-name="T497">“brogliaccio”</text:span><text:span text:style-name="T494"> al </text:span><text:span text:style-name="fogli"><text:span text:style-name="T494">Registro</text:span></text:span><text:span text:style-name="T494"> occorre prima andare a cercare la voce sul </text:span><text:span text:style-name="fogli"><text:span text:style-name="T494">COMPUTO</text:span></text:span><text:span text:style-name="T494">, e </text:span><text:span text:style-name="T381">LeenO</text:span><text:span text:style-name="T494"> ci aiuta mediante il </text:span><text:span text:style-name="menu"><text:span text:style-name="T499">Pesca...</text:span></text:span><text:span text:style-name="T494">:</text:span></text:p>
        </text:list-item>
        <text:list-item>
          <text:p text:style-name="P534"><text:span text:style-name="T494">dalla </text:span><text:span text:style-name="fogli"><text:span text:style-name="T494">CONTABILITA</text:span></text:span><text:span text:style-name="T494">, nella riga interessata, esegu</text:span><text:span text:style-name="T2">i </text:span><text:a xlink:type="simple" xlink:href="#Pesca" text:style-name="Internet_20_link" text:visited-style-name="Visited_20_Internet_20_Link"><text:span text:style-name="menu"><text:span text:style-name="T2">Pesca...</text:span></text:span></text:a><text:span text:style-name="menu"><text:span text:style-name="T494"> </text:span></text:span><text:span text:style-name="T2">che</text:span><text:span text:style-name="T494"> ti porta sulla tab </text:span><text:span text:style-name="fogli"><text:span text:style-name="T494">COMPUTO</text:span></text:span><text:span text:style-name="T494">,</text:span></text:p>
        </text:list-item>
        <text:list-item>
          <text:p text:style-name="P534"><text:span text:style-name="T494">nella tab </text:span><text:span text:style-name="fogli"><text:span text:style-name="T494">COMPUTO</text:span></text:span><text:span text:style-name="T494"> cerchi</text:span><text:span text:style-name="T494"><text:note text:id="ftn77" text:note-class="footnote"><text:note-citation>77</text:note-citation><text:note-body><text:p text:style-name="P54">In quel momento non sei realmente 'dentro' una macro... e per la ricerca puoi usare tutti gli espedienti messi a disposizione da AOO e da <text:span text:style-name="T378">LeenO</text:span>.</text:p></text:note-body></text:note></text:span><text:span text:style-name="T494"> la voce di computo relativa alla misurazione da riportare nel </text:span><text:span text:style-name="fogli"><text:span text:style-name="T494">Registro</text:span></text:span></text:p>
        </text:list-item>
      </text:list>
      <text:list xml:id="list3079245596" text:style-name="L55">
        <text:list-item>
          <text:p text:style-name="P535"><text:span text:style-name="T494">selezioni una cella qualsiasi della voce trovata e riesegui </text:span><text:span text:style-name="menu"><text:span text:style-name="T499">Pesca...</text:span></text:span><text:span text:style-name="T494">: i dati necessari verranno copiati sulla tab </text:span><text:span text:style-name="fogli"><text:span text:style-name="T494">CONTABILITA</text:span></text:span><text:span text:style-name="T494">.</text:span></text:p>
        </text:list-item>
        <text:list-item>
          <text:p text:style-name="P536">ti rimane solo da compilare/correggere le quantità (e/o compilare o controllare la data e gli estremi del libretto)<text:note text:id="ftn78" text:note-class="footnote"><text:note-citation>78</text:note-citation><text:note-body><text:p text:style-name="Footnote"><text:span text:style-name="T2">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text:span text:style-name="menu"><text:span text:style-name="T2">VISTE&gt;Residui diff. On/off</text:span></text:span><text:span text:style-name="T2"> dove le quantità in eccesso (negative vengono visualizzate con le cifre in rosso.</text:span></text:p><text:p text:style-name="P29"><text:tab/>La col 'Quantità da computo' può essere o meno visualizzata. (La stessa cosa succede per la colonna degli 'importi da Computo')</text:p></text:note-body></text:note></text:p>
        </text:list-item>
        <text:list-item>
          <text:p text:style-name="P473">infine compilare o controllare la data e gli estremi del libretto<text:note text:id="ftn79" text:note-class="footnote"><text:note-citation>79</text:note-citation><text:note-body><text:p text:style-name="P54">Data ed estremi del libretto vengono copiati dalla voce precedente... quindi vanno solo scritti la prima volta... e le volte successive solo controllati ed eventualmente modificati.</text:p></text:note-body></text:note>.</text:p>
        </text:list-item>
      </text:list>
      <text:p text:style-name="P73">Le operazioni sopra vanno ripetute per ogni lavorazione misurata e/o già annotata sul Libretto delle misure cartaceo!</text:p>
      <text:p text:style-name="P160"><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4181211199" text:style-name="L56">
        <text:list-item>
          <text:p text:style-name="P474">Figure e annotazioni del Computo,</text:p>
        </text:list-item>
        <text:list-item>
          <text:p text:style-name="P474">Residui/Differenze.</text:p>
        </text:list-item>
        <text:list-item>
          <text:p text:style-name="P474">Annotazioni varie...</text:p>
        </text:list-item>
      </text:list>
      <text:p text:style-name="P160"><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text:span></text:p>
      <text:list xml:id="list215533312430513" text:continue-list="list215532403503601" text:style-name="elenco-U">
        <text:list-item>
          <text:h text:style-name="P559" text:outline-level="3"><text:bookmark-start text:name="__RefHeading__15382_1830426232"/>I SAL (Stati di Avanzamento Lavori)<text:bookmark-end text:name="__RefHeading__15382_1830426232"/></text:h>
        </text:list-item>
      </text:list>
      <text:p text:style-name="P160"><text:span text:style-name="T2">Stiamo operando in </text:span><text:span text:style-name="T24">Contabilità Avanzata </text:span><text:span text:style-name="T2">e per chiudere un SAL a norma di Regolamento</text:span><text:span text:style-name="T2"><text:note text:id="ftn80" text:note-class="footnote"><text:note-citation>80</text:note-citation><text:note-body><text:p text:style-name="P54">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p>
      <text:p text:style-name="P73">Dopo aver debitamente compilato il Libretto delle Misure e generato il Registro di Contabilità, la cosa da fare è “Chiudere un SAL”. Ovvero informare <text:span text:style-name="T335">LeenO</text:span> che si intende emettere un Stato di Avanzamento dei Lavori in un preciso momento (cioè in corrispondenza di una determinata voce/annotazione del Registro).</text:p>
      <text:p text:style-name="P160"><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81" text:note-class="footnote"><text:note-citation>81</text:note-citation><text:note-body><text:p text:style-name="P54">l pulsante equivalente sul foglio è stato eliminato a partire dal template 150.</text:p></text:note-body></text:note></text:span><text:span text:style-name="T2">.</text:span></text:p>
      <text:p text:style-name="P160"><text:span text:style-name="T336">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ext:soft-page-break/>
        <table:table-row>
          <table:table-cell table:style-name="Tabella31.A1" office:value-type="string">
            <text:p text:style-name="P40">Attenzione</text:p>
            <text:p text:style-name="P40"><draw:frame draw:style-name="fr10" draw:name="immagini29" text:anchor-type="as-char" svg:y="-0.669cm" svg:width="1.094cm" svg:height="1.011cm" draw:z-index="143"><draw:image xlink:href="Pictures/10000201000000500000004A5C57FE847CB22350.png" xlink:type="simple" xlink:show="embed" xlink:actuate="onLoad" loext:mime-type="image/png"/></draw:frame></text:p>
          </table:table-cell>
          <table:table-cell table:style-name="Tabella31.B1" office:value-type="string">
            <text:p text:style-name="P73">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82" text:note-class="footnote"><text:note-citation>82</text:note-citation><text:note-body><text:p text:style-name="P54">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73">Se non vedete la riga di chiusura SAL è perché NON avete attivato lo scenario relativo ai SAL<text:note text:id="ftn83" text:note-class="footnote"><text:note-citation>83</text:note-citation><text:note-body><text:p text:style-name="P54">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160"><text:span text:style-name="menu"><text:span text:style-name="T2">VISTE&gt;Visualizza le chiusure S.A.L. (qui su questa tabella)</text:span></text:span><text:span text:style-name="T2"><text:note text:id="ftn84" text:note-class="footnote"><text:note-citation>84</text:note-citation><text:note-body><text:p text:style-name="P54">Nel caso si voglia avere un'idea sintetica dei SAL già chiusi, ovvero visualizzare solo le righe di chiusura SAL si può agire mettendo in struttura il foglio e poi Cliccando sul livello 1 della struttura.</text:p></text:note-body></text:note></text:span></text:p>
      <text:p text:style-name="P160"><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160"><text:span text:style-name="T2">Ovviamente più colonne vediamo e più la situazione è chiara, allo scopo di effettuare comparazioni o visualizzare ulteriori informazioni sul reale avanzamento del cantiere </text:span><text:span text:style-name="T2"><text:note text:id="ftn85" text:note-class="footnote"><text:note-citation>85</text:note-citation><text:note-body><text:p text:style-name="P54">Cioè tutte le comparazioni tra progetto e realizzato, la verifica del cronoprogramma mediante l'importo manodopera. Etc.</text:p></text:note-body></text:note></text:span><text:span text:style-name="T2"><text:s/>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160"><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86" text:note-class="footnote"><text:note-citation>86</text:note-citation><text:note-body><text:p text:style-name="P54">ll numero di copie necessarie per un SAL risulta alla fine decisamente minore rispetto alle copie di progetto e può essere valutata l'opzione di stampa in A3.</text:p></text:note-body></text:note></text:span><text:span text:style-name="T2">.</text:span></text:p>
      <text:p text:style-name="P160"><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160"><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73">Come è già stato detto sopra, basterà nascondere/visualizzare le colonne giuste, nascondere/visualizzare le righe opportune in modalità struttura.</text:p>
      <text:p text:style-name="P160"><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1504101108" text:style-name="L57">
        <text:list-item>
          <text:p text:style-name="P537"><text:span text:style-name="menu"><text:span text:style-name="T2">VISTE&gt;Quantità da Computo ON/OFF</text:span></text:span></text:p>
        </text:list-item>
        <text:list-item>
          <text:p text:style-name="P537"><text:span text:style-name="menu"><text:span text:style-name="T2">VISTE&gt;Importi da Computo ON/OFF</text:span></text:span></text:p>
        </text:list-item>
        <text:list-item>
          <text:p text:style-name="P537"><text:span text:style-name="menu"><text:span text:style-name="T2">VISTE&gt;Dettagli delle Quantità ON/OFF</text:span></text:span></text:p>
        </text:list-item>
        <text:list-item>
          <text:p text:style-name="P537"><text:span text:style-name="menu"><text:span text:style-name="T2">VISTE&gt;Gestione della manodopera ON/OFF</text:span></text:span></text:p>
        </text:list-item>
        <text:list-item>
          <text:p text:style-name="P537"><text:span text:style-name="menu"><text:span text:style-name="T2">VISTE&gt;Sicurezza ON/OFF</text:span></text:span></text:p>
        </text:list-item>
        <text:list-item>
          <text:p text:style-name="P537"><text:span text:style-name="T2">eventualmente </text:span><text:span text:style-name="menu"><text:span text:style-name="T2">VISTE&gt;Metti in struttura (e poi nascondi le righe di dettaglio)</text:span></text:span></text:p>
        </text:list-item>
      </text:list>
      <text:p text:style-name="P160"><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 ma prima è necessario controllare che le formule di somma scritte negli spazi bianchi delle righe si SAL stiano realmente prelevando tutte le righe</text:span><text:span text:style-name="T2"><text:note text:id="ftn87" text:note-class="footnote"><text:note-citation>87</text:note-citation><text:note-body><text:p text:style-name="P54">Non dovrebbe, ma può succedere che si voglia inserire una voce in mezzo ad altre già “annotate” e con il SAL già chiuso. Questo a volte mette in difficoltà le formule di Somma del SAL che vanno fuori puntamento.</text:p></text:note-body></text:note></text:span></text:p>
      <text:p text:style-name="P73">Per ovviare al problema in modo veloce ed efficace:</text:p>
      <text:list xml:id="list2789456202" text:style-name="L58">
        <text:list-item>
          <text:p text:style-name="P475">eliminare le 3 righe del SAL</text:p>
        </text:list-item>
        <text:list-item>
          <text:p text:style-name="P538"><text:span text:style-name="T2">ridare </text:span><text:span text:style-name="menu"><text:span text:style-name="T2">VISTE&gt;Chiudi un SAL</text:span></text:span></text:p>
        </text:list-item>
      </text:list>
      <text:p text:style-name="P160"><text:soft-page-break/><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215533778609567" text:continue-list="list215533312430513" text:style-name="elenco-U">
        <text:list-item>
          <text:h text:style-name="P559" text:outline-level="3"><text:bookmark-start text:name="__RefHeading__8851_1217806306"/>SOMMARIO DEL REGISTRO DI CONTABILITA'<text:bookmark-end text:name="__RefHeading__8851_1217806306"/></text:h>
        </text:list-item>
      </text:list>
      <text:p text:style-name="P73">Recita il Regolamento (art.167):</text:p>
      <text:p text:style-name="P76">Ciascuna partita è riportata in apposito sommario e classificata, secondo il rispettivo articolo di elenco e di perizia.</text:p>
      <text:p text:style-name="P76">“...”</text:p>
      <text:p text:style-name="P76">Il sommario indica, in occasione di ogni stato d'avanzamento, la quantità di ogni lavorazione eseguita, e i relativi importi, in modo da consentire una verifica della rispondenza all'ammontare dell'avanzamento risultante dal registro di contabilità.</text:p>
      <text:p text:style-name="P160"><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160"><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73">Si consiglia di agire nel seguente modo:</text:p>
      <text:list xml:id="list4086704428" text:style-name="L59">
        <text:list-item>
          <text:p text:style-name="P539"><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476">selezionare una qualsiasi cella compresa nell'intervallo del SAL (già chiuso) di cui si vuole creare/aggiornare il Sommario</text:p>
        </text:list-item>
        <text:list-item>
          <text:p text:style-name="P539"><text:span text:style-name="menu"><text:span text:style-name="T2">VISTE&gt;Aggiorna Sommario (nel Computo)</text:span></text:span></text:p>
        </text:list-item>
      </text:list>
      <text:p text:style-name="P160"><text:span text:style-name="T352">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160"><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40">Note</text:p>
          </table:table-cell>
          <table:table-cell table:style-name="Tabella32.B1" office:value-type="string">
            <text:p text:style-name="P259">Questi dati rimangono dinamici solo fino alla chiusura del SAL successivo, quando verranno invece consolidati<text:note text:id="ftn88" text:note-class="footnote"><text:note-citation>88</text:note-citation><text:note-body><text:p text:style-name="P54">In realtà i dati vengono “consolidati (eliminando le formule di <text:span text:style-name="T389">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89" text:note-class="footnote"><text:note-citation>89</text:note-citation><text:note-body><text:p text:style-name="P54">La parola aggiornamento potrebbe indurre in errore... perché se noi premiamo il pulsante “visualizza un Sommario sul Computo”, se non abbiamo mai “aggiornato/generato” quel sommario, non troveremo nessun numero attendibile annotato</text:p><text:p text:style-name="P54"/></text:note-body></text:note>.</text:p>
          </table:table-cell>
        </table:table-row>
      </table:table>
      <table:table table:name="Tabella33" table:style-name="Tabella33">
        <table:table-column table:style-name="Tabella33.A"/>
        <table:table-column table:style-name="Tabella33.B"/>
        <table:table-row>
          <table:table-cell table:style-name="Tabella33.A1" office:value-type="string">
            <text:p text:style-name="P40">Note</text:p>
          </table:table-cell>
          <table:table-cell table:style-name="Tabella33.B1" office:value-type="string">
            <text:p text:style-name="P278"><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160"><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73">Nei Sommari del Registro di Contabilità manca la Sicurezza, ma a mio avviso è un dato che non serve in quelle comparazioni. Nel caso ci siano opinioni diverse in merito scrivetemi.</text:p>
      <text:p text:style-name="P73">Per avere una buona leggibilità d'insieme si può:</text:p>
      <text:list xml:id="list138036750" text:style-name="L60">
        <text:list-item>
          <text:p text:style-name="P540"><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540"><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73">Al momento appaiono TUTTE le voci di computo, anche quelle “a zero”, cioè quelle voci non ancora misurate e pagate.</text:p>
      <text:p text:style-name="P73">Non vedo problemi in senso legale... ma se un computo è poderoso sarebbe forse preferibile trovare un <text:soft-page-break/>modo agevole di omettere (nascondere) le voci non pertinenti.</text:p>
      <text:p text:style-name="P73">Per la stampa del Sommario sarà opportuno decidere cosa visualizzare e cosa nascondere, considerando che gli usi di un sommario vanno ben oltre gli aspetti burocratico-legali.</text:p>
      <text:p text:style-name="P73">Per andare in stampa si usano le solite procedure... decidendo con cura la configurazione di colonne mostrate/nascoste e il formato di pagina più adatto.</text:p>
      <text:p text:style-name="P73">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40">Note</text:p>
          </table:table-cell>
          <table:table-cell table:style-name="Tabella34.B1" office:value-type="string">
            <text:p text:style-name="P259">Queste procedure sono ancora in fase di test e potreste trovare errori o ingenuità che vi pregherei di segnalare. Sono anche graditi suggerimenti o altre considerazioni in merito.</text:p>
          </table:table-cell>
        </table:table-row>
      </table:table>
      <text:h text:style-name="P329" text:outline-level="2"/>
      <text:list xml:id="list215534212193607" text:continue-list="list215533778609567" text:style-name="elenco-U">
        <text:list-item>
          <text:h text:style-name="P582" text:outline-level="3"><text:bookmark-start text:name="__RefHeading__8027_22604932"/>CERTIFICATO DI PAGAMENTO e Quadro dei Dati Economici<text:bookmark-end text:name="__RefHeading__8027_22604932"/></text:h>
        </text:list-item>
      </text:list>
      <text:p text:style-name="P160"><text:span text:style-name="T2">All'interno di </text:span><text:span text:style-name="T336">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160"><text:span text:style-name="menu"><text:span text:style-name="T404">LeenO</text:span></text:span><text:span text:style-name="menu"><text:span text:style-name="T2">&gt;Gestione Copertine e Docs&gt;Mostra le Copertine e i Docs di Contabilità</text:span></text:span></text:p>
      <text:p text:style-name="P160"><text:span text:style-name="T2">Si tratta di un modello con nessun automatismo ma un sacco di link interni al file</text:span><text:span text:style-name="T2"><text:note text:id="ftn90" text:note-class="footnote"><text:note-citation>90</text:note-citation><text:note-body><text:p text:style-name="P54">NB <text:span text:style-name="T416">I link devono avere un riferimento assoluto al nome della tabella</text:span> (normalmente è la tab <text:span text:style-name="fogli">S2</text:span> che andrà linkata come <text:span text:style-name="T389">$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160"><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73">Le modalità sono piuttosto “libere”: si possono usare dei link oppure copiare i numeri “consolidati”, a scelta dell'utente.</text:p>
      <text:p text:style-name="P160"><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73">Se il SAL annota anche il totale sicurezza, si potrà agevolmente sottrarlo al Totale di (quel) SAL, prima di applicare lo sconto.</text:p>
      <text:p text:style-name="P160"><text:span text:style-name="T71">NB il modello per il Certificato di pagamento presente nel </text:span><text:span text:style-name="T41">file.ods</text:span><text:span text:style-name="T23"> è ampiamente personalizzabile</text:span><text:span text:style-name="T71">, e qualsiasi modello vogliate utilizzare sarà sufficiente collegare i dati con l'</text:span><text:span text:style-name="fogli"><text:span text:style-name="T2">Anagrafica Generale.</text:span></text:span></text:p>
      <text:p text:style-name="P73"/>
      <text:list xml:id="list215533239974978" text:continue-list="list215532347311553" text:style-name="Numbering_20_1">
        <text:list-item>
          <text:h text:style-name="P319" text:outline-level="1"><text:bookmark-start text:name="__RefHeading__18103_1192499583"/>PERIZIE DI VARIANTE<text:bookmark-end text:name="__RefHeading__18103_1192499583"/></text:h>
        </text:list-item>
      </text:list>
      <text:p text:style-name="P73">In <text:span text:style-name="T335">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40">Note</text:p>
          </table:table-cell>
          <table:table-cell table:style-name="Tabella35.B1" office:value-type="string">
            <text:p text:style-name="P259">NON dimenticate mai che <text:span text:style-name="T377">LeenO</text:span> aggiunge solo delle facilitazioni... ma tutte le possibilità di Calc sono presenti, attive e disponibili!</text:p>
          </table:table-cell>
        </table:table-row>
      </table:table>
      <text:p text:style-name="P160"><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160"><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73">Ciò premesso ci sono alcune casistiche che ricorrono:</text:p>
      <text:list xml:id="list215532249264337" text:continue-list="list215534212193607" text:style-name="elenco-U">
        <text:list-item>
          <text:h text:style-name="P572" text:outline-level="3"><text:bookmark-start text:name="__RefHeading__17475_1192499583"/>Nuova voce di Computo<text:bookmark-end text:name="__RefHeading__17475_1192499583"/></text:h>
        </text:list-item>
      </text:list>
      <text:p text:style-name="P160"><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56">Npxxx</text:span><text:span text:style-name="T2">) quanto occorre nei soliti modi. </text:span><text:span text:style-name="T71">La numerazione originale può essere salvaguardata aggiungendo un suffisso (es. var), oppure lasciare che il </text:span><text:span text:style-name="fogli"><text:span text:style-name="T2">COMPUTO</text:span></text:span><text:span text:style-name="T71"> si rinumeri automaticamente</text:span><text:span text:style-name="T71"><text:note text:id="ftn91" text:note-class="footnote"><text:note-citation>91</text:note-citation><text:note-body><text:p text:style-name="P54">Se la var. Generale <text:span text:style-name="colonne">S1.H328</text:span> rimane ad <text:span text:style-name="T389">1</text:span>, la numerazione originale in <text:span text:style-name="fogli">COMPUTO</text:span> non viene alterata e si possono aggiungere dei suffissi bis o tris, come preferite.</text:p></text:note-body></text:note></text:span><text:span text:style-name="T71">. Come si preferisce. Resta inteso, una volta inserita la nuova voce, che bisognerà forzare i valori della colonna </text:span><text:span text:style-name="colonne"><text:span text:style-name="T2">J</text:span></text:span><text:span text:style-name="T71"> per evitare di alterare le quantità a progetto.</text:span></text:p>
      <text:list xml:id="list215533907491184" text:continue-numbering="true" text:style-name="elenco-U">
        <text:list-item>
          <text:h text:style-name="P572" text:outline-level="3"><text:bookmark-start text:name="__RefHeading__17477_1192499583"/>Variazione di quantità delle voci esistenti.<text:bookmark-end text:name="__RefHeading__17477_1192499583"/></text:h>
        </text:list-item>
      </text:list>
      <text:p text:style-name="P160"><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92" text:note-class="footnote"><text:note-citation>92</text:note-citation><text:note-body><text:p text:style-name="OOoTextBody"><text:span text:style-name="T2">Selezionare la cella</text:span><text:span text:style-name="menu"><text:span text:style-name="T2">&gt;</text:span></text:span><text:span text:style-name="T2">Copia</text:span><text:span text:style-name="menu"><text:span text:style-name="T2">&gt;</text:span></text:span><text:span text:style-name="T2">incolla speciale</text:span><text:span text:style-name="menu"><text:span text:style-name="T2">&gt;</text:span></text:span><text:span text:style-name="T2">togliere la spunta a “formule”</text:span></text:p></text:note-body></text:note></text:span><text:span text:style-name="T2">.</text:span></text:p>
      <text:p text:style-name="P160"><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93" text:note-class="footnote"><text:note-citation>93</text:note-citation><text:note-body><text:p text:style-name="P54">Dal template “Esempio_50_<text:span text:style-name="T378">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73">Come nell'esempio seguente:</text:p>
      <text:p text:style-name="P73"><draw:frame draw:style-name="fr21" draw:name="immagini16" text:anchor-type="paragraph" svg:x="-0.072cm" svg:y="-0.146cm" svg:width="17.711cm" svg:height="9.592cm" draw:z-index="1"><draw:image xlink:href="Pictures/10000000000007800000043829827135AEE05987.png" xlink:type="simple" xlink:show="embed" xlink:actuate="onLoad" loext:mime-type="image/png"/></draw:frame><text:soft-page-break/></text:p>
      <table:table table:name="Tabella36" table:style-name="Tabella36">
        <table:table-column table:style-name="Tabella36.A"/>
        <table:table-column table:style-name="Tabella36.B"/>
        <table:table-row>
          <table:table-cell table:style-name="Tabella36.A1" office:value-type="string">
            <text:p text:style-name="P40">Note</text:p>
          </table:table-cell>
          <table:table-cell table:style-name="Tabella36.B1" office:value-type="string">
            <text:p text:style-name="P259">Queste possibilità rimangono valide solo nel caso in cui nel computo non vi siano più ricorrenze della stessa voce di elenco prezzi. In tale circostanza, per produrre un parallelo giustificativo, sarà più indicato ragionare con i sommari.</text:p>
            <text:p text:style-name="P259">Magari quest'ultima evenienza potrebbe essere automatizzata in futuri aggiornamenti di <text:span text:style-name="T377">LeenO</text:span>.</text:p>
          </table:table-cell>
        </table:table-row>
      </table:table>
      <text:list xml:id="list215532887760120" text:continue-numbering="true" text:style-name="elenco-U">
        <text:list-item>
          <text:h text:style-name="P559" text:outline-level="3"><text:bookmark-start text:name="__RefHeading__17479_1192499583"/>Voci Eliminate<text:bookmark-end text:name="__RefHeading__17479_1192499583"/></text:h>
        </text:list-item>
      </text:list>
      <text:p text:style-name="P160"><text:span text:style-name="T2">Le voci previste e non realizzate e che NON si prevede più di realizzare devono essere messe a </text:span><text:span text:style-name="T24">0</text:span><text:span text:style-name="T2"> nelle quantità di Perizia (colonna </text:span><text:span text:style-name="colonne"><text:span text:style-name="T2">K</text:span></text:span><text:span text:style-name="T2">). Ovvero digitare </text:span><text:span text:style-name="T24">0</text:span><text:span text:style-name="T2"> nella colonna </text:span><text:span text:style-name="colonne"><text:span text:style-name="T2">K</text:span></text:span><text:span text:style-name="T2"> nelle righe appropriate.</text:span></text:p>
      <text:p text:style-name="P160"><text:span text:style-name="T71">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71"><text:note text:id="ftn94" text:note-class="footnote"><text:note-citation>94</text:note-citation><text:note-body><text:p text:style-name="OOoTextBody"><text:span text:style-name="T2">La finestra dello stilista è comunque raggiungibile da menù Formato</text:span><text:span text:style-name="menu"><text:span text:style-name="T2">&gt;</text:span></text:span><text:span text:style-name="T2">Stili e Formattazione</text:span></text:p></text:note-body></text:note></text:span><text:span text:style-name="T71">) lo stile di pagina appropriato</text:span><text:span text:style-name="T71"><text:note text:id="ftn95" text:note-class="footnote"><text:note-citation>95</text:note-citation><text:note-body><text:p text:style-name="P54">Gli stili per computo e perizia sono pressoché identici, con la sola eccezione del piè di pagina sinistro che riporta “Computo Metrico Estimativo” anziché “Perizia di Variante”.</text:p></text:note-body></text:note></text:span><text:span text:style-name="T71"> (nell'esempio ne ho predisposto uno, ma potete modificarlo o crearne quanti ne volete).</text:span></text:p>
      <text:p text:style-name="P85">NB. La Perizia di variante, in genere, viene fatta in “corso d'opera”, e prima di metterci mano mi sembrerebbe opportuno chiudere un SAL, in modo da chiudere tutte le voci già “misurate” e pareggiare eventuali anticipazioni.</text:p>
      <text:p text:style-name="P85">Resta comunque è necessario:</text:p>
      <text:list xml:id="list2923744718" text:style-name="L61">
        <text:list-item>
          <text:p text:style-name="P457">Salvare il documento/file con nome appropriato (in modo che sia chiaro che quello contiene/è la Perizia di Variante)</text:p>
        </text:list-item>
        <text:list-item>
          <text:p text:style-name="P541"><text:span text:style-name="T71">Rimettere – eventualmente - a </text:span><text:span text:style-name="T41">0</text:span><text:span text:style-name="T71"> </text:span><text:span text:style-name="T2">la variabile generale </text:span><text:span text:style-name="colonne"><text:span text:style-name="T2">S1.H328</text:span></text:span><text:span text:style-name="T2"><text:note text:id="ftn96" text:note-class="footnote"><text:note-citation>96</text:note-citation><text:note-body><text:p text:style-name="P54">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477">Controllare con cura che la voce che si sta “ritoccando” <text:span text:style-name="T416">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389">quantità erroneamente calcolata</text:span>”.</text:p>
        </text:list-item>
      </text:list>
      <text:p text:style-name="P73"><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40">Tip</text:p>
          </table:table-cell>
          <table:table-cell table:style-name="Tabella38.B1" office:value-type="string">
            <text:p text:style-name="P73">LibreOffice offre la possibilità di conservare le versioni di qualsiasi documento dal menù:</text:p>
            <text:p text:style-name="P160"><text:span text:style-name="menu"><text:span text:style-name="T2">File&gt;Versioni...</text:span></text:span></text:p>
            <text:p text:style-name="P73">Da questa tab sarà possibile salvare le versioni del file su cui si sta lavorando, conservandone delle “istantanee” a step discrezionali consultabili e, di conseguenza, riutilizzabili.</text:p>
          </table:table-cell>
        </table:table-row>
      </table:table>
      <text:p text:style-name="P160"><text:span text:style-name="T2">Ora si tratta di riprendere la Contabilità. Per farlo è </text:span><text:span text:style-name="T56">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73">Non esistono al momento degli automatismi per farlo... ma questa procedura sembra adeguata:</text:p>
      <text:p text:style-name="P160"><text:span text:style-name="T2">Dopo aver conservato una versione del </text:span><text:span text:style-name="T24">file.ods, c</text:span><text:span text:style-name="T2">opiare la cella </text:span><text:span text:style-name="colonne"><text:span text:style-name="T2">J1</text:span></text:span><text:span text:style-name="T2"> su </text:span><text:span text:style-name="colonne"><text:span text:style-name="T2">K1</text:span></text:span></text:p>
      <text:list xml:id="list420060918" text:style-name="L62">
        <text:list-item>
          <text:p text:style-name="P542"><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542"><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542"><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160"><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73">Quindi si può riprendere la contabilità in modo normale!</text:p>
      <text:list xml:id="list215533559366180" text:continue-list="list215532887760120" text:style-name="elenco-U">
        <text:list-item>
          <text:h text:style-name="P559" text:outline-level="3"><text:bookmark-start text:name="__RefHeading__17481_1192499583"/>Nuovi Prezzi<text:bookmark-end text:name="__RefHeading__17481_1192499583"/></text:h>
        </text:list-item>
      </text:list>
      <text:p text:style-name="P73">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249" text:outline-level="3"><text:bookmark-start text:name="__RefHeading__17483_1192499583"/>Soluzione burocratica<text:bookmark-end text:name="__RefHeading__17483_1192499583"/></text:h>
      <text:p text:style-name="P160"><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73">Poi si deve creare un nuova Voce di Computo, posizionata immediatamente sotto quella “analoga” (forse già pagata in parte) e con una lettera di suffisso al numero (esempio alla n. 10 si “affianca la n 10b<text:note text:id="ftn97" text:note-class="footnote"><text:note-citation>97</text:note-citation><text:note-body><text:p text:style-name="P54">Ricordo che la rinumerazione automatica del <text:span text:style-name="fogli">COMPUTO</text:span> viene disattivata quando si abilita La Contabilità lavori.</text:p></text:note-body></text:note>). In questo modo si ha la comparazione immediata fra il previsto e lo speso.</text:p>
      <text:p text:style-name="P73">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73">Certamente è quanto di meglio possa desiderare un RUP.</text:p>
      <text:h text:style-name="P248" text:outline-level="3"><text:bookmark-start text:name="__RefHeading__17485_1192499583"/>Soluzione semplificata<text:bookmark-end text:name="__RefHeading__17485_1192499583"/></text:h>
      <text:p text:style-name="P73">Quando i Computi sono approssimativi e incompleti e lo stesso Elenco Prezzi è carente rispetto alle esigenze dei lavori, i Nuovi Prezzi diventano elenchi chilometrici e sorge l'esigenza di avere sotto controllo l'ammontare dei costi in tempo reale.</text:p>
      <text:p text:style-name="P73">E' stata messa a punto una modalità che prevede l'inserimento diretto in Contabilità dei Nuovi Prezzi:</text:p>
      <text:list xml:id="list1788476238" text:style-name="L63">
        <text:list-item>
          <text:p text:style-name="P478">Le opere previste a Computo e realizzate vengono regolarmente registrate in Contabilità (fin qui <text:soft-page-break/>tutto normale).</text:p>
        </text:list-item>
        <text:list-item>
          <text:p text:style-name="P543"><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543"><text:span text:style-name="T2">Poi da </text:span><text:span text:style-name="fogli"><text:span text:style-name="T2">CONTABILITA</text:span></text:span><text:span text:style-name="T2"> si crea una “Nuova voce”</text:span><text:span text:style-name="T2"><text:note text:id="ftn98" text:note-class="footnote"><text:note-citation>98</text:note-citation><text:note-body><text:p text:style-name="P54">“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478">Infine si completano i dettagli di misura e le altre annotazioni del caso.</text:p>
        </text:list-item>
      </text:list>
      <text:p text:style-name="P160"><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40">Note</text:p>
          </table:table-cell>
          <table:table-cell table:style-name="Tabella39.B1" office:value-type="string">
            <text:p text:style-name="P259">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160"><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2032559859" text:style-name="L64">
        <text:list-item>
          <text:p text:style-name="P544"><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73">la descrizione è colorata di arancio.</text:p>
      <text:p text:style-name="P31"><draw:frame draw:style-name="fr22" draw:name="immagini10" text:anchor-type="paragraph" svg:x="0cm" svg:y="0.049cm" svg:width="17.196cm" svg:height="6.839cm" draw:z-index="2"><draw:image xlink:href="Pictures/100000000000043900000192B8EAC7659ED9B2C4.png" xlink:type="simple" xlink:show="embed" xlink:actuate="onLoad" loext:mime-type="image/png"/></draw:frame></text:p>
      <table:table table:name="Tabella40" table:style-name="Tabella40">
        <table:table-column table:style-name="Tabella40.A"/>
        <table:table-column table:style-name="Tabella40.B"/>
        <table:table-row>
          <table:table-cell table:style-name="Tabella40.A1" office:value-type="string">
            <text:p text:style-name="P40">Note</text:p>
          </table:table-cell>
          <table:table-cell table:style-name="Tabella40.B1" office:value-type="string">
            <text:p text:style-name="P259">Mi sembra opportuna una breve nota sul comportamento delle azioni contestuali su quella tipologia di voce (probabilmente non sufficientemente intuitive):</text:p>
            <text:list xml:id="list170897698" text:style-name="L65">
              <text:list-item>
                <text:p text:style-name="P327"><text:span text:style-name="T2">Se si agisce il “pesca...”, stando su una cella di descrizione, si viene portati su </text:span><text:span text:style-name="fogli"><text:span text:style-name="T2">Elenco Prezzi</text:span></text:span><text:span text:style-name="T2"> per scegliere un </text:span><text:span text:style-name="T24">Nuovo Prezzo.</text:span></text:p>
              </text:list-item>
              <text:list-item>
                <text:p text:style-name="P327"><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215533197662858" text:continue-list="list215533559366180" text:style-name="elenco-U">
        <text:list-item>
          <text:h text:style-name="P559" text:outline-level="3"><text:bookmark-start text:name="__RefHeading__7535_1364689504"/>Considerazioni finali per la stampa dei documenti contabili<text:bookmark-end text:name="__RefHeading__7535_1364689504"/></text:h>
        </text:list-item>
      </text:list>
      <text:p text:style-name="P73">Grazie ad alcune innovazioni, il tabù relativo alla manipolazione diretta della tabella da stampare è venuto meno e, volendo, si può agire direttamente sulla tabella senza massacrare il suo aspetto.</text:p>
      <text:p text:style-name="P73">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160"><text:span text:style-name="T2">Fortunatamente anche il tabù dell'esecuzione di </text:span><text:span text:style-name="T24">codice basic</text:span><text:span text:style-name="T2"> quando si è in </text:span><text:span text:style-name="menu"><text:span text:style-name="T2">Anteprima di stampa</text:span></text:span><text:span text:style-name="T2"> è stato </text:span><text:soft-page-break/><text:span text:style-name="T2">aggirato, e il numero di click necessari per produrre un documento PDF è drasticamente calato.</text:span></text:p>
      <text:p text:style-name="P73">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73">Inoltre, nel caso si voglia tenere il Libretto nel <text:span text:style-name="T389">file.ods</text:span>, si va incontro a particolari complicazioni per la semplice ragione che i numeri di pagina del libretto (che <text:span text:style-name="T416">devono</text:span> apparire sul registro) possono modificarsi per un nonnulla.40</text:p>
      <text:list xml:id="list215532343130447" text:continue-list="list215533239974978" text:style-name="Numbering_20_1">
        <text:list-item>
          <text:h text:style-name="P319" text:outline-level="1"><text:bookmark-start text:name="__RefHeading__7537_1364689504"/>CRONOPROGRAMMA<text:bookmark-end text:name="__RefHeading__7537_1364689504"/></text:h>
        </text:list-item>
      </text:list>
      <text:p text:style-name="P73">C'era. Niente di sofisticato<text:note text:id="ftn99" text:note-class="footnote"><text:note-citation>99</text:note-citation><text:note-body><text:p text:style-name="Footnote"><text:span text:style-name="T64">Ci sono ottimi programmi free (e non) per diverse piattaforme capaci di soddisfare le esigenze - anche complesse - di un cronoprogramma. In particolare segnalo Pianif_AOO, di Guido Moretto - </text:span><text:a xlink:type="simple" xlink:href="http://www.webalice.it/guido.moretto/index2007.html" text:style-name="Internet_20_link" text:visited-style-name="Visited_20_Internet_20_Link"><text:span text:style-name="T2">http://www.webalice.it/guido.moretto/index2007.html</text:span></text:a></text:p></text:note-body></text:note>: si trattava di una banale tabella di calcolo che aiutava a “vedere” graficamente la tempistica delle varie fasi. Ma andava compilato a mano e non era collegato ai dati del Computo.</text:p>
      <text:p text:style-name="P73">Al momento l'ho tolto dal <text:span text:style-name="T389">file.ods</text:span>.</text:p>
      <text:p text:style-name="P73">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73">Ancora utilizzando l'importo manodopera, durante la contabilità si potrebbero controllare le tempistiche... insomma, bisogna rifletterci.... ed i suggerimenti sono benvenuti!</text:p>
      <text:p text:style-name="P73"/>
      <text:list xml:id="list215532474974871" text:continue-numbering="true" text:style-name="Numbering_20_1">
        <text:list-item>
          <text:h text:style-name="P319" text:outline-level="1"><text:bookmark-start text:name="__RefHeading__18105_1192499583"/>DA FARE<text:bookmark-end text:name="__RefHeading__18105_1192499583"/></text:h>
        </text:list-item>
      </text:list>
      <text:list xml:id="list1465182332" text:style-name="L66">
        <text:list-item>
          <text:p text:style-name="P479">Ridurre il più possibile i pulsanti sul foglio sostituendoli con delle dialog e/o contestualizzando i comandi da toolbars da menù (è praticamente realizzato ed è visibile sui template con numero superio al 157).</text:p>
        </text:list-item>
        <text:list-item>
          <text:p text:style-name="P479">Un set di icone pratico e personalizzato (fatto ma migliorabile).</text:p>
        </text:list-item>
        <text:list-item>
          <text:p text:style-name="P479">Riorganizzare meglio la grafica dei fogli operando sugli stili (in progress ma migliorabile).</text:p>
        </text:list-item>
        <text:list-item>
          <text:p text:style-name="P479">Si sta valutando l'opportunità di esportare un computo in formato testo (CSV).</text:p>
        </text:list-item>
        <text:list-item>
          <text:p text:style-name="P479">Un più efficace detentore di errori con identificativo dell'errore! (è in test... ma non evolve...).</text:p>
        </text:list-item>
        <text:list-item>
          <text:p text:style-name="P479">Qualche protezione in più da manipolazioni poco attente (più ne aggiungo e più ne servono... e poi come dice Paolo Mantovani: “Mai fidarsi dell'utente...”)</text:p>
        </text:list-item>
        <text:list-item>
          <text:p text:style-name="P545"><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00" text:note-class="footnote"><text:note-citation>100</text:note-citation><text:note-body><text:p text:style-name="P54">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389">file.ods</text:span> di <text:span text:style-name="T378">LeenO</text:span>) forse sarebbe ancora meglio... Soprattutto nel caso di uno studio strutturato dove diverse persone si trovano ad usufruire e/o aggiornare quella tabella.</text:p></text:note-body></text:note></text:span><text:span text:style-name="T2">.</text:span></text:p>
        </text:list-item>
        <text:list-item>
          <text:p text:style-name="P479">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479">Crono programma semiautomatico.</text:p>
        </text:list-item>
        <text:list-item>
          <text:p text:style-name="P462">Ottimizzare – in generale - il codice.</text:p>
        </text:list-item>
        <text:list-item>
          <text:p text:style-name="P479">Circa la Contabilità di cantiere: un filtro che nasconda le voci “non misurate”(?).</text:p>
        </text:list-item>
      </text:list>
      <text:p text:style-name="P73"><text:span text:style-name="T335">LeenO</text:span> but not last il debug! <text:span text:style-name="T426">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73">C'era altro... ma al momento non ricordo... ad una certa età succede:-)</text:p>
      <text:p text:style-name="P73">E in ogni caso tutto è sempre migliorabile...:-)</text:p>
      <text:p text:style-name="P73">Colgo l'occasione per ingraziare tutti coloro che hanno osato sfidare la mia ipocondria con i loro feedback.... consentendo ad <text:span text:style-name="T335">LeenO</text:span> di migliorare...:-)</text:p>
      <text:list xml:id="list215532820490533" text:continue-list="list215532474974871" text:style-name="Numbering_20_1">
        <text:list-item>
          <text:h text:style-name="P319" text:outline-level="1"><text:bookmark-start text:name="__RefHeading__7541_1364689504"/>CONCLUSIONI<text:bookmark-end text:name="__RefHeading__7541_1364689504"/></text:h>
        </text:list-item>
      </text:list>
      <text:p text:style-name="P73">La versione 3.xx.xx di <text:span text:style-name="T335">LeenO</text:span> si è dimostrata un prodotto molto affidabile ed è usata in molti uffici per la redazione di computi metrici e la gestione della contabilità cantiere. Ma avrei ancora bisogno dei vostri feedback... di qualsiasi natura...</text:p>
      <text:p text:style-name="P73">La fase Beta di <text:span text:style-name="T335">LeenO</text:span> 4 invece sta languendo nell'indecisione di come strutturare la schermata del computo, diventata troppo larga per i normali monitor.</text:p>
      <text:p text:style-name="P73">Inoltre, ciò che a me sembra ovvio, potrebbe risultare completamente alieno ad altri (vedi le mie difficoltà con Drupal...:-)), e <text:span text:style-name="T335">LeenO</text:span> potrebbe risultare uno di quegli applicativi ostici e inusabili... (se non si è obbligati da chi ti “passa” il lavoro...:-)).</text:p>
      <text:p text:style-name="P73">E ancora qualcosa che a voi sembra ovvio, magari a me non è venuto proprio in mente, oppure non ho capito come sfruttare meglio una qualche opzione di <text:span text:style-name="T529">LO</text:span>. Pertanto vi sarò grato se vorrete segnalarmi le vostre impressioni nell'uso pratico, oltre – ovviamente - ai malfunzionamenti.</text:p>
      <text:p text:style-name="P160"><text:span text:style-name="T2">Sono altrettanto graditi gli eventuali suggerimenti, sia sulla gestione del Computo Metrico che per l'ottimizzazione del </text:span><text:span text:style-name="T24">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text:span text:style-name="T2">supporto@leeno.org</text:span></text:a></text:p>
      <text:p text:style-name="P73">Spesso mi potete trovare su freenode #OpenOffice-it e #libreoffice-it dove possiamo discuterne direttamente.</text:p>
      <text:p text:style-name="P73"/>
      <text:p text:style-name="P73">Grazie per la pazienza dimostrata nel leggere questo manuale</text:p>
      <text:p text:style-name="P73"/>
      <table:table table:name="Tabella41" table:style-name="Tabella41">
        <table:table-column table:style-name="Tabella41.A"/>
        <table:table-column table:style-name="Tabella41.B"/>
        <table:table-row>
          <table:table-cell table:style-name="Tabella41.A1" office:value-type="string">
            <text:p text:style-name="P75"/>
          </table:table-cell>
          <table:table-cell table:style-name="Tabella41.A1" office:value-type="string">
            <text:p text:style-name="P75">Bartolomeo Aimar</text:p>
          </table:table-cell>
        </table:table-row>
      </table:table>
      <text:p text:style-name="P73"/>
      <text:list xml:id="list215532920202363" text:continue-numbering="true" text:style-name="Numbering_20_1">
        <text:list-item>
          <text:h text:style-name="P319" text:outline-level="1"><text:bookmark-start text:name="__RefHeading__7543_1364689504"/>ALLEGATO 1 – Note e features<text:bookmark-end text:name="__RefHeading__7543_1364689504"/></text:h>
        </text:list-item>
      </text:list>
      <text:list xml:id="list215532593741802" text:continue-list="list215533197662858" text:style-name="elenco-U">
        <text:list-item>
          <text:h text:style-name="P562" text:outline-level="3"><text:bookmark-start text:name="__RefHeading__17487_1192499583"/>LibreOffice vs MS Office<text:bookmark-end text:name="__RefHeading__17487_1192499583"/></text:h>
        </text:list-item>
      </text:list>
      <text:p text:style-name="P76">Queste note sono state scritte molti anni fa... quando ancora usavo e conoscevo solo MS Office.</text:p>
      <text:p text:style-name="P73">Le suite LibreOffice non <text:span text:style-name="T529">è un</text:span> clon<text:span text:style-name="T529">e</text:span> di Microsoft Office!</text:p>
      <text:p text:style-name="P108">Anche se con entrambi i programmi si ottengono i medesimi risultati, spesso le cose vengono fatte in modo diverso e, nel caso siate abituati ad MS Office, posso capire che talvolta siate sconcertati e innervositi (a me succede la stessa cosa ogni volta che sono costretto ad usare Excel).</text:p>
      <text:p text:style-name="P108">Vorrei sottolineare che MS Office,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73"><text:span text:style-name="T529">LibreOffice</text:span>, invece, produce documenti in formato XML, formato aperto e documentato e oggi adottato come standard internazionale ISO.</text:p>
      <text:p text:style-name="P108">Intendo dire che i documenti generati da <text:span text:style-name="T529">LO</text:span> saranno apribili anche in futuro dalle successive versioni di <text:span text:style-name="T529">LO</text:span> e la quantità di altri programmi in grado di aprirli è destinata ad aumentare in modo esponenziale. (Questo è un bel vantaggio considerate le giornate/uomo che costa un computo...)</text:p>
      <text:list xml:id="list215532390743380" text:continue-list="list215532920202363" text:style-name="Numbering_20_1">
        <text:list-item>
          <text:h text:style-name="P319" text:outline-level="1"><text:bookmark-start text:name="__RefHeading__46725_246142066"/>ALLEGATO 2 - TABELLE di <text:span text:style-name="T408">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73">nome tabella</text:p>
            </table:table-cell>
            <table:table-cell table:style-name="Tabella2.A1" office:value-type="string">
              <text:p text:style-name="P73"/>
            </table:table-cell>
            <table:table-cell table:style-name="Tabella2.C1" office:value-type="string">
              <text:p text:style-name="P73">commenti</text:p>
            </table:table-cell>
          </table:table-row>
        </table:table-header-rows>
        <table:table-row>
          <table:table-cell table:style-name="Tabella2.A11" office:value-type="string">
            <text:p text:style-name="P246"><text:span text:style-name="fogli"><text:span text:style-name="T2">Elenco Prezzi</text:span></text:span></text:p>
          </table:table-cell>
          <table:table-cell table:style-name="Tabella2.B11" office:value-type="string">
            <text:p text:style-name="P73">indispensabile per la salvaguardia dei dati</text:p>
          </table:table-cell>
          <table:table-cell table:style-name="Tabella2.C11" office:value-type="string">
            <text:p text:style-name="P73">Altre tabelle sono linkate a questa: non cancellarla!</text:p>
          </table:table-cell>
        </table:table-row>
        <table:table-row>
          <table:table-cell table:style-name="Tabella2.A11" office:value-type="string">
            <text:p text:style-name="P246"><text:span text:style-name="fogli"><text:span text:style-name="T2">Analisi di Prezzo</text:span></text:span></text:p>
          </table:table-cell>
          <table:table-cell table:style-name="Tabella2.B11" office:value-type="string">
            <text:p text:style-name="P73">indispensabile per la salvaguardia dei dati</text:p>
          </table:table-cell>
          <table:table-cell table:style-name="Tabella2.C11" office:value-type="string">
            <text:p text:style-name="P73">Altre tabelle sono linkate a questa: non cancellarla!</text:p>
          </table:table-cell>
        </table:table-row>
        <table:table-row>
          <table:table-cell table:style-name="Tabella2.A11" office:value-type="string">
            <text:p text:style-name="P246"><text:span text:style-name="fogli"><text:span text:style-name="T2">COMPUTO</text:span></text:span></text:p>
          </table:table-cell>
          <table:table-cell table:style-name="Tabella2.B11" office:value-type="string">
            <text:p text:style-name="P73">indispensabile per la salvaguardia dei dati</text:p>
          </table:table-cell>
          <table:table-cell table:style-name="Tabella2.C11" office:value-type="string">
            <text:p text:style-name="P73">Altre tabelle sono linkate a questa: non cancellarla!</text:p>
          </table:table-cell>
        </table:table-row>
        <table:table-row>
          <table:table-cell table:style-name="Tabella2.A11" office:value-type="string">
            <text:p text:style-name="P246"><text:span text:style-name="fogli"><text:span text:style-name="T2">CONTABILITA</text:span></text:span></text:p>
          </table:table-cell>
          <table:table-cell table:style-name="Tabella2.B11" office:value-type="string">
            <text:p text:style-name="P73">indispensabile per la gestione della Contabilità di Cantiere a norma di regolamento</text:p>
          </table:table-cell>
          <table:table-cell table:style-name="Tabella2.C11" office:value-type="string">
            <text:p text:style-name="P73">Tabella indispensabile per la compilazione del Registro di Contabilità e per la contabilità in generale: meglio non cancellarla..</text:p>
          </table:table-cell>
        </table:table-row>
        <table:table-row>
          <table:table-cell table:style-name="Tabella2.A11" office:value-type="string">
            <text:p text:style-name="P246"><text:span text:style-name="fogli"><text:span text:style-name="T2">S1, S2, S3, S4, S5, M1</text:span></text:span></text:p>
          </table:table-cell>
          <table:table-cell table:style-name="Tabella2.B11" office:value-type="string">
            <text:p text:style-name="P73">indispensabili solo per l'uso delle macro di <text:span text:style-name="T335">LeenO</text:span></text:p>
          </table:table-cell>
          <table:table-cell table:style-name="Tabella2.C11" office:value-type="string">
            <text:p text:style-name="P73">Sono tabelle di servizio</text:p>
          </table:table-cell>
        </table:table-row>
        <table:table-row>
          <table:table-cell table:style-name="Tabella2.A11" office:value-type="string">
            <text:p text:style-name="P246"><text:span text:style-name="fogli"><text:span text:style-name="T2">Scorciatoie</text:span></text:span></text:p>
          </table:table-cell>
          <table:table-cell table:style-name="Tabella2.B11" office:value-type="string">
            <text:p text:style-name="P73">E' solo un promemoria, ma direi indispensabile se si ama</text:p>
            <text:p text:style-name="P73">azionare le macro in quel modo.</text:p>
          </table:table-cell>
          <table:table-cell table:style-name="Tabella2.C11" office:value-type="string">
            <text:p text:style-name="P73">E' la tabella di documentazione delle scorciatoie di tastiera.</text:p>
          </table:table-cell>
        </table:table-row>
        <table:table-row>
          <table:table-cell table:style-name="Tabella2.A11" office:value-type="string">
            <text:p text:style-name="P246"><text:span text:style-name="fogli"><text:span text:style-name="T2">copyright_licenza_</text:span></text:span><text:span text:style-name="fogli"><text:span text:style-name="T407">LeenO</text:span></text:span></text:p>
          </table:table-cell>
          <table:table-cell table:style-name="Tabella2.B11" office:value-type="string">
            <text:p text:style-name="P73">INDISPENSABILE</text:p>
          </table:table-cell>
          <table:table-cell table:style-name="Tabella2.C11" office:value-type="string">
            <text:p text:style-name="P73">Distribuire <text:span text:style-name="T335">LeenO</text:span> senza la licenza può avere conseguenze legali.</text:p>
          </table:table-cell>
        </table:table-row>
        <table:table-row>
          <table:table-cell table:style-name="Tabella2.A11" office:value-type="string">
            <text:p text:style-name="P246"><text:span text:style-name="fogli"><text:span text:style-name="T2">cP_Cop (ed altre eventuali fogli con suffisso cP_</text:span></text:span></text:p>
          </table:table-cell>
          <table:table-cell table:style-name="Tabella2.B11" office:value-type="string">
            <text:p text:style-name="P73">NON indispensabili!</text:p>
          </table:table-cell>
          <table:table-cell table:style-name="Tabella2.C11" office:value-type="string">
            <text:p text:style-name="P73">Sono le copertine del computo... le potete eliminare o aggiungere anche in un secondo momento</text:p>
          </table:table-cell>
        </table:table-row>
        <table:table-row>
          <table:table-cell table:style-name="Tabella2.A11" office:value-type="string">
            <text:p text:style-name="P246"><text:span text:style-name="fogli"><text:span text:style-name="T2">cT_Cop (ed altre fogli con suffisso cT_</text:span></text:span></text:p>
          </table:table-cell>
          <table:table-cell table:style-name="Tabella2.B11" office:value-type="string">
            <text:p text:style-name="P73">NON indispensabili!</text:p>
          </table:table-cell>
          <table:table-cell table:style-name="Tabella2.C11" office:value-type="string">
            <text:p text:style-name="P73">Sono i doc di gestione Contabilità Cantiere. e relative copertine.. le potete eliminare e/o aggiungere anche in un secondo momento</text:p>
          </table:table-cell>
        </table:table-row>
        <table:table-row>
          <table:table-cell table:style-name="Tabella2.A11" office:value-type="string">
            <text:p text:style-name="P246"><text:span text:style-name="fogli"><text:span text:style-name="T488">Quadro, Quadro Economico,</text:span></text:span></text:p>
            <text:p text:style-name="P246"><text:span text:style-name="fogli"><text:span text:style-name="T488">Quadri Incidenze Manodopera, etc</text:span></text:span></text:p>
          </table:table-cell>
          <table:table-cell table:style-name="Tabella2.B11" office:value-type="string">
            <text:p text:style-name="P73">I quadri sono un problema vostro (in quanto soggettivo).</text:p>
            <text:p text:style-name="P73">Come qualsiasi altra ulteriore tabella che riterrete opportuno aggiungere...</text:p>
          </table:table-cell>
          <table:table-cell table:style-name="Tabella2.C11" office:value-type="string">
            <text:p text:style-name="P73"/>
          </table:table-cell>
        </table:table-row>
      </table:table>
      <text:p text:style-name="P3"/>
      <text:list xml:id="list215533507631291" text:continue-numbering="true" text:style-name="Numbering_20_1">
        <text:list-item>
          <text:h text:style-name="P319" text:outline-level="1"><text:bookmark-start text:name="__RefHeading__18107_1192499583"/>FREQUENTLY ASKED QUESTIONS<text:bookmark-end text:name="__RefHeading__18107_1192499583"/></text:h>
        </text:list-item>
      </text:list>
      <text:h text:style-name="P593" text:outline-level="4"><text:bookmark-start text:name="__RefHeading__17489_1192499583"/>Dove sono i Formati di pagina<text:bookmark-end text:name="__RefHeading__17489_1192499583"/></text:h>
      <text:p text:style-name="P73">I formati di pagina (e relativi header e piè di pagina) si impostano da:</text:p>
      <text:p text:style-name="P160"><text:span text:style-name="menu"><text:span text:style-name="T2">Menù Formato&gt;Pagina...</text:span></text:span></text:p>
      <text:p text:style-name="P73">(mi sembra logico... ma non se sei abituato ad Excell probabilmente non quello che ti aspettavi...:-))</text:p>
      <text:h text:style-name="P593" text:outline-level="4"><text:bookmark-start text:name="__RefHeading__17491_1192499583"/>Cercando di cancellare il contenuto della cella vengono cancellati anche i formati<text:bookmark-end text:name="__RefHeading__17491_1192499583"/></text:h>
      <text:p text:style-name="P108">Il sistema di cancellazione di <text:span text:style-name="T529">LO</text:span> prevede la possibilità di cancellare selettivamente contenuti e formati di una cella.</text:p>
      <text:p text:style-name="P160"><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593" text:outline-level="4"><text:bookmark-start text:name="__RefHeading__17493_1192499583"/>Andare a capo in una cella<text:bookmark-end text:name="__RefHeading__17493_1192499583"/></text:h>
      <text:p text:style-name="P160"><text:span text:style-name="T2">E' indispensabile posizionarsi </text:span><text:span text:style-name="T133">dentro</text:span><text:span text:style-name="T2"> la cella (non in alto nella barra delle formule...) nel punto dove si vuole andare a capo e dare </text:span><text:span text:style-name="menu"><text:span text:style-name="T2">Ctrl+Invio</text:span></text:span><text:span text:style-name="T2">.</text:span></text:p>
      <text:h text:style-name="P593" text:outline-level="4"><text:bookmark-start text:name="__RefHeading__17495_1192499583"/>Impostare un riferimento assoluto ($)<text:bookmark-end text:name="__RefHeading__17495_1192499583"/></text:h>
      <text:p text:style-name="P160"><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593" text:outline-level="4"><text:bookmark-start text:name="__RefHeading__17497_1192499583"/>Stampare solo la tabella corrente (o la selezione)<text:bookmark-end text:name="__RefHeading__17497_1192499583"/></text:h>
      <text:p text:style-name="P108"><text:span text:style-name="T426">Bisogna impostare </text:span><text:span text:style-name="T430">LO</text:span><text:span text:style-name="T426"> in questo modo</text:span>:</text:p>
      <text:p text:style-name="P160"><text:span text:style-name="menu"><text:span text:style-name="T2">Strumenti&gt;Opzioni...&gt;</text:span></text:span><text:span text:style-name="menu"><text:span text:style-name="T154">LibreOffice</text:span></text:span><text:span text:style-name="menu"><text:span text:style-name="T2"> Calc&gt;Stampa</text:span></text:span></text:p>
      <text:p text:style-name="P73">mettere la spunta su “Stampa solo Tabelle selezionate”</text:p>
      <text:p text:style-name="P73">(Uscire SEMPRE dall'Anteprima di stampa prima di lanciare la stampa (Chiudi anteprima))</text:p>
      <text:h text:style-name="P593" text:outline-level="4"><text:bookmark-start text:name="__RefHeading__17499_1192499583"/>Vista Pagina e Numero di pagine<text:bookmark-end text:name="__RefHeading__17499_1192499583"/></text:h>
      <text:p text:style-name="P73">In modalità “Anteprima di stampa” (preview) l'informazione sul numero totale delle pagine è errata... Ma esportando in PDF (o comunque stampando) il numero di pagine risulterà poi corretto</text:p>
      <text:h text:style-name="P593" text:outline-level="4"><text:bookmark-start text:name="__RefHeading__17501_1192499583"/>Iniziali Maiuscole nelle celle<text:bookmark-end text:name="__RefHeading__17501_1192499583"/></text:h>
      <text:p text:style-name="P160"><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593" text:outline-level="4"><text:bookmark-start text:name="color1"/><text:bookmark-start text:name="__RefHeading__17503_1192499583"/><text:span text:style-name="T416">Cambiando il colore di sfondo dello stile d</text:span><text:bookmark-end text:name="color1"/><text:span text:style-name="T416">i cella il colore della cella non cambia</text:span><text:bookmark-end text:name="__RefHeading__17503_1192499583"/></text:h>
      <text:p text:style-name="P73">Se ad una cella vengono applicate delle formattazioni dirette localizzate (i.e. come attributo) come ad esempio selezionando una cella e applicando un colore di sfondo con l'icona “secchiello”, queste “coprono” le formattazioni definite nello stile di cella.</text:p>
      <text:p text:style-name="P160"><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73">Quanto sopra vele anche per le altre caratteristiche e formattazioni...</text:p>
      <text:h text:style-name="P593" text:outline-level="4"><text:bookmark-start text:name="__RefHeading__17505_1192499583"/>Voglio modificare le righe da ripetere in testa a tutte le pagine<text:bookmark-end text:name="__RefHeading__17505_1192499583"/></text:h>
      <text:list xml:id="list2140845746" text:style-name="L67">
        <text:list-item>
          <text:p text:style-name="P546"><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546"><text:span text:style-name="T2">Cliccate sul simbolo a destra nella sezione </text:span><text:span text:style-name="menu"><text:span text:style-name="T2">Riga da ripetere</text:span></text:span><text:span text:style-name="T2"> e modificate l'intervallo.</text:span></text:p>
        </text:list-item>
      </text:list>
      <text:h text:style-name="P593" text:outline-level="4"><text:bookmark-start text:name="__RefHeading__17507_1192499583"/>Andare a capo in una cella<text:bookmark-end text:name="__RefHeading__17507_1192499583"/></text:h>
      <text:p text:style-name="P160"><text:span text:style-name="menu"><text:span text:style-name="T2">Ctrl+Maiusc+Invio</text:span></text:span><text:span text:style-name="T2"> da eseguire posizionati nel testo della cella (non sulla riga di editazione in alto).</text:span></text:p>
      <text:p text:style-name="P73">(doppio click sulla cella, portarsi sul punto dove si vuole l'interruzione, <text:span text:style-name="menu">Ctrl+Maiusc+Invio</text:span>)</text:p>
      <text:p text:style-name="P160"><text:bookmark-start text:name="__RefHeading__17509_1192499583"/><text:span text:style-name="T2">Copia</text:span><text:span text:style-name="menu"><text:span text:style-name="T2">&gt;</text:span></text:span><text:span text:style-name="T2">Inserisci celle Copiate</text:span><text:bookmark-end text:name="__RefHeading__17509_1192499583"/></text:p>
      <text:p text:style-name="P73">Questa è una funzione che in Excel è molto usata.</text:p>
      <text:p text:style-name="P73">Per fare la stessa cosa in AOO:</text:p>
      <text:p text:style-name="P160"><text:span text:style-name="T2">Seleziona una o più righe, posizionati sull'indice di riga di destinazione e col destro del mouse </text:span><text:span text:style-name="menu"><text:span text:style-name="T2">Incolla </text:span></text:span><text:soft-page-break/><text:span text:style-name="menu"><text:span text:style-name="T2">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40">Attenzione</text:p>
            <text:p text:style-name="P40"><draw:frame draw:style-name="fr10" draw:name="immagini11" text:anchor-type="as-char" svg:y="-0.669cm" svg:width="1.094cm" svg:height="1.011cm" draw:z-index="144"><draw:image xlink:href="Pictures/10000201000000500000004A5C57FE847CB22350.png" xlink:type="simple" xlink:show="embed" xlink:actuate="onLoad" loext:mime-type="image/png"/></draw:frame></text:p>
          </table:table-cell>
          <table:table-cell table:style-name="Tabella43.B1" office:value-type="string">
            <text:p text:style-name="P73">Le possibilità di manovra in AOO sono maggiori che in Excel, e per questo sono maggiori anche le possibilità di incasinare la situazione. In <text:span text:style-name="T335">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40">Tip</text:p>
          </table:table-cell>
          <table:table-cell table:style-name="Tabella42.B1" office:value-type="string">
            <text:p text:style-name="P73">Se questo ti confonde usa i comandi di <text:span text:style-name="T335">LeenO</text:span> (che funzionano in qualsiasi documento Calc):</text:p>
            <text:p text:style-name="P160"><text:span text:style-name="menu"><text:span text:style-name="T2">CTRL+Maiusc+C</text:span></text:span><text:span text:style-name="T2"> copia un range di righe in nuova posizione (inserendo le righe necessarie).</text:span></text:p>
            <text:p text:style-name="P160"><text:span text:style-name="menu"><text:span text:style-name="T2">CTRL+Maiusc+X</text:span></text:span><text:span text:style-name="T2"> sposta un range di righe in nuova posizione (inserendo le righe necessarie).</text:span></text:p>
            <text:p text:style-name="P73">N.B.: Usando queste macro non è necessario selezionare le righe intere (indici di riga), ma è sufficiente selezionare verticalmente una o più celle contigue... al resto ci pensa <text:span text:style-name="T335">LeenO</text:span>!</text:p>
            <text:p text:style-name="P160"><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593" text:outline-level="4"><text:bookmark-start text:name="__RefHeading__17511_1192499583"/>E' necessario eseguire la Procedura di Controllo in apertura?<text:bookmark-end text:name="__RefHeading__17511_1192499583"/></text:h>
      <text:p text:style-name="P160"><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160"><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73">Se ancora non ne se ne viene a capo: chiudere il <text:span text:style-name="T389">file.ods</text:span> e riaprirlo facendogli eseguire la procedura di controllo in apertura.</text:p>
      <text:p text:style-name="P73">Se si stanno ripristinando uno o più Maiusc-documenti NON eseguite la procedura di controllo (banalmente <text:span text:style-name="T335">LeenO</text:span> non sa bene su quale documento sta lavorando, quindi diamogli un solo <text:span text:style-name="T389">file.ods</text:span> per certe operazioni...).</text:p>
      <text:h text:style-name="P593" text:outline-level="4"><text:bookmark-start text:name="__RefHeading__17513_1192499583"/>I totali in fondo alla tabella danno risultati inaspettati<text:bookmark-end text:name="__RefHeading__17513_1192499583"/></text:h>
      <text:p text:style-name="P73">Si tratta di normali formule di somma.... ed è probabile che nello stesso <text:span text:style-name="T389">file.ods</text:span> di esempio siano sballati... sistemateli... non è difficile né complicato:-)</text:p>
      <text:p text:style-name="P160"><text:span text:style-name="T2">In ogni caso ad ogni apertura quelle formule vengono “rinfrescate”. Se a te non succede è perché quel </text:span><text:span text:style-name="T24">file.ods </text:span><text:span text:style-name="T2">ha la Variabile Generale </text:span><text:span text:style-name="colonne"><text:span text:style-name="T2">S1.H315</text:span></text:span><text:span text:style-name="T2"> impostata a </text:span><text:span text:style-name="T24">0</text:span><text:span text:style-name="T2">, oppure vuota.</text:span></text:p>
      <text:h text:style-name="P593" text:outline-level="4"><text:bookmark-start text:name="__RefHeading__17515_1192499583"/>I totali in fondo alla tabella restituiscono l'errore: “Err:502” oppure #N/D<text:bookmark-end text:name="__RefHeading__17515_1192499583"/></text:h>
      <text:p text:style-name="P73">Se le formule di somma dei totali sono a posto (vedi FAQ precedente) ma ti viene ancora restituito un valore di errore significa che una o più voci non sono a posto e l'errore viene riverberato nel totale.</text:p>
      <text:p text:style-name="P73">Sui <text:span text:style-name="T389">file.ods</text:span> più recenti l'errore è evidenziato con uno sfondo rosso nella cella.</text:p>
      <text:p text:style-name="P160"><text:span text:style-name="T2">Altrimenti (su </text:span><text:span text:style-name="T24">file.ods</text:span><text:span text:style-name="T2"> vecchi) per cercare l'errore è conveniente aprire la colonna </text:span><text:span text:style-name="colonne"><text:span text:style-name="T2">AK</text:span></text:span><text:span text:style-name="T2">.</text:span></text:p>
      <text:p text:style-name="P160"><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160"><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593" text:outline-level="4"><text:bookmark-start text:name="__RefHeading__17517_1192499583"/>Sono infastidito dai beep che emette il PC usando <text:span text:style-name="T411">LeenO</text:span><text:bookmark-end text:name="__RefHeading__17517_1192499583"/></text:h>
      <text:p text:style-name="P160"><text:span text:style-name="T2">I suoni posso essere disattivati dalle Variabili Generali, cella </text:span><text:span text:style-name="colonne"><text:span text:style-name="T2">S1.H313</text:span></text:span><text:span text:style-name="T2">.</text:span></text:p>
      <text:h text:style-name="P593" text:outline-level="4"><text:bookmark-start text:name="__RefHeading__17519_1192499583"/>Non sento i beep (i suoni) di <text:span text:style-name="T411">LeenO</text:span><text:bookmark-end text:name="__RefHeading__17519_1192499583"/></text:h>
      <text:p text:style-name="P160"><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text:span><text:soft-page-break/><text:span text:style-name="T2">quant'altro;-)) può impedire la riproduzione del beep.</text:span></text:p>
      <text:h text:style-name="P593" text:outline-level="4"><text:bookmark-start text:name="__RefHeading__17521_1192499583"/>Ho installato la libreria di <text:span text:style-name="T411">LeenO</text:span> ma non funziona<text:bookmark-end text:name="__RefHeading__17521_1192499583"/></text:h>
      <text:p text:style-name="P73">Le situazioni e i motivi possono essere diversi:</text:p>
      <text:list xml:id="list4241693168" text:style-name="L68">
        <text:list-item>
          <text:p text:style-name="P480">Non hai avuto errori quando l'hai installata, ma non funziona niente:</text:p>
          <text:p text:style-name="P480">Accertati di aver installato l'estensione (il package) <text:span text:style-name="T357">LeenO</text:span><text:span text:style-name="T389">-xx.xx.xx.OXT</text:span><text:note text:id="ftn101" text:note-class="footnote"><text:note-citation>101</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text:span text:style-name="T2">contiene tutti i file</text:span></text:a><text:span text:style-name="T2">. In tal caso A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379">LeenO</text:span><text:span text:style-name="T2">. (Detto tra noi, non so come si possa usare un PC senza poter leggere le estensioni dei files...)</text:span></text:p></text:note-body></text:note></text:p>
        </text:list-item>
        <text:list-item>
          <text:p text:style-name="P480">Il PC ti ha dato degli errori: scrivimi, dettagliando il più possibile il tipo di errore (gli screenshot mi aiutano molto...) e quale Sistema Operativo e quale versione di AOO o di LibreOffice stai usando...</text:p>
        </text:list-item>
      </text:list>
      <text:h text:style-name="P593" text:outline-level="4"><text:bookmark-start text:name="__RefHeading__17523_1192499583"/>Una determinata Scorciatoia di tastiera non funziona<text:bookmark-end text:name="__RefHeading__17523_1192499583"/></text:h>
      <text:p text:style-name="P160"><text:span text:style-name="T2">Clicca su una qualche cella del documento e poi riprova... (</text:span><text:span text:style-name="T336">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text:span text:style-name="T2">cfr.</text:span></text:a><text:span text:style-name="T2">).</text:span></text:p>
      <text:p text:style-name="P73">Sia che tu riesca a disimpegnarla, sia che non ci riesca sarebbe utile se mi comunicassi l'inconveniente (indicando il Sistema Operativo, la versione di AOO e di OXT)</text:p>
      <text:h text:style-name="P593"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160"><text:span text:style-name="T2">Menù </text:span><text:span text:style-name="menu"><text:span text:style-name="T404">LeenO</text:span></text:span><text:span text:style-name="menu"><text:span text:style-name="T2">&gt;Modo Bozza On/Off</text:span></text:span><text:span text:style-name="T2"> (è un commutatore e non sai mai in quale situazione ti trovi).</text:span></text:p>
      <text:p text:style-name="P160"><text:span text:style-name="T2">Clik destro sul pulsante</text:span><text:span text:style-name="menu"><text:span text:style-name="T2">&gt;Posizione e dimensione&gt;Proteggi&gt;</text:span></text:span><text:span text:style-name="T2">e se c'è la spunta toglila.</text:span></text:p>
      <text:p text:style-name="P73">Sposta ridimensiona e modifica i pulsanti a tuo piacimento (eventualmente consulta la guida di AOO).</text:p>
      <text:p text:style-name="P160"><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404">LeenO</text:span></text:span><text:span text:style-name="menu"><text:span text:style-name="T2">&gt;Modo Bozza On/Off</text:span></text:span><text:span text:style-name="T2"> (La modalità operativa viene comunque ripristinata ogni volta con: </text:span><text:span text:style-name="menu"><text:span text:style-name="T404">LeenO</text:span></text:span><text:span text:style-name="menu"><text:span text:style-name="T2">&gt;Ripristina Controlli</text:span></text:span><text:span text:style-name="T2">).</text:span></text:p>
      <text:h text:style-name="P593" text:outline-level="4"><text:bookmark-start text:name="__RefHeading__17527_1192499583"/>Il caricamento del file.ods è insopportabilmente lento<text:bookmark-end text:name="__RefHeading__17527_1192499583"/></text:h>
      <text:p text:style-name="P73">Sì, è vero, <text:span text:style-name="T335">LeenO</text:span> in apertura fa una serie di operazioni e di controlli. Comunque vi domanda se volete farli, e se avete tempo meglio rispondere di sì.</text:p>
      <text:p text:style-name="P160"><text:span text:style-name="T2">Mettendo la variabile Generale </text:span><text:span text:style-name="colonne"><text:span text:style-name="T2">S1.H318</text:span></text:span><text:span text:style-name="T2"> a </text:span><text:span text:style-name="T24">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text:span text:style-name="T2">(c.f.r)</text:span></text:a><text:span text:style-name="T2"> Comunque prova.</text:span></text:p>
      <text:h text:style-name="P593" text:outline-level="4"><text:bookmark-start text:name="__RefHeading__17529_1192499583"/>I colori sono terribili e la grafica è sgradevole<text:bookmark-end text:name="__RefHeading__17529_1192499583"/></text:h>
      <text:p text:style-name="P73">Le celle sono colorate in modo diverso per aiutare ad orientarsi e capire al volo dove scrivere.</text:p>
      <text:p text:style-name="P160"><text:span text:style-name="T2">Tutti quei colori sono scritti negli stili di cella e li puoi </text:span><text:a xlink:type="simple" xlink:href="#mod stile cella" text:style-name="Internet_20_link" text:visited-style-name="Visited_20_Internet_20_Link"><text:span text:style-name="T2">cambiare</text:span></text:a><text:span text:style-name="T2"> abbastanza velocemente senza compromettere l'uso di </text:span><text:span text:style-name="T336">LeenO</text:span><text:span text:style-name="T2"> Se riesci a fare qualcosa di meglio (non ci vuole molto) scrivimi, vedremo se è il caso di sostituire il “tema”...:-)</text:span></text:p>
      <text:p text:style-name="P73">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593" text:outline-level="4"><text:bookmark-start text:name="__RefHeading__17531_1192499583"/>Le macro da tastiera funzionano, ma NON funzionano i pulsanti nelle tabelle<text:bookmark-end text:name="__RefHeading__17531_1192499583"/></text:h>
      <text:p text:style-name="P73">Se i pulsanti sono inerti ma le macro da scorciatoia funzionano probabilmente sei in modalità bozza.</text:p>
      <text:p text:style-name="P160"><text:span text:style-name="T2">Per commutare Modo Bozza On/Off: Menù </text:span><text:span text:style-name="menu"><text:span text:style-name="T404">LeenO</text:span></text:span><text:span text:style-name="menu"><text:span text:style-name="T2">&gt;Modo Bozza on/off</text:span></text:span></text:p>
      <text:h text:style-name="P593" text:outline-level="4"><text:bookmark-start text:name="__RefHeading__17533_1192499583"/>Cliccando i pulsanti a schermo non succede nulla, e i pulsanti si evidenziano visualizzando le maniglie (quadratini) verdi<text:bookmark-end text:name="__RefHeading__17533_1192499583"/></text:h>
      <text:p text:style-name="P160"><text:span text:style-name="T2">Probabilmente sei in modalità bozza. Per commutare </text:span><text:span text:style-name="menu"><text:span text:style-name="T2">Modo Bozza On/Off</text:span></text:span><text:span text:style-name="T2">:</text:span></text:p>
      <text:p text:style-name="P160"><text:span text:style-name="T2">Menù </text:span><text:span text:style-name="menu"><text:span text:style-name="T404">LeenO</text:span></text:span><text:span text:style-name="menu"><text:span text:style-name="T2">&gt;Modo Bozza on/off</text:span></text:span></text:p>
      <text:h text:style-name="P593" text:outline-level="4"><text:bookmark-start text:name="__RefHeading__17535_1192499583"/><text:soft-page-break/>Le macro da tastiera non funzionano<text:bookmark-end text:name="__RefHeading__17535_1192499583"/></text:h>
      <text:p text:style-name="P73">Se, sia dà scorciatoia di tastiera che da pulsante, le macro non si attivano probabilmente non hai abilitato le macro in AOO: Vedi la faq successiva...</text:p>
      <text:h text:style-name="P593" text:outline-level="4"><text:bookmark-start text:name="sicurezza_2"/><text:bookmark-start text:name="__RefHeading__17537_1192499583"/>Come posso evitare ogni volta di abilitare le macro<text:bookmark-end text:name="sicurezza_2"/>?<text:bookmark-end text:name="__RefHeading__17537_1192499583"/></text:h>
      <text:p text:style-name="P160"><text:span text:style-name="T2">Menù </text:span><text:span text:style-name="menu"><text:span text:style-name="T2">Strumenti&gt;Opzioni...&gt;</text:span></text:span><text:span text:style-name="menu"><text:span text:style-name="T154">LibreOffice</text:span></text:span><text:span text:style-name="menu"><text:span text:style-name="T2">&gt;Sicurezza</text:span></text:span><text:span text:style-name="T2"> Click su </text:span><text:span text:style-name="menu"><text:span text:style-name="T2">Sicurezza delle macro...</text:span></text:span><text:span text:style-name="T2"> (a dx)</text:span></text:p>
      <text:p text:style-name="P160"><text:span text:style-name="T2">Tab </text:span><text:span text:style-name="menu"><text:span text:style-name="T2">Livello di sicurezza&gt;</text:span></text:span><text:span text:style-name="T2">mettere la spunta su </text:span><text:span text:style-name="menu"><text:span text:style-name="T2">Medio</text:span></text:span></text:p>
      <text:p text:style-name="P160"><text:span text:style-name="T2">Tab </text:span><text:span text:style-name="menu"><text:span text:style-name="T2">Fonti Attendibili&gt;Aggiungi&gt;</text:span></text:span><text:span text:style-name="T2">(seleziona il percorso dove stanno i tuoi documenti)</text:span></text:p>
      <text:p text:style-name="P73">Al momento non ho notizie di macrovirus per <text:span text:style-name="T529">LibreOffice</text:span> ed io lo tengo settato su “Medio”, ma siete voi a dover decidere il da farsi...</text:p>
      <text:h text:style-name="P593" text:outline-level="4"><text:bookmark-start text:name="__RefHeading__17539_1192499583"/>La Prima riga della tab COMPUTO occupa troppo spazio<text:bookmark-end text:name="__RefHeading__17539_1192499583"/></text:h>
      <text:p text:style-name="P73">Vero. I pulsanti sono piuttosto “didascalici”, hanno scritte lunghe e sono ingombranti, ma entrando in Modo Bozza potete sistemare la situazione come meglio vi piace, ridimensionando scritte e pulsanti.</text:p>
      <text:p text:style-name="P160"><text:span text:style-name="T2">Per commutare </text:span><text:span text:style-name="menu"><text:span text:style-name="T2">Modo Bozza On/Off</text:span></text:span><text:span text:style-name="T2">: Menù </text:span><text:span text:style-name="menu"><text:span text:style-name="T404">LeenO</text:span></text:span><text:span text:style-name="menu"><text:span text:style-name="T2">&gt;Modo Bozza on/off</text:span></text:span><text:span text:style-name="T2">.</text:span></text:p>
      <text:h text:style-name="P593" text:outline-level="4"><text:bookmark-start text:name="__RefHeading__17541_1192499583"/>Clicco sulle celle e queste non si selezionano ne si evidenziano<text:bookmark-end text:name="__RefHeading__17541_1192499583"/></text:h>
      <text:p text:style-name="P73">...Succede...</text:p>
      <text:p text:style-name="P160"><text:span text:style-name="T2">Prova dal menù </text:span><text:span text:style-name="menu"><text:span text:style-name="T404">LeenO</text:span></text:span><text:span text:style-name="menu"><text:span text:style-name="T2">&gt;Ripristina Controlli</text:span></text:span><text:span text:style-name="T2">. Se il problema persiste salva il documento, chiudilo e poi riaprilo.</text:span></text:p>
      <text:h text:style-name="P593" text:outline-level="4"><text:bookmark-start text:name="__RefHeading__17543_1192499583"/>Il pulsante “Crea Nuova Voce” in COMPUTO è sbiadito e inattivo<text:bookmark-end text:name="__RefHeading__17543_1192499583"/></text:h>
      <text:p text:style-name="P160"><text:span text:style-name="T2">Non dovrebbe succedere, ma alle volte usando il pulsante </text:span><text:span text:style-name="menu"><text:span text:style-name="T2">Annulla</text:span></text:span><text:span text:style-name="T2"> ti trovi in quella situazione.</text:span></text:p>
      <text:p text:style-name="P160"><text:span text:style-name="T2">Prova a fare ancora un passo indietro con </text:span><text:span text:style-name="menu"><text:span text:style-name="T2">Annulla</text:span></text:span><text:span text:style-name="T2"> (uno solo).</text:span></text:p>
      <text:p text:style-name="P160"><text:span text:style-name="T2">Se non risolvi: menù </text:span><text:span text:style-name="menu"><text:span text:style-name="T404">LeenO</text:span></text:span><text:span text:style-name="menu"><text:span text:style-name="T2">&gt;Ripristina Controlli</text:span></text:span></text:p>
      <text:p text:style-name="P73">Se non basta salva il file. Se ancora è sbiadito chiudi il documento e poi riaprilo.</text:p>
      <text:p text:style-name="P73">Se il problema persiste segnalamelo (e considera, prima di qualsiasi rito wodoo, di reinstallare AOO, o di passare a LibreOffice!).</text:p>
      <text:h text:style-name="P593" text:outline-level="4"><text:bookmark-start text:name="nome_discesa"/><text:bookmark-start text:name="__RefHeading__17545_1192499583"/>Nelle finestrelle disce<text:bookmark-end text:name="nome_discesa"/>sa invece di apparirmi la lista di scelta vedo #NOME?<text:bookmark-end text:name="__RefHeading__17545_1192499583"/></text:h>
      <text:p text:style-name="P73">Puoi scrivere a mano ciò che ti serve, ma se vuoi avere nuovamente quella funzionalità:</text:p>
      <text:p text:style-name="P160"><text:span text:style-name="T2">vai al </text:span><text:span text:style-name="menu"><text:span text:style-name="T2">[menù PRINCIPALE (Ctrl+0)]</text:span></text:span></text:p>
      <text:p text:style-name="P160"><text:span text:style-name="T2">a destra in alto click su </text:span><text:span text:style-name="menu"><text:span text:style-name="T2">[Manutenzione]</text:span></text:span></text:p>
      <text:p text:style-name="P160"><text:span text:style-name="T2">in alto a sinistra click su </text:span><text:span text:style-name="menu"><text:span text:style-name="T2">[RIPRISTINA le finestre a discesa]</text:span></text:span></text:p>
      <text:p text:style-name="P160"><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593" text:outline-level="4"><text:bookmark-start text:name="__RefHeading__17547_1192499583"/>In basso sulla barra di stato permane la scritta:<text:bookmark-end text:name="__RefHeading__17547_1192499583"/></text:h>
      <text:p text:style-name="P73"><text:span text:style-name="T389">“ELABORAZIONE IN CORSO... ATTENDERE UNA PROMPT SENZA PASTICCIARE CON IL MOUSE O LA TASTIERA!”</text:span> (con o senza una barra di scorrimento...)</text:p>
      <text:p text:style-name="P73">... Succede...</text:p>
      <text:p text:style-name="P160"><text:span text:style-name="T2">Prova dal menù </text:span><text:span text:style-name="menu"><text:span text:style-name="T404">LeenO</text:span></text:span><text:span text:style-name="menu"><text:span text:style-name="T2">&gt;Ripristina Controlli</text:span></text:span></text:p>
      <text:p text:style-name="P73">Se il problema persiste salva il documento, chiudilo e poi riaprilo.</text:p>
      <text:h text:style-name="P593" text:outline-level="4"><text:bookmark-start text:name="__RefHeading__17549_1192499583"/>Ho problemi con la stampa, i caratteri sono troppo piccoli<text:bookmark-end text:name="__RefHeading__17549_1192499583"/></text:h>
      <text:p text:style-name="P73">Per default <text:span text:style-name="T335">LeenO</text:span> impostava la stampa con la modalità “<text:span text:style-name="T389">Adatta area di stampa a larghezza</text:span>”.</text:p>
      <text:p text:style-name="P73">Questo provoca un curioso fenomeno contro intuitivo; e cioè per aumentare la dimensione del carattere stampato bisogna diminuire la larghezza delle colonne che contengono testo su più righe (es. la descrizione voce).</text:p>
      <text:p text:style-name="P73">Ma quella situazione dovrebbe modificarsi in automatico impostando una normale scala di stampa; vedi se non è troppo piccola.</text:p>
      <text:h text:style-name="P593" text:outline-level="4"><text:bookmark-start text:name="__RefHeading__17551_1192499583"/>Ci sono delle righe inspiegabilmente alte<text:bookmark-end text:name="__RefHeading__17551_1192499583"/></text:h>
      <text:p text:style-name="P73">E tali rimangono malgrado si cerchi di “adattarne” l'altezza.</text:p>
      <text:p text:style-name="P73"><text:soft-page-break/>In genere si tratta di una colonna nascosta e contenente dei dati.</text:p>
      <text:p text:style-name="P160"><text:span text:style-name="T2">Dal pulsante </text:span><text:span text:style-name="menu"><text:span text:style-name="T2">VISTE&gt;Apri Tutto</text:span></text:span></text:p>
      <text:p text:style-name="P73">Poi scorri da sin a dx la tabella cercando la colonna troppo stretta. Allargala poi “adatta l'altezza riga” usando un qualsiasi sistema, e infine ripristina lo scenario desiderato.</text:p>
      <text:h text:style-name="P593"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160"><text:span text:style-name="T2">Significa che l'opzione </text:span><text:span text:style-name="menu"><text:span text:style-name="T2">Iniziali maiuscole</text:span></text:span><text:span text:style-name="T2"> è attiva!</text:span></text:p>
      <text:p text:style-name="P160"><text:span text:style-name="T2">Se la vuoi lasciare attiva (io la preferisco) puoi rendere minuscola la cella specifica usando </text:span><text:span text:style-name="menu"><text:span text:style-name="T2">CTRL+</text:span></text:span><text:span text:style-name="menu"><text:span text:style-name="T56">,</text:span></text:span><text:span text:style-name="T2"> (virgola). Altrimenti disattiva l'opzione </text:span><text:span text:style-name="menu"><text:span text:style-name="T2">Iniziali maiuscole</text:span></text:span><text:span text:style-name="T2"> da:</text:span></text:p>
      <text:p text:style-name="P160"><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593" text:outline-level="4"><text:bookmark-start text:name="csrat piccoli"/><text:bookmark-start text:name="__RefHeading__17555_1192499583"/>Voglio <text:bookmark-end text:name="csrat piccoli"/>cambiare la scala di stampa<text:bookmark-end text:name="__RefHeading__17555_1192499583"/></text:h>
      <text:p text:style-name="P73">Alcuni stili di stampa di <text:span text:style-name="T335">LeenO</text:span> sono impostati su Riduci/ingrandisci e a lato una finestrella con il <text:span text:style-name="T389">%</text:span>. In questo caso non necessitano ulteriori istruzioni.</text:p>
      <text:p text:style-name="P160"><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73">Per diminuire la scala di stampa fare la stessa cosa, ma allargando la dimensione della colonna.</text:p>
      <text:p text:style-name="P73">La larghezza della colonna è la variabile... la dimensione del font è il risultato.</text:p>
      <text:h text:style-name="P593" text:outline-level="4"><text:bookmark-start text:name="__RefHeading__17557_1192499583"/>Voglio modificare e/o spostare i pulsanti<text:bookmark-end text:name="__RefHeading__17557_1192499583"/></text:h>
      <text:p text:style-name="P160"><text:span text:style-name="T2">Voce di menù: Menù </text:span><text:span text:style-name="menu"><text:span text:style-name="T404">LeenO</text:span></text:span><text:span text:style-name="menu"><text:span text:style-name="T2">&gt;Modo Bozza on/off</text:span></text:span></text:p>
      <text:p text:style-name="P73">Con la modalità bozza attivata si possono fare tutte modifiche che si preferiscono... (se avete difficoltà consultate la guida di AOO).</text:p>
      <text:h text:style-name="P593" text:outline-level="4"><text:bookmark-start text:name="__RefHeading__17559_1192499583"/>Tutti i pulsanti sono disattivati<text:bookmark-end text:name="__RefHeading__17559_1192499583"/></text:h>
      <text:p text:style-name="P160"><text:span text:style-name="T2">Probabilmente sei entrato in Modo Bozza:prova dal menù </text:span><text:span text:style-name="menu"><text:span text:style-name="T404">LeenO</text:span></text:span><text:span text:style-name="menu"><text:span text:style-name="T2">&gt;Ripristina Controlli</text:span></text:span></text:p>
      <text:h text:style-name="P593" text:outline-level="4"><text:bookmark-start text:name="__RefHeading__17561_1192499583"/>Refresh Regen<text:bookmark-end text:name="__RefHeading__17561_1192499583"/></text:h>
      <text:p text:style-name="P160"><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160"><text:span text:style-name="T2">Se non funziona: menù </text:span><text:span text:style-name="menu"><text:span text:style-name="T404">LeenO</text:span></text:span><text:span text:style-name="menu"><text:span text:style-name="T2">&gt;Ripristina Controlli</text:span></text:span></text:p>
      <text:h text:style-name="P593" text:outline-level="4"><text:bookmark-start text:name="__RefHeading__17563_1192499583"/>Manca la riga rossa di chiusura<text:bookmark-end text:name="__RefHeading__17563_1192499583"/></text:h>
      <text:p text:style-name="P160"><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73">Mi sono chiesto a lungo se nasconderle o tenerle in vista, senza mai arrivare ad una decisione definitiva.</text:p>
      <text:p text:style-name="P160"><text:span text:style-name="T2">Se </text:span><text:span text:style-name="T336">LeenO</text:span><text:span text:style-name="T2"> vi avvisa che “</text:span><text:span text:style-name="T24">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593" text:outline-level="4"><text:bookmark-start text:name="__RefHeading__17565_1192499583"/>Ho effettuato un ripristino, adesso alcune macro danno errore<text:bookmark-end text:name="__RefHeading__17565_1192499583"/></text:h>
      <text:p text:style-name="P73">Dopo un ripristino automatico è sempre buona cosa salvare subito il <text:span text:style-name="T389">file.ods</text:span> ripristinato. Probabilmente hai reso corrente il file ripristinato <text:span text:style-name="T416">prima</text:span> di salvarlo. Prova a controllare il percorso del file Corrente.</text:p>
      <text:h text:style-name="P593" text:outline-level="4"><text:bookmark-start text:name="irreversibile"/><text:bookmark-start text:name="__RefHeading__17567_1192499583"/><text:bookmark-start text:name="le macro non funzionano"/>Le macro non funzionano più e cliccando sui pulsanti non succede niente<text:bookmark-end text:name="irreversibile"/>!<text:bookmark-end text:name="__RefHeading__17567_1192499583"/><text:bookmark-end text:name="le macro non funzionano"/></text:h>
      <text:p text:style-name="P73">E' possibile che tu abbia salvato il computo in formato Excel (XLS) e adesso lo hai riaperto con AOO.</text:p>
      <text:p text:style-name="P73">Salvare il computo in formato Excel inibisce <text:span text:style-name="T416">irrimediabilmente</text:span> tutti i pulsanti e tutte le shortcuts delle macro interne al documento.</text:p>
      <text:p text:style-name="P73">Quindi il salvataggio in formato Excel è da utilizzare solo come output finale (e solo quando si devono “passare” a qualcuno (che non vuole installare AOO) le tabelle del computo.</text:p>
      <text:p text:style-name="P160"><text:span text:style-name="T2">Il formato XLS è diffuso, ma non è uno standard: se possibile evitatelo! </text:span><text:a xlink:type="simple" xlink:href="#irrebersibile2" text:style-name="Internet_20_link" text:visited-style-name="Visited_20_Internet_20_Link"><text:span text:style-name="T2">(c.f.r.)</text:span></text:a></text:p>
      <text:h text:style-name="P593" text:outline-level="4"><text:bookmark-start text:name="__RefHeading__17569_1192499583"/><text:soft-page-break/>Quando clicco sui pulsanti mi ritorna una finestra di errore: Errore nello schema di scripting durante......getscript: no script!<text:bookmark-end text:name="__RefHeading__17569_1192499583"/></text:h>
      <text:p text:style-name="P160"><text:span text:style-name="T2">Se succede con tutti i pulsanti significa che la libreria </text:span><text:span text:style-name="T336">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text:span text:style-name="T2">INSTALLAZIONE e AGGIORNAMENTO</text:span></text:a></text:p>
      <text:h text:style-name="P593"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73">Non c'è una intestazione di capitolo tra il punto di inserimento e la testata della tabella. Se non intendi usare le Intestazioni di capitolo devi disattivare un'opzione:</text:p>
      <text:p text:style-name="P160"><text:span text:style-name="menu"><text:span text:style-name="T2">menù PRINCIPALE (Alt+0)&gt;Variabili Generali (preferenze)</text:span></text:span></text:p>
      <text:p text:style-name="P160"><text:span text:style-name="T2">metti a </text:span><text:span text:style-name="T24">0</text:span><text:span text:style-name="T2"> la variabile “</text:span><text:span text:style-name="T24">Sincronizza_Capitoli_Sottocapitoli con Voci</text:span><text:span text:style-name="T2">” (cella </text:span><text:span text:style-name="colonne"><text:span text:style-name="T2">H305</text:span></text:span><text:span text:style-name="T2">)</text:span></text:p>
      <text:h text:style-name="P593" text:outline-level="4"><text:bookmark-start text:name="__RefHeading__17573_1192499583"/>Non riesco a vedere tutta la descrizione nel computo e/o nell'Elenco Prezzi<text:bookmark-end text:name="__RefHeading__17573_1192499583"/></text:h>
      <text:p text:style-name="P160"><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593" text:outline-level="4"><text:bookmark-start text:name="__RefHeading__17575_1192499583"/>Voglio modificare il numero di righe visibili nella vista troncata del Computo<text:bookmark-end text:name="__RefHeading__17575_1192499583"/></text:h>
      <text:p text:style-name="P160"><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593" text:outline-level="4"><text:bookmark-start text:name="__RefHeading__17577_1192499583"/>Le righe hanno un'altezza eccessiva (rispetto al testo) e non riesco ad ottimizzarle<text:bookmark-end text:name="__RefHeading__17577_1192499583"/></text:h>
      <text:p text:style-name="P73">Se adattando l'altezza (altezza ottimale righe) non si “abbassano” probabilmente c'è qualche colonna nascosta con una larghezza insufficiente rispetto ai dati che contiene.</text:p>
      <text:p text:style-name="P160"><text:span text:style-name="T2">Pulsante </text:span><text:span text:style-name="menu"><text:span text:style-name="T2">VISTE&gt;Apri tutto</text:span></text:span><text:span text:style-name="T2"> e poi cerca la colonna responsabile e allargala (poi rinascondila).</text:span></text:p>
      <text:h text:style-name="P593" text:outline-level="4"><text:bookmark-start text:name="__RefHeading__17579_1192499583"/>Non riesco ad eliminare la riga 2 della tabella Computo (quella riassuntiva in testa)<text:bookmark-end text:name="__RefHeading__17579_1192499583"/></text:h>
      <text:p text:style-name="P73">Quella riga viene inevitabilmente ricreata ad ogni riapertura del documento. Se ti da noia tienila nascosta.</text:p>
      <text:p text:style-name="P160"><text:span text:style-name="T2">Tieni presente che puoi cambiare il suo aspetto (anche l'altezza) utilizzando lo stilista (</text:span><text:span text:style-name="menu"><text:span text:style-name="T2">F11</text:span></text:span><text:span text:style-name="T2">).</text:span></text:p>
      <text:h text:style-name="P593" text:outline-level="4"><text:bookmark-start text:name="__RefHeading__17581_1192499583"/>Se dopo un crash abilito il ripristino dei documenti, viene fuori un macello<text:bookmark-end text:name="__RefHeading__17581_1192499583"/></text:h>
      <text:p text:style-name="P73">Si! Succede quando al crash si hanno diversi documenti di AOO aperti. E' una cosa antipatica che andrà risolta, ma il “macello” non è sostanziale!</text:p>
      <text:p text:style-name="P73">Ripristina tranquillamente i documenti; Probabilmente avrai errori diversi, ma non te ne preoccupare. Non tentare di lavorare con <text:span text:style-name="T335">LeenO</text:span>, ma salva i documenti che ti interessano e chiudili. Poi riapri ciò che ti serve e, nel caso di un <text:span text:style-name="T389">file.ods</text:span> di <text:span text:style-name="T335">LeenO</text:span>, attendi che il suo caricamento sia completato prima di aprire altri file di AOO.</text:p>
      <text:h text:style-name="P593" text:outline-level="4"><text:bookmark-start text:name="__RefHeading__17583_1192499583"/>I quadri economici riportano formule con errori<text:bookmark-end text:name="__RefHeading__17583_1192499583"/></text:h>
      <text:p text:style-name="P73">I quadri che lascio nel <text:span text:style-name="T389">file.ods</text:span> sono solo degli esempi, semplici schemi. Riscrivere quelle formule NON è una operazione ripetitiva e si suppone che ciascuno sappia che cosa vuole prelevare e da dove.</text:p>
      <text:p text:style-name="P73">Un caso particolare è il quadro delle incidenze di manodopera che era stato ricavato in questo modo:</text:p>
      <text:list xml:id="list3457324613" text:style-name="L69">
        <text:list-item>
          <text:p text:style-name="P547"><text:span text:style-name="T2">si duplica la tab </text:span><text:span text:style-name="fogli"><text:span text:style-name="T2">COMPUTO</text:span></text:span><text:span text:style-name="T2"> usando: </text:span><text:span text:style-name="menu"><text:span text:style-name="T404">LeenO</text:span></text:span><text:span text:style-name="menu"><text:span text:style-name="T2">&gt;STAMPA (procedure di)&gt;1) PREPARA IL FOGLIO PER LA STAMPA</text:span></text:span></text:p>
        </text:list-item>
        <text:list-item>
          <text:p text:style-name="P547"><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56">+</text:span></text:span><text:span text:style-name="T2">)</text:span></text:p>
        </text:list-item>
        <text:list-item>
          <text:p text:style-name="P481">si chiude tutto lasciando solo intestazioni di Cap e SottoCap</text:p>
        </text:list-item>
        <text:list-item>
          <text:p text:style-name="P481">si chiudono le colonne che non servono</text:p>
        </text:list-item>
      </text:list>
      <text:p text:style-name="P73">E il quadro è fatto!<text:bookmark-start text:name="DDE_LINK2"/></text:p>
      <text:h text:style-name="P593" text:outline-level="4"><text:bookmark-start text:name="__RefHeading__17585_1192499583"/>In alcune schermate i pulsanti si spostano in modo fastidioso<text:bookmark-end text:name="__RefHeading__17585_1192499583"/></text:h>
      <text:p text:style-name="P73">Mi dispiace e sono d'accordo: è veramente fastidioso. Pare i pulsanti vadano bene solo in cima alla pagina...:-(Usando “zoom a default” in genere tornano a posto. (la lente dalla toolbar di <text:span text:style-name="T335">LeenO</text:span>)</text:p>
      <text:h text:style-name="P593" text:outline-level="4"><text:bookmark-start text:name="__RefHeading__17587_1192499583"/>Come tratto <text:bookmark-start text:name="misurazioni_complese"/>misurazioni complesse<text:bookmark-end text:name="misurazioni_complese"/> (tipo formule di trapezi) nel computo?<text:bookmark-end text:name="__RefHeading__17587_1192499583"/></text:h>
      <text:p text:style-name="P160"><text:span text:style-name="T2">Semplice: usando la macro “formula magica” (</text:span><text:span text:style-name="menu"><text:span text:style-name="T2">Ctrl+9</text:span></text:span><text:span text:style-name="T2">). Normalmente le formule complesse vengono inserite dentro le celle (es.: </text:span><text:span text:style-name="T24">=(3+5)/2</text:span><text:span text:style-name="T2">), ma la cella visualizza sempre e solo il risultato (</text:span><text:span text:style-name="T24">4</text:span><text:span text:style-name="T2"> nell'esempio).</text:span></text:p>
      <text:p text:style-name="P160"><text:soft-page-break/><text:span text:style-name="T2">Sulla riga con le formule date </text:span><text:span text:style-name="menu"><text:span text:style-name="T2">Ctrl+9</text:span></text:span><text:span text:style-name="T2"> e la formula </text:span><text:span text:style-name="menu"><text:span text:style-name="T134">&gt;</text:span></text:span><text:span text:style-name="T24">[ (3+5)/2) ]</text:span><text:span text:style-name="T2"> verrà scritta nella colonna </text:span><text:span text:style-name="colonne"><text:span text:style-name="T2">C</text:span></text:span><text:span text:style-name="T2">.</text:span></text:p>
      <text:p text:style-name="P160"><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160"><text:span text:style-name="T128">A</text:span><text:span text:style-name="T2">d ogni </text:span><text:span text:style-name="menu"><text:span text:style-name="T2">Ctrl+9</text:span></text:span><text:span text:style-name="T2"> verranno aggiornate tutte le formule già “annotate” </text:span><text:span text:style-name="T128">nella stessa voce di computo</text:span><text:span text:style-name="T2">.</text:span></text:p>
      <text:p text:style-name="P160"><text:bookmark-end text:name="DDE_LINK2"/><text:span text:style-name="T2">(cfr. </text:span><text:a xlink:type="simple" xlink:href="#magica" text:style-name="Internet_20_link" text:visited-style-name="Visited_20_Internet_20_Link"><text:span text:style-name="T2">Formula magica</text:span></text:a><text:span text:style-name="T2">)</text:span></text:p>
      <text:h text:style-name="P593" text:outline-level="4"><text:bookmark-start text:name="__RefHeading__17589_1192499583"/>Come posso esportare in PDF una sola copertina?<text:bookmark-end text:name="__RefHeading__17589_1192499583"/></text:h>
      <text:p text:style-name="P160"><text:span text:style-name="T2">Occorre prima andare in anteprima di stampa: </text:span><text:span text:style-name="menu"><text:span text:style-name="T2">menù File&gt;Anteprima di stampa.</text:span></text:span></text:p>
      <text:p text:style-name="P160"><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160"><text:span text:style-name="T2">IN ALTERNATIVA: ridefinisci l'area di stampa in modo che “copra” solo quella copertina poi da </text:span><text:span text:style-name="menu"><text:span text:style-name="T404">LeenO</text:span></text:span><text:span text:style-name="menu"><text:span text:style-name="T2">&gt;STAMPA (procedure di...)&gt;Esporta in PDF il foglio attivo</text:span></text:span><text:span text:style-name="T2">.</text:span></text:p>
      <text:h text:style-name="P593" text:outline-level="4"><text:bookmark-start text:name="__RefHeading__17591_1192499583"/>Impossibile modificare "Stili di cella"<text:bookmark-end text:name="__RefHeading__17591_1192499583"/></text:h>
      <text:p text:style-name="P73">Nel <text:span text:style-name="T389">file.ods</text:span> di <text:span text:style-name="T335">LeenO</text:span> ci sono alcuni fogli protetti e questo inibisce la modifica degli stili.</text:p>
      <text:p text:style-name="P160"><text:span text:style-name="T2">Quindi, per modificare uno stile, devi prima sproteggere il documento usando </text:span><text:span text:style-name="menu"><text:span text:style-name="T2">Ctrl+Maiusc+K</text:span></text:span><text:span text:style-name="T2"> oppure: menù </text:span><text:span text:style-name="menu"><text:span text:style-name="T404">LeenO</text:span></text:span><text:span text:style-name="menu"><text:span text:style-name="T2">&gt;UTILITY&gt;Sproteggi tutto il doc</text:span></text:span><text:span text:style-name="T2">.</text:span></text:p>
      <text:p text:style-name="P160"><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40">Attenzione</text:p>
            <text:p text:style-name="P40"><draw:frame draw:style-name="fr10" draw:name="immagini30" text:anchor-type="as-char" svg:y="-0.669cm" svg:width="1.094cm" svg:height="1.011cm" draw:z-index="0"><draw:image xlink:href="Pictures/10000201000000500000004A5C57FE847CB22350.png" xlink:type="simple" xlink:show="embed" xlink:actuate="onLoad" loext:mime-type="image/png"/></draw:frame></text:p>
          </table:table-cell>
          <table:table-cell table:style-name="Tabella44.B1" office:value-type="string">
            <text:p text:style-name="P73">Non modificate MAI il nome di uno stile esistente! <text:span text:style-name="T335">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593"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73">Quasi certamente avete ripristinato i documenti dopo un crash. In tal caso è necessario salvare tutti i documenti coinvolti! Il problema dovrebbe scomparire.</text:p>
      <text:h text:style-name="P593" text:outline-level="4"><text:bookmark-start text:name="__RefHeading__17597_1192499583"/>Aprendo un vecchio computo mi avverte che la libreria installata è incompatibile.<text:bookmark-end text:name="__RefHeading__17597_1192499583"/></text:h>
      <text:p text:style-name="P73">Se volete essere certi di aprire un computo anche a distanza di tempo senza stress o sorprese salvate da qualche parte la versione della libreria di <text:span text:style-name="T335">LeenO</text:span> che avete usato per crearlo (e non contate che l'archivio online contenga la libreria obsoleta che vi serve).</text:p>
      <text:p text:style-name="P73">Disabilitate la versione più recente e installate la versione compatibile con il vostro <text:span text:style-name="T389">file.ods</text:span>.</text:p>
      <text:p text:style-name="P160"><text:span text:style-name="T2">Nel caso, invece, il livello di incompatibilità sia basso (</text:span><text:a xlink:type="simple" xlink:href="#0.0.Il pasticcio delle versioni (template vecchi con librerie recenti)|outline" text:style-name="Internet_20_link" text:visited-style-name="Visited_20_Internet_20_Link"><text:span text:style-name="T2">differenza solo tra le cifre centrali cfr </text:span></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text:span text:style-name="T2">convertire il tuo doc adattandolo</text:span></text:a><text:span text:style-name="T2"> alle esigenze del codice recente. </text:span><text:span text:style-name="T24">file.ods</text:span></text:p>
      <text:h text:style-name="P593" text:outline-level="4"><text:bookmark-start text:name="__RefHeading__17599_1192499583"/>Come posso svuotare una Tabella di CONTABILITA'<text:bookmark-end text:name="__RefHeading__17599_1192499583"/></text:h>
      <text:p text:style-name="P160"><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593" text:outline-level="4"><text:bookmark-start text:name="Pesca"/><text:bookmark-start text:name="__RefHeading__17601_1192499583"/>“<text:span text:style-name="T411">Pesca...</text:span>”<text:bookmark-end text:name="Pesca"/>...non ho capito di che si tratta<text:bookmark-end text:name="__RefHeading__17601_1192499583"/></text:h>
      <text:p text:style-name="P160"><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73">Esempi:</text:p>
      <text:list xml:id="list501285046" text:style-name="L70">
        <text:list-item>
          <text:p text:style-name="P548"><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548"><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548"><text:soft-page-break/><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593" text:outline-level="4"><text:bookmark-start text:name="__RefHeading__17603_1192499583"/>NON voglio visualizzare la colonna del Coeff. nella tab Computo e nella Contabilità<text:bookmark-end text:name="__RefHeading__17603_1192499583"/></text:h>
      <text:p text:style-name="P73">Spiacente, ma non riesco a risolvere la cosa.</text:p>
      <text:p text:style-name="P73">Il <text:span text:style-name="T389">codice</text:span>, applicando la visibilità alla colonna, pare riaprirla inevitabilmente.:-(</text:p>
      <text:p text:style-name="P73">Le colonne non sono mai troppe, ma se non la si utilizza, nel farla sparire si guadagna indubbiamente spazio.</text:p>
      <text:p text:style-name="P73">Nasconderla non serve, perché la prima volta che si usano le VISTE questa ricompare.</text:p>
      <text:p text:style-name="P73">Ma si può provare così:</text:p>
      <text:p text:style-name="P160"><text:span text:style-name="T2">Selezionare la colonna</text:span><text:span text:style-name="menu"><text:span text:style-name="T2">&gt;</text:span></text:span><text:span text:style-name="T2">destro sull'intestazione di colonna</text:span><text:span text:style-name="menu"><text:span text:style-name="T2">&gt;</text:span></text:span><text:span text:style-name="T2">Larghezza colonna</text:span><text:span text:style-name="menu"><text:span text:style-name="T2">&gt;</text:span></text:span><text:span text:style-name="T2">scrivere 0,00</text:span></text:p>
      <text:p text:style-name="P73">Il problema sorgerà quando vorrete farla ricomparire... perché bisogna ricordarsi che c'è una colonna nascosta.</text:p>
      <text:h text:style-name="P593"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160"><text:span text:style-name="T2">Sproteggere il documento (</text:span><text:span text:style-name="menu"><text:span text:style-name="T2">Ctrl+Maiusc+K</text:span></text:span><text:span text:style-name="T2">)</text:span></text:p>
      <text:p text:style-name="P160"><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593" text:outline-level="4"><text:bookmark-start text:name="__RefHeading__17607_1192499583"/>C'è un modo per impostare di default il numero di decimali a 3 nella colonna D (quantità) del foglio “Analisi di prezzo”?<text:bookmark-end text:name="__RefHeading__17607_1192499583"/></text:h>
      <text:p text:style-name="P73">Bisogna modificare lo stile della cella.</text:p>
      <text:p text:style-name="P73">Nel caso specifico lo stile di quella cella è "<text:span text:style-name="T389">An-lavoraz-input”</text:span></text:p>
      <text:p text:style-name="P73">Per modificarlo:</text:p>
      <text:list xml:id="list2944903960" text:style-name="L71">
        <text:list-item>
          <text:p text:style-name="P549"><text:span text:style-name="T2">menù </text:span><text:span text:style-name="menu"><text:span text:style-name="T404">LeenO</text:span></text:span><text:span text:style-name="menu"><text:span text:style-name="T2">&gt;UTILITY&gt;Sproteggi tutto il doc</text:span></text:span></text:p>
          <text:p text:style-name="P549"><text:span text:style-name="T2">(oppure </text:span><text:span text:style-name="menu"><text:span text:style-name="T2">Ctrl+Maiusc+K</text:span></text:span><text:span text:style-name="T2">)</text:span></text:p>
        </text:list-item>
        <text:list-item>
          <text:p text:style-name="P482">Selezionare una cella qualsiasi tra quelle che hanno quello stile applicato</text:p>
        </text:list-item>
        <text:list-item>
          <text:p text:style-name="P549"><text:span text:style-name="T2">Aprire la finestra dello stilista con </text:span><text:span text:style-name="menu"><text:span text:style-name="T2">F11</text:span></text:span></text:p>
        </text:list-item>
        <text:list-item>
          <text:p text:style-name="P549"><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482">aggiungere uno <text:span text:style-name="T389">0</text:span> finale al <text:span text:style-name="T389">codice</text:span> formato</text:p>
        </text:list-item>
      </text:list>
      <text:h text:style-name="P593" text:outline-level="4"><text:bookmark-start text:name="__RefHeading__17609_1192499583"/>Le finestrelle a discesa per selezionare il 'Codice prezzo' sono vuote (#NOME?)<text:bookmark-end text:name="__RefHeading__17609_1192499583"/></text:h>
      <text:p text:style-name="P73">a) (se le usi spesso)</text:p>
      <text:list xml:id="list3749668978" text:style-name="L72">
        <text:list-item>
          <text:p text:style-name="P550"><text:span text:style-name="T2">metti ad </text:span><text:span text:style-name="T24">1</text:span><text:span text:style-name="T2"> la variabile generale </text:span><text:span text:style-name="colonne"><text:span text:style-name="T2">H318</text:span></text:span></text:p>
        </text:list-item>
        <text:list-item>
          <text:p text:style-name="P550"><text:span text:style-name="T2">esegui: </text:span><text:span text:style-name="menu"><text:span text:style-name="T2">Ultmus_3&gt;Esegui la Procedura di Controllo</text:span></text:span><text:span text:style-name="T2"> (da quel momento in apertura verranno controllate)</text:span></text:p>
        </text:list-item>
      </text:list>
      <text:p text:style-name="P73">b) (se non ha funzionato il metodo a))</text:p>
      <text:list xml:id="list2697229414" text:style-name="L73">
        <text:list-item>
          <text:p text:style-name="P551"><text:span text:style-name="T2">menù </text:span><text:span text:style-name="menu"><text:span text:style-name="T2">Principale&gt;Manutenzione (Menù)&gt;(conferma...)&gt;RIPRISTINA le finestre a discesa</text:span></text:span><text:span text:style-name="T2"> (in alto a sin)</text:span></text:p>
        </text:list-item>
      </text:list>
      <text:h text:style-name="P593" text:outline-level="4"><text:bookmark-start text:name="__RefHeading__17611_1192499583"/>Recupero delle personalizzazioni degli stili di cella dopo l'aggiornamento di un Computo Vecchio<text:bookmark-end text:name="__RefHeading__17611_1192499583"/></text:h>
      <text:p text:style-name="P73">Quando si aggiorna un vecchio <text:span text:style-name="T389">file.ods</text:span> le personalizzazioni effettuate sugli stili vanno perdute.</text:p>
      <text:p text:style-name="P73">Per recuperarle dopo l'aggiornamento necessita di alcune accortezze. Trattandosi di una situazione gerarchica bisogna individuare le celle che hanno subito delle modifiche, ovvero quelle personalizzate.</text:p>
      <text:p text:style-name="P73">Fare un copia/incolla di un 'campione di ciascuna cella modificata dal 'computo vecchio' ad un foglio pulito di un nuovo documento (vuoto va benissimo). Salvare il il nuovo documento.</text:p>
      <text:p text:style-name="P73">Ora, dopo aver messo al sicuro un “campione”, possiamo procedere all'aggiornamento del <text:span text:style-name="T389">file.ods</text:span> usando il <text:soft-page-break/>nuovo <text:span text:style-name="T389">file.ods</text:span> come modello.</text:p>
      <text:p text:style-name="P160"><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73">Gli stili contenuti in quel file saranno importati nel doc aggiornato sovrascrivendo.</text:p>
      <text:p text:style-name="P160"><text:span text:style-name="T2">Trattandosi di una situazione gerarchica si potrebbero verificare situazioni inaspettate e occorre aver </text:span><text:a xlink:type="simple" xlink:href="#Stili celle" text:style-name="Internet_20_link" text:visited-style-name="Visited_20_Internet_20_Link"><text:span text:style-name="T2">compreso la struttura dell'impostazione degli stili</text:span></text:a><text:span text:style-name="T2">. E probabilmente occorrerà fare qualche prova.</text:span></text:p>
      <text:h text:style-name="P593" text:outline-level="4"><text:bookmark-start text:name="__RefHeading__17613_1192499583"/>Link fantasma in apertura<text:bookmark-end text:name="__RefHeading__17613_1192499583"/></text:h>
      <text:p text:style-name="P160"><text:span text:style-name="T2">All'apertura del </text:span><text:span text:style-name="T24">file.ods</text:span><text:span text:style-name="T2"> viene lamentata l'assenza di link esterni. Eseguire: menù </text:span><text:span text:style-name="menu"><text:span text:style-name="T2">Modifica&gt;Collegamenti</text:span></text:span><text:span text:style-name="T2">.</text:span></text:p>
      <text:p text:style-name="P73">Annotare i nomi dei file a cui punta il link (in genere <text:span text:style-name="T389">'r'</text:span> oppure <text:span text:style-name="T389">'q'</text:span>).</text:p>
      <text:p text:style-name="P160"><text:span text:style-name="T2">Eliminare i link con menù </text:span><text:span text:style-name="menu"><text:span text:style-name="T2">Modifica&gt;Collegamenti&gt;interruzione</text:span></text:span></text:p>
      <text:p text:style-name="P160"><text:span text:style-name="T2">A domanda: </text:span><text:span text:style-name="T24">“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24">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73">Salvare il <text:span text:style-name="T389">file.ods</text:span>.</text:p>
      <text:h text:style-name="P593" text:outline-level="4"><text:bookmark-start text:name="__RefHeading__17615_1192499583"/>Qualcosa NON funziona in modo coerente<text:bookmark-end text:name="__RefHeading__17615_1192499583"/></text:h>
      <text:p text:style-name="P73">Le formule di <text:span text:style-name="T416">CERCA.VERT</text:span> o di <text:span text:style-name="T416">SOMMA.SE</text:span> danno risultati incostanti (funzionano in alcuni casi e in altri no).</text:p>
      <text:p text:style-name="P73">Accertarsi che i codici di prezzo NON abbiano uno o più spazi ridondanti alla fine della stringa.</text:p>
      <text:p text:style-name="P73">Ovvero accertarsi che la sigla “AAA_234.5” in realtà non sia “AAA_234.5 ”.</text:p>
      <text:p text:style-name="P73">Su stupidaggini analoghe è stato perso in gran numero di ore.</text:p>
      <text:p text:style-name="P73">A volte succede quando vengono aggiornati i prezzi, ovvero vengono sostituiti dei listini prezzi.</text:p>
      <text:h text:style-name="P594" text:outline-level="4"><text:bookmark-start text:name="__RefHeading__17617_1192499583"/><text:bookmark-start text:name="Cont_sempl"/><text:span text:style-name="T2">Contabilità semplificata direttamente sul foglio </text:span><text:span text:style-name="fogli"><text:span text:style-name="T2">COMPUTO</text:span></text:span><text:bookmark-end text:name="__RefHeading__17617_1192499583"/><text:bookmark-end text:name="Cont_sempl"/></text:h>
      <text:p text:style-name="P160"><text:span text:style-name="T469">La default dell'applicativo alla fine ha privilegiato la contabilità avanzata sul foglio </text:span><text:span text:style-name="fogli"><text:span text:style-name="T469">CONTABILITA</text:span></text:span><text:span text:style-name="T469">.</text:span></text:p>
      <text:p text:style-name="P160"><text:span text:style-name="T469">Nel caso si voglia invece fare una contabilità semplificata sullo stesso foglio di </text:span><text:span text:style-name="fogli"><text:span text:style-name="T469">COMPUTO</text:span></text:span><text:span text:style-name="T469"> occorre impostare a </text:span><text:span text:style-name="T470">0</text:span><text:span text:style-name="T469"> le seguenti variabili generali:</text:span></text:p>
      <text:p text:style-name="P160"><text:span text:style-name="T469">menù </text:span><text:span text:style-name="menu"><text:span text:style-name="T469">Principale&gt;Variabili Generali</text:span></text:span><text:span text:style-name="T469"> (menù preferenze). Scrivere </text:span><text:span text:style-name="T470">0</text:span><text:span text:style-name="T469"> nelle celle </text:span><text:span text:style-name="colonne"><text:span text:style-name="T469">H328</text:span></text:span><text:span text:style-name="T469"> ed </text:span><text:span text:style-name="colonne"><text:span text:style-name="T469">H336</text:span></text:span><text:span text:style-name="T469">.</text:span></text:p>
      <text:h text:style-name="P593"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73">Per creare un link ad una cella di altro foglio:</text:p>
      <text:list xml:id="list304533981" text:style-name="L74">
        <text:list-item>
          <text:p text:style-name="P483">si digita “<text:span text:style-name="T389">=</text:span>” nella cella destinazione</text:p>
        </text:list-item>
        <text:list-item>
          <text:p text:style-name="P483">poi si va in giro per documento a cercare la cella ”sorgente”</text:p>
        </text:list-item>
        <text:list-item>
          <text:p text:style-name="P552"><text:span text:style-name="T2">la si seleziona e poi si preme </text:span><text:span text:style-name="menu"><text:span text:style-name="T2">Invio</text:span></text:span></text:p>
        </text:list-item>
      </text:list>
      <text:p text:style-name="P73">Il collegamento ottenuto è di tipo relativo, ovvero non ha traccia di simboli <text:span text:style-name="T389">$</text:span> da nessuna parte. Si consiglia sin da subito di assegnare al foglio un riferimento assoluto. Questo per evitare impicci e sorprese in futuro, quando si duplicherà o stamperà quel foglio.</text:p>
      <text:p text:style-name="P160"><text:span text:style-name="T2">Quindi aggiungere subito un </text:span><text:span text:style-name="T24">$ </text:span><text:span text:style-name="T2">davanti la nome del foglio sorgente. Oppure ciclare dando </text:span><text:span text:style-name="menu"><text:span text:style-name="T2">Maiusc+F4</text:span></text:span><text:span text:style-name="T2"> più volte fino ad ottenere una combinazione di </text:span><text:span text:style-name="T24">$</text:span><text:span text:style-name="T2"> adatta agli scopi).</text:span></text:p>
      <text:p text:style-name="P73">La situazione migliore pare sia quella <text:span text:style-name="T389">$S2.alfaxx</text:span>, ovvero rendere assoluta solo la tab.</text:p>
      <text:h text:style-name="P593" text:outline-level="4"><text:bookmark-start text:name="__RefHeading__17621_1192499583"/>In Modalità Bozza non riesco a selezionare i pulsanti<text:bookmark-end text:name="__RefHeading__17621_1192499583"/></text:h>
      <text:p text:style-name="P73"><text:bookmark-start text:name="Cont_sempl1"/>N<text:bookmark-end text:name="Cont_sempl1"/>on riesco a cliccarli e non appaiono le maniglie.</text:p>
      <text:p text:style-name="P73">Perché il foglio è protetto!</text:p>
      <text:p text:style-name="P160"><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160"><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404">LeenO</text:span></text:span><text:span text:style-name="menu"><text:span text:style-name="T2">&gt;Bozza on/off</text:span></text:span><text:span text:style-name="T2"> dovreste uscirne facilmente.</text:span></text:p>
      <text:h text:style-name="P593" text:outline-level="4"><text:bookmark-start text:name="__RefHeading__17623_1192499583"/><text:soft-page-break/>Scorrendo il documento in basso, sparisce la riga di intestazione (ed i pulsanti)<text:bookmark-end text:name="__RefHeading__17623_1192499583"/></text:h>
      <text:p text:style-name="P160"><text:span text:style-name="T2">Per qualche motivo ignoto talvolta viene perso il “fissaggio”. Teoricamente sarebbe sufficiente posizionarsi sulla riga “giusta” e dare: menù </text:span><text:span text:style-name="menu"><text:span text:style-name="T2">LO/AOO&gt;Finestra&gt;Fissa</text:span></text:span><text:span text:style-name="T2">.</text:span></text:p>
      <text:p text:style-name="P160"><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73">La cosa va ripetuta per ciascuna tabella che presenti il problema.</text:p>
      <text:list xml:id="list215533574511368" text:continue-list="list215533507631291" text:style-name="Numbering_20_1">
        <text:list-item>
          <text:h text:style-name="P319" text:outline-level="1"><text:bookmark-start text:name="__RefHeading__31540_1949188957"/>Note di versione<text:bookmark-end text:name="__RefHeading__31540_1949188957"/></text:h>
        </text:list-item>
      </text:list>
      <text:list xml:id="list215532811855245" text:continue-list="list215532593741802" text:style-name="elenco-U">
        <text:list-item>
          <text:h text:style-name="P559" text:outline-level="3"><text:bookmark-start text:name="__RefHeading__31542_1949188957"/>Modello_190_LeenO-3.9.xx.ods<text:bookmark-end text:name="__RefHeading__31542_1949188957"/></text:h>
        </text:list-item>
      </text:list>
      <text:p text:style-name="P160"><text:span text:style-name="T2">Aggiunto il modulo di </text:span><text:span text:style-name="fogli"><text:span text:style-name="T2">Analisi di Prezz</text:span></text:span><text:span text:style-name="fogli"><text:span text:style-name="T160">o</text:span></text:span><text:span text:style-name="T2"> come da schema della AVCP.</text:span></text:p>
      <text:p text:style-name="P73">Cambiati alcuni stili di formattazione e i menu a pulsanti delle tabelle di lavoro principali.</text:p>
      <text:p text:style-name="P73">Aggiunti automatismi di aggiornamento di header e footer.</text:p>
      <text:list xml:id="list215534250847485" text:continue-numbering="true" text:style-name="elenco-U">
        <text:list-item>
          <text:h text:style-name="P559" text:outline-level="3"><text:bookmark-start text:name="__RefHeading__31544_1949188957"/>3.9.0 (oxt)<text:bookmark-end text:name="__RefHeading__31544_1949188957"/></text:h>
        </text:list-item>
      </text:list>
      <text:p text:style-name="P160"><text:span text:style-name="T2">Introdotto il </text:span><text:span text:style-name="menu"><text:span text:style-name="T2">Vedi Voce</text:span></text:span><text:span text:style-name="T2"> sia in </text:span><text:span text:style-name="fogli"><text:span text:style-name="T2">COMPUTO</text:span></text:span><text:span text:style-name="T2"> che in </text:span><text:span text:style-name="fogli"><text:span text:style-name="T2">CONTABILITA</text:span></text:span><text:span text:style-name="T2">'.</text:span></text:p>
      <text:p text:style-name="P165"><text:span text:style-name="T2">Introdotto il riepilogo per Categorie in </text:span><text:span text:style-name="fogli"><text:span text:style-name="T2">COMPUTO</text:span></text:span><text:span text:style-name="T2">.</text:span></text:p>
      <text:p text:style-name="P160"><text:span text:style-name="T2">Introdotti i pulsanti di </text:span><text:span text:style-name="menu"><text:span text:style-name="T2">Partita provvisoria</text:span></text:span><text:span text:style-name="T2"> e </text:span><text:span text:style-name="menu"><text:span text:style-name="T2">Detrai partita provvisoria</text:span></text:span></text:p>
      <text:p text:style-name="P73">Automatizzato l'aggiornamento di header e footer degli stili di pagina.</text:p>
      <text:p text:style-name="P73">Migliorati i controlli in apertura del documento.</text:p>
      <text:p text:style-name="P73">Risolti alcuni bug minori.2</text:p>
      <text:list xml:id="list215533267854796" text:continue-numbering="true" text:style-name="elenco-U">
        <text:list-item>
          <text:h text:style-name="P559" text:outline-level="3"><text:bookmark-start text:name="__RefHeading__20936_1805123075"/>3.9.1 (oxt)<text:bookmark-end text:name="__RefHeading__20936_1805123075"/></text:h>
        </text:list-item>
      </text:list>
      <text:p text:style-name="P73"><text:span text:style-name="T334">M</text:span>igliorato l'inserimento di una nuova voce nel Computo.</text:p>
      <text:p text:style-name="P73"><text:span text:style-name="T334">M</text:span>igliorata la gestione dell'indice dei listini: inserito un messaggio che suggerisce di selezionare una voce dell'indice.</text:p>
      <text:p text:style-name="P73"><text:span text:style-name="T334">I</text:span>ntrodotto <text:span text:style-name="T389">colora_capitoli_listino</text:span>: tool di formattazione dei listini che colora i righi a secondo del tipo: titolo capitolo, titolo sotto-capitolo, voce madre (senza prezzo)</text:p>
      <text:p text:style-name="P73"><text:span text:style-name="T334">I</text:span>ntrodotta l'installazione dei MODELLI: per creare nuovi documenti si può usare File &gt; Nuovo &gt; Modelli &gt;... - inseriti i modelli:</text:p>
      <text:p text:style-name="P290">Computo_LeenO.ots</text:p>
      <text:p text:style-name="P290">Listino_LeenO.ots</text:p>
      <text:p text:style-name="P290">UsoBollo.ott</text:p>
      <text:p text:style-name="P73"><text:span text:style-name="T334">M</text:span>igliorato l'inserimento di una nuova analisi: si può tenere il cursore oltre la riga rossa. La nuova voce è inserita dopo quella selezionata</text:p>
      <text:p text:style-name="P73"><text:span text:style-name="T334">H</text:span>o reso opzionale l'inserimento della riga della sicurezza [+%] che propone una percentuale ma che si può gestire a discrezione dell'utente. Va trattata come "notizia": non influisce sul calcolo del prezzo finale.</text:p>
      <text:p text:style-name="P73"><text:span text:style-name="T334">V</text:span>olendo ottenere “Importo Parziale” pari a €0,00 è sufficiente cancellare il testo nella casella del codice.</text:p>
      <text:p text:style-name="P73"><text:span text:style-name="T334">R</text:span>iscritto il "RIORDINA le Analisi di Prezzo"</text:p>
      <text:p text:style-name="P73"><text:span text:style-name="T334">A</text:span>ggiunta macro per la creazione di <text:span text:style-name="T389">Genera_SOMMARIO_ANALISI</text:span></text:p>
      <text:p text:style-name="P73"><text:span text:style-name="T334">R</text:span>isoluzione di bug minori</text:p>
      <text:list xml:id="list215533616366126" text:continue-numbering="true" text:style-name="elenco-U">
        <text:list-item>
          <text:h text:style-name="P573" text:outline-level="3"><text:bookmark-start text:name="__RefHeading__16249_539796941"/>3.<text:span text:style-name="T500">10</text:span>.<text:span text:style-name="T500">0 </text:span>(oxt)<text:bookmark-end text:name="__RefHeading__16249_539796941"/></text:h>
        </text:list-item>
      </text:list>
      <text:p text:style-name="P113">Sto mirando ad escludere pian piano i riferimenti al foglio S5 per la creazione degli elementi di ogni tabella, affidando tutto il lavoro al codice Basic.</text:p>
      <text:p text:style-name="P113">Resa opzionale la richiesta di descrizione nel Vedi Voce.</text:p>
      <text:p text:style-name="P113">Aggiornata la “formula_magica” (Ctrl+9) che permette di scrivere sul rigo di descrizione il dettaglio delle operazioni complesse in modo che lavori solo se necessario. Riabilitato l’aggiornamento automatico di tutto il foglio.</text:p>
      <text:p text:style-name="P113">Riscritto completamente svuota_contabilita_esegui: ricrea il contenuto del foglio senza fare riferimento al foglio S5 (è tutto nel codice), rifà il totale e inserisce la riga “noprint”.</text:p>
      <text:p text:style-name="P113"><text:soft-page-break/>Inserito ELIMINA_VOCE (aggiunto al menu pop up).</text:p>
      <text:p text:style-name="P113">Migliorato l’inserimento di voci in CONTABILITA.</text:p>
      <text:p text:style-name="P113">Aggiunto RICICLA_MISURE (nel menù pop-up) che preleva le voci da COMPUTO per inserirle in CONTABILITA.</text:p>
      <text:p text:style-name="P113">Migliorata l’importazione delle voci da Analisi di Prezzo in Elenco Prezzi.</text:p>
      <text:p text:style-name="P113">Implementato il calcolo incidenze degli importi nel Riepilogo del COMPUTO.</text:p>
      <text:p text:style-name="P113"/>
      <text:p text:style-name="P113">NEL FILE DI ESEMPIO/MODELLO:</text:p>
      <text:p text:style-name="P113">Cambiata la struttura e gli stili di ESEMPIO_LeenO.ods uniformando l’aspetto delle tabelle di lavoro.</text:p>
      <text:p text:style-name="P113">Alleggeriti i colori delle celle. Lo scopo è permettere la stampa senza che lo “sbiancamento” sia necessario.</text:p>
      <text:p text:style-name="P113">Isolato il menu a pulsantoni che non interferisce più con le intestazioni di tabelle.</text:p>
      <text:p text:style-name="P113">Sostituite alcune formule di SOMMA() con SUBTOTALE() che permetterà la futura implementazione del parziale nelle voci di misurazione.</text:p>
      <text:p text:style-name="P113">Qualche ritocco del modulo di analisi.</text:p>
      <text:p text:style-name="P113">Migliorata la gestione ed eliminate le due righe superflue in Categoria e SottoCategoria che passano da 3 ad 1.</text:p>
      <text:p text:style-name="P113">Migliorata la creazione dei sommari in Elenco Prezzi che adesso è istantanea.</text:p>
      <text:p text:style-name="P113">Risolti bug minori.</text:p>
      <text:list xml:id="list215533259571430" text:continue-numbering="true" text:style-name="elenco-U">
        <text:list-item>
          <text:h text:style-name="P574" text:outline-level="3"><text:bookmark-start text:name="__RefHeading__16251_539796941"/>3.10.1 (oxt)<text:bookmark-end text:name="__RefHeading__16251_539796941"/></text:h>
        </text:list-item>
      </text:list>
      <text:p text:style-name="P113">Prime modifiche al menu popup.</text:p>
      <text:p text:style-name="P113">Correzione del “riordina” in Elenco prezzi.</text:p>
      <text:p text:style-name="P113">Correzioni nella riga riassuntiva in cima al COMPUTO.</text:p>
      <text:p text:style-name="P113">Correzione delle formule di sommario della contabilità in Elenco Prezzi:</text:p>
      <text:p text:style-name="P113">il calcolo adesso è diretto: quantità x prezzo = importo.</text:p>
      <text:p text:style-name="P113">il range di dati nel foglio di CONTABILITA tiene conto dell’ultimo SAL registrato.</text:p>
      <text:p text:style-name="P113">Implementato un suggerimento per il salvataggio subito dopo la creazione di un nuovo lavoro.</text:p>
      <text:p text:style-name="P113">Correzione di bug minori.</text:p>
      <text:list xml:id="list215533581729995" text:continue-numbering="true" text:style-name="elenco-U">
        <text:list-item>
          <text:h text:style-name="P558" text:outline-level="3"><text:bookmark-start text:name="__RefHeading__16253_539796941"/>3.10.2 (oxt)<text:bookmark-end text:name="__RefHeading__16253_539796941"/></text:h>
        </text:list-item>
      </text:list>
      <text:p text:style-name="P283"><text:span text:style-name="T2">Corretto bug nel calcolo dei totali SubCat del </text:span><text:span text:style-name="fogli"><text:span text:style-name="T2">COMPUTO</text:span></text:span></text:p>
      <text:p text:style-name="P284">Corretto il menù Analisi</text:p>
      <text:p text:style-name="P284"><text:span text:style-name="T416">make_pack</text:span> adeguato anche Linux</text:p>
      <text:p text:style-name="P284">Introdotto il modulo <text:span text:style-name="T416">conversioni</text:span></text:p>
      <text:p text:style-name="P284">Adeguamento di <text:span text:style-name="T416">inizializza_computo</text:span> e <text:span text:style-name="T416">inizializza_elenco</text:span> per l'adeguamento di template vecchi</text:p>
      <text:p text:style-name="P284">introdotto <text:span text:style-name="T416">da_vecchio_template</text:span>:</text:p>
      <text:list xml:id="list3648578163" text:style-name="L75">
        <text:list-item>
          <text:p text:style-name="P484">Fonde insieme le colonne di parti uguali e coefficiente.</text:p>
        </text:list-item>
      </text:list>
      <text:list xml:id="list180447337" text:style-name="L76">
        <text:list-item>
          <text:p text:style-name="P485">elimina le righe vuote bianche di Cat e SubCat</text:p>
        </text:list-item>
        <text:list-item>
          <text:p text:style-name="P486"><text:span text:style-name="T502">Aggiorna</text:span> gli stili di cella direttamente da template di LeenO (versione corrente)</text:p>
        </text:list-item>
        <text:list-item>
          <text:p text:style-name="P485"><text:span text:style-name="T416">Controlla_Somme_Componenti_conversioni</text:span> rigenera tutte le formule ed adegua le colonne di misurazione</text:p>
        </text:list-item>
        <text:list-item>
          <text:p text:style-name="P485">Crea una copia di backup del file di origine, lavora su un file-TMP e riversa su un nuovo file creato dal template</text:p>
        </text:list-item>
        <text:list-item>
          <text:p text:style-name="P485">il convertitore tiene conto anche di eventuali formule presenti nelle celle</text:p>
        </text:list-item>
        <text:list-item>
          <text:p text:style-name="P485"><text:soft-page-break/><text:span text:style-name="T416">su_apertura_doc</text:span> riconosce i vecchi documenti e propone la conversione</text:p>
        </text:list-item>
      </text:list>
      <text:p text:style-name="P164"><text:span text:style-name="T2">Corretti i comandi di Cat e SubCat che adesso vengono generati direttamente da Basic senza guardare in </text:span><text:span text:style-name="fogli"><text:span text:style-name="T2">S5</text:span></text:span></text:p>
      <text:p text:style-name="P164"><text:span text:style-name="T2">Riscritto il </text:span><text:span text:style-name="T56">circoscrive_voce</text:span><text:span text:style-name="T2"> che adesso verifica la presenza della prima riga della voce e, in caso negativo, la inserisce (funziona con </text:span><text:span text:style-name="fogli"><text:span text:style-name="T2">COMPUTO</text:span></text:span><text:span text:style-name="T2"> e </text:span><text:span text:style-name="fogli"><text:span text:style-name="T2">CONTABILITA</text:span></text:span><text:span text:style-name="T2">)</text:span></text:p>
      <text:p text:style-name="P164"><text:span text:style-name="T2">La sheet </text:span><text:span text:style-name="fogli"><text:span text:style-name="T2">CONTABILITA</text:span></text:span><text:span text:style-name="T2"> rimane esclusa dalla conversione (ritengo eccessivo curarmene per via della molto diversa concezione attuale)</text:span></text:p>
      <text:p text:style-name="P114">Modificato il <text:span text:style-name="T416">salva_come_data</text:span> rendendo opzionale il timestamp nel nome del file</text:p>
      <text:p text:style-name="P72">Modificato il <text:span text:style-name="T416">trova_attr_sheet</text:span> che adesso lavora convertendo in maiuscolo le stringhe agevolandone la ricerca</text:p>
      <text:p text:style-name="OOoTextBody"><text:span text:style-name="T2">Rivisti i sommari su </text:span><text:span text:style-name="fogli"><text:span text:style-name="T2">Elenco Prezzi</text:span></text:span><text:span text:style-name="T2"> che adesso sono permanenti ed aggiornati in tempo reale</text:span></text:p>
      <text:list xml:id="list992475103" text:style-name="L77">
        <text:list-item>
          <text:p text:style-name="P345"><text:span text:style-name="T2">Revisione della creazione di una voce in </text:span><text:span text:style-name="fogli"><text:span text:style-name="T2">Elenco Prezzi</text:span></text:span><text:span text:style-name="T2"> per la generazione contestuale dei sommari</text:span></text:p>
        </text:list-item>
        <text:list-item>
          <text:p text:style-name="P345"><text:span text:style-name="T2">Revisione della inizializzazione dell'</text:span><text:span text:style-name="fogli"><text:span text:style-name="T2">Elenco Prezzi</text:span></text:span></text:p>
        </text:list-item>
      </text:list>
      <text:p text:style-name="P115">Nuove voci nel menù a tendina:</text:p>
      <text:list xml:id="list1379098591" text:style-name="L78">
        <text:list-item>
          <text:p text:style-name="P554"><text:span text:style-name="menu"><text:span text:style-name="T2">Nuovo...</text:span></text:span><text:span text:style-name="T2"> &gt; </text:span><text:span text:style-name="menu"><text:span text:style-name="T2">Listino</text:span></text:span><text:span text:style-name="T2"> </text:span><text:span text:style-name="menu"><text:span text:style-name="T2">prezzi</text:span></text:span></text:p>
        </text:list-item>
        <text:list-item>
          <text:p text:style-name="P553"><text:span text:style-name="menu"><text:span text:style-name="T2">Manuale...</text:span></text:span><text:span text:style-name="T2"> apre il file PDF del Manuale d'uso</text:span></text:p>
        </text:list-item>
      </text:list>
      <text:p text:style-name="OOoTextBody"><text:span text:style-name="T2">Aggiustamenti sulla voce di menù </text:span><text:span text:style-name="menu"><text:span text:style-name="T2">=&gt;ELENCO</text:span></text:span><text:span text:style-name="T2"> (invia voci di analisi ad elenco) per controllo presenza doppioni</text:span></text:p>
      <text:p text:style-name="OOoTextBody"><text:span text:style-name="T2">Modificato aggiorna_somma_se per adeguamento a sommari in </text:span><text:span text:style-name="fogli"><text:span text:style-name="T2">Elenco Prezzi</text:span></text:span></text:p>
      <text:p text:style-name="P72">Modifiche su “controllo Doppioni durante”</text:p>
      <text:list xml:id="list215532361740605" text:continue-list="list215533581729995" text:style-name="elenco-U">
        <text:list-item>
          <text:h text:style-name="P558" text:outline-level="3"><text:bookmark-start text:name="__RefHeading__16255_539796941"/><text:span text:style-name="T501">Template 193</text:span> <text:bookmark-end text:name="__RefHeading__16255_539796941"/></text:h>
        </text:list-item>
      </text:list>
      <text:p text:style-name="P5">Descrizione di Cat e SubCat su più righe</text:p>
      <text:p text:style-name="Standard"><text:span text:style-name="T2">Adeguato anche </text:span><text:span text:style-name="fogli"><text:span text:style-name="T2">Elenco Prezzi</text:span></text:span><text:span text:style-name="T2"> al modello degli altri fogli operativi. Porta la riga dei totali sia in cima che in fondo alla tabella</text:span></text:p>
      <text:p text:style-name="Standard"><text:span text:style-name="T2">Resi permanenti i sommari di </text:span><text:span text:style-name="fogli"><text:span text:style-name="T2">COMPUTO</text:span></text:span><text:span text:style-name="T2"> e </text:span><text:span text:style-name="fogli"><text:span text:style-name="T2">CONTABILITA</text:span></text:span><text:span text:style-name="T2"> in </text:span><text:span text:style-name="fogli"><text:span text:style-name="T2">Elenco Prezzi</text:span></text:span></text:p>
      <text:p text:style-name="Standard"><text:span text:style-name="T2">Aggiunto </text:span><text:span text:style-name="menu"><text:span text:style-name="T2">Dettaglio misure ON</text:span></text:span><text:span text:style-name="T2"> e </text:span><text:span text:style-name="menu"><text:span text:style-name="T2">Dettaglio misure OFF</text:span></text:span><text:span text:style-name="T2"> nel menù </text:span><text:span text:style-name="menu"><text:span text:style-name="T2">Viste</text:span></text:span></text:p>
      <text:p text:style-name="Standard"><text:span text:style-name="fogli"><text:span text:style-name="T2">Aggiornati i menù </text:span></text:span><text:span text:style-name="menu"><text:span text:style-name="T2">Viste</text:span></text:span><text:span text:style-name="fogli"><text:span text:style-name="T2"> di Elenco Prezzi, COMPUTO e Analisi di prezzo</text:span></text:span></text:p>
      <text:p text:style-name="P6">Introdotto lo stile <text:span text:style-name="T416">"comp 1-a peso"</text:span> per consentire di dare alla colonna del peso un numero di decimali diverso dalle altre misure.</text:p>
      <text:p text:style-name="P7">Disattivata la procedura di controllo in apertura del documento che resta disponibile nel menù a tendina.</text:p>
      <text:list xml:id="list215532633453330" text:continue-numbering="true" text:style-name="elenco-U">
        <text:list-item>
          <text:h text:style-name="P558" text:outline-level="3"><text:bookmark-start text:name="__RefHeading___Toc16328_751277993"/>3.11.0 (OXT)<text:bookmark-end text:name="__RefHeading___Toc16328_751277993"/></text:h>
          <text:list>
            <text:list-item>
              <text:p text:style-name="P333">Introdotte funzionalità per la gestione della contabilità a misura a norma di regolamento (da considerarsi sperimentale).</text:p>
            </text:list-item>
            <text:list-item>
              <text:p text:style-name="P335">Disabilitata definitivamente la gestione della contabilità “semplificata”, con eliminazione del relativo menù VISTE</text:p>
            </text:list-item>
            <text:list-item>
              <text:p text:style-name="P333">Introdotta la gestione del <text:span text:style-name="T511">L</text:span>ibretto delle <text:span text:style-name="T511">M</text:span>isure</text:p>
            </text:list-item>
            <text:list-item>
              <text:p text:style-name="P333">Introdotta la generazione del Registro di Contabilità</text:p>
            </text:list-item>
            <text:list-item>
              <text:p text:style-name="P334">Introdotta la generazione dello Stato di Avanzamento Lavori</text:p>
            </text:list-item>
          </text:list>
          <text:p text:style-name="P337">Sul foglio CONTABILITA:</text:p>
          <text:list text:continue-numbering="true">
            <text:list-item>
              <text:p text:style-name="P337">Abilitato lo spostamento voce</text:p>
            </text:list-item>
            <text:list-item>
              <text:p text:style-name="P337">Abilitato il filtro di ricerca</text:p>
            </text:list-item>
            <text:list-item>
              <text:p text:style-name="P338">abilitata la numerazione automatica delle voci</text:p>
            </text:list-item>
            <text:list-item>
              <text:p text:style-name="P338">L'immissione di nuove misure nel Computo Metrico è condizionata dall'esistenza di un eventuale primo Libretto delle Misure già registrato.</text:p>
            </text:list-item>
            <text:list-item>
              <text:p text:style-name="P338"><text:soft-page-break/>Nel nuovo menù VISTE di Contabilità sono state escluse le funzionalità che, cambiando le dimensioni degli elementi del foglio, comprometterebbero la struttura degli atti contabili.</text:p>
            </text:list-item>
            <text:list-item>
              <text:p text:style-name="P338">Risolto bug che mandava in errore la conversione da vecchia versione.</text:p>
            </text:list-item>
            <text:list-item>
              <text:p text:style-name="P338">La conversione di vecchi lavori tiene conto anche di eventuali link tra celle.</text:p>
            </text:list-item>
            <text:list-item>
              <text:p text:style-name="P338">Risolto bug del #N/D che si presentava su computi appena creati da template.</text:p>
            </text:list-item>
            <text:list-item>
              <text:p text:style-name="P338">Introdotto il “parziale” in Computo e Contabilità.</text:p>
            </text:list-item>
            <text:list-item>
              <text:p text:style-name="P338">Il “parziale” viene aggiornato/adeguato in tempo reale nel caso di cancellazione di altri</text:p>
            </text:list-item>
            <text:list-item>
              <text:p text:style-name="P338">parziali o di righe di misura nell'ambito della stessa voce di Computo o Contabilità.</text:p>
            </text:list-item>
            <text:list-item>
              <text:p text:style-name="P338">Risolti i messaggi di errore che si presentavano gestendo i file-prezzario con Calc (template</text:p>
            </text:list-item>
            <text:list-item>
              <text:p text:style-name="P338">Listino_LeenO.ots) in assenza dell'installazione di LeenO.</text:p>
            </text:list-item>
            <text:list-item>
              <text:p text:style-name="P338">Modifiche mirate a snellire la procedura di controllo del file di Computo</text:p>
            </text:list-item>
            <text:list-item>
              <text:p text:style-name="P338">Introdotte Toolbars contestuali, una per ognuno dei fogli “operativi”: ELENCO, ANALISI, COMUTO, CONTABILITA</text:p>
            </text:list-item>
            <text:list-item>
              <text:p text:style-name="P338">Le Toolbars rimangono visibili ed attive solo ne caso si stia lavorando con un template di LeenO. Restano invisibili quando si usa un comune foglio di Calc.</text:p>
            </text:list-item>
            <text:list-item>
              <text:p text:style-name="P338">Il documento di lavoro generato e gestito con LeenO rimane utilizzabile anche senza l'installazione di LeenO e senza mostrare messaggi di errore.</text:p>
            </text:list-item>
            <text:list-item>
              <text:p text:style-name="P338">La visualizzazione è parametrica e dipende dall'opzione Livello di difficoltà/esperienza utenti: in modalità “primo approccio” (0) le toolbars rimangono tutte indistintamente visualizzate.</text:p>
            </text:list-item>
            <text:list-item>
              <text:p text:style-name="P338">Sostituito il set di icone di tutte le voci di menù</text:p>
            </text:list-item>
            <text:list-item>
              <text:p text:style-name="P338">aggiunti automatismi per la gestione degli Eventi/foglio ed Eventi/file all'apertura ed alla chiusura del file di computo.</text:p>
            </text:list-item>
            <text:list-item>
              <text:p text:style-name="P338">Eliminata la dicitura “Ultimus” dai vari loghi</text:p>
            </text:list-item>
          </text:list>
        </text:list-item>
      </text:list>
      <text:p text:style-name="P9">Nel file-computo:</text:p>
      <text:list xml:id="list215533634204342" text:continue-numbering="true" text:style-name="elenco-U">
        <text:list-item>
          <text:list>
            <text:list-item>
              <text:p text:style-name="P338">Aggiornamenti sul template (n.196) che “dialoga” con la libreria di funzioni</text:p>
            </text:list-item>
            <text:list-item>
              <text:p text:style-name="P338">Corretto il range di “elenco_prezzi”</text:p>
            </text:list-item>
            <text:list-item>
              <text:p text:style-name="P338">Eliminati i menù a pulsantoni.</text:p>
            </text:list-item>
          </text:list>
        </text:list-item>
      </text:list>
      <text:p text:style-name="P9">Nel file-prezzario:</text:p>
      <text:list xml:id="list215534182539365" text:continue-numbering="true" text:style-name="elenco-U">
        <text:list-item>
          <text:list>
            <text:list-item>
              <text:p text:style-name="P338">introdotta funzionalità per l'invio diretto del prezzo selezionato al documento di contabilità, corrente (DCC)</text:p>
            </text:list-item>
          </text:list>
        </text:list-item>
      </text:list>
      <text:p text:style-name="P9">Atro:</text:p>
      <text:list xml:id="list215534122526555" text:continue-numbering="true" text:style-name="elenco-U">
        <text:list-item>
          <text:list>
            <text:list-item>
              <text:p text:style-name="P338">Introdotto un primo modulo in Python per la conversione di prezzari dal formato XML-SIN (non ancora abilitato in LeenO – funziona solo da shell).</text:p>
            </text:list-item>
          </text:list>
        </text:list-item>
      </text:list>
      <text:p text:style-name="P8"/>
      <text:p text:style-name="P8"/>
      <text:list xml:id="list2283959015" text:style-name="L79">
        <text:list-header>
          <text:p text:style-name="P336"/>
        </text:list-header>
      </text:list>
      <text:list xml:id="list215533591740649" text:continue-list="list215534122526555" text:style-name="elenco-U">
        <text:list-item>
          <text:h text:style-name="P584" text:outline-level="3">3.15.0</text:h>
        </text:list-item>
      </text:list>
      <text:list xml:id="list3505007808" text:style-name="L80">
        <text:list-item>
          <text:p text:style-name="P347">Introdotto il numero di versione <text:span text:style-name="T687">di LeenO </text:span>sul <text:span text:style-name="menu">Menù Principale</text:span>.</text:p>
        </text:list-item>
        <text:list-item>
          <text:p text:style-name="P348"><text:span text:style-name="T677">Avviando LeenO dalla toolbar o con </text:span><text:span text:style-name="menu"><text:span text:style-name="T677">Ctrl+0</text:span></text:span><text:span text:style-name="T677">, se il file corrente non è un file di computo, non ha nome e non ha dati, viene chiuso.</text:span></text:p>
        </text:list-item>
        <text:list-item>
          <text:p text:style-name="P347">Eliminata la gestione delle tabelle sulla base di alcuni attributi delle celle. La nuova gestione si basa sul nome di tabella.</text:p>
        </text:list-item>
        <text:list-item>
          <text:p text:style-name="P347">Le operazioni di autoexec passano gradualmente al Python.</text:p>
        </text:list-item>
        <text:list-item>
          <text:p text:style-name="P347">Nella creazione dei quadri di raffronto, introdotta la chiusura delle righe con errore <text:span text:style-name="Emphasis">"#DIV/0"</text:span> nella colonna <text:span text:style-name="colonne">VAR. %</text:span></text:p>
        </text:list-item>
        <text:list-item>
          <text:p text:style-name="P349">Implementazione del terzo livello di <text:span text:style-name="T684">suddivisione in </text:span>categori<text:span text:style-name="T684">e</text:span>.</text:p>
        </text:list-item>
        <text:list-item>
          <text:p text:style-name="P347">Le funzioni XPWE_import e XPWE_export sono state implementate con la possibilità di scelta tra <text:span text:style-name="fogli">COMPUTO</text:span> e <text:span text:style-name="fogli">VARIANTE</text:span>.</text:p>
        </text:list-item>
        <text:list-item>
          <text:p text:style-name="P347">Ampliato il formato XPWE <text:span text:style-name="T684">come </text:span>.XLO.XPWE. Questo <text:span text:style-name="T684">formato </text:span>permette di esportare anche le incidenze di manodopera e sicurezza. Il file rimane compatibile con Primus, <text:span text:style-name="T682">ed</text:span> in ambito LeenO permette accodamenti di computi metrici senza perdere le incidenze.</text:p>
        </text:list-item>
        <text:list-item>
          <text:p text:style-name="P349">Migliorata la gestione del vedi voce in XPWE_out. <text:span text:style-name="T677">L'esportazione adesso compila anche i dati relativi a descrizione ridotta e descrizione breve.</text:span></text:p>
        </text:list-item>
        <text:list-item>
          <text:p text:style-name="P355">Gestito con un avviso all'utente l'errore che impedisce di scrivere un file di output.xlo.xpwe nel caso questo sia già in uso.</text:p>
        </text:list-item>
        <text:list-item>
          <text:p text:style-name="P347">Correzioni su XPWE_in per una migliore <text:span text:style-name="T687">la </text:span>gestione delle incidenze e del vedi voce. <text:span text:style-name="T685">Abilitato il riconoscimento dei valori esponenziali.</text:span></text:p>
        </text:list-item>
        <text:list-item>
          <text:p text:style-name="P356">Aggiunto il modulo di esportazioni delle <text:span text:style-name="fogli"><text:span text:style-name="T687">A</text:span></text:span><text:span text:style-name="fogli">nalisi </text:span><text:span text:style-name="fogli"><text:span text:style-name="T687">di Prezzo</text:span></text:span><text:span text:style-name="T687"> </text:span>verso il formato XPWE.</text:p>
        </text:list-item>
        <text:list-item>
          <text:p text:style-name="P357">Aggiunto il modulo di <text:span text:style-name="T680">importazioni </text:span>delle <text:s/><text:span text:style-name="fogli"><text:span text:style-name="T687">A</text:span></text:span><text:span text:style-name="fogli">nalisi </text:span><text:span text:style-name="fogli"><text:span text:style-name="T687">di Prezzo</text:span></text:span><text:span text:style-name="T687"> da</text:span>l formato XPWE.</text:p>
        </text:list-item>
        <text:list-item>
          <text:p text:style-name="P347">Aggiunta funzione per l'azzeramento della quantità totale di una voce di computo con la dicitura '*** VOCE AZZERATA ***' e la colorazione con sfondo grigio, associata alla scorciatoia <text:span text:style-name="menu">Ctrl+Shift-E</text:span>.</text:p>
        </text:list-item>
        <text:list-item>
          <text:p text:style-name="P349">Aggiunta scorciatoia <text:span text:style-name="menu">F3 Tronca_Altezza_Voci</text:span>.</text:p>
        </text:list-item>
        <text:list-item>
          <text:p text:style-name="P350">Aggiuta la voce <text:span text:style-name="menu">LeenO&gt;Utility...&gt;Titolo all'inizio delle misure</text:span> che inserisce, all'inizio di ogni voce di <text:span text:style-name="fogli"><text:span text:style-name="T686">COMPUTO</text:span></text:span> o <text:span text:style-name="fogli"><text:span text:style-name="T686">VARIANTE</text:span></text:span>, una nuova riga con una descrizione a scelta.</text:p>
        </text:list-item>
        <text:list-item>
          <text:p text:style-name="P359">Nuovo <text:span text:style-name="T679">c</text:span>omando <text:span text:style-name="menu"><text:span text:style-name="T2">LeenO&gt;Utility...&gt;Unisci tutti i fogli del documento</text:span></text:span>. Serve per unire tanti fogli in un foglio di nome <text:span text:style-name="fogli">unione_fogli</text:span>. Utile per unire in un singolo foglio di <text:span text:style-name="fogli">Analisi di Prezzo</text:span> le schede di analisi che molti compilano in fogli separati.</text:p>
        </text:list-item>
        <text:list-item>
          <text:p text:style-name="P360">Aggiunta la voce di menù <text:span text:style-name="menu">LeenO&gt;Utility&gt;Copia solo le celle visibili</text:span>. A partire dalla selezione di un range di celle in cui alcune righe e/o colonne sono nascoste, mette in clipboard solo il contenuto delle celle visibili. Liberamente ispirato a "Copy only visible cells" <text:a xlink:type="simple" xlink:href="http://bit.ly/2j3bfq2" text:style-name="Internet_20_link" text:visited-style-name="Visited_20_Internet_20_Link">http://bit.ly/2j3bfq2</text:a></text:p>
        </text:list-item>
        <text:list-item>
          <text:p text:style-name="P349">Aggiunto “<text:span text:style-name="T389">taglia </text:span><text:span text:style-name="T396">corto</text:span><text:span text:style-name="T687">”:</text:span> taglia il contenuto della selezione senza cancellare la formattazione delle celle. E' associato alla shortcut <text:span text:style-name="menu">Ctrl+X</text:span>.</text:p>
        </text:list-item>
        <text:list-item>
          <text:p text:style-name="P350">Aggiunta voce di menù <text:span text:style-name="menu">Lista Lavorazioni e Forniture</text:span> al dialogo <text:span text:style-name="menu">VISTE</text:span> di <text:span text:style-name="fogli">Elenco Prezzi.</text:span></text:p>
        </text:list-item>
        <text:list-item>
          <text:p text:style-name="P346">Il <text:span text:style-name="menu">Trova voce in Elenco Prezzi</text:span> è stato ampliato con possibilità di “inseguire” la tariffa di prezzo tra <text:span text:style-name="fogli">COMPUTO</text:span> o <text:span text:style-name="fogli">VARIANTE</text:span> o <text:span text:style-name="fogli">CONTABILTA</text:span> e <text:span text:style-name="fogli">Elenco Prezzi</text:span> fino alle <text:span text:style-name="fogli">Analisi di Prezzo</text:span>.</text:p>
        </text:list-item>
        <text:list-item>
          <text:p text:style-name="P349"><text:span text:style-name="T681">In </text:span><text:span text:style-name="fogli"><text:span text:style-name="T681">Analisi di Prezzo</text:span></text:span><text:span text:style-name="T681"> migliorato l’invio multiplo di voci all’</text:span><text:span text:style-name="fogli"><text:span text:style-name="T681">Elenco Prezzi</text:span></text:span><text:span text:style-name="T681"> del comando </text:span><text:span text:style-name="menu"><text:span text:style-name="T681">Tutte le Analisi ad E.P.</text:span></text:span></text:p>
        </text:list-item>
        <text:list-item>
          <text:p text:style-name="P347">Migliorato il controllo della visualizzazione delle toolbars <text:span text:style-name="T681">in contesto con i fogli di lavoro</text:span>.</text:p>
        </text:list-item>
        <text:list-item>
          <text:p text:style-name="P347">Migliorata l'esportazione delle tabelle su file esterno.</text:p>
        </text:list-item>
        <text:list-item>
          <text:p text:style-name="P347">Corretto il range di righe per il settaggio dell'area di stampa.</text:p>
        </text:list-item>
        <text:list-item>
          <text:p text:style-name="P347">Riscritta e velocizzata la funzione per la cancellazione dei doppioni dall'<text:span text:style-name="fogli"><text:span text:style-name="T678">E</text:span></text:span><text:span text:style-name="fogli">lenco Prezzi</text:span>.</text:p>
        </text:list-item>
        <text:list-item>
          <text:p text:style-name="P347">Implementato un sistema per l'adeguamento di vecchie versioni del template alla versione <text:soft-page-break/>corrente <text:span text:style-name="T687">di LeenO</text:span>.</text:p>
        </text:list-item>
        <text:list-item>
          <text:p text:style-name="P347">Il foglio <text:span text:style-name="fogli">VARIANTE</text:span> ha le intestazioni di colore giallo per una migliore distinguibilità.</text:p>
        </text:list-item>
        <text:list-item>
          <text:p text:style-name="P347">Migliorata la gestione del <text:span text:style-name="menu">Dettaglio misure</text:span> in descrizione della voce.</text:p>
        </text:list-item>
        <text:list-item>
          <text:p text:style-name="P347">Migliorata la gestione dell'abbreviazione della voce di descrizione prezzo.</text:p>
        </text:list-item>
        <text:list-item>
          <text:p text:style-name="P347">Introdotta la visualizzazione di un dialogo, che si avvia come thread contestualmente ad altre funzioni, tale da impedire qualsiasi intervento dell'utente fino a conclusione di alcune operazioni particolari.</text:p>
        </text:list-item>
        <text:list-item>
          <text:p text:style-name="P347">Migliorata la gestione dell'inserimento di nuove voci nel caso di visualizzazione voce abbreviata attiva.</text:p>
        </text:list-item>
        <text:list-item>
          <text:p text:style-name="P347">Aggiunto il backup automatico all'avvio del menu principale, <text:span text:style-name="T677">ma solo nel caso in cui il file di lavoro abbia già un nome</text:span>. <text:span text:style-name="T677">Il backup del file di lavoro viene fatto partendo dall'ultimo salvataggio certo.</text:span></text:p>
        </text:list-item>
        <text:list-item>
          <text:p text:style-name="P347">Sostituito il naming LeenO del menu principale con il banner originario in formato jpg.</text:p>
        </text:list-item>
        <text:list-item>
          <text:p text:style-name="P358">Correzioni nella gestione delle toolbars contestuali ai fogli di lavoro.</text:p>
        </text:list-item>
        <text:list-item>
          <text:p text:style-name="P358">Correzioni di alcune didascaline del menù <text:span text:style-name="menu">Viste</text:span> della <text:span text:style-name="fogli">CONTABILITA</text:span><text:span text:style-name="T678">.</text:span></text:p>
        </text:list-item>
        <text:list-item>
          <text:p text:style-name="P361">Cancellata la voce di menù pop <text:span text:style-name="menu">Crea Copia del Computo Metrico (con o) Senza Prezzi</text:span>.</text:p>
        </text:list-item>
        <text:list-item>
          <text:p text:style-name="P362">Correzioni sul comando <text:span text:style-name="menu">Genera Variante</text:span>.</text:p>
        </text:list-item>
        <text:list-item>
          <text:p text:style-name="P362">Traduzione diversi comand<text:span text:style-name="T683">i</text:span> dal Basic al Python.</text:p>
        </text:list-item>
        <text:list-item>
          <text:p text:style-name="P364">Cancellazione di consistenti parti di codice Basic.</text:p>
        </text:list-item>
        <text:list-item>
          <text:p text:style-name="P364">Aggiornamenti dei menù di dialogo.</text:p>
        </text:list-item>
        <text:list-item>
          <text:p text:style-name="P365">Aggiornamento degli stili di testo nel template.</text:p>
        </text:list-item>
        <text:list-item>
          <text:p text:style-name="P366">Aggiornamenti del <text:span text:style-name="T683">Manuale d’uso</text:span>.</text:p>
        </text:list-item>
        <text:list-item>
          <text:p text:style-name="P363">Eliminati alcuni conflitti tra le shortcuts.</text:p>
        </text:list-item>
        <text:list-item>
          <text:p text:style-name="P393">Correzioni di bug minori.</text:p>
        </text:list-item>
      </text:list>
      <text:p text:style-name="P10">Adesso colloquiare con i colleghi utilizzatori di software proprietari è sempre meno un problema. Il rilascio odierno di LeenO 3.15.0 vede un più completo supporto del formato XPWE, soprattutto per la nuova capacità di gestire, finalmente, un terzo livello di suddivisione in categorie, oltre alla possibilità di esportare ed importare anche le Analisi di Prezzo.</text:p>
      <text:p text:style-name="P12">A dirla tutta, oltre che supportato, il formato .XPWE è stato addirittura ampliato. E di fatti LeenO genera un suo formato con estenzione .XLO.XPWE che rimane pienamente compatibile con i software in grado di leggere i file .XPWE, <text:span text:style-name="T688">ma conserva</text:span> le incidenze della manodopera e della sicurezza sui prezzi. <text:span text:style-name="T688">Com’è</text:span> noto, questo formato, per <text:span text:style-name="T688">scelta di chi lo ha definito in origine, <text:s/></text:span>non conserva <text:span text:style-name="T688">queste informazioni, rendendo paradossalmente monco un l’interscambio dei dati, motivo per cui lo stetto sarebbe stato creato. Evidentemente ognuno cerca di esercitare le proprie pratiche di <text:s/>lock-in con i sistemi che più ritiene opportuni...</text:span></text:p>
      <text:p text:style-name="P11"><text:span text:style-name="T688">Intanto è sorta </text:span>per LeenO la necessità di <text:span text:style-name="T688">disporre d</text:span>i un formato <text:span text:style-name="T688">di interscambio interno </text:span>che, conservando quest<text:span text:style-name="T688">e incidenze</text:span>, permettesse <text:span text:style-name="T688">di assemblare a cascata in un unico lavoro i dati provenienti da più progettisti specialistici. Ciò che nelle precedenti versioni era l’operazione indicata come “accodamento”. Per giunta, in fase di importazione da formato .XPWE o </text:span>.XLO.XPWE, <text:span text:style-name="T688">LeenO propone anche la possibilità di riordinare le voci di computo sendondo l’ordine naturale della struttura di categorie.</text:span></text:p>
      <text:p text:style-name="P13">In coda alle voci di menù <text:span text:style-name="menu">LeenO&gt;Utility...&gt;</text:span> ho aggiunto una serie di comandi di uso pratico. Alcuni di questi funzionano indipendendemente <text:span text:style-name="T689">anche su fogli semplici di Calc</text:span>. Sono <text:span text:style-name="menu">Titolo all'inizio delle misure</text:span>, <text:s/><text:span text:style-name="menu"><text:span text:style-name="T329">Unisci tutti i fogli del documento</text:span></text:span><text:span text:style-name="T329"> </text:span><text:span text:style-name="T2">e <text:s/></text:span><text:span text:style-name="menu"><text:span text:style-name="T330">Copia solo le celle visibili</text:span></text:span><text:span text:style-name="T330">. </text:span><text:span text:style-name="T2">Quest’ultimo ispirato a </text:span><text:span text:style-name="T330">"Copy only visible cells" </text:span><text:span text:style-name="T2">di Gustavo Pacheco</text:span><text:span text:style-name="T330"> </text:span><text:a xlink:type="simple" xlink:href="http://bit.ly/2j3bfq2" text:style-name="Internet_20_link" text:visited-style-name="Visited_20_Internet_20_Link"><text:span text:style-name="T330">http://bit.ly/2j3bfq2</text:span></text:a><text:span text:style-name="T330">.</text:span></text:p>
      <text:p text:style-name="P14"><text:span text:style-name="T2">Un altro </text:span><text:span text:style-name="T331">nuovo </text:span><text:span text:style-name="T2">comando degno di nota è il “</text:span><text:span text:style-name="T24">taglia </text:span><text:span text:style-name="T38">corto</text:span><text:span text:style-name="T19">”. </text:span><text:span text:style-name="T16">Una versione meno aggressiva del taglia </text:span><text:span text:style-name="T21">convenzionale</text:span><text:span text:style-name="T16"> che fa il suo lavoro </text:span><text:span text:style-name="T21">lasciando invariata</text:span><text:span text:style-name="T16"> la formattazione delle celle </text:span><text:span text:style-name="T21">trattate</text:span><text:span text:style-name="T16">. Questo l’ho associato alla shortcut </text:span><text:span text:style-name="menu"><text:span text:style-name="T49">Ctrl+X</text:span></text:span><text:span text:style-name="T16"> senza temere conflitti con le shortcut</text:span><text:span text:style-name="T21">s</text:span><text:span text:style-name="T16"> di sistema: </text:span><text:span text:style-name="T20">del resto per il taglia tradizionale si può far uso dello </text:span><text:span text:style-name="menu"><text:span text:style-name="T54">SHIFT-CANC</text:span></text:span><text:span text:style-name="T20">.</text:span></text:p>
      <text:p text:style-name="P15">Molto interessante è <text:span text:style-name="menu">Trova voce in Elenco Prezzi</text:span>, già presente nelle vecchie versioni di LeenO, ma <text:soft-page-break/>potenziato: partendo dal <text:span text:style-name="fogli">COMPUTO</text:span>/<text:span text:style-name="fogli">VARIANTE</text:span>/<text:span text:style-name="fogli">CONTABILTA</text:span> è possibile inseguire la voce di prezzo attraverso l’<text:span text:style-name="fogli">Elenco Prezzi</text:span>, fino all’eventuale <text:span text:style-name="fogli">Analisi di Prezzo</text:span>.</text:p>
      <text:p text:style-name="P15">Potrete leggere di altre migliorie e facilitazioni dalle Note di Versione.</text:p>
      <text:list xml:id="list215533048938246" text:continue-list="list215533591740649" text:style-name="elenco-U">
        <text:list-item>
          <text:h text:style-name="P585" text:outline-level="3">3.15.<text:span text:style-name="T690">1</text:span></text:h>
        </text:list-item>
      </text:list>
      <text:list xml:id="list215533784303491" text:continue-list="list3505007808" text:style-name="L80">
        <text:list-item>
          <text:p text:style-name="P367">In fase di creazione del quadro di raffronto in <text:span text:style-name="fogli">Elenco Prezzi</text:span>, riattivato il raggruppamento delle righe con risultato <text:span text:style-name="T389">#DIV/0!</text:span></text:p>
        </text:list-item>
        <text:list-item>
          <text:p text:style-name="P351"><text:span text:style-name="T690">Il range delle voci di </text:span><text:span text:style-name="fogli"><text:span text:style-name="T690">Elenco Prezzi</text:span></text:span><text:span text:style-name="T690"> da trattare in fase di cancellazione delle voci doppie è stato corretto.</text:span></text:p>
        </text:list-item>
        <text:list-item>
          <text:p text:style-name="P367">In <text:span text:style-name="fogli">Elenco Prezzi</text:span>, con la cancellazione dei doppioni, <text:span text:style-name="T691">vengono rigenerati i riferimenti alle voci di </text:span><text:span text:style-name="fogli"><text:span text:style-name="T691">Analisi di Prezzo</text:span></text:span><text:span text:style-name="T691">, </text:span>viene eseguito il riordino <text:span text:style-name="T691">e vengono rispettati gli stili di cella</text:span>.</text:p>
        </text:list-item>
        <text:list-item>
          <text:p text:style-name="P368">Introdotto il messaggio <text:span text:style-name="T694">di</text:span> attesa durante la cancellazione dei doppioni.</text:p>
        </text:list-item>
        <text:list-item>
          <text:p text:style-name="P369">Correzioni nelle voci di menù a tendina.</text:p>
        </text:list-item>
        <text:list-item>
          <text:p text:style-name="P369">Nella creazione della Richiesta Offerta, ripristinata la numerazione delle categorie.</text:p>
        </text:list-item>
        <text:list-item>
          <text:p text:style-name="P369">Abilitato il riepilogo in calce al computo anche in <text:span text:style-name="fogli">Computo_NoP</text:span>.</text:p>
        </text:list-item>
        <text:list-item>
          <text:p text:style-name="P368">Cambiata l'immagine del menù di attesa con il logo piccolo di LeenO.</text:p>
        </text:list-item>
        <text:list-item>
          <text:p text:style-name="P368">Disabilitato il calcolo automatico delle formule per alcuni script al fine di accelerare il lavoro.</text:p>
        </text:list-item>
        <text:list-item>
          <text:p text:style-name="P370"><text:span text:style-name="T690">L</text:span>'importazione dal formato XPWE <text:span text:style-name="T693">non è più condizionata dalla presenza del foglio di </text:span><text:span text:style-name="fogli"><text:span text:style-name="T690">Analisi di Prezzo</text:span></text:span><text:span text:style-name="T690">.</text:span></text:p>
        </text:list-item>
        <text:list-item>
          <text:p text:style-name="P371">Aggiunta la gestione di diverse eccezioni in XPWE_in per poter <text:span text:style-name="T692">trattare</text:span> file con struttura XML minimale.</text:p>
        </text:list-item>
        <text:list-item>
          <text:p text:style-name="P372">Disabilitato il messaggio di conclusione dell'importazione da XPWE: il dialogo di attesa è sufficiente.</text:p>
        </text:list-item>
        <text:list-item>
          <text:p text:style-name="P373">In importazione da XPWE, la prima voce di <text:span text:style-name="fogli">COMPUTO</text:span> vuota viene cancellata per evitare l'errore <text:span text:style-name="T389">#N/A</text:span> sul totale computo.</text:p>
        </text:list-item>
        <text:list-item>
          <text:p text:style-name="P374">Al termine dell'importazione da XPWE viene effettuato il controllo delle voci doppie in <text:span text:style-name="fogli">Elenco Prezzi</text:span>.</text:p>
        </text:list-item>
        <text:list-item>
          <text:p text:style-name="P371">I valori negativi nella colonna delle quantità sono in rosso.</text:p>
        </text:list-item>
        <text:list-item>
          <text:p text:style-name="P371">Aggiunta una nuova voce di menù, nella toolbar, per l'inversione di segno della formula nella colonna delle quantità in <text:span text:style-name="fogli">COMPUTO</text:span> e <text:span text:style-name="fogli">VARIANTE</text:span>.</text:p>
        </text:list-item>
        <text:list-item>
          <text:p text:style-name="P369">Cancellate porzioni di codice obsoleto dal Basic.</text:p>
        </text:list-item>
        <text:list-item>
          <text:p text:style-name="P394">Correzioni di bug minori.</text:p>
        </text:list-item>
      </text:list>
      <text:p text:style-name="P16">Rilascio di subversion per LeenO. Risolti alcuni bug che impedivano la corretta importazione di formati XPWE <text:span text:style-name="T695">con struttura del file ridotta all'essenziale</text:span>.</text:p>
      <text:p text:style-name="Standard"><text:span text:style-name="T696">Naturalmente non perdiamo occasione per arricchire il pacchetto con altri comandi che facilitano il lavoro degli utenti. Questa volta tocca al pulsante </text:span><text:span text:style-name="T696"><draw:frame draw:style-name="fr9" draw:name="Immagine68" text:anchor-type="as-char" svg:width="0.499cm" svg:height="0.499cm" draw:z-index="145"><draw:image xlink:href="Pictures/100002010000001A0000001A85A97C8BB12CA417.png" xlink:type="simple" xlink:show="embed" xlink:actuate="onLoad" loext:mime-type="image/png"/></draw:frame></text:span><text:span text:style-name="T696">per l'inversione del segno delle formule di quantità sui righi di misurazione in </text:span><text:span text:style-name="fogli"><text:span text:style-name="T696">COMPUTO</text:span></text:span><text:span text:style-name="T696"> e </text:span><text:span text:style-name="fogli"><text:span text:style-name="T696">VARIANTE</text:span></text:span><text:span text:style-name="T696">, accolto con gradimento dai beta tester. </text:span>E qui approfitto per ringraziare ancora una volta Alberto Vallortigara per la sua grande disponibilità. <text:span text:style-name="T696"><text:s/>La scrittura di questo comando ha consentito una più facile trattazione delle righe con quantità negativa proprio in fase di importazione da XPWE.</text:span></text:p>
      <text:p text:style-name="P17">Migliorato anche il comportamento <text:s/>del comando che individua e cancella le voci doppie in <text:span text:style-name="fogli">Elenco Prezzi</text:span>; infatti rigenera i collegamenti ad eventuali voci presenti in <text:span text:style-name="fogli">Analisi di Prezzo</text:span> ed esegue anche un riordino <text:span text:style-name="T695">finale </text:span>dell'elenco.</text:p>
      <text:p text:style-name="P18">Continua l'eliminazione di consistenti porzioni di codice obsoleto.</text:p>
      <text:p text:style-name="P17"/>
      <text:list xml:id="list215533115931474" text:continue-list="list215533048938246" text:style-name="elenco-U">
        <text:list-item>
          <text:h text:style-name="P586" text:outline-level="3">3.<text:span text:style-name="T697">16</text:span>.<text:span text:style-name="T697">0</text:span></text:h>
        </text:list-item>
      </text:list>
      <text:list xml:id="list215532520772839" text:continue-list="list215533784303491" text:style-name="L80">
        <text:list-item>
          <text:p text:style-name="P375">Migliorata la gestione in esportazione del formato XPWE che ora si basa sul tipo di contenuto delle celle e non più su flag aggiuntivi.</text:p>
        </text:list-item>
        <text:list-item>
          <text:p text:style-name="P375">Introdotta la ricerca di stringhe per colonna (uFindStringCol) per il miglioramento del riordina Elenco Prezzi.</text:p>
        </text:list-item>
        <text:list-item>
          <text:p text:style-name="P375">Correzioni dell’assegnazione dei comandi in alcuni menù di dialogo.</text:p>
        </text:list-item>
        <text:list-item>
          <text:p text:style-name="P375"><text:span text:style-name="T698">Tradotto in Python</text:span> <draw:frame draw:style-name="fr12" draw:name="Image5" text:anchor-type="as-char" svg:width="0.49cm" svg:height="0.51cm" draw:z-index="146"><draw:image xlink:href="Pictures/100002010000001A0000001B816ECEE455655C5A.png" xlink:type="simple" xlink:show="embed" xlink:actuate="onLoad" loext:mime-type="image/png"/></draw:frame>Elimina voce per la cancellazione di voci in COMPUTO, VARIANTE, CONTABILITA o Analisi di Prezzo.</text:p>
        </text:list-item>
        <text:list-item>
          <text:p text:style-name="P377">Attivato il comando <draw:frame draw:style-name="fr14" draw:name="Image2" text:anchor-type="as-char" svg:y="-0.575cm" svg:width="0.51cm" svg:height="0.51cm" draw:z-index="147"><draw:image xlink:href="Pictures/100002010000001A0000001AF6F89E8E5DDCB780.png" xlink:type="simple" xlink:show="embed" xlink:actuate="onLoad" loext:mime-type="image/png"/></draw:frame><text:span text:style-name="menu">Azzera una voce di COMPUTO</text:span> <text:s/>che aggiunge <text:span text:style-name="T697">la dicitura '*** VOCE AZZERATA ***'</text:span></text:p>
        </text:list-item>
        <text:list-item>
          <text:p text:style-name="P376">Aggiunto <draw:frame draw:style-name="fr14" draw:name="Image3" text:anchor-type="as-char" svg:y="-0.446cm" svg:width="0.51cm" svg:height="0.51cm" draw:z-index="148"><draw:image xlink:href="Pictures/100002010000001A0000001A9C3BA88EE4EA656E.png" xlink:type="simple" xlink:show="embed" xlink:actuate="onLoad" loext:mime-type="image/png"/></draw:frame>Elimina voc<text:span text:style-name="T699">i</text:span> azzerat<text:span text:style-name="T699">e</text:span> per la cancellazione di voci in cui compare la dicitura '*** VOCE AZZERATA ***', sia in <text:span text:style-name="fogli">COMPUTO</text:span> che in <text:span text:style-name="fogli">VARIANTE</text:span>, senza chiedere conferma dell’utente.</text:p>
        </text:list-item>
        <text:list-item>
          <text:p text:style-name="P377">Nel comando<text:span text:style-name="menu"> </text:span><text:span text:style-name="menu"><draw:frame draw:style-name="fr12" draw:name="Image4" text:anchor-type="as-char" svg:width="0.43cm" svg:height="0.51cm" draw:z-index="149"><draw:image xlink:href="Pictures/10000201000000160000001A02C7D849900E4C22.png" xlink:type="simple" xlink:show="embed" xlink:actuate="onLoad" loext:mime-type="image/png"/></draw:frame></text:span><text:span text:style-name="menu">Riepilogo e/o firme in calce</text:span> il titolo 'Riepilogo Categorie' diventa 'Riepilogo strutturale delle Categorie'.</text:p>
        </text:list-item>
        <text:list-item>
          <text:p text:style-name="P378">Aggiunto il pulsante ‘DCC’ nel menù principale per il settaggio del Documento di Contabilità Corrente.</text:p>
        </text:list-item>
        <text:list-item>
          <text:p text:style-name="P378">Introdotto <draw:frame draw:style-name="fr12" draw:name="Image6" text:anchor-type="as-char" svg:width="0.51cm" svg:height="0.51cm" draw:z-index="151"><draw:image xlink:href="Pictures/100002010000001A0000001AB8BA0B61CC3E26F3.png" xlink:type="simple" xlink:show="embed" xlink:actuate="onLoad" loext:mime-type="image/png"/></draw:frame>Invia le voci di Elenco Prezzi selezionate al DCC per il trasferimento di voci di Elenco Prezzi (anche con Analisi di Prezzo) tra documenti.</text:p>
        </text:list-item>
        <text:list-item>
          <text:p text:style-name="P379">Aggiunta 'Importa voci da prezzario XML-SIX in Elenco Prezzi' in template COMPUTO.</text:p>
        </text:list-item>
        <text:list-item>
          <text:p text:style-name="P379">Eliminato il template dei Listini.</text:p>
        </text:list-item>
        <text:list-item>
          <text:p text:style-name="P379">Riorganizzazione delle voci di menù relative a Nuovo Computo ed Importa/Esporta...</text:p>
        </text:list-item>
        <text:list-item>
          <text:p text:style-name="P379">Correzione di bug minori e cancellazione di codice osboleto.</text:p>
        </text:list-item>
        <text:list-item>
          <text:p text:style-name="P395">Aggiornamenti e correzioni delle didascalie dei menù.</text:p>
        </text:list-item>
      </text:list>
      <text:p text:style-name="P19">Questo salto di minor release vede in LeenO l’introduzione di novità di una certa rilevanza. Anche se la gestione e l’utilizzo dei vecchi listini rimane praticabile, la loro creazione con il template “Listino” non è più possibile.</text:p>
      <text:p text:style-name="P19"/>
      <text:p text:style-name="P19">La parola d’ordine è <text:span text:style-name="T416">semplificazione</text:span>. E si fa sul serio!</text:p>
      <text:p text:style-name="P19"/>
      <text:p text:style-name="P19">Da questa versione in poi il file modello di LeenO è uno solo, si tratti di prezzari o di computi metrici, e trasferire le voci di prezzario da un lavoro all’altro è molto più semplice.</text:p>
      <text:p text:style-name="P19"/>
      <text:p text:style-name="P19">Da ora i prezzari possono essere importati direttamente in un file-computo ottenendo la compilazione del foglio di <text:span text:style-name="fogli">Elenco Prezzi</text:span>. Il trasferimento dei prezzi da un lavoro all’altro è possibile con l’ausilio del comando <text:span text:style-name="menu">Invia le voci di Elenco Prezzi selezionate al DCC</text:span> che consente di trasferire anche più voci di prezzo tramite la selezione estesa.</text:p>
      <text:p text:style-name="P19"/>
      <text:p text:style-name="P19">Come vedete nei video in questa pagina, è più facile da usare che da spiegare…</text:p>
      <text:p text:style-name="P19"/>
      <text:p text:style-name="P19">E’ importante sottolineare che, con l’uso di questo nuovo comando, verranno aggiunte al Documento di Contabilità Corrente (il file a cui sono destinate le voci da trasferire) anche le Analisi di Prezzo eventualmente collegate alle voci di elenco.</text:p>
      <text:p text:style-name="P19"/>
      <text:p text:style-name="P19">Naturalmente sono stati adeguati a questo nuovo sistema di gestione dei listini anche i comandi di importazione dei prezzari dal formato XML-SIX che soddisfa meglio i requisiti di opendata rispetto al formato XPWE.</text:p>
      <text:p text:style-name="P19"><text:soft-page-break/></text:p>
      <text:p text:style-name="P19">Altra novità interessante, in realtà già presente da tempo nel codice sorgente di LeenO, è il comando <text:span text:style-name="menu">Azzera una voce di COMPUTO</text:span> che aggiunge la dicitura ‘<text:span text:style-name="T389">*** VOCE AZZERATA ***</text:span>‘ alla voce di computo selezionata e ne annulla la quantità, consentendo all’utente di fare le sue valutazioni sulla perizia senza le distrazioni che comporterebbero la cancellazione delle voci e la conseguente perdita di riferimenti ai numeri d’ordine. A conclusione di queste valutazioni, le voci ritenute inutili possono essere cancellate con <text:span text:style-name="menu">Elimina voci azzerate</text:span> o riattivate con lo stesso pulsante/interruttore <text:span text:style-name="T416">** </text:span>della toolbar.</text:p>
      <text:list xml:id="list215532783115544" text:continue-list="list215533115931474" text:style-name="elenco-U">
        <text:list-item>
          <text:h text:style-name="P587" text:outline-level="3">3.16.1</text:h>
        </text:list-item>
      </text:list>
      <text:list xml:id="list215533263769160" text:continue-list="list215532520772839" text:style-name="L80">
        <text:list-item>
          <text:p text:style-name="P380">Disabilitato l’uso dei tag dal menù <draw:frame draw:style-name="fr14" draw:name="Immagine69" text:anchor-type="as-char" svg:y="-0.46cm" svg:width="0.499cm" svg:height="0.499cm" draw:z-index="31"><draw:image xlink:href="Pictures/100002010000001A0000001AC17A2225CB2F474A.png" xlink:type="simple" xlink:show="embed" xlink:actuate="onLoad" loext:mime-type="image/png"/></draw:frame><text:span text:style-name="menu"><text:span text:style-name="T702">V</text:span></text:span><text:span text:style-name="menu">iste</text:span> in <text:span text:style-name="fogli"><text:span text:style-name="T702">COMPUTO</text:span></text:span> (ormai obsoleto).</text:p>
        </text:list-item>
        <text:list-item>
          <text:p text:style-name="P380">Notevolmente accelerata la generazione dei sommari in <text:span text:style-name="fogli">Elenco Prezzi</text:span>.</text:p>
        </text:list-item>
        <text:list-item>
          <text:p text:style-name="P380">Risolto l'errore <text:span text:style-name="T398">#DIV/0!</text:span> nella generazione dei sommari.</text:p>
        </text:list-item>
        <text:list-item>
          <text:p text:style-name="P381">Aggiunto il calcolo dello scostamento percentuale in cima al foglio <text:span text:style-name="fogli">Elenco Prezzi</text:span> e sulla riga del totale nei quadri di raffronto.</text:p>
        </text:list-item>
        <text:list-item>
          <text:p text:style-name="P380">I pulsanti dei filtri <draw:frame draw:style-name="fr9" draw:name="Immagine70" text:anchor-type="as-char" svg:width="0.46cm" svg:height="0.499cm" draw:z-index="152"><draw:image xlink:href="Pictures/10000201000000180000001ADDD68311787B574F.png" xlink:type="simple" xlink:show="embed" xlink:actuate="onLoad" loext:mime-type="image/png"/></draw:frame><draw:frame draw:style-name="fr9" draw:name="Immagine71" text:anchor-type="as-char" svg:width="0.46cm" svg:height="0.499cm" draw:z-index="153"><draw:image xlink:href="Pictures/100002010000001A0000001CBDB9C0DD981F2B73.png" xlink:type="simple" xlink:show="embed" xlink:actuate="onLoad" loext:mime-type="image/png"/></draw:frame>della toolbar sono stati spostati <text:span text:style-name="T701">nella toolbar del </text:span><text:span text:style-name="fogli"><text:span text:style-name="T701">COMPUTO</text:span></text:span><text:span text:style-name="T701"> </text:span>in una posizione più conveniente.</text:p>
        </text:list-item>
        <text:list-item>
          <text:p text:style-name="P380">Migliorata l’importazione dal formato XML-SIX: si fa riferimento unicamente alla presenza del prezzo della voce. <text:span text:style-name="T701">Se questo non è presente la voce è considerata “</text:span>voce madre” a cui le successive vengono assemblate.</text:p>
        </text:list-item>
        <text:list-item>
          <text:p text:style-name="P384">La vista in struttura <draw:frame draw:style-name="fr12" draw:name="Immagine72" text:anchor-type="as-char" svg:width="0.48cm" svg:height="0.499cm" draw:z-index="155"><draw:image xlink:href="Pictures/100002010000001A0000001B2EAE2C5EF18105FA.png" xlink:type="simple" xlink:show="embed" xlink:actuate="onLoad" loext:mime-type="image/png"/></draw:frame><text:s/><text:span text:style-name="T704">dell'</text:span><text:span text:style-name="fogli"><text:span text:style-name="T703">Elenco Prezzi</text:span></text:span> raggruppa le righe senza prezzo.</text:p>
        </text:list-item>
        <text:list-item>
          <text:p text:style-name="P385">Ripristinata compatibilità con vecchi listini (momentaneamente)</text:p>
        </text:list-item>
        <text:list-item>
          <text:p text:style-name="P385">Implementata <text:s/>la conversione da vecchi listini</text:p>
          <text:p text:style-name="P385">Aggiunta nuova voce di menù: <text:span text:style-name="menu">LeenO&gt;Importa/Esporta...&gt;Converti Listino in Elenco Prezzi (-leeno)</text:span></text:p>
        </text:list-item>
        <text:list-item>
          <text:p text:style-name="P380">Correzioni di bug minori.</text:p>
        </text:list-item>
        <text:list-item>
          <text:p text:style-name="P396">Cancellato codice obsoleto.</text:p>
        </text:list-item>
      </text:list>
      <text:p text:style-name="P20">Continua il lavoro di alleggerimento e accelerazione <text:span text:style-name="T708">delle</text:span> funzionalità di LeenO, in particolar modo riguardo alla generazione dei sommari, quindi dei quadri di raffronto, nel foglio <text:span text:style-name="fogli">Elenco Prezzi</text:span>. </text:p>
      <text:p text:style-name="P20"><text:span text:style-name="T705">L’errore </text:span><text:span text:style-name="T399">#DIV/0!</text:span><text:span text:style-name="T442"> </text:span><text:span text:style-name="T443">che prima costringeva a nascondere alcune voci di elenco </text:span><text:span text:style-name="T442">nella gestione dei quadri di raffronto</text:span><text:span text:style-name="T705">, a cui non riuscivo proprio ad abituarmi, è solo un ricordo grazie all’uso della funzione =IFS(), nella colonna degli scostamenti percentuali, che consente molteplici possibilità di valutazione delle formule.</text:span></text:p>
      <text:p text:style-name="P23"><text:span text:style-name="T705">Piccoli ritocchi nell’organizzazione delle icone nelle toolbar che vedono i pulsanti per l’attivazione dei filtri </text:span><text:span text:style-name="T705"><draw:frame draw:style-name="fr9" draw:name="Image7" text:anchor-type="as-char" svg:width="0.46cm" svg:height="0.499cm" draw:z-index="158"><draw:image xlink:href="Pictures/10000201000000180000001ADDD68311787B574F.png" xlink:type="simple" xlink:show="embed" xlink:actuate="onLoad" loext:mime-type="image/png"/></draw:frame></text:span><text:span text:style-name="T705"><draw:frame draw:style-name="fr9" draw:name="Image8" text:anchor-type="as-char" svg:width="0.46cm" svg:height="0.499cm" draw:z-index="161"><draw:image xlink:href="Pictures/100002010000001A0000001CBDB9C0DD981F2B73.png" xlink:type="simple" xlink:show="embed" xlink:actuate="onLoad" loext:mime-type="image/png"/></draw:frame></text:span><text:span text:style-name="T706"><text:s/></text:span>in una posizione più co<text:span text:style-name="T705">nsona rispetto al contesto.</text:span></text:p>
      <text:p text:style-name="P21">Migliorata l’importazione dal formato XML-SIX che dà come risultato un elenco prezzi di voci già pronte all’utilizzo in quanto complete di descrizione e sottodescrizione.</text:p>
      <text:p text:style-name="P22">Aggiunta la voce di menù <text:span text:style-name="menu">LeenO&gt;Importa/Esporta…&gt;Converti Listino in Elenco Prezzi (-leeno)</text:span> con la quale è possibile convertire buona parte dei listini presenti su <text:a xlink:type="simple" xlink:href="http://leeno.org/prezziari/download-prezziari/" text:style-name="Internet_20_link" text:visited-style-name="Visited_20_Internet_20_Link">http://leeno.org/prezziari/download-prezziari/</text:a> , in modo da poter sfruttare le funzionalità, già introdotte con la versione 3.16.0 di LeenO, per il trasferimento delle voci di prezzo da un file di computo all’altro. <text:span text:style-name="T707">Al termine del processo di conversione, il programma chiede di poter mettere in vista struttura </text:span><text:span text:style-name="T707"><draw:frame draw:style-name="fr12" draw:name="Image9" text:anchor-type="as-char" svg:width="0.48cm" svg:height="0.499cm" draw:z-index="162"><draw:image xlink:href="Pictures/100002010000001A0000001B2EAE2C5EF18105FA.png" xlink:type="simple" xlink:show="embed" xlink:actuate="onLoad" loext:mime-type="image/png"/></draw:frame></text:span><text:span text:style-name="T707"><text:s/>il nuovo </text:span><text:span text:style-name="menu"><text:span text:style-name="T707">Elenco Prezzi </text:span></text:span><text:span text:style-name="T707">così ottenuto, permettendo di nascondere le eventuali voci senza un prezzo tramite i punti di controllo a margine del foglio di calcolo.</text:span></text:p>
      <text:list xml:id="list215532845592455" text:continue-list="list215532783115544" text:style-name="elenco-U">
        <text:list-item>
          <text:h text:style-name="P588" text:outline-level="3">3.1<text:span text:style-name="T709">7.0</text:span></text:h>
        </text:list-item>
      </text:list>
      <text:list xml:id="list215532624868978" text:continue-list="list215533263769160" text:style-name="L80">
        <text:list-item>
          <text:p text:style-name="P382"><text:span text:style-name="T709">Eliminato il colore di sfondo dalle celle di </text:span><text:span text:style-name="fogli"><text:span text:style-name="T709">Elenco Prezzi</text:span></text:span>.</text:p>
        </text:list-item>
        <text:list-item>
          <text:p text:style-name="P386">L’inserimento di nuova voce in <text:span text:style-name="fogli">Elenco Prezzi</text:span> <text:span text:style-name="T720">è</text:span> completo delle formule di sommario del <text:span text:style-name="fogli">COMPUTO</text:span>.</text:p>
        </text:list-item>
        <text:list-item>
          <text:p text:style-name="P386">Aggiunta la lista di scelta delle unità di misura nelle voci di <text:span text:style-name="fogli">Elenco Prezzi</text:span>.</text:p>
        </text:list-item>
        <text:list-item>
          <text:p text:style-name="P387">Nelle importazioni dei prezzari le righe senza prezzo hanno un colore di sfondo.</text:p>
        </text:list-item>
        <text:list-item>
          <text:p text:style-name="P387">Corretta formula per il calcolo dell'incidenza percentuale di manodopera nelle righe di categoria.</text:p>
        </text:list-item>
        <text:list-item>
          <text:p text:style-name="P387">Aggiornata l’esportazione in formato XPWE <text:span text:style-name="T711">con l’uso di una routine per il riconoscimento di qualsiasi tipo di contenuto delle celle</text:span>.</text:p>
        </text:list-item>
        <text:list-item>
          <text:p text:style-name="P388">Aggiornata l’importazione dal formato XPWE per la presenza dei codici WBS <text:span text:style-name="T715">(ultime versioni di Primus)</text:span>.</text:p>
        </text:list-item>
        <text:list-item>
          <text:p text:style-name="P389">Aggiornato il <text:span text:style-name="menu">Pesca</text:span>: quando la voce di <text:span text:style-name="fogli">COMPUTO</text:span> ha già un codice di prezzo assegnato, il cursore evidenzia lo stesso codice in <text:span text:style-name="fogli">Elenco Prezzi</text:span>.</text:p>
        </text:list-item>
        <text:list-item>
          <text:p text:style-name="P389">Alleggerito il grigio di sfondo delle voci di <text:span text:style-name="fogli">COMPUTO</text:span> trattate con il <text:span text:style-name="T712">comando </text:span><text:span text:style-name="T712"><draw:frame draw:style-name="fr14" draw:name="Image10" text:anchor-type="as-char" svg:y="-0.575cm" svg:width="0.51cm" svg:height="0.51cm" draw:z-index="32"><draw:image xlink:href="Pictures/100002010000001A0000001AF6F89E8E5DDCB780.png" xlink:type="simple" xlink:show="embed" xlink:actuate="onLoad" loext:mime-type="image/png"/></draw:frame></text:span><text:span text:style-name="menu"><text:span text:style-name="T712">Azzera una voce di COMPUTO</text:span></text:span><text:span text:style-name="T710">.</text:span></text:p>
        </text:list-item>
        <text:list-item>
          <text:p text:style-name="P352">Aggiunte le colonne di <text:span text:style-name="colonne"><text:span text:style-name="T714">Materiali e Noli (€)</text:span></text:span> sia in <text:span text:style-name="fogli">COMPUTO</text:span> che in <text:span text:style-name="fogli">CONTABILITA</text:span>.</text:p>
        </text:list-item>
        <text:list-item>
          <text:p text:style-name="P390">Aggiunta alla modalità <text:span text:style-name="menu"><text:span text:style-name="T703"><draw:frame draw:style-name="fr14" draw:name="Image12" text:anchor-type="as-char" svg:y="-0.46cm" svg:width="0.499cm" svg:height="0.499cm" draw:z-index="163"><draw:image xlink:href="Pictures/100002010000001A0000001A377DBD02DCB0F313.png" xlink:type="simple" xlink:show="embed" xlink:actuate="onLoad" loext:mime-type="image/png"/></draw:frame></text:span></text:span><text:span text:style-name="menu"><text:span text:style-name="T703">Viste&gt;Manodopera</text:span></text:span> la colonna con l'importo dei <text:span text:style-name="colonne">Materiali e Noli</text:span><text:span text:style-name="colonne"><text:span text:style-name="T714"> (€)</text:span></text:span>.</text:p>
        </text:list-item>
        <text:list-item>
          <text:p text:style-name="P391">Aggiunti i parziali di categoria per la colonna <text:span text:style-name="colonne"><text:span text:style-name="T713">Materiali e Noli (€)</text:span></text:span><text:span text:style-name="T713">.</text:span></text:p>
        </text:list-item>
        <text:list-item>
          <text:p text:style-name="P391">Aggiunto in <text:span text:style-name="menu"><text:span text:style-name="T712"><text:s/></text:span></text:span><text:span text:style-name="menu"><text:span text:style-name="T712"><draw:frame draw:style-name="fr12" draw:name="Image11" text:anchor-type="as-char" svg:width="0.43cm" svg:height="0.51cm" draw:z-index="164"><draw:image xlink:href="Pictures/10000201000000160000001A02C7D849900E4C22.png" xlink:type="simple" xlink:show="embed" xlink:actuate="onLoad" loext:mime-type="image/png"/></draw:frame></text:span></text:span><text:span text:style-name="menu"><text:span text:style-name="T712">Riepilogo e/o firme in calce</text:span></text:span> i valori di <text:span text:style-name="colonne"><text:span text:style-name="T713">Materiali e Noli (€)</text:span></text:span><text:span text:style-name="T713">.</text:span></text:p>
        </text:list-item>
        <text:list-item>
          <text:p text:style-name="P388">Aggiunta voce di menù <text:span text:style-name="menu">Importa/Esporta...&gt;Importa voci da prezzario Regione Toscana XML</text:span>.</text:p>
        </text:list-item>
        <text:list-item>
          <text:p text:style-name="P388">Il passaggio di voci di prezzo da un computo ad un altro aggiunge le formule di sommario sulle righe importate.</text:p>
        </text:list-item>
        <text:list-item>
          <text:p text:style-name="P388">Aggiornato l’adeguamento automatico dei vecchi lavori alla versione corrente di LenneO.</text:p>
        </text:list-item>
        <text:list-item>
          <text:p text:style-name="P383">Correzioni di bug minori.</text:p>
        </text:list-item>
        <text:list-item>
          <text:p text:style-name="P397">Cancellato codice obsoleto.</text:p>
        </text:list-item>
      </text:list>
      <text:p text:style-name="P300">La versione 3.17.0 di LeenO vede l’introduzione, sia nella tabella di <text:span text:style-name="fogli">COMPUTO</text:span> che in quella di <text:span text:style-name="fogli">CONTABILITA</text:span>, della colonna relativa al computo di importi dei Materiali e dei <text:s/>Noli, che naturalmente hanno un senso se le voci in <text:span text:style-name="fogli">Elenco Prezzi</text:span> sono corredate dei valori di manodopera.</text:p>
      <text:p text:style-name="P300"/>
      <text:p text:style-name="P300">Ovviamente gli importi parziali di Materiali e Noli vengono annotati anche su ogni riga di categoria, oltre che nel riepilogo in calce al <text:span text:style-name="fogli">COMPUTO</text:span>.</text:p>
      <text:p text:style-name="P300"/>
      <text:p text:style-name="P301">Per la visualizzazione di questi dati è <text:span text:style-name="T716">sufficiente agire su</text:span>lla voce di menù <text:span text:style-name="menu"><text:span text:style-name="T703"><draw:frame draw:style-name="fr14" draw:name="Image13" text:anchor-type="as-char" svg:y="-0.46cm" svg:width="0.499cm" svg:height="0.499cm" draw:z-index="165"><draw:image xlink:href="Pictures/100002010000001A0000001AF1CC7F6A4B7B0EC1.png" xlink:type="simple" xlink:show="embed" xlink:actuate="onLoad" loext:mime-type="image/png"/></draw:frame></text:span></text:span><text:span text:style-name="menu"><text:span text:style-name="T703">Viste&gt;Manodopera</text:span></text:span><text:span text:style-name="T713">.</text:span></text:p>
      <text:p text:style-name="P300"/>
      <text:p text:style-name="P302"><text:span text:style-name="T719">Intanto qualcuno avrà notato che la pubblicazione di nuovi prezzari sulla sezione dedicata del sito non è più così frequente. La motivazione è semplice: </text:span>purtroppo il mio lavoro con LeenO è di carattere volontario e ciò significa che devo dare la precedenza al lavoro che mi dà la "pagnotta". L'intenzione, <text:span text:style-name="T719">comunque,</text:span> è di fornire agli utenti tutti i mezzi per <text:span text:style-name="T721">produrre </text:span>in autonomia.</text:p>
      <text:p text:style-name="P302"/>
      <text:p text:style-name="P298"><text:span text:style-name="T717">Da poco è stato pubblicato il set completo dei prezzari delle provincie della Regione Toscana e questo sarebbe stato il terzo anno di pubblicazione su questo sito. Ciò</text:span> comporta parecchio lavoro "manuale" che, con un po' di dimestichez<text:span text:style-name="T717">z</text:span>a acquisita, potrebbe svolgere chiunque. </text:p>
      <text:p text:style-name="P298"/>
      <text:p text:style-name="Preformatted_20_Text">C'è un altro aspetto. Nel frattempo LeenO si è evoluto e non genera più file del formato listino partendo da zero. Questo significa che, per convertire i prezzari aggiornati, dovrei installare una <text:soft-page-break/>versione vecchia di LeenO e lavorare alla vecchia maniera. Non è più il caso.</text:p>
      <text:p text:style-name="Preformatted_20_Text"/>
      <text:p text:style-name="Preformatted_20_Text">Ormai LeenO lavora solo su file del tipo computo <text:span text:style-name="T721">(vedi </text:span><text:a xlink:type="simple" xlink:href="http://leeno.org/leeno-3-16-0/" text:style-name="Internet_20_link" text:visited-style-name="Visited_20_Internet_20_Link">http://leeno.org/leeno-3-16-0/</text:a><text:span text:style-name="T721">)</text:span>, quindi <text:span text:style-name="T717">ho preferito</text:span> impegnare il tempo che <text:span text:style-name="T717">avrei</text:span> usa<text:span text:style-name="T717">to</text:span> per le conversioni ad implementare <text:span text:style-name="T717">l’</text:span>importazione dal formato XML_TOSCANA.</text:p>
      <text:p text:style-name="Preformatted_20_Text"/>
      <text:p text:style-name="P299"><text:span text:style-name="T717">Il risultato è l’aggiunta della nuova voce di menù </text:span><text:span text:style-name="menu"><text:span text:style-name="T718">Importa/Esporta...&gt;Importa voci da prezzario Regione Toscana XML</text:span></text:span><text:span text:style-name="T718"> che vi permette di importare i file in formato XML, presi direttamente dal sito regionale </text:span><text:a xlink:type="simple" xlink:href="http://prezzariollpp.regione.toscana.it/" text:style-name="Internet_20_link" text:visited-style-name="Visited_20_Internet_20_Link"><text:span text:style-name="T718">http://prezzariollpp.regione.toscana.it</text:span></text:a><text:span text:style-name="T718">.</text:span></text:p>
      <text:p text:style-name="P297"/>
      <text:p text:style-name="P303">E qui approfitto. Gradirei che qualcuno degli utenti di LeenO mi inviasse i file dei prezzari della Toscana versione 2017 già convertiti utilizzando il nuovo comando. Si tratta di pochi click e di qualche attimo di attesa per ognuno dei file XML (in tutto sono solo 10), oltre che di un minimo di voglia di collaborare. Quando avrò ricevuto i 10 prezzari del set, li pubblicherò.</text:p>
      <text:p text:style-name="P303"><draw:frame draw:style-name="fr23" draw:name="Image15" text:anchor-type="paragraph" svg:width="12.506cm" svg:height="9.386cm" draw:z-index="28"><draw:image xlink:href="Pictures/10000000000002050000018498BFD886A2FB67AB.png" xlink:type="simple" xlink:show="embed" xlink:actuate="onLoad" loext:mime-type="image/png"/></draw:frame></text:p>
      <text:list xml:id="list215533099191682" text:continue-list="list215532845592455" text:style-name="elenco-U">
        <text:list-item>
          <text:h text:style-name="P589" text:outline-level="3">3.1<text:span text:style-name="T726">7.1</text:span></text:h>
        </text:list-item>
      </text:list>
      <text:p text:style-name="P304">La versione 3.17.1 di LeenO:</text:p>
      <text:list xml:id="list215534399624865" text:continue-list="list215532624868978" text:style-name="L80">
        <text:list-item>
          <text:p text:style-name="P399"><text:span text:style-name="T728">Migliora i comandi </text:span><text:span text:style-name="menu"><text:span text:style-name="T728">LeenO&gt;Importa/Esporta...&gt;Importa voci da prezzario Regione Toscana XML </text:span></text:span><text:span text:style-name="T728">e </text:span><text:span text:style-name="menu"><text:span text:style-name="T732">Importa/accoda dati da archivio XPWE</text:span></text:span><text:span text:style-name="T728">: viene impostata subito una vista struttura </text:span><text:span text:style-name="T728"><draw:frame draw:style-name="fr12" draw:name="Image17" text:anchor-type="as-char" svg:width="0.48cm" svg:height="0.499cm" draw:z-index="33"><draw:image xlink:href="Pictures/100002010000001A0000001B2EAE2C5EF18105FA.png" xlink:type="simple" xlink:show="embed" xlink:actuate="onLoad" loext:mime-type="image/png"/></draw:frame></text:span><text:span text:style-name="T728"><text:s/>che rende meglio consultabile i capitoli del file. Il file importato viene salvato automaticamente nella stessa posizione del file di origine.</text:span></text:p>
        </text:list-item>
        <text:list-item>
          <text:p text:style-name="P401">Introduce un nuovo sistema di configurazione <text:span text:style-name="T722">tramite menù di dialogo </text:span><text:span text:style-name="menu">LeenO&gt;Opzioni…</text:span><text:span text:style-name="menu"><text:span text:style-name="T722"> </text:span></text:span><text:span text:style-name="menu"><text:span text:style-name="T722"><draw:frame draw:style-name="fr10" draw:name="Image16" text:anchor-type="as-char" svg:y="-0.529cm" svg:width="0.499cm" svg:height="0.499cm" draw:z-index="34"><draw:image xlink:href="Pictures/100002010000001A0000001A3DCC60A97E26CB8D.png" xlink:type="simple" xlink:show="embed" xlink:actuate="onLoad" loext:mime-type="image/png"/></draw:frame></text:span></text:span>che conserva i settaggi globali in un file <text:span text:style-name="T722">e</text:span>sterno /%HOME%/.config/leeno/leeno.conf.</text:p>
        </text:list-item>
        <text:list-item>
          <text:p text:style-name="P403">Elimina <text:span text:style-name="T727">l'uso del</text:span>la variabile che controlla la numerazione d<text:span text:style-name="T727">ei titoli </text:span>di categoria.</text:p>
        </text:list-item>
        <text:list-item>
          <text:p text:style-name="P400"><text:span text:style-name="T722">Aggiunge una </text:span><text:bookmark text:name="tw-target-text"/><text:span text:style-name="T2">casella combinata</text:span><text:span text:style-name="T722"> </text:span><text:span text:style-name="T11">al </text:span><text:span text:style-name="menu"><text:span text:style-name="T7">Menù Principale </text:span></text:span><text:span text:style-name="menu"><text:span text:style-name="T7"><draw:frame draw:style-name="fr12" draw:name="Image18" text:anchor-type="as-char" svg:width="0.499cm" svg:height="0.499cm" draw:z-index="59"><draw:image xlink:href="Pictures/100002010000001A000000203BE360953084650E.png" xlink:type="simple" xlink:show="embed" xlink:actuate="onLoad" loext:mime-type="image/png"/></draw:frame></text:span></text:span><text:span text:style-name="menu"><text:span text:style-name="T7"><text:s/></text:span></text:span><text:span text:style-name="T722">per decidere cosa visualizzare all’apertura di un file di lavoro.</text:span></text:p>
        </text:list-item>
        <text:list-item>
          <text:p text:style-name="P353"><text:span text:style-name="T333">E</text:span><text:span text:style-name="T332">limina i pulsanti </text:span><text:span text:style-name="menu"><text:span text:style-name="T332">Filtra Computo e fai una copia...</text:span></text:span><text:span text:style-name="T332"> e </text:span><text:span text:style-name="menu"><text:span text:style-name="T332">Cancella voci non usate nel Computo… </text:span></text:span><text:span text:style-name="T722">Dal </text:span><text:span text:style-name="menu"><text:span text:style-name="T7">Menù Principale</text:span></text:span><text:span text:style-name="T332"> </text:span><text:span text:style-name="menu"><text:span text:style-name="T7"><draw:frame draw:style-name="fr12" draw:name="Image19" text:anchor-type="as-char" svg:width="0.499cm" svg:height="0.499cm" draw:z-index="61"><draw:image xlink:href="Pictures/100002010000001A000000203BE360953084650E.png" xlink:type="simple" xlink:show="embed" xlink:actuate="onLoad" loext:mime-type="image/png"/></draw:frame></text:span></text:span><text:span text:style-name="T7">.</text:span></text:p>
        </text:list-item>
        <text:list-item>
          <text:p text:style-name="P404">Disattiva il comando <text:span text:style-name="menu">Elimina riga </text:span><text:span text:style-name="menu"><draw:frame draw:style-name="fr12" draw:name="Image20" text:anchor-type="as-char" svg:width="0.499cm" svg:height="0.499cm" draw:z-index="62"><draw:image xlink:href="Pictures/100002010000001A0000001AF5858059795559BA.png" xlink:type="simple" xlink:show="embed" xlink:actuate="onLoad" loext:mime-type="image/png"/></draw:frame></text:span><text:s/>da <text:span text:style-name="fogli">Elenco Prezzi</text:span>.</text:p>
        </text:list-item>
        <text:list-item>
          <text:p text:style-name="P405"><text:span text:style-name="T724">Alla generazione dei quadri di raffronto, in </text:span><text:span text:style-name="fogli">Elenco Prezzi</text:span>, <text:span text:style-name="T724">chiede se nascondere le righe con scostamento nullo.</text:span></text:p>
        </text:list-item>
        <text:list-item>
          <text:p text:style-name="P406">Abilita il <text:span text:style-name="menu"><text:span text:style-name="T2">Pesca</text:span></text:span> <draw:frame draw:style-name="fr12" draw:name="Image14" text:anchor-type="as-char" svg:width="0.51cm" svg:height="0.51cm" draw:z-index="63"><draw:image xlink:href="Pictures/100002000000001A0000001A01D6A3AB03294369.png" xlink:type="simple" xlink:show="embed" xlink:actuate="onLoad" loext:mime-type="image/png"/></draw:frame><text:s/>nel foglio Analisi di Prezzo.</text:p>
        </text:list-item>
        <text:list-item>
          <text:p text:style-name="P407">Migliora il <text:span text:style-name="menu">LeenO&gt;Utility...&gt;Converti Stringhe in Numeri</text:span> <draw:frame draw:style-name="fr12" draw:name="Image21" text:anchor-type="as-char" svg:width="0.379cm" svg:height="0.499cm" draw:z-index="64"><draw:image xlink:href="Pictures/100002010000001A000000225638E4365C4D4C42.png" xlink:type="simple" xlink:show="embed" xlink:actuate="onLoad" loext:mime-type="image/png"/></draw:frame><text:s/>che non richiede più interazione dell’utente.</text:p>
        </text:list-item>
        <text:list-item>
          <text:p text:style-name="P408">I<text:span text:style-name="T724">n </text:span><text:span text:style-name="fogli"><text:span text:style-name="T724">Elenco Prezzi</text:span></text:span><text:span text:style-name="T724">, </text:span>corregge lo stile di cella di <text:span text:style-name="colonne">Manodopera</text:span> ed adegua la formula di calcolo degli scostamenti.</text:p>
        </text:list-item>
        <text:list-item>
          <text:p text:style-name="P408">Abilita l’uso della tabella <text:span text:style-name="menu"><text:span text:style-name="T725">Misure e Pesi (Ctrl+T)</text:span></text:span><text:span text:style-name="T725"> in </text:span><text:span text:style-name="fogli"><text:span text:style-name="T725">Analisi di Prezzo</text:span></text:span><text:span text:style-name="T725">.</text:span></text:p>
        </text:list-item>
        <text:list-item>
          <text:p text:style-name="P409"><text:span text:style-name="T729">Corregge </text:span><text:span text:style-name="menu"><text:span text:style-name="T728">LeenO&gt;Importa/Esporta...&gt;</text:span></text:span><text:span text:style-name="menu">Importa/accoda dati da archivio XPWE</text:span>: alcune formule non venivano restituite correttamente.</text:p>
        </text:list-item>
        <text:list-item>
          <text:p text:style-name="P354"><text:span text:style-name="T729">Corregge</text:span> <text:span text:style-name="menu"><text:span text:style-name="T728">LeenO&gt;Importa/Esporta...&gt;</text:span></text:span><text:span text:style-name="menu">Esporta dati in archivio XPWE</text:span>: non <text:span text:style-name="T726">venivano</text:span> riconosciut<text:span text:style-name="T729">i i riferimenti di</text:span> <text:span text:style-name="menu"><text:span text:style-name="T573">Vedi voce </text:span></text:span><text:span text:style-name="T400"><draw:frame draw:style-name="fr12" draw:name="Image23" text:anchor-type="as-char" svg:width="0.499cm" svg:height="0.499cm" draw:z-index="85"><draw:image xlink:href="Pictures/100002010000001A0000001A56619218F0DDBE45.png" xlink:type="simple" xlink:show="embed" xlink:actuate="onLoad" loext:mime-type="image/png"/></draw:frame></text:span><text:span text:style-name="T400">.</text:span></text:p>
        </text:list-item>
        <text:list-item>
          <text:p text:style-name="P402">Traduce in Python alcune funzioni per la gestione della <text:span text:style-name="fogli">CONTAILITA</text:span>, <text:span text:style-name="menu"><text:span text:style-name="T723">Nuova Voce</text:span></text:span><text:span text:style-name="T723"> </text:span><text:span text:style-name="T723"><draw:frame draw:style-name="fr12" draw:name="Image24" text:anchor-type="as-char" svg:width="0.499cm" svg:height="0.499cm" draw:z-index="91"><draw:image xlink:href="Pictures/100002010000001A0000001A1B9015B93CEECF7D.png" xlink:type="simple" xlink:show="embed" xlink:actuate="onLoad" loext:mime-type="image/png"/></draw:frame></text:span><text:span text:style-name="T723"><text:s/>e </text:span><text:span text:style-name="menu"><text:span text:style-name="T723">Svuota TUTTA la Contabilità</text:span></text:span><text:span text:style-name="T723">.</text:span></text:p>
        </text:list-item>
        <text:list-item>
          <text:p text:style-name="P402">Elimina vecchio codice.</text:p>
        </text:list-item>
        <text:list-item>
          <text:p text:style-name="P398"><text:span text:style-name="T730">Esegue a</text:span>ggiornamenti e debug minori.</text:p>
        </text:list-item>
      </text:list>
      <text:p text:style-name="P306">Gli utenti di LeenO occupano da sempre un ruolo molto importante nel miglioramento del progetto e, come spesso accade, anche questa volta il confronto con un utente mi ha permesso di <text:span text:style-name="T733">ottimizzare</text:span> alcuni aspetti della gestione dei prezzari. </text:p>
      <text:p text:style-name="P307">L’importazione dal formato XML, con cui la <text:span text:style-name="T731">T</text:span>oscana rilascia i <text:span text:style-name="T733">suoi </text:span>prezzari, <text:span text:style-name="T731">e </text:span>dal formato XPWE produce un foglio di <text:span text:style-name="fogli">Elenco Prezzi</text:span> <text:span text:style-name="T731">con visualizzazione già impostata in </text:span>modalità struttura <draw:frame draw:style-name="fr12" draw:name="Image28" text:anchor-type="as-char" svg:width="0.48cm" svg:height="0.499cm" draw:z-index="166"><draw:image xlink:href="Pictures/100002010000001A0000001B2EAE2C5EF18105FA.png" xlink:type="simple" xlink:show="embed" xlink:actuate="onLoad" loext:mime-type="image/png"/></draw:frame>, con i <text:span text:style-name="T731">codici dei </text:span>titoli <text:span text:style-name="T731">di </text:span>capitol<text:span text:style-name="T731">o</text:span> e sottocapitol<text:span text:style-name="T731">o</text:span> <text:span text:style-name="T731">evidenziati in tonalità di giallo e altezza delle rispettive celle tale da mostrare un solo rigo della descrizione. Piccoli accorgimenti che garantiscono una leggibilità nettamente migliore. In pratica si tratta di un vero e proprio indice consultabile ed apribile sulla voce di capitolo desiderata. Ho, perciò, sostituito i prezzari presenti in </text:span><text:a xlink:type="simple" xlink:href="http://leeno.org/prezzari-regione-toscana-2017/" text:style-name="Internet_20_link" text:visited-style-name="Visited_20_Internet_20_Link"><text:span text:style-name="T731">http://leeno.org/prezzari-regione-toscana-2017/</text:span></text:a><text:span text:style-name="T731"> con i nuovi di migliore comprensibilità.</text:span></text:p>
      <text:p text:style-name="P306"><draw:frame draw:style-name="fr24" draw:name="Image25" text:anchor-type="paragraph" svg:width="17cm" svg:height="12.502cm" draw:z-index="29"><draw:image xlink:href="Pictures/1000020100000700000005262AA9B01C0323A279.png" xlink:type="simple" xlink:show="embed" xlink:actuate="onLoad" loext:mime-type="image/png"/></draw:frame><text:soft-page-break/></text:p>
      <text:p text:style-name="P309"><text:span text:style-name="T733">Nettamente migliorato anche </text:span>il <text:span text:style-name="T733">comando </text:span><text:span text:style-name="menu">LeenO&gt;Utility...&gt;Converti Stringhe in Numeri</text:span> <draw:frame draw:style-name="fr12" draw:name="Image26" text:anchor-type="as-char" svg:width="0.379cm" svg:height="0.499cm" draw:z-index="167"><draw:image xlink:href="Pictures/100002010000001A000000225638E4365C4D4C42.png" xlink:type="simple" xlink:show="embed" xlink:actuate="onLoad" loext:mime-type="image/png"/></draw:frame><text:s/><text:span text:style-name="T733">che non richiede più alcun tipo di intervento dell’utente: la corversione si risolve selezionando le stringhe numeriche e scegliendo l’apposita voce di menù.</text:span></text:p>
      <text:p text:style-name="P310">Migliorie anche nella gestione dell’importazione/esportazione del formato XPWE,</text:p>
      <text:p text:style-name="P308">La novità per questa versione è l’introduzione d<text:span text:style-name="T734">el </text:span>dialogo <text:span text:style-name="menu"><text:span text:style-name="T722">LeenO&gt;Opzioni… </text:span></text:span><text:span text:style-name="menu"><text:span text:style-name="T722"><draw:frame draw:style-name="fr10" draw:name="Image27" text:anchor-type="as-char" svg:y="-0.529cm" svg:width="0.499cm" svg:height="0.499cm" draw:z-index="168"><draw:image xlink:href="Pictures/100002010000001A0000001A3DCC60A97E26CB8D.png" xlink:type="simple" xlink:show="embed" xlink:actuate="onLoad" loext:mime-type="image/png"/></draw:frame></text:span></text:span><text:span text:style-name="menu"><text:span text:style-name="T722"><text:s/></text:span></text:span>per la configurazione delle variabili. Alcune di queste, di carattere generale, vengono conservate fuori dal file di lavoro.</text:p>
      <text:p text:style-name="P311"><draw:frame draw:style-name="fr24" draw:name="Image22" text:anchor-type="paragraph" svg:width="7.966cm" svg:height="7.078cm" draw:z-index="30"><draw:image xlink:href="Pictures/10000201000001E4000001AE694FD15DD435D002.png" xlink:type="simple" xlink:show="embed" xlink:actuate="onLoad" loext:mime-type="image/png"/></draw:frame>Altre novità e informazioni sulla correzione di bug sono consultabili su <text:a xlink:type="simple" xlink:href="http://leeno.org/note-di-versione-3-17-1/" text:style-name="Internet_20_link" text:visited-style-name="Visited_20_Internet_20_Link">http://leeno.org/note-di-versione-3-17-1/</text:a></text:p>
      <text:list xml:id="list215533473498759" text:continue-list="list215533099191682" text:style-name="elenco-U">
        <text:list-item>
          <text:h text:style-name="P590" text:outline-level="3">3.1<text:span text:style-name="T726">7.2</text:span></text:h>
        </text:list-item>
      </text:list>
      <text:p text:style-name="P305">La versione 3.17.<text:span text:style-name="T735">2</text:span> di LeenO:</text:p>
      <text:list xml:id="list215533304747539" text:continue-list="list215534399624865" text:style-name="L80">
        <text:list-item>
          <text:p text:style-name="P410">Creando il foglio di <text:span text:style-name="fogli">CONTABILIT</text:span><text:span text:style-name="fogli"><text:span text:style-name="T738">A</text:span></text:span>, inserisce la prima voce di libretto.</text:p>
        </text:list-item>
        <text:list-item>
          <text:p text:style-name="P413"><text:span text:style-name="T735">All'apertura attiva l'opzione </text:span><text:span text:style-name="menu"><text:span text:style-name="T498">Usa i parametri della stampante per la formattazione del testo</text:span></text:span><text:span text:style-name="T735"> per lavorare in modalità </text:span>What You See Is What You Get<text:span text:style-name="T739"> .</text:span></text:p>
        </text:list-item>
        <text:list-item>
          <text:p text:style-name="P411"><text:span text:style-name="T740">Dal menù </text:span><text:span text:style-name="menu"><text:span text:style-name="T740">LeenO&gt;Opzioni...</text:span></text:span><text:span text:style-name="T740"> </text:span><text:span text:style-name="T740"><draw:frame draw:style-name="fr10" draw:name="Image31" text:anchor-type="as-char" svg:y="-0.529cm" svg:width="0.499cm" svg:height="0.499cm" draw:z-index="169"><draw:image xlink:href="Pictures/100002010000001A0000001A3DCC60A97E26CB8D.png" xlink:type="simple" xlink:show="embed" xlink:actuate="onLoad" loext:mime-type="image/png"/></draw:frame></text:span><text:span text:style-name="T740"><text:s/>permette di controllare lo </text:span>spostamento del cursore verso <text:span text:style-name="menu"><text:span text:style-name="T740">DESTRA</text:span></text:span><text:span text:style-name="T740"> o </text:span><text:span text:style-name="menu"><text:span text:style-name="T740">IN BASSO</text:span></text:span><text:span text:style-name="T740"> alla pressione di </text:span><text:span text:style-name="menu"><text:span text:style-name="T742">INVIO</text:span></text:span><text:span text:style-name="T740">.</text:span></text:p>
        </text:list-item>
        <text:list-item>
          <text:p text:style-name="P412"><text:span text:style-name="T740">Corregge l</text:span>'importazione <text:span text:style-name="T740">d</text:span>ei computi d<text:span text:style-name="T740">al formato XPWE che </text:span>si bloccava in assenza di suddivisione in capitoli del prezzario <text:span text:style-name="T741">di origine</text:span>.</text:p>
        </text:list-item>
        <text:list-item>
          <text:p text:style-name="P410"><text:span text:style-name="T740">In </text:span><text:span text:style-name="fogli"><text:span text:style-name="T740">COMPUTO</text:span></text:span><text:span text:style-name="T740">, </text:span><text:span text:style-name="fogli"><text:span text:style-name="T740">VARIANTE</text:span></text:span><text:span text:style-name="T740"> o </text:span><text:span text:style-name="fogli"><text:span text:style-name="T740">CONTABILITA</text:span></text:span><text:span text:style-name="T740">, il comando </text:span><text:span text:style-name="menu"><text:span text:style-name="T740">Quantità positiva/negativa </text:span></text:span><draw:frame draw:style-name="fr10" draw:name="Image32" text:anchor-type="as-char" svg:y="-0.425cm" svg:width="0.499cm" svg:height="0.499cm" draw:z-index="170"><draw:image xlink:href="Pictures/100002010000001A0000001A6CC095E7A10BFFA9.png" xlink:type="simple" xlink:show="embed" xlink:actuate="onLoad" loext:mime-type="image/png"/></draw:frame><text:s/>cambia il colore dell'intera riga di misurazione (rosso = negativo).</text:p>
        </text:list-item>
        <text:list-item>
          <text:p text:style-name="P411"><text:span text:style-name="T742">Migliora la gestione del file di configurazione i</text:span>mplemen<text:span text:style-name="T742">tando</text:span> nuove <text:span text:style-name="T742">funzionalità e trasferendo dal foglio </text:span><text:span text:style-name="fogli"><text:span text:style-name="T742">S1</text:span></text:span><text:span text:style-name="T742"> il controllo delle </text:span><text:span text:style-name="menu"><text:span text:style-name="T742">Variabili Generali</text:span></text:span>. </text:p>
        </text:list-item>
        <text:list-item>
          <text:p text:style-name="P415"><text:span text:style-name="T743">Aggiunge al menù </text:span><text:span text:style-name="menu"><text:span text:style-name="T740">LeenO&gt;Opzioni...</text:span></text:span><text:span text:style-name="T740"> </text:span><text:span text:style-name="T740"><draw:frame draw:style-name="fr10" draw:name="Image33" text:anchor-type="as-char" svg:y="-0.529cm" svg:width="0.499cm" svg:height="0.499cm" draw:z-index="171"><draw:image xlink:href="Pictures/100002010000001A0000001A3DCC60A97E26CB8D.png" xlink:type="simple" xlink:show="embed" xlink:actuate="onLoad" loext:mime-type="image/png"/></draw:frame></text:span><text:span text:style-name="T740"><text:s/>il controllo</text:span> della numerazione d<text:span text:style-name="T736">elle</text:span> voci di <text:span text:style-name="fogli"><text:span text:style-name="T743">COMPUTO</text:span></text:span>.</text:p>
        </text:list-item>
        <text:list-item>
          <text:p text:style-name="P415"><text:span text:style-name="T743">Aggiunge al menù </text:span><text:span text:style-name="menu"><text:span text:style-name="T740">LeenO&gt;Opzioni...</text:span></text:span><text:span text:style-name="T740"> </text:span><text:span text:style-name="T740"><draw:frame draw:style-name="fr10" draw:name="Image35" text:anchor-type="as-char" svg:y="-0.529cm" svg:width="0.499cm" svg:height="0.499cm" draw:z-index="172"><draw:image xlink:href="Pictures/100002010000001A0000001A3DCC60A97E26CB8D.png" xlink:type="simple" xlink:show="embed" xlink:actuate="onLoad" loext:mime-type="image/png"/></draw:frame></text:span><text:span text:style-name="T740"><text:s/>la checkbox </text:span><text:span text:style-name="menu"><text:span text:style-name="T740">Torna a prezzario dopo invio</text:span></text:span><text:span text:style-name="T740"> che consente di tornare all'Elenco Prezzi di origine dopo aver inviato le voci al </text:span><text:span text:style-name="fogli"><text:span text:style-name="T740">DCC</text:span></text:span><text:span text:style-name="T740"> - comodo su sistemi con monitor singolo.</text:span></text:p>
        </text:list-item>
        <text:list-item>
          <text:p text:style-name="P414"><text:span text:style-name="T745">In </text:span><text:span text:style-name="fogli"><text:span text:style-name="T744">CONTABILITA</text:span></text:span><text:span text:style-name="T744"> migliora il riconoscimento della voce successiva a quella corrente. </text:span></text:p>
        </text:list-item>
        <text:list-item>
          <text:p text:style-name="P416"><text:span text:style-name="T745">In avvio</text:span> abilita il riconoscimento delle espressioni regolari nelle formule.</text:p>
        </text:list-item>
        <text:list-item>
          <text:p text:style-name="P416"><text:span text:style-name="T745">Corregge il </text:span><text:span text:style-name="menu"><text:span text:style-name="T745">LeenO&gt;Utility...&gt;Rinumera Cat</text:span></text:span><text:span text:style-name="T745"> ripristinando </text:span>il ricalcolo dei totali generali di <text:span text:style-name="fogli"><text:span text:style-name="T745">COMPUTO</text:span></text:span>.</text:p>
        </text:list-item>
        <text:list-item>
          <text:p text:style-name="P417"><text:span text:style-name="T745">Corregge </text:span>errore di <text:span text:style-name="menu"><text:span text:style-name="T745">&gt;Importa/Accoda dati da archivio </text:span></text:span><text:span text:style-name="menu">XPWE </text:span><text:span text:style-name="T745">in fase di in</text:span>serimento delle categorie <text:span text:style-name="T745">e del </text:span>di <text:span text:style-name="menu"><text:span text:style-name="T759">Vedi Voce</text:span></text:span><text:span text:style-name="T400"> </text:span><text:span text:style-name="T400"><draw:frame draw:style-name="fr12" draw:name="Image34" text:anchor-type="as-char" svg:width="0.499cm" svg:height="0.499cm" draw:z-index="173"><draw:image xlink:href="Pictures/100002010000001A0000001A56619218F0DDBE45.png" xlink:type="simple" xlink:show="embed" xlink:actuate="onLoad" loext:mime-type="image/png"/></draw:frame></text:span><text:span text:style-name="T400"><text:s/></text:span>riconosce<text:span text:style-name="T745">ndo</text:span> formule presenti nello stesso rigo di misurazione. <text:span text:style-name="T746">R</text:span>iconosce la presenza di valori negativi nelle colonne di misura ed adegua la formula della quantità.</text:p>
        </text:list-item>
        <text:list-item>
          <text:p text:style-name="P418"><text:span text:style-name="T746">In </text:span><text:span text:style-name="fogli"><text:span text:style-name="T746">Elenco Prezzi</text:span></text:span><text:span text:style-name="T746"> il comando </text:span><text:span text:style-name="menu"><text:span text:style-name="T746">Struttura </text:span></text:span><text:span text:style-name="T746"><draw:frame draw:style-name="fr12" draw:name="Image36" text:anchor-type="as-char" svg:width="0.48cm" svg:height="0.499cm" draw:z-index="174"><draw:image xlink:href="Pictures/100002010000001A0000001B2EAE2C5EF18105FA.png" xlink:type="simple" xlink:show="embed" xlink:actuate="onLoad" loext:mime-type="image/png"/></draw:frame></text:span><text:span text:style-name="T746">, quando possibile, c</text:span>olora con tre tonalità di giallo le righe del prezzario <text:span text:style-name="T746">a secondo dei capitoli</text:span>.</text:p>
        </text:list-item>
        <text:list-item>
          <text:p text:style-name="P419"><text:span text:style-name="T746">In <text:s/></text:span><text:span text:style-name="menu"><text:span text:style-name="T712">Azzera una voce di COMPUTO </text:span></text:span><text:span text:style-name="T712"><draw:frame draw:style-name="fr14" draw:name="Image30" text:anchor-type="as-char" svg:y="-0.575cm" svg:width="0.51cm" svg:height="0.51cm" draw:z-index="175"><draw:image xlink:href="Pictures/100002010000001A0000001AF6F89E8E5DDCB780.png" xlink:type="simple" xlink:show="embed" xlink:actuate="onLoad" loext:mime-type="image/png"/></draw:frame></text:span><text:span text:style-name="T712"><text:s/>a</text:span>ggiunge la possibilità di agire su selezioni estese, raggruppa le voci <text:span text:style-name="T746">che </text:span>possono essere nascoste tramite il punto di controllo "<text:span text:style-name="menu"><text:span text:style-name="T416">+</text:span></text:span>" sull'intestazione di riga, sciogl<text:span text:style-name="T737">i</text:span>e il gruppo al ripristino della quantità.</text:p>
        </text:list-item>
        <text:list-item>
          <text:p text:style-name="P420"><text:span text:style-name="T746">Esegue </text:span>una copia di sicurezza del file a conclusione della sessione di lavoro <text:span text:style-name="T746">nella cartella </text:span><text:span text:style-name="T424">\leeno-bk</text:span>.</text:p>
        </text:list-item>
        <text:list-item>
          <text:p text:style-name="P420">Introduce <text:span text:style-name="menu"><text:span text:style-name="T746">N</text:span></text:span><text:span text:style-name="menu">asconde </text:span><text:span text:style-name="menu"><text:span text:style-name="T746">V</text:span></text:span><text:span text:style-name="menu">oci </text:span><text:span text:style-name="menu"><text:span text:style-name="T746">A</text:span></text:span><text:span text:style-name="menu">zzerate</text:span> <text:span text:style-name="T746">per n</text:span>asconde<text:span text:style-name="T746">re</text:span> le voci in cui compare la dicitura '*** VOCE AZZERATA ***' in <text:span text:style-name="fogli">COMPUTO</text:span> o in <text:span text:style-name="fogli">VARIANTE</text:span>.</text:p>
        </text:list-item>
        <text:list-item>
          <text:p text:style-name="P421"><text:span text:style-name="T748">Nell’</text:span><text:span text:style-name="menu"><text:span text:style-name="T748">Elenco Prezzi</text:span></text:span><text:span text:style-name="T748"> s</text:span>ostituisce il vecchio comando di <text:span text:style-name="menu"><text:span text:style-name="T703">Viste&gt;</text:span></text:span><text:span text:style-name="menu">Lista lavorazioni e forniture </text:span><text:span text:style-name="menu"><text:span text:style-name="T703"><draw:frame draw:style-name="fr14" draw:name="Image37" text:anchor-type="as-char" svg:y="-0.46cm" svg:width="0.499cm" svg:height="0.499cm" draw:z-index="176"><draw:image xlink:href="Pictures/100002010000001A0000001ACC4185E54CD132EB.png" xlink:type="simple" xlink:show="embed" xlink:actuate="onLoad" loext:mime-type="image/png"/></draw:frame></text:span></text:span><text:s/>con nuova versione in Python.</text:p>
        </text:list-item>
        <text:list-item>
          <text:p text:style-name="P422">Aggiunge <text:span text:style-name="T748">comando </text:span><text:span text:style-name="menu">Struttura Voci Azzerate</text:span> <draw:frame draw:style-name="fr12" draw:name="Image38" text:anchor-type="as-char" svg:width="0.499cm" svg:height="0.499cm" draw:z-index="177"><draw:image xlink:href="Pictures/100002010000001A0000001A93CDE787D9335ACD.png" xlink:type="simple" xlink:show="embed" xlink:actuate="onLoad" loext:mime-type="image/png"/></draw:frame><text:s/>alla toolbar.</text:p>
        </text:list-item>
        <text:list-item>
          <text:p text:style-name="P422">Aggiorna icona di installazione e banner del <text:span text:style-name="menu">Menù Principale</text:span>.</text:p>
        </text:list-item>
        <text:list-item>
          <text:p text:style-name="P595"><text:span text:style-name="T747">Elimina vecchio c</text:span>odice.</text:p>
        </text:list-item>
        <text:list-item>
          <text:p text:style-name="P596">Introduce altri piccoli aggiornamenti ed esegue correzioni minori.</text:p>
        </text:list-item>
      </text:list>
      <text:p text:style-name="P25"><text:span text:style-name="T749">Qualcuno si sarà accorto che nelle note di versione di LeenO 3.17.2 faccio riferimento al così dett</text:span>o <text:span text:style-name="T389">What You See Is What You Get –</text:span><text:span text:style-name="T397"> </text:span><text:span text:style-name="T749">letteralmente: </text:span>"quello che vedi è quello che è" –<text:span text:style-name="T750"> in maniera anche un po’ forzata visto che l’intera suite di LibreOffice lavora così da sempre. L’attivazione dell'opzione </text:span><text:span text:style-name="menu"><text:span text:style-name="T498">Usa i parametri della stampante per la formattazione del testo </text:span></text:span><text:span text:style-name="T751">serve solo a migliorare la formattazione del testo e del suo scorrimento nell’ambito delle celle. Ci tenevo a precisarlo visto </text:span><text:soft-page-break/><text:span text:style-name="T751">che ancora oggi qualcuno fa del WYSIWYG un cavallo di battaglia. Non è il mio caso.</text:span></text:p>
      <text:p text:style-name="P25"><draw:frame draw:style-name="fr24" draw:name="Image44" text:anchor-type="paragraph" svg:width="13.462cm" svg:height="8.975cm" draw:z-index="36"><draw:image xlink:href="Pictures/10000201000003C000000280F48C0361AA62FCAD.png" xlink:type="simple" xlink:show="embed" xlink:actuate="onLoad" loext:mime-type="image/png"/></draw:frame></text:p>
      <text:p text:style-name="P24">L’odierno nuovo rilascio porta a corredo nuove piccole <text:span text:style-name="T752">e</text:span> comode innovazioni <text:span text:style-name="T752">e </text:span>una serie di correzioni a<text:span text:style-name="T752">l</text:span> codice. Oltre a<text:span text:style-name="T752">d implementare nuove capacità al </text:span>menù <text:span text:style-name="menu"><text:span text:style-name="T752">LeenO&gt;Opzioni…</text:span></text:span><text:span text:style-name="T752">, che comunque è destinato ancora a crescere, ho aggiunto alla gestione del computo metrico un paio di comandi per il controllo delle voci che in fase di redazione si vogliono momentaneamente azzerare ma non cancellare del tutto.</text:span></text:p>
      <text:p text:style-name="P24"/>
      <text:p text:style-name="P24"><draw:frame draw:style-name="fr24" draw:name="Image43" text:anchor-type="paragraph" svg:width="12.552cm" svg:height="7.724cm" draw:z-index="35"><draw:image xlink:href="Pictures/10000201000006900000041A7C82D53D185EAF82.png" xlink:type="simple" xlink:show="embed" xlink:actuate="onLoad" loext:mime-type="image/png"/></draw:frame><text:span text:style-name="T752">Ho ampliato le capacità del comando </text:span><text:span text:style-name="menu"><text:span text:style-name="T712">Azzera una voce di COMPUTO </text:span></text:span><text:span text:style-name="T712"><draw:frame draw:style-name="fr14" draw:name="Image39" text:anchor-type="as-char" svg:y="-0.515cm" svg:width="0.51cm" svg:height="0.51cm" draw:z-index="178"><draw:image xlink:href="Pictures/100002010000001A0000001AF6F89E8E5DDCB780.png" xlink:type="simple" xlink:show="embed" xlink:actuate="onLoad" loext:mime-type="image/png"/></draw:frame></text:span><text:span text:style-name="T712"><text:s/>facendo in modo che possa essere utilizzato anche su selezioni estese di voci. Lo </text:span><text:span text:style-name="menu"><text:span text:style-name="T712">Struttura Voci Azzerate</text:span></text:span><text:span text:style-name="T712"> </text:span><text:span text:style-name="T712"><draw:frame draw:style-name="fr12" draw:name="Image40" text:anchor-type="as-char" svg:width="0.499cm" svg:height="0.499cm" draw:z-index="179"><draw:image xlink:href="Pictures/100002010000001A0000001A93CDE787D9335ACD.png" xlink:type="simple" xlink:show="embed" xlink:actuate="onLoad" loext:mime-type="image/png"/></draw:frame></text:span><text:span text:style-name="T712">, com’è intuibile, mette in struttura ed aiuta a nascondere le voci con quantità azzerata agendo sui punti di controllo </text:span><text:span text:style-name="T712"><draw:frame draw:style-name="fr14" draw:name="Image42" text:anchor-type="as-char" svg:y="-0.522cm" svg:width="0.423cm" svg:height="0.741cm" draw:z-index="180"><draw:image xlink:href="Pictures/10000201000000100000001C3162240FE10EEDEE.png" xlink:type="simple" xlink:show="embed" xlink:actuate="onLoad" loext:mime-type="image/png"/></draw:frame></text:span><text:span text:style-name="T712"><text:s/>a margine sinistro della tabella di calcolo, oppure agendo sui numerini in intestazione degli stessi punti </text:span><text:span text:style-name="T712"><draw:frame draw:style-name="fr14" draw:name="Image41" text:anchor-type="as-char" svg:y="-0.393cm" svg:width="0.767cm" svg:height="0.45cm" draw:z-index="181"><draw:image xlink:href="Pictures/100002010000001D0000001161906EC453E8F6DC.png" xlink:type="simple" xlink:show="embed" xlink:actuate="onLoad" loext:mime-type="image/png"/></draw:frame></text:span><text:span text:style-name="T712">.</text:span></text:p>
      <text:p text:style-name="P312"/>
      <text:list xml:id="list215534166135045" text:continue-list="list215533473498759" text:style-name="elenco-U">
        <text:list-item>
          <text:h text:style-name="P591" text:outline-level="3">3.<text:span text:style-name="T753">18.0</text:span></text:h>
        </text:list-item>
      </text:list>
      <text:p text:style-name="P316">La versione 3.1<text:span text:style-name="T753">8</text:span>.<text:span text:style-name="T755">0</text:span> di LeenO:</text:p>
      <text:list xml:id="list3897736903" text:style-name="L81">
        <text:list-item>
          <text:p text:style-name="P423">Aggiorna il logo e gli sfondi.</text:p>
        </text:list-item>
        <text:list-item>
          <text:p text:style-name="P423">Potenzia la gestione delle variabili di configurazione, aggiungendo la gestione dei caratteri da visualizzare nella descrizione dei prezzi.</text:p>
        </text:list-item>
        <text:list-item>
          <text:p text:style-name="P423"><text:span text:style-name="T762">Evita un</text:span> bug di LibreOffice 5.3 e superiori, che non ottimizza l'altezza delle celle, agendo direttamente sull'impostazione dello stile di cella <text:span text:style-name="T760">o eseguendo l’operazione di ottimizzazione riga per riga</text:span>.</text:p>
        </text:list-item>
        <text:list-item>
          <text:p text:style-name="P423">Migliora il meccanismo di controllo dell’esistenza <text:span text:style-name="T758">di </text:span>atti contabili <text:span text:style-name="T758">registrati</text:span>.</text:p>
        </text:list-item>
        <text:list-item>
          <text:p text:style-name="P423">Riorganizza l’ordine di alcuni pulsanti delle toolbar si <text:span text:style-name="fogli">COMPUTO</text:span> e <text:span text:style-name="fogli">CONTAILITA</text:span>.</text:p>
        </text:list-item>
        <text:list-item>
          <text:p text:style-name="P423"><text:span text:style-name="T757">E</text:span>limina la gestione della riga bianca in inserimento categorie.</text:p>
        </text:list-item>
        <text:list-item>
          <text:p text:style-name="P425">Corregge la formula di incidenza <text:span text:style-name="colonne"><text:span text:style-name="T754">M</text:span></text:span><text:span text:style-name="colonne">anodopera</text:span> sulla riga delle categorie <text:span text:style-name="T762">in </text:span><text:span text:style-name="fogli"><text:span text:style-name="T762">COMPUTO</text:span></text:span>.</text:p>
        </text:list-item>
        <text:list-item>
          <text:p text:style-name="P426">Cambia le formule delle descrizioni di voce in <text:span text:style-name="fogli">COMPUTO</text:span>, <text:span text:style-name="fogli"><text:span text:style-name="T756">VARIANTE</text:span></text:span> e <text:span text:style-name="fogli">CONTABILITA</text:span> <text:s/>in modo che siano condizionate dalle variabili che regolano il numero di caratteri da visualizzare. Aggiunge variabili al foglio <text:span text:style-name="fogli">S1</text:span> per gestione descrizione breve contabilità.</text:p>
        </text:list-item>
        <text:list-item>
          <text:p text:style-name="P424">Aggiunge al menù <text:span text:style-name="menu">LeenO&gt;Opzioni...</text:span> <draw:frame draw:style-name="fr10" draw:name="Image46" text:anchor-type="as-char" svg:y="-0.529cm" svg:width="0.499cm" svg:height="0.499cm" draw:z-index="150"><draw:image xlink:href="Pictures/100002010000001A0000001A3DCC60A97E26CB8D.png" xlink:type="simple" xlink:show="embed" xlink:actuate="onLoad" loext:mime-type="image/png"/></draw:frame><text:s/>l’opzione che permette di scegliere il foglio da cui prendere le voci con l’uso di <text:span text:style-name="menu">Ricicla Misure</text:span> <draw:frame draw:style-name="fr14" draw:name="Image45" text:anchor-type="as-char" svg:y="-0.487cm" svg:width="0.499cm" svg:height="0.499cm" draw:z-index="154"><draw:image xlink:href="Pictures/100002010000001A0000001A73CE82CB146F2978.png" xlink:type="simple" xlink:show="embed" xlink:actuate="onLoad" loext:mime-type="image/png"/></draw:frame><text:s/>che consente il riutilizzo in contabilità di voci e misure già inserite in <text:span text:style-name="fogli">COMPUTO</text:span> o <text:span text:style-name="fogli">VARIANTE</text:span>. Aggiunge pulsante <text:span text:style-name="menu">Ricicla Misure</text:span> <draw:frame draw:style-name="fr14" draw:name="Image47" text:anchor-type="as-char" svg:y="-0.487cm" svg:width="0.499cm" svg:height="0.499cm" draw:z-index="156"><draw:image xlink:href="Pictures/100002010000001A0000001A73CE82CB146F2978.png" xlink:type="simple" xlink:show="embed" xlink:actuate="onLoad" loext:mime-type="image/png"/></draw:frame><text:s/><text:span text:style-name="T762">anche </text:span>alla toolbar <text:span text:style-name="fogli">COMPUTO</text:span> <text:span text:style-name="T763">per la scelta della voce. <text:s/></text:span></text:p>
        </text:list-item>
        <text:list-item>
          <text:p text:style-name="P424">Migliora il <text:span text:style-name="menu">Vedi Voce</text:span> <draw:frame draw:style-name="fr12" draw:name="Image48" text:anchor-type="as-char" svg:width="0.499cm" svg:height="0.499cm" draw:z-index="157"><draw:image xlink:href="Pictures/100002010000001A0000001A56619218F0DDBE45.png" xlink:type="simple" xlink:show="embed" xlink:actuate="onLoad" loext:mime-type="image/png"/></draw:frame><text:s/>consentendo la visualizzazione della descrizione di origine, ma solo in <text:span text:style-name="fogli">COMPUTO</text:span> e <text:span text:style-name="fogli">VARIANTE</text:span>. Inoltre, in caso di valore negativo, i <text:span text:style-name="T761">testi</text:span> della riga diventano rossi.</text:p>
        </text:list-item>
        <text:list-item>
          <text:p text:style-name="P392">Aggiorna il meccanismo di adeguamento dei vecchi file per la correzione delle formule di <text:span text:style-name="menu">Vedi Voce</text:span> <draw:frame draw:style-name="fr12" draw:name="Image49" text:anchor-type="as-char" svg:width="0.499cm" svg:height="0.499cm" draw:z-index="159"><draw:image xlink:href="Pictures/100002010000001A0000001A56619218F0DDBE45.png" xlink:type="simple" xlink:show="embed" xlink:actuate="onLoad" loext:mime-type="image/png"/></draw:frame><text:s/>in <text:span text:style-name="fogli">COMPUTO</text:span> e <text:span text:style-name="fogli">VARIANTE</text:span>.</text:p>
        </text:list-item>
        <text:list-item>
          <text:p text:style-name="P427">Corregge <text:span text:style-name="T761">alcuni </text:span>stili di cella in <text:span text:style-name="fogli">Variabili Generali</text:span>.</text:p>
        </text:list-item>
        <text:list-item>
          <text:p text:style-name="P427">Aggiunge calendario_mensile() <text:span text:style-name="T761">che c</text:span>olora le colonne del sabato e della domenica, oltre le festività, nel file ../../calendario.ods che potrei implementare in <text:span text:style-name="T763">futuro</text:span> per la gestione delle ore in economia o del diagramma di Gantt.</text:p>
        </text:list-item>
        <text:list-item>
          <text:p text:style-name="P424">In <text:span text:style-name="menu">LeenO&gt;Opzioni...</text:span> <draw:frame draw:style-name="fr10" draw:name="Image50" text:anchor-type="as-char" svg:y="-0.529cm" svg:width="0.499cm" svg:height="0.499cm" draw:z-index="160"><draw:image xlink:href="Pictures/100002010000001A0000001A3DCC60A97E26CB8D.png" xlink:type="simple" xlink:show="embed" xlink:actuate="onLoad" loext:mime-type="image/png"/></draw:frame><text:s text:c="2"/>attiva la gestione di sconto e maggiorazione.</text:p>
        </text:list-item>
        <text:list-item>
          <text:p text:style-name="P424">Converte diverse porzioni di <text:span text:style-name="Emphasis">codice</text:span> dal Basic al Python</text:p>
        </text:list-item>
        <text:list-item>
          <text:p text:style-name="P597"><text:span text:style-name="T747">Elimina vecchio c</text:span>odice ed esegue correzioni minori.</text:p>
        </text:list-item>
      </text:list>
      <text:p text:style-name="P315"><text:span text:style-name="T766">LeenO 3.18.0 r</text:span>isol<text:span text:style-name="T766">ve</text:span> un problema che affligge LibreOffice 5,3 e superiori, che in casi particolari, <text:span text:style-name="T766">che</text:span> a quanto pare <text:span text:style-name="T766">sono </text:span>tipici in LeenO, non consente l’ottimizzazione dell’altezza delle celle in base al loro contenuto <text:span text:style-name="T766">sull’intero foglio di calcolo</text:span>. LeenO, con le sue macro, aggira l’ostacolo eseguendo l’ottimizzazione per ogni singola riga del foglio trattato.</text:p>
      <text:p text:style-name="P313"><draw:frame draw:style-name="fr24" draw:name="Image51" text:anchor-type="paragraph" svg:width="7.435cm" svg:height="9.133cm" draw:z-index="37"><draw:image xlink:href="Pictures/10000000000001EA0000025AC86197C4200DBE22.png" xlink:type="simple" xlink:show="embed" xlink:actuate="onLoad" loext:mime-type="image/png"/></draw:frame><text:soft-page-break/><text:span text:style-name="T764">La gestione delle </text:span><text:span text:style-name="fogli"><text:span text:style-name="T764">Variabili Generali</text:span></text:span><text:span text:style-name="T764"> è stata potenziata ampliando le capacità del comando </text:span><text:span text:style-name="menu"><text:span text:style-name="T764">LeenO&gt;Opzioni…</text:span></text:span><text:span text:style-name="T764">, in cui adesso compaiono una serie di valori dedicati alla visualizzazione abbreviata delle descrizioni di voce.</text:span></text:p>
      <text:p text:style-name="P313"><text:span text:style-name="T764">Questa capacità è diventata strutturale e infatti, se in passato il comando </text:span><text:span text:style-name="menu"><text:span text:style-name="T764">Voce Abbreviata</text:span></text:span><text:span text:style-name="T764"> agiva sul foglio cambiando le formule che mostrano le descrizioni di voce, adesso LeenO lascia invariata questa formula e non fa altro che visualizzare i caratteri delle descrizioni secondo le indicazioni decise nel dialogo di menù dedicato.</text:span></text:p>
      <text:p text:style-name="P313"><draw:frame draw:style-name="fr24" draw:name="Image52" text:anchor-type="paragraph" svg:width="17cm" svg:height="10.571cm" draw:z-index="38"><draw:image xlink:href="Pictures/10000000000005B40000038CA9F8852E81ECC5BA.png" xlink:type="simple" xlink:show="embed" xlink:actuate="onLoad" loext:mime-type="image/png"/></draw:frame></text:p>
      <text:p text:style-name="P314"><text:span text:style-name="T764">Altra piccola novità introdotta, che ritengo particolarmente comoda, è la possibilità di scegliere il numero di caratteri di descrizione da mostrare nella riga di </text:span><text:span text:style-name="menu"><text:span text:style-name="T765">Vedi Voce</text:span></text:span><text:span text:style-name="T765">. Torna davvero utile, in fase di </text:span><text:soft-page-break/><text:span text:style-name="T765">redazione del computo, quando si fa riferimento a voci di demolizione al momento di calcolare i trasporti a rifiuto ed i conferimenti a discari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marker draw:name="Arrowhead_20_2" draw:display-name="Arrowhead 2" svg:viewBox="0 0 20 30" svg:d="M10 0l-10 30h20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1" fo:font-family="Caladea" style:font-style-name="Standard" style:font-family-generic="roman" style:font-pitch="variable" fo:font-size="11pt" fo:font-style="normal" fo:text-shadow="none" fo:font-weight="normal" style:letter-kerning="true" fo:background-color="#cfe7e5"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113</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112</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8-01-22T21:55:30.203009905</dc:date>
    <meta:editing-duration>P2DT18H31M21S</meta:editing-duration>
    <meta:editing-cycles>484</meta:editing-cycles>
    <meta:generator>LibreOffice/5.4.3.2$Linux_X86_64 LibreOffice_project/92a7159f7e4af62137622921e809f8546db437e5</meta:generator>
    <meta:document-statistic meta:table-count="77" meta:image-count="145" meta:object-count="3" meta:page-count="116" meta:paragraph-count="2231" meta:word-count="42170" meta:character-count="273675" meta:non-whitespace-character-count="23416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11.04mm" fo:break-before="auto" style:use-optimal-row-height="true"/>
    </style:style>
    <style:style style:name="ro3" style:family="table-row">
      <style:table-row-properties style:row-height="4.64mm" fo:break-before="auto" style:use-optimal-row-height="true"/>
    </style:style>
    <style:style style:name="ro4"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comp_20_sotto_20_centro_5f_R">
      <style:table-cell-properties fo:background-color="#663333" fo:border="0.06pt solid #000000"/>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comp_20_10_20_s"/>
        <table:table-column table:style-name="co2" table:default-cell-style-name="Comp-Bianche_20_in_20_mezzo"/>
        <table:table-column table:style-name="co3" table:default-cell-style-name="comp_20_1-a"/>
        <table:table-column table:style-name="co4" table:visibility="collapse" table:number-columns-repeated="2" table:default-cell-style-name="Comp-Bianche_20_in_20_mezzo_20_bordate"/>
        <table:table-column table:style-name="co2" table:default-cell-style-name="comp_20_1-a"/>
        <table:table-column table:style-name="co5" table:number-columns-repeated="2" table:default-cell-style-name="comp_20_1-a"/>
        <table:table-column table:style-name="co5" table:default-cell-style-name="comp_20_1-a_20_peso"/>
        <table:table-column table:style-name="co6" table:default-cell-style-name="Blu"/>
        <table:table-row table:style-name="ro1" table:number-rows-repeated="5">
          <table:table-cell table:style-name="Default" table:number-columns-repeated="10"/>
        </table:table-row>
        <table:table-row table:style-name="ro1">
          <table:table-cell table:style-name="Comp_20_Start_20_Attributo"/>
          <table:table-cell table:style-name="Comp-Bianche_20_sopra"/>
          <table:table-cell table:style-name="Comp-Bianche_20_sopraS" table:number-columns-spanned="7" table:number-rows-spanned="1"/>
          <table:covered-table-cell table:number-columns-repeated="2" table:style-name="ce2" table:content-validation-name="val2"/>
          <table:covered-table-cell table:number-columns-repeated="4" table:style-name="Comp-Bianche_20_sopra"/>
          <table:table-cell table:style-name="Comp-Bianche_20_sopra"/>
        </table:table-row>
        <table:table-row table:style-name="ro2">
          <table:table-cell table:style-name="comp_20_progress" office:value-type="float" office:value="1" calcext:value-type="float">
            <text:p>1</text:p>
          </table:table-cell>
          <table:table-cell table:style-name="comp_20_Art-EP" table:content-validation-name="val1" office:value-type="string" calcext:value-type="string">
            <text:p>1C.01.060.0010.a</text:p>
          </table:table-cell>
          <table:table-cell table:style-name="Comp-Bianche_20_in_20_mezzo_20_Descr" office:value-type="string" calcext:value-type="string" table:number-columns-spanned="7" table:number-rows-spanned="1">
            <text:p>Rimozione del manto di copertura, esclusa l'orditura leggera, con movimentazione delle macerie nell'ambito del cantiere, cernita e pulizia del materiale riutili [...] recupero o a discarica; esclusi gli oneri di smaltimento. - in tegole di laterizio, cemento e simili</text:p>
          </table:table-cell>
          <table:covered-table-cell table:number-columns-repeated="2" table:style-name="ce2"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3">
          <table:table-cell table:number-columns-repeated="2"/>
          <table:table-cell office:value-type="string" calcext:value-type="string">
            <text:p>ponteggio esterno:</text:p>
          </table:table-cell>
          <table:table-cell table:content-validation-name="val2" table:number-columns-repeated="2"/>
          <table:table-cell table:number-columns-repeated="4"/>
          <table:table-cell table:formula="of:=IF(PRODUCT([.F8:.I8])=0;&quot;&quot;;PRODUCT([.F8:.I8]))">
            <text:p/>
          </table:table-cell>
        </table:table-row>
        <table:table-row table:style-name="ro3">
          <table:table-cell table:number-columns-repeated="2"/>
          <table:table-cell office:value-type="string" calcext:value-type="string">
            <text:p>corpo A &gt;( (30*20))</text:p>
          </table:table-cell>
          <table:table-cell table:content-validation-name="val2" table:number-columns-repeated="2"/>
          <table:table-cell table:number-columns-repeated="2"/>
          <table:table-cell table:formula="of:=30*20" office:value-type="float" office:value="600" calcext:value-type="float">
            <text:p>600,000</text:p>
          </table:table-cell>
          <table:table-cell/>
          <table:table-cell table:formula="of:=IF(PRODUCT([.F9:.I9])=0;&quot;&quot;;PRODUCT([.F9:.I9]))" office:value-type="float" office:value="600" calcext:value-type="float">
            <text:p>600,00</text:p>
          </table:table-cell>
        </table:table-row>
        <table:table-row table:style-name="ro3">
          <table:table-cell table:number-columns-repeated="2"/>
          <table:table-cell office:value-type="string" calcext:value-type="string">
            <text:p>corpo B &gt;( (45*20))</text:p>
          </table:table-cell>
          <table:table-cell table:content-validation-name="val2" table:number-columns-repeated="2"/>
          <table:table-cell table:number-columns-repeated="2"/>
          <table:table-cell table:formula="of:=45*20" office:value-type="float" office:value="900" calcext:value-type="float">
            <text:p>900,000</text:p>
          </table:table-cell>
          <table:table-cell/>
          <table:table-cell table:formula="of:=IF(PRODUCT([.F10:.I10])=0;&quot;&quot;;PRODUCT([.F10:.I10]))" office:value-type="float" office:value="900" calcext:value-type="float">
            <text:p>90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7:.J11])" office:value-type="float" office:value="1500" calcext:value-type="float">
            <text:p>1.500,00</text:p>
          </table:table-cell>
        </table:table-row>
        <table:table-row table:style-name="ro3">
          <table:table-cell table:number-columns-repeated="2"/>
          <table:table-cell office:value-type="string" calcext:value-type="string">
            <text:p>ponteggio interno:</text:p>
          </table:table-cell>
          <table:table-cell table:content-validation-name="val2" table:number-columns-repeated="2"/>
          <table:table-cell table:number-columns-repeated="5"/>
        </table:table-row>
        <table:table-row table:style-name="ro3">
          <table:table-cell table:number-columns-repeated="2"/>
          <table:table-cell office:value-type="string" calcext:value-type="string">
            <text:p>corpo A</text:p>
          </table:table-cell>
          <table:table-cell table:content-validation-name="val2" table:number-columns-repeated="2"/>
          <table:table-cell table:number-columns-repeated="2"/>
          <table:table-cell office:value-type="float" office:value="950" calcext:value-type="float">
            <text:p>950,000</text:p>
          </table:table-cell>
          <table:table-cell/>
          <table:table-cell table:formula="of:=IF(PRODUCT([.F13:.I13])=0;&quot;&quot;;PRODUCT([.F13:.I13]))" office:value-type="float" office:value="950" calcext:value-type="float">
            <text:p>950,00</text:p>
          </table:table-cell>
        </table:table-row>
        <table:table-row table:style-name="ro3">
          <table:table-cell table:number-columns-repeated="2"/>
          <table:table-cell office:value-type="string" calcext:value-type="string">
            <text:p>corpo B</text:p>
          </table:table-cell>
          <table:table-cell table:content-validation-name="val2" table:number-columns-repeated="2"/>
          <table:table-cell table:number-columns-repeated="2"/>
          <table:table-cell office:value-type="float" office:value="850" calcext:value-type="float">
            <text:p>850,000</text:p>
          </table:table-cell>
          <table:table-cell/>
          <table:table-cell table:formula="of:=IF(PRODUCT([.F14:.I14])=0;&quot;&quot;;PRODUCT([.F14:.I14]))" office:value-type="float" office:value="850" calcext:value-type="float">
            <text:p>850,00</text:p>
          </table:table-cell>
        </table:table-row>
        <table:table-row table:style-name="ro3">
          <table:table-cell table:number-columns-repeated="2"/>
          <table:table-cell table:style-name="comp_20_sotto_20_centro"/>
          <table:table-cell table:content-validation-name="val2" table:number-columns-repeated="2"/>
          <table:table-cell table:style-name="comp_20_sotto_20_centro" table:number-columns-repeated="3"/>
          <table:table-cell table:style-name="comp_20_sotto_20_BiancheS" office:value-type="string" calcext:value-type="string">
            <text:p>Parziale [mq]</text:p>
          </table:table-cell>
          <table:table-cell table:style-name="Comp-Variante_20_num_20_sotto" table:formula="of:=SUBTOTAL(9;[.J11:.J15])" office:value-type="float" office:value="1800" calcext:value-type="float">
            <text:p>1.800,00</text:p>
          </table:table-cell>
        </table:table-row>
        <table:table-row table:style-name="ro3">
          <table:table-cell table:number-columns-repeated="2"/>
          <table:table-cell office:value-type="string" calcext:value-type="string">
            <text:p>*** VOCE AZZERATA ***</text:p>
          </table:table-cell>
          <table:table-cell table:style-name="Comp-Bianche_20_in_20_mezzo_20_bordate_5f_R" table:content-validation-name="val2" table:number-columns-repeated="2"/>
          <table:table-cell table:formula="of:=-SUBTOTAL(9;[.J6:.J15])" office:value-type="float" office:value="-3300" calcext:value-type="float">
            <text:p>-3300,000</text:p>
          </table:table-cell>
          <table:table-cell table:number-columns-repeated="3"/>
          <table:table-cell table:formula="of:=IF(PRODUCT([.F16:.I16])=0;&quot;&quot;;PRODUCT([.F16:.I16]))" office:value-type="float" office:value="-3300" calcext:value-type="float">
            <text:p>-3.300,00</text:p>
          </table:table-cell>
        </table:table-row>
        <table:table-row table:style-name="ro4">
          <table:table-cell table:style-name="Comp_20_End_20_Attributo"/>
          <table:table-cell table:style-name="comp_20_sotto_20_Bianche"/>
          <table:table-cell table:style-name="comp_20_sotto_20_centro"/>
          <table:table-cell table:style-name="ce2" table:content-validation-name="val2" table:number-columns-repeated="2"/>
          <table:table-cell table:style-name="comp_20_sotto_20_centro" table:number-columns-repeated="3"/>
          <table:table-cell table:style-name="comp_20_sotto_20_BiancheS" office:value-type="string" calcext:value-type="string">
            <text:p>SOMMANO [mq]</text:p>
          </table:table-cell>
          <table:table-cell table:style-name="Comp-Variante_20_num_20_sotto" table:formula="of:=SUBTOTAL(9;[.J7:.J17])" office:value-type="float" office:value="0" calcext:value-type="float">
            <text:p>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 -</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 -</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 -</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 -</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 -</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 -</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 -</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 -</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number number:decimal-places="2" loext:min-decimal-places="2" number:min-integer-digits="1" number:grouping="true"/>
      <number:text> </number:text>
    </number:number-style>
    <number:number-style style:name="N594P1" style:volatile="true">
      <number:text>-</number:text>
      <number:number number:decimal-places="2" loext:min-decimal-places="2" number:min-integer-digits="1" number:grouping="true"/>
      <number:text> </number:text>
    </number:number-style>
    <number:number-style style:name="N594P2" style:volatile="true">
      <number:text>-</number:text>
      <number:number number:decimal-places="0" loext:min-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loext:min-decimal-places="3" number:min-integer-digits="1"/>
      <number:text> </number:text>
    </number:number-style>
    <number:number-style style:name="N601">
      <style:text-properties fo:color="#ff0000"/>
      <number:text>-</number:text>
      <number:number number:decimal-places="3" loext:min-decimal-places="3" number:min-integer-digits="1"/>
      <number:text> </number:text>
      <style:map style:condition="value()&gt;=0" style:apply-style-name="N601P0"/>
    </number:number-style>
    <number:number-style style:name="N603P0" style:volatile="true">
      <number:number number:decimal-places="3" loext:min-decimal-places="3" number:min-integer-digits="1" number:grouping="true"/>
      <number:text> </number:text>
    </number:number-style>
    <number:number-style style:name="N603">
      <style:text-properties fo:color="#ff0000"/>
      <number:text>-</number:text>
      <number:number number:decimal-places="3" loext: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loext:min-decimal-places="8" number:min-integer-digits="1" number:grouping="true"/>
    </number:number-style>
    <number:number-style style:name="N606P0" style:volatile="true">
      <number:text>L. </number:text>
      <number:number number:decimal-places="3" loext:min-decimal-places="3" number:min-integer-digits="1" number:grouping="true"/>
    </number:number-style>
    <number:number-style style:name="N606">
      <number:text>-L. </number:text>
      <number:number number:decimal-places="3" loext:min-decimal-places="3" number:min-integer-digits="1" number:grouping="true"/>
      <style:map style:condition="value()&gt;=0" style:apply-style-name="N606P0"/>
    </number:number-style>
    <number:number-style style:name="N608P0" style:volatile="true">
      <number:number number:decimal-places="6" loext:min-decimal-places="6" number:min-integer-digits="1"/>
      <number:text> </number:text>
    </number:number-style>
    <number:number-style style:name="N608">
      <style:text-properties fo:color="#ff0000"/>
      <number:text>-</number:text>
      <number:number number:decimal-places="6" loext:min-decimal-places="6" number:min-integer-digits="1"/>
      <number:text> </number:text>
      <style:map style:condition="value()&gt;=0" style:apply-style-name="N608P0"/>
    </number:number-style>
    <number:number-style style:name="N610P0" style:volatile="true">
      <number:number number:decimal-places="0" loext:min-decimal-places="0" number:min-integer-digits="1"/>
      <number:text> </number:text>
    </number:number-style>
    <number:number-style style:name="N610">
      <style:text-properties fo:color="#ff0000"/>
      <number:text>-</number:text>
      <number:number number:decimal-places="0" loext:min-decimal-places="0" number:min-integer-digits="1"/>
      <number:text> </number:text>
      <style:map style:condition="value()&gt;=0" style:apply-style-name="N610P0"/>
    </number:number-style>
    <number:number-style style:name="N612P0" style:volatile="true">
      <number:number number:decimal-places="2" loext:min-decimal-places="2" number:min-integer-digits="1"/>
      <number:text> </number:text>
    </number:number-style>
    <number:number-style style:name="N612">
      <style:text-properties fo:color="#ff0000"/>
      <number:text>-</number:text>
      <number:number number:decimal-places="2" loext: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loext:min-decimal-places="2" number:min-integer-digits="1" number:grouping="true"/>
    </number:currency-style>
    <number:currency-style style:name="N613">
      <style:text-properties fo:color="#ff0000"/>
      <number:text>-</number:text>
      <number:currency-symbol>€</number:currency-symbol>
      <number:text> </number:text>
      <number:number number:decimal-places="2" loext:min-decimal-places="2" number:min-integer-digits="1" number:grouping="true"/>
      <style:map style:condition="value()&gt;=0" style:apply-style-name="N613P0"/>
    </number:currency-style>
    <number:number-style style:name="N614">
      <number:number number:decimal-places="8" loext:min-decimal-places="8" number:min-integer-digits="1" number:grouping="true"/>
    </number:number-style>
    <number:currency-style style:name="N616P0" style:volatile="true">
      <number:currency-symbol>€</number:currency-symbol>
      <number:text> </number:text>
      <number:number number:decimal-places="0" loext:min-decimal-places="0" number:min-integer-digits="1" number:grouping="true"/>
    </number:currency-style>
    <number:currency-style style:name="N616">
      <style:text-properties fo:color="#ff0000"/>
      <number:text>-</number:text>
      <number:currency-symbol>€</number:currency-symbol>
      <number:text> </number:text>
      <number:number number:decimal-places="0" loext:min-decimal-places="0" number:min-integer-digits="1" number:grouping="true"/>
      <style:map style:condition="value()&gt;=0" style:apply-style-name="N616P0"/>
    </number:currency-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loext:min-decimal-places="2" number:min-integer-digits="1" number:grouping="true"/>
      <number:text> </number:text>
    </number:number-style>
    <number:number-style style:name="N619P1" style:volatile="true">
      <number:text>-L. </number:text>
      <number:number number:decimal-places="2" loext:min-decimal-places="2" number:min-integer-digits="1" number:grouping="true"/>
      <number:text> </number:text>
    </number:number-style>
    <number:number-style style:name="N619P2" style:volatile="true">
      <number:text> L. -</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loext:min-decimal-places="3" number:min-integer-digits="1" number:grouping="true"/>
      <number:text> </number:text>
    </number:number-style>
    <number:number-style style:name="N621P1" style:volatile="true">
      <number:text>-</number:text>
      <number:number number:decimal-places="3" loext:min-decimal-places="3" number:min-integer-digits="1" number:grouping="true"/>
      <number:text> </number:text>
    </number:number-style>
    <number:number-style style:name="N621P2" style:volatile="true">
      <number:text>-</number:text>
      <number:number number:decimal-places="0" loext: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P0" style:volatile="true">
      <number:number number:decimal-places="4" loext:min-decimal-places="4" number:min-integer-digits="1" number:grouping="true"/>
      <number:text> </number:text>
    </number:number-style>
    <number:number-style style:name="N622P1" style:volatile="true">
      <number:text>-</number:text>
      <number:number number:decimal-places="4" loext:min-decimal-places="4"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
      <number:number number:decimal-places="6" loext:min-decimal-places="6" number:min-integer-digits="1" number:grouping="true"/>
    </number:number-style>
    <number:number-style style:name="N624">
      <number:number number:decimal-places="7" loext:min-decimal-places="7" number:min-integer-digits="1" number:grouping="true"/>
    </number:number-style>
    <number:percentage-style style:name="N625">
      <number:number number:decimal-places="5" loext:min-decimal-places="5" number:min-integer-digits="1"/>
      <number:text>%</number:text>
    </number:percentage-style>
    <number:number-style style:name="N626">
      <number:number number:decimal-places="3" loext:min-decimal-places="3" number:min-integer-digits="0" number:grouping="true"/>
    </number:number-style>
    <number:number-style style:name="N627">
      <number:number number:decimal-places="4" loext:min-decimal-places="4" number:min-integer-digits="0" number:grouping="true"/>
    </number:number-style>
    <number:number-style style:name="N628">
      <number:number number:decimal-places="5" loext:min-decimal-places="5" number:min-integer-digits="0" number:grouping="true"/>
    </number:number-style>
    <number:number-style style:name="N629">
      <number:number number:decimal-places="6" loext:min-decimal-places="6" number:min-integer-digits="0" number:grouping="true"/>
    </number:number-style>
    <number:number-style style:name="N630">
      <number:number number:decimal-places="1" loext:min-decimal-places="1" number:min-integer-digits="0" number:grouping="true"/>
    </number:number-style>
    <number:number-style style:name="N633P0" style:volatile="true">
      <number:text> € </number:text>
      <number:number number:decimal-places="5" loext:min-decimal-places="5" number:min-integer-digits="1" number:grouping="true"/>
      <number:text> </number:text>
    </number:number-style>
    <number:number-style style:name="N633P1" style:volatile="true">
      <number:text>-€ </number:text>
      <number:number number:decimal-places="5" loext:min-decimal-places="5" number:min-integer-digits="1" number:grouping="true"/>
      <number:text> </number:text>
    </number:number-style>
    <number:number-style style:name="N633P2" style:volatile="true">
      <number:text> € -</number:text>
      <number:number number:decimal-places="0" loext:min-decimal-places="0" number:min-integer-digits="0"/>
      <number:text> </number:text>
    </number:number-style>
    <number:text-style style:name="N633">
      <number:text-content/>
      <number:text> </number:text>
      <style:map style:condition="value()&gt;0" style:apply-style-name="N633P0"/>
      <style:map style:condition="value()&lt;0" style:apply-style-name="N633P1"/>
      <style:map style:condition="value()=0" style:apply-style-name="N633P2"/>
    </number:text-style>
    <number:number-style style:name="N637P0" style:volatile="true">
      <loext:text> € </loext:text>
      <loext:fill-character> </loext:fill-character>
      <number:number number:decimal-places="2" loext:min-decimal-places="2" number:min-integer-digits="1" number:grouping="true"/>
      <number:text> </number:text>
    </number:number-style>
    <number:number-style style:name="N637P1" style:volatile="true">
      <loext:text>-€ </loext:text>
      <loext:fill-character> </loext:fill-character>
      <number:number number:decimal-places="2" loext:min-decimal-places="2" number:min-integer-digits="1" number:grouping="true"/>
      <number:text> </number:text>
    </number:number-style>
    <number:number-style style:name="N637P2" style:volatile="true">
      <loext:text> € </loext:text>
      <loext:fill-character> </loext:fill-character>
      <number:text>-</number:text>
      <number:number number:decimal-places="0" loext:min-decimal-places="0" number:min-integer-digits="0"/>
      <number:text> </number:text>
    </number:number-style>
    <number:text-style style:name="N637">
      <number:text-content/>
      <number:text> </number:text>
      <style:map style:condition="value()&gt;0" style:apply-style-name="N637P0"/>
      <style:map style:condition="value()&lt;0" style:apply-style-name="N637P1"/>
      <style:map style:condition="value()=0" style:apply-style-name="N637P2"/>
    </number:text-style>
    <number:currency-style style:name="N63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9P0"/>
    </number:currency-style>
    <number:currency-style style:name="N641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1">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1P0"/>
    </number:currency-style>
    <number:number-style style:name="N645P0" style:volatile="true">
      <loext:fill-character> </loext:fill-character>
      <number:number number:decimal-places="0" loext:min-decimal-places="0" number:min-integer-digits="1" number:grouping="true"/>
      <number:text> </number:text>
    </number:number-style>
    <number:number-style style:name="N645P1" style:volatile="true">
      <loext:text>-</loext:text>
      <loext:fill-character> </loext:fill-character>
      <number:number number:decimal-places="0" loext:min-decimal-places="0" number:min-integer-digits="1" number:grouping="true"/>
      <number:text> </number:text>
    </number:number-style>
    <number:number-style style:name="N645P2" style:volatile="true">
      <loext:fill-character> </loext:fill-character>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9P0" style:volatile="true">
      <loext:text> € </loext:text>
      <loext:fill-character> </loext:fill-character>
      <number:number number:decimal-places="0" loext:min-decimal-places="0" number:min-integer-digits="1" number:grouping="true"/>
      <number:text> </number:text>
    </number:number-style>
    <number:number-style style:name="N649P1" style:volatile="true">
      <loext:text>-€ </loext:text>
      <loext:fill-character> </loext:fill-character>
      <number:number number:decimal-places="0" loext:min-decimal-places="0" number:min-integer-digits="1" number:grouping="true"/>
      <number:text> </number:text>
    </number:number-style>
    <number:number-style style:name="N649P2" style:volatile="true">
      <loext:text> € </loext:text>
      <loext:fill-character> </loext:fill-character>
      <number:text>- </number:text>
    </number:number-style>
    <number:text-style style:name="N649">
      <number:text-content/>
      <number:text> </number:text>
      <style:map style:condition="value()&gt;0" style:apply-style-name="N649P0"/>
      <style:map style:condition="value()&lt;0" style:apply-style-name="N649P1"/>
      <style:map style:condition="value()=0" style:apply-style-name="N649P2"/>
    </number:text-style>
    <number:number-style style:name="N653P0" style:volatile="true">
      <loext:fill-character> </loext:fill-character>
      <number:number number:decimal-places="2" loext:min-decimal-places="2" number:min-integer-digits="1" number:grouping="true"/>
      <number:text> </number:text>
    </number:number-style>
    <number:number-style style:name="N653P1" style:volatile="true">
      <loext:text>-</loext:text>
      <loext:fill-character> </loext:fill-character>
      <number:number number:decimal-places="2" loext:min-decimal-places="2" number:min-integer-digits="1" number:grouping="true"/>
      <number:text> </number:text>
    </number:number-style>
    <number:number-style style:name="N653P2" style:volatile="true">
      <loext:fill-character> </loext:fill-character>
      <number:text>-</number:text>
      <number:number number:decimal-places="0" loext:min-decimal-places="0" number:min-integer-digits="0"/>
      <number:text> </number:text>
    </number:number-style>
    <number:text-style style:name="N653">
      <number:text-content/>
      <number:text> </number:text>
      <style:map style:condition="value()&gt;0" style:apply-style-name="N653P0"/>
      <style:map style:condition="value()&lt;0" style:apply-style-name="N653P1"/>
      <style:map style:condition="value()=0" style:apply-style-name="N653P2"/>
    </number:text-style>
    <number:number-style style:name="N657P0" style:volatile="true">
      <loext:text> L. </loext:text>
      <loext:fill-character> </loext:fill-character>
      <number:number number:decimal-places="0" loext:min-decimal-places="0" number:min-integer-digits="1" number:grouping="true"/>
      <number:text> </number:text>
    </number:number-style>
    <number:number-style style:name="N657P1" style:volatile="true">
      <loext:text>-L. </loext:text>
      <loext:fill-character> </loext:fill-character>
      <number:number number:decimal-places="0" loext:min-decimal-places="0" number:min-integer-digits="1" number:grouping="true"/>
      <number:text> </number:text>
    </number:number-style>
    <number:number-style style:name="N657P2" style:volatile="true">
      <loext:text> L. </loext:text>
      <loext:fill-character> </loext:fill-character>
      <number:text>- </number:text>
    </number:number-style>
    <number:text-style style:name="N657">
      <number:text-content/>
      <number:text> </number:text>
      <style:map style:condition="value()&gt;0" style:apply-style-name="N657P0"/>
      <style:map style:condition="value()&lt;0" style:apply-style-name="N657P1"/>
      <style:map style:condition="value()=0" style:apply-style-name="N657P2"/>
    </number:text-style>
    <number:number-style style:name="N661P0" style:volatile="true">
      <loext:text> L. </loext:text>
      <loext:fill-character> </loext:fill-character>
      <number:number number:decimal-places="2" loext:min-decimal-places="2" number:min-integer-digits="1" number:grouping="true"/>
      <number:text> </number:text>
    </number:number-style>
    <number:number-style style:name="N661P1" style:volatile="true">
      <loext:text>-L. </loext:text>
      <loext:fill-character> </loext:fill-character>
      <number:number number:decimal-places="2" loext:min-decimal-places="2" number:min-integer-digits="1" number:grouping="true"/>
      <number:text> </number:text>
    </number:number-style>
    <number:number-style style:name="N661P2" style:volatile="true">
      <loext:text> L. </loext:text>
      <loext:fill-character> </loext:fill-character>
      <number:text>-</number:text>
      <number:number number:decimal-places="0" loext:min-decimal-places="0" number:min-integer-digits="0"/>
      <number:text> </number:text>
    </number:number-style>
    <number:text-style style:name="N661">
      <number:text-content/>
      <number:text> </number:text>
      <style:map style:condition="value()&gt;0" style:apply-style-name="N661P0"/>
      <style:map style:condition="value()&lt;0" style:apply-style-name="N661P1"/>
      <style:map style:condition="value()=0" style:apply-style-name="N661P2"/>
    </number:text-style>
    <number:currency-style style:name="N664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4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4">
      <number:currency-symbol>€</number:currency-symbol>
      <loext:text> </loext:text>
      <loext:fill-character> </loext:fill-character>
      <number:text>-</number:text>
      <number:number number:decimal-places="0" loext:min-decimal-places="0" number:min-integer-digits="0"/>
      <number:text> </number:text>
      <style:map style:condition="value()&gt;0" style:apply-style-name="N664P0"/>
      <style:map style:condition="value()&lt;0" style:apply-style-name="N664P1"/>
    </number:currency-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7P0" style:volatile="true">
      <loext:text> €. </loext:text>
      <loext:fill-character> </loext:fill-character>
      <number:number number:decimal-places="2" loext:min-decimal-places="2" number:min-integer-digits="1" number:grouping="true"/>
      <number:text> </number:text>
    </number:number-style>
    <number:number-style style:name="N667P1" style:volatile="true">
      <loext:text>-L. </loext:text>
      <loext:fill-character> </loext:fill-character>
      <number:number number:decimal-places="2" loext:min-decimal-places="2" number:min-integer-digits="1" number:grouping="true"/>
      <number:text> </number:text>
    </number:number-style>
    <number:number-style style:name="N667P2" style:volatile="true">
      <loext:text> L. </loext:text>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3" loext:min-decimal-places="3" number:min-integer-digits="1" number:grouping="true"/>
      <number:text> </number:text>
    </number:number-style>
    <number:number-style style:name="N670P1" style:volatile="true">
      <loext:text>-</loext:text>
      <loext:fill-character> </loext:fill-character>
      <number:number number:decimal-places="3" loext:min-decimal-places="3"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3P0" style:volatile="true">
      <loext:fill-character> </loext:fill-character>
      <number:number number:decimal-places="4" loext:min-decimal-places="4" number:min-integer-digits="1" number:grouping="true"/>
      <number:text> </number:text>
    </number:number-style>
    <number:number-style style:name="N673P1" style:volatile="true">
      <loext:text>-</loext:text>
      <loext:fill-character> </loext:fill-character>
      <number:number number:decimal-places="4" loext:min-decimal-places="4" number:min-integer-digits="1" number:grouping="true"/>
      <number:text> </number:text>
    </number:number-style>
    <number:number-style style:name="N673P2" style:volatile="true">
      <loext:fill-character> </loext:fill-character>
      <number:text>-</number:text>
      <number:number number:decimal-places="0" loext:min-decimal-places="0" number:min-integer-digits="0"/>
      <number:text> </number:text>
    </number:number-style>
    <number:text-style style:name="N673">
      <number:text-content/>
      <number:text> </number:text>
      <style:map style:condition="value()&gt;0" style:apply-style-name="N673P0"/>
      <style:map style:condition="value()&lt;0" style:apply-style-name="N673P1"/>
      <style:map style:condition="value()=0" style:apply-style-name="N673P2"/>
    </number:text-style>
    <number:number-style style:name="N674">
      <loext:text>€</loext:text>
      <loext:fill-character> </loext:fill-character>
      <number:number number:decimal-places="2" loext:min-decimal-places="2" number:min-integer-digits="1" number:grouping="true"/>
    </number:number-style>
    <number:percentage-style style:name="N675P0" style:volatile="true">
      <number:number number:decimal-places="2" loext:min-decimal-places="2" number:min-integer-digits="1"/>
      <number:text>%</number:text>
    </number:percentage-style>
    <number:percentage-style style:name="N675">
      <style:text-properties fo:color="#ff0000"/>
      <number:text>-</number:text>
      <number:number number:decimal-places="2" loext:min-decimal-places="2" number:min-integer-digits="1"/>
      <number:text>%</number:text>
      <style:map style:condition="value()&gt;=0" style:apply-style-name="N675P0"/>
    </number:percentage-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20_bordate_5f_R" style:display-name="Comp-Bianche in mezzo bordate_R" style:family="table-cell" style:parent-style-name="Comp-Bianche_20_in_20_mezzo_5f_R">
      <style:table-cell-properties style:glyph-orientation-vertical="0" fo:border-bottom="none" fo:border-left="0.06pt solid #000000" style:direction="ltr" fo:border-right="0.06pt solid #000000" style:rotation-angle="0"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Bianche_20_in_20_mezzo_5f_R" style:display-name="Comp-Bianche in mezzo_R" style:family="table-cell" style:parent-style-name="Reg_5f_prog">
      <style:table-cell-properties fo:border-bottom="none" style:text-align-source="fix" style:repeat-content="false" fo:background-color="transparent" fo:border-left="0.06pt solid #000000" fo:padding-bottom="1.36mm" fo:padding-left="0.35mm" fo:padding-right="1.85mm" fo:padding-top="0.35mm" fo:border-right="0.06pt solid #000000" fo:border-top="none" style:vertical-align="bottom"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7.92mm" fo:break-before="auto" style:use-optimal-row-height="true"/>
    </style:style>
    <style:style style:name="ro3" style:family="table-row">
      <style:table-row-properties style:row-height="5.68m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comp_20_1-a">
      <style:table-cell-properties fo:background-color="#ffe1c8"/>
    </style:style>
    <style:style style:name="ce3" style:family="table-cell" style:parent-style-name="comp_20_sotto_20_centro_5f_R">
      <style:table-cell-properties fo:background-color="#663333" fo:border="0.06pt solid #000000"/>
    </style:style>
    <style:style style:name="ce4" style:family="table-cell" style:parent-style-name="comp_20_1-a_20_peso">
      <style:table-cell-properties fo:background-color="#ffe1c8"/>
    </style:style>
    <style:style style:name="ta_extref" style:family="table">
      <style:table-properties table:display="false"/>
    </style:style>
  </office:automatic-styles>
  <office:body>
    <office:spreadsheet>
      <table:calculation-settings table:case-sensitive="false" table:precision-as-shown="true" table:use-regular-expressions="false"/>
      <table:content-validations>
        <table:content-validation table:name="val1" table:condition="of:cell-content-is-in-list(#nome?)" table:allow-empty-cell="true" table:display-list="unsorted" table:base-cell-address="COMPUTO.A1">
          <table:help-message table:title="Codice Prezzo Componente" table:display="true">
            <text:p>Usa &gt; Pesca Codice va e vieni</text:p>
            <text:p>(Ctrl Ins, Ctrl 8, Ctrl Alt K)</text:p>
          </table:help-message>
          <table:error-message table:message-type="information" table:display="false">
            <text:p>Attento!!!</text:p>
          </table:error-message>
        </table:content-validation>
        <table:content-validation table:name="val2" table:condition="of:cell-content-text-length()&gt;50" table:allow-empty-cell="true" table:base-cell-address="COMPUTO.E4">
          <table:error-message table:message-type="stop" table:display="true"/>
        </table:content-validation>
      </table:content-validations>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row table:style-name="ro1" table:number-rows-repeated="18">
          <table:table-cell table:number-columns-repeated="10"/>
        </table:table-row>
        <table:table-row table:style-name="ro1">
          <table:table-cell table:number-columns-repeated="10"/>
        </table:table-row>
        <table:table-row table:style-name="ro1" table:number-rows-repeated="5">
          <table:table-cell table:number-columns-repeated="10"/>
        </table:table-row>
        <table:table-row table:style-name="ro1">
          <table:table-cell table:style-name="Comp_20_Start_20_Attributo"/>
          <table:table-cell table:style-name="Comp-Bianche_20_sopraS"/>
          <table:table-cell table:style-name="Comp-Bianche_20_sopraS" table:number-columns-spanned="7" table:number-rows-spanned="1"/>
          <table:covered-table-cell table:number-columns-repeated="2" table:style-name="Comp-Bianche_20_sopraS" table:content-validation-name="val2"/>
          <table:covered-table-cell table:number-columns-repeated="4" table:style-name="Comp-Bianche_20_sopraS"/>
          <table:table-cell table:style-name="Comp-Bianche_20_sopraS"/>
        </table:table-row>
        <table:table-row table:style-name="ro2">
          <table:table-cell table:style-name="comp_20_progress" office:value-type="float" office:value="4" calcext:value-type="float">
            <text:p>4</text:p>
          </table:table-cell>
          <table:table-cell table:style-name="comp_20_Art-EP" table:content-validation-name="val1" office:value-type="string" calcext:value-type="string">
            <text:p>1C.01.020.0150</text:p>
          </table:table-cell>
          <table:table-cell table:style-name="Comp-Bianche_20_in_20_mezzo_20_Descr" office:value-type="string" calcext:value-type="string" table:number-columns-spanned="7" table:number-rows-spanned="1">
            <text:p>Demolizione di strutture in ferro, mediante tagli, demolizioni di parti murarie, abbassamento, carico, trasporto ad impianti di stoccaggio, di recupero o a discarica.</text:p>
          </table:table-cell>
          <table:covered-table-cell table:number-columns-repeated="2" table:style-name="ce3" table:content-validation-name="val2"/>
          <table:covered-table-cell table:number-columns-repeated="3" table:style-name="Comp-Bianche_20_in_20_mezzo"/>
          <table:covered-table-cell table:style-name="Comp-Bianche_20_in_20_mezzo" office:value-type="string" calcext:value-type="string">
            <text:p>-</text:p>
          </table:covered-table-cell>
          <table:table-cell table:style-name="vuote2"/>
        </table:table-row>
        <table:table-row table:style-name="ro1">
          <table:table-cell table:style-name="comp_20_10_20_s"/>
          <table:table-cell table:style-name="Comp-Bianche_20_in_20_mezzo"/>
          <table:table-cell table:style-name="ce2" office:value-type="string" calcext:value-type="string">
            <text:p><text:s text:c="2"/>- vedi voce n.1 - art. 1C.01.060.0010.a [mq]</text:p>
          </table:table-cell>
          <table:table-cell table:style-name="Comp-Bianche_20_in_20_mezzo_20_bordate" table:content-validation-name="val2" table:number-columns-repeated="2"/>
          <table:table-cell table:style-name="ce2" office:value-type="float" office:value="3300" calcext:value-type="float">
            <text:p>3300,000</text:p>
          </table:table-cell>
          <table:table-cell table:style-name="ce2" table:number-columns-repeated="2"/>
          <table:table-cell table:style-name="ce4"/>
          <table:table-cell table:style-name="Blu" table:formula="of:=IF(PRODUCT([.F27:.I27])=0;&quot;&quot;;PRODUCT([.F27:.I27]))" office:value-type="float" office:value="3300" calcext:value-type="float">
            <text:p>3.300,00</text:p>
          </table:table-cell>
        </table:table-row>
        <table:table-row table:style-name="ro3">
          <table:table-cell table:style-name="Comp_20_End_20_Attributo"/>
          <table:table-cell table:style-name="comp_20_sotto_20_Bianche"/>
          <table:table-cell table:style-name="comp_20_sotto_20_centro"/>
          <table:table-cell table:style-name="ce3" table:content-validation-name="val2" table:number-columns-repeated="2"/>
          <table:table-cell table:style-name="comp_20_sotto_20_centro" table:number-columns-repeated="3"/>
          <table:table-cell table:style-name="comp_20_sotto_20_BiancheS" office:value-type="string" calcext:value-type="string">
            <text:p>SOMMANO [kg]</text:p>
          </table:table-cell>
          <table:table-cell table:style-name="Comp-Variante_20_num_20_sotto" table:formula="of:=SUBTOTAL(9;[.J26:.J28])" office:value-type="float" office:value="3300" calcext:value-type="float">
            <text:p>3.300,00</text:p>
          </table:table-cell>
        </table:table-row>
      </table:table>
      <table:named-expressions>
        <table:named-expression table:name="elenco_prezzi" table:base-cell-address="$COMPUTO.$A$1" table:expression="['file:///W:/_dwg/ULTIMUSFREE/_SRC/leeno/modelli/Esempio_LeenO.ods'#$'Elenco Prezzi'.$A$3:.$AF$347]"/>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Liberation Serif" svg:font-family="'Liberation Serif'" style:font-adornments="Corsivo" style:font-family-generic="roman" style:font-pitch="variable"/>
    <style:font-face style:name="Liberation Serif1" svg:font-family="'Liberation Serif'" style:font-adornments="Normale" style:font-family-generic="roman" style:font-pitch="variable"/>
    <style:font-face style:name="Liberation Serif3" svg:font-family="'Liberation Serif'" style:font-adornments="Regular" style:font-family-generic="roman" style:font-pitch="variable"/>
    <style:font-face style:name="Liberation Serif2" svg:font-family="'Liberation Serif'" style:font-adornments="Standard" style:font-family-generic="roman" style:font-pitch="variable"/>
    <style:font-face style:name="Liberation Sans" svg:font-family="'Liberation Sans'" style:font-family-generic="swiss" style:font-pitch="variable"/>
    <style:font-face style:name="Liberation Sans Narrow" svg:font-family="'Liberation Sans Narrow'" style:font-adornments="Standar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text-style style:name="N100">
      <number:text-content/>
    </number:text-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
      <number:number number:decimal-places="3" loext:min-decimal-places="3" number:min-integer-digits="1"/>
    </number:number-style>
    <number:number-style style:name="N107">
      <number:text>€ </number:text>
      <number:number number:decimal-places="2" loext:min-decimal-places="2" number:min-integer-digits="1" number:grouping="true"/>
    </number:number-style>
    <number:number-style style:name="N108P0" style:volatile="true">
      <number:number number:decimal-places="2" loext:min-decimal-places="2" number:min-integer-digits="1" number:grouping="true"/>
    </number:number-style>
    <number:number-style style:name="N108">
      <style:text-properties fo:color="#ff0000"/>
      <number:text>-</number:text>
      <number:number number:decimal-places="2" loext:min-decimal-places="2" number:min-integer-digits="1" number:grouping="true"/>
      <style:map style:condition="value()&gt;=0" style:apply-style-name="N108P0"/>
    </number:number-style>
    <number:number-style style:name="N109">
      <number:number number:decimal-places="0" loext:min-decimal-places="0" number:min-integer-digits="0" number:grouping="true"/>
    </number:number-style>
    <number:number-style style:name="N110">
      <number:number number:decimal-places="3" loext:min-decimal-places="3" number:min-integer-digits="1" number:grouping="true"/>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11">
      <number:number number:decimal-places="0" loext:min-decimal-places="0" number:min-integer-digits="0"/>
    </number:number-style>
    <number:number-style style:name="N115P0" style:volatile="true">
      <number:number number:decimal-places="0" loext:min-decimal-places="0" number:min-integer-digits="1" number:grouping="true"/>
      <number:text> </number:text>
    </number:number-style>
    <number:number-style style:name="N115P1" style:volatile="true">
      <number:text>-</number:text>
      <number:number number:decimal-places="0" loext:min-decimal-places="0" number:min-integer-digits="1" number:grouping="true"/>
      <number:text> </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9P0" style:volatile="true">
      <number:text> L. </number:text>
      <number:number number:decimal-places="0" loext:min-decimal-places="0" number:min-integer-digits="1" number:grouping="true"/>
      <number:text> </number:text>
    </number:number-style>
    <number:number-style style:name="N119P1" style:volatile="true">
      <number:text>-L. </number:text>
      <number:number number:decimal-places="0" loext:min-decimal-places="0" number:min-integer-digits="1" number:grouping="true"/>
      <number:text> </number:text>
    </number:number-style>
    <number:number-style style:name="N119P2" style:volatile="true">
      <number:text> L.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3" loext:min-decimal-places="3" number:min-integer-digits="1"/>
    </number:number-style>
    <number:number-style style:name="N136">
      <style:text-properties fo:color="#ff0000"/>
      <number:text>-</number:text>
      <number:number number:decimal-places="3" loext:min-decimal-places="3" number:min-integer-digits="1"/>
      <style:map style:condition="value()&gt;=0" style:apply-style-name="N136P0"/>
    </number:number-style>
    <number:number-style style:name="N137P0" style:volatile="true">
      <number:number number:decimal-places="0" loext:min-decimal-places="0" number:min-integer-digits="0" number:grouping="true"/>
    </number:number-style>
    <number:number-style style:name="N137">
      <style:text-properties fo:color="#ff0000"/>
      <number:text>-</number:text>
      <number:number number:decimal-places="0" loext:min-decimal-places="0" number:min-integer-digits="0" number:grouping="true"/>
      <style:map style:condition="value()&gt;=0" style:apply-style-name="N137P0"/>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1"/>
    </number:number-style>
    <number:number-style style:name="N140">
      <style:text-properties fo:color="#ff0000"/>
      <number:text>-</number:text>
      <number:number number:decimal-places="2" loext:min-decimal-places="2" number:min-integer-digits="1"/>
      <style:map style:condition="value()&gt;=0" style:apply-style-name="N140P0"/>
    </number:number-style>
    <number:number-style style:name="N142P0" style:volatile="true">
      <number:number number:decimal-places="16" loext:min-decimal-places="16" number:min-integer-digits="1"/>
    </number:number-style>
    <number:number-style style:name="N142">
      <style:text-properties fo:color="#ff0000"/>
      <number:text>-</number:text>
      <number:number number:decimal-places="16" loext:min-decimal-places="16" number:min-integer-digits="1"/>
      <style:map style:condition="value()&gt;=0" style:apply-style-name="N142P0"/>
    </number:number-style>
    <number:currency-style style:name="N144P0" style:volatile="true">
      <number:number number:decimal-places="2" loext:min-decimal-places="2" number:min-integer-digits="1" number:grouping="true"/>
      <number:text> </number:text>
      <number:currency-symbol>€</number:currency-symbol>
    </number:currency-style>
    <number:currency-style style:name="N144">
      <style:text-properties fo:color="#ff0000"/>
      <number:text>-</number:text>
      <number:number number:decimal-places="2" loext:min-decimal-places="2" number:min-integer-digits="1" number:grouping="true"/>
      <number:text> </number:text>
      <number:currency-symbol>€</number:currency-symbol>
      <style:map style:condition="value()&gt;=0" style:apply-style-name="N144P0"/>
    </number:currency-style>
    <number:number-style style:name="N145P0" style:volatile="true">
      <number:number number:decimal-places="0" loext:min-decimal-places="0" number:min-integer-digits="1" number:grouping="true"/>
    </number:number-style>
    <number:number-style style:name="N145">
      <style:text-properties fo:color="#ff0000"/>
      <number:text>-</number:text>
      <number:number number:decimal-places="0" loext:min-decimal-places="0" number:min-integer-digits="1" number:grouping="true"/>
      <style:map style:condition="value()&gt;=0" style:apply-style-name="N145P0"/>
    </number:number-style>
    <number:currency-style style:name="N147P0" style:volatile="true">
      <number:currency-symbol number:language="it" number:country="IT">€</number:currency-symbol>
      <number:text> </number:text>
      <number:number number:decimal-places="5" loext:min-decimal-places="5" number:min-integer-digits="1" number:grouping="true"/>
    </number:currency-style>
    <number:currency-style style:name="N147">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7P0"/>
    </number:currency-style>
    <number:number-style style:name="N151P0" style:volatile="true">
      <number:number number:decimal-places="0" loext:min-decimal-places="0" number:min-integer-digits="1" number:grouping="true"/>
      <number:text> DM </number:text>
    </number:number-style>
    <number:number-style style:name="N151P1" style:volatile="true">
      <number:text>-</number:text>
      <number:number number:decimal-places="0" loext:min-decimal-places="0" number:min-integer-digits="1" number:grouping="true"/>
      <number:text> DM </number:text>
    </number:number-style>
    <number:number-style style:name="N151P2" style:volatile="true">
      <number:text> - DM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loext:min-decimal-places="2" number:min-integer-digits="1" number:grouping="true"/>
      <number:text> </number:text>
    </number:number-style>
    <number:number-style style:name="N155P1" style:volatile="true">
      <number:text> €(</number:text>
      <number:number number:decimal-places="2" loext:min-decimal-places="2" number:min-integer-digits="1" number:grouping="true"/>
      <number:text>)</number:text>
    </number:number-style>
    <number:number-style style:name="N155P2" style:volatile="true">
      <number:text> €-</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1" loext:min-decimal-places="1" number:min-integer-digits="1"/>
    </number:number-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2" loext:min-decimal-places="2" number:min-integer-digits="1" number:grouping="true"/>
    </number:number-style>
    <number:number-style style:name="N158">
      <number:text>-€ </number:text>
      <number:number number:decimal-places="2" loext:min-decimal-places="2" number:min-integer-digits="1" number:grouping="true"/>
      <style:map style:condition="value()&gt;=0" style:apply-style-name="N158P0"/>
    </number:number-style>
    <number:number-style style:name="N159P0" style:volatile="true">
      <number:number number:decimal-places="0" loext:min-decimal-places="0" number:min-integer-digits="1" number:grouping="true"/>
    </number:number-style>
    <number:number-style style:name="N159">
      <number:text>-</number:text>
      <number:number number:decimal-places="0" loext:min-decimal-places="0" number:min-integer-digits="1" number:grouping="true"/>
      <style:map style:condition="value()&gt;=0" style:apply-style-name="N159P0"/>
    </number:number-style>
    <number:number-style style:name="N160P0" style:volatile="true">
      <number:number number:decimal-places="2" loext:min-decimal-places="2" number:min-integer-digits="1" number:grouping="true"/>
    </number:number-style>
    <number:number-style style:name="N160">
      <number:text>-</number:text>
      <number:number number:decimal-places="2" loext:min-decimal-places="2" number:min-integer-digits="1" number:grouping="true"/>
      <style:map style:condition="value()&gt;=0" style:apply-style-name="N160P0"/>
    </number:number-style>
    <number:number-style style:name="N164P0" style:volatile="true">
      <number:text> € </number:text>
      <number:number number:decimal-places="0" loext:min-decimal-places="0" number:min-integer-digits="1" number:grouping="true"/>
      <number:text> </number:text>
    </number:number-style>
    <number:number-style style:name="N164P1" style:volatile="true">
      <number:text>-€ </number:text>
      <number:number number:decimal-places="0" loext:min-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number number:decimal-places="2" loext:min-decimal-places="2" number:min-integer-digits="1" number:grouping="true"/>
      <number:text> </number:text>
    </number:number-style>
    <number:number-style style:name="N168P1" style:volatile="true">
      <number:text>-</number:text>
      <number:number number:decimal-places="2" loext:min-decimal-places="2" number:min-integer-digits="1" number:grouping="true"/>
      <number:text> </number:text>
    </number:number-style>
    <number:number-style style:name="N168P2" style:volatile="true">
      <number:text> -</number:text>
      <number:number number:decimal-places="0" loext:min-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 </number:text>
      <number:number number:decimal-places="2" loext:min-decimal-places="2" number:min-integer-digits="1" number:grouping="true"/>
      <number:text> </number:text>
    </number:number-style>
    <number:number-style style:name="N172P1" style:volatile="true">
      <number:text>-€ </number:text>
      <number:number number:decimal-places="2" loext:min-decimal-places="2" number:min-integer-digits="1" number:grouping="true"/>
      <number:text> </number:text>
    </number:number-style>
    <number:number-style style:name="N172P2" style:volatile="true">
      <number:text> € -</number:text>
      <number:number number:decimal-places="0" loext:min-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time-style style:name="N173">
      <number:minutes number:style="long"/>
      <number:text>:</number:text>
      <number:seconds number:style="long"/>
    </number:time-style>
    <number:time-style style:name="N174" number:truncate-on-overflow="false">
      <number:hours/>
      <number:text>:</number:text>
      <number:minutes number:style="long"/>
      <number:text>:</number:text>
      <number:seconds number:style="long"/>
    </number:time-style>
    <number:time-style style:name="N175">
      <number:minutes number:style="long"/>
      <number:text>:</number:text>
      <number:seconds number:style="long" number:decimal-places="1"/>
    </number:time-style>
    <number:number-style style:name="N176">
      <number:scientific-number number:decimal-places="1" loext:min-decimal-places="1" number:min-integer-digits="1" number:min-exponent-digits="1" loext:exponent-interval="1" loext:forced-exponent-sign="true"/>
    </number:number-style>
    <number:number-style style:name="N177">
      <number:text>L. </number:text>
      <number:number number:decimal-places="0" loext:min-decimal-places="0" number:min-integer-digits="1" number:grouping="true"/>
    </number:number-style>
    <number:number-style style:name="N178P0" style:volatile="true">
      <number:text>L. </number:text>
      <number:number number:decimal-places="0" loext:min-decimal-places="0" number:min-integer-digits="1" number:grouping="true"/>
    </number:number-style>
    <number:number-style style:name="N178">
      <number:text>-L. </number:text>
      <number:number number:decimal-places="0" loext:min-decimal-places="0" number:min-integer-digits="1" number:grouping="true"/>
      <style:map style:condition="value()&gt;=0" style:apply-style-name="N178P0"/>
    </number:number-style>
    <number:number-style style:name="N179P0" style:volatile="true">
      <number:text>L. </number:text>
      <number:number number:decimal-places="0" loext:min-decimal-places="0" number:min-integer-digits="1" number:grouping="true"/>
    </number:number-style>
    <number:number-style style:name="N179">
      <style:text-properties fo:color="#ff0000"/>
      <number:text>-L. </number:text>
      <number:number number:decimal-places="0" loext:min-decimal-places="0" number:min-integer-digits="1" number:grouping="true"/>
      <style:map style:condition="value()&gt;=0" style:apply-style-name="N179P0"/>
    </number:number-style>
    <number:number-style style:name="N180">
      <number:text>L. </number:text>
      <number:number number:decimal-places="2" loext:min-decimal-places="2" number:min-integer-digits="1" number:grouping="true"/>
    </number:number-style>
    <number:number-style style:name="N181P0" style:volatile="true">
      <number:text>L. </number:text>
      <number:number number:decimal-places="2" loext:min-decimal-places="2" number:min-integer-digits="1" number:grouping="true"/>
    </number:number-style>
    <number:number-style style:name="N181">
      <number:text>-L. </number:text>
      <number:number number:decimal-places="2" loext:min-decimal-places="2" number:min-integer-digits="1" number:grouping="true"/>
      <style:map style:condition="value()&gt;=0" style:apply-style-name="N181P0"/>
    </number:number-style>
    <number:number-style style:name="N182P0" style:volatile="true">
      <number:text>L. </number:text>
      <number:number number:decimal-places="2" loext:min-decimal-places="2" number:min-integer-digits="1" number:grouping="true"/>
    </number:number-style>
    <number:number-style style:name="N182">
      <style:text-properties fo:color="#ff0000"/>
      <number:text>-L. </number:text>
      <number:number number:decimal-places="2" loext:min-decimal-places="2" number:min-integer-digits="1" number:grouping="true"/>
      <style:map style:condition="value()&gt;=0" style:apply-style-name="N182P0"/>
    </number:number-style>
    <number:number-style style:name="N186P0" style:volatile="true">
      <number:text> L. </number:text>
      <number:number number:decimal-places="2" loext:min-decimal-places="2" number:min-integer-digits="1" number:grouping="true"/>
      <number:text> </number:text>
    </number:number-style>
    <number:number-style style:name="N186P1" style:volatile="true">
      <number:text>-L. </number:text>
      <number:number number:decimal-places="2" loext:min-decimal-places="2" number:min-integer-digits="1" number:grouping="true"/>
      <number:text> </number:text>
    </number:number-style>
    <number:number-style style:name="N186P2" style:volatile="true">
      <number:text> L. -</number:text>
      <number:number number:decimal-places="0" loext:min-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number number:decimal-places="0" loext:min-decimal-places="0" number:min-integer-digits="1" number:grouping="true"/>
      <number:text>       </number:text>
    </number:number-style>
    <number:number-style style:name="N190P1" style:volatile="true">
      <number:text>-</number:text>
      <number:number number:decimal-places="0" loext:min-decimal-places="0" number:min-integer-digits="1" number:grouping="true"/>
      <number:text>       </number:text>
    </number:number-style>
    <number:number-style style:name="N190P2" style:volatile="true">
      <number:text> -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4P0" style:volatile="true">
      <number:number number:decimal-places="2" loext:min-decimal-places="2" number:min-integer-digits="1" number:grouping="true"/>
      <number:text> DM </number:text>
    </number:number-style>
    <number:number-style style:name="N194P1" style:volatile="true">
      <number:text>-</number:text>
      <number:number number:decimal-places="2" loext:min-decimal-places="2" number:min-integer-digits="1" number:grouping="true"/>
      <number:text> DM </number:text>
    </number:number-style>
    <number:number-style style:name="N194P2" style:volatile="true">
      <number:text> -</number:text>
      <number:number number:decimal-places="0" loext:min-decimal-places="0" number:min-integer-digits="0"/>
      <number:text> DM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2" loext:min-decimal-places="2" number:min-integer-digits="1" number:grouping="true"/>
      <number:text>       </number:text>
    </number:number-style>
    <number:number-style style:name="N198P1" style:volatile="true">
      <number:text>-</number:text>
      <number:number number:decimal-places="2" loext:min-decimal-places="2" number:min-integer-digits="1" number:grouping="true"/>
      <number:text>       </number:text>
    </number:number-style>
    <number:number-style style:name="N198P2" style:volatile="true">
      <number:text> -</number:text>
      <number:number number:decimal-places="0" loext:min-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P0" style:volatile="true">
      <number:number number:decimal-places="0" loext:min-decimal-places="0" number:min-integer-digits="1" number:grouping="true"/>
      <number:text> </number:text>
    </number:number-style>
    <number:number-style style:name="N200">
      <number:text>-</number:text>
      <number:number number:decimal-places="0" loext:min-decimal-places="0" number:min-integer-digits="1" number:grouping="true"/>
      <number:text> </number:text>
      <style:map style:condition="value()&gt;=0" style:apply-style-name="N200P0"/>
    </number:number-style>
    <number:number-style style:name="N201">
      <number:text>€  </number:text>
      <number:number number:decimal-places="2" loext:min-decimal-places="2" number:min-integer-digits="1" number:grouping="true"/>
    </number:number-style>
    <number:number-style style:name="N202">
      <number:text>€ </number:text>
      <number:number number:decimal-places="2" loext:min-decimal-places="2" number:min-integer-digits="1">
        <number:embedded-text number:position="3">'</number:embedded-text>
      </number:number>
    </number:number-style>
    <number:number-style style:name="N203">
      <number:text>€  </number:text>
      <number:number number:decimal-places="2" loext:min-decimal-places="2" number:min-integer-digits="0" number:grouping="true"/>
    </number:number-style>
    <number:number-style style:name="N204">
      <number:number number:decimal-places="4" loext:min-decimal-places="4" number:min-integer-digits="1"/>
    </number:number-style>
    <number:number-style style:name="N206P0" style:volatile="true">
      <number:number number:decimal-places="0" loext:min-decimal-places="0" number:min-integer-digits="1" number:grouping="true"/>
      <number:text> DM</number:text>
    </number:number-style>
    <number:number-style style:name="N206">
      <number:text>-</number:text>
      <number:number number:decimal-places="0" loext:min-decimal-places="0" number:min-integer-digits="1" number:grouping="true"/>
      <number:text> DM</number:text>
      <style:map style:condition="value()&gt;=0" style:apply-style-name="N206P0"/>
    </number:number-style>
    <number:number-style style:name="N208P0" style:volatile="true">
      <number:number number:decimal-places="2" loext:min-decimal-places="2" number:min-integer-digits="1" number:grouping="true"/>
      <number:text> DM</number:text>
    </number:number-style>
    <number:number-style style:name="N208">
      <number:text>-</number:text>
      <number:number number:decimal-places="2" loext:min-decimal-places="2" number:min-integer-digits="1" number:grouping="true"/>
      <number:text> DM</number:text>
      <style:map style:condition="value()&gt;=0" style:apply-style-name="N208P0"/>
    </number:number-style>
    <number:number-style style:name="N209">
      <number:number number:decimal-places="4" loext:min-decimal-places="4" number:min-integer-digits="1" number:grouping="true"/>
    </number:number-style>
    <number:number-style style:name="N210P0" style:volatile="true">
      <number:number number:decimal-places="2" loext:min-decimal-places="2" number:min-integer-digits="1" number:grouping="true"/>
      <number:text> </number:text>
    </number:number-style>
    <number:number-style style:name="N210P1" style:volatile="true">
      <number:text>-</number:text>
      <number:number number:decimal-places="2" loext:min-decimal-places="2" number:min-integer-digits="1" number:grouping="true"/>
      <number:text> </number:text>
    </number:number-style>
    <number:number-style style:name="N210P2" style:volatile="true">
      <number:text>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number number:decimal-places="1" loext:min-decimal-places="1" number:min-integer-digits="1" number:grouping="true"/>
    </number:number-style>
    <number:number-style style:name="N212">
      <number:number number:decimal-places="4" loext:min-decimal-places="0" number:min-integer-digits="0" number:decimal-replacement="" number:display-factor="1000"/>
    </number:number-style>
    <number:number-style style:name="N213">
      <number:number number:decimal-places="3" loext:min-decimal-places="0" number:min-integer-digits="0" number:decimal-replacement="" number:display-factor="1000"/>
    </number:number-style>
    <number:number-style style:name="N214">
      <number:text>€ </number:text>
      <number:number number:decimal-places="4" loext:min-decimal-places="0" number:min-integer-digits="0" number:decimal-replacement=""/>
    </number:number-style>
    <number:number-style style:name="N215">
      <number:text>€ </number:text>
      <number:number number:decimal-places="3" loext:min-decimal-places="0" number:min-integer-digits="0" number:decimal-replacement=""/>
    </number:number-style>
    <number:number-style style:name="N216">
      <number:text>€ </number:text>
      <number:number number:decimal-places="2" loext:min-decimal-places="0" number:min-integer-digits="0" number:decimal-replacement=""/>
    </number:number-style>
    <number:number-style style:name="N217">
      <number:text>€ </number:text>
      <number:number number:decimal-places="5" loext:min-decimal-places="0" number:min-integer-digits="0" number:decimal-replacement=""/>
    </number:number-style>
    <number:number-style style:name="N218">
      <number:text>€ </number:text>
      <number:number number:decimal-places="4" loext:min-decimal-places="0" number:min-integer-digits="0" number:decimal-replacement="" number:display-factor="1000"/>
    </number:number-style>
    <number:number-style style:name="N219">
      <number:text>€   </number:text>
      <number:number number:decimal-places="3" loext:min-decimal-places="0" number:min-integer-digits="0" number:decimal-replacement=""/>
    </number:number-style>
    <number:number-style style:name="N220">
      <number:text>€ </number:text>
      <number:number number:decimal-places="5" loext:min-decimal-places="0" number:min-integer-digits="0" number:decimal-replacement="" number:display-factor="1000"/>
    </number:number-style>
    <number:number-style style:name="N221">
      <number:text>€ </number:text>
      <number:number number:decimal-places="6" loext:min-decimal-places="0" number:min-integer-digits="0" number:decimal-replacement="" number:display-factor="1000"/>
    </number:number-style>
    <number:number-style style:name="N222">
      <number:text>€ </number:text>
      <number:number number:decimal-places="3" loext:min-decimal-places="0" number:min-integer-digits="0" number:decimal-replacement="" number:display-factor="1000"/>
    </number:number-style>
    <number:number-style style:name="N223">
      <number:number number:decimal-places="3" loext:min-decimal-places="0" number:min-integer-digits="0" number:decimal-replacement=""/>
    </number:number-style>
    <number:number-style style:name="N224">
      <number:text>€</number:text>
      <number:number number:decimal-places="3" loext:min-decimal-places="0" number:min-integer-digits="0" number:decimal-replacement=""/>
    </number:number-style>
    <number:number-style style:name="N225">
      <number:text>€</number:text>
      <number:number number:decimal-places="2" loext:min-decimal-places="0" number:min-integer-digits="0" number:decimal-replacement=""/>
    </number:number-style>
    <number:number-style style:name="N226">
      <number:text>€  </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grouping="true"/>
    </number:number-style>
    <number:number-style style:name="N228">
      <number:text>€  </number:text>
      <number:number number:decimal-places="3" loext:min-decimal-places="0" number:min-integer-digits="0" number:decimal-replacement="" number:grouping="true"/>
    </number:number-style>
    <number:number-style style:name="N229">
      <number:text>€  </number:text>
      <number:number number:decimal-places="4" loext:min-decimal-places="0" number:min-integer-digits="0" number:decimal-replacement="" number:grouping="true"/>
    </number:number-style>
    <number:number-style style:name="N230">
      <number:text>L. </number:text>
      <number:number number:decimal-places="3" loext:min-decimal-places="0" number:min-integer-digits="0" number:decimal-replacement=""/>
    </number:number-style>
    <number:number-style style:name="N231">
      <number:text>L. </number:text>
      <number:number number:decimal-places="5" loext:min-decimal-places="0" number:min-integer-digits="0" number:decimal-replacement="" number:display-factor="1000"/>
    </number:number-style>
    <number:number-style style:name="N232">
      <number:text>L. </number:text>
      <number:number number:decimal-places="1" loext:min-decimal-places="1" number:min-integer-digits="1" number:grouping="true"/>
    </number:number-style>
    <number:currency-style style:name="N233P0" style:volatile="true">
      <number:number number:decimal-places="2" loext:min-decimal-places="2" number:min-integer-digits="1" number:grouping="true"/>
      <number:text> </number:text>
      <number:currency-symbol>€</number:currency-symbol>
    </number:currency-style>
    <number:currency-style style:name="N233">
      <number:text>-</number:text>
      <number:number number:decimal-places="2" loext:min-decimal-places="2" number:min-integer-digits="1" number:grouping="true"/>
      <number:text> </number:text>
      <number:currency-symbol>€</number:currency-symbol>
      <style:map style:condition="value()&gt;=0" style:apply-style-name="N233P0"/>
    </number:currency-style>
    <number:number-style style:name="N234">
      <number:text>L. </number:text>
      <number:number number:decimal-places="3" loext:min-decimal-places="3" number:min-integer-digits="1" number:grouping="true"/>
    </number:number-style>
    <number:number-style style:name="N235">
      <number:text>L. </number:text>
      <number:number number:decimal-places="4" loext:min-decimal-places="4" number:min-integer-digits="1" number:grouping="true"/>
    </number:number-style>
    <number:number-style style:name="N236">
      <number:text>L. </number:text>
      <number:number number:decimal-places="5" loext:min-decimal-places="5" number:min-integer-digits="1" number:grouping="true"/>
    </number:number-style>
    <number:number-style style:name="N237P0" style:volatile="true">
      <number:number number:decimal-places="2" loext:min-decimal-places="2" number:min-integer-digits="1" number:grouping="true"/>
      <number:text> </number:text>
    </number:number-style>
    <number:number-style style:name="N237">
      <number:text>-</number:text>
      <number:number number:decimal-places="2" loext:min-decimal-places="2" number:min-integer-digits="1" number:grouping="true"/>
      <number:text> </number:text>
      <style:map style:condition="value()&gt;=0" style:apply-style-name="N237P0"/>
    </number:number-style>
    <number:number-style style:name="N240P0" style:volatile="true">
      <number:number number:decimal-places="1" loext:min-decimal-places="1" number:min-integer-digits="1" number:grouping="true"/>
      <number:text>       </number:text>
    </number:number-style>
    <number:number-style style:name="N240P1" style:volatile="true">
      <number:text>-</number:text>
      <number:number number:decimal-places="1" loext:min-decimal-places="1" number:min-integer-digits="1" number:grouping="true"/>
      <number:text>       </number:text>
    </number:number-style>
    <number:number-style style:name="N240P2" style:volatile="true">
      <number:text> -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number:number number:decimal-places="2" loext:min-decimal-places="2" number:min-integer-digits="1" number:grouping="true"/>
      <number:text>       </number:text>
    </number:number-style>
    <number:number-style style:name="N241P1" style:volatile="true">
      <number:text>-</number:text>
      <number:number number:decimal-places="2" loext:min-decimal-places="2"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4P0" style:volatile="true">
      <number:number number:decimal-places="3" loext:min-decimal-places="3" number:min-integer-digits="1" number:grouping="true"/>
      <number:text>       </number:text>
    </number:number-style>
    <number:number-style style:name="N244P1" style:volatile="true">
      <number:text>-</number:text>
      <number:number number:decimal-places="3" loext:min-decimal-places="3" number:min-integer-digits="1" number:grouping="true"/>
      <number:text>       </number:text>
    </number:number-style>
    <number:number-style style:name="N244P2" style:volatile="true">
      <number:text> -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loext:min-decimal-places="0" number:min-integer-digits="1" number:grouping="true"/>
      <number:text> DM</number:text>
    </number:number-style>
    <number:number-style style:name="N245">
      <style:text-properties fo:color="#ff0000"/>
      <number:text>-</number:text>
      <number:number number:decimal-places="0" loext:min-decimal-places="0" number:min-integer-digits="1" number:grouping="true"/>
      <number:text> DM</number:text>
      <style:map style:condition="value()&gt;=0" style:apply-style-name="N245P0"/>
    </number:number-style>
    <number:number-style style:name="N246P0" style:volatile="true">
      <number:number number:decimal-places="2" loext:min-decimal-places="2" number:min-integer-digits="1" number:grouping="true"/>
      <number:text> DM</number:text>
    </number:number-style>
    <number:number-style style:name="N246">
      <style:text-properties fo:color="#ff0000"/>
      <number:text>-</number:text>
      <number:number number:decimal-places="2" loext:min-decimal-places="2" number:min-integer-digits="1" number:grouping="true"/>
      <number:text> DM</number:text>
      <style:map style:condition="value()&gt;=0" style:apply-style-name="N246P0"/>
    </number:number-style>
    <number:number-style style:name="N247P0" style:volatile="true">
      <number:number number:decimal-places="0" loext:min-decimal-places="0" number:min-integer-digits="1" number:grouping="true"/>
      <number:text> </number:text>
    </number:number-style>
    <number:number-style style:name="N247">
      <style:text-properties fo:color="#ff0000"/>
      <number:text>-</number:text>
      <number:number number:decimal-places="0" loext:min-decimal-places="0" number:min-integer-digits="1" number:grouping="true"/>
      <number:text> </number:text>
      <style:map style:condition="value()&gt;=0" style:apply-style-name="N247P0"/>
    </number:number-style>
    <number:number-style style:name="N248P0" style:volatile="true">
      <number:number number:decimal-places="2" loext:min-decimal-places="2" number:min-integer-digits="1" number:grouping="true"/>
      <number:text> </number:text>
    </number:number-style>
    <number:number-style style:name="N248">
      <style:text-properties fo:color="#ff0000"/>
      <number:text>-</number:text>
      <number:number number:decimal-places="2" loext:min-decimal-places="2" number:min-integer-digits="1" number:grouping="true"/>
      <number:text> </number:text>
      <style:map style:condition="value()&gt;=0" style:apply-style-name="N248P0"/>
    </number:number-style>
    <number:currency-style style:name="N250P0" style:volatile="true">
      <number:number number:decimal-places="2" loext:min-decimal-places="2" number:min-integer-digits="1" number:grouping="true"/>
      <number:text> </number:text>
      <number:currency-symbol number:language="de" number:country="DE">€</number:currency-symbol>
    </number:currency-style>
    <number:currency-style style:name="N250">
      <number:text>-</number:text>
      <number:number number:decimal-places="2" loext:min-decimal-places="2" number:min-integer-digits="1" number:grouping="true"/>
      <number:text> </number:text>
      <number:currency-symbol number:language="de" number:country="DE">€</number:currency-symbol>
      <style:map style:condition="value()&gt;=0" style:apply-style-name="N250P0"/>
    </number:currency-style>
    <number:currency-style style:name="N252P0" style:volatile="true">
      <number:number number:decimal-places="3" loext:min-decimal-places="3" number:min-integer-digits="1" number:grouping="true"/>
      <number:text> </number:text>
      <number:currency-symbol number:language="de" number:country="DE">€</number:currency-symbol>
    </number:currency-style>
    <number:currency-style style:name="N252">
      <number:text>-</number:text>
      <number:number number:decimal-places="3" loext:min-decimal-places="3" number:min-integer-digits="1" number:grouping="true"/>
      <number:text> </number:text>
      <number:currency-symbol number:language="de" number:country="DE">€</number:currency-symbol>
      <style:map style:condition="value()&gt;=0" style:apply-style-name="N252P0"/>
    </number:currency-style>
    <number:percentage-style style:name="N253">
      <number:number number:decimal-places="4" loext:min-decimal-places="4" number:min-integer-digits="1"/>
      <number:text>%</number:text>
    </number:percentage-style>
    <number:currency-style style:name="N255P0" style:volatile="true">
      <number:currency-symbol number:language="es" number:country="CR">¢</number:currency-symbol>
      <number:text> </number:text>
      <number:number number:decimal-places="0" loext:min-decimal-places="0" number:min-integer-digits="1" number:grouping="true"/>
    </number:currency-style>
    <number:currency-style style:name="N255">
      <number:text>-</number:text>
      <number:currency-symbol number:language="es" number:country="CR">¢</number:currency-symbol>
      <number:text> </number:text>
      <number:number number:decimal-places="0" loext:min-decimal-places="0" number:min-integer-digits="1" number:grouping="true"/>
      <style:map style:condition="value()&gt;=0" style:apply-style-name="N255P0"/>
    </number:currency-style>
    <number:currency-style style:name="N257P0" style:volatile="true">
      <number:currency-symbol number:language="nn" number:country="NO">kr</number:currency-symbol>
      <number:number number:decimal-places="0" loext:min-decimal-places="0" number:min-integer-digits="1" number:grouping="true"/>
    </number:currency-style>
    <number:currency-style style:name="N257">
      <number:currency-symbol number:language="nn" number:country="NO">kr</number:currency-symbol>
      <number:number number:decimal-places="0" loext:min-decimal-places="0" number:min-integer-digits="1" number:grouping="true"/>
      <number:text>-</number:text>
      <style:map style:condition="value()&gt;=0" style:apply-style-name="N257P0"/>
    </number:currency-style>
    <number:currency-style style:name="N259P0" style:volatile="true">
      <number:currency-symbol number:language="nn" number:country="NO">kr</number:currency-symbol>
      <number:number number:decimal-places="2" loext:min-decimal-places="2" number:min-integer-digits="1" number:grouping="true"/>
    </number:currency-style>
    <number:currency-style style:name="N259">
      <number:currency-symbol number:language="nn" number:country="NO">kr</number:currency-symbol>
      <number:number number:decimal-places="2" loext:min-decimal-places="2" number:min-integer-digits="1" number:grouping="true"/>
      <number:text>-</number:text>
      <style:map style:condition="value()&gt;=0" style:apply-style-name="N259P0"/>
    </number:currency-style>
    <number:currency-style style:name="N260">
      <number:currency-symbol number:language="en" number:country="GB">£</number:currency-symbol>
      <number:number number:decimal-places="0" loext:min-decimal-places="0" number:min-integer-digits="1" number:grouping="true"/>
    </number:currency-style>
    <number:currency-style style:name="N261P0" style:volatile="true">
      <number:currency-symbol number:language="en" number:country="GB">£</number:currency-symbol>
      <number:number number:decimal-places="0" loext:min-decimal-places="0" number:min-integer-digits="1" number:grouping="true"/>
    </number:currency-style>
    <number:currency-style style:name="N261">
      <number:text>-</number:text>
      <number:currency-symbol number:language="en" number:country="GB">£</number:currency-symbol>
      <number:number number:decimal-places="0" loext:min-decimal-places="0" number:min-integer-digits="1" number:grouping="true"/>
      <style:map style:condition="value()&gt;=0" style:apply-style-name="N261P0"/>
    </number:currency-style>
    <number:currency-style style:name="N263P0" style:volatile="true">
      <number:currency-symbol number:language="en" number:country="GB">£</number:currency-symbol>
      <number:number number:decimal-places="2" loext:min-decimal-places="2" number:min-integer-digits="1" number:grouping="true"/>
    </number:currency-style>
    <number:currency-style style:name="N263">
      <number:text>-</number:text>
      <number:currency-symbol number:language="en" number:country="GB">£</number:currency-symbol>
      <number:number number:decimal-places="2" loext:min-decimal-places="2" number:min-integer-digits="1" number:grouping="true"/>
      <style:map style:condition="value()&gt;=0" style:apply-style-name="N263P0"/>
    </number:currency-style>
    <number:number-style style:name="N264">
      <number:scientific-number number:decimal-places="1" loext:min-decimal-places="1" number:min-integer-digits="3" number:min-exponent-digits="1" loext:exponent-interval="3" loext:forced-exponent-sign="true"/>
    </number:number-style>
    <number:number-style style:name="N265P0" style:volatile="true">
      <number:number number:decimal-places="2" loext:min-decimal-places="2" number:min-integer-digits="1"/>
    </number:number-style>
    <number:number-style style:name="N265">
      <style:text-properties fo:color="#ff0000"/>
      <number:number number:decimal-places="2" loext:min-decimal-places="2" number:min-integer-digits="1"/>
      <style:map style:condition="value()&gt;=0" style:apply-style-name="N265P0"/>
    </number:number-style>
    <number:number-style style:name="N266">
      <number:number number:decimal-places="8" loext:min-decimal-places="8" number:min-integer-digits="1"/>
    </number:number-style>
    <number:number-style style:name="N267P0" style:volatile="true">
      <number:text>€ </number:text>
      <number:number number:decimal-places="0" loext:min-decimal-places="0" number:min-integer-digits="1" number:grouping="true"/>
    </number:number-style>
    <number:number-style style:name="N267">
      <style:text-properties fo:color="#000000"/>
      <number:text>-€ </number:text>
      <number:number number:decimal-places="0" loext:min-decimal-places="0" number:min-integer-digits="1" number:grouping="true"/>
      <style:map style:condition="value()&gt;=0" style:apply-style-name="N267P0"/>
    </number:number-style>
    <number:number-style style:name="N268P0" style:volatile="true">
      <number:text>€ </number:text>
      <number:number number:decimal-places="2" loext:min-decimal-places="2" number:min-integer-digits="1" number:grouping="true"/>
    </number:number-style>
    <number:number-style style:name="N268">
      <style:text-properties fo:color="#000000"/>
      <number:text>-€ </number:text>
      <number:number number:decimal-places="2" loext:min-decimal-places="2" number:min-integer-digits="1" number:grouping="true"/>
      <style:map style:condition="value()&gt;=0" style:apply-style-name="N268P0"/>
    </number:number-style>
    <number:number-style style:name="N269P0" style:volatile="true">
      <number:text>L. </number:text>
      <number:number number:decimal-places="0" loext:min-decimal-places="0" number:min-integer-digits="1" number:grouping="true"/>
    </number:number-style>
    <number:number-style style:name="N269">
      <style:text-properties fo:color="#000000"/>
      <number:text>-L. </number:text>
      <number:number number:decimal-places="0" loext:min-decimal-places="0" number:min-integer-digits="1" number:grouping="true"/>
      <style:map style:condition="value()&gt;=0" style:apply-style-name="N269P0"/>
    </number:number-style>
    <number:number-style style:name="N270P0" style:volatile="true">
      <number:text>L. </number:text>
      <number:number number:decimal-places="2" loext:min-decimal-places="2" number:min-integer-digits="1" number:grouping="true"/>
    </number:number-style>
    <number:number-style style:name="N270">
      <style:text-properties fo:color="#000000"/>
      <number:text>-L. </number:text>
      <number:number number:decimal-places="2" loext:min-decimal-places="2" number:min-integer-digits="1" number:grouping="true"/>
      <style:map style:condition="value()&gt;=0" style:apply-style-name="N270P0"/>
    </number:number-style>
    <number:number-style style:name="N271P0" style:volatile="true">
      <number:number number:decimal-places="0" loext:min-decimal-places="0" number:min-integer-digits="1" number:grouping="true"/>
      <number:text> DM</number:text>
    </number:number-style>
    <number:number-style style:name="N271">
      <style:text-properties fo:color="#000000"/>
      <number:text>-</number:text>
      <number:number number:decimal-places="0" loext:min-decimal-places="0" number:min-integer-digits="1" number:grouping="true"/>
      <number:text> DM</number:text>
      <style:map style:condition="value()&gt;=0" style:apply-style-name="N271P0"/>
    </number:number-style>
    <number:number-style style:name="N272P0" style:volatile="true">
      <number:number number:decimal-places="2" loext:min-decimal-places="2" number:min-integer-digits="1" number:grouping="true"/>
      <number:text> DM</number:text>
    </number:number-style>
    <number:number-style style:name="N272">
      <style:text-properties fo:color="#000000"/>
      <number:text>-</number:text>
      <number:number number:decimal-places="2" loext:min-decimal-places="2" number:min-integer-digits="1" number:grouping="true"/>
      <number:text> DM</number:text>
      <style:map style:condition="value()&gt;=0" style:apply-style-name="N272P0"/>
    </number:number-style>
    <number:number-style style:name="N273P0" style:volatile="true">
      <number:number number:decimal-places="0" loext:min-decimal-places="0" number:min-integer-digits="1" number:grouping="true"/>
      <number:text> </number:text>
    </number:number-style>
    <number:number-style style:name="N273">
      <style:text-properties fo:color="#000000"/>
      <number:text>-</number:text>
      <number:number number:decimal-places="0" loext:min-decimal-places="0" number:min-integer-digits="1" number:grouping="true"/>
      <number:text> </number:text>
      <style:map style:condition="value()&gt;=0" style:apply-style-name="N273P0"/>
    </number:number-style>
    <number:number-style style:name="N274P0" style:volatile="true">
      <number:number number:decimal-places="2" loext:min-decimal-places="2" number:min-integer-digits="1" number:grouping="true"/>
      <number:text> </number:text>
    </number:number-style>
    <number:number-style style:name="N274">
      <style:text-properties fo:color="#000000"/>
      <number:text>-</number:text>
      <number:number number:decimal-places="2" loext:min-decimal-places="2" number:min-integer-digits="1" number:grouping="true"/>
      <number:text> </number:text>
      <style:map style:condition="value()&gt;=0" style:apply-style-name="N274P0"/>
    </number:number-style>
    <number:number-style style:name="N275">
      <number:number number:decimal-places="0" loext:min-decimal-places="0" number:min-integer-digits="3"/>
    </number:number-style>
    <number:date-style style:name="N276">
      <number:day number:style="long"/>
      <number:text>-</number:text>
      <number:month number:textual="true"/>
    </number:date-style>
    <number:number-style style:name="N277">
      <number:number number:decimal-places="10" loext:min-decimal-places="10" number:min-integer-digits="1"/>
    </number:number-style>
    <number:number-style style:name="N279P0" style:volatile="true">
      <number:number number:decimal-places="0" loext:min-decimal-places="0" number:min-integer-digits="1" number:grouping="true"/>
      <number:text>   </number:text>
    </number:number-style>
    <number:number-style style:name="N279">
      <number:text>-</number:text>
      <number:number number:decimal-places="0" loext:min-decimal-places="0" number:min-integer-digits="1" number:grouping="true"/>
      <number:text>   </number:text>
      <style:map style:condition="value()&gt;=0" style:apply-style-name="N279P0"/>
    </number:number-style>
    <number:number-style style:name="N280P0" style:volatile="true">
      <number:number number:decimal-places="0" loext:min-decimal-places="0" number:min-integer-digits="1" number:grouping="true"/>
      <number:text>   </number:text>
    </number:number-style>
    <number:number-style style:name="N280">
      <style:text-properties fo:color="#ff0000"/>
      <number:text>-</number:text>
      <number:number number:decimal-places="0" loext:min-decimal-places="0" number:min-integer-digits="1" number:grouping="true"/>
      <number:text>   </number:text>
      <style:map style:condition="value()&gt;=0" style:apply-style-name="N280P0"/>
    </number:number-style>
    <number:number-style style:name="N282P0" style:volatile="true">
      <number:number number:decimal-places="2" loext:min-decimal-places="2" number:min-integer-digits="1" number:grouping="true"/>
      <number:text>   </number:text>
    </number:number-style>
    <number:number-style style:name="N282">
      <number:text>-</number:text>
      <number:number number:decimal-places="2" loext:min-decimal-places="2" number:min-integer-digits="1" number:grouping="true"/>
      <number:text>   </number:text>
      <style:map style:condition="value()&gt;=0" style:apply-style-name="N282P0"/>
    </number:number-style>
    <number:number-style style:name="N283P0" style:volatile="true">
      <number:number number:decimal-places="2" loext:min-decimal-places="2" number:min-integer-digits="1" number:grouping="true"/>
      <number:text>   </number:text>
    </number:number-style>
    <number:number-style style:name="N283">
      <style:text-properties fo:color="#ff0000"/>
      <number:text>-</number:text>
      <number:number number:decimal-places="2" loext:min-decimal-places="2" number:min-integer-digits="1" number:grouping="true"/>
      <number:text>   </number:text>
      <style:map style:condition="value()&gt;=0" style:apply-style-name="N283P0"/>
    </number:number-style>
    <number:number-style style:name="N285P0" style:volatile="true">
      <number:number number:decimal-places="0" loext:min-decimal-places="0" number:min-integer-digits="1" number:grouping="true"/>
      <number:text> €</number:text>
    </number:number-style>
    <number:number-style style:name="N285">
      <number:text>-</number:text>
      <number:number number:decimal-places="0" loext:min-decimal-places="0" number:min-integer-digits="1" number:grouping="true"/>
      <number:text> €</number:text>
      <style:map style:condition="value()&gt;=0" style:apply-style-name="N285P0"/>
    </number:number-style>
    <number:number-style style:name="N286P0" style:volatile="true">
      <number:number number:decimal-places="0" loext:min-decimal-places="0" number:min-integer-digits="1" number:grouping="true"/>
      <number:text> €</number:text>
    </number:number-style>
    <number:number-style style:name="N286">
      <style:text-properties fo:color="#ff0000"/>
      <number:text>-</number:text>
      <number:number number:decimal-places="0" loext:min-decimal-places="0" number:min-integer-digits="1" number:grouping="true"/>
      <number:text> €</number:text>
      <style:map style:condition="value()&gt;=0" style:apply-style-name="N286P0"/>
    </number:number-style>
    <number:number-style style:name="N288P0" style:volatile="true">
      <number:number number:decimal-places="2" loext:min-decimal-places="2" number:min-integer-digits="1" number:grouping="true"/>
      <number:text> €</number:text>
    </number:number-style>
    <number:number-style style:name="N288">
      <number:text>-</number:text>
      <number:number number:decimal-places="2" loext:min-decimal-places="2" number:min-integer-digits="1" number:grouping="true"/>
      <number:text> €</number:text>
      <style:map style:condition="value()&gt;=0" style:apply-style-name="N288P0"/>
    </number:number-style>
    <number:number-style style:name="N289P0" style:volatile="true">
      <number:number number:decimal-places="2" loext:min-decimal-places="2" number:min-integer-digits="1" number:grouping="true"/>
      <number:text> €</number:text>
    </number:number-style>
    <number:number-style style:name="N289">
      <style:text-properties fo:color="#ff0000"/>
      <number:text>-</number:text>
      <number:number number:decimal-places="2" loext:min-decimal-places="2" number:min-integer-digits="1" number:grouping="true"/>
      <number:text> €</number:text>
      <style:map style:condition="value()&gt;=0" style:apply-style-name="N289P0"/>
    </number:number-style>
    <number:number-style style:name="N293P0" style:volatile="true">
      <number:number number:decimal-places="0" loext:min-decimal-places="0" number:min-integer-digits="1" number:grouping="true"/>
      <number:text> € </number:text>
    </number:number-style>
    <number:number-style style:name="N293P1" style:volatile="true">
      <number:text>-</number:text>
      <number:number number:decimal-places="0" loext:min-decimal-places="0" number:min-integer-digits="1" number:grouping="true"/>
      <number:text> € </number:text>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7P0" style:volatile="true">
      <number:number number:decimal-places="0" loext:min-decimal-places="0" number:min-integer-digits="1" number:grouping="true"/>
      <number:text>    </number:text>
    </number:number-style>
    <number:number-style style:name="N297P1" style:volatile="true">
      <number:text>-</number:text>
      <number:number number:decimal-places="0" loext:min-decimal-places="0" number:min-integer-digits="1" number:grouping="true"/>
      <number:text>    </number:text>
    </number:number-style>
    <number:number-style style:name="N297P2" style:volatile="true">
      <number:text> -    </number:text>
    </number:number-style>
    <number:text-style style:name="N297">
      <number:text-content/>
      <number:text> </number:text>
      <style:map style:condition="value()&gt;0" style:apply-style-name="N297P0"/>
      <style:map style:condition="value()&lt;0" style:apply-style-name="N297P1"/>
      <style:map style:condition="value()=0" style:apply-style-name="N297P2"/>
    </number:text-style>
    <number:number-style style:name="N301P0" style:volatile="true">
      <number:number number:decimal-places="2" loext:min-decimal-places="2" number:min-integer-digits="1" number:grouping="true"/>
      <number:text> € </number:text>
    </number:number-style>
    <number:number-style style:name="N301P1" style:volatile="true">
      <number:text>-</number:text>
      <number:number number:decimal-places="2" loext:min-decimal-places="2" number:min-integer-digits="1" number:grouping="true"/>
      <number:text> € </number:text>
    </number:number-style>
    <number:number-style style:name="N301P2" style:volatile="true">
      <number:text> -</number:text>
      <number:number number:decimal-places="0" loext:min-decimal-places="0" number:min-integer-digits="0"/>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number number:decimal-places="2" loext:min-decimal-places="2" number:min-integer-digits="1" number:grouping="true"/>
      <number:text>    </number:text>
    </number:number-style>
    <number:number-style style:name="N305P1" style:volatile="true">
      <number:text>-</number:text>
      <number:number number:decimal-places="2" loext:min-decimal-places="2" number:min-integer-digits="1" number:grouping="true"/>
      <number:text>    </number:text>
    </number:number-style>
    <number:number-style style:name="N305P2" style:volatile="true">
      <number:text> -</number:text>
      <number:number number:decimal-places="0" loext:min-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currency-style style:name="N307P0" style:volatile="true">
      <number:currency-symbol number:language="en" number:country="US">$</number:currency-symbol>
      <number:number number:decimal-places="0" loext:min-decimal-places="0" number:min-integer-digits="1" number:grouping="true"/>
    </number:currency-style>
    <number:currency-style style:name="N307">
      <number:text>-</number:text>
      <number:currency-symbol number:language="en" number:country="US">$</number:currency-symbol>
      <number:number number:decimal-places="0" loext:min-decimal-places="0" number:min-integer-digits="1" number:grouping="true"/>
      <style:map style:condition="value()&gt;=0" style:apply-style-name="N307P0"/>
    </number:currency-style>
    <number:currency-style style:name="N309P0" style:volatile="true">
      <number:currency-symbol number:language="en" number:country="US">$</number:currency-symbol>
      <number:number number:decimal-places="2" loext:min-decimal-places="2" number:min-integer-digits="1" number:grouping="true"/>
    </number:currency-style>
    <number:currency-style style:name="N309">
      <number:text>-</number:text>
      <number:currency-symbol number:language="en" number:country="US">$</number:currency-symbol>
      <number:number number:decimal-places="2" loext:min-decimal-places="2" number:min-integer-digits="1" number:grouping="true"/>
      <style:map style:condition="value()&gt;=0" style:apply-style-name="N309P0"/>
    </number:currency-style>
    <number:currency-style style:name="N310P0" style:volatile="true">
      <number:currency-symbol number:language="en" number:country="US">$</number:currency-symbol>
      <number:number number:decimal-places="0" loext:min-decimal-places="0" number:min-integer-digits="1" number:grouping="true"/>
    </number:currency-style>
    <number:currency-style style:name="N310">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2" loext:min-decimal-places="2" number:min-integer-digits="1" number:grouping="true"/>
    </number:currency-style>
    <number:currency-style style:name="N3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1P0"/>
    </number:currency-style>
    <number:time-style style:name="N312">
      <number:minutes number:style="long"/>
      <number:text>.</number:text>
      <number:seconds number:style="long"/>
    </number:time-style>
    <number:time-style style:name="N313" number:truncate-on-overflow="false">
      <number:hours/>
      <number:text>.</number:text>
      <number:minutes number:style="long"/>
      <number:text>.</number:text>
      <number:seconds number:style="long"/>
    </number:time-style>
    <number:time-style style:name="N314">
      <number:minutes number:style="long"/>
      <number:text>.</number:text>
      <number:seconds number:style="long" number:decimal-places="1"/>
    </number:time-style>
    <number:currency-style style:name="N316P0" style:volatile="true">
      <number:currency-symbol number:language="it" number:country="IT">L.</number:currency-symbol>
      <number:text> </number:text>
      <number:number number:decimal-places="0" loext:min-decimal-places="0" number:min-integer-digits="1" number:grouping="true"/>
    </number:currency-style>
    <number:currency-style style:name="N316">
      <number:text>-</number:text>
      <number:currency-symbol number:language="it" number:country="IT">L.</number:currency-symbol>
      <number:text> </number:text>
      <number:number number:decimal-places="0" loext:min-decimal-places="0" number:min-integer-digits="1" number:grouping="true"/>
      <style:map style:condition="value()&gt;=0" style:apply-style-name="N316P0"/>
    </number:currency-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number-style style:name="N319P0" style:volatile="true">
      <number:text>L. </number:text>
      <number:number number:decimal-places="2" loext:min-decimal-places="2" number:min-integer-digits="1" number:grouping="true"/>
      <number:text> </number:text>
    </number:number-style>
    <number:number-style style:name="N319">
      <number:text>(L. </number:text>
      <number:number number:decimal-places="2" loext:min-decimal-places="2" number:min-integer-digits="1" number:grouping="true"/>
      <number:text>)</number:text>
      <style:map style:condition="value()&gt;=0" style:apply-style-name="N319P0"/>
    </number:number-style>
    <number:number-style style:name="N321P0" style:volatile="true">
      <number:number number:decimal-places="0" loext:min-decimal-places="0" number:min-integer-digits="1" number:grouping="true"/>
      <number:text> SFr.</number:text>
    </number:number-style>
    <number:number-style style:name="N321">
      <number:text>-</number:text>
      <number:number number:decimal-places="0" loext:min-decimal-places="0" number:min-integer-digits="1" number:grouping="true"/>
      <number:text> SFr.</number:text>
      <style:map style:condition="value()&gt;=0" style:apply-style-name="N321P0"/>
    </number:number-style>
    <number:number-style style:name="N322P0" style:volatile="true">
      <number:number number:decimal-places="0" loext:min-decimal-places="0" number:min-integer-digits="1" number:grouping="true"/>
      <number:text> SFr.</number:text>
    </number:number-style>
    <number:number-style style:name="N322">
      <style:text-properties fo:color="#ff0000"/>
      <number:text>-</number:text>
      <number:number number:decimal-places="0" loext:min-decimal-places="0" number:min-integer-digits="1" number:grouping="true"/>
      <number:text> SFr.</number:text>
      <style:map style:condition="value()&gt;=0" style:apply-style-name="N322P0"/>
    </number:number-style>
    <number:number-style style:name="N324P0" style:volatile="true">
      <number:number number:decimal-places="2" loext:min-decimal-places="2" number:min-integer-digits="1" number:grouping="true"/>
      <number:text> SFr.</number:text>
    </number:number-style>
    <number:number-style style:name="N324">
      <number:text>-</number:text>
      <number:number number:decimal-places="2" loext:min-decimal-places="2" number:min-integer-digits="1" number:grouping="true"/>
      <number:text> SFr.</number:text>
      <style:map style:condition="value()&gt;=0" style:apply-style-name="N324P0"/>
    </number:number-style>
    <number:number-style style:name="N325P0" style:volatile="true">
      <number:number number:decimal-places="2" loext:min-decimal-places="2" number:min-integer-digits="1" number:grouping="true"/>
      <number:text> SFr.</number:text>
    </number:number-style>
    <number:number-style style:name="N325">
      <style:text-properties fo:color="#ff0000"/>
      <number:text>-</number:text>
      <number:number number:decimal-places="2" loext:min-decimal-places="2" number:min-integer-digits="1" number:grouping="true"/>
      <number:text> SFr.</number:text>
      <style:map style:condition="value()&gt;=0" style:apply-style-name="N325P0"/>
    </number:number-style>
    <number:number-style style:name="N329P0" style:volatile="true">
      <number:number number:decimal-places="0" loext:min-decimal-places="0" number:min-integer-digits="1" number:grouping="true"/>
      <number:text> SFr. </number:text>
    </number:number-style>
    <number:number-style style:name="N329P1" style:volatile="true">
      <number:text>-</number:text>
      <number:number number:decimal-places="0" loext:min-decimal-places="0" number:min-integer-digits="1" number:grouping="true"/>
      <number:text> SFr. </number:text>
    </number:number-style>
    <number:number-style style:name="N329P2" style:volatile="true">
      <number:text> - SFr.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3P0" style:volatile="true">
      <number:number number:decimal-places="0" loext:min-decimal-places="0" number:min-integer-digits="1" number:grouping="true"/>
      <number:text>        </number:text>
    </number:number-style>
    <number:number-style style:name="N333P1" style:volatile="true">
      <number:text>-</number:text>
      <number:number number:decimal-places="0" loext:min-decimal-places="0" number:min-integer-digits="1" number:grouping="true"/>
      <number:text>        </number:text>
    </number:number-style>
    <number:number-style style:name="N333P2" style:volatile="true">
      <number:text> -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number number:decimal-places="2" loext:min-decimal-places="2" number:min-integer-digits="1" number:grouping="true"/>
      <number:text> SFr. </number:text>
    </number:number-style>
    <number:number-style style:name="N337P1" style:volatile="true">
      <number:text>-</number:text>
      <number:number number:decimal-places="2" loext:min-decimal-places="2" number:min-integer-digits="1" number:grouping="true"/>
      <number:text> SFr. </number:text>
    </number:number-style>
    <number:number-style style:name="N337P2" style:volatile="true">
      <number:text> -</number:text>
      <number:number number:decimal-places="0" loext:min-decimal-places="0" number:min-integer-digits="0"/>
      <number:text> SFr.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number number:decimal-places="2" loext:min-decimal-places="2" number:min-integer-digits="1" number:grouping="true"/>
      <number:text>        </number:text>
    </number:number-style>
    <number:number-style style:name="N341P1" style:volatile="true">
      <number:text>-</number:text>
      <number:number number:decimal-places="2" loext:min-decimal-places="2" number:min-integer-digits="1" number:grouping="true"/>
      <number:text>        </number:text>
    </number:number-style>
    <number:number-style style:name="N341P2" style:volatile="true">
      <number:text> -</number:text>
      <number:number number:decimal-places="0" loext:min-decimal-places="0" number:min-integer-digits="0"/>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percentage-style style:name="N342">
      <number:number number:decimal-places="0" loext:min-decimal-places="0" number:min-integer-digits="1" number:grouping="true"/>
      <number:text>%</number:text>
    </number:percentage-style>
    <number:number-style style:name="N343">
      <number:number number:decimal-places="5" loext:min-decimal-places="5" number:min-integer-digits="1"/>
    </number:number-style>
    <number:number-style style:name="N344">
      <number:number number:decimal-places="4" loext:min-decimal-places="0" number:min-integer-digits="0" number:decimal-replacement=""/>
      <number:text>.</number:text>
    </number:number-style>
    <number:number-style style:name="N345">
      <number:number number:decimal-places="3" loext:min-decimal-places="0" number:min-integer-digits="0" number:decimal-replacement=""/>
      <number:text>.</number:text>
    </number:number-style>
    <number:number-style style:name="N346">
      <number:text>€ </number:text>
      <number:number number:decimal-places="4" loext:min-decimal-places="0" number:min-integer-digits="0" number:decimal-replacement=""/>
      <number:text>.</number:text>
    </number:number-style>
    <number:number-style style:name="N347">
      <number:text>€ </number:text>
      <number:number number:decimal-places="5" loext:min-decimal-places="0" number:min-integer-digits="0" number:decimal-replacement=""/>
      <number:text>.</number:text>
    </number:number-style>
    <number:number-style style:name="N348">
      <number:text>€ </number:text>
      <number:number number:decimal-places="6" loext:min-decimal-places="0" number:min-integer-digits="0" number:decimal-replacement=""/>
      <number:text>.</number:text>
    </number:number-style>
    <number:number-style style:name="N349">
      <number:text>€ </number:text>
      <number:number number:decimal-places="5" loext:min-decimal-places="0" number:min-integer-digits="0" number:decimal-replacement=""/>
      <number:text>,</number:text>
    </number:number-style>
    <number:number-style style:name="N350">
      <number:text>€ </number:text>
      <number:number number:decimal-places="3" loext:min-decimal-places="0" number:min-integer-digits="0" number:decimal-replacement=""/>
      <number:text>.</number:text>
    </number:number-style>
    <number:number-style style:name="N351">
      <number:text>L. </number:text>
      <number:number number:decimal-places="5" loext:min-decimal-places="0" number:min-integer-digits="0" number:decimal-replacement=""/>
      <number:text>.</number:text>
    </number:number-style>
    <number:number-style style:name="N353P0" style:volatile="true">
      <number:text>E </number:text>
      <number:number number:decimal-places="0" loext:min-decimal-places="0" number:min-integer-digits="1" number:grouping="true"/>
    </number:number-style>
    <number:number-style style:name="N353">
      <style:text-properties fo:color="#ff0000"/>
      <number:text>-E </number:text>
      <number:number number:decimal-places="0" loext:min-decimal-places="0" number:min-integer-digits="1" number:grouping="true"/>
      <style:map style:condition="value()&gt;=0" style:apply-style-name="N353P0"/>
    </number:number-style>
    <number:currency-style style:name="N354">
      <number:currency-symbol>€</number:currency-symbol>
      <number:text> </number:text>
      <number:number number:decimal-places="2" loext:min-decimal-places="2" number:min-integer-digits="1" number:grouping="true"/>
    </number:currency-style>
    <number:number-style style:name="N355">
      <number:text>€ </number:text>
      <number:number number:decimal-places="2" loext:min-decimal-places="2" number:min-integer-digits="1"/>
    </number:number-style>
    <number:time-style style:name="N356">
      <number:hours/>
      <number:text>.</number:text>
      <number:minutes number:style="long"/>
    </number:time-style>
    <number:date-style style:name="N357">
      <number:day/>
      <number:text>.</number:text>
      <number:month/>
    </number:date-style>
    <number:number-style style:name="N358">
      <number:number number:decimal-places="0" loext:min-decimal-places="0" number:min-integer-digits="5"/>
    </number:number-style>
    <number:number-style style:name="N359">
      <number:number number:decimal-places="6" loext:min-decimal-places="6" number:min-integer-digits="1"/>
    </number:number-style>
    <number:date-style style:name="N360">
      <number:day number:style="long"/>
      <number:text>.</number:text>
      <number:month number:style="long"/>
      <number:text>.</number:text>
      <number:year/>
    </number:date-style>
    <number:number-style style:name="N361">
      <number:number number:decimal-places="5" loext:min-decimal-places="5" number:min-integer-digits="1" number:grouping="true"/>
    </number:number-style>
    <number:number-style style:name="N363P0" style:volatile="true">
      <number:text>€ </number:text>
      <number:number number:decimal-places="0" loext:min-decimal-places="0" number:min-integer-digits="1" number:grouping="true"/>
      <number:text> </number:text>
    </number:number-style>
    <number:number-style style:name="N363">
      <number:text>(€ </number:text>
      <number:number number:decimal-places="0" loext:min-decimal-places="0" number:min-integer-digits="1" number:grouping="true"/>
      <number:text>)</number:text>
      <style:map style:condition="value()&gt;=0" style:apply-style-name="N363P0"/>
    </number:number-style>
    <number:number-style style:name="N364P0" style:volatile="true">
      <number:text>€ </number:text>
      <number:number number:decimal-places="0" loext:min-decimal-places="0" number:min-integer-digits="1" number:grouping="true"/>
      <number:text> </number:text>
    </number:number-style>
    <number:number-style style:name="N364">
      <style:text-properties fo:color="#ff0000"/>
      <number:text>(€ </number:text>
      <number:number number:decimal-places="0" loext:min-decimal-places="0" number:min-integer-digits="1" number:grouping="true"/>
      <number:text>)</number:text>
      <style:map style:condition="value()&gt;=0" style:apply-style-name="N364P0"/>
    </number:number-style>
    <number:number-style style:name="N366P0" style:volatile="true">
      <number:text>€ </number:text>
      <number:number number:decimal-places="2" loext:min-decimal-places="2" number:min-integer-digits="1" number:grouping="true"/>
      <number:text> </number:text>
    </number:number-style>
    <number:number-style style:name="N366">
      <number:text>(€ </number:text>
      <number:number number:decimal-places="2" loext:min-decimal-places="2" number:min-integer-digits="1" number:grouping="true"/>
      <number:text>)</number:text>
      <style:map style:condition="value()&gt;=0" style:apply-style-name="N366P0"/>
    </number:number-style>
    <number:number-style style:name="N367P0" style:volatile="true">
      <number:text>€ </number:text>
      <number:number number:decimal-places="2" loext:min-decimal-places="2" number:min-integer-digits="1" number:grouping="true"/>
      <number:text> </number:text>
    </number:number-style>
    <number:number-style style:name="N367">
      <style:text-properties fo:color="#ff0000"/>
      <number:text>(€ </number:text>
      <number:number number:decimal-places="2" loext:min-decimal-places="2" number:min-integer-digits="1" number:grouping="true"/>
      <number:text>)</number:text>
      <style:map style:condition="value()&gt;=0" style:apply-style-name="N367P0"/>
    </number:number-style>
    <number:number-style style:name="N369P0" style:volatile="true">
      <number:number number:decimal-places="0" loext:min-decimal-places="0" number:min-integer-digits="1" number:grouping="true"/>
      <number:text> </number:text>
    </number:number-style>
    <number:number-style style:name="N369P1" style:volatile="true">
      <number:text> (</number:text>
      <number:number number:decimal-places="0" loext:min-decimal-places="0" number:min-integer-digits="1" number:grouping="true"/>
      <number:text>)</number:text>
    </number:number-style>
    <number:number-style style:name="N369P2" style:volatile="true">
      <number:text> -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number:text> € </number:text>
      <number:number number:decimal-places="0" loext:min-decimal-places="0" number:min-integer-digits="1" number:grouping="true"/>
      <number:text> </number:text>
    </number:number-style>
    <number:number-style style:name="N371P1" style:volatile="true">
      <number:text> € (</number:text>
      <number:number number:decimal-places="0" loext:min-decimal-places="0" number:min-integer-digits="1" number:grouping="true"/>
      <number:text>)</number:text>
    </number:number-style>
    <number:number-style style:name="N371P2" style:volatile="true">
      <number:text> € -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2" loext:min-decimal-places="2" number:min-integer-digits="1" number:grouping="true"/>
      <number:text> </number:text>
    </number:number-style>
    <number:number-style style:name="N373P1" style:volatile="true">
      <number:text> (</number:text>
      <number:number number:decimal-places="2" loext:min-decimal-places="2" number:min-integer-digits="1" number:grouping="true"/>
      <number:text>)</number:text>
    </number:number-style>
    <number:number-style style:name="N373P2" style:volatile="true">
      <number:text> -</number:text>
      <number:number number:decimal-places="0" loext:min-decimal-places="0" number:min-integer-digits="0"/>
      <number:text> </number:text>
    </number:number-style>
    <number:text-style style:name="N373">
      <number:text-content/>
      <number:text> </number:text>
      <style:map style:condition="value()&gt;0" style:apply-style-name="N373P0"/>
      <style:map style:condition="value()&lt;0" style:apply-style-name="N373P1"/>
      <style:map style:condition="value()=0" style:apply-style-name="N373P2"/>
    </number:text-style>
    <number:number-style style:name="N375P0" style:volatile="true">
      <number:text> € </number:text>
      <number:number number:decimal-places="2" loext:min-decimal-places="2" number:min-integer-digits="1" number:grouping="true"/>
      <number:text> </number:text>
    </number:number-style>
    <number:number-style style:name="N375P1" style:volatile="true">
      <number:text> € (</number:text>
      <number:number number:decimal-places="2" loext:min-decimal-places="2" number:min-integer-digits="1" number:grouping="true"/>
      <number:text>)</number:text>
    </number:number-style>
    <number:number-style style:name="N375P2" style:volatile="true">
      <number:text> € -</number:text>
      <number:number number:decimal-places="0" loext:min-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7P0" style:volatile="true">
      <number:text>  </number:text>
      <number:number number:decimal-places="0" loext:min-decimal-places="0" number:min-integer-digits="1" number:grouping="true"/>
    </number:number-style>
    <number:number-style style:name="N377">
      <number:text> -</number:text>
      <number:number number:decimal-places="0" loext:min-decimal-places="0" number:min-integer-digits="1" number:grouping="true"/>
      <style:map style:condition="value()&gt;=0" style:apply-style-name="N377P0"/>
    </number:number-style>
    <number:number-style style:name="N379P0" style:volatile="true">
      <number:text>  </number:text>
      <number:number number:decimal-places="2" loext:min-decimal-places="2" number:min-integer-digits="1" number:grouping="true"/>
    </number:number-style>
    <number:number-style style:name="N379">
      <number:text> -</number:text>
      <number:number number:decimal-places="2" loext:min-decimal-places="2" number:min-integer-digits="1" number:grouping="true"/>
      <style:map style:condition="value()&gt;=0" style:apply-style-name="N379P0"/>
    </number:number-style>
    <number:currency-style style:name="N381P0" style:volatile="true">
      <number:number number:decimal-places="2" loext:min-decimal-places="2" number:min-integer-digits="1" number:grouping="true"/>
      <number:text> </number:text>
      <number:currency-symbol number:language="fr" number:country="FR">€</number:currency-symbol>
    </number:currency-style>
    <number:currency-style style:name="N38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1P0"/>
    </number:currency-style>
    <number:currency-style style:name="N384P0" style:volatile="true">
      <number:currency-symbol>€</number:currency-symbol>
      <number:text> </number:text>
      <number:number number:decimal-places="2" loext:min-decimal-places="2" number:min-integer-digits="1" number:grouping="true"/>
      <number:text> </number:text>
    </number:currency-style>
    <number:currency-style style:name="N384P1" style:volatile="true">
      <number:text>-</number:text>
      <number:currency-symbol>€</number:currency-symbol>
      <number:text> </number:text>
      <number:number number:decimal-places="2" loext:min-decimal-places="2" number:min-integer-digits="1" number:grouping="true"/>
      <number:text> </number:text>
    </number:currency-style>
    <number:currency-style style:name="N384">
      <number:currency-symbol>€</number:currency-symbol>
      <number:text> -</number:text>
      <number:number number:decimal-places="0" loext:min-decimal-places="0" number:min-integer-digits="0"/>
      <number:text> </number:text>
      <style:map style:condition="value()&gt;0" style:apply-style-name="N384P0"/>
      <style:map style:condition="value()&lt;0" style:apply-style-name="N384P1"/>
    </number:currency-style>
    <number:number-style style:name="N387P0" style:volatile="true">
      <number:number number:decimal-places="4" loext:min-decimal-places="4" number:min-integer-digits="1" number:grouping="true"/>
      <number:text> </number:text>
    </number:number-style>
    <number:number-style style:name="N387P1" style:volatile="true">
      <number:text>-</number:text>
      <number:number number:decimal-places="4" loext:min-decimal-places="4" number:min-integer-digits="1" number:grouping="true"/>
      <number:text> </number:text>
    </number:number-style>
    <number:number-style style:name="N387P2" style:volatile="true">
      <number:text> -</number:text>
      <number:number number:decimal-places="0" loext:min-decimal-places="0" number:min-integer-digits="0"/>
      <number:text>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date-style style:name="N388">
      <number:day number:style="long"/>
      <number:text>. </number:text>
      <number:month number:textual="true"/>
      <number:text> </number:text>
      <number:year/>
    </number:date-style>
    <number:date-style style:name="N389">
      <number:day number:style="long"/>
      <number:text>. </number:text>
      <number:month number:textual="true"/>
    </number:date-style>
    <number:date-style style:name="N390">
      <number:month number:textual="true"/>
      <number:text> </number:text>
      <number:year/>
    </number:date-style>
    <number:time-style style:name="N391">
      <number:hours/>
      <number:text>.</number:text>
      <number:minutes number:style="long"/>
      <number:text> </number:text>
      <number:am-pm/>
    </number:time-style>
    <number:time-style style:name="N392">
      <number:hours/>
      <number:text>.</number:text>
      <number:minutes number:style="long"/>
      <number:text>.</number:text>
      <number:seconds number:style="long"/>
      <number:text> </number:text>
      <number:am-pm/>
    </number:time-style>
    <number:date-style style:name="N393">
      <number:day number:style="long"/>
      <number:text>:</number:text>
      <number:month number:style="long"/>
      <number:text>:</number:text>
      <number:year number:style="long"/>
      <number:text> </number:text>
      <number:hours number:style="long"/>
      <number:text>:</number:text>
      <number:minutes number:style="long"/>
    </number:date-style>
    <number:number-style style:name="N396P0" style:volatile="true">
      <number:text> L. </number:text>
      <number:number number:decimal-places="1" loext:min-decimal-places="1" number:min-integer-digits="1" number:grouping="true"/>
      <number:text> </number:text>
    </number:number-style>
    <number:number-style style:name="N396P1" style:volatile="true">
      <number:text>-L. </number:text>
      <number:number number:decimal-places="1" loext:min-decimal-places="1" number:min-integer-digits="1" number:grouping="true"/>
      <number:text> </number:text>
    </number:number-style>
    <number:number-style style:name="N396P2" style:volatile="true">
      <number:text> L. -</number:text>
      <number:number number:decimal-places="0" loext:min-decimal-places="0" number:min-integer-digits="0"/>
      <number:text> </number:text>
    </number:number-style>
    <number:text-style style:name="N396">
      <number:text-content/>
      <number:text> </number:text>
      <style:map style:condition="value()&gt;0" style:apply-style-name="N396P0"/>
      <style:map style:condition="value()&lt;0" style:apply-style-name="N396P1"/>
      <style:map style:condition="value()=0" style:apply-style-name="N396P2"/>
    </number:text-style>
    <number:number-style style:name="N399P0" style:volatile="true">
      <number:text> L. </number:text>
      <number:number number:decimal-places="3" loext:min-decimal-places="3" number:min-integer-digits="1" number:grouping="true"/>
      <number:text> </number:text>
    </number:number-style>
    <number:number-style style:name="N399P1" style:volatile="true">
      <number:text>-L. </number:text>
      <number:number number:decimal-places="3" loext:min-decimal-places="3" number:min-integer-digits="1" number:grouping="true"/>
      <number:text> </number:text>
    </number:number-style>
    <number:number-style style:name="N399P2" style:volatile="true">
      <number:text> L. -</number:text>
      <number:number number:decimal-places="0" loext:min-decimal-places="0" number:min-integer-digits="0"/>
      <number:text>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currency-style style:name="N401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1">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1P0"/>
    </number:currency-style>
    <number:number-style style:name="N402">
      <number:number number:decimal-places="0" loext:min-decimal-places="0" number:min-integer-digits="4" number:grouping="true"/>
    </number:number-style>
    <number:currency-style style:name="N404P0" style:volatile="true">
      <number:currency-symbol number:language="it" number:country="IT">€</number:currency-symbol>
      <number:text> </number:text>
      <number:number number:decimal-places="1" loext:min-decimal-places="1" number:min-integer-digits="1" number:grouping="true"/>
    </number:currency-style>
    <number:currency-style style:name="N404">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4P0"/>
    </number:currency-style>
    <number:date-style style:name="N405">
      <number:day number:style="long"/>
      <number:text>:</number:text>
      <number:hours number:style="long"/>
      <number:text>:</number:text>
      <number:minutes number:style="long"/>
      <number:text>:</number:text>
      <number:seconds number:style="long"/>
    </number:date-style>
    <number:number-style style:name="N407P0" style:volatile="true">
      <number:text>Sì</number:text>
    </number:number-style>
    <number:number-style style:name="N407P1" style:volatile="true">
      <number:text>Sì</number:text>
    </number:number-style>
    <number:number-style style:name="N407">
      <number:text>No</number:text>
      <style:map style:condition="value()&gt;0" style:apply-style-name="N407P0"/>
      <style:map style:condition="value()&lt;0" style:apply-style-name="N407P1"/>
    </number:number-style>
    <number:number-style style:name="N409P0" style:volatile="true">
      <number:text>Vero</number:text>
    </number:number-style>
    <number:number-style style:name="N409P1" style:volatile="true">
      <number:text>Vero</number:text>
    </number:number-style>
    <number:number-style style:name="N409">
      <number:text>Falso</number:text>
      <style:map style:condition="value()&gt;0" style:apply-style-name="N409P0"/>
      <style:map style:condition="value()&lt;0" style:apply-style-name="N409P1"/>
    </number:number-style>
    <number:number-style style:name="N411P0" style:volatile="true">
      <number:text>Attivo</number:text>
    </number:number-style>
    <number:number-style style:name="N411P1" style:volatile="true">
      <number:text>Attivo</number:text>
    </number:number-style>
    <number:number-style style:name="N411">
      <number:text>Disattivo</number:text>
      <style:map style:condition="value()&gt;0" style:apply-style-name="N411P0"/>
      <style:map style:condition="value()&lt;0" style:apply-style-name="N411P1"/>
    </number:number-style>
    <number:currency-style style:name="N413P0" style:volatile="true">
      <number:currency-symbol>€</number:currency-symbol>
      <number:text> </number:text>
      <number:number number:decimal-places="5" loext:min-decimal-places="0" number:min-integer-digits="0" number:decimal-replacement=""/>
      <number:text> </number:text>
    </number:currency-style>
    <number:currency-style style:name="N413">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3P0"/>
    </number:currency-style>
    <number:number-style style:name="N414">
      <number:number number:decimal-places="0" loext:min-decimal-places="0" number:min-integer-digits="4"/>
    </number:number-style>
    <number:number-style style:name="N415P0" style:volatile="true">
      <number:number number:decimal-places="2" loext:min-decimal-places="2" number:min-integer-digits="1" number:grouping="true"/>
    </number:number-style>
    <number:number-style style:name="N415">
      <style:text-properties fo:color="#ff0000"/>
      <number:number number:decimal-places="2" loext:min-decimal-places="2" number:min-integer-digits="1" number:grouping="true"/>
      <style:map style:condition="value()&gt;=0" style:apply-style-name="N415P0"/>
    </number:number-style>
    <number:number-style style:name="N416P0" style:volatile="true">
      <number:number number:decimal-places="0" loext:min-decimal-places="0" number:min-integer-digits="1"/>
    </number:number-style>
    <number:number-style style:name="N416">
      <style:text-properties fo:color="#ff0000"/>
      <number:text>-</number:text>
      <number:number number:decimal-places="0" loext:min-decimal-places="0" number:min-integer-digits="1"/>
      <style:map style:condition="value()&gt;=0" style:apply-style-name="N416P0"/>
    </number:number-style>
    <number:number-style style:name="N417P0" style:volatile="true">
      <number:number number:decimal-places="1" loext:min-decimal-places="1" number:min-integer-digits="1"/>
    </number:number-style>
    <number:number-style style:name="N417">
      <style:text-properties fo:color="#ff0000"/>
      <number:text>-</number:text>
      <number:number number:decimal-places="1" loext:min-decimal-places="1" number:min-integer-digits="1"/>
      <style:map style:condition="value()&gt;=0" style:apply-style-name="N417P0"/>
    </number:number-style>
    <number:number-style style:name="N418">
      <number:number number:decimal-places="7" loext:min-decimal-places="7" number:min-integer-digits="1"/>
    </number:number-style>
    <number:number-style style:name="N419">
      <number:number number:decimal-places="9" loext:min-decimal-places="9" number:min-integer-digits="1"/>
    </number:number-style>
    <number:date-style style:name="N420">
      <number:month number:style="long" number:textual="true"/>
      <number:text> </number:text>
      <number:year number:style="long"/>
    </number:date-style>
    <number:number-style style:name="N422P0" style:volatile="true">
      <number:text>€</number:text>
      <number:number number:decimal-places="0" loext:min-decimal-places="0" number:min-integer-digits="1" number:grouping="true"/>
    </number:number-style>
    <number:number-style style:name="N422">
      <number:text>-€</number:text>
      <number:number number:decimal-places="0" loext:min-decimal-places="0" number:min-integer-digits="1" number:grouping="true"/>
      <style:map style:condition="value()&gt;=0" style:apply-style-name="N422P0"/>
    </number:number-style>
    <number:number-style style:name="N423P0" style:volatile="true">
      <number:text>€</number:text>
      <number:number number:decimal-places="0" loext:min-decimal-places="0" number:min-integer-digits="1" number:grouping="true"/>
    </number:number-style>
    <number:number-style style:name="N423">
      <style:text-properties fo:color="#ff0000"/>
      <number:text>-€</number:text>
      <number:number number:decimal-places="0" loext:min-decimal-places="0" number:min-integer-digits="1" number:grouping="true"/>
      <style:map style:condition="value()&gt;=0" style:apply-style-name="N423P0"/>
    </number:number-style>
    <number:number-style style:name="N424">
      <number:text>€</number:text>
      <number:number number:decimal-places="2" loext:min-decimal-places="2" number:min-integer-digits="1" number:grouping="true"/>
    </number:number-style>
    <number:number-style style:name="N425P0" style:volatile="true">
      <number:text>€</number:text>
      <number:number number:decimal-places="2" loext:min-decimal-places="2" number:min-integer-digits="1" number:grouping="true"/>
    </number:number-style>
    <number:number-style style:name="N425">
      <number:text>-€</number:text>
      <number:number number:decimal-places="2" loext:min-decimal-places="2" number:min-integer-digits="1" number:grouping="true"/>
      <style:map style:condition="value()&gt;=0" style:apply-style-name="N425P0"/>
    </number:number-style>
    <number:number-style style:name="N426P0" style:volatile="true">
      <number:text>€</number:text>
      <number:number number:decimal-places="2" loext:min-decimal-places="2" number:min-integer-digits="1" number:grouping="true"/>
    </number:number-style>
    <number:number-style style:name="N426">
      <style:text-properties fo:color="#ff0000"/>
      <number:text>-€</number:text>
      <number:number number:decimal-places="2" loext:min-decimal-places="2" number:min-integer-digits="1" number:grouping="true"/>
      <style:map style:condition="value()&gt;=0" style:apply-style-name="N426P0"/>
    </number:number-style>
    <number:number-style style:name="N430P0" style:volatile="true">
      <number:text> €</number:text>
      <number:number number:decimal-places="0" loext:min-decimal-places="0" number:min-integer-digits="1" number:grouping="true"/>
      <number:text> </number:text>
    </number:number-style>
    <number:number-style style:name="N430P1" style:volatile="true">
      <number:text>-€</number:text>
      <number:number number:decimal-places="0" loext:min-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0" loext:min-decimal-places="0" number:min-integer-digits="1" number:grouping="true"/>
    </number:number-style>
    <number:number-style style:name="N434">
      <number:text>-. </number:text>
      <number:number number:decimal-places="0" loext:min-decimal-places="0" number:min-integer-digits="1" number:grouping="true"/>
      <style:map style:condition="value()&gt;=0" style:apply-style-name="N434P0"/>
    </number:number-style>
    <number:number-style style:name="N435P0" style:volatile="true">
      <number:text>. </number:text>
      <number:number number:decimal-places="0" loext:min-decimal-places="0" number:min-integer-digits="1" number:grouping="true"/>
    </number:number-style>
    <number:number-style style:name="N435">
      <style:text-properties fo:color="#ff0000"/>
      <number:text>-. </number:text>
      <number:number number:decimal-places="0" loext:min-decimal-places="0" number:min-integer-digits="1" number:grouping="true"/>
      <style:map style:condition="value()&gt;=0" style:apply-style-name="N435P0"/>
    </number:number-style>
    <number:number-style style:name="N437P0" style:volatile="true">
      <number:text>. </number:text>
      <number:number number:decimal-places="2" loext:min-decimal-places="2" number:min-integer-digits="1" number:grouping="true"/>
    </number:number-style>
    <number:number-style style:name="N437">
      <number:text>-. </number:text>
      <number:number number:decimal-places="2" loext:min-decimal-places="2" number:min-integer-digits="1" number:grouping="true"/>
      <style:map style:condition="value()&gt;=0" style:apply-style-name="N437P0"/>
    </number:number-style>
    <number:number-style style:name="N438P0" style:volatile="true">
      <number:text>. </number:text>
      <number:number number:decimal-places="2" loext:min-decimal-places="2" number:min-integer-digits="1" number:grouping="true"/>
    </number:number-style>
    <number:number-style style:name="N438">
      <style:text-properties fo:color="#ff0000"/>
      <number:text>-. </number:text>
      <number:number number:decimal-places="2" loext:min-decimal-places="2" number:min-integer-digits="1" number:grouping="true"/>
      <style:map style:condition="value()&gt;=0" style:apply-style-name="N438P0"/>
    </number:number-style>
    <number:number-style style:name="N442P0" style:volatile="true">
      <number:text> . </number:text>
      <number:number number:decimal-places="0" loext:min-decimal-places="0" number:min-integer-digits="1" number:grouping="true"/>
      <number:text> </number:text>
    </number:number-style>
    <number:number-style style:name="N442P1" style:volatile="true">
      <number:text>-. </number:text>
      <number:number number:decimal-places="0" loext:min-decimal-places="0" number:min-integer-digits="1" number:grouping="true"/>
      <number:text> </number:text>
    </number:number-style>
    <number:number-style style:name="N442P2" style:volatile="true">
      <number:text> . - </number:text>
    </number:number-style>
    <number:text-style style:name="N442">
      <number:text-content/>
      <number:text> </number:text>
      <style:map style:condition="value()&gt;0" style:apply-style-name="N442P0"/>
      <style:map style:condition="value()&lt;0" style:apply-style-name="N442P1"/>
      <style:map style:condition="value()=0" style:apply-style-name="N442P2"/>
    </number:text-style>
    <number:number-style style:name="N446P0" style:volatile="true">
      <number:text> . </number:text>
      <number:number number:decimal-places="2" loext:min-decimal-places="2" number:min-integer-digits="1" number:grouping="true"/>
      <number:text> </number:text>
    </number:number-style>
    <number:number-style style:name="N446P1" style:volatile="true">
      <number:text>-. </number:text>
      <number:number number:decimal-places="2" loext:min-decimal-places="2" number:min-integer-digits="1" number:grouping="true"/>
      <number:text> </number:text>
    </number:number-style>
    <number:number-style style:name="N446P2" style:volatile="true">
      <number:text> . -</number:text>
      <number:number number:decimal-places="0" loext:min-decimal-places="0" number:min-integer-digits="0"/>
      <number:text> </number:text>
    </number:number-style>
    <number:text-style style:name="N446">
      <number:text-content/>
      <number:text> </number:text>
      <style:map style:condition="value()&gt;0" style:apply-style-name="N446P0"/>
      <style:map style:condition="value()&lt;0" style:apply-style-name="N446P1"/>
      <style:map style:condition="value()=0" style:apply-style-name="N446P2"/>
    </number:text-style>
    <number:number-style style:name="N448P0" style:volatile="true">
      <number:text>L. </number:text>
      <number:number number:decimal-places="0" loext:min-decimal-places="0" number:min-integer-digits="3">
        <number:embedded-text number:position="2">.</number:embedded-text>
      </number:number>
    </number:number-style>
    <number:number-style style:name="N448">
      <number:text>-L. </number:text>
      <number:number number:decimal-places="0" loext:min-decimal-places="0" number:min-integer-digits="3">
        <number:embedded-text number:position="2">.</number:embedded-text>
      </number:number>
      <style:map style:condition="value()&gt;=0" style:apply-style-name="N448P0"/>
    </number:number-style>
    <number:number-style style:name="N449P0" style:volatile="true">
      <number:text>L. </number:text>
      <number:number number:decimal-places="0" loext:min-decimal-places="0" number:min-integer-digits="3">
        <number:embedded-text number:position="2">.</number:embedded-text>
      </number:number>
    </number:number-style>
    <number:number-style style:name="N449">
      <style:text-properties fo:color="#ff0000"/>
      <number:text>-L. </number:text>
      <number:number number:decimal-places="0" loext:min-decimal-places="0" number:min-integer-digits="3">
        <number:embedded-text number:position="2">.</number:embedded-text>
      </number:number>
      <style:map style:condition="value()&gt;=0" style:apply-style-name="N449P0"/>
    </number:number-style>
    <number:number-style style:name="N452P0" style:volatile="true">
      <number:text> L. </number:text>
      <number:number number:decimal-places="0" loext:min-decimal-places="0" number:min-integer-digits="3">
        <number:embedded-text number:position="2">.</number:embedded-text>
      </number:number>
      <number:text> </number:text>
    </number:number-style>
    <number:number-style style:name="N452P1" style:volatile="true">
      <number:text>-L. </number:text>
      <number:number number:decimal-places="0" loext:min-decimal-places="0" number:min-integer-digits="3">
        <number:embedded-text number:position="2">.</number:embedded-text>
      </number:number>
      <number:text> </number:text>
    </number:number-style>
    <number:number-style style:name="N452P2" style:volatile="true">
      <number:text> L. -</number:text>
      <number:number number:decimal-places="0" loext:min-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5P0" style:volatile="true">
      <number:number number:decimal-places="0" loext:min-decimal-places="0" number:min-integer-digits="3">
        <number:embedded-text number:position="2">.</number:embedded-text>
      </number:number>
      <number:text> </number:text>
    </number:number-style>
    <number:number-style style:name="N455P1" style:volatile="true">
      <number:text>-</number:text>
      <number:number number:decimal-places="0" loext:min-decimal-places="0" number:min-integer-digits="3">
        <number:embedded-text number:position="2">.</number:embedded-text>
      </number:number>
      <number:text> </number:text>
    </number:number-style>
    <number:number-style style:name="N455P2" style:volatile="true">
      <number:text> -</number:text>
      <number:number number:decimal-places="0" loext:min-decimal-places="0" number:min-integer-digits="0"/>
      <number:text> </number:text>
    </number:number-style>
    <number:text-style style:name="N455">
      <number:text-content/>
      <number:text> </number:text>
      <style:map style:condition="value()&gt;0" style:apply-style-name="N455P0"/>
      <style:map style:condition="value()&lt;0" style:apply-style-name="N455P1"/>
      <style:map style:condition="value()=0" style:apply-style-name="N455P2"/>
    </number:text-style>
    <number:number-style style:name="N456P0" style:volatile="true">
      <number:number number:decimal-places="0" loext:min-decimal-places="0" number:min-integer-digits="3">
        <number:embedded-text number:position="2">.</number:embedded-text>
      </number:number>
      <number:text> </number:text>
    </number:number-style>
    <number:number-style style:name="N456P1" style:volatile="true">
      <number:text>-</number:text>
      <number:number number:decimal-places="0" loext:min-decimal-places="0" number:min-integer-digits="3">
        <number:embedded-text number:position="2">.</number:embedded-text>
      </number:number>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currency-style style:name="N459P0" style:volatile="true">
      <number:currency-symbol>€</number:currency-symbol>
      <number:text> </number:text>
      <number:number number:decimal-places="2" loext:min-decimal-places="2" number:min-integer-digits="1" number:grouping="true"/>
      <number:text> </number:text>
    </number:currency-style>
    <number:currency-style style:name="N459P1" style:volatile="true">
      <number:currency-symbol>€</number:currency-symbol>
      <number:text> -</number:text>
      <number:number number:decimal-places="2" loext:min-decimal-places="2" number:min-integer-digits="1" number:grouping="true"/>
      <number:text> </number:text>
    </number:currency-style>
    <number:currency-style style:name="N459P2" style:volatile="true">
      <number:currency-symbol>€</number:currency-symbol>
      <number:text> -</number:text>
      <number:number number:decimal-places="0" loext:min-decimal-places="0" number:min-integer-digits="0"/>
      <number:text> </number:text>
    </number:currency-style>
    <number:text-style style:name="N459">
      <number:text-content/>
      <number:text> </number:text>
      <style:map style:condition="value()&gt;0" style:apply-style-name="N459P0"/>
      <style:map style:condition="value()&lt;0" style:apply-style-name="N459P1"/>
      <style:map style:condition="value()=0" style:apply-style-name="N459P2"/>
    </number:text-style>
    <number:number-style style:name="N462P0" style:volatile="true">
      <number:number number:decimal-places="1" loext:min-decimal-places="1" number:min-integer-digits="1" number:grouping="true"/>
      <number:text> </number:text>
    </number:number-style>
    <number:number-style style:name="N462P1" style:volatile="true">
      <number:text>-</number:text>
      <number:number number:decimal-places="1" loext:min-decimal-places="1" number:min-integer-digits="1" number:grouping="true"/>
      <number:text> </number:text>
    </number:number-style>
    <number:number-style style:name="N462P2" style:volatile="true">
      <number:text> -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currency-style style:name="N463P0" style:volatile="true">
      <number:currency-symbol number:language="en" number:country="GB">£</number:currency-symbol>
      <number:number number:decimal-places="0" loext:min-decimal-places="0" number:min-integer-digits="1" number:grouping="true"/>
    </number:currency-style>
    <number:currency-style style:name="N463">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3P0"/>
    </number:currency-style>
    <number:currency-style style:name="N466P0" style:volatile="true">
      <number:currency-symbol>€</number:currency-symbol>
      <number:text> </number:text>
      <number:number number:decimal-places="1" loext:min-decimal-places="1" number:min-integer-digits="1" number:grouping="true"/>
      <number:text> </number:text>
    </number:currency-style>
    <number:currency-style style:name="N466P1" style:volatile="true">
      <number:currency-symbol>€</number:currency-symbol>
      <number:text> -</number:text>
      <number:number number:decimal-places="1" loext:min-decimal-places="1" number:min-integer-digits="1" number:grouping="true"/>
      <number:text> </number:text>
    </number:currency-style>
    <number:currency-style style:name="N466P2" style:volatile="true">
      <number:currency-symbol>€</number:currency-symbol>
      <number:text> -</number:text>
      <number:number number:decimal-places="0" loext:min-decimal-places="0" number:min-integer-digits="0"/>
      <number:text> </number:text>
    </number:currency-style>
    <number:text-style style:name="N466">
      <number:text-content/>
      <number:text> </number:text>
      <style:map style:condition="value()&gt;0" style:apply-style-name="N466P0"/>
      <style:map style:condition="value()&lt;0" style:apply-style-name="N466P1"/>
      <style:map style:condition="value()=0" style:apply-style-name="N466P2"/>
    </number:text-style>
    <number:currency-style style:name="N469P0" style:volatile="true">
      <number:currency-symbol>€</number:currency-symbol>
      <number:text> </number:text>
      <number:number number:decimal-places="0" loext:min-decimal-places="0" number:min-integer-digits="1" number:grouping="true"/>
      <number:text> </number:text>
    </number:currency-style>
    <number:currency-style style:name="N469P1" style:volatile="true">
      <number:currency-symbol>€</number:currency-symbol>
      <number:text> -</number:text>
      <number:number number:decimal-places="0" loext:min-decimal-places="0" number:min-integer-digits="1" number:grouping="true"/>
      <number:text> </number:text>
    </number:currency-style>
    <number:currency-style style:name="N469P2" style:volatile="true">
      <number:currency-symbol>€</number:currency-symbol>
      <number:text> -</number:text>
      <number:number number:decimal-places="0" loext:min-decimal-places="0" number:min-integer-digits="0"/>
      <number:text> </number:text>
    </number:currency-style>
    <number:text-style style:name="N469">
      <number:text-content/>
      <number:text> </number:text>
      <style:map style:condition="value()&gt;0" style:apply-style-name="N469P0"/>
      <style:map style:condition="value()&lt;0" style:apply-style-name="N469P1"/>
      <style:map style:condition="value()=0" style:apply-style-name="N469P2"/>
    </number:text-style>
    <number:number-style style:name="N470P0" style:volatile="true">
      <number:number number:decimal-places="1" loext:min-decimal-places="1" number:min-integer-digits="1" number:grouping="true"/>
      <number:text> </number:text>
    </number:number-style>
    <number:number-style style:name="N470">
      <number:text>-</number:text>
      <number:number number:decimal-places="1" loext:min-decimal-places="1" number:min-integer-digits="1" number:grouping="true"/>
      <number:text> </number:text>
      <style:map style:condition="value()&gt;=0" style:apply-style-name="N470P0"/>
    </number:number-style>
    <number:currency-style style:name="N473P0" style:volatile="true">
      <number:currency-symbol>€</number:currency-symbol>
      <number:text> </number:text>
      <number:number number:decimal-places="3" loext:min-decimal-places="3" number:min-integer-digits="1" number:grouping="true"/>
      <number:text> </number:text>
    </number:currency-style>
    <number:currency-style style:name="N473P1" style:volatile="true">
      <number:currency-symbol>€</number:currency-symbol>
      <number:text> -</number:text>
      <number:number number:decimal-places="3" loext:min-decimal-places="3" number:min-integer-digits="1" number:grouping="true"/>
      <number:text> </number:text>
    </number:currency-style>
    <number:currency-style style:name="N473P2" style:volatile="true">
      <number:currency-symbol>€</number:currency-symbol>
      <number:text> -</number:text>
      <number:number number:decimal-places="0" loext:min-decimal-places="0" number:min-integer-digits="0"/>
      <number:text> </number:text>
    </number:currency-style>
    <number:text-style style:name="N473">
      <number:text-content/>
      <number:text> </number:text>
      <style:map style:condition="value()&gt;0" style:apply-style-name="N473P0"/>
      <style:map style:condition="value()&lt;0" style:apply-style-name="N473P1"/>
      <style:map style:condition="value()=0" style:apply-style-name="N473P2"/>
    </number:text-style>
    <number:currency-style style:name="N474P0" style:volatile="true">
      <number:currency-symbol number:language="it" number:country="IT">€</number:currency-symbol>
      <number:text> </number:text>
      <number:number number:decimal-places="2" loext:min-decimal-places="2" number:min-integer-digits="1" number:grouping="true"/>
    </number:currency-style>
    <number:currency-style style:name="N474">
      <number:text>-</number:text>
      <number:currency-symbol number:language="it" number:country="IT">€</number:currency-symbol>
      <number:text> </number:text>
      <number:number number:decimal-places="2" loext:min-decimal-places="2" number:min-integer-digits="1" number:grouping="true"/>
      <style:map style:condition="value()&gt;=0" style:apply-style-name="N474P0"/>
    </number:currency-style>
    <number:number-style style:name="N475P0" style:volatile="true">
      <number:text> €</number:text>
      <number:number number:decimal-places="2" loext:min-decimal-places="2" number:min-integer-digits="1" number:grouping="true"/>
      <number:text> </number:text>
    </number:number-style>
    <number:number-style style:name="N475P1" style:volatile="true">
      <number:text> € (</number:text>
      <number:number number:decimal-places="2" loext:min-decimal-places="2" number:min-integer-digits="1" number:grouping="true"/>
      <number:text>)</number:text>
    </number:number-style>
    <number:number-style style:name="N475P2" style:volatile="true">
      <number:text> €-</number:text>
      <number:number number:decimal-places="0" loext:min-decimal-places="0" number:min-integer-digits="0"/>
      <number:text> </number:text>
    </number:number-style>
    <number:text-style style:name="N475">
      <number:text-content/>
      <number:text> </number:text>
      <style:map style:condition="value()&gt;0" style:apply-style-name="N475P0"/>
      <style:map style:condition="value()&lt;0" style:apply-style-name="N475P1"/>
      <style:map style:condition="value()=0" style:apply-style-name="N475P2"/>
    </number:text-style>
    <number:number-style style:name="N476P0" style:volatile="true">
      <number:text> € </number:text>
      <number:number number:decimal-places="2" loext:min-decimal-places="2" number:min-integer-digits="1" number:grouping="true"/>
      <number:text> </number:text>
    </number:number-style>
    <number:number-style style:name="N476P1" style:volatile="true">
      <number:text> € (</number:text>
      <number:number number:decimal-places="2" loext:min-decimal-places="2" number:min-integer-digits="1" number:grouping="true"/>
      <number:text>)</number:text>
    </number:number-style>
    <number:number-style style:name="N476P2" style:volatile="true">
      <number:text> €-</number:text>
      <number:number number:decimal-places="0" loext:min-decimal-places="0" number:min-integer-digits="0"/>
      <number:text> </number:text>
    </number:number-style>
    <number:text-style style:name="N476">
      <number:text-content/>
      <number:text> </number:text>
      <style:map style:condition="value()&gt;0" style:apply-style-name="N476P0"/>
      <style:map style:condition="value()&lt;0" style:apply-style-name="N476P1"/>
      <style:map style:condition="value()=0" style:apply-style-name="N476P2"/>
    </number:text-style>
    <number:number-style style:name="N478P0" style:volatile="true">
      <number:text>$</number:text>
      <number:number number:decimal-places="0" loext:min-decimal-places="0" number:min-integer-digits="1" number:grouping="true"/>
      <number:text> </number:text>
    </number:number-style>
    <number:number-style style:name="N478">
      <number:text>($</number:text>
      <number:number number:decimal-places="0" loext:min-decimal-places="0" number:min-integer-digits="1" number:grouping="true"/>
      <number:text>)</number:text>
      <style:map style:condition="value()&gt;=0" style:apply-style-name="N478P0"/>
    </number:number-style>
    <number:number-style style:name="N479P0" style:volatile="true">
      <number:text>$</number:text>
      <number:number number:decimal-places="0" loext:min-decimal-places="0" number:min-integer-digits="1" number:grouping="true"/>
      <number:text> </number:text>
    </number:number-style>
    <number:number-style style:name="N479">
      <style:text-properties fo:color="#ff0000"/>
      <number:text>($</number:text>
      <number:number number:decimal-places="0" loext:min-decimal-places="0" number:min-integer-digits="1" number:grouping="true"/>
      <number:text>)</number:text>
      <style:map style:condition="value()&gt;=0" style:apply-style-name="N479P0"/>
    </number:number-style>
    <number:number-style style:name="N481P0" style:volatile="true">
      <number:text>$</number:text>
      <number:number number:decimal-places="2" loext:min-decimal-places="2" number:min-integer-digits="1" number:grouping="true"/>
      <number:text> </number:text>
    </number:number-style>
    <number:number-style style:name="N481">
      <number:text>($</number:text>
      <number:number number:decimal-places="2" loext:min-decimal-places="2" number:min-integer-digits="1" number:grouping="true"/>
      <number:text>)</number:text>
      <style:map style:condition="value()&gt;=0" style:apply-style-name="N481P0"/>
    </number:number-style>
    <number:number-style style:name="N482P0" style:volatile="true">
      <number:text>$</number:text>
      <number:number number:decimal-places="2" loext:min-decimal-places="2" number:min-integer-digits="1" number:grouping="true"/>
      <number:text> </number:text>
    </number:number-style>
    <number:number-style style:name="N482">
      <style:text-properties fo:color="#ff0000"/>
      <number:text>($</number:text>
      <number:number number:decimal-places="2" loext:min-decimal-places="2" number:min-integer-digits="1" number:grouping="true"/>
      <number:text>)</number:text>
      <style:map style:condition="value()&gt;=0" style:apply-style-name="N482P0"/>
    </number:number-style>
    <number:date-style style:name="N483">
      <number:day-of-week number:style="long"/>
      <number:text>, </number:text>
      <number:month number:style="long" number:textual="true"/>
      <number:text> </number:text>
      <number:day number:style="long"/>
      <number:text>, </number:text>
      <number:year number:style="long"/>
    </number:date-style>
    <number:number-style style:name="N487P0" style:volatile="true">
      <number:text> $</number:text>
      <number:number number:decimal-places="0" loext:min-decimal-places="0" number:min-integer-digits="1" number:grouping="true"/>
      <number:text> </number:text>
    </number:number-style>
    <number:number-style style:name="N487P1" style:volatile="true">
      <number:text> $(</number:text>
      <number:number number:decimal-places="0" loext:min-decimal-places="0" number:min-integer-digits="1" number:grouping="true"/>
      <number:text>)</number:text>
    </number:number-style>
    <number:number-style style:name="N487P2" style:volatile="true">
      <number:text> $- </number:text>
    </number:number-style>
    <number:text-style style:name="N487">
      <number:text-content/>
      <number:text> </number:text>
      <style:map style:condition="value()&gt;0" style:apply-style-name="N487P0"/>
      <style:map style:condition="value()&lt;0" style:apply-style-name="N487P1"/>
      <style:map style:condition="value()=0" style:apply-style-name="N487P2"/>
    </number:text-style>
    <number:number-style style:name="N491P0" style:volatile="true">
      <number:text> $</number:text>
      <number:number number:decimal-places="2" loext:min-decimal-places="2" number:min-integer-digits="1" number:grouping="true"/>
      <number:text> </number:text>
    </number:number-style>
    <number:number-style style:name="N491P1" style:volatile="true">
      <number:text> $(</number:text>
      <number:number number:decimal-places="2" loext:min-decimal-places="2" number:min-integer-digits="1" number:grouping="true"/>
      <number:text>)</number:text>
    </number:number-style>
    <number:number-style style:name="N491P2" style:volatile="true">
      <number:text> $-</number:text>
      <number:number number:decimal-places="0" loext:min-decimal-places="0" number:min-integer-digits="0"/>
      <number:text>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2">
      <number:text>=</number:text>
    </number:number-style>
    <number:number-style style:name="N493">
      <number:number number:decimal-places="6" loext:min-decimal-places="0" number:min-integer-digits="0" number:decimal-replacement=""/>
    </number:number-style>
    <number:currency-style style:name="N494P0" style:volatile="true">
      <number:currency-symbol>€</number:currency-symbol>
      <number:text> </number:text>
      <number:number number:decimal-places="2" loext:min-decimal-places="2" number:min-integer-digits="1" number:grouping="true"/>
      <number:text> </number:text>
    </number:currency-style>
    <number:currency-style style:name="N494P1" style:volatile="true">
      <number:text>-</number:text>
      <number:currency-symbol>€</number:currency-symbol>
      <number:text> </number:text>
      <number:number number:decimal-places="2" loext:min-decimal-places="2" number:min-integer-digits="1" number:grouping="true"/>
      <number:text> </number:text>
    </number:currency-style>
    <number:currency-style style:name="N494P2" style:volatile="true">
      <number:currency-symbol>€</number:currency-symbol>
      <number:text> -</number:text>
      <number:number number:decimal-places="0" loext:min-decimal-places="0" number:min-integer-digits="0"/>
      <number:text> </number:text>
    </number:currency-style>
    <number:text-style style:name="N494">
      <number:text-content/>
      <number:text> </number:text>
      <style:map style:condition="value()&gt;0" style:apply-style-name="N494P0"/>
      <style:map style:condition="value()&lt;0" style:apply-style-name="N494P1"/>
      <style:map style:condition="value()=0" style:apply-style-name="N494P2"/>
    </number:text-style>
    <number:number-style style:name="N496P0" style:volatile="true">
      <number:text>IR£</number:text>
      <number:number number:decimal-places="0" loext:min-decimal-places="0" number:min-integer-digits="1" number:grouping="true"/>
    </number:number-style>
    <number:number-style style:name="N496">
      <number:text>-IR£</number:text>
      <number:number number:decimal-places="0" loext:min-decimal-places="0" number:min-integer-digits="1" number:grouping="true"/>
      <style:map style:condition="value()&gt;=0" style:apply-style-name="N496P0"/>
    </number:number-style>
    <number:number-style style:name="N497P0" style:volatile="true">
      <number:text>IR£</number:text>
      <number:number number:decimal-places="0" loext:min-decimal-places="0" number:min-integer-digits="1" number:grouping="true"/>
    </number:number-style>
    <number:number-style style:name="N497">
      <style:text-properties fo:color="#ff0000"/>
      <number:text>-IR£</number:text>
      <number:number number:decimal-places="0" loext:min-decimal-places="0" number:min-integer-digits="1" number:grouping="true"/>
      <style:map style:condition="value()&gt;=0" style:apply-style-name="N497P0"/>
    </number:number-style>
    <number:number-style style:name="N499P0" style:volatile="true">
      <number:text>IR£</number:text>
      <number:number number:decimal-places="2" loext:min-decimal-places="2" number:min-integer-digits="1" number:grouping="true"/>
    </number:number-style>
    <number:number-style style:name="N499">
      <number:text>-IR£</number:text>
      <number:number number:decimal-places="2" loext:min-decimal-places="2" number:min-integer-digits="1" number:grouping="true"/>
      <style:map style:condition="value()&gt;=0" style:apply-style-name="N499P0"/>
    </number:number-style>
    <number:number-style style:name="N500P0" style:volatile="true">
      <number:text>IR£</number:text>
      <number:number number:decimal-places="2" loext:min-decimal-places="2" number:min-integer-digits="1" number:grouping="true"/>
    </number:number-style>
    <number:number-style style:name="N500">
      <style:text-properties fo:color="#ff0000"/>
      <number:text>-IR£</number:text>
      <number:number number:decimal-places="2" loext:min-decimal-places="2" number:min-integer-digits="1" number:grouping="true"/>
      <style:map style:condition="value()&gt;=0" style:apply-style-name="N500P0"/>
    </number:number-style>
    <number:number-style style:name="N504P0" style:volatile="true">
      <number:text> IR£</number:text>
      <number:number number:decimal-places="0" loext:min-decimal-places="0" number:min-integer-digits="1" number:grouping="true"/>
      <number:text> </number:text>
    </number:number-style>
    <number:number-style style:name="N504P1" style:volatile="true">
      <number:text>-IR£</number:text>
      <number:number number:decimal-places="0" loext:min-decimal-places="0" number:min-integer-digits="1" number:grouping="true"/>
      <number:text> </number:text>
    </number:number-style>
    <number:number-style style:name="N504P2" style:volatile="true">
      <number:text> IR£- </number:text>
    </number:number-style>
    <number:text-style style:name="N504">
      <number:text-content/>
      <number:text> </number:text>
      <style:map style:condition="value()&gt;0" style:apply-style-name="N504P0"/>
      <style:map style:condition="value()&lt;0" style:apply-style-name="N504P1"/>
      <style:map style:condition="value()=0" style:apply-style-name="N504P2"/>
    </number:text-style>
    <number:number-style style:name="N508P0" style:volatile="true">
      <number:text> IR£</number:text>
      <number:number number:decimal-places="2" loext:min-decimal-places="2" number:min-integer-digits="1" number:grouping="true"/>
      <number:text> </number:text>
    </number:number-style>
    <number:number-style style:name="N508P1" style:volatile="true">
      <number:text>-IR£</number:text>
      <number:number number:decimal-places="2" loext:min-decimal-places="2" number:min-integer-digits="1" number:grouping="true"/>
      <number:text> </number:text>
    </number:number-style>
    <number:number-style style:name="N508P2" style:volatile="true">
      <number:text> IR£-</number:text>
      <number:number number:decimal-places="0" loext:min-decimal-places="0" number:min-integer-digits="0"/>
      <number:text> </number:text>
    </number:number-style>
    <number:text-style style:name="N508">
      <number:text-content/>
      <number:text> </number:text>
      <style:map style:condition="value()&gt;0" style:apply-style-name="N508P0"/>
      <style:map style:condition="value()&lt;0" style:apply-style-name="N508P1"/>
      <style:map style:condition="value()=0" style:apply-style-name="N508P2"/>
    </number:text-style>
    <number:currency-style style:name="N51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2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2">
      <number:text-content/>
      <number:text> </number:text>
      <style:map style:condition="value()&gt;0" style:apply-style-name="N512P0"/>
      <style:map style:condition="value()&lt;0" style:apply-style-name="N512P1"/>
      <style:map style:condition="value()=0" style:apply-style-name="N512P2"/>
    </number:text-style>
    <number:currency-style style:name="N516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6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6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6">
      <number:text-content/>
      <number:text> </number:text>
      <style:map style:condition="value()&gt;0" style:apply-style-name="N516P0"/>
      <style:map style:condition="value()&lt;0" style:apply-style-name="N516P1"/>
      <style:map style:condition="value()=0" style:apply-style-name="N516P2"/>
    </number:text-style>
    <number:currency-style style:name="N520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0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0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0">
      <number:text-content/>
      <number:text> </number:text>
      <style:map style:condition="value()&gt;0" style:apply-style-name="N520P0"/>
      <style:map style:condition="value()&lt;0" style:apply-style-name="N520P1"/>
      <style:map style:condition="value()=0" style:apply-style-name="N520P2"/>
    </number:text-style>
    <number:currency-style style:name="N523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3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3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3">
      <number:text-content/>
      <number:text> </number:text>
      <style:map style:condition="value()&gt;0" style:apply-style-name="N523P0"/>
      <style:map style:condition="value()&lt;0" style:apply-style-name="N523P1"/>
      <style:map style:condition="value()=0" style:apply-style-name="N523P2"/>
    </number:text-style>
    <number:currency-style style:name="N527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7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7P2" style:volatile="true">
      <number:currency-symbol number:language="it" number:country="IT">€</number:currency-symbol>
      <number:text> -</number:text>
      <number:number number:decimal-places="0" loext:min-decimal-places="0" number:min-integer-digits="0"/>
      <number:text> </number:text>
    </number:currency-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28">
      <number:text>%</number:text>
    </number:number-style>
    <number:currency-style style:name="N530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0">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0P0"/>
    </number:currency-style>
    <number:currency-style style:name="N531P0" style:volatile="true">
      <number:number number:decimal-places="2" loext:min-decimal-places="2" number:min-integer-digits="1" number:grouping="true"/>
      <number:text> </number:text>
      <number:currency-symbol number:language="de" number:country="DE">€</number:currency-symbol>
    </number:currency-style>
    <number:currency-style style:name="N531">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1P0"/>
    </number:currency-style>
    <number:time-style style:name="N532">
      <number:hours/>
      <number:text>,</number:text>
      <number:minutes number:style="long"/>
      <number:text> </number:text>
      <number:am-pm/>
    </number:time-style>
    <number:time-style style:name="N533">
      <number:hours/>
      <number:text>,</number:text>
      <number:minutes number:style="long"/>
      <number:text>,</number:text>
      <number:seconds number:style="long"/>
      <number:text> </number:text>
      <number:am-pm/>
    </number:time-style>
    <number:date-style style:name="N534">
      <number:day number:style="long"/>
      <number:text>:</number:text>
      <number:month number:style="long"/>
      <number:text>:</number:text>
      <number:year number:style="long"/>
      <number:text> </number:text>
      <number:hours number:style="long"/>
      <number:text>.</number:text>
      <number:minutes number:style="long"/>
    </number:date-style>
    <number:number-style style:name="N536P0" style:volatile="true">
      <number:number number:decimal-places="0" loext:min-decimal-places="0" number:min-integer-digits="1">
        <number:embedded-text number:position="3"> </number:embedded-text>
      </number:number>
      <number:text> </number:text>
    </number:number-style>
    <number:number-style style:name="N536">
      <number:text>-</number:text>
      <number:number number:decimal-places="0" loext:min-decimal-places="0" number:min-integer-digits="1">
        <number:embedded-text number:position="3"> </number:embedded-text>
      </number:number>
      <number:text> </number:text>
      <style:map style:condition="value()&gt;=0" style:apply-style-name="N536P0"/>
    </number:number-style>
    <number:number-style style:name="N537P0" style:volatile="true">
      <number:number number:decimal-places="0" loext:min-decimal-places="0" number:min-integer-digits="1">
        <number:embedded-text number:position="3"> </number:embedded-text>
      </number:number>
      <number:text> </number:text>
    </number:number-style>
    <number:number-style style:name="N537">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7P0"/>
    </number:number-style>
    <number:number-style style:name="N539P0" style:volatile="true">
      <number:number number:decimal-places="2" loext:min-decimal-places="2" number:min-integer-digits="1">
        <number:embedded-text number:position="3"> </number:embedded-text>
      </number:number>
      <number:text> </number:text>
    </number:number-style>
    <number:number-style style:name="N539">
      <number:text>-</number:text>
      <number:number number:decimal-places="2" loext:min-decimal-places="2" number:min-integer-digits="1">
        <number:embedded-text number:position="3"> </number:embedded-text>
      </number:number>
      <number:text> </number:text>
      <style:map style:condition="value()&gt;=0" style:apply-style-name="N539P0"/>
    </number:number-style>
    <number:number-style style:name="N540P0" style:volatile="true">
      <number:number number:decimal-places="2" loext:min-decimal-places="2" number:min-integer-digits="1">
        <number:embedded-text number:position="3"> </number:embedded-text>
      </number:number>
      <number:text> </number:text>
    </number:number-style>
    <number:number-style style:name="N540">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0P0"/>
    </number:number-style>
    <number:time-style style:name="N541">
      <number:minutes number:style="long"/>
      <number:text>,</number:text>
      <number:seconds number:style="long"/>
    </number:time-style>
    <number:time-style style:name="N542" number:truncate-on-overflow="false">
      <number:hours/>
      <number:text>,</number:text>
      <number:minutes number:style="long"/>
      <number:text>,</number:text>
      <number:seconds number:style="long"/>
    </number:time-style>
    <number:time-style style:name="N543">
      <number:minutes number:style="long"/>
      <number:text>,</number:text>
      <number:seconds number:style="long" number:decimal-places="1"/>
    </number:time-style>
    <number:number-style style:name="N545P0" style:volatile="true">
      <number:text>L. </number:text>
      <number:number number:decimal-places="0" loext:min-decimal-places="0" number:min-integer-digits="1">
        <number:embedded-text number:position="3"> </number:embedded-text>
      </number:number>
    </number:number-style>
    <number:number-style style:name="N545">
      <number:text>-L. </number:text>
      <number:number number:decimal-places="0" loext:min-decimal-places="0" number:min-integer-digits="1">
        <number:embedded-text number:position="3"> </number:embedded-text>
      </number:number>
      <style:map style:condition="value()&gt;=0" style:apply-style-name="N545P0"/>
    </number:number-style>
    <number:number-style style:name="N546P0" style:volatile="true">
      <number:text>L. </number:text>
      <number:number number:decimal-places="0" loext:min-decimal-places="0" number:min-integer-digits="1">
        <number:embedded-text number:position="3"> </number:embedded-text>
      </number:number>
    </number:number-style>
    <number:number-style style:name="N546">
      <style:text-properties fo:color="#ff0000"/>
      <number:text>-L. </number:text>
      <number:number number:decimal-places="0" loext:min-decimal-places="0" number:min-integer-digits="1">
        <number:embedded-text number:position="3"> </number:embedded-text>
      </number:number>
      <style:map style:condition="value()&gt;=0" style:apply-style-name="N546P0"/>
    </number:number-style>
    <number:number-style style:name="N548P0" style:volatile="true">
      <number:text>L. </number:text>
      <number:number number:decimal-places="2" loext:min-decimal-places="2" number:min-integer-digits="1">
        <number:embedded-text number:position="3"> </number:embedded-text>
      </number:number>
    </number:number-style>
    <number:number-style style:name="N548">
      <number:text>-L. </number:text>
      <number:number number:decimal-places="2" loext:min-decimal-places="2" number:min-integer-digits="1">
        <number:embedded-text number:position="3"> </number:embedded-text>
      </number:number>
      <style:map style:condition="value()&gt;=0" style:apply-style-name="N548P0"/>
    </number:number-style>
    <number:number-style style:name="N549P0" style:volatile="true">
      <number:text>L. </number:text>
      <number:number number:decimal-places="2" loext:min-decimal-places="2" number:min-integer-digits="1">
        <number:embedded-text number:position="3"> </number:embedded-text>
      </number:number>
    </number:number-style>
    <number:number-style style:name="N549">
      <style:text-properties fo:color="#ff0000"/>
      <number:text>-L. </number:text>
      <number:number number:decimal-places="2" loext:min-decimal-places="2" number:min-integer-digits="1">
        <number:embedded-text number:position="3"> </number:embedded-text>
      </number:number>
      <style:map style:condition="value()&gt;=0" style:apply-style-name="N549P0"/>
    </number:number-style>
    <number:number-style style:name="N551P0" style:volatile="true">
      <number:text>L. </number:text>
      <number:number number:decimal-places="0" loext:min-decimal-places="0" number:min-integer-digits="1">
        <number:embedded-text number:position="3"> </number:embedded-text>
      </number:number>
    </number:number-style>
    <number:number-style style:name="N551P1" style:volatile="true">
      <number:text>-L. </number:text>
      <number:number number:decimal-places="0" loext:min-decimal-places="0" number:min-integer-digits="1">
        <number:embedded-text number:position="3"> </number:embedded-text>
      </number:number>
    </number:number-style>
    <number:number-style style:name="N551">
      <number:text>L. -</number:text>
      <style:map style:condition="value()&gt;0" style:apply-style-name="N551P0"/>
      <style:map style:condition="value()&lt;0" style:apply-style-name="N551P1"/>
    </number:number-style>
    <number:number-style style:name="N554P0" style:volatile="true">
      <number:number number:decimal-places="0" loext:min-decimal-places="0" number:min-integer-digits="1">
        <number:embedded-text number:position="3"> </number:embedded-text>
      </number:number>
    </number:number-style>
    <number:number-style style:name="N554P1" style:volatile="true">
      <number:text>-</number:text>
      <number:number number:decimal-places="0" loext:min-decimal-places="0" number:min-integer-digits="1">
        <number:embedded-text number:position="3"> </number:embedded-text>
      </number:number>
    </number:number-style>
    <number:number-style style:name="N554">
      <number:text>-</number:text>
      <style:map style:condition="value()&gt;0" style:apply-style-name="N554P0"/>
      <style:map style:condition="value()&lt;0" style:apply-style-name="N554P1"/>
    </number:number-style>
    <number:number-style style:name="N556P0" style:volatile="true">
      <number:text>L. </number:text>
      <number:number number:decimal-places="2" loext:min-decimal-places="2" number:min-integer-digits="1">
        <number:embedded-text number:position="3"> </number:embedded-text>
      </number:number>
    </number:number-style>
    <number:number-style style:name="N556P1" style:volatile="true">
      <number:text>-L. </number:text>
      <number:number number:decimal-places="2" loext:min-decimal-places="2" number:min-integer-digits="1">
        <number:embedded-text number:position="3"> </number:embedded-text>
      </number:number>
    </number:number-style>
    <number:number-style style:name="N556">
      <number:text>L. -</number:text>
      <number:number number:decimal-places="0" loext:min-decimal-places="0" number:min-integer-digits="0"/>
      <style:map style:condition="value()&gt;0" style:apply-style-name="N556P0"/>
      <style:map style:condition="value()&lt;0" style:apply-style-name="N556P1"/>
    </number:number-style>
    <number:number-style style:name="N559P0" style:volatile="true">
      <number:number number:decimal-places="2" loext:min-decimal-places="2" number:min-integer-digits="1">
        <number:embedded-text number:position="3"> </number:embedded-text>
      </number:number>
    </number:number-style>
    <number:number-style style:name="N559P1" style:volatile="true">
      <number:text>-</number:text>
      <number:number number:decimal-places="2" loext:min-decimal-places="2" number:min-integer-digits="1">
        <number:embedded-text number:position="3"> </number:embedded-text>
      </number:number>
    </number:number-style>
    <number:number-style style:name="N559">
      <number:text>-</number:text>
      <number:number number:decimal-places="0" loext:min-decimal-places="0" number:min-integer-digits="0"/>
      <style:map style:condition="value()&gt;0" style:apply-style-name="N559P0"/>
      <style:map style:condition="value()&lt;0" style:apply-style-name="N559P1"/>
    </number:number-style>
    <number:number-style style:name="N561P0" style:volatile="true">
      <number:text>$</number:text>
      <number:number number:decimal-places="0" loext:min-decimal-places="0" number:min-integer-digits="1">
        <number:embedded-text number:position="3"> </number:embedded-text>
      </number:number>
    </number:number-style>
    <number:number-style style:name="N561">
      <number:text>($</number:text>
      <number:number number:decimal-places="0" loext:min-decimal-places="0" number:min-integer-digits="1">
        <number:embedded-text number:position="3"> </number:embedded-text>
      </number:number>
      <number:text>)</number:text>
      <style:map style:condition="value()&gt;=0" style:apply-style-name="N561P0"/>
    </number:number-style>
    <number:number-style style:name="N562P0" style:volatile="true">
      <number:text>$</number:text>
      <number:number number:decimal-places="0" loext:min-decimal-places="0" number:min-integer-digits="1">
        <number:embedded-text number:position="3"> </number:embedded-text>
      </number:number>
    </number:number-style>
    <number:number-style style:name="N562">
      <style:text-properties fo:color="#ff0000"/>
      <number:text>($</number:text>
      <number:number number:decimal-places="0" loext:min-decimal-places="0" number:min-integer-digits="1">
        <number:embedded-text number:position="3"> </number:embedded-text>
      </number:number>
      <number:text>)</number:text>
      <style:map style:condition="value()&gt;=0" style:apply-style-name="N562P0"/>
    </number:number-style>
    <number:number-style style:name="N564P0" style:volatile="true">
      <number:text>$</number:text>
      <number:number number:decimal-places="2" loext:min-decimal-places="2" number:min-integer-digits="1">
        <number:embedded-text number:position="3"> </number:embedded-text>
      </number:number>
    </number:number-style>
    <number:number-style style:name="N564">
      <number:text>($</number:text>
      <number:number number:decimal-places="2" loext:min-decimal-places="2" number:min-integer-digits="1">
        <number:embedded-text number:position="3"> </number:embedded-text>
      </number:number>
      <number:text>)</number:text>
      <style:map style:condition="value()&gt;=0" style:apply-style-name="N564P0"/>
    </number:number-style>
    <number:number-style style:name="N565P0" style:volatile="true">
      <number:text>$</number:text>
      <number:number number:decimal-places="2" loext:min-decimal-places="2" number:min-integer-digits="1">
        <number:embedded-text number:position="3"> </number:embedded-text>
      </number:number>
    </number:number-style>
    <number:number-style style:name="N565">
      <style:text-properties fo:color="#ff0000"/>
      <number:text>($</number:text>
      <number:number number:decimal-places="2" loext:min-decimal-places="2" number:min-integer-digits="1">
        <number:embedded-text number:position="3"> </number:embedded-text>
      </number:number>
      <number:text>)</number:text>
      <style:map style:condition="value()&gt;=0" style:apply-style-name="N565P0"/>
    </number:number-style>
    <number:number-style style:name="N567P0" style:volatile="true">
      <number:text>$</number:text>
      <number:number number:decimal-places="0" loext:min-decimal-places="0" number:min-integer-digits="1">
        <number:embedded-text number:position="3"> </number:embedded-text>
      </number:number>
    </number:number-style>
    <number:number-style style:name="N567P1" style:volatile="true">
      <number:text>$(</number:text>
      <number:number number:decimal-places="0" loext:min-decimal-places="0" number:min-integer-digits="1">
        <number:embedded-text number:position="3"> </number:embedded-text>
      </number:number>
      <number:text>)</number:text>
    </number:number-style>
    <number:number-style style:name="N567">
      <number:text>$-</number:text>
      <style:map style:condition="value()&gt;0" style:apply-style-name="N567P0"/>
      <style:map style:condition="value()&lt;0" style:apply-style-name="N567P1"/>
    </number:number-style>
    <number:number-style style:name="N569P0" style:volatile="true">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text>$</number:text>
      <number:number number:decimal-places="2" loext:min-decimal-places="2" number:min-integer-digits="1">
        <number:embedded-text number:position="3"> </number:embedded-text>
      </number:number>
    </number:number-style>
    <number:number-style style:name="N571P1" style:volatile="true">
      <number:text>$(</number:text>
      <number:number number:decimal-places="2" loext:min-decimal-places="2" number:min-integer-digits="1">
        <number:embedded-text number:position="3"> </number:embedded-text>
      </number:number>
      <number:text>)</number:text>
    </number:number-style>
    <number:number-style style:name="N571">
      <number:text>$-</number:text>
      <number:number number:decimal-places="0" loext:min-decimal-places="0" number:min-integer-digits="0"/>
      <style:map style:condition="value()&gt;0" style:apply-style-name="N571P0"/>
      <style:map style:condition="value()&lt;0" style:apply-style-name="N571P1"/>
    </number:number-style>
    <number:number-style style:name="N573P0" style:volatile="true">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date-style style:name="N574">
      <number:month number:textual="true"/>
      <number:text>-</number:text>
      <number:year number:style="long"/>
    </number:date-style>
    <number:number-style style:name="N575P0" style:volatile="true">
      <number:number number:decimal-places="2" loext:min-decimal-places="2" number:min-integer-digits="0" number:grouping="true"/>
    </number:number-style>
    <number:number-style style:name="N575">
      <style:text-properties fo:color="#ff0000"/>
      <number:text>-</number:text>
      <number:number number:decimal-places="2" loext:min-decimal-places="2" number:min-integer-digits="0" number:grouping="true"/>
      <style:map style:condition="value()&gt;=0" style:apply-style-name="N575P0"/>
    </number:number-style>
    <number:currency-style style:name="N577P0" style:volatile="true">
      <number:currency-symbol number:language="it" number:country="IT">€</number:currency-symbol>
      <number:text> </number:text>
      <number:number number:decimal-places="6" loext:min-decimal-places="6" number:min-integer-digits="1" number:grouping="true"/>
    </number:currency-style>
    <number:currency-style style:name="N577">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7P0"/>
    </number:currency-style>
    <number:currency-style style:name="N579P0" style:volatile="true">
      <number:currency-symbol number:language="it" number:country="IT">€</number:currency-symbol>
      <number:text> </number:text>
      <number:number number:decimal-places="7" loext:min-decimal-places="7" number:min-integer-digits="1" number:grouping="true"/>
    </number:currency-style>
    <number:currency-style style:name="N579">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79P0"/>
    </number:currency-style>
    <number:number-style style:name="N580">
      <number:number number:decimal-places="11" loext:min-decimal-places="11" number:min-integer-digits="1"/>
    </number:number-style>
    <number:number-style style:name="N581P0" style:volatile="true">
      <number:number number:decimal-places="0" loext:min-decimal-places="0" number:min-integer-digits="1" number:grouping="true"/>
      <number:text> </number:text>
    </number:number-style>
    <number:number-style style:name="N581">
      <number:text>(</number:text>
      <number:number number:decimal-places="0" loext:min-decimal-places="0" number:min-integer-digits="1" number:grouping="true"/>
      <number:text>)</number:text>
      <style:map style:condition="value()&gt;=0" style:apply-style-name="N581P0"/>
    </number:number-style>
    <number:number-style style:name="N582P0" style:volatile="true">
      <number:number number:decimal-places="2" loext:min-decimal-places="2" number:min-integer-digits="1" number:grouping="true"/>
      <number:text> </number:text>
    </number:number-style>
    <number:number-style style:name="N582">
      <number:text>(</number:text>
      <number:number number:decimal-places="2" loext:min-decimal-places="2" number:min-integer-digits="1" number:grouping="true"/>
      <number:text>)</number:text>
      <style:map style:condition="value()&gt;=0" style:apply-style-name="N582P0"/>
    </number:number-style>
    <number:date-style style:name="N58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5">
      <number:day number:calendar="jewish"/>
      <number:text> </number:text>
      <number:month number:calendar="jewish" number:style="long" number:textual="true"/>
      <number:text> </number:text>
      <number:year number:calendar="jewish" number:style="long"/>
    </number:date-style>
    <number:date-style style:name="N586">
      <number:month number:calendar="jewish" number:style="long" number:textual="true"/>
      <number:text> </number:text>
      <number:day number:calendar="jewish"/>
      <number:text> </number:text>
      <number:year number:calendar="jewish" number:style="long"/>
    </number:date-style>
    <number:date-style style:name="N587">
      <number:day number:calendar="jewish"/>
      <number:text> </number:text>
      <number:month number:calendar="jewish" number:style="long" number:textual="true"/>
    </number:date-style>
    <number:date-style style:name="N588">
      <number:month number:calendar="jewish" number:style="long" number:textual="true"/>
      <number:text> </number:text>
      <number:day number:calendar="jewish"/>
    </number:date-style>
    <number:date-style style:name="N589">
      <number:month number:calendar="jewish" number:style="long" number:textual="true"/>
      <number:text> </number:text>
      <number:year number:calendar="jewish" number:style="long"/>
    </number:date-style>
    <number:date-style style:name="N590">
      <number:month number:calendar="jewish" number:style="long" number:textual="true"/>
    </number:date-style>
    <number:number-style style:name="N592P0" style:volatile="true">
      <number:number number:decimal-places="0" loext:min-decimal-places="0" number:min-integer-digits="1" number:grouping="true"/>
      <number:text> </number:text>
    </number:number-style>
    <number:number-style style:name="N592P1" style:volatile="true">
      <number:text>-</number:text>
      <number:number number:decimal-places="0" loext:min-decimal-places="0" number:min-integer-digits="1" number:grouping="true"/>
      <number:text> </number:text>
    </number:number-style>
    <number:number-style style:name="N592P2" style:volatile="true">
      <number:text>- </number:text>
    </number:number-style>
    <number:text-style style:name="N592">
      <number:text-content/>
      <number:text> </number:text>
      <style:map style:condition="value()&gt;0" style:apply-style-name="N592P0"/>
      <style:map style:condition="value()&lt;0" style:apply-style-name="N592P1"/>
      <style:map style:condition="value()=0" style:apply-style-name="N592P2"/>
    </number:text-style>
    <number:number-style style:name="N594P0" style:volatile="true">
      <number:number number:decimal-places="2" loext:min-decimal-places="2" number:min-integer-digits="1" number:grouping="true"/>
      <number:text> </number:text>
    </number:number-style>
    <number:number-style style:name="N594P1" style:volatile="true">
      <number:text>-</number:text>
      <number:number number:decimal-places="2" loext:min-decimal-places="2" number:min-integer-digits="1" number:grouping="true"/>
      <number:text> </number:text>
    </number:number-style>
    <number:number-style style:name="N594P2" style:volatile="true">
      <number:text>-</number:text>
      <number:number number:decimal-places="0" loext:min-decimal-places="0" number:min-integer-digits="0"/>
      <number:text> </number:text>
    </number:number-style>
    <number:text-style style:name="N594">
      <number:text-content/>
      <number:text> </number:text>
      <style:map style:condition="value()&gt;0" style:apply-style-name="N594P0"/>
      <style:map style:condition="value()&lt;0" style:apply-style-name="N594P1"/>
      <style:map style:condition="value()=0" style:apply-style-name="N594P2"/>
    </number:text-style>
    <number:date-style style:name="N595">
      <number:day/>
      <number:text>/</number:text>
      <number:month/>
      <number:text>/</number:text>
      <number:year/>
    </number:date-style>
    <number:date-style style:name="N596">
      <number:day/>
      <number:text>-</number:text>
      <number:month number:textual="true"/>
      <number:text>-</number:text>
      <number:year/>
    </number:date-style>
    <number:date-style style:name="N597">
      <number:day/>
      <number:text>-</number:text>
      <number:month number:textual="true"/>
    </number:date-style>
    <number:time-style style:name="N598">
      <number:hours/>
      <number:text>.</number:text>
      <number:minutes number:style="long"/>
      <number:text>.</number:text>
      <number:seconds number:style="long"/>
    </number:time-style>
    <number:date-style style:name="N599">
      <number:day/>
      <number:text>/</number:text>
      <number:month/>
      <number:text>/</number:text>
      <number:year/>
      <number:text> </number:text>
      <number:hours/>
      <number:text>.</number:text>
      <number:minutes number:style="long"/>
    </number:date-style>
    <number:number-style style:name="N601P0" style:volatile="true">
      <number:number number:decimal-places="3" loext:min-decimal-places="3" number:min-integer-digits="1"/>
      <number:text> </number:text>
    </number:number-style>
    <number:number-style style:name="N601">
      <style:text-properties fo:color="#ff0000"/>
      <number:text>-</number:text>
      <number:number number:decimal-places="3" loext:min-decimal-places="3" number:min-integer-digits="1"/>
      <number:text> </number:text>
      <style:map style:condition="value()&gt;=0" style:apply-style-name="N601P0"/>
    </number:number-style>
    <number:number-style style:name="N603P0" style:volatile="true">
      <number:number number:decimal-places="3" loext:min-decimal-places="3" number:min-integer-digits="1" number:grouping="true"/>
      <number:text> </number:text>
    </number:number-style>
    <number:number-style style:name="N603">
      <style:text-properties fo:color="#ff0000"/>
      <number:text>-</number:text>
      <number:number number:decimal-places="3" loext:min-decimal-places="3" number:min-integer-digits="1" number:grouping="true"/>
      <number:text> </number:text>
      <style:map style:condition="value()&gt;=0" style:apply-style-name="N603P0"/>
    </number:number-style>
    <number:date-style style:name="N604">
      <number:day number:style="long"/>
      <number:text>:</number:text>
      <number:month number:style="long"/>
      <number:text>:</number:text>
      <number:year/>
    </number:date-style>
    <number:number-style style:name="N605">
      <number:text>L. </number:text>
      <number:number number:decimal-places="8" loext:min-decimal-places="8" number:min-integer-digits="1" number:grouping="true"/>
    </number:number-style>
    <number:number-style style:name="N606P0" style:volatile="true">
      <number:text>L. </number:text>
      <number:number number:decimal-places="3" loext:min-decimal-places="3" number:min-integer-digits="1" number:grouping="true"/>
    </number:number-style>
    <number:number-style style:name="N606">
      <number:text>-L. </number:text>
      <number:number number:decimal-places="3" loext:min-decimal-places="3" number:min-integer-digits="1" number:grouping="true"/>
      <style:map style:condition="value()&gt;=0" style:apply-style-name="N606P0"/>
    </number:number-style>
    <number:number-style style:name="N608P0" style:volatile="true">
      <number:number number:decimal-places="6" loext:min-decimal-places="6" number:min-integer-digits="1"/>
      <number:text> </number:text>
    </number:number-style>
    <number:number-style style:name="N608">
      <style:text-properties fo:color="#ff0000"/>
      <number:text>-</number:text>
      <number:number number:decimal-places="6" loext:min-decimal-places="6" number:min-integer-digits="1"/>
      <number:text> </number:text>
      <style:map style:condition="value()&gt;=0" style:apply-style-name="N608P0"/>
    </number:number-style>
    <number:number-style style:name="N610P0" style:volatile="true">
      <number:number number:decimal-places="0" loext:min-decimal-places="0" number:min-integer-digits="1"/>
      <number:text> </number:text>
    </number:number-style>
    <number:number-style style:name="N610">
      <style:text-properties fo:color="#ff0000"/>
      <number:text>-</number:text>
      <number:number number:decimal-places="0" loext:min-decimal-places="0" number:min-integer-digits="1"/>
      <number:text> </number:text>
      <style:map style:condition="value()&gt;=0" style:apply-style-name="N610P0"/>
    </number:number-style>
    <number:number-style style:name="N612P0" style:volatile="true">
      <number:number number:decimal-places="2" loext:min-decimal-places="2" number:min-integer-digits="1"/>
      <number:text> </number:text>
    </number:number-style>
    <number:number-style style:name="N612">
      <style:text-properties fo:color="#ff0000"/>
      <number:text>-</number:text>
      <number:number number:decimal-places="2" loext:min-decimal-places="2" number:min-integer-digits="1"/>
      <number:text> </number:text>
      <style:map style:condition="value()&gt;=0" style:apply-style-name="N612P0"/>
    </number:number-style>
    <number:currency-style style:name="N613P0" style:volatile="true">
      <number:currency-symbol>€</number:currency-symbol>
      <number:text> </number:text>
      <number:number number:decimal-places="2" loext:min-decimal-places="2" number:min-integer-digits="1" number:grouping="true"/>
    </number:currency-style>
    <number:currency-style style:name="N613">
      <style:text-properties fo:color="#ff0000"/>
      <number:text>-</number:text>
      <number:currency-symbol>€</number:currency-symbol>
      <number:text> </number:text>
      <number:number number:decimal-places="2" loext:min-decimal-places="2" number:min-integer-digits="1" number:grouping="true"/>
      <style:map style:condition="value()&gt;=0" style:apply-style-name="N613P0"/>
    </number:currency-style>
    <number:number-style style:name="N614">
      <number:number number:decimal-places="8" loext:min-decimal-places="8" number:min-integer-digits="1" number:grouping="true"/>
    </number:number-style>
    <number:currency-style style:name="N616P0" style:volatile="true">
      <number:currency-symbol>€</number:currency-symbol>
      <number:text> </number:text>
      <number:number number:decimal-places="0" loext:min-decimal-places="0" number:min-integer-digits="1" number:grouping="true"/>
    </number:currency-style>
    <number:currency-style style:name="N616">
      <style:text-properties fo:color="#ff0000"/>
      <number:text>-</number:text>
      <number:currency-symbol>€</number:currency-symbol>
      <number:text> </number:text>
      <number:number number:decimal-places="0" loext:min-decimal-places="0" number:min-integer-digits="1" number:grouping="true"/>
      <style:map style:condition="value()&gt;=0" style:apply-style-name="N616P0"/>
    </number:currency-style>
    <number:number-style style:name="N617P0" style:volatile="true">
      <number:text> € </number:text>
      <number:number number:decimal-places="2" loext:min-decimal-places="2" number:min-integer-digits="1" number:grouping="true"/>
      <number:text> </number:text>
    </number:number-style>
    <number:number-style style:name="N617P1" style:volatile="true">
      <number:text>-L. </number:text>
      <number:number number:decimal-places="2" loext:min-decimal-places="2" number:min-integer-digits="1" number:grouping="true"/>
      <number:text> </number:text>
    </number:number-style>
    <number:number-style style:name="N617P2" style:volatile="true">
      <number:text> L. -</number:text>
      <number:number number:decimal-places="0" loext:min-decimal-places="0" number:min-integer-digits="0"/>
      <number:text> </number:text>
    </number:number-style>
    <number:text-style style:name="N617">
      <number:text-content/>
      <number:text> </number:text>
      <style:map style:condition="value()&gt;0" style:apply-style-name="N617P0"/>
      <style:map style:condition="value()&lt;0" style:apply-style-name="N617P1"/>
      <style:map style:condition="value()=0" style:apply-style-name="N617P2"/>
    </number:text-style>
    <number:number-style style:name="N619P0" style:volatile="true">
      <number:text> €. </number:text>
      <number:number number:decimal-places="2" loext:min-decimal-places="2" number:min-integer-digits="1" number:grouping="true"/>
      <number:text> </number:text>
    </number:number-style>
    <number:number-style style:name="N619P1" style:volatile="true">
      <number:text>-L. </number:text>
      <number:number number:decimal-places="2" loext:min-decimal-places="2" number:min-integer-digits="1" number:grouping="true"/>
      <number:text> </number:text>
    </number:number-style>
    <number:number-style style:name="N619P2" style:volatile="true">
      <number:text> L. -</number:text>
      <number:number number:decimal-places="0" loext:min-decimal-places="0" number:min-integer-digits="0"/>
      <number:text> </number:text>
    </number:number-style>
    <number:text-style style:name="N619">
      <number:text-content/>
      <number:text> </number:text>
      <style:map style:condition="value()&gt;0" style:apply-style-name="N619P0"/>
      <style:map style:condition="value()&lt;0" style:apply-style-name="N619P1"/>
      <style:map style:condition="value()=0" style:apply-style-name="N619P2"/>
    </number:text-style>
    <number:number-style style:name="N621P0" style:volatile="true">
      <number:number number:decimal-places="3" loext:min-decimal-places="3" number:min-integer-digits="1" number:grouping="true"/>
      <number:text> </number:text>
    </number:number-style>
    <number:number-style style:name="N621P1" style:volatile="true">
      <number:text>-</number:text>
      <number:number number:decimal-places="3" loext:min-decimal-places="3" number:min-integer-digits="1" number:grouping="true"/>
      <number:text> </number:text>
    </number:number-style>
    <number:number-style style:name="N621P2" style:volatile="true">
      <number:text>-</number:text>
      <number:number number:decimal-places="0" loext:min-decimal-places="0" number:min-integer-digits="0"/>
      <number:text> </number:text>
    </number:number-style>
    <number:text-style style:name="N621">
      <number:text-content/>
      <number:text> </number:text>
      <style:map style:condition="value()&gt;0" style:apply-style-name="N621P0"/>
      <style:map style:condition="value()&lt;0" style:apply-style-name="N621P1"/>
      <style:map style:condition="value()=0" style:apply-style-name="N621P2"/>
    </number:text-style>
    <number:number-style style:name="N622P0" style:volatile="true">
      <number:number number:decimal-places="4" loext:min-decimal-places="4" number:min-integer-digits="1" number:grouping="true"/>
      <number:text> </number:text>
    </number:number-style>
    <number:number-style style:name="N622P1" style:volatile="true">
      <number:text>-</number:text>
      <number:number number:decimal-places="4" loext:min-decimal-places="4"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
      <number:number number:decimal-places="6" loext:min-decimal-places="6" number:min-integer-digits="1" number:grouping="true"/>
    </number:number-style>
    <number:number-style style:name="N624">
      <number:number number:decimal-places="7" loext:min-decimal-places="7" number:min-integer-digits="1" number:grouping="true"/>
    </number:number-style>
    <number:percentage-style style:name="N625">
      <number:number number:decimal-places="5" loext:min-decimal-places="5" number:min-integer-digits="1"/>
      <number:text>%</number:text>
    </number:percentage-style>
    <number:number-style style:name="N626">
      <number:number number:decimal-places="3" loext:min-decimal-places="3" number:min-integer-digits="0" number:grouping="true"/>
    </number:number-style>
    <number:number-style style:name="N627">
      <number:number number:decimal-places="4" loext:min-decimal-places="4" number:min-integer-digits="0" number:grouping="true"/>
    </number:number-style>
    <number:number-style style:name="N628">
      <number:number number:decimal-places="5" loext:min-decimal-places="5" number:min-integer-digits="0" number:grouping="true"/>
    </number:number-style>
    <number:number-style style:name="N629">
      <number:number number:decimal-places="6" loext:min-decimal-places="6" number:min-integer-digits="0" number:grouping="true"/>
    </number:number-style>
    <number:number-style style:name="N630">
      <number:number number:decimal-places="1" loext:min-decimal-places="1" number:min-integer-digits="0" number:grouping="true"/>
    </number:number-style>
    <number:number-style style:name="N633P0" style:volatile="true">
      <number:text> € </number:text>
      <number:number number:decimal-places="5" loext:min-decimal-places="5" number:min-integer-digits="1" number:grouping="true"/>
      <number:text> </number:text>
    </number:number-style>
    <number:number-style style:name="N633P1" style:volatile="true">
      <number:text>-€ </number:text>
      <number:number number:decimal-places="5" loext:min-decimal-places="5" number:min-integer-digits="1" number:grouping="true"/>
      <number:text> </number:text>
    </number:number-style>
    <number:number-style style:name="N633P2" style:volatile="true">
      <number:text> € -</number:text>
      <number:number number:decimal-places="0" loext:min-decimal-places="0" number:min-integer-digits="0"/>
      <number:text> </number:text>
    </number:number-style>
    <number:text-style style:name="N633">
      <number:text-content/>
      <number:text> </number:text>
      <style:map style:condition="value()&gt;0" style:apply-style-name="N633P0"/>
      <style:map style:condition="value()&lt;0" style:apply-style-name="N633P1"/>
      <style:map style:condition="value()=0" style:apply-style-name="N633P2"/>
    </number:text-style>
    <number:number-style style:name="N637P0" style:volatile="true">
      <loext:text> € </loext:text>
      <loext:fill-character> </loext:fill-character>
      <number:number number:decimal-places="2" loext:min-decimal-places="2" number:min-integer-digits="1" number:grouping="true"/>
      <number:text> </number:text>
    </number:number-style>
    <number:number-style style:name="N637P1" style:volatile="true">
      <loext:text>-€ </loext:text>
      <loext:fill-character> </loext:fill-character>
      <number:number number:decimal-places="2" loext:min-decimal-places="2" number:min-integer-digits="1" number:grouping="true"/>
      <number:text> </number:text>
    </number:number-style>
    <number:number-style style:name="N637P2" style:volatile="true">
      <loext:text> € </loext:text>
      <loext:fill-character> </loext:fill-character>
      <number:text>-</number:text>
      <number:number number:decimal-places="0" loext:min-decimal-places="0" number:min-integer-digits="0"/>
      <number:text> </number:text>
    </number:number-style>
    <number:text-style style:name="N637">
      <number:text-content/>
      <number:text> </number:text>
      <style:map style:condition="value()&gt;0" style:apply-style-name="N637P0"/>
      <style:map style:condition="value()&lt;0" style:apply-style-name="N637P1"/>
      <style:map style:condition="value()=0" style:apply-style-name="N637P2"/>
    </number:text-style>
    <number:currency-style style:name="N63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3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39P0"/>
    </number:currency-style>
    <number:currency-style style:name="N641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1">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1P0"/>
    </number:currency-style>
    <number:number-style style:name="N645P0" style:volatile="true">
      <loext:fill-character> </loext:fill-character>
      <number:number number:decimal-places="0" loext:min-decimal-places="0" number:min-integer-digits="1" number:grouping="true"/>
      <number:text> </number:text>
    </number:number-style>
    <number:number-style style:name="N645P1" style:volatile="true">
      <loext:text>-</loext:text>
      <loext:fill-character> </loext:fill-character>
      <number:number number:decimal-places="0" loext:min-decimal-places="0" number:min-integer-digits="1" number:grouping="true"/>
      <number:text> </number:text>
    </number:number-style>
    <number:number-style style:name="N645P2" style:volatile="true">
      <loext:fill-character> </loext:fill-character>
      <number:text>- </number:text>
    </number:number-style>
    <number:text-style style:name="N645">
      <number:text-content/>
      <number:text> </number:text>
      <style:map style:condition="value()&gt;0" style:apply-style-name="N645P0"/>
      <style:map style:condition="value()&lt;0" style:apply-style-name="N645P1"/>
      <style:map style:condition="value()=0" style:apply-style-name="N645P2"/>
    </number:text-style>
    <number:number-style style:name="N649P0" style:volatile="true">
      <loext:text> € </loext:text>
      <loext:fill-character> </loext:fill-character>
      <number:number number:decimal-places="0" loext:min-decimal-places="0" number:min-integer-digits="1" number:grouping="true"/>
      <number:text> </number:text>
    </number:number-style>
    <number:number-style style:name="N649P1" style:volatile="true">
      <loext:text>-€ </loext:text>
      <loext:fill-character> </loext:fill-character>
      <number:number number:decimal-places="0" loext:min-decimal-places="0" number:min-integer-digits="1" number:grouping="true"/>
      <number:text> </number:text>
    </number:number-style>
    <number:number-style style:name="N649P2" style:volatile="true">
      <loext:text> € </loext:text>
      <loext:fill-character> </loext:fill-character>
      <number:text>- </number:text>
    </number:number-style>
    <number:text-style style:name="N649">
      <number:text-content/>
      <number:text> </number:text>
      <style:map style:condition="value()&gt;0" style:apply-style-name="N649P0"/>
      <style:map style:condition="value()&lt;0" style:apply-style-name="N649P1"/>
      <style:map style:condition="value()=0" style:apply-style-name="N649P2"/>
    </number:text-style>
    <number:number-style style:name="N653P0" style:volatile="true">
      <loext:fill-character> </loext:fill-character>
      <number:number number:decimal-places="2" loext:min-decimal-places="2" number:min-integer-digits="1" number:grouping="true"/>
      <number:text> </number:text>
    </number:number-style>
    <number:number-style style:name="N653P1" style:volatile="true">
      <loext:text>-</loext:text>
      <loext:fill-character> </loext:fill-character>
      <number:number number:decimal-places="2" loext:min-decimal-places="2" number:min-integer-digits="1" number:grouping="true"/>
      <number:text> </number:text>
    </number:number-style>
    <number:number-style style:name="N653P2" style:volatile="true">
      <loext:fill-character> </loext:fill-character>
      <number:text>-</number:text>
      <number:number number:decimal-places="0" loext:min-decimal-places="0" number:min-integer-digits="0"/>
      <number:text> </number:text>
    </number:number-style>
    <number:text-style style:name="N653">
      <number:text-content/>
      <number:text> </number:text>
      <style:map style:condition="value()&gt;0" style:apply-style-name="N653P0"/>
      <style:map style:condition="value()&lt;0" style:apply-style-name="N653P1"/>
      <style:map style:condition="value()=0" style:apply-style-name="N653P2"/>
    </number:text-style>
    <number:number-style style:name="N657P0" style:volatile="true">
      <loext:text> L. </loext:text>
      <loext:fill-character> </loext:fill-character>
      <number:number number:decimal-places="0" loext:min-decimal-places="0" number:min-integer-digits="1" number:grouping="true"/>
      <number:text> </number:text>
    </number:number-style>
    <number:number-style style:name="N657P1" style:volatile="true">
      <loext:text>-L. </loext:text>
      <loext:fill-character> </loext:fill-character>
      <number:number number:decimal-places="0" loext:min-decimal-places="0" number:min-integer-digits="1" number:grouping="true"/>
      <number:text> </number:text>
    </number:number-style>
    <number:number-style style:name="N657P2" style:volatile="true">
      <loext:text> L. </loext:text>
      <loext:fill-character> </loext:fill-character>
      <number:text>- </number:text>
    </number:number-style>
    <number:text-style style:name="N657">
      <number:text-content/>
      <number:text> </number:text>
      <style:map style:condition="value()&gt;0" style:apply-style-name="N657P0"/>
      <style:map style:condition="value()&lt;0" style:apply-style-name="N657P1"/>
      <style:map style:condition="value()=0" style:apply-style-name="N657P2"/>
    </number:text-style>
    <number:number-style style:name="N661P0" style:volatile="true">
      <loext:text> L. </loext:text>
      <loext:fill-character> </loext:fill-character>
      <number:number number:decimal-places="2" loext:min-decimal-places="2" number:min-integer-digits="1" number:grouping="true"/>
      <number:text> </number:text>
    </number:number-style>
    <number:number-style style:name="N661P1" style:volatile="true">
      <loext:text>-L. </loext:text>
      <loext:fill-character> </loext:fill-character>
      <number:number number:decimal-places="2" loext:min-decimal-places="2" number:min-integer-digits="1" number:grouping="true"/>
      <number:text> </number:text>
    </number:number-style>
    <number:number-style style:name="N661P2" style:volatile="true">
      <loext:text> L. </loext:text>
      <loext:fill-character> </loext:fill-character>
      <number:text>-</number:text>
      <number:number number:decimal-places="0" loext:min-decimal-places="0" number:min-integer-digits="0"/>
      <number:text> </number:text>
    </number:number-style>
    <number:text-style style:name="N661">
      <number:text-content/>
      <number:text> </number:text>
      <style:map style:condition="value()&gt;0" style:apply-style-name="N661P0"/>
      <style:map style:condition="value()&lt;0" style:apply-style-name="N661P1"/>
      <style:map style:condition="value()=0" style:apply-style-name="N661P2"/>
    </number:text-style>
    <number:currency-style style:name="N664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4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4">
      <number:currency-symbol>€</number:currency-symbol>
      <loext:text> </loext:text>
      <loext:fill-character> </loext:fill-character>
      <number:text>-</number:text>
      <number:number number:decimal-places="0" loext:min-decimal-places="0" number:min-integer-digits="0"/>
      <number:text> </number:text>
      <style:map style:condition="value()&gt;0" style:apply-style-name="N664P0"/>
      <style:map style:condition="value()&lt;0" style:apply-style-name="N664P1"/>
    </number:currency-style>
    <number:number-style style:name="N665P0" style:volatile="true">
      <loext:text> € </loext:text>
      <loext:fill-character> </loext:fill-character>
      <number:number number:decimal-places="2" loext:min-decimal-places="2" number:min-integer-digits="1" number:grouping="true"/>
      <number:text> </number:text>
    </number:number-style>
    <number:number-style style:name="N665P1" style:volatile="true">
      <loext:text>-L. </loext:text>
      <loext:fill-character> </loext:fill-character>
      <number:number number:decimal-places="2" loext:min-decimal-places="2" number:min-integer-digits="1" number:grouping="true"/>
      <number:text> </number:text>
    </number:number-style>
    <number:number-style style:name="N665P2" style:volatile="true">
      <loext:text> L. </loext:text>
      <loext:fill-character> </loext:fill-character>
      <number:text>-</number:text>
      <number:number number:decimal-places="0" loext:min-decimal-places="0" number:min-integer-digits="0"/>
      <number:text> </number:text>
    </number:number-style>
    <number:text-style style:name="N665">
      <number:text-content/>
      <number:text> </number:text>
      <style:map style:condition="value()&gt;0" style:apply-style-name="N665P0"/>
      <style:map style:condition="value()&lt;0" style:apply-style-name="N665P1"/>
      <style:map style:condition="value()=0" style:apply-style-name="N665P2"/>
    </number:text-style>
    <number:number-style style:name="N667P0" style:volatile="true">
      <loext:text> €. </loext:text>
      <loext:fill-character> </loext:fill-character>
      <number:number number:decimal-places="2" loext:min-decimal-places="2" number:min-integer-digits="1" number:grouping="true"/>
      <number:text> </number:text>
    </number:number-style>
    <number:number-style style:name="N667P1" style:volatile="true">
      <loext:text>-L. </loext:text>
      <loext:fill-character> </loext:fill-character>
      <number:number number:decimal-places="2" loext:min-decimal-places="2" number:min-integer-digits="1" number:grouping="true"/>
      <number:text> </number:text>
    </number:number-style>
    <number:number-style style:name="N667P2" style:volatile="true">
      <loext:text> L. </loext:text>
      <loext:fill-character> </loext:fill-character>
      <number:text>-</number:text>
      <number:number number:decimal-places="0" loext:min-decimal-places="0" number:min-integer-digits="0"/>
      <number:text> </number:text>
    </number:number-style>
    <number:text-style style:name="N667">
      <number:text-content/>
      <number:text> </number:text>
      <style:map style:condition="value()&gt;0" style:apply-style-name="N667P0"/>
      <style:map style:condition="value()&lt;0" style:apply-style-name="N667P1"/>
      <style:map style:condition="value()=0" style:apply-style-name="N667P2"/>
    </number:text-style>
    <number:number-style style:name="N670P0" style:volatile="true">
      <loext:fill-character> </loext:fill-character>
      <number:number number:decimal-places="3" loext:min-decimal-places="3" number:min-integer-digits="1" number:grouping="true"/>
      <number:text> </number:text>
    </number:number-style>
    <number:number-style style:name="N670P1" style:volatile="true">
      <loext:text>-</loext:text>
      <loext:fill-character> </loext:fill-character>
      <number:number number:decimal-places="3" loext:min-decimal-places="3" number:min-integer-digits="1" number:grouping="true"/>
      <number:text> </number:text>
    </number:number-style>
    <number:number-style style:name="N670P2" style:volatile="true">
      <loext:fill-character> </loext:fill-character>
      <number:text>-</number:text>
      <number:number number:decimal-places="0" loext:min-decimal-places="0" number:min-integer-digits="0"/>
      <number:text> </number:text>
    </number:number-style>
    <number:text-style style:name="N670">
      <number:text-content/>
      <number:text> </number:text>
      <style:map style:condition="value()&gt;0" style:apply-style-name="N670P0"/>
      <style:map style:condition="value()&lt;0" style:apply-style-name="N670P1"/>
      <style:map style:condition="value()=0" style:apply-style-name="N670P2"/>
    </number:text-style>
    <number:number-style style:name="N673P0" style:volatile="true">
      <loext:fill-character> </loext:fill-character>
      <number:number number:decimal-places="4" loext:min-decimal-places="4" number:min-integer-digits="1" number:grouping="true"/>
      <number:text> </number:text>
    </number:number-style>
    <number:number-style style:name="N673P1" style:volatile="true">
      <loext:text>-</loext:text>
      <loext:fill-character> </loext:fill-character>
      <number:number number:decimal-places="4" loext:min-decimal-places="4" number:min-integer-digits="1" number:grouping="true"/>
      <number:text> </number:text>
    </number:number-style>
    <number:number-style style:name="N673P2" style:volatile="true">
      <loext:fill-character> </loext:fill-character>
      <number:text>-</number:text>
      <number:number number:decimal-places="0" loext:min-decimal-places="0" number:min-integer-digits="0"/>
      <number:text> </number:text>
    </number:number-style>
    <number:text-style style:name="N673">
      <number:text-content/>
      <number:text> </number:text>
      <style:map style:condition="value()&gt;0" style:apply-style-name="N673P0"/>
      <style:map style:condition="value()&lt;0" style:apply-style-name="N673P1"/>
      <style:map style:condition="value()=0" style:apply-style-name="N673P2"/>
    </number:text-style>
    <number:number-style style:name="N674">
      <loext:text>€</loext:text>
      <loext:fill-character> </loext:fill-character>
      <number:number number:decimal-places="2" loext:min-decimal-places="2" number:min-integer-digits="1" number:grouping="true"/>
    </number:number-style>
    <number:percentage-style style:name="N675P0" style:volatile="true">
      <number:number number:decimal-places="2" loext:min-decimal-places="2" number:min-integer-digits="1"/>
      <number:text>%</number:text>
    </number:percentage-style>
    <number:percentage-style style:name="N675">
      <style:text-properties fo:color="#ff0000"/>
      <number:text>-</number:text>
      <number:number number:decimal-places="2" loext:min-decimal-places="2" number:min-integer-digits="1"/>
      <number:text>%</number:text>
      <style:map style:condition="value()&gt;=0" style:apply-style-name="N675P0"/>
    </number:percentage-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9">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1" fo:font-family="'Liberation Serif'" style:font-style-name="Normale" style:font-family-generic="roman" style:font-pitch="variable" fo:font-size="8pt"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p_20_Start_20_Attributo" style:display-name="Comp Start Attributo" style:family="table-cell" style:parent-style-name="Comp-Bianche_20_sopra">
      <style:table-cell-properties style:glyph-orientation-vertical="0" fo:border-bottom="none" style:cell-protect="protected" style:print-content="true" style:text-align-source="fix" style:repeat-content="false" fo:background-color="transparent" fo:wrap-option="wrap" fo:border-left="0.06pt solid #000000" style:direction="ltr" fo:border-right="0.06pt solid #000000" style:rotation-angle="0" style:shrink-to-fit="false" fo:border-top="0.06pt solid #000000" idCella="Start_voce_COMPUTO" style:vertical-align="top"/>
      <style:paragraph-properties fo:text-align="center" fo:margin-left="0mm" style:writing-mode="page"/>
      <style:text-properties fo:color="#000000" style:text-outline="false" style:text-line-through-style="none" style:text-line-through-type="none" fo:font-style="normal" fo:text-shadow="none" style:text-underline-style="none" fo:font-weight="normal" style:font-size-asian="10pt" style:font-style-asian="normal" style:font-weight-asian="normal" style:font-size-complex="10pt" style:font-style-complex="normal" style:font-weight-complex="normal"/>
    </style:style>
    <style:style style:name="Comp-Bianche_20_sopra" style:display-name="Comp-Bianche sopra" style:family="table-cell" style:parent-style-name="COMP_5f_BASE">
      <style:table-cell-properties style:glyph-orientation-vertical="0" fo:border-bottom="none" style:text-align-source="value-type" style:repeat-content="false" fo:background-color="transparent" fo:wrap-option="no-wrap" fo:border-left="0.06pt solid #000000" style:direction="ltr" fo:padding="0mm" fo:border-right="0.06pt solid #000000" style:rotation-angle="0" style:shrink-to-fit="false" fo:border-top="0.06pt solid #000000" style:vertical-align="automatic" loext:vertical-justify="auto"/>
      <style:paragraph-properties css3t:text-justify="auto" fo:margin-left="0mm" style:writing-mode="page"/>
      <style:text-properties fo:color="#000000" style:text-outline="false" style:text-line-through-style="none" style:text-line-through-type="none" style:font-name="Liberation Serif" fo:font-family="'Liberation Serif'" style:font-style-name="Corsivo" style:font-family-generic="roman" style:font-pitch="variable" fo:font-size="8pt" fo:font-style="italic" fo:text-shadow="none" style:text-underline-style="none" fo:font-weight="normal" style:font-size-asian="10pt" style:font-style-asian="normal" style:font-weight-asian="normal" style:font-size-complex="10pt" style:font-style-complex="normal" style:font-weight-complex="normal"/>
    </style:style>
    <style:style style:name="COMP_5f_BASE" style:display-name="COMP_BASE" style:family="table-cell" style:parent-style-name="ULTIMUS" style:data-style-name="N4">
      <style:table-cell-properties fo:border-bottom="none" fo:background-color="#f1f4f3" style:cell-protect="none" style:print-content="true" style:text-align-source="fix" style:repeat-content="false" fo:wrap-option="wrap" fo:border-left="0.06pt solid #000000" fo:padding-bottom="0mm" fo:padding-left="1.36mm" fo:padding-right="1.36mm" fo:padding-top="0mm" fo:border-right="0.06pt solid #000000" fo:border-top="none"/>
      <style:paragraph-properties fo:text-align="justify"/>
    </style:style>
    <style:style style:name="ULTIMUS" style:family="table-cell" style:parent-style-name="Default" style:data-style-name="N108">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1" fo:font-family="'Liberation Serif'" style:font-style-name="Normale" style:font-family-generic="roman" style:font-pitch="variable" fo:font-style="normal" fo:font-weight="normal"/>
    </style:style>
    <style:style style:name="comp_20_progress" style:display-name="comp progress" style:family="table-cell" style:parent-style-name="COMP_5f_BASE" style:data-style-name="N0">
      <style:table-cell-properties style:glyph-orientation-vertical="0" fo:border-bottom="none" style:cell-protect="protected" style:print-content="true" style:text-align-source="fix" style:repeat-content="false" fo:background-color="transparent" fo:wrap-option="wrap" fo:border-left="0.06pt solid #000000" style:direction="ltr" fo:padding="0.85mm" fo:border-right="0.06pt solid #000000" style:rotation-angle="0"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style:style>
    <style:style style:name="comp_20_10_20_s" style:display-name="comp 10 s" style:family="table-cell" style:parent-style-name="COMP_5f_BASE">
      <style:table-cell-properties fo:border-bottom="none" fo:background-color="transparent" fo:border-left="0.06pt solid #000000" fo:border-right="0.06pt solid #000000" fo:border-top="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p_20_End_20_Attributo" style:display-name="Comp End Attributo" style:family="table-cell" style:parent-style-name="comp_20_sotto_20_Bianche" style:data-style-name="N107">
      <style:table-cell-properties style:glyph-orientation-vertical="0" fo:border-bottom="0.06pt solid #000000" style:text-align-source="fix" style:repeat-content="false" fo:background-color="transparent" fo:wrap-option="wrap" fo:border-left="0.06pt solid #000000" style:direction="ltr" fo:border-right="0.06pt solid #000000" style:rotation-angle="0" style:rotation-align="none" style:shadow="#808080 0.49mm 0.49mm" style:shrink-to-fit="false" fo:border-top="none" idCella="End_voce_COMPUTO" style:vertical-align="top" loext:vertical-justify="auto"/>
      <style:paragraph-properties fo:text-align="center" css3t:text-justify="auto" fo:margin-left="0mm" style:writing-mode="page"/>
      <style:text-properties style:text-outline="false" style:text-line-through-style="none" style:text-line-through-type="none" fo:text-shadow="none" style:text-underline-style="none" fo:font-weight="normal"/>
    </style:style>
    <style:style style:name="comp_20_sotto_20_Bianche" style:display-name="comp sotto Bianche" style:family="table-cell" style:parent-style-name="COMP_5f_BASE">
      <style:table-cell-properties fo:border-bottom="0.06pt solid #000000" style:text-align-source="fix" style:repeat-content="false" fo:background-color="transparent" fo:border-left="0.06pt solid #000000" fo:padding-bottom="1.01mm" fo:padding-left="1.36mm" fo:padding-right="1.36mm" fo:padding-top="0.85mm" fo:border-right="0.06pt solid #000000" style:shadow="#808080 0.49mm 0.49mm" fo:border-top="none" style:vertical-align="middle"/>
      <style:paragraph-properties fo:text-align="end"/>
      <style:text-properties style:font-name="Liberation Serif" fo:font-family="'Liberation Serif'" style:font-style-name="Corsivo" style:font-family-generic="roman" style:font-pitch="variable" fo:font-style="italic"/>
    </style:style>
    <style:style style:name="Comp-Bianche_20_sopraS" style:display-name="Comp-Bianche sopraS" style:family="table-cell" style:parent-style-name="Comp-Bianche_20_sopra">
      <style:table-cell-properties fo:padding="0mm" loext:vertical-justify="auto"/>
      <style:paragraph-properties css3t:text-justify="auto"/>
      <style:text-properties style:font-name="Liberation Serif" fo:font-family="'Liberation Serif'" style:font-style-name="Corsivo" style:font-family-generic="roman" style:font-pitch="variable"/>
    </style:style>
    <style:style style:name="comp_20_Art-EP" style:display-name="comp Art-EP" style:family="table-cell" style:parent-style-name="COMP_5f_BASE" style:data-style-name="N100">
      <style:table-cell-properties style:glyph-orientation-vertical="0" fo:border-bottom="none" fo:background-color="#ffe4ff" style:cell-protect="protected" style:print-content="true" style:text-align-source="value-type" style:repeat-content="false" fo:wrap-option="wrap" fo:border-left="0.06pt solid #000000" style:direction="ltr" fo:padding="0.86mm" fo:border-right="0.06pt solid #000000" style:rotation-angle="0" style:shrink-to-fit="false" fo:border-top="none" idCella="Cod_Prezzo_scelta" style:vertical-align="top" loext:vertical-justify="auto"/>
      <style:paragraph-properties css3t:text-justify="auto" fo:margin-left="0mm" style:writing-mode="page"/>
      <style:text-properties fo:color="#000000" style:text-outline="false" style:text-line-through-style="none" style:text-line-through-type="none" style:font-name="Liberation Sans Narrow" fo:font-family="'Liberation Sans Narrow'" style:font-style-name="Standard" style:font-family-generic="swiss" style:font-pitch="variable" fo:font-size="8pt" fo:text-shadow="none" style:text-underline-style="none" style:font-size-asian="10pt" style:font-style-asian="normal" style:font-weight-asian="normal" style:font-size-complex="10pt" style:font-style-complex="normal" style:font-weight-complex="normal" fo:hyphenate="true"/>
    </style:style>
    <style:style style:name="Comp-Bianche_20_in_20_mezzo" style:display-name="Comp-Bianche in mezzo" style:family="table-cell" style:parent-style-name="COMP_5f_BASE">
      <style:table-cell-properties style:text-align-source="fix" style:repeat-content="false" fo:background-color="transparent" fo:padding="0.51mm" loext:vertical-justify="auto"/>
      <style:paragraph-properties fo:text-align="center" css3t:text-justify="auto"/>
      <style:text-properties style:font-name="Liberation Serif1" fo:font-family="'Liberation Serif'" style:font-style-name="Normale" style:font-family-generic="roman" style:font-pitch="variable" fo:font-size="8pt" fo:font-style="normal" fo:font-weight="normal"/>
    </style:style>
    <style:style style:name="Comp-Bianche_20_in_20_mezzo_20_Descr" style:display-name="Comp-Bianche in mezzo Descr" style:family="table-cell" style:parent-style-name="Comp-Bianche_20_in_20_mezzo">
      <style:table-cell-properties fo:border-bottom="0.06pt solid #000000" style:cell-protect="none" style:print-content="true" style:text-align-source="fix" style:repeat-content="false" fo:border-left="0.06pt solid #000000" fo:padding="0.85mm" fo:border-right="0.06pt solid #000000" fo:border-top="none" style:vertical-align="top" loext:vertical-justify="auto"/>
      <style:paragraph-properties fo:text-align="justify" css3t:text-justify="auto"/>
      <style:text-properties style:font-name="Liberation Serif1" fo:font-family="'Liberation Serif'" style:font-style-name="Normale" style:font-family-generic="roman" style:font-pitch="variable" fo:font-size="8pt" fo:font-style="normal" fo:font-weight="normal"/>
    </style:style>
    <style:style style:name="comp_20_1-a" style:display-name="comp 1-a" style:family="table-cell" style:parent-style-name="comp_20_Input" style:data-style-name="N106">
      <style:table-cell-properties fo:border-bottom="none" fo:background-color="#ffe5ff" style:text-align-source="value-type" style:repeat-content="false" fo:wrap-option="wrap" fo:border-left="0.06pt solid #000000" fo:padding="0.35mm" fo:border-right="0.06pt solid #000000" fo:border-top="none" style:vertical-align="automatic" loext:vertical-justify="auto"/>
      <style:paragraph-properties css3t:text-justify="auto"/>
      <style:text-properties style:font-name="Liberation Serif1" fo:font-family="'Liberation Serif'" style:font-style-name="Normale" style:font-family-generic="roman" style:font-pitch="variable" fo:font-size="8pt" fo:font-weight="normal"/>
    </style:style>
    <style:style style:name="comp_20_Input" style:display-name="comp Input" style:family="table-cell" style:parent-style-name="COMP_5f_BASE" style:data-style-name="N2">
      <style:table-cell-properties fo:background-color="#dcd7ec" style:text-align-source="fix" style:repeat-content="false" fo:wrap-option="wrap" fo:border="0.06pt solid #000000" fo:padding-bottom="0mm" fo:padding-left="1.36mm" fo:padding-right="1.36mm" fo:padding-top="0mm" style:vertical-align="middle"/>
      <style:paragraph-properties fo:text-align="end" style:writing-mode="lr-tb"/>
    </style:style>
    <style:style style:name="comp_20_sotto_20_centro" style:display-name="comp sotto centro" style:family="table-cell" style:parent-style-name="comp_20_sotto_20_Bianche">
      <style:table-cell-properties fo:border-bottom="0.06pt solid #000000" style:text-align-source="fix" style:repeat-content="false" fo:background-color="transparent" fo:border-left="none" fo:padding="0.85mm" fo:border-right="none" fo:border-top="0.06pt solid #000000" style:vertical-align="middle" loext:vertical-justify="auto"/>
      <style:paragraph-properties fo:text-align="center" css3t:text-justify="auto"/>
      <style:text-properties style:font-name="Liberation Serif" fo:font-family="'Liberation Serif'" style:font-style-name="Corsivo" style:font-family-generic="roman" style:font-pitch="variable" fo:font-size="8pt" fo:font-style="italic"/>
    </style:style>
    <style:style style:name="comp_20_sotto_20_centro_5f_R" style:display-name="comp sotto centro_R" style:family="table-cell" style:parent-style-name="comp_20_sotto_20_Bianche_5f_R">
      <style:table-cell-properties fo:border-bottom="0.06pt solid #000000" style:text-align-source="value-type" style:repeat-content="false" fo:background-color="transparent" fo:wrap-option="no-wrap" fo:border-left="none" fo:padding="0.86mm" fo:border-right="none" style:shadow="#808080 0.49mm 0.49mm" fo:border-top="0.06pt solid #000000" style:vertical-align="bottom" loext:vertical-justify="auto"/>
      <style:paragraph-properties css3t:text-justify="auto"/>
      <style:text-properties fo:font-size="8pt"/>
    </style:style>
    <style:style style:name="comp_20_sotto_20_Bianche_5f_R" style:display-name="comp sotto Bianche_R" style:family="table-cell" style:parent-style-name="Reg_5f_prog">
      <style:table-cell-properties fo:border-bottom="0.06pt solid #000000" style:text-align-source="fix" style:repeat-content="false" fo:background-color="transparent" fo:border-left="0.06pt solid #000000" fo:padding="0.86mm" fo:border-right="0.06pt solid #000000" style:shadow="#808080 0.49mm 0.49mm" fo:border-top="none" style:vertical-align="middle"/>
      <style:paragraph-properties fo:text-align="end"/>
    </style:style>
    <style:style style:name="Reg_5f_prog" style:display-name="Reg_prog" style:family="table-cell" style:parent-style-name="COMP_5f_BASE" style:data-style-name="N107">
      <style:table-cell-properties fo:border-bottom="0.06pt solid #000000" fo:background-color="#ccccff" style:cell-protect="none" style:print-content="false" style:text-align-source="fix" style:repeat-content="false" fo:wrap-option="no-wrap" fo:border-left="none" fo:padding-bottom="0.49mm" fo:padding-left="0.49mm" fo:padding-right="0.86mm" fo:padding-top="0.49mm" fo:border-right="none" fo:border-top="0.06pt solid #000000" style:vertical-align="middle" loext:vertical-justify="auto"/>
      <style:paragraph-properties fo:text-align="center" css3t:text-justify="auto"/>
      <style:text-properties style:font-name="Liberation Serif1" fo:font-family="'Liberation Serif'" style:font-style-name="Normale" style:font-family-generic="roman" style:font-pitch="variable" fo:font-size="8pt"/>
    </style:style>
    <style:style style:name="Comp-Bianche_20_in_20_mezzo_20_bordate" style:display-name="Comp-Bianche in mezzo bordate" style:family="table-cell" style:parent-style-name="Comp-Bianche_20_in_20_mezzo">
      <style:table-cell-properties style:glyph-orientation-vertical="0" fo:background-color="transparent" fo:border="0.06pt solid #000000" style:direction="ltr" fo:padding="0.02mm" style:rotation-angle="0" style:shrink-to-fit="false" style:vertical-align="automatic" loext:vertical-justify="auto"/>
      <style:paragraph-properties css3t:text-justify="auto" fo:margin-left="0mm" style:writing-mode="page"/>
      <style:text-properties fo:color="#000000" style:text-outline="false" style:text-line-through-style="none" style:text-line-through-type="none" fo:text-shadow="none" style:text-underline-style="none" style:font-size-asian="10pt" style:font-style-asian="normal" style:font-weight-asian="normal" style:font-size-complex="10pt" style:font-style-complex="normal" style:font-weight-complex="normal"/>
    </style:style>
    <style:style style:name="comp_20_1-a_20_peso" style:display-name="comp 1-a peso" style:family="table-cell" style:parent-style-name="comp_20_1-a" style:data-style-name="N110"/>
    <style:style style:name="comp_20_sotto_20_BiancheS" style:display-name="comp sotto BiancheS" style:family="table-cell" style:parent-style-name="comp_20_sotto_20_Bianche">
      <style:table-cell-properties fo:border-bottom="0.06pt solid #000000" style:cell-protect="none" style:print-content="true" fo:background-color="transparent" fo:wrap-option="no-wrap" fo:border-left="none" fo:padding="0.85mm" fo:border-right="none" fo:border-top="0.06pt solid #000000" style:vertical-align="automatic" loext:vertical-justify="auto"/>
      <style:paragraph-properties css3t:text-justify="auto"/>
      <style:text-properties style:font-name="Liberation Serif" fo:font-family="'Liberation Serif'" style:font-style-name="Corsivo" style:font-family-generic="roman" style:font-pitch="variable" fo:font-size="8pt" fo:font-style="normal"/>
    </style:style>
    <style:style style:name="vuote2" style:family="table-cell" style:parent-style-name="Vuote">
      <style:table-cell-properties fo:border-bottom="none" fo:background-color="transparent" fo:border-left="0.06pt solid #000000" fo:border-right="0.06pt solid #000000" fo:border-top="none" style:vertical-align="middle" loext:vertical-justify="auto"/>
      <style:paragraph-properties css3t:text-justify="auto"/>
      <style:text-properties fo:color="#ffffff"/>
    </style:style>
    <style:style style:name="Vuote" style:family="table-cell" style:parent-style-name="Comp-Bianche_20_in_20_mezzo">
      <style:table-cell-properties fo:background-color="#ffffff" fo:padding="0mm"/>
      <style:text-properties fo:color="#000000"/>
    </style:style>
    <style:style style:name="Blu" style:family="table-cell" style:parent-style-name="comp_20_Input" style:data-style-name="N108">
      <style:table-cell-properties fo:border-bottom="none" style:cell-protect="none" style:print-content="true" fo:background-color="transparent" fo:border-left="0.06pt solid #000000" fo:padding="0.49mm" fo:border-right="0.06pt solid #000000" fo:border-top="none" style:vertical-align="bottom" loext:vertical-justify="auto"/>
      <style:paragraph-properties css3t:text-justify="auto"/>
      <style:text-properties style:font-name="Liberation Serif1" fo:font-family="'Liberation Serif'" style:font-style-name="Normale" style:font-family-generic="roman" style:font-pitch="variable" fo:font-size="8pt"/>
    </style:style>
    <style:style style:name="Comp-Variante_20_num_20_sotto" style:display-name="Comp-Variante num sotto" style:family="table-cell" style:parent-style-name="Comp-Variante">
      <style:table-cell-properties fo:background-color="transparent" fo:border="0.06pt solid #000000" fo:padding="0.49mm" style:shadow="#808080 0.49mm 0.49mm" loext:vertical-justify="auto"/>
      <style:paragraph-properties css3t:text-justify="auto"/>
      <style:text-properties style:font-name="Liberation Serif2" fo:font-family="'Liberation Serif'" style:font-style-name="Standard" style:font-family-generic="roman" style:font-pitch="variable" fo:font-size="8pt" fo:font-weight="normal"/>
    </style:style>
    <style:style style:name="Comp-Variante" style:family="table-cell" style:parent-style-name="COMP_5f_BASE" style:data-style-name="N108">
      <style:table-cell-properties style:glyph-orientation-vertical="0" fo:border-bottom="none" style:cell-protect="protected" style:print-content="true" style:text-align-source="value-type" style:repeat-content="false" fo:background-color="transparent" fo:wrap-option="wrap" fo:border-left="0.06pt solid #000000" style:direction="ltr" fo:padding="0.49mm" fo:border-right="0.06pt solid #000000" style:rotation-angle="0" style:shrink-to-fit="false" fo:border-top="none" style:vertical-align="bottom" loext:vertical-justify="auto"/>
      <style:paragraph-properties css3t:text-justify="auto" fo:margin-left="0mm" style:writing-mode="page"/>
      <style:text-properties style:text-outline="false" style:text-line-through-style="none" style:text-line-through-type="none" style:font-name="Liberation Serif3" fo:font-family="'Liberation Serif'" style:font-style-name="Regular" style:font-family-generic="roman" style:font-pitch="variable" fo:font-size="8pt" fo:text-shadow="none" style:text-underline-style="none"/>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18/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18/08/16</text:p>
        </style:region-right>
      </style:header>
      <style:header-left style:display="false"/>
      <style:footer>
        <style:region-left>
          <text:p>LeenO.org</text:p>
        </style:region-left>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14.99mm"/>
    </style:style>
    <style:style style:name="co3" style:family="table-column">
      <style:table-column-properties fo:break-before="auto" style:column-width="63.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17mm"/>
    </style:style>
    <style:style style:name="ro1" style:family="table-row">
      <style:table-row-properties style:row-height="4.52mm" fo:break-before="auto" style:use-optimal-row-height="true"/>
    </style:style>
    <style:style style:name="ro2" style:family="table-row">
      <style:table-row-properties style:row-height="6.84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Ultimus_5f_destra" style:data-style-name="N100">
      <style:text-properties style:text-position=""/>
    </style:style>
    <style:style style:name="ce2" style:family="table-cell" style:parent-style-name="Ultimus_5f_destra" style:data-style-name="N100"/>
  </office:automatic-styles>
  <office:body>
    <office:spreadsheet>
      <table:calculation-settings table:case-sensitive="false" table:precision-as-shown="true" table:use-regular-expressions="false"/>
      <table:table table:name="COMPUTO"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number-columns-repeated="2" table:default-cell-style-name="Default"/>
        <table:table-column table:style-name="co2" table:default-cell-style-name="Default"/>
        <table:table-column table:style-name="co5" table:number-columns-repeated="3" table:default-cell-style-name="Default"/>
        <table:table-column table:style-name="co6" table:default-cell-style-name="Default"/>
        <table:table-column table:style-name="co4" table:visibility="collapse" table:default-cell-style-name="Default"/>
        <table:table-column table:style-name="co6" table:default-cell-style-name="Default"/>
        <table:table-column table:style-name="co4" table:visibility="collapse" table:number-columns-repeated="6" table:default-cell-style-name="Default"/>
        <table:table-column table:style-name="co6" table:default-cell-style-name="Default"/>
        <table:table-row table:style-name="ro1" table:number-rows-repeated="195">
          <table:table-cell table:number-columns-repeated="19"/>
        </table:table-row>
        <table:table-row table:style-name="ro1">
          <table:table-cell table:style-name="ULTIMUS" table:number-columns-repeated="19"/>
        </table:table-row>
        <table:table-row table:style-name="ro1">
          <table:table-cell table:style-name="ULTIMUS" table:number-columns-repeated="2"/>
          <table:table-cell table:style-name="ULTIMUS" office:value-type="string" calcext:value-type="string">
            <text:p>Riepilogo Categorie</text:p>
          </table:table-cell>
          <table:table-cell table:style-name="ULTIMUS" table:number-columns-repeated="8"/>
          <table:table-cell table:style-name="Ultimus_5f_centro" office:value-type="string" calcext:value-type="string">
            <text:p>Incidenze %</text:p>
          </table:table-cell>
          <table:table-cell table:style-name="Ultimus_5f_centro" table:number-columns-repeated="6"/>
          <table:table-cell table:style-name="Ultimus_5f_centro" office:value-type="string" calcext:value-type="string">
            <text:p>Importi €</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86.005" calcext:value-type="float">
            <text:p>86,005</text:p>
          </table:table-cell>
          <table:table-cell table:style-name="Ultimus_5f_centro" table:number-columns-repeated="6"/>
          <table:table-cell table:style-name="Ultimus_5f_bordo" office:value-type="float" office:value="23198.15" calcext:value-type="float">
            <text:p>23.198,15</text:p>
          </table:table-cell>
        </table:table-row>
        <table:table-row table:style-name="ro1">
          <table:table-cell table:style-name="ULTIMUS"/>
          <table:table-cell table:style-name="ce2" office:value-type="string" calcext:value-type="string">
            <text:p>1.1</text:p>
          </table:table-cell>
          <table:table-cell table:style-name="ULTIMUS" office:value-type="string" calcext:value-type="string">
            <text:p><text:s text:c="5"/>Scavi</text:p>
          </table:table-cell>
          <table:table-cell table:style-name="ULTIMUS" table:number-columns-repeated="8"/>
          <table:table-cell table:style-name="Ultimus_20__25_" office:value-type="float" office:value="10.116" calcext:value-type="float">
            <text:p>10,116</text:p>
          </table:table-cell>
          <table:table-cell table:style-name="Ultimus_5f_centro" table:number-columns-repeated="6"/>
          <table:table-cell table:style-name="ULTIMUS" office:value-type="float" office:value="2728.68" calcext:value-type="float">
            <text:p>2.728,68</text:p>
          </table:table-cell>
        </table:table-row>
        <table:table-row table:style-name="ro1">
          <table:table-cell table:style-name="ULTIMUS"/>
          <table:table-cell table:style-name="ce2" office:value-type="string" calcext:value-type="string">
            <text:p>1.2</text:p>
          </table:table-cell>
          <table:table-cell table:style-name="ULTIMUS" office:value-type="string" calcext:value-type="string">
            <text:p><text:s text:c="5"/>Geotessile</text:p>
          </table:table-cell>
          <table:table-cell table:style-name="ULTIMUS" table:number-columns-repeated="8"/>
          <table:table-cell table:style-name="Ultimus_20__25_" office:value-type="float" office:value="7.504" calcext:value-type="float">
            <text:p>7,504</text:p>
          </table:table-cell>
          <table:table-cell table:style-name="Ultimus_5f_centro" table:number-columns-repeated="6"/>
          <table:table-cell table:style-name="ULTIMUS" office:value-type="float" office:value="2024.17" calcext:value-type="float">
            <text:p>2.024,17</text:p>
          </table:table-cell>
        </table:table-row>
        <table:table-row table:style-name="ro1">
          <table:table-cell table:style-name="ULTIMUS"/>
          <table:table-cell table:style-name="ce2" office:value-type="string" calcext:value-type="string">
            <text:p>1.3</text:p>
          </table:table-cell>
          <table:table-cell table:style-name="ULTIMUS" office:value-type="string" calcext:value-type="string">
            <text:p><text:s text:c="5"/>Fondazione stradale</text:p>
          </table:table-cell>
          <table:table-cell table:style-name="ULTIMUS" table:number-columns-repeated="8"/>
          <table:table-cell table:style-name="Ultimus_20__25_" office:value-type="float" office:value="26.592" calcext:value-type="float">
            <text:p>26,592</text:p>
          </table:table-cell>
          <table:table-cell table:style-name="Ultimus_5f_centro" table:number-columns-repeated="6"/>
          <table:table-cell table:style-name="ULTIMUS" office:value-type="float" office:value="7172.68" calcext:value-type="float">
            <text:p>7.172,68</text:p>
          </table:table-cell>
        </table:table-row>
        <table:table-row table:style-name="ro1">
          <table:table-cell table:style-name="ULTIMUS"/>
          <table:table-cell table:style-name="ce2" office:value-type="string" calcext:value-type="string">
            <text:p>1.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31.136" calcext:value-type="float">
            <text:p>31,136</text:p>
          </table:table-cell>
          <table:table-cell table:style-name="Ultimus_5f_centro" table:number-columns-repeated="6"/>
          <table:table-cell table:style-name="ULTIMUS" office:value-type="float" office:value="8398.24" calcext:value-type="float">
            <text:p>8.398,24</text:p>
          </table:table-cell>
        </table:table-row>
        <table:table-row table:style-name="ro1">
          <table:table-cell table:style-name="ULTIMUS"/>
          <table:table-cell table:style-name="ce2" office:value-type="string" calcext:value-type="string">
            <text:p>1.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0.656" calcext:value-type="float">
            <text:p>10,656</text:p>
          </table:table-cell>
          <table:table-cell table:style-name="Ultimus_5f_centro" table:number-columns-repeated="6"/>
          <table:table-cell table:style-name="ULTIMUS" office:value-type="float" office:value="2874.38" calcext:value-type="float">
            <text:p>2.874,38</text:p>
          </table:table-cell>
        </table:table-row>
        <table:table-row table:style-name="ro1">
          <table:table-cell table:style-name="ULTIMUS"/>
          <table:table-cell table:style-name="ce2" office:value-type="string" calcext:value-type="string">
            <text:p>2</text:p>
          </table:table-cell>
          <table:table-cell table:style-name="ULTIMUS" office:value-type="string" calcext:value-type="string">
            <text:p>Marciapiedi</text:p>
          </table:table-cell>
          <table:table-cell table:style-name="ULTIMUS" table:number-columns-repeated="8"/>
          <table:table-cell table:style-name="Ultimus_20__25_" office:value-type="float" office:value="11.845" calcext:value-type="float">
            <text:p>11,845</text:p>
          </table:table-cell>
          <table:table-cell table:style-name="Ultimus_5f_centro" table:number-columns-repeated="6"/>
          <table:table-cell table:style-name="Ultimus_5f_bordo" office:value-type="float" office:value="3195" calcext:value-type="float">
            <text:p>3.195,00</text:p>
          </table:table-cell>
        </table:table-row>
        <table:table-row table:style-name="ro1">
          <table:table-cell table:style-name="ULTIMUS"/>
          <table:table-cell table:style-name="ce2" office:value-type="string" calcext:value-type="string">
            <text:p>2.6</text:p>
          </table:table-cell>
          <table:table-cell table:style-name="ULTIMUS" office:value-type="string" calcext:value-type="string">
            <text:p><text:s text:c="5"/>Fresatura e demolizioni</text:p>
          </table:table-cell>
          <table:table-cell table:style-name="ULTIMUS" table:number-columns-repeated="8"/>
          <table:table-cell table:style-name="Ultimus_20__25_" office:value-type="float" office:value="3.053" calcext:value-type="float">
            <text:p>3,053</text:p>
          </table:table-cell>
          <table:table-cell table:style-name="Ultimus_5f_centro" table:number-columns-repeated="6"/>
          <table:table-cell table:style-name="ULTIMUS" office:value-type="float" office:value="823.5" calcext:value-type="float">
            <text:p>823,50</text:p>
          </table:table-cell>
        </table:table-row>
        <table:table-row table:style-name="ro1">
          <table:table-cell table:style-name="ULTIMUS"/>
          <table:table-cell table:style-name="ce2" office:value-type="string" calcext:value-type="string">
            <text:p>2.4</text:p>
          </table:table-cell>
          <table:table-cell table:style-name="ULTIMUS" office:value-type="string" calcext:value-type="string">
            <text:p><text:s text:c="5"/>Stesa pavimentazioni bituminose</text:p>
          </table:table-cell>
          <table:table-cell table:style-name="ULTIMUS" table:number-columns-repeated="8"/>
          <table:table-cell table:style-name="Ultimus_20__25_" office:value-type="float" office:value="7.332" calcext:value-type="float">
            <text:p>7,332</text:p>
          </table:table-cell>
          <table:table-cell table:style-name="Ultimus_5f_centro" table:number-columns-repeated="6"/>
          <table:table-cell table:style-name="ULTIMUS" office:value-type="float" office:value="1977.75" calcext:value-type="float">
            <text:p>1.977,75</text:p>
          </table:table-cell>
        </table:table-row>
        <table:table-row table:style-name="ro1">
          <table:table-cell table:style-name="ULTIMUS"/>
          <table:table-cell table:style-name="ce2" office:value-type="string" calcext:value-type="string">
            <text:p>2.5</text:p>
          </table:table-cell>
          <table:table-cell table:style-name="ULTIMUS" office:value-type="string" calcext:value-type="string">
            <text:p><text:s text:c="5"/>Sigillatura</text:p>
          </table:table-cell>
          <table:table-cell table:style-name="ULTIMUS" table:number-columns-repeated="8"/>
          <table:table-cell table:style-name="Ultimus_20__25_" office:value-type="float" office:value="1.46" calcext:value-type="float">
            <text:p>1,460</text:p>
          </table:table-cell>
          <table:table-cell table:style-name="Ultimus_5f_centro" table:number-columns-repeated="6"/>
          <table:table-cell table:style-name="ULTIMUS" office:value-type="float" office:value="393.75" calcext:value-type="float">
            <text:p>393,75</text:p>
          </table:table-cell>
        </table:table-row>
        <table:table-row table:style-name="ro1">
          <table:table-cell table:style-name="ULTIMUS"/>
          <table:table-cell table:style-name="ce2" office:value-type="string" calcext:value-type="string">
            <text:p>1</text:p>
          </table:table-cell>
          <table:table-cell table:style-name="ULTIMUS" office:value-type="string" calcext:value-type="string">
            <text:p>Strade</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_5f_bordo" office:value-type="float" office:value="580" calcext:value-type="float">
            <text:p>580,00</text:p>
          </table:table-cell>
        </table:table-row>
        <table:table-row table:style-name="ro1">
          <table:table-cell table:style-name="ULTIMUS"/>
          <table:table-cell table:style-name="ce2" office:value-type="string" calcext:value-type="string">
            <text:p>1.7</text:p>
          </table:table-cell>
          <table:table-cell table:style-name="ULTIMUS" office:value-type="string" calcext:value-type="string">
            <text:p><text:s text:c="5"/>Segnaletica</text:p>
          </table:table-cell>
          <table:table-cell table:style-name="ULTIMUS" table:number-columns-repeated="8"/>
          <table:table-cell table:style-name="Ultimus_20__25_" office:value-type="float" office:value="2.15" calcext:value-type="float">
            <text:p>2,150</text:p>
          </table:table-cell>
          <table:table-cell table:style-name="Ultimus_5f_centro" table:number-columns-repeated="6"/>
          <table:table-cell table:style-name="ULTIMUS" office:value-type="float" office:value="580" calcext:value-type="float">
            <text:p>580,00</text:p>
          </table:table-cell>
        </table:table-row>
        <table:table-row table:style-name="ro1">
          <table:table-cell table:style-name="ULTIMUS"/>
          <table:table-cell table:style-name="Ultimus_5f_destra"/>
          <table:table-cell table:style-name="Ultimus_5f_destra" office:value-type="string" calcext:value-type="string">
            <text:p>T O T A L E <text:s text:c="2"/>€</text:p>
          </table:table-cell>
          <table:table-cell table:style-name="ULTIMUS" table:number-columns-repeated="8"/>
          <table:table-cell table:style-name="Ultimus_20__25_" office:value-type="float" office:value="100" calcext:value-type="float">
            <text:p>100,000</text:p>
          </table:table-cell>
          <table:table-cell table:style-name="Ultimus_5f_centro" table:number-columns-repeated="6"/>
          <table:table-cell table:style-name="Ultimus_5f_totali" office:value-type="float" office:value="26973.15" calcext:value-type="float">
            <text:p>26.973,15</text:p>
          </table:table-cell>
        </table:table-row>
        <table:table-row table:style-name="ro1" table:number-rows-repeated="2">
          <table:table-cell table:style-name="ULTIMUS" table:number-columns-repeated="19"/>
        </table:table-row>
        <table:table-row table:style-name="ro1">
          <table:table-cell table:style-name="ULTIMUS" table:number-columns-repeated="2"/>
          <table:table-cell table:style-name="ULTIMUS" office:value-type="string" calcext:value-type="string">
            <text:p>Data, 24/08/2016</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row table:style-name="ro2">
          <table:table-cell table:style-name="ULTIMUS" table:number-columns-repeated="2"/>
          <table:table-cell table:style-name="Ultimus_5f_centro" office:value-type="string" calcext:value-type="string">
            <text:p>Il Progettista</text:p>
            <text:p>()</text:p>
          </table:table-cell>
          <table:table-cell table:style-name="ULTIMUS" table:number-columns-repeated="16"/>
        </table:table-row>
        <table:table-row table:style-name="ro1">
          <table:table-cell table:style-name="ULTIMUS" table:number-columns-repeated="2"/>
          <table:table-cell table:style-name="Ultimus_5f_centro"/>
          <table:table-cell table:style-name="ULTIMUS" table:number-columns-repeated="16"/>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adornments="Normale" style:font-family-generic="roman"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0"/>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it" number:country="IT">€</number:currency-symbol>
      <number:text> </number:text>
      <number:number number:decimal-places="2" loext: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5P0"/>
    </number:currency-style>
    <number:number-style style:name="N106P0" style:volatile="true">
      <number:number number:decimal-places="2" loext:min-decimal-places="2" number:min-integer-digits="1" number:grouping="true"/>
    </number:number-style>
    <number:number-style style:name="N106">
      <style:text-properties fo:color="#ff0000"/>
      <number:text>-</number:text>
      <number:number number:decimal-places="2" loext:min-decimal-places="2" number:min-integer-digits="1" number:grouping="true"/>
      <style:map style:condition="value()&gt;=0" style:apply-style-name="N106P0"/>
    </number:number-style>
    <number:number-style style:name="N107">
      <number:number number:decimal-places="0" loext:min-decimal-places="0" number:min-integer-digits="0" number:grouping="true"/>
    </number:number-style>
    <number:number-style style:name="N109P0" style:volatile="true">
      <number:number number:decimal-places="3" loext:min-decimal-places="3" number:min-integer-digits="1"/>
    </number:number-style>
    <number:number-style style:name="N109">
      <style:text-properties fo:color="#ff0000"/>
      <number:text>-</number:text>
      <number:number number:decimal-places="3" loext:min-decimal-places="3" number:min-integer-digits="1"/>
      <style:map style:condition="value()&gt;=0" style:apply-style-name="N109P0"/>
    </number:number-style>
    <number:currency-style style:name="N104">
      <number:currency-symbol number:language="it" number:country="IT">€</number:currency-symbol>
      <number:text> </number:text>
      <number:number number:decimal-places="2" loext:min-decimal-places="2" number:min-integer-digits="1" number:grouping="true"/>
    </number:currency-style>
    <number:number-style style:name="N108">
      <number:number number:decimal-places="3" loext:min-decimal-places="3" number:min-integer-digits="1"/>
    </number:number-style>
    <number:number-style style:name="N110">
      <number:number number:decimal-places="0" loext:min-decimal-places="0" number:min-integer-digits="0"/>
    </number:number-style>
    <number:number-style style:name="N114P0" style:volatile="true">
      <number:number number:decimal-places="0" loext:min-decimal-places="0" number:min-integer-digits="1" number:grouping="true"/>
      <number:text> </number:text>
    </number:number-style>
    <number:number-style style:name="N114P1" style:volatile="true">
      <number:text>-</number:text>
      <number:number number:decimal-places="0" loext:min-decimal-places="0" number:min-integer-digits="1" number:grouping="true"/>
      <number:text> </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text> L. </number:text>
      <number:number number:decimal-places="0" loext:min-decimal-places="0" number:min-integer-digits="1" number:grouping="true"/>
      <number:text> </number:text>
    </number:number-style>
    <number:number-style style:name="N118P1" style:volatile="true">
      <number:text>-L. </number:text>
      <number:number number:decimal-places="0" loext:min-decimal-places="0" number:min-integer-digits="1" number:grouping="true"/>
      <number:text> </number:text>
    </number:number-style>
    <number:number-style style:name="N118P2" style:volatile="true">
      <number:text> L.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
      <number:text>€ </number:text>
      <number:number number:decimal-places="2" loext:min-decimal-places="2" number:min-integer-digits="1" number:grouping="true"/>
    </number:number-style>
    <number:percentage-style style:name="N120">
      <number:number number:decimal-places="3" loext:min-decimal-places="3" number:min-integer-digits="1"/>
      <number:text>%</number:text>
    </number:percentage-style>
    <number:number-style style:name="N122P0" style:volatile="true">
      <number:number number:decimal-places="2" loext:min-decimal-places="2" number:min-integer-digits="1" number:grouping="true"/>
    </number:number-style>
    <number:number-style style:name="N122P1" style:volatile="true">
      <number:text>-</number:text>
      <number:number number:decimal-places="2" loext:min-decimal-places="2" number:min-integer-digits="1" number:grouping="true"/>
    </number:number-style>
    <number:number-style style:name="N122">
      <number:number number:decimal-places="0" loext:min-decimal-places="0" number:min-integer-digits="0"/>
      <style:map style:condition="value()&gt;0" style:apply-style-name="N122P0"/>
      <style:map style:condition="value()&lt;0" style:apply-style-name="N122P1"/>
    </number:number-style>
    <number:currency-style style:name="N126P0" style:volatile="true">
      <number:number number:decimal-places="2" loext:min-decimal-places="2" number:min-integer-digits="1" number:grouping="true"/>
      <number:text> </number:text>
      <number:currency-symbol>€</number:currency-symbol>
      <number:text> </number:text>
    </number:currency-style>
    <number:currency-style style:name="N126P1" style:volatile="true">
      <number:text>-</number:text>
      <number:number number:decimal-places="2" loext:min-decimal-places="2" number:min-integer-digits="1" number:grouping="true"/>
      <number:text> </number:text>
      <number:currency-symbol>€</number:currency-symbol>
      <number:text> </number:text>
    </number:currency-style>
    <number:currency-style style:name="N126P2" style:volatile="true">
      <number:text> -</number:text>
      <number:number number:decimal-places="0" loext:min-decimal-places="0" number:min-integer-digits="0"/>
      <number:text> </number:text>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8P0" style:volatile="true">
      <number:text>€ </number:text>
      <number:number number:decimal-places="0" loext:min-decimal-places="0" number:min-integer-digits="1" number:grouping="true"/>
    </number:number-style>
    <number:number-style style:name="N128">
      <style:text-properties fo:color="#ff0000"/>
      <number:text>-€ </number:text>
      <number:number number:decimal-places="0" loext:min-decimal-places="0" number:min-integer-digits="1" number:grouping="true"/>
      <style:map style:condition="value()&gt;=0" style:apply-style-name="N128P0"/>
    </number:number-style>
    <number:number-style style:name="N129P0" style:volatile="true">
      <number:text>€ </number:text>
      <number:number number:decimal-places="2" loext:min-decimal-places="2" number:min-integer-digits="1" number:grouping="true"/>
    </number:number-style>
    <number:number-style style:name="N129">
      <style:text-properties fo:color="#ff0000"/>
      <number:text>-€ </number:text>
      <number:number number:decimal-places="2" loext:min-decimal-places="2" number:min-integer-digits="1" number:grouping="true"/>
      <style:map style:condition="value()&gt;=0" style:apply-style-name="N129P0"/>
    </number:number-style>
    <number:currency-style style:name="N131P0" style:volatile="true">
      <number:currency-symbol number:language="it" number:country="IT">€</number:currency-symbol>
      <number:text> </number:text>
      <number:number number:decimal-places="4" loext:min-decimal-places="4" number:min-integer-digits="1" number:grouping="true"/>
    </number:currency-style>
    <number:currency-style style:name="N131">
      <style:text-properties fo:color="#ff0000"/>
      <number:text>-</number:text>
      <number:currency-symbol number:language="it" number:country="IT">€</number:currency-symbol>
      <number:text> </number:text>
      <number:number number:decimal-places="4" loext:min-decimal-places="4" number:min-integer-digits="1" number:grouping="true"/>
      <style:map style:condition="value()&gt;=0" style:apply-style-name="N131P0"/>
    </number:currency-style>
    <number:currency-style style:name="N133P0" style:volatile="true">
      <number:currency-symbol number:language="it" number:country="IT">€</number:currency-symbol>
      <number:text> </number:text>
      <number:number number:decimal-places="3" loext:min-decimal-places="3" number:min-integer-digits="1" number:grouping="true"/>
    </number:currency-style>
    <number:currency-style style:name="N133">
      <style:text-properties fo:color="#ff0000"/>
      <number:text>-</number:text>
      <number:currency-symbol number:language="it" number:country="IT">€</number:currency-symbol>
      <number:text> </number:text>
      <number:number number:decimal-places="3" loext:min-decimal-places="3" number:min-integer-digits="1" number:grouping="true"/>
      <style:map style:condition="value()&gt;=0" style:apply-style-name="N133P0"/>
    </number:currency-style>
    <number:number-style style:name="N134">
      <number:number number:decimal-places="0" loext:min-decimal-places="0" number:min-integer-digits="2"/>
    </number:number-style>
    <number:percentage-style style:name="N135P0" style:volatile="true">
      <number:number number:decimal-places="3" loext:min-decimal-places="3" number:min-integer-digits="1"/>
      <number:text>%</number:text>
    </number:percentage-style>
    <number:percentage-style style:name="N135">
      <style:text-properties fo:color="#ff0000"/>
      <number:text>-</number:text>
      <number:number number:decimal-places="3" loext:min-decimal-places="3" number:min-integer-digits="1"/>
      <number:text>%</number:text>
      <style:map style:condition="value()&gt;=0" style:apply-style-name="N135P0"/>
    </number:percentage-style>
    <number:number-style style:name="N136P0" style:volatile="true">
      <number:number number:decimal-places="0" loext:min-decimal-places="0" number:min-integer-digits="0" number:grouping="true"/>
    </number:number-style>
    <number:number-style style:name="N136">
      <style:text-properties fo:color="#ff0000"/>
      <number:text>-</number:text>
      <number:number number:decimal-places="0" loext:min-decimal-places="0" number:min-integer-digits="0" number:grouping="true"/>
      <style:map style:condition="value()&gt;=0" style:apply-style-name="N136P0"/>
    </number:number-style>
    <number:number-style style:name="N137">
      <number:number number:decimal-places="3" loext:min-decimal-places="3" number:min-integer-digits="1" number:grouping="true"/>
    </number:number-style>
    <number:number-style style:name="N139P0" style:volatile="true">
      <number:number number:decimal-places="17" loext:min-decimal-places="17" number:min-integer-digits="1"/>
    </number:number-style>
    <number:number-style style:name="N139">
      <style:text-properties fo:color="#ff0000"/>
      <number:text>-</number:text>
      <number:number number:decimal-places="17" loext:min-decimal-places="17" number:min-integer-digits="1"/>
      <style:map style:condition="value()&gt;=0" style:apply-style-name="N139P0"/>
    </number:number-style>
    <number:number-style style:name="N140P0" style:volatile="true">
      <number:number number:decimal-places="2" loext:min-decimal-places="2" number:min-integer-digits="0" number:grouping="true"/>
    </number:number-style>
    <number:number-style style:name="N140">
      <style:text-properties fo:color="#ff0000"/>
      <number:text>-</number:text>
      <number:number number:decimal-places="2" loext:min-decimal-places="2" number:min-integer-digits="0" number:grouping="true"/>
      <style:map style:condition="value()&gt;=0" style:apply-style-name="N140P0"/>
    </number:number-style>
    <number:percentage-style style:name="N141P0" style:volatile="true">
      <number:number number:decimal-places="2" loext:min-decimal-places="2" number:min-integer-digits="1"/>
      <number:text>%</number:text>
    </number:percentage-style>
    <number:percentage-style style:name="N141">
      <style:text-properties fo:color="#ff0000"/>
      <number:text>-</number:text>
      <number:number number:decimal-places="2" loext:min-decimal-places="2" number:min-integer-digits="1"/>
      <number:text>%</number:text>
      <style:map style:condition="value()&gt;=0" style:apply-style-name="N141P0"/>
    </number:percentage-style>
    <number:number-style style:name="N143P0" style:volatile="true">
      <number:number number:decimal-places="16" loext:min-decimal-places="16" number:min-integer-digits="1"/>
    </number:number-style>
    <number:number-style style:name="N143">
      <style:text-properties fo:color="#ff0000"/>
      <number:text>-</number:text>
      <number:number number:decimal-places="16" loext:min-decimal-places="16" number:min-integer-digits="1"/>
      <style:map style:condition="value()&gt;=0" style:apply-style-name="N143P0"/>
    </number:number-style>
    <number:currency-style style:name="N145P0" style:volatile="true">
      <number:number number:decimal-places="2" loext:min-decimal-places="2" number:min-integer-digits="1" number:grouping="true"/>
      <number:text> </number:text>
      <number:currency-symbol>€</number:currency-symbol>
    </number:currency-style>
    <number:currency-style style:name="N145">
      <style:text-properties fo:color="#ff0000"/>
      <number:text>-</number:text>
      <number:number number:decimal-places="2" loext:min-decimal-places="2" number:min-integer-digits="1" number:grouping="true"/>
      <number:text> </number:text>
      <number:currency-symbol>€</number:currency-symbol>
      <style:map style:condition="value()&gt;=0" style:apply-style-name="N145P0"/>
    </number:currency-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currency-style style:name="N148P0" style:volatile="true">
      <number:currency-symbol number:language="it" number:country="IT">€</number:currency-symbol>
      <number:text> </number:text>
      <number:number number:decimal-places="5" loext:min-decimal-places="5" number:min-integer-digits="1" number:grouping="true"/>
    </number:currency-style>
    <number:currency-style style:name="N148">
      <style:text-properties fo:color="#ff0000"/>
      <number:text>-</number:text>
      <number:currency-symbol number:language="it" number:country="IT">€</number:currency-symbol>
      <number:text> </number:text>
      <number:number number:decimal-places="5" loext:min-decimal-places="5" number:min-integer-digits="1" number:grouping="true"/>
      <style:map style:condition="value()&gt;=0" style:apply-style-name="N148P0"/>
    </number:currency-style>
    <number:number-style style:name="N152P0" style:volatile="true">
      <number:number number:decimal-places="0" loext:min-decimal-places="0" number:min-integer-digits="1" number:grouping="true"/>
      <number:text> DM </number:text>
    </number:number-style>
    <number:number-style style:name="N152P1" style:volatile="true">
      <number:text>-</number:text>
      <number:number number:decimal-places="0" loext:min-decimal-places="0" number:min-integer-digits="1" number:grouping="true"/>
      <number:text> DM </number:text>
    </number:number-style>
    <number:number-style style:name="N152P2" style:volatile="true">
      <number:text> - DM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1" loext:min-decimal-places="1" number:min-integer-digits="1"/>
    </number:number-style>
    <number:number-style style:name="N158P0" style:volatile="true">
      <number:text>€ </number:text>
      <number:number number:decimal-places="0" loext:min-decimal-places="0" number:min-integer-digits="1" number:grouping="true"/>
    </number:number-style>
    <number:number-style style:name="N158">
      <number:text>-€ </number:text>
      <number:number number:decimal-places="0" loext:min-decimal-places="0" number:min-integer-digits="1" number:grouping="true"/>
      <style:map style:condition="value()&gt;=0" style:apply-style-name="N158P0"/>
    </number:number-style>
    <number:number-style style:name="N159P0" style:volatile="true">
      <number:text>€ </number:text>
      <number:number number:decimal-places="2" loext:min-decimal-places="2" number:min-integer-digits="1" number:grouping="true"/>
    </number:number-style>
    <number:number-style style:name="N159">
      <number:text>-€ </number:text>
      <number:number number:decimal-places="2" loext:min-decimal-places="2" number:min-integer-digits="1" number:grouping="true"/>
      <style:map style:condition="value()&gt;=0" style:apply-style-name="N159P0"/>
    </number:number-style>
    <number:number-style style:name="N160P0" style:volatile="true">
      <number:number number:decimal-places="0" loext:min-decimal-places="0" number:min-integer-digits="1" number:grouping="true"/>
    </number:number-style>
    <number:number-style style:name="N160">
      <number:text>-</number:text>
      <number:number number:decimal-places="0" loext:min-decimal-places="0" number:min-integer-digits="1" number:grouping="true"/>
      <style:map style:condition="value()&gt;=0" style:apply-style-name="N160P0"/>
    </number:number-style>
    <number:number-style style:name="N161P0" style:volatile="true">
      <number:number number:decimal-places="2" loext:min-decimal-places="2" number:min-integer-digits="1" number:grouping="true"/>
    </number:number-style>
    <number:number-style style:name="N161">
      <number:text>-</number:text>
      <number:number number:decimal-places="2" loext:min-decimal-places="2" number:min-integer-digits="1" number:grouping="true"/>
      <style:map style:condition="value()&gt;=0" style:apply-style-name="N161P0"/>
    </number:number-style>
    <number:number-style style:name="N165P0" style:volatile="true">
      <number:text> € </number:text>
      <number:number number:decimal-places="0" loext:min-decimal-places="0" number:min-integer-digits="1" number:grouping="true"/>
      <number:text> </number:text>
    </number:number-style>
    <number:number-style style:name="N165P1" style:volatile="true">
      <number:text>-€ </number:text>
      <number:number number:decimal-places="0" loext:min-decimal-places="0" number:min-integer-digits="1" number:grouping="true"/>
      <number:text> </number:text>
    </number:number-style>
    <number:number-style style:name="N165P2" style:volatile="true">
      <number:text> €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loext:min-decimal-places="2" number:min-integer-digits="1" number:grouping="true"/>
      <number:text> </number:text>
    </number:number-style>
    <number:number-style style:name="N169P1" style:volatile="true">
      <number:text>-</number:text>
      <number:number number:decimal-places="2" loext:min-decimal-places="2" number:min-integer-digits="1" number:grouping="true"/>
      <number:text> </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 </number:text>
    </number:number-style>
    <number:number-style style:name="N173P2" style:volatile="true">
      <number:text> €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time-style style:name="N174">
      <number:minutes number:style="long"/>
      <number:text>:</number:text>
      <number:seconds number:style="long"/>
    </number:time-style>
    <number:time-style style:name="N175" number:truncate-on-overflow="false">
      <number:hours/>
      <number:text>:</number:text>
      <number:minutes number:style="long"/>
      <number:text>:</number:text>
      <number:seconds number:style="long"/>
    </number:time-style>
    <number:time-style style:name="N176">
      <number:minutes number:style="long"/>
      <number:text>:</number:text>
      <number:seconds number:style="long" number:decimal-places="1"/>
    </number:time-style>
    <number:number-style style:name="N177">
      <number:scientific-number number:decimal-places="1" loext:min-decimal-places="1" number:min-integer-digits="1" number:min-exponent-digits="1" loext:exponent-interval="1" loext:forced-exponent-sign="true"/>
    </number:number-style>
    <number:number-style style:name="N178">
      <number:text>L. </number:text>
      <number:number number:decimal-places="0" loext:min-decimal-places="0" number:min-integer-digits="1" number:grouping="true"/>
    </number:number-style>
    <number:number-style style:name="N179P0" style:volatile="true">
      <number:text>L. </number:text>
      <number:number number:decimal-places="0" loext:min-decimal-places="0" number:min-integer-digits="1" number:grouping="true"/>
    </number:number-style>
    <number:number-style style:name="N179">
      <number:text>-L. </number:text>
      <number:number number:decimal-places="0" loext:min-decimal-places="0" number:min-integer-digits="1" number:grouping="true"/>
      <style:map style:condition="value()&gt;=0" style:apply-style-name="N179P0"/>
    </number:number-style>
    <number:number-style style:name="N180P0" style:volatile="true">
      <number:text>L. </number:text>
      <number:number number:decimal-places="0" loext:min-decimal-places="0" number:min-integer-digits="1" number:grouping="true"/>
    </number:number-style>
    <number:number-style style:name="N180">
      <style:text-properties fo:color="#ff0000"/>
      <number:text>-L. </number:text>
      <number:number number:decimal-places="0" loext:min-decimal-places="0" number:min-integer-digits="1" number:grouping="true"/>
      <style:map style:condition="value()&gt;=0" style:apply-style-name="N180P0"/>
    </number:number-style>
    <number:number-style style:name="N181">
      <number:text>L. </number:text>
      <number:number number:decimal-places="2" loext:min-decimal-places="2" number:min-integer-digits="1" number:grouping="true"/>
    </number:number-style>
    <number:number-style style:name="N182P0" style:volatile="true">
      <number:text>L. </number:text>
      <number:number number:decimal-places="2" loext:min-decimal-places="2" number:min-integer-digits="1" number:grouping="true"/>
    </number:number-style>
    <number:number-style style:name="N182">
      <number:text>-L. </number:text>
      <number:number number:decimal-places="2" loext:min-decimal-places="2" number:min-integer-digits="1" number:grouping="true"/>
      <style:map style:condition="value()&gt;=0" style:apply-style-name="N182P0"/>
    </number:number-style>
    <number:number-style style:name="N183P0" style:volatile="true">
      <number:text>L. </number:text>
      <number:number number:decimal-places="2" loext:min-decimal-places="2" number:min-integer-digits="1" number:grouping="true"/>
    </number:number-style>
    <number:number-style style:name="N183">
      <style:text-properties fo:color="#ff0000"/>
      <number:text>-L. </number:text>
      <number:number number:decimal-places="2" loext:min-decimal-places="2" number:min-integer-digits="1" number:grouping="true"/>
      <style:map style:condition="value()&gt;=0" style:apply-style-name="N183P0"/>
    </number:number-style>
    <number:number-style style:name="N187P0" style:volatile="true">
      <number:text> L. </number:text>
      <number:number number:decimal-places="2" loext:min-decimal-places="2" number:min-integer-digits="1" number:grouping="true"/>
      <number:text> </number:text>
    </number:number-style>
    <number:number-style style:name="N187P1" style:volatile="true">
      <number:text>-L. </number:text>
      <number:number number:decimal-places="2" loext:min-decimal-places="2" number:min-integer-digits="1" number:grouping="true"/>
      <number:text> </number:text>
    </number:number-style>
    <number:number-style style:name="N187P2" style:volatile="true">
      <number:text> L. -</number:text>
      <number:number number:decimal-places="0" loext:min-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91P0" style:volatile="true">
      <number:number number:decimal-places="0" loext:min-decimal-places="0" number:min-integer-digits="1" number:grouping="true"/>
      <number:text>       </number:text>
    </number:number-style>
    <number:number-style style:name="N191P1" style:volatile="true">
      <number:text>-</number:text>
      <number:number number:decimal-places="0" loext:min-decimal-places="0" number:min-integer-digits="1" number:grouping="true"/>
      <number:text>       </number:text>
    </number:number-style>
    <number:number-style style:name="N191P2" style:volatile="true">
      <number:text> -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number number:decimal-places="2" loext:min-decimal-places="2" number:min-integer-digits="1" number:grouping="true"/>
      <number:text> DM </number:text>
    </number:number-style>
    <number:number-style style:name="N195P1" style:volatile="true">
      <number:text>-</number:text>
      <number:number number:decimal-places="2" loext:min-decimal-places="2" number:min-integer-digits="1" number:grouping="true"/>
      <number:text> DM </number:text>
    </number:number-style>
    <number:number-style style:name="N195P2" style:volatile="true">
      <number:text> -</number:text>
      <number:number number:decimal-places="0" loext:min-decimal-places="0" number:min-integer-digits="0"/>
      <number:text> DM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9P0" style:volatile="true">
      <number:number number:decimal-places="2" loext:min-decimal-places="2" number:min-integer-digits="1" number:grouping="true"/>
      <number:text>       </number:text>
    </number:number-style>
    <number:number-style style:name="N199P1" style:volatile="true">
      <number:text>-</number:text>
      <number:number number:decimal-places="2" loext:min-decimal-places="2" number:min-integer-digits="1" number:grouping="true"/>
      <number:text>       </number:text>
    </number:number-style>
    <number:number-style style:name="N199P2" style:volatile="true">
      <number:text> -</number:text>
      <number:number number:decimal-places="0" loext:min-decimal-places="0" number:min-integer-digits="0"/>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percentage-style style:name="N200">
      <number:number number:decimal-places="1" loext:min-decimal-places="1" number:min-integer-digits="1"/>
      <number:text>%</number:text>
    </number:percentage-style>
    <number:number-style style:name="N201P0" style:volatile="true">
      <number:number number:decimal-places="0" loext:min-decimal-places="0" number:min-integer-digits="1" number:grouping="true"/>
      <number:text> </number:text>
    </number:number-style>
    <number:number-style style:name="N201">
      <number:text>-</number:text>
      <number:number number:decimal-places="0" loext:min-decimal-places="0" number:min-integer-digits="1" number:grouping="true"/>
      <number:text> </number:text>
      <style:map style:condition="value()&gt;=0" style:apply-style-name="N201P0"/>
    </number:number-style>
    <number:number-style style:name="N202">
      <number:text>€  </number:text>
      <number:number number:decimal-places="2" loext:min-decimal-places="2" number:min-integer-digits="1" number:grouping="true"/>
    </number:number-style>
    <number:number-style style:name="N203">
      <number:text>€ </number:text>
      <number:number number:decimal-places="2" loext:min-decimal-places="2" number:min-integer-digits="1">
        <number:embedded-text number:position="3">'</number:embedded-text>
      </number:number>
    </number:number-style>
    <number:number-style style:name="N204">
      <number:text>€  </number:text>
      <number:number number:decimal-places="2" loext:min-decimal-places="2" number:min-integer-digits="0" number:grouping="true"/>
    </number:number-style>
    <number:number-style style:name="N205">
      <number:number number:decimal-places="4" loext:min-decimal-places="4" number:min-integer-digits="1"/>
    </number:number-style>
    <number:number-style style:name="N207P0" style:volatile="true">
      <number:number number:decimal-places="0" loext:min-decimal-places="0" number:min-integer-digits="1" number:grouping="true"/>
      <number:text> DM</number:text>
    </number:number-style>
    <number:number-style style:name="N207">
      <number:text>-</number:text>
      <number:number number:decimal-places="0" loext:min-decimal-places="0" number:min-integer-digits="1" number:grouping="true"/>
      <number:text> DM</number:text>
      <style:map style:condition="value()&gt;=0" style:apply-style-name="N207P0"/>
    </number:number-style>
    <number:number-style style:name="N209P0" style:volatile="true">
      <number:number number:decimal-places="2" loext:min-decimal-places="2" number:min-integer-digits="1" number:grouping="true"/>
      <number:text> DM</number:text>
    </number:number-style>
    <number:number-style style:name="N209">
      <number:text>-</number:text>
      <number:number number:decimal-places="2" loext:min-decimal-places="2" number:min-integer-digits="1" number:grouping="true"/>
      <number:text> DM</number:text>
      <style:map style:condition="value()&gt;=0" style:apply-style-name="N209P0"/>
    </number:number-style>
    <number:number-style style:name="N210">
      <number:number number:decimal-places="4" loext:min-decimal-places="4" number:min-integer-digits="1" number:grouping="true"/>
    </number:number-style>
    <number:number-style style:name="N211P0" style:volatile="true">
      <number:number number:decimal-places="2" loext:min-decimal-places="2" number:min-integer-digits="1" number:grouping="true"/>
      <number:text> </number:text>
    </number:number-style>
    <number:number-style style:name="N211P1" style:volatile="true">
      <number:text>-</number:text>
      <number:number number:decimal-places="2" loext:min-decimal-places="2"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2">
      <number:number number:decimal-places="1" loext:min-decimal-places="1" number:min-integer-digits="1" number:grouping="true"/>
    </number:number-style>
    <number:number-style style:name="N213">
      <number:number number:decimal-places="4" loext:min-decimal-places="0" number:min-integer-digits="0" number:decimal-replacement="" number:display-factor="1000"/>
    </number:number-style>
    <number:number-style style:name="N214">
      <number:number number:decimal-places="3" loext:min-decimal-places="0" number:min-integer-digits="0" number:decimal-replacement="" number:display-factor="1000"/>
    </number:number-style>
    <number:number-style style:name="N215">
      <number:text>€ </number:text>
      <number:number number:decimal-places="4" loext:min-decimal-places="0" number:min-integer-digits="0" number:decimal-replacement=""/>
    </number:number-style>
    <number:number-style style:name="N216">
      <number:text>€ </number:text>
      <number:number number:decimal-places="3" loext:min-decimal-places="0" number:min-integer-digits="0" number:decimal-replacement=""/>
    </number:number-style>
    <number:number-style style:name="N217">
      <number:text>€ </number:text>
      <number:number number:decimal-places="2" loext:min-decimal-places="0" number:min-integer-digits="0" number:decimal-replacement=""/>
    </number:number-style>
    <number:number-style style:name="N218">
      <number:text>€ </number:text>
      <number:number number:decimal-places="5" loext:min-decimal-places="0" number:min-integer-digits="0" number:decimal-replacement=""/>
    </number:number-style>
    <number:number-style style:name="N219">
      <number:text>€ </number:text>
      <number:number number:decimal-places="4" loext:min-decimal-places="0" number:min-integer-digits="0" number:decimal-replacement="" number:display-factor="1000"/>
    </number:number-style>
    <number:number-style style:name="N220">
      <number:text>€   </number:text>
      <number:number number:decimal-places="3" loext:min-decimal-places="0" number:min-integer-digits="0" number:decimal-replacement=""/>
    </number:number-style>
    <number:number-style style:name="N221">
      <number:text>€ </number:text>
      <number:number number:decimal-places="5" loext:min-decimal-places="0" number:min-integer-digits="0" number:decimal-replacement="" number:display-factor="1000"/>
    </number:number-style>
    <number:number-style style:name="N222">
      <number:text>€ </number:text>
      <number:number number:decimal-places="6" loext:min-decimal-places="0" number:min-integer-digits="0" number:decimal-replacement="" number:display-factor="1000"/>
    </number:number-style>
    <number:number-style style:name="N223">
      <number:text>€ </number:text>
      <number:number number:decimal-places="3" loext:min-decimal-places="0" number:min-integer-digits="0" number:decimal-replacement="" number:display-factor="1000"/>
    </number:number-style>
    <number:number-style style:name="N224">
      <number:number number:decimal-places="3" loext:min-decimal-places="0" number:min-integer-digits="0" number:decimal-replacement=""/>
    </number:number-style>
    <number:number-style style:name="N225">
      <number:text>€</number:text>
      <number:number number:decimal-places="3" loext:min-decimal-places="0" number:min-integer-digits="0" number:decimal-replacement=""/>
    </number:number-style>
    <number:number-style style:name="N226">
      <number:text>€</number:text>
      <number:number number:decimal-places="2" loext:min-decimal-places="0" number:min-integer-digits="0" number:decimal-replacement=""/>
    </number:number-style>
    <number:number-style style:name="N227">
      <number:text>€  </number:text>
      <number:number number:decimal-places="2" loext:min-decimal-places="0" number:min-integer-digits="0" number:decimal-replacement=""/>
    </number:number-style>
    <number:number-style style:name="N228">
      <number:text>€  </number:text>
      <number:number number:decimal-places="2" loext:min-decimal-places="0" number:min-integer-digits="0" number:decimal-replacement="" number:grouping="true"/>
    </number:number-style>
    <number:number-style style:name="N229">
      <number:text>€  </number:text>
      <number:number number:decimal-places="3" loext:min-decimal-places="0" number:min-integer-digits="0" number:decimal-replacement="" number:grouping="true"/>
    </number:number-style>
    <number:number-style style:name="N230">
      <number:text>€  </number:text>
      <number:number number:decimal-places="4" loext:min-decimal-places="0" number:min-integer-digits="0" number:decimal-replacement="" number:grouping="true"/>
    </number:number-style>
    <number:number-style style:name="N231">
      <number:text>L. </number:text>
      <number:number number:decimal-places="3" loext:min-decimal-places="0" number:min-integer-digits="0" number:decimal-replacement=""/>
    </number:number-style>
    <number:number-style style:name="N232">
      <number:text>L. </number:text>
      <number:number number:decimal-places="5" loext:min-decimal-places="0" number:min-integer-digits="0" number:decimal-replacement="" number:display-factor="1000"/>
    </number:number-style>
    <number:number-style style:name="N233">
      <number:text>L. </number:text>
      <number:number number:decimal-places="1" loext:min-decimal-places="1" number:min-integer-digits="1" number:grouping="true"/>
    </number:number-style>
    <number:currency-style style:name="N234P0" style:volatile="true">
      <number:number number:decimal-places="2" loext:min-decimal-places="2" number:min-integer-digits="1" number:grouping="true"/>
      <number:text> </number:text>
      <number:currency-symbol>€</number:currency-symbol>
    </number:currency-style>
    <number:currency-style style:name="N234">
      <number:text>-</number:text>
      <number:number number:decimal-places="2" loext:min-decimal-places="2" number:min-integer-digits="1" number:grouping="true"/>
      <number:text> </number:text>
      <number:currency-symbol>€</number:currency-symbol>
      <style:map style:condition="value()&gt;=0" style:apply-style-name="N234P0"/>
    </number:currency-style>
    <number:number-style style:name="N235">
      <number:text>L. </number:text>
      <number:number number:decimal-places="3" loext:min-decimal-places="3" number:min-integer-digits="1" number:grouping="true"/>
    </number:number-style>
    <number:number-style style:name="N236">
      <number:text>L. </number:text>
      <number:number number:decimal-places="4" loext:min-decimal-places="4" number:min-integer-digits="1" number:grouping="true"/>
    </number:number-style>
    <number:number-style style:name="N237">
      <number:text>L. </number:text>
      <number:number number:decimal-places="5" loext:min-decimal-places="5" number:min-integer-digits="1" number:grouping="true"/>
    </number:number-style>
    <number:number-style style:name="N238P0" style:volatile="true">
      <number:number number:decimal-places="2" loext:min-decimal-places="2" number:min-integer-digits="1" number:grouping="true"/>
      <number:text> </number:text>
    </number:number-style>
    <number:number-style style:name="N238">
      <number:text>-</number:text>
      <number:number number:decimal-places="2" loext:min-decimal-places="2" number:min-integer-digits="1" number:grouping="true"/>
      <number:text> </number:text>
      <style:map style:condition="value()&gt;=0" style:apply-style-name="N238P0"/>
    </number:number-style>
    <number:number-style style:name="N241P0" style:volatile="true">
      <number:number number:decimal-places="1" loext:min-decimal-places="1" number:min-integer-digits="1" number:grouping="true"/>
      <number:text>       </number:text>
    </number:number-style>
    <number:number-style style:name="N241P1" style:volatile="true">
      <number:text>-</number:text>
      <number:number number:decimal-places="1" loext:min-decimal-places="1" number:min-integer-digits="1" number:grouping="true"/>
      <number:text>       </number:text>
    </number:number-style>
    <number:number-style style:name="N241P2" style:volatile="true">
      <number:text> -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2P0" style:volatile="true">
      <number:number number:decimal-places="2" loext:min-decimal-places="2" number:min-integer-digits="1" number:grouping="true"/>
      <number:text>       </number:text>
    </number:number-style>
    <number:number-style style:name="N242P1" style:volatile="true">
      <number:text>-</number:text>
      <number:number number:decimal-places="2" loext:min-decimal-places="2" number:min-integer-digits="1" number:grouping="true"/>
      <number:text>       </number:text>
    </number:number-style>
    <number:number-style style:name="N242P2" style:volatile="true">
      <number:text> -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5P0" style:volatile="true">
      <number:number number:decimal-places="3" loext:min-decimal-places="3" number:min-integer-digits="1" number:grouping="true"/>
      <number:text>       </number:text>
    </number:number-style>
    <number:number-style style:name="N245P1" style:volatile="true">
      <number:text>-</number:text>
      <number:number number:decimal-places="3" loext:min-decimal-places="3" number:min-integer-digits="1" number:grouping="true"/>
      <number:text>       </number:text>
    </number:number-style>
    <number:number-style style:name="N245P2" style:volatile="true">
      <number:text> -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6P0" style:volatile="true">
      <number:number number:decimal-places="0" loext:min-decimal-places="0" number:min-integer-digits="1" number:grouping="true"/>
      <number:text> DM</number:text>
    </number:number-style>
    <number:number-style style:name="N246">
      <style:text-properties fo:color="#ff0000"/>
      <number:text>-</number:text>
      <number:number number:decimal-places="0" loext:min-decimal-places="0" number:min-integer-digits="1" number:grouping="true"/>
      <number:text> DM</number:text>
      <style:map style:condition="value()&gt;=0" style:apply-style-name="N246P0"/>
    </number:number-style>
    <number:number-style style:name="N247P0" style:volatile="true">
      <number:number number:decimal-places="2" loext:min-decimal-places="2" number:min-integer-digits="1" number:grouping="true"/>
      <number:text> DM</number:text>
    </number:number-style>
    <number:number-style style:name="N247">
      <style:text-properties fo:color="#ff0000"/>
      <number:text>-</number:text>
      <number:number number:decimal-places="2" loext:min-decimal-places="2" number:min-integer-digits="1" number:grouping="true"/>
      <number:text> DM</number:text>
      <style:map style:condition="value()&gt;=0" style:apply-style-name="N247P0"/>
    </number:number-style>
    <number:number-style style:name="N248P0" style:volatile="true">
      <number:number number:decimal-places="0" loext:min-decimal-places="0" number:min-integer-digits="1" number:grouping="true"/>
      <number:text> </number:text>
    </number:number-style>
    <number:number-style style:name="N248">
      <style:text-properties fo:color="#ff0000"/>
      <number:text>-</number:text>
      <number:number number:decimal-places="0" loext:min-decimal-places="0" number:min-integer-digits="1" number:grouping="true"/>
      <number:text> </number:text>
      <style:map style:condition="value()&gt;=0" style:apply-style-name="N248P0"/>
    </number:number-style>
    <number:number-style style:name="N249P0" style:volatile="true">
      <number:number number:decimal-places="2" loext:min-decimal-places="2" number:min-integer-digits="1" number:grouping="true"/>
      <number:text> </number:text>
    </number:number-style>
    <number:number-style style:name="N249">
      <style:text-properties fo:color="#ff0000"/>
      <number:text>-</number:text>
      <number:number number:decimal-places="2" loext:min-decimal-places="2" number:min-integer-digits="1" number:grouping="true"/>
      <number:text> </number:text>
      <style:map style:condition="value()&gt;=0" style:apply-style-name="N249P0"/>
    </number:number-style>
    <number:currency-style style:name="N251P0" style:volatile="true">
      <number:number number:decimal-places="2" loext:min-decimal-places="2" number:min-integer-digits="1" number:grouping="true"/>
      <number:text> </number:text>
      <number:currency-symbol number:language="de" number:country="DE">€</number:currency-symbol>
    </number:currency-style>
    <number:currency-style style:name="N251">
      <number:text>-</number:text>
      <number:number number:decimal-places="2" loext:min-decimal-places="2" number:min-integer-digits="1" number:grouping="true"/>
      <number:text> </number:text>
      <number:currency-symbol number:language="de" number:country="DE">€</number:currency-symbol>
      <style:map style:condition="value()&gt;=0" style:apply-style-name="N251P0"/>
    </number:currency-style>
    <number:currency-style style:name="N253P0" style:volatile="true">
      <number:number number:decimal-places="3" loext:min-decimal-places="3" number:min-integer-digits="1" number:grouping="true"/>
      <number:text> </number:text>
      <number:currency-symbol number:language="de" number:country="DE">€</number:currency-symbol>
    </number:currency-style>
    <number:currency-style style:name="N253">
      <number:text>-</number:text>
      <number:number number:decimal-places="3" loext:min-decimal-places="3" number:min-integer-digits="1" number:grouping="true"/>
      <number:text> </number:text>
      <number:currency-symbol number:language="de" number:country="DE">€</number:currency-symbol>
      <style:map style:condition="value()&gt;=0" style:apply-style-name="N253P0"/>
    </number:currency-style>
    <number:percentage-style style:name="N254">
      <number:number number:decimal-places="4" loext:min-decimal-places="4" number:min-integer-digits="1"/>
      <number:text>%</number:text>
    </number:percentage-style>
    <number:currency-style style:name="N256P0" style:volatile="true">
      <number:currency-symbol number:language="es" number:country="CR">¢</number:currency-symbol>
      <number:text> </number:text>
      <number:number number:decimal-places="0" loext:min-decimal-places="0" number:min-integer-digits="1" number:grouping="true"/>
    </number:currency-style>
    <number:currency-style style:name="N256">
      <number:text>-</number:text>
      <number:currency-symbol number:language="es" number:country="CR">¢</number:currency-symbol>
      <number:text> </number:text>
      <number:number number:decimal-places="0" loext:min-decimal-places="0" number:min-integer-digits="1" number:grouping="true"/>
      <style:map style:condition="value()&gt;=0" style:apply-style-name="N256P0"/>
    </number:currency-style>
    <number:currency-style style:name="N258P0" style:volatile="true">
      <number:currency-symbol number:language="nn" number:country="NO">kr</number:currency-symbol>
      <number:number number:decimal-places="0" loext:min-decimal-places="0" number:min-integer-digits="1" number:grouping="true"/>
    </number:currency-style>
    <number:currency-style style:name="N258">
      <number:currency-symbol number:language="nn" number:country="NO">kr</number:currency-symbol>
      <number:number number:decimal-places="0" loext:min-decimal-places="0" number:min-integer-digits="1" number:grouping="true"/>
      <number:text>-</number:text>
      <style:map style:condition="value()&gt;=0" style:apply-style-name="N258P0"/>
    </number:currency-style>
    <number:currency-style style:name="N260P0" style:volatile="true">
      <number:currency-symbol number:language="nn" number:country="NO">kr</number:currency-symbol>
      <number:number number:decimal-places="2" loext:min-decimal-places="2" number:min-integer-digits="1" number:grouping="true"/>
    </number:currency-style>
    <number:currency-style style:name="N260">
      <number:currency-symbol number:language="nn" number:country="NO">kr</number:currency-symbol>
      <number:number number:decimal-places="2" loext:min-decimal-places="2" number:min-integer-digits="1" number:grouping="true"/>
      <number:text>-</number:text>
      <style:map style:condition="value()&gt;=0" style:apply-style-name="N260P0"/>
    </number:currency-style>
    <number:currency-style style:name="N261">
      <number:currency-symbol number:language="en" number:country="GB">£</number:currency-symbol>
      <number:number number:decimal-places="0" loext:min-decimal-places="0" number:min-integer-digits="1" number:grouping="true"/>
    </number:currency-style>
    <number:currency-style style:name="N262P0" style:volatile="true">
      <number:currency-symbol number:language="en" number:country="GB">£</number:currency-symbol>
      <number:number number:decimal-places="0" loext:min-decimal-places="0" number:min-integer-digits="1" number:grouping="true"/>
    </number:currency-style>
    <number:currency-style style:name="N262">
      <number:text>-</number:text>
      <number:currency-symbol number:language="en" number:country="GB">£</number:currency-symbol>
      <number:number number:decimal-places="0" loext:min-decimal-places="0" number:min-integer-digits="1" number:grouping="true"/>
      <style:map style:condition="value()&gt;=0" style:apply-style-name="N262P0"/>
    </number:currency-style>
    <number:currency-style style:name="N264P0" style:volatile="true">
      <number:currency-symbol number:language="en" number:country="GB">£</number:currency-symbol>
      <number:number number:decimal-places="2" loext:min-decimal-places="2" number:min-integer-digits="1" number:grouping="true"/>
    </number:currency-style>
    <number:currency-style style:name="N264">
      <number:text>-</number:text>
      <number:currency-symbol number:language="en" number:country="GB">£</number:currency-symbol>
      <number:number number:decimal-places="2" loext:min-decimal-places="2" number:min-integer-digits="1" number:grouping="true"/>
      <style:map style:condition="value()&gt;=0" style:apply-style-name="N264P0"/>
    </number:currency-style>
    <number:number-style style:name="N265">
      <number:scientific-number number:decimal-places="1" loext:min-decimal-places="1" number:min-integer-digits="3" number:min-exponent-digits="1" loext:exponent-interval="3" loext:forced-exponent-sign="true"/>
    </number:number-style>
    <number:number-style style:name="N266P0" style:volatile="true">
      <number:number number:decimal-places="2" loext:min-decimal-places="2" number:min-integer-digits="1"/>
    </number:number-style>
    <number:number-style style:name="N266">
      <style:text-properties fo:color="#ff0000"/>
      <number:number number:decimal-places="2" loext:min-decimal-places="2" number:min-integer-digits="1"/>
      <style:map style:condition="value()&gt;=0" style:apply-style-name="N266P0"/>
    </number:number-style>
    <number:number-style style:name="N267">
      <number:number number:decimal-places="8" loext:min-decimal-places="8" number:min-integer-digits="1"/>
    </number:number-style>
    <number:number-style style:name="N268P0" style:volatile="true">
      <number:text>€ </number:text>
      <number:number number:decimal-places="0" loext:min-decimal-places="0" number:min-integer-digits="1" number:grouping="true"/>
    </number:number-style>
    <number:number-style style:name="N268">
      <style:text-properties fo:color="#000000"/>
      <number:text>-€ </number:text>
      <number:number number:decimal-places="0" loext:min-decimal-places="0" number:min-integer-digits="1" number:grouping="true"/>
      <style:map style:condition="value()&gt;=0" style:apply-style-name="N268P0"/>
    </number:number-style>
    <number:number-style style:name="N269P0" style:volatile="true">
      <number:text>€ </number:text>
      <number:number number:decimal-places="2" loext:min-decimal-places="2" number:min-integer-digits="1" number:grouping="true"/>
    </number:number-style>
    <number:number-style style:name="N269">
      <style:text-properties fo:color="#000000"/>
      <number:text>-€ </number:text>
      <number:number number:decimal-places="2" loext:min-decimal-places="2" number:min-integer-digits="1" number:grouping="true"/>
      <style:map style:condition="value()&gt;=0" style:apply-style-name="N269P0"/>
    </number:number-style>
    <number:number-style style:name="N270P0" style:volatile="true">
      <number:text>L. </number:text>
      <number:number number:decimal-places="0" loext:min-decimal-places="0" number:min-integer-digits="1" number:grouping="true"/>
    </number:number-style>
    <number:number-style style:name="N270">
      <style:text-properties fo:color="#000000"/>
      <number:text>-L. </number:text>
      <number:number number:decimal-places="0" loext:min-decimal-places="0" number:min-integer-digits="1" number:grouping="true"/>
      <style:map style:condition="value()&gt;=0" style:apply-style-name="N270P0"/>
    </number:number-style>
    <number:number-style style:name="N271P0" style:volatile="true">
      <number:text>L. </number:text>
      <number:number number:decimal-places="2" loext:min-decimal-places="2" number:min-integer-digits="1" number:grouping="true"/>
    </number:number-style>
    <number:number-style style:name="N271">
      <style:text-properties fo:color="#000000"/>
      <number:text>-L. </number:text>
      <number:number number:decimal-places="2" loext:min-decimal-places="2" number:min-integer-digits="1" number:grouping="true"/>
      <style:map style:condition="value()&gt;=0" style:apply-style-name="N271P0"/>
    </number:number-style>
    <number:number-style style:name="N272P0" style:volatile="true">
      <number:number number:decimal-places="0" loext:min-decimal-places="0" number:min-integer-digits="1" number:grouping="true"/>
      <number:text> DM</number:text>
    </number:number-style>
    <number:number-style style:name="N272">
      <style:text-properties fo:color="#000000"/>
      <number:text>-</number:text>
      <number:number number:decimal-places="0" loext:min-decimal-places="0" number:min-integer-digits="1" number:grouping="true"/>
      <number:text> DM</number:text>
      <style:map style:condition="value()&gt;=0" style:apply-style-name="N272P0"/>
    </number:number-style>
    <number:number-style style:name="N273P0" style:volatile="true">
      <number:number number:decimal-places="2" loext:min-decimal-places="2" number:min-integer-digits="1" number:grouping="true"/>
      <number:text> DM</number:text>
    </number:number-style>
    <number:number-style style:name="N273">
      <style:text-properties fo:color="#000000"/>
      <number:text>-</number:text>
      <number:number number:decimal-places="2" loext:min-decimal-places="2" number:min-integer-digits="1" number:grouping="true"/>
      <number:text> DM</number:text>
      <style:map style:condition="value()&gt;=0" style:apply-style-name="N273P0"/>
    </number:number-style>
    <number:number-style style:name="N274P0" style:volatile="true">
      <number:number number:decimal-places="0" loext:min-decimal-places="0" number:min-integer-digits="1" number:grouping="true"/>
      <number:text> </number:text>
    </number:number-style>
    <number:number-style style:name="N274">
      <style:text-properties fo:color="#000000"/>
      <number:text>-</number:text>
      <number:number number:decimal-places="0" loext:min-decimal-places="0" number:min-integer-digits="1" number:grouping="true"/>
      <number:text> </number:text>
      <style:map style:condition="value()&gt;=0" style:apply-style-name="N274P0"/>
    </number:number-style>
    <number:number-style style:name="N275P0" style:volatile="true">
      <number:number number:decimal-places="2" loext:min-decimal-places="2" number:min-integer-digits="1" number:grouping="true"/>
      <number:text> </number:text>
    </number:number-style>
    <number:number-style style:name="N275">
      <style:text-properties fo:color="#000000"/>
      <number:text>-</number:text>
      <number:number number:decimal-places="2" loext:min-decimal-places="2" number:min-integer-digits="1" number:grouping="true"/>
      <number:text> </number:text>
      <style:map style:condition="value()&gt;=0" style:apply-style-name="N275P0"/>
    </number:number-style>
    <number:number-style style:name="N276">
      <number:number number:decimal-places="0" loext:min-decimal-places="0" number:min-integer-digits="3"/>
    </number:number-style>
    <number:date-style style:name="N277">
      <number:day number:style="long"/>
      <number:text>-</number:text>
      <number:month number:textual="true"/>
    </number:date-style>
    <number:number-style style:name="N278">
      <number:number number:decimal-places="10" loext:min-decimal-places="10" number:min-integer-digits="1"/>
    </number:number-style>
    <number:number-style style:name="N280P0" style:volatile="true">
      <number:number number:decimal-places="0" loext:min-decimal-places="0" number:min-integer-digits="1" number:grouping="true"/>
      <number:text>   </number:text>
    </number:number-style>
    <number:number-style style:name="N280">
      <number:text>-</number:text>
      <number:number number:decimal-places="0" loext:min-decimal-places="0" number:min-integer-digits="1" number:grouping="true"/>
      <number:text>   </number:text>
      <style:map style:condition="value()&gt;=0" style:apply-style-name="N280P0"/>
    </number:number-style>
    <number:number-style style:name="N281P0" style:volatile="true">
      <number:number number:decimal-places="0" loext:min-decimal-places="0" number:min-integer-digits="1" number:grouping="true"/>
      <number:text>   </number:text>
    </number:number-style>
    <number:number-style style:name="N281">
      <style:text-properties fo:color="#ff0000"/>
      <number:text>-</number:text>
      <number:number number:decimal-places="0" loext:min-decimal-places="0" number:min-integer-digits="1" number:grouping="true"/>
      <number:text>   </number:text>
      <style:map style:condition="value()&gt;=0" style:apply-style-name="N281P0"/>
    </number:number-style>
    <number:number-style style:name="N283P0" style:volatile="true">
      <number:number number:decimal-places="2" loext:min-decimal-places="2" number:min-integer-digits="1" number:grouping="true"/>
      <number:text>   </number:text>
    </number:number-style>
    <number:number-style style:name="N283">
      <number:text>-</number:text>
      <number:number number:decimal-places="2" loext:min-decimal-places="2" number:min-integer-digits="1" number:grouping="true"/>
      <number:text>   </number:text>
      <style:map style:condition="value()&gt;=0" style:apply-style-name="N283P0"/>
    </number:number-style>
    <number:number-style style:name="N284P0" style:volatile="true">
      <number:number number:decimal-places="2" loext:min-decimal-places="2" number:min-integer-digits="1" number:grouping="true"/>
      <number:text>   </number:text>
    </number:number-style>
    <number:number-style style:name="N284">
      <style:text-properties fo:color="#ff0000"/>
      <number:text>-</number:text>
      <number:number number:decimal-places="2" loext:min-decimal-places="2" number:min-integer-digits="1" number:grouping="true"/>
      <number:text>   </number:text>
      <style:map style:condition="value()&gt;=0" style:apply-style-name="N284P0"/>
    </number:number-style>
    <number:number-style style:name="N286P0" style:volatile="true">
      <number:number number:decimal-places="0" loext:min-decimal-places="0" number:min-integer-digits="1" number:grouping="true"/>
      <number:text> €</number:text>
    </number:number-style>
    <number:number-style style:name="N286">
      <number:text>-</number:text>
      <number:number number:decimal-places="0" loext:min-decimal-places="0" number:min-integer-digits="1" number:grouping="true"/>
      <number:text> €</number:text>
      <style:map style:condition="value()&gt;=0" style:apply-style-name="N286P0"/>
    </number:number-style>
    <number:number-style style:name="N287P0" style:volatile="true">
      <number:number number:decimal-places="0" loext:min-decimal-places="0" number:min-integer-digits="1" number:grouping="true"/>
      <number:text> €</number:text>
    </number:number-style>
    <number:number-style style:name="N287">
      <style:text-properties fo:color="#ff0000"/>
      <number:text>-</number:text>
      <number:number number:decimal-places="0" loext:min-decimal-places="0" number:min-integer-digits="1" number:grouping="true"/>
      <number:text> €</number:text>
      <style:map style:condition="value()&gt;=0" style:apply-style-name="N287P0"/>
    </number:number-style>
    <number:number-style style:name="N289P0" style:volatile="true">
      <number:number number:decimal-places="2" loext:min-decimal-places="2" number:min-integer-digits="1" number:grouping="true"/>
      <number:text> €</number:text>
    </number:number-style>
    <number:number-style style:name="N289">
      <number:text>-</number:text>
      <number:number number:decimal-places="2" loext:min-decimal-places="2" number:min-integer-digits="1" number:grouping="true"/>
      <number:text> €</number:text>
      <style:map style:condition="value()&gt;=0" style:apply-style-name="N289P0"/>
    </number:number-style>
    <number:number-style style:name="N290P0" style:volatile="true">
      <number:number number:decimal-places="2" loext:min-decimal-places="2" number:min-integer-digits="1" number:grouping="true"/>
      <number:text> €</number:text>
    </number:number-style>
    <number:number-style style:name="N290">
      <style:text-properties fo:color="#ff0000"/>
      <number:text>-</number:text>
      <number:number number:decimal-places="2" loext:min-decimal-places="2" number:min-integer-digits="1" number:grouping="true"/>
      <number:text> €</number:text>
      <style:map style:condition="value()&gt;=0" style:apply-style-name="N290P0"/>
    </number:number-style>
    <number:number-style style:name="N294P0" style:volatile="true">
      <number:number number:decimal-places="0" loext:min-decimal-places="0" number:min-integer-digits="1" number:grouping="true"/>
      <number:text> € </number:text>
    </number:number-style>
    <number:number-style style:name="N294P1" style:volatile="true">
      <number:text>-</number:text>
      <number:number number:decimal-places="0" loext:min-decimal-places="0" number:min-integer-digits="1" number:grouping="true"/>
      <number:text> € </number:text>
    </number:number-style>
    <number:number-style style:name="N294P2" style:volatile="true">
      <number:text> - €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8P0" style:volatile="true">
      <number:number number:decimal-places="0" loext:min-decimal-places="0" number:min-integer-digits="1" number:grouping="true"/>
      <number:text>    </number:text>
    </number:number-style>
    <number:number-style style:name="N298P1" style:volatile="true">
      <number:text>-</number:text>
      <number:number number:decimal-places="0" loext:min-decimal-places="0" number:min-integer-digits="1" number:grouping="true"/>
      <number:text>    </number:text>
    </number:number-style>
    <number:number-style style:name="N298P2" style:volatile="true">
      <number:text> -    </number:text>
    </number:number-style>
    <number:text-style style:name="N298">
      <number:text-content/>
      <number:text> </number:text>
      <style:map style:condition="value()&gt;0" style:apply-style-name="N298P0"/>
      <style:map style:condition="value()&lt;0" style:apply-style-name="N298P1"/>
      <style:map style:condition="value()=0" style:apply-style-name="N298P2"/>
    </number:text-style>
    <number:number-style style:name="N302P0" style:volatile="true">
      <number:number number:decimal-places="2" loext:min-decimal-places="2" number:min-integer-digits="1" number:grouping="true"/>
      <number:text> € </number:text>
    </number:number-style>
    <number:number-style style:name="N302P1" style:volatile="true">
      <number:text>-</number:text>
      <number:number number:decimal-places="2" loext:min-decimal-places="2" number:min-integer-digits="1" number:grouping="true"/>
      <number:text> € </number:text>
    </number:number-style>
    <number:number-style style:name="N302P2" style:volatile="true">
      <number:text> -</number:text>
      <number:number number:decimal-places="0" loext:min-decimal-places="0" number:min-integer-digits="0"/>
      <number:text> € </number:text>
    </number:number-style>
    <number:text-style style:name="N302">
      <number:text-content/>
      <number:text> </number:text>
      <style:map style:condition="value()&gt;0" style:apply-style-name="N302P0"/>
      <style:map style:condition="value()&lt;0" style:apply-style-name="N302P1"/>
      <style:map style:condition="value()=0" style:apply-style-name="N302P2"/>
    </number:text-style>
    <number:number-style style:name="N306P0" style:volatile="true">
      <number:number number:decimal-places="2" loext:min-decimal-places="2" number:min-integer-digits="1" number:grouping="true"/>
      <number:text>    </number:text>
    </number:number-style>
    <number:number-style style:name="N306P1" style:volatile="true">
      <number:text>-</number:text>
      <number:number number:decimal-places="2" loext:min-decimal-places="2" number:min-integer-digits="1" number:grouping="true"/>
      <number:text>    </number:text>
    </number:number-style>
    <number:number-style style:name="N306P2" style:volatile="true">
      <number:text> -</number:text>
      <number:number number:decimal-places="0" loext:min-decimal-places="0" number:min-integer-digits="0"/>
      <number:text>    </number:text>
    </number:number-style>
    <number:text-style style:name="N306">
      <number:text-content/>
      <number:text> </number:text>
      <style:map style:condition="value()&gt;0" style:apply-style-name="N306P0"/>
      <style:map style:condition="value()&lt;0" style:apply-style-name="N306P1"/>
      <style:map style:condition="value()=0" style:apply-style-name="N306P2"/>
    </number:text-style>
    <number:currency-style style:name="N308P0" style:volatile="true">
      <number:currency-symbol number:language="en" number:country="US">$</number:currency-symbol>
      <number:number number:decimal-places="0" loext:min-decimal-places="0" number:min-integer-digits="1" number:grouping="true"/>
    </number:currency-style>
    <number:currency-style style:name="N308">
      <number:text>-</number:text>
      <number:currency-symbol number:language="en" number:country="US">$</number:currency-symbol>
      <number:number number:decimal-places="0" loext:min-decimal-places="0" number:min-integer-digits="1" number:grouping="true"/>
      <style:map style:condition="value()&gt;=0" style:apply-style-name="N308P0"/>
    </number:currency-style>
    <number:currency-style style:name="N310P0" style:volatile="true">
      <number:currency-symbol number:language="en" number:country="US">$</number:currency-symbol>
      <number:number number:decimal-places="2" loext:min-decimal-places="2" number:min-integer-digits="1" number:grouping="true"/>
    </number:currency-style>
    <number:currency-style style:name="N310">
      <number:text>-</number:text>
      <number:currency-symbol number:language="en" number:country="US">$</number:currency-symbol>
      <number:number number:decimal-places="2" loext:min-decimal-places="2" number:min-integer-digits="1" number:grouping="true"/>
      <style:map style:condition="value()&gt;=0" style:apply-style-name="N310P0"/>
    </number:currency-style>
    <number:currency-style style:name="N311P0" style:volatile="true">
      <number:currency-symbol number:language="en" number:country="US">$</number:currency-symbol>
      <number:number number:decimal-places="0" loext:min-decimal-places="0" number:min-integer-digits="1" number:grouping="true"/>
    </number:currency-style>
    <number:currency-style style:name="N3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311P0"/>
    </number:currency-style>
    <number:currency-style style:name="N312P0" style:volatile="true">
      <number:currency-symbol number:language="en" number:country="US">$</number:currency-symbol>
      <number:number number:decimal-places="2" loext:min-decimal-places="2" number:min-integer-digits="1" number:grouping="true"/>
    </number:currency-style>
    <number:currency-style style:name="N3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312P0"/>
    </number:currency-style>
    <number:time-style style:name="N313">
      <number:minutes number:style="long"/>
      <number:text>.</number:text>
      <number:seconds number:style="long"/>
    </number:time-style>
    <number:time-style style:name="N314" number:truncate-on-overflow="false">
      <number:hours/>
      <number:text>.</number:text>
      <number:minutes number:style="long"/>
      <number:text>.</number:text>
      <number:seconds number:style="long"/>
    </number:time-style>
    <number:time-style style:name="N315">
      <number:minutes number:style="long"/>
      <number:text>.</number:text>
      <number:seconds number:style="long" number:decimal-places="1"/>
    </number:time-style>
    <number:currency-style style:name="N317P0" style:volatile="true">
      <number:currency-symbol number:language="it" number:country="IT">L.</number:currency-symbol>
      <number:text> </number:text>
      <number:number number:decimal-places="0" loext:min-decimal-places="0" number:min-integer-digits="1" number:grouping="true"/>
    </number:currency-style>
    <number:currency-style style:name="N317">
      <number:text>-</number:text>
      <number:currency-symbol number:language="it" number:country="IT">L.</number:currency-symbol>
      <number:text> </number:text>
      <number:number number:decimal-places="0" loext:min-decimal-places="0" number:min-integer-digits="1" number:grouping="true"/>
      <style:map style:condition="value()&gt;=0" style:apply-style-name="N317P0"/>
    </number:currency-style>
    <number:currency-style style:name="N318P0" style:volatile="true">
      <number:currency-symbol number:language="it" number:country="IT">L.</number:currency-symbol>
      <number:text> </number:text>
      <number:number number:decimal-places="0" loext:min-decimal-places="0" number:min-integer-digits="1" number:grouping="true"/>
    </number:currency-style>
    <number:currency-style style:name="N318">
      <style:text-properties fo:color="#ff0000"/>
      <number:text>-</number:text>
      <number:currency-symbol number:language="it" number:country="IT">L.</number:currency-symbol>
      <number:text> </number:text>
      <number:number number:decimal-places="0" loext:min-decimal-places="0" number:min-integer-digits="1" number:grouping="true"/>
      <style:map style:condition="value()&gt;=0" style:apply-style-name="N318P0"/>
    </number:currency-style>
    <number:number-style style:name="N320P0" style:volatile="true">
      <number:text>L. </number:text>
      <number:number number:decimal-places="2" loext:min-decimal-places="2" number:min-integer-digits="1" number:grouping="true"/>
      <number:text> </number:text>
    </number:number-style>
    <number:number-style style:name="N320">
      <number:text>(L. </number:text>
      <number:number number:decimal-places="2" loext:min-decimal-places="2" number:min-integer-digits="1" number:grouping="true"/>
      <number:text>)</number:text>
      <style:map style:condition="value()&gt;=0" style:apply-style-name="N320P0"/>
    </number:number-style>
    <number:number-style style:name="N322P0" style:volatile="true">
      <number:number number:decimal-places="0" loext:min-decimal-places="0" number:min-integer-digits="1" number:grouping="true"/>
      <number:text> SFr.</number:text>
    </number:number-style>
    <number:number-style style:name="N322">
      <number:text>-</number:text>
      <number:number number:decimal-places="0" loext:min-decimal-places="0" number:min-integer-digits="1" number:grouping="true"/>
      <number:text> SFr.</number:text>
      <style:map style:condition="value()&gt;=0" style:apply-style-name="N322P0"/>
    </number:number-style>
    <number:number-style style:name="N323P0" style:volatile="true">
      <number:number number:decimal-places="0" loext:min-decimal-places="0" number:min-integer-digits="1" number:grouping="true"/>
      <number:text> SFr.</number:text>
    </number:number-style>
    <number:number-style style:name="N323">
      <style:text-properties fo:color="#ff0000"/>
      <number:text>-</number:text>
      <number:number number:decimal-places="0" loext:min-decimal-places="0" number:min-integer-digits="1" number:grouping="true"/>
      <number:text> SFr.</number:text>
      <style:map style:condition="value()&gt;=0" style:apply-style-name="N323P0"/>
    </number:number-style>
    <number:number-style style:name="N325P0" style:volatile="true">
      <number:number number:decimal-places="2" loext:min-decimal-places="2" number:min-integer-digits="1" number:grouping="true"/>
      <number:text> SFr.</number:text>
    </number:number-style>
    <number:number-style style:name="N325">
      <number:text>-</number:text>
      <number:number number:decimal-places="2" loext:min-decimal-places="2" number:min-integer-digits="1" number:grouping="true"/>
      <number:text> SFr.</number:text>
      <style:map style:condition="value()&gt;=0" style:apply-style-name="N325P0"/>
    </number:number-style>
    <number:number-style style:name="N326P0" style:volatile="true">
      <number:number number:decimal-places="2" loext:min-decimal-places="2" number:min-integer-digits="1" number:grouping="true"/>
      <number:text> SFr.</number:text>
    </number:number-style>
    <number:number-style style:name="N326">
      <style:text-properties fo:color="#ff0000"/>
      <number:text>-</number:text>
      <number:number number:decimal-places="2" loext:min-decimal-places="2" number:min-integer-digits="1" number:grouping="true"/>
      <number:text> SFr.</number:text>
      <style:map style:condition="value()&gt;=0" style:apply-style-name="N326P0"/>
    </number:number-style>
    <number:number-style style:name="N330P0" style:volatile="true">
      <number:number number:decimal-places="0" loext:min-decimal-places="0" number:min-integer-digits="1" number:grouping="true"/>
      <number:text> SFr. </number:text>
    </number:number-style>
    <number:number-style style:name="N330P1" style:volatile="true">
      <number:text>-</number:text>
      <number:number number:decimal-places="0" loext:min-decimal-places="0" number:min-integer-digits="1" number:grouping="true"/>
      <number:text> SFr. </number:text>
    </number:number-style>
    <number:number-style style:name="N330P2" style:volatile="true">
      <number:text> - SFr. </number:text>
    </number:number-style>
    <number:text-style style:name="N330">
      <number:text-content/>
      <number:text> </number:text>
      <style:map style:condition="value()&gt;0" style:apply-style-name="N330P0"/>
      <style:map style:condition="value()&lt;0" style:apply-style-name="N330P1"/>
      <style:map style:condition="value()=0" style:apply-style-name="N330P2"/>
    </number:text-style>
    <number:number-style style:name="N334P0" style:volatile="true">
      <number:number number:decimal-places="0" loext:min-decimal-places="0" number:min-integer-digits="1" number:grouping="true"/>
      <number:text>        </number:text>
    </number:number-style>
    <number:number-style style:name="N334P1" style:volatile="true">
      <number:text>-</number:text>
      <number:number number:decimal-places="0" loext:min-decimal-places="0" number:min-integer-digits="1" number:grouping="true"/>
      <number:text>        </number:text>
    </number:number-style>
    <number:number-style style:name="N334P2" style:volatile="true">
      <number:text> -        </number:text>
    </number:number-style>
    <number:text-style style:name="N334">
      <number:text-content/>
      <number:text> </number:text>
      <style:map style:condition="value()&gt;0" style:apply-style-name="N334P0"/>
      <style:map style:condition="value()&lt;0" style:apply-style-name="N334P1"/>
      <style:map style:condition="value()=0" style:apply-style-name="N334P2"/>
    </number:text-style>
    <number:number-style style:name="N338P0" style:volatile="true">
      <number:number number:decimal-places="2" loext:min-decimal-places="2" number:min-integer-digits="1" number:grouping="true"/>
      <number:text> SFr. </number:text>
    </number:number-style>
    <number:number-style style:name="N338P1" style:volatile="true">
      <number:text>-</number:text>
      <number:number number:decimal-places="2" loext:min-decimal-places="2" number:min-integer-digits="1" number:grouping="true"/>
      <number:text> SFr. </number:text>
    </number:number-style>
    <number:number-style style:name="N338P2" style:volatile="true">
      <number:text> -</number:text>
      <number:number number:decimal-places="0" loext:min-decimal-places="0" number:min-integer-digits="0"/>
      <number:text> SFr. </number:text>
    </number:number-style>
    <number:text-style style:name="N338">
      <number:text-content/>
      <number:text> </number:text>
      <style:map style:condition="value()&gt;0" style:apply-style-name="N338P0"/>
      <style:map style:condition="value()&lt;0" style:apply-style-name="N338P1"/>
      <style:map style:condition="value()=0" style:apply-style-name="N338P2"/>
    </number:text-style>
    <number:number-style style:name="N342P0" style:volatile="true">
      <number:number number:decimal-places="2" loext:min-decimal-places="2" number:min-integer-digits="1" number:grouping="true"/>
      <number:text>        </number:text>
    </number:number-style>
    <number:number-style style:name="N342P1" style:volatile="true">
      <number:text>-</number:text>
      <number:number number:decimal-places="2" loext:min-decimal-places="2" number:min-integer-digits="1" number:grouping="true"/>
      <number:text>        </number:text>
    </number:number-style>
    <number:number-style style:name="N342P2" style:volatile="true">
      <number:text> -</number:text>
      <number:number number:decimal-places="0" loext:min-decimal-places="0" number:min-integer-digits="0"/>
      <number:text>        </number:text>
    </number:number-style>
    <number:text-style style:name="N342">
      <number:text-content/>
      <number:text> </number:text>
      <style:map style:condition="value()&gt;0" style:apply-style-name="N342P0"/>
      <style:map style:condition="value()&lt;0" style:apply-style-name="N342P1"/>
      <style:map style:condition="value()=0" style:apply-style-name="N342P2"/>
    </number:text-style>
    <number:percentage-style style:name="N343">
      <number:number number:decimal-places="0" loext:min-decimal-places="0" number:min-integer-digits="1" number:grouping="true"/>
      <number:text>%</number:text>
    </number:percentage-style>
    <number:number-style style:name="N344">
      <number:number number:decimal-places="5" loext:min-decimal-places="5" number:min-integer-digits="1"/>
    </number:number-style>
    <number:number-style style:name="N345">
      <number:number number:decimal-places="4" loext:min-decimal-places="0" number:min-integer-digits="0" number:decimal-replacement=""/>
      <number:text>.</number:text>
    </number:number-style>
    <number:number-style style:name="N346">
      <number:number number:decimal-places="3" loext:min-decimal-places="0" number:min-integer-digits="0" number:decimal-replacement=""/>
      <number:text>.</number:text>
    </number:number-style>
    <number:number-style style:name="N347">
      <number:text>€ </number:text>
      <number:number number:decimal-places="4" loext:min-decimal-places="0" number:min-integer-digits="0" number:decimal-replacement=""/>
      <number:text>.</number:text>
    </number:number-style>
    <number:number-style style:name="N348">
      <number:text>€ </number:text>
      <number:number number:decimal-places="5" loext:min-decimal-places="0" number:min-integer-digits="0" number:decimal-replacement=""/>
      <number:text>.</number:text>
    </number:number-style>
    <number:number-style style:name="N349">
      <number:text>€ </number:text>
      <number:number number:decimal-places="6" loext:min-decimal-places="0" number:min-integer-digits="0" number:decimal-replacement=""/>
      <number:text>.</number:text>
    </number:number-style>
    <number:number-style style:name="N350">
      <number:text>€ </number:text>
      <number:number number:decimal-places="5" loext:min-decimal-places="0" number:min-integer-digits="0" number:decimal-replacement=""/>
      <number:text>,</number:text>
    </number:number-style>
    <number:number-style style:name="N351">
      <number:text>€ </number:text>
      <number:number number:decimal-places="3" loext:min-decimal-places="0" number:min-integer-digits="0" number:decimal-replacement=""/>
      <number:text>.</number:text>
    </number:number-style>
    <number:number-style style:name="N352">
      <number:text>L. </number:text>
      <number:number number:decimal-places="5" loext:min-decimal-places="0" number:min-integer-digits="0" number:decimal-replacement=""/>
      <number:text>.</number:text>
    </number:number-style>
    <number:number-style style:name="N354P0" style:volatile="true">
      <number:text>E </number:text>
      <number:number number:decimal-places="0" loext:min-decimal-places="0" number:min-integer-digits="1" number:grouping="true"/>
    </number:number-style>
    <number:number-style style:name="N354">
      <style:text-properties fo:color="#ff0000"/>
      <number:text>-E </number:text>
      <number:number number:decimal-places="0" loext:min-decimal-places="0" number:min-integer-digits="1" number:grouping="true"/>
      <style:map style:condition="value()&gt;=0" style:apply-style-name="N354P0"/>
    </number:number-style>
    <number:currency-style style:name="N355">
      <number:currency-symbol>€</number:currency-symbol>
      <number:text> </number:text>
      <number:number number:decimal-places="2" loext:min-decimal-places="2" number:min-integer-digits="1" number:grouping="true"/>
    </number:currency-style>
    <number:number-style style:name="N356">
      <number:text>€ </number:text>
      <number:number number:decimal-places="2" loext:min-decimal-places="2" number:min-integer-digits="1"/>
    </number:number-style>
    <number:time-style style:name="N357">
      <number:hours/>
      <number:text>.</number:text>
      <number:minutes number:style="long"/>
    </number:time-style>
    <number:date-style style:name="N358">
      <number:day/>
      <number:text>.</number:text>
      <number:month/>
    </number:date-style>
    <number:number-style style:name="N359">
      <number:number number:decimal-places="0" loext:min-decimal-places="0" number:min-integer-digits="5"/>
    </number:number-style>
    <number:number-style style:name="N360">
      <number:number number:decimal-places="6" loext:min-decimal-places="6" number:min-integer-digits="1"/>
    </number:number-style>
    <number:date-style style:name="N361">
      <number:day number:style="long"/>
      <number:text>.</number:text>
      <number:month number:style="long"/>
      <number:text>.</number:text>
      <number:year/>
    </number:date-style>
    <number:number-style style:name="N362">
      <number:number number:decimal-places="5" loext:min-decimal-places="5" number:min-integer-digits="1" number:grouping="true"/>
    </number:number-style>
    <number:number-style style:name="N364P0" style:volatile="true">
      <number:text>€ </number:text>
      <number:number number:decimal-places="0" loext:min-decimal-places="0" number:min-integer-digits="1" number:grouping="true"/>
      <number:text> </number:text>
    </number:number-style>
    <number:number-style style:name="N364">
      <number:text>(€ </number:text>
      <number:number number:decimal-places="0" loext:min-decimal-places="0" number:min-integer-digits="1" number:grouping="true"/>
      <number:text>)</number:text>
      <style:map style:condition="value()&gt;=0" style:apply-style-name="N364P0"/>
    </number:number-style>
    <number:number-style style:name="N365P0" style:volatile="true">
      <number:text>€ </number:text>
      <number:number number:decimal-places="0" loext:min-decimal-places="0" number:min-integer-digits="1" number:grouping="true"/>
      <number:text> </number:text>
    </number:number-style>
    <number:number-style style:name="N365">
      <style:text-properties fo:color="#ff0000"/>
      <number:text>(€ </number:text>
      <number:number number:decimal-places="0" loext:min-decimal-places="0" number:min-integer-digits="1" number:grouping="true"/>
      <number:text>)</number:text>
      <style:map style:condition="value()&gt;=0" style:apply-style-name="N365P0"/>
    </number:number-style>
    <number:number-style style:name="N367P0" style:volatile="true">
      <number:text>€ </number:text>
      <number:number number:decimal-places="2" loext:min-decimal-places="2" number:min-integer-digits="1" number:grouping="true"/>
      <number:text> </number:text>
    </number:number-style>
    <number:number-style style:name="N367">
      <number:text>(€ </number:text>
      <number:number number:decimal-places="2" loext:min-decimal-places="2" number:min-integer-digits="1" number:grouping="true"/>
      <number:text>)</number:text>
      <style:map style:condition="value()&gt;=0" style:apply-style-name="N367P0"/>
    </number:number-style>
    <number:number-style style:name="N368P0" style:volatile="true">
      <number:text>€ </number:text>
      <number:number number:decimal-places="2" loext:min-decimal-places="2" number:min-integer-digits="1" number:grouping="true"/>
      <number:text> </number:text>
    </number:number-style>
    <number:number-style style:name="N368">
      <style:text-properties fo:color="#ff0000"/>
      <number:text>(€ </number:text>
      <number:number number:decimal-places="2" loext:min-decimal-places="2" number:min-integer-digits="1" number:grouping="true"/>
      <number:text>)</number:text>
      <style:map style:condition="value()&gt;=0" style:apply-style-name="N368P0"/>
    </number:number-style>
    <number:number-style style:name="N370P0" style:volatile="true">
      <number:number number:decimal-places="0" loext:min-decimal-places="0" number:min-integer-digits="1" number:grouping="true"/>
      <number:text> </number:text>
    </number:number-style>
    <number:number-style style:name="N370P1" style:volatile="true">
      <number:text> (</number:text>
      <number:number number:decimal-places="0" loext:min-decimal-places="0" number:min-integer-digits="1" number:grouping="true"/>
      <number:text>)</number:text>
    </number:number-style>
    <number:number-style style:name="N370P2" style:volatile="true">
      <number:text> - </number:text>
    </number:number-style>
    <number:text-style style:name="N370">
      <number:text-content/>
      <number:text> </number:text>
      <style:map style:condition="value()&gt;0" style:apply-style-name="N370P0"/>
      <style:map style:condition="value()&lt;0" style:apply-style-name="N370P1"/>
      <style:map style:condition="value()=0" style:apply-style-name="N370P2"/>
    </number:text-style>
    <number:number-style style:name="N372P0" style:volatile="true">
      <number:text> € </number:text>
      <number:number number:decimal-places="0" loext:min-decimal-places="0" number:min-integer-digits="1" number:grouping="true"/>
      <number:text> </number:text>
    </number:number-style>
    <number:number-style style:name="N372P1" style:volatile="true">
      <number:text> € (</number:text>
      <number:number number:decimal-places="0" loext:min-decimal-places="0" number:min-integer-digits="1" number:grouping="true"/>
      <number:text>)</number:text>
    </number:number-style>
    <number:number-style style:name="N372P2" style:volatile="true">
      <number:text> € - </number:text>
    </number:number-style>
    <number:text-style style:name="N372">
      <number:text-content/>
      <number:text> </number:text>
      <style:map style:condition="value()&gt;0" style:apply-style-name="N372P0"/>
      <style:map style:condition="value()&lt;0" style:apply-style-name="N372P1"/>
      <style:map style:condition="value()=0" style:apply-style-name="N372P2"/>
    </number:text-style>
    <number:number-style style:name="N374P0" style:volatile="true">
      <number:number number:decimal-places="2" loext:min-decimal-places="2" number:min-integer-digits="1" number:grouping="true"/>
      <number:text> </number:text>
    </number:number-style>
    <number:number-style style:name="N374P1" style:volatile="true">
      <number:text> (</number:text>
      <number:number number:decimal-places="2" loext:min-decimal-places="2" number:min-integer-digits="1" number:grouping="true"/>
      <number:text>)</number:text>
    </number:number-style>
    <number:number-style style:name="N374P2" style:volatile="true">
      <number:text> -</number:text>
      <number:number number:decimal-places="0" loext:min-decimal-places="0" number:min-integer-digits="0"/>
      <number:text> </number:text>
    </number:number-style>
    <number:text-style style:name="N374">
      <number:text-content/>
      <number:text> </number:text>
      <style:map style:condition="value()&gt;0" style:apply-style-name="N374P0"/>
      <style:map style:condition="value()&lt;0" style:apply-style-name="N374P1"/>
      <style:map style:condition="value()=0" style:apply-style-name="N374P2"/>
    </number:text-style>
    <number:number-style style:name="N376P0" style:volatile="true">
      <number:text> € </number:text>
      <number:number number:decimal-places="2" loext:min-decimal-places="2" number:min-integer-digits="1" number:grouping="true"/>
      <number:text> </number:text>
    </number:number-style>
    <number:number-style style:name="N376P1" style:volatile="true">
      <number:text> € (</number:text>
      <number:number number:decimal-places="2" loext:min-decimal-places="2" number:min-integer-digits="1" number:grouping="true"/>
      <number:text>)</number:text>
    </number:number-style>
    <number:number-style style:name="N376P2" style:volatile="true">
      <number:text> € -</number:text>
      <number:number number:decimal-places="0" loext:min-decimal-places="0" number:min-integer-digits="0"/>
      <number:text> </number:text>
    </number:number-style>
    <number:text-style style:name="N376">
      <number:text-content/>
      <number:text> </number:text>
      <style:map style:condition="value()&gt;0" style:apply-style-name="N376P0"/>
      <style:map style:condition="value()&lt;0" style:apply-style-name="N376P1"/>
      <style:map style:condition="value()=0" style:apply-style-name="N376P2"/>
    </number:text-style>
    <number:number-style style:name="N378P0" style:volatile="true">
      <number:text>  </number:text>
      <number:number number:decimal-places="0" loext:min-decimal-places="0" number:min-integer-digits="1" number:grouping="true"/>
    </number:number-style>
    <number:number-style style:name="N378">
      <number:text> -</number:text>
      <number:number number:decimal-places="0" loext:min-decimal-places="0" number:min-integer-digits="1" number:grouping="true"/>
      <style:map style:condition="value()&gt;=0" style:apply-style-name="N378P0"/>
    </number:number-style>
    <number:number-style style:name="N380P0" style:volatile="true">
      <number:text>  </number:text>
      <number:number number:decimal-places="2" loext:min-decimal-places="2" number:min-integer-digits="1" number:grouping="true"/>
    </number:number-style>
    <number:number-style style:name="N380">
      <number:text> -</number:text>
      <number:number number:decimal-places="2" loext:min-decimal-places="2" number:min-integer-digits="1" number:grouping="true"/>
      <style:map style:condition="value()&gt;=0" style:apply-style-name="N380P0"/>
    </number:number-style>
    <number:currency-style style:name="N382P0" style:volatile="true">
      <number:number number:decimal-places="2" loext:min-decimal-places="2" number:min-integer-digits="1" number:grouping="true"/>
      <number:text> </number:text>
      <number:currency-symbol number:language="fr" number:country="FR">€</number:currency-symbol>
    </number:currency-style>
    <number:currency-style style:name="N38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382P0"/>
    </number:currency-style>
    <number:currency-style style:name="N385P0" style:volatile="true">
      <number:currency-symbol>€</number:currency-symbol>
      <number:text> </number:text>
      <number:number number:decimal-places="2" loext:min-decimal-places="2" number:min-integer-digits="1" number:grouping="true"/>
      <number:text> </number:text>
    </number:currency-style>
    <number:currency-style style:name="N385P1" style:volatile="true">
      <number:text>-</number:text>
      <number:currency-symbol>€</number:currency-symbol>
      <number:text> </number:text>
      <number:number number:decimal-places="2" loext:min-decimal-places="2" number:min-integer-digits="1" number:grouping="true"/>
      <number:text> </number:text>
    </number:currency-style>
    <number:currency-style style:name="N385">
      <number:currency-symbol>€</number:currency-symbol>
      <number:text> -</number:text>
      <number:number number:decimal-places="0" loext:min-decimal-places="0" number:min-integer-digits="0"/>
      <number:text> </number:text>
      <style:map style:condition="value()&gt;0" style:apply-style-name="N385P0"/>
      <style:map style:condition="value()&lt;0" style:apply-style-name="N385P1"/>
    </number:currency-style>
    <number:number-style style:name="N388P0" style:volatile="true">
      <number:number number:decimal-places="4" loext:min-decimal-places="4" number:min-integer-digits="1" number:grouping="true"/>
      <number:text> </number:text>
    </number:number-style>
    <number:number-style style:name="N388P1" style:volatile="true">
      <number:text>-</number:text>
      <number:number number:decimal-places="4" loext:min-decimal-places="4" number:min-integer-digits="1" number:grouping="true"/>
      <number:text> </number:text>
    </number:number-style>
    <number:number-style style:name="N388P2" style:volatile="true">
      <number:text> -</number:text>
      <number:number number:decimal-places="0" loext:min-decimal-places="0" number:min-integer-digits="0"/>
      <number:text> </number:text>
    </number:number-style>
    <number:text-style style:name="N388">
      <number:text-content/>
      <number:text> </number:text>
      <style:map style:condition="value()&gt;0" style:apply-style-name="N388P0"/>
      <style:map style:condition="value()&lt;0" style:apply-style-name="N388P1"/>
      <style:map style:condition="value()=0" style:apply-style-name="N388P2"/>
    </number:text-style>
    <number:date-style style:name="N389">
      <number:day number:style="long"/>
      <number:text>. </number:text>
      <number:month number:textual="true"/>
      <number:text> </number:text>
      <number:year/>
    </number:date-style>
    <number:date-style style:name="N390">
      <number:day number:style="long"/>
      <number:text>. </number:text>
      <number:month number:textual="true"/>
    </number:date-style>
    <number:date-style style:name="N391">
      <number:month number:textual="true"/>
      <number:text> </number:text>
      <number:year/>
    </number:date-style>
    <number:time-style style:name="N392">
      <number:hours/>
      <number:text>.</number:text>
      <number:minutes number:style="long"/>
      <number:text> </number:text>
      <number:am-pm/>
    </number:time-style>
    <number:time-style style:name="N393">
      <number:hours/>
      <number:text>.</number:text>
      <number:minutes number:style="long"/>
      <number:text>.</number:text>
      <number:seconds number:style="long"/>
      <number:text> </number:text>
      <number:am-pm/>
    </number:time-style>
    <number:date-style style:name="N394">
      <number:day number:style="long"/>
      <number:text>:</number:text>
      <number:month number:style="long"/>
      <number:text>:</number:text>
      <number:year number:style="long"/>
      <number:text> </number:text>
      <number:hours number:style="long"/>
      <number:text>:</number:text>
      <number:minutes number:style="long"/>
    </number:date-style>
    <number:number-style style:name="N397P0" style:volatile="true">
      <number:text> L. </number:text>
      <number:number number:decimal-places="1" loext:min-decimal-places="1" number:min-integer-digits="1" number:grouping="true"/>
      <number:text> </number:text>
    </number:number-style>
    <number:number-style style:name="N397P1" style:volatile="true">
      <number:text>-L. </number:text>
      <number:number number:decimal-places="1" loext:min-decimal-places="1" number:min-integer-digits="1" number:grouping="true"/>
      <number:text> </number:text>
    </number:number-style>
    <number:number-style style:name="N397P2" style:volatile="true">
      <number:text> L. -</number:text>
      <number:number number:decimal-places="0" loext:min-decimal-places="0" number:min-integer-digits="0"/>
      <number:text> </number:text>
    </number:number-style>
    <number:text-style style:name="N397">
      <number:text-content/>
      <number:text> </number:text>
      <style:map style:condition="value()&gt;0" style:apply-style-name="N397P0"/>
      <style:map style:condition="value()&lt;0" style:apply-style-name="N397P1"/>
      <style:map style:condition="value()=0" style:apply-style-name="N397P2"/>
    </number:text-style>
    <number:number-style style:name="N400P0" style:volatile="true">
      <number:text> L. </number:text>
      <number:number number:decimal-places="3" loext:min-decimal-places="3" number:min-integer-digits="1" number:grouping="true"/>
      <number:text> </number:text>
    </number:number-style>
    <number:number-style style:name="N400P1" style:volatile="true">
      <number:text>-L. </number:text>
      <number:number number:decimal-places="3" loext:min-decimal-places="3" number:min-integer-digits="1" number:grouping="true"/>
      <number:text> </number:text>
    </number:number-style>
    <number:number-style style:name="N400P2" style:volatile="true">
      <number:text> L. -</number:text>
      <number:number number:decimal-places="0" loext:min-decimal-places="0" number:min-integer-digits="0"/>
      <number:text> </number:text>
    </number:number-style>
    <number:text-style style:name="N400">
      <number:text-content/>
      <number:text> </number:text>
      <style:map style:condition="value()&gt;0" style:apply-style-name="N400P0"/>
      <style:map style:condition="value()&lt;0" style:apply-style-name="N400P1"/>
      <style:map style:condition="value()=0" style:apply-style-name="N400P2"/>
    </number:text-style>
    <number:currency-style style:name="N402P0" style:volatile="true">
      <number:currency-symbol>L.</number:currency-symbol>
      <number:text> </number:text>
      <number:number number:decimal-places="0" loext:min-decimal-places="0" number:min-integer-digits="1">
        <number:embedded-text number:position="3"> </number:embedded-text>
      </number:number>
    </number:currency-style>
    <number:currency-style style:name="N402">
      <style:text-properties fo:color="#ff0000"/>
      <number:text>-</number:text>
      <number:currency-symbol>L.</number:currency-symbol>
      <number:text> </number:text>
      <number:number number:decimal-places="0" loext:min-decimal-places="0" number:min-integer-digits="1">
        <number:embedded-text number:position="3"> </number:embedded-text>
      </number:number>
      <style:map style:condition="value()&gt;=0" style:apply-style-name="N402P0"/>
    </number:currency-style>
    <number:number-style style:name="N403">
      <number:number number:decimal-places="0" loext:min-decimal-places="0" number:min-integer-digits="4" number:grouping="true"/>
    </number:number-style>
    <number:currency-style style:name="N405P0" style:volatile="true">
      <number:currency-symbol number:language="it" number:country="IT">€</number:currency-symbol>
      <number:text> </number:text>
      <number:number number:decimal-places="1" loext:min-decimal-places="1" number:min-integer-digits="1" number:grouping="true"/>
    </number:currency-style>
    <number:currency-style style:name="N405">
      <style:text-properties fo:color="#ff0000"/>
      <number:text>-</number:text>
      <number:currency-symbol number:language="it" number:country="IT">€</number:currency-symbol>
      <number:text> </number:text>
      <number:number number:decimal-places="1" loext:min-decimal-places="1" number:min-integer-digits="1" number:grouping="true"/>
      <style:map style:condition="value()&gt;=0" style:apply-style-name="N405P0"/>
    </number:currency-style>
    <number:date-style style:name="N406">
      <number:day number:style="long"/>
      <number:text>:</number:text>
      <number:hours number:style="long"/>
      <number:text>:</number:text>
      <number:minutes number:style="long"/>
      <number:text>:</number:text>
      <number:seconds number:style="long"/>
    </number:date-style>
    <number:number-style style:name="N408P0" style:volatile="true">
      <number:text>Sì</number:text>
    </number:number-style>
    <number:number-style style:name="N408P1" style:volatile="true">
      <number:text>Sì</number:text>
    </number:number-style>
    <number:number-style style:name="N408">
      <number:text>No</number:text>
      <style:map style:condition="value()&gt;0" style:apply-style-name="N408P0"/>
      <style:map style:condition="value()&lt;0" style:apply-style-name="N408P1"/>
    </number:number-style>
    <number:number-style style:name="N410P0" style:volatile="true">
      <number:text>Vero</number:text>
    </number:number-style>
    <number:number-style style:name="N410P1" style:volatile="true">
      <number:text>Vero</number:text>
    </number:number-style>
    <number:number-style style:name="N410">
      <number:text>Falso</number:text>
      <style:map style:condition="value()&gt;0" style:apply-style-name="N410P0"/>
      <style:map style:condition="value()&lt;0" style:apply-style-name="N410P1"/>
    </number:number-style>
    <number:number-style style:name="N412P0" style:volatile="true">
      <number:text>Attivo</number:text>
    </number:number-style>
    <number:number-style style:name="N412P1" style:volatile="true">
      <number:text>Attivo</number:text>
    </number:number-style>
    <number:number-style style:name="N412">
      <number:text>Disattivo</number:text>
      <style:map style:condition="value()&gt;0" style:apply-style-name="N412P0"/>
      <style:map style:condition="value()&lt;0" style:apply-style-name="N412P1"/>
    </number:number-style>
    <number:currency-style style:name="N414P0" style:volatile="true">
      <number:currency-symbol>€</number:currency-symbol>
      <number:text> </number:text>
      <number:number number:decimal-places="5" loext:min-decimal-places="0" number:min-integer-digits="0" number:decimal-replacement=""/>
      <number:text> </number:text>
    </number:currency-style>
    <number:currency-style style:name="N41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414P0"/>
    </number:currency-style>
    <number:number-style style:name="N415">
      <number:number number:decimal-places="0" loext:min-decimal-places="0" number:min-integer-digits="4"/>
    </number:number-style>
    <number:number-style style:name="N416P0" style:volatile="true">
      <number:number number:decimal-places="2" loext:min-decimal-places="2" number:min-integer-digits="1" number:grouping="true"/>
    </number:number-style>
    <number:number-style style:name="N416">
      <style:text-properties fo:color="#ff0000"/>
      <number:number number:decimal-places="2" loext:min-decimal-places="2" number:min-integer-digits="1" number:grouping="true"/>
      <style:map style:condition="value()&gt;=0" style:apply-style-name="N416P0"/>
    </number:number-style>
    <number:number-style style:name="N417P0" style:volatile="true">
      <number:number number:decimal-places="2" loext:min-decimal-places="2" number:min-integer-digits="1"/>
    </number:number-style>
    <number:number-style style:name="N417">
      <style:text-properties fo:color="#ff0000"/>
      <number:text>-</number:text>
      <number:number number:decimal-places="2" loext:min-decimal-places="2" number:min-integer-digits="1"/>
      <style:map style:condition="value()&gt;=0" style:apply-style-name="N417P0"/>
    </number:number-style>
    <number:number-style style:name="N418P0" style:volatile="true">
      <number:number number:decimal-places="0" loext:min-decimal-places="0" number:min-integer-digits="1"/>
    </number:number-style>
    <number:number-style style:name="N418">
      <style:text-properties fo:color="#ff0000"/>
      <number:text>-</number:text>
      <number:number number:decimal-places="0" loext:min-decimal-places="0" number:min-integer-digits="1"/>
      <style:map style:condition="value()&gt;=0" style:apply-style-name="N418P0"/>
    </number:number-style>
    <number:number-style style:name="N419P0" style:volatile="true">
      <number:number number:decimal-places="1" loext:min-decimal-places="1" number:min-integer-digits="1"/>
    </number:number-style>
    <number:number-style style:name="N419">
      <style:text-properties fo:color="#ff0000"/>
      <number:text>-</number:text>
      <number:number number:decimal-places="1" loext:min-decimal-places="1" number:min-integer-digits="1"/>
      <style:map style:condition="value()&gt;=0" style:apply-style-name="N419P0"/>
    </number:number-style>
    <number:number-style style:name="N420">
      <number:number number:decimal-places="7" loext:min-decimal-places="7" number:min-integer-digits="1"/>
    </number:number-style>
    <number:number-style style:name="N421">
      <number:number number:decimal-places="9" loext:min-decimal-places="9" number:min-integer-digits="1"/>
    </number:number-style>
    <number:date-style style:name="N422">
      <number:month number:style="long" number:textual="true"/>
      <number:text> </number:text>
      <number:year number:style="long"/>
    </number:date-style>
    <number:number-style style:name="N424P0" style:volatile="true">
      <number:text>€</number:text>
      <number:number number:decimal-places="0" loext:min-decimal-places="0" number:min-integer-digits="1" number:grouping="true"/>
    </number:number-style>
    <number:number-style style:name="N424">
      <number:text>-€</number:text>
      <number:number number:decimal-places="0" loext:min-decimal-places="0" number:min-integer-digits="1" number:grouping="true"/>
      <style:map style:condition="value()&gt;=0" style:apply-style-name="N424P0"/>
    </number:number-style>
    <number:number-style style:name="N425P0" style:volatile="true">
      <number:text>€</number:text>
      <number:number number:decimal-places="0" loext:min-decimal-places="0" number:min-integer-digits="1" number:grouping="true"/>
    </number:number-style>
    <number:number-style style:name="N425">
      <style:text-properties fo:color="#ff0000"/>
      <number:text>-€</number:text>
      <number:number number:decimal-places="0" loext:min-decimal-places="0" number:min-integer-digits="1" number:grouping="true"/>
      <style:map style:condition="value()&gt;=0" style:apply-style-name="N425P0"/>
    </number:number-style>
    <number:number-style style:name="N426">
      <number:text>€</number:text>
      <number:number number:decimal-places="2" loext:min-decimal-places="2" number:min-integer-digits="1" number:grouping="true"/>
    </number:number-style>
    <number:number-style style:name="N427P0" style:volatile="true">
      <number:text>€</number:text>
      <number:number number:decimal-places="2" loext:min-decimal-places="2" number:min-integer-digits="1" number:grouping="true"/>
    </number:number-style>
    <number:number-style style:name="N427">
      <number:text>-€</number:text>
      <number:number number:decimal-places="2" loext:min-decimal-places="2" number:min-integer-digits="1" number:grouping="true"/>
      <style:map style:condition="value()&gt;=0" style:apply-style-name="N427P0"/>
    </number:number-style>
    <number:number-style style:name="N428P0" style:volatile="true">
      <number:text>€</number:text>
      <number:number number:decimal-places="2" loext:min-decimal-places="2" number:min-integer-digits="1" number:grouping="true"/>
    </number:number-style>
    <number:number-style style:name="N428">
      <style:text-properties fo:color="#ff0000"/>
      <number:text>-€</number:text>
      <number:number number:decimal-places="2" loext:min-decimal-places="2" number:min-integer-digits="1" number:grouping="true"/>
      <style:map style:condition="value()&gt;=0" style:apply-style-name="N428P0"/>
    </number:number-style>
    <number:number-style style:name="N432P0" style:volatile="true">
      <number:text> €</number:text>
      <number:number number:decimal-places="0" loext:min-decimal-places="0" number:min-integer-digits="1" number:grouping="true"/>
      <number:text> </number:text>
    </number:number-style>
    <number:number-style style:name="N432P1" style:volatile="true">
      <number:text>-€</number:text>
      <number:number number:decimal-places="0" loext:min-decimal-places="0" number:min-integer-digits="1" number:grouping="true"/>
      <number:text> </number:text>
    </number:number-style>
    <number:number-style style:name="N432P2" style:volatile="true">
      <number:text> €- </number:text>
    </number:number-style>
    <number:text-style style:name="N432">
      <number:text-content/>
      <number:text> </number:text>
      <style:map style:condition="value()&gt;0" style:apply-style-name="N432P0"/>
      <style:map style:condition="value()&lt;0" style:apply-style-name="N432P1"/>
      <style:map style:condition="value()=0" style:apply-style-name="N432P2"/>
    </number:text-style>
    <number:number-style style:name="N434P0" style:volatile="true">
      <number:text> €</number:text>
      <number:number number:decimal-places="2" loext:min-decimal-places="2" number:min-integer-digits="1" number:grouping="true"/>
      <number:text> </number:text>
    </number:number-style>
    <number:number-style style:name="N434P1" style:volatile="true">
      <number:text>-€</number:text>
      <number:number number:decimal-places="2" loext:min-decimal-places="2" number:min-integer-digits="1" number:grouping="true"/>
      <number:text> </number:text>
    </number:number-style>
    <number:number-style style:name="N434P2" style:volatile="true">
      <number:text> €-</number:text>
      <number:number number:decimal-places="0" loext:min-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text>. </number:text>
      <number:number number:decimal-places="0" loext:min-decimal-places="0" number:min-integer-digits="1" number:grouping="true"/>
    </number:number-style>
    <number:number-style style:name="N436">
      <number:text>-. </number:text>
      <number:number number:decimal-places="0" loext:min-decimal-places="0" number:min-integer-digits="1" number:grouping="true"/>
      <style:map style:condition="value()&gt;=0" style:apply-style-name="N436P0"/>
    </number:number-style>
    <number:number-style style:name="N437P0" style:volatile="true">
      <number:text>. </number:text>
      <number:number number:decimal-places="0" loext:min-decimal-places="0" number:min-integer-digits="1" number:grouping="true"/>
    </number:number-style>
    <number:number-style style:name="N437">
      <style:text-properties fo:color="#ff0000"/>
      <number:text>-. </number:text>
      <number:number number:decimal-places="0" loext:min-decimal-places="0" number:min-integer-digits="1" number:grouping="true"/>
      <style:map style:condition="value()&gt;=0" style:apply-style-name="N437P0"/>
    </number:number-style>
    <number:number-style style:name="N439P0" style:volatile="true">
      <number:text>. </number:text>
      <number:number number:decimal-places="2" loext:min-decimal-places="2" number:min-integer-digits="1" number:grouping="true"/>
    </number:number-style>
    <number:number-style style:name="N439">
      <number:text>-. </number:text>
      <number:number number:decimal-places="2" loext:min-decimal-places="2" number:min-integer-digits="1" number:grouping="true"/>
      <style:map style:condition="value()&gt;=0" style:apply-style-name="N439P0"/>
    </number:number-style>
    <number:number-style style:name="N440P0" style:volatile="true">
      <number:text>. </number:text>
      <number:number number:decimal-places="2" loext:min-decimal-places="2" number:min-integer-digits="1" number:grouping="true"/>
    </number:number-style>
    <number:number-style style:name="N440">
      <style:text-properties fo:color="#ff0000"/>
      <number:text>-. </number:text>
      <number:number number:decimal-places="2" loext:min-decimal-places="2" number:min-integer-digits="1" number:grouping="true"/>
      <style:map style:condition="value()&gt;=0" style:apply-style-name="N440P0"/>
    </number:number-style>
    <number:number-style style:name="N444P0" style:volatile="true">
      <number:text> . </number:text>
      <number:number number:decimal-places="0" loext:min-decimal-places="0" number:min-integer-digits="1" number:grouping="true"/>
      <number:text> </number:text>
    </number:number-style>
    <number:number-style style:name="N444P1" style:volatile="true">
      <number:text>-. </number:text>
      <number:number number:decimal-places="0" loext:min-decimal-places="0" number:min-integer-digits="1" number:grouping="true"/>
      <number:text> </number:text>
    </number:number-style>
    <number:number-style style:name="N444P2" style:volatile="true">
      <number:text> . -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text> . </number:text>
      <number:number number:decimal-places="2" loext:min-decimal-places="2" number:min-integer-digits="1" number:grouping="true"/>
      <number:text> </number:text>
    </number:number-style>
    <number:number-style style:name="N448P1" style:volatile="true">
      <number:text>-. </number:text>
      <number:number number:decimal-places="2" loext:min-decimal-places="2" number:min-integer-digits="1" number:grouping="true"/>
      <number:text> </number:text>
    </number:number-style>
    <number:number-style style:name="N448P2" style:volatile="true">
      <number:text> . -</number:text>
      <number:number number:decimal-places="0" loext:min-decimal-places="0" number:min-integer-digits="0"/>
      <number:text>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L. </number:text>
      <number:number number:decimal-places="0" loext:min-decimal-places="0" number:min-integer-digits="3">
        <number:embedded-text number:position="2">.</number:embedded-text>
      </number:number>
    </number:number-style>
    <number:number-style style:name="N450">
      <number:text>-L. </number:text>
      <number:number number:decimal-places="0" loext:min-decimal-places="0" number:min-integer-digits="3">
        <number:embedded-text number:position="2">.</number:embedded-text>
      </number:number>
      <style:map style:condition="value()&gt;=0" style:apply-style-name="N450P0"/>
    </number:number-style>
    <number:number-style style:name="N451P0" style:volatile="true">
      <number:text>L. </number:text>
      <number:number number:decimal-places="0" loext:min-decimal-places="0" number:min-integer-digits="3">
        <number:embedded-text number:position="2">.</number:embedded-text>
      </number:number>
    </number:number-style>
    <number:number-style style:name="N451">
      <style:text-properties fo:color="#ff0000"/>
      <number:text>-L. </number:text>
      <number:number number:decimal-places="0" loext:min-decimal-places="0" number:min-integer-digits="3">
        <number:embedded-text number:position="2">.</number:embedded-text>
      </number:number>
      <style:map style:condition="value()&gt;=0" style:apply-style-name="N451P0"/>
    </number:number-style>
    <number:number-style style:name="N454P0" style:volatile="true">
      <number:text> L. </number:text>
      <number:number number:decimal-places="0" loext:min-decimal-places="0" number:min-integer-digits="3">
        <number:embedded-text number:position="2">.</number:embedded-text>
      </number:number>
      <number:text> </number:text>
    </number:number-style>
    <number:number-style style:name="N454P1" style:volatile="true">
      <number:text>-L. </number:text>
      <number:number number:decimal-places="0" loext:min-decimal-places="0" number:min-integer-digits="3">
        <number:embedded-text number:position="2">.</number:embedded-text>
      </number:number>
      <number:text> </number:text>
    </number:number-style>
    <number:number-style style:name="N454P2" style:volatile="true">
      <number:text> L. -</number:text>
      <number:number number:decimal-places="0" loext:min-decimal-places="0" number:min-integer-digits="0"/>
      <number:text> </number:text>
    </number:number-style>
    <number:text-style style:name="N454">
      <number:text-content/>
      <number:text> </number:text>
      <style:map style:condition="value()&gt;0" style:apply-style-name="N454P0"/>
      <style:map style:condition="value()&lt;0" style:apply-style-name="N454P1"/>
      <style:map style:condition="value()=0" style:apply-style-name="N454P2"/>
    </number:text-style>
    <number:number-style style:name="N457P0" style:volatile="true">
      <number:number number:decimal-places="0" loext:min-decimal-places="0" number:min-integer-digits="3">
        <number:embedded-text number:position="2">.</number:embedded-text>
      </number:number>
      <number:text> </number:text>
    </number:number-style>
    <number:number-style style:name="N457P1" style:volatile="true">
      <number:text>-</number:text>
      <number:number number:decimal-places="0" loext:min-decimal-places="0" number:min-integer-digits="3">
        <number:embedded-text number:position="2">.</number:embedded-text>
      </number:number>
      <number:text> </number:text>
    </number:number-style>
    <number:number-style style:name="N457P2" style:volatile="true">
      <number:text> -</number:text>
      <number:number number:decimal-places="0" loext:min-decimal-places="0" number:min-integer-digits="0"/>
      <number:text> </number:text>
    </number:number-style>
    <number:text-style style:name="N457">
      <number:text-content/>
      <number:text> </number:text>
      <style:map style:condition="value()&gt;0" style:apply-style-name="N457P0"/>
      <style:map style:condition="value()&lt;0" style:apply-style-name="N457P1"/>
      <style:map style:condition="value()=0" style:apply-style-name="N457P2"/>
    </number:text-style>
    <number:number-style style:name="N458P0" style:volatile="true">
      <number:number number:decimal-places="0" loext:min-decimal-places="0" number:min-integer-digits="3">
        <number:embedded-text number:position="2">.</number:embedded-text>
      </number:number>
      <number:text> </number:text>
    </number:number-style>
    <number:number-style style:name="N458P1" style:volatile="true">
      <number:text>-</number:text>
      <number:number number:decimal-places="0" loext:min-decimal-places="0" number:min-integer-digits="3">
        <number:embedded-text number:position="2">.</number:embedded-text>
      </number:number>
      <number:text> </number:text>
    </number:number-style>
    <number:number-style style:name="N458P2" style:volatile="true">
      <number:text> - </number:text>
    </number:number-style>
    <number:text-style style:name="N458">
      <number:text-content/>
      <number:text> </number:text>
      <style:map style:condition="value()&gt;0" style:apply-style-name="N458P0"/>
      <style:map style:condition="value()&lt;0" style:apply-style-name="N458P1"/>
      <style:map style:condition="value()=0" style:apply-style-name="N458P2"/>
    </number:text-style>
    <number:currency-style style:name="N461P0" style:volatile="true">
      <number:currency-symbol>€</number:currency-symbol>
      <number:text> </number:text>
      <number:number number:decimal-places="2" loext:min-decimal-places="2" number:min-integer-digits="1" number:grouping="true"/>
      <number:text> </number:text>
    </number:currency-style>
    <number:currency-style style:name="N461P1" style:volatile="true">
      <number:currency-symbol>€</number:currency-symbol>
      <number:text> -</number:text>
      <number:number number:decimal-places="2" loext:min-decimal-places="2" number:min-integer-digits="1" number:grouping="true"/>
      <number:text> </number:text>
    </number:currency-style>
    <number:currency-style style:name="N461P2" style:volatile="true">
      <number:currency-symbol>€</number:currency-symbol>
      <number:text> -</number:text>
      <number:number number:decimal-places="0" loext:min-decimal-places="0" number:min-integer-digits="0"/>
      <number:text> </number:text>
    </number:currency-style>
    <number:text-style style:name="N461">
      <number:text-content/>
      <number:text> </number:text>
      <style:map style:condition="value()&gt;0" style:apply-style-name="N461P0"/>
      <style:map style:condition="value()&lt;0" style:apply-style-name="N461P1"/>
      <style:map style:condition="value()=0" style:apply-style-name="N461P2"/>
    </number:text-style>
    <number:number-style style:name="N464P0" style:volatile="true">
      <number:number number:decimal-places="1" loext:min-decimal-places="1" number:min-integer-digits="1" number:grouping="true"/>
      <number:text> </number:text>
    </number:number-style>
    <number:number-style style:name="N464P1" style:volatile="true">
      <number:text>-</number:text>
      <number:number number:decimal-places="1" loext:min-decimal-places="1" number:min-integer-digits="1" number:grouping="true"/>
      <number:text> </number:text>
    </number:number-style>
    <number:number-style style:name="N464P2" style:volatile="true">
      <number:text> - </number:text>
    </number:number-style>
    <number:text-style style:name="N464">
      <number:text-content/>
      <number:text> </number:text>
      <style:map style:condition="value()&gt;0" style:apply-style-name="N464P0"/>
      <style:map style:condition="value()&lt;0" style:apply-style-name="N464P1"/>
      <style:map style:condition="value()=0" style:apply-style-name="N464P2"/>
    </number:text-style>
    <number:currency-style style:name="N465P0" style:volatile="true">
      <number:currency-symbol number:language="en" number:country="GB">£</number:currency-symbol>
      <number:number number:decimal-places="0" loext:min-decimal-places="0" number:min-integer-digits="1" number:grouping="true"/>
    </number:currency-style>
    <number:currency-style style:name="N465">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465P0"/>
    </number:currency-style>
    <number:currency-style style:name="N468P0" style:volatile="true">
      <number:currency-symbol>€</number:currency-symbol>
      <number:text> </number:text>
      <number:number number:decimal-places="1" loext:min-decimal-places="1" number:min-integer-digits="1" number:grouping="true"/>
      <number:text> </number:text>
    </number:currency-style>
    <number:currency-style style:name="N468P1" style:volatile="true">
      <number:currency-symbol>€</number:currency-symbol>
      <number:text> -</number:text>
      <number:number number:decimal-places="1" loext:min-decimal-places="1" number:min-integer-digits="1" number:grouping="true"/>
      <number:text> </number:text>
    </number:currency-style>
    <number:currency-style style:name="N468P2" style:volatile="true">
      <number:currency-symbol>€</number:currency-symbol>
      <number:text> -</number:text>
      <number:number number:decimal-places="0" loext:min-decimal-places="0" number:min-integer-digits="0"/>
      <number:text> </number:text>
    </number:currency-style>
    <number:text-style style:name="N468">
      <number:text-content/>
      <number:text> </number:text>
      <style:map style:condition="value()&gt;0" style:apply-style-name="N468P0"/>
      <style:map style:condition="value()&lt;0" style:apply-style-name="N468P1"/>
      <style:map style:condition="value()=0" style:apply-style-name="N468P2"/>
    </number:text-style>
    <number:currency-style style:name="N471P0" style:volatile="true">
      <number:currency-symbol>€</number:currency-symbol>
      <number:text> </number:text>
      <number:number number:decimal-places="0" loext:min-decimal-places="0" number:min-integer-digits="1" number:grouping="true"/>
      <number:text> </number:text>
    </number:currency-style>
    <number:currency-style style:name="N471P1" style:volatile="true">
      <number:currency-symbol>€</number:currency-symbol>
      <number:text> -</number:text>
      <number:number number:decimal-places="0" loext:min-decimal-places="0" number:min-integer-digits="1" number:grouping="true"/>
      <number:text> </number:text>
    </number:currency-style>
    <number:currency-style style:name="N471P2" style:volatile="true">
      <number:currency-symbol>€</number:currency-symbol>
      <number:text> -</number:text>
      <number:number number:decimal-places="0" loext:min-decimal-places="0" number:min-integer-digits="0"/>
      <number:text> </number:text>
    </number:currency-style>
    <number:text-style style:name="N471">
      <number:text-content/>
      <number:text> </number:text>
      <style:map style:condition="value()&gt;0" style:apply-style-name="N471P0"/>
      <style:map style:condition="value()&lt;0" style:apply-style-name="N471P1"/>
      <style:map style:condition="value()=0" style:apply-style-name="N471P2"/>
    </number:text-style>
    <number:number-style style:name="N472P0" style:volatile="true">
      <number:number number:decimal-places="1" loext:min-decimal-places="1" number:min-integer-digits="1" number:grouping="true"/>
      <number:text> </number:text>
    </number:number-style>
    <number:number-style style:name="N472">
      <number:text>-</number:text>
      <number:number number:decimal-places="1" loext:min-decimal-places="1" number:min-integer-digits="1" number:grouping="true"/>
      <number:text> </number:text>
      <style:map style:condition="value()&gt;=0" style:apply-style-name="N472P0"/>
    </number:number-style>
    <number:currency-style style:name="N475P0" style:volatile="true">
      <number:currency-symbol>€</number:currency-symbol>
      <number:text> </number:text>
      <number:number number:decimal-places="3" loext:min-decimal-places="3" number:min-integer-digits="1" number:grouping="true"/>
      <number:text> </number:text>
    </number:currency-style>
    <number:currency-style style:name="N475P1" style:volatile="true">
      <number:currency-symbol>€</number:currency-symbol>
      <number:text> -</number:text>
      <number:number number:decimal-places="3" loext:min-decimal-places="3" number:min-integer-digits="1" number:grouping="true"/>
      <number:text> </number:text>
    </number:currency-style>
    <number:currency-style style:name="N475P2" style:volatile="true">
      <number:currency-symbol>€</number:currency-symbol>
      <number:text> -</number:text>
      <number:number number:decimal-places="0" loext:min-decimal-places="0" number:min-integer-digits="0"/>
      <number:text> </number:text>
    </number:currency-style>
    <number:text-style style:name="N475">
      <number:text-content/>
      <number:text> </number:text>
      <style:map style:condition="value()&gt;0" style:apply-style-name="N475P0"/>
      <style:map style:condition="value()&lt;0" style:apply-style-name="N475P1"/>
      <style:map style:condition="value()=0" style:apply-style-name="N475P2"/>
    </number:text-style>
    <number:currency-style style:name="N476P0" style:volatile="true">
      <number:currency-symbol number:language="it" number:country="IT">€</number:currency-symbol>
      <number:text> </number:text>
      <number:number number:decimal-places="2" loext:min-decimal-places="2" number:min-integer-digits="1" number:grouping="true"/>
    </number:currency-style>
    <number:currency-style style:name="N476">
      <number:text>-</number:text>
      <number:currency-symbol number:language="it" number:country="IT">€</number:currency-symbol>
      <number:text> </number:text>
      <number:number number:decimal-places="2" loext:min-decimal-places="2" number:min-integer-digits="1" number:grouping="true"/>
      <style:map style:condition="value()&gt;=0" style:apply-style-name="N476P0"/>
    </number:currency-style>
    <number:number-style style:name="N477P0" style:volatile="true">
      <number:text> €</number:text>
      <number:number number:decimal-places="2" loext:min-decimal-places="2" number:min-integer-digits="1" number:grouping="true"/>
      <number:text> </number:text>
    </number:number-style>
    <number:number-style style:name="N477P1" style:volatile="true">
      <number:text> € (</number:text>
      <number:number number:decimal-places="2" loext:min-decimal-places="2" number:min-integer-digits="1" number:grouping="true"/>
      <number:text>)</number:text>
    </number:number-style>
    <number:number-style style:name="N477P2" style:volatile="true">
      <number:text> €-</number:text>
      <number:number number:decimal-places="0" loext:min-decimal-places="0" number:min-integer-digits="0"/>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78P0" style:volatile="true">
      <number:text> € </number:text>
      <number:number number:decimal-places="2" loext:min-decimal-places="2" number:min-integer-digits="1" number:grouping="true"/>
      <number:text> </number:text>
    </number:number-style>
    <number:number-style style:name="N478P1" style:volatile="true">
      <number:text> € (</number:text>
      <number:number number:decimal-places="2" loext:min-decimal-places="2" number:min-integer-digits="1" number:grouping="true"/>
      <number:text>)</number:text>
    </number:number-style>
    <number:number-style style:name="N478P2" style:volatile="true">
      <number:text> €-</number:text>
      <number:number number:decimal-places="0" loext:min-decimal-places="0" number:min-integer-digits="0"/>
      <number:text> </number:text>
    </number:number-style>
    <number:text-style style:name="N478">
      <number:text-content/>
      <number:text> </number:text>
      <style:map style:condition="value()&gt;0" style:apply-style-name="N478P0"/>
      <style:map style:condition="value()&lt;0" style:apply-style-name="N478P1"/>
      <style:map style:condition="value()=0" style:apply-style-name="N478P2"/>
    </number:text-style>
    <number:number-style style:name="N480P0" style:volatile="true">
      <number:text>$</number:text>
      <number:number number:decimal-places="0" loext:min-decimal-places="0" number:min-integer-digits="1" number:grouping="true"/>
      <number:text> </number:text>
    </number:number-style>
    <number:number-style style:name="N480">
      <number:text>($</number:text>
      <number:number number:decimal-places="0" loext:min-decimal-places="0" number:min-integer-digits="1" number:grouping="true"/>
      <number:text>)</number:text>
      <style:map style:condition="value()&gt;=0" style:apply-style-name="N480P0"/>
    </number:number-style>
    <number:number-style style:name="N481P0" style:volatile="true">
      <number:text>$</number:text>
      <number:number number:decimal-places="0" loext:min-decimal-places="0" number:min-integer-digits="1" number:grouping="true"/>
      <number:text> </number:text>
    </number:number-style>
    <number:number-style style:name="N481">
      <style:text-properties fo:color="#ff0000"/>
      <number:text>($</number:text>
      <number:number number:decimal-places="0" loext:min-decimal-places="0" number:min-integer-digits="1" number:grouping="true"/>
      <number:text>)</number:text>
      <style:map style:condition="value()&gt;=0" style:apply-style-name="N481P0"/>
    </number:number-style>
    <number:number-style style:name="N483P0" style:volatile="true">
      <number:text>$</number:text>
      <number:number number:decimal-places="2" loext:min-decimal-places="2" number:min-integer-digits="1" number:grouping="true"/>
      <number:text> </number:text>
    </number:number-style>
    <number:number-style style:name="N483">
      <number:text>($</number:text>
      <number:number number:decimal-places="2" loext:min-decimal-places="2" number:min-integer-digits="1" number:grouping="true"/>
      <number:text>)</number:text>
      <style:map style:condition="value()&gt;=0" style:apply-style-name="N483P0"/>
    </number:number-style>
    <number:number-style style:name="N484P0" style:volatile="true">
      <number:text>$</number:text>
      <number:number number:decimal-places="2" loext:min-decimal-places="2" number:min-integer-digits="1" number:grouping="true"/>
      <number:text> </number:text>
    </number:number-style>
    <number:number-style style:name="N484">
      <style:text-properties fo:color="#ff0000"/>
      <number:text>($</number:text>
      <number:number number:decimal-places="2" loext:min-decimal-places="2" number:min-integer-digits="1" number:grouping="true"/>
      <number:text>)</number:text>
      <style:map style:condition="value()&gt;=0" style:apply-style-name="N484P0"/>
    </number:number-style>
    <number:date-style style:name="N485">
      <number:day-of-week number:style="long"/>
      <number:text>, </number:text>
      <number:month number:style="long" number:textual="true"/>
      <number:text> </number:text>
      <number:day number:style="long"/>
      <number:text>, </number:text>
      <number:year number:style="long"/>
    </number:date-style>
    <number:number-style style:name="N489P0" style:volatile="true">
      <number:text> $</number:text>
      <number:number number:decimal-places="0" loext:min-decimal-places="0" number:min-integer-digits="1" number:grouping="true"/>
      <number:text> </number:text>
    </number:number-style>
    <number:number-style style:name="N489P1" style:volatile="true">
      <number:text> $(</number:text>
      <number:number number:decimal-places="0" loext:min-decimal-places="0" number:min-integer-digits="1" number:grouping="true"/>
      <number:text>)</number:text>
    </number:number-style>
    <number:number-style style:name="N489P2" style:volatile="true">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number-style style:name="N493P0" style:volatile="true">
      <number:text> $</number:text>
      <number:number number:decimal-places="2" loext:min-decimal-places="2" number:min-integer-digits="1" number:grouping="true"/>
      <number:text> </number:text>
    </number:number-style>
    <number:number-style style:name="N493P1" style:volatile="true">
      <number:text> $(</number:text>
      <number:number number:decimal-places="2" loext:min-decimal-places="2" number:min-integer-digits="1" number:grouping="true"/>
      <number:text>)</number:text>
    </number:number-style>
    <number:number-style style:name="N493P2" style:volatile="true">
      <number:text> $-</number:text>
      <number:number number:decimal-places="0" loext:min-decimal-places="0" number:min-integer-digits="0"/>
      <number:text>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4">
      <number:text>=</number:text>
    </number:number-style>
    <number:number-style style:name="N495">
      <number:number number:decimal-places="6" loext:min-decimal-places="0" number:min-integer-digits="0" number:decimal-replacement=""/>
    </number:number-style>
    <number:currency-style style:name="N496P0" style:volatile="true">
      <number:currency-symbol>€</number:currency-symbol>
      <number:text> </number:text>
      <number:number number:decimal-places="2" loext:min-decimal-places="2" number:min-integer-digits="1" number:grouping="true"/>
      <number:text> </number:text>
    </number:currency-style>
    <number:currency-style style:name="N496P1" style:volatile="true">
      <number:text>-</number:text>
      <number:currency-symbol>€</number:currency-symbol>
      <number:text> </number:text>
      <number:number number:decimal-places="2" loext:min-decimal-places="2" number:min-integer-digits="1" number:grouping="true"/>
      <number:text> </number:text>
    </number:currency-style>
    <number:currency-style style:name="N496P2" style:volatile="true">
      <number:currency-symbol>€</number:currency-symbol>
      <number:text> -</number:text>
      <number:number number:decimal-places="0" loext:min-decimal-places="0" number:min-integer-digits="0"/>
      <number:text> </number:text>
    </number:currency-style>
    <number:text-style style:name="N496">
      <number:text-content/>
      <number:text> </number:text>
      <style:map style:condition="value()&gt;0" style:apply-style-name="N496P0"/>
      <style:map style:condition="value()&lt;0" style:apply-style-name="N496P1"/>
      <style:map style:condition="value()=0" style:apply-style-name="N496P2"/>
    </number:text-style>
    <number:number-style style:name="N498P0" style:volatile="true">
      <number:text>IR£</number:text>
      <number:number number:decimal-places="0" loext:min-decimal-places="0" number:min-integer-digits="1" number:grouping="true"/>
    </number:number-style>
    <number:number-style style:name="N498">
      <number:text>-IR£</number:text>
      <number:number number:decimal-places="0" loext:min-decimal-places="0" number:min-integer-digits="1" number:grouping="true"/>
      <style:map style:condition="value()&gt;=0" style:apply-style-name="N498P0"/>
    </number:number-style>
    <number:number-style style:name="N499P0" style:volatile="true">
      <number:text>IR£</number:text>
      <number:number number:decimal-places="0" loext:min-decimal-places="0" number:min-integer-digits="1" number:grouping="true"/>
    </number:number-style>
    <number:number-style style:name="N499">
      <style:text-properties fo:color="#ff0000"/>
      <number:text>-IR£</number:text>
      <number:number number:decimal-places="0" loext:min-decimal-places="0" number:min-integer-digits="1" number:grouping="true"/>
      <style:map style:condition="value()&gt;=0" style:apply-style-name="N499P0"/>
    </number:number-style>
    <number:number-style style:name="N501P0" style:volatile="true">
      <number:text>IR£</number:text>
      <number:number number:decimal-places="2" loext:min-decimal-places="2" number:min-integer-digits="1" number:grouping="true"/>
    </number:number-style>
    <number:number-style style:name="N501">
      <number:text>-IR£</number:text>
      <number:number number:decimal-places="2" loext:min-decimal-places="2" number:min-integer-digits="1" number:grouping="true"/>
      <style:map style:condition="value()&gt;=0" style:apply-style-name="N501P0"/>
    </number:number-style>
    <number:number-style style:name="N502P0" style:volatile="true">
      <number:text>IR£</number:text>
      <number:number number:decimal-places="2" loext:min-decimal-places="2" number:min-integer-digits="1" number:grouping="true"/>
    </number:number-style>
    <number:number-style style:name="N502">
      <style:text-properties fo:color="#ff0000"/>
      <number:text>-IR£</number:text>
      <number:number number:decimal-places="2" loext:min-decimal-places="2" number:min-integer-digits="1" number:grouping="true"/>
      <style:map style:condition="value()&gt;=0" style:apply-style-name="N502P0"/>
    </number:number-style>
    <number:number-style style:name="N506P0" style:volatile="true">
      <number:text> IR£</number:text>
      <number:number number:decimal-places="0" loext:min-decimal-places="0" number:min-integer-digits="1" number:grouping="true"/>
      <number:text> </number:text>
    </number:number-style>
    <number:number-style style:name="N506P1" style:volatile="true">
      <number:text>-IR£</number:text>
      <number:number number:decimal-places="0" loext:min-decimal-places="0" number:min-integer-digits="1" number:grouping="true"/>
      <number:text> </number:text>
    </number:number-style>
    <number:number-style style:name="N506P2" style:volatile="true">
      <number:text> IR£- </number:text>
    </number:number-style>
    <number:text-style style:name="N506">
      <number:text-content/>
      <number:text> </number:text>
      <style:map style:condition="value()&gt;0" style:apply-style-name="N506P0"/>
      <style:map style:condition="value()&lt;0" style:apply-style-name="N506P1"/>
      <style:map style:condition="value()=0" style:apply-style-name="N506P2"/>
    </number:text-style>
    <number:number-style style:name="N510P0" style:volatile="true">
      <number:text> IR£</number:text>
      <number:number number:decimal-places="2" loext:min-decimal-places="2" number:min-integer-digits="1" number:grouping="true"/>
      <number:text> </number:text>
    </number:number-style>
    <number:number-style style:name="N510P1" style:volatile="true">
      <number:text>-IR£</number:text>
      <number:number number:decimal-places="2" loext:min-decimal-places="2" number:min-integer-digits="1" number:grouping="true"/>
      <number:text> </number:text>
    </number:number-style>
    <number:number-style style:name="N510P2" style:volatile="true">
      <number:text> IR£-</number:text>
      <number:number number:decimal-places="0" loext:min-decimal-places="0" number:min-integer-digits="0"/>
      <number:text> </number:text>
    </number:number-style>
    <number:text-style style:name="N510">
      <number:text-content/>
      <number:text> </number:text>
      <style:map style:condition="value()&gt;0" style:apply-style-name="N510P0"/>
      <style:map style:condition="value()&lt;0" style:apply-style-name="N510P1"/>
      <style:map style:condition="value()=0" style:apply-style-name="N510P2"/>
    </number:text-style>
    <number:currency-style style:name="N514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14P1" style:volatile="true">
      <number:text>-</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14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14">
      <number:text-content/>
      <number:text> </number:text>
      <style:map style:condition="value()&gt;0" style:apply-style-name="N514P0"/>
      <style:map style:condition="value()&lt;0" style:apply-style-name="N514P1"/>
      <style:map style:condition="value()=0" style:apply-style-name="N514P2"/>
    </number:text-style>
    <number:currency-style style:name="N518P0" style:volatile="true">
      <number:number number:decimal-places="2" loext:min-decimal-places="2" number:min-integer-digits="1" number:grouping="true"/>
      <number:text> </number:text>
      <number:currency-symbol number:language="es" number:country="ES">€</number:currency-symbol>
      <number:text> </number:text>
    </number:currency-style>
    <number:currency-style style:name="N518P1" style:volatile="true">
      <number:text>-</number:text>
      <number:number number:decimal-places="2" loext:min-decimal-places="2" number:min-integer-digits="1" number:grouping="true"/>
      <number:text> </number:text>
      <number:currency-symbol number:language="es" number:country="ES">€</number:currency-symbol>
      <number:text> </number:text>
    </number:currency-style>
    <number:currency-style style:name="N518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18">
      <number:text-content/>
      <number:text> </number:text>
      <style:map style:condition="value()&gt;0" style:apply-style-name="N518P0"/>
      <style:map style:condition="value()&lt;0" style:apply-style-name="N518P1"/>
      <style:map style:condition="value()=0" style:apply-style-name="N518P2"/>
    </number:text-style>
    <number:currency-style style:name="N522P0" style:volatile="true">
      <number:number number:decimal-places="2" loext:min-decimal-places="2" number:min-integer-digits="1" number:grouping="true"/>
      <number:text>  </number:text>
      <number:currency-symbol number:language="ar" number:country="EG">€</number:currency-symbol>
      <number:text> </number:text>
    </number:currency-style>
    <number:currency-style style:name="N522P1" style:volatile="true">
      <number:text> -</number:text>
      <number:number number:decimal-places="2" loext:min-decimal-places="2" number:min-integer-digits="1" number:grouping="true"/>
      <number:text>  </number:text>
      <number:currency-symbol number:language="ar" number:country="EG">€</number:currency-symbol>
      <number:text> </number:text>
    </number:currency-style>
    <number:currency-style style:name="N522P2" style:volatile="true">
      <number:text> -</number:text>
      <number:number number:decimal-places="0" loext:min-decimal-places="0" number:min-integer-digits="0"/>
      <number:text>  </number:text>
      <number:currency-symbol number:language="ar" number:country="EG">€</number:currency-symbol>
      <number:text> </number:text>
    </number:currency-style>
    <number:text-style style:name="N522">
      <number:text-content/>
      <number:text> </number:text>
      <style:map style:condition="value()&gt;0" style:apply-style-name="N522P0"/>
      <style:map style:condition="value()&lt;0" style:apply-style-name="N522P1"/>
      <style:map style:condition="value()=0" style:apply-style-name="N522P2"/>
    </number:text-style>
    <number:currency-style style:name="N525P0" style:volatile="true">
      <number:number number:decimal-places="4" loext:min-decimal-places="4" number:min-integer-digits="1" number:grouping="true"/>
      <number:text> </number:text>
      <number:currency-symbol number:language="es" number:country="ES">€</number:currency-symbol>
      <number:text> </number:text>
    </number:currency-style>
    <number:currency-style style:name="N525P1" style:volatile="true">
      <number:text>-</number:text>
      <number:number number:decimal-places="4" loext:min-decimal-places="4" number:min-integer-digits="1" number:grouping="true"/>
      <number:text> </number:text>
      <number:currency-symbol number:language="es" number:country="ES">€</number:currency-symbol>
      <number:text> </number:text>
    </number:currency-style>
    <number:currency-style style:name="N525P2" style:volatile="true">
      <number:text> -</number:text>
      <number:number number:decimal-places="0" loext:min-decimal-places="0" number:min-integer-digits="0"/>
      <number:text> </number:text>
      <number:currency-symbol number:language="es" number:country="ES">€</number:currency-symbol>
      <number:text> </number:text>
    </number:currency-style>
    <number:text-style style:name="N525">
      <number:text-content/>
      <number:text> </number:text>
      <style:map style:condition="value()&gt;0" style:apply-style-name="N525P0"/>
      <style:map style:condition="value()&lt;0" style:apply-style-name="N525P1"/>
      <style:map style:condition="value()=0" style:apply-style-name="N525P2"/>
    </number:text-style>
    <number:currency-style style:name="N529P0" style:volatile="true">
      <number:currency-symbol number:language="it" number:country="IT">€</number:currency-symbol>
      <number:text> </number:text>
      <number:number number:decimal-places="2" loext:min-decimal-places="2" number:min-integer-digits="1" number:grouping="true"/>
      <number:text> </number:text>
    </number:currency-style>
    <number:currency-style style:name="N529P1" style:volatile="true">
      <number:text>-</number:text>
      <number:currency-symbol number:language="it" number:country="IT">€</number:currency-symbol>
      <number:text> </number:text>
      <number:number number:decimal-places="2" loext:min-decimal-places="2" number:min-integer-digits="1" number:grouping="true"/>
      <number:text> </number:text>
    </number:currency-style>
    <number:currency-style style:name="N529P2" style:volatile="true">
      <number:currency-symbol number:language="it" number:country="IT">€</number:currency-symbol>
      <number:text> -</number:text>
      <number:number number:decimal-places="0" loext:min-decimal-places="0" number:min-integer-digits="0"/>
      <number:text> </number:text>
    </number:currency-style>
    <number:text-style style:name="N529">
      <number:text-content/>
      <number:text> </number:text>
      <style:map style:condition="value()&gt;0" style:apply-style-name="N529P0"/>
      <style:map style:condition="value()&lt;0" style:apply-style-name="N529P1"/>
      <style:map style:condition="value()=0" style:apply-style-name="N529P2"/>
    </number:text-style>
    <number:number-style style:name="N530">
      <number:text>%</number:text>
    </number:number-style>
    <number:currency-style style:name="N532P0" style:volatile="true">
      <number:currency-symbol number:language="it" number:country="IT">L.</number:currency-symbol>
      <number:text> </number:text>
      <number:number number:decimal-places="0" loext:min-decimal-places="0" number:min-integer-digits="1">
        <number:embedded-text number:position="3"> </number:embedded-text>
      </number:number>
    </number:currency-style>
    <number:currency-style style:name="N532">
      <style:text-properties fo:color="#ff0000"/>
      <number:text>-</number:text>
      <number:currency-symbol number:language="it" number:country="IT">L.</number:currency-symbol>
      <number:text> </number:text>
      <number:number number:decimal-places="0" loext:min-decimal-places="0" number:min-integer-digits="1">
        <number:embedded-text number:position="3"> </number:embedded-text>
      </number:number>
      <style:map style:condition="value()&gt;=0" style:apply-style-name="N532P0"/>
    </number:currency-style>
    <number:currency-style style:name="N533P0" style:volatile="true">
      <number:number number:decimal-places="2" loext:min-decimal-places="2" number:min-integer-digits="1" number:grouping="true"/>
      <number:text> </number:text>
      <number:currency-symbol number:language="de" number:country="DE">€</number:currency-symbol>
    </number:currency-style>
    <number:currency-style style:name="N533">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533P0"/>
    </number:currency-style>
    <number:time-style style:name="N534">
      <number:hours/>
      <number:text>,</number:text>
      <number:minutes number:style="long"/>
      <number:text> </number:text>
      <number:am-pm/>
    </number:time-style>
    <number:time-style style:name="N535">
      <number:hours/>
      <number:text>,</number:text>
      <number:minutes number:style="long"/>
      <number:text>,</number:text>
      <number:seconds number:style="long"/>
      <number:text> </number:text>
      <number:am-pm/>
    </number:time-style>
    <number:date-style style:name="N536">
      <number:day number:style="long"/>
      <number:text>:</number:text>
      <number:month number:style="long"/>
      <number:text>:</number:text>
      <number:year number:style="long"/>
      <number:text> </number:text>
      <number:hours number:style="long"/>
      <number:text>.</number:text>
      <number:minutes number:style="long"/>
    </number:date-style>
    <number:number-style style:name="N538P0" style:volatile="true">
      <number:number number:decimal-places="0" loext:min-decimal-places="0" number:min-integer-digits="1">
        <number:embedded-text number:position="3"> </number:embedded-text>
      </number:number>
      <number:text> </number:text>
    </number:number-style>
    <number:number-style style:name="N538">
      <number:text>-</number:text>
      <number:number number:decimal-places="0" loext:min-decimal-places="0" number:min-integer-digits="1">
        <number:embedded-text number:position="3"> </number:embedded-text>
      </number:number>
      <number:text> </number:text>
      <style:map style:condition="value()&gt;=0" style:apply-style-name="N538P0"/>
    </number:number-style>
    <number:number-style style:name="N539P0" style:volatile="true">
      <number:number number:decimal-places="0" loext:min-decimal-places="0" number:min-integer-digits="1">
        <number:embedded-text number:position="3"> </number:embedded-text>
      </number:number>
      <number:text> </number:text>
    </number:number-style>
    <number:number-style style:name="N539">
      <style:text-properties fo:color="#ff0000"/>
      <number:text>-</number:text>
      <number:number number:decimal-places="0" loext:min-decimal-places="0" number:min-integer-digits="1">
        <number:embedded-text number:position="3"> </number:embedded-text>
      </number:number>
      <number:text> </number:text>
      <style:map style:condition="value()&gt;=0" style:apply-style-name="N539P0"/>
    </number:number-style>
    <number:number-style style:name="N541P0" style:volatile="true">
      <number:number number:decimal-places="2" loext:min-decimal-places="2" number:min-integer-digits="1">
        <number:embedded-text number:position="3"> </number:embedded-text>
      </number:number>
      <number:text> </number:text>
    </number:number-style>
    <number:number-style style:name="N541">
      <number:text>-</number:text>
      <number:number number:decimal-places="2" loext:min-decimal-places="2" number:min-integer-digits="1">
        <number:embedded-text number:position="3"> </number:embedded-text>
      </number:number>
      <number:text> </number:text>
      <style:map style:condition="value()&gt;=0" style:apply-style-name="N541P0"/>
    </number:number-style>
    <number:number-style style:name="N542P0" style:volatile="true">
      <number:number number:decimal-places="2" loext:min-decimal-places="2" number:min-integer-digits="1">
        <number:embedded-text number:position="3"> </number:embedded-text>
      </number:number>
      <number:text> </number:text>
    </number:number-style>
    <number:number-style style:name="N542">
      <style:text-properties fo:color="#ff0000"/>
      <number:text>-</number:text>
      <number:number number:decimal-places="2" loext:min-decimal-places="2" number:min-integer-digits="1">
        <number:embedded-text number:position="3"> </number:embedded-text>
      </number:number>
      <number:text> </number:text>
      <style:map style:condition="value()&gt;=0" style:apply-style-name="N542P0"/>
    </number:number-style>
    <number:time-style style:name="N543">
      <number:minutes number:style="long"/>
      <number:text>,</number:text>
      <number:seconds number:style="long"/>
    </number:time-style>
    <number:time-style style:name="N544" number:truncate-on-overflow="false">
      <number:hours/>
      <number:text>,</number:text>
      <number:minutes number:style="long"/>
      <number:text>,</number:text>
      <number:seconds number:style="long"/>
    </number:time-style>
    <number:time-style style:name="N545">
      <number:minutes number:style="long"/>
      <number:text>,</number:text>
      <number:seconds number:style="long" number:decimal-places="1"/>
    </number:time-style>
    <number:number-style style:name="N547P0" style:volatile="true">
      <number:text>L. </number:text>
      <number:number number:decimal-places="0" loext:min-decimal-places="0" number:min-integer-digits="1">
        <number:embedded-text number:position="3"> </number:embedded-text>
      </number:number>
    </number:number-style>
    <number:number-style style:name="N547">
      <number:text>-L. </number:text>
      <number:number number:decimal-places="0" loext:min-decimal-places="0" number:min-integer-digits="1">
        <number:embedded-text number:position="3"> </number:embedded-text>
      </number:number>
      <style:map style:condition="value()&gt;=0" style:apply-style-name="N547P0"/>
    </number:number-style>
    <number:number-style style:name="N548P0" style:volatile="true">
      <number:text>L. </number:text>
      <number:number number:decimal-places="0" loext:min-decimal-places="0" number:min-integer-digits="1">
        <number:embedded-text number:position="3"> </number:embedded-text>
      </number:number>
    </number:number-style>
    <number:number-style style:name="N548">
      <style:text-properties fo:color="#ff0000"/>
      <number:text>-L. </number:text>
      <number:number number:decimal-places="0" loext:min-decimal-places="0" number:min-integer-digits="1">
        <number:embedded-text number:position="3"> </number:embedded-text>
      </number:number>
      <style:map style:condition="value()&gt;=0" style:apply-style-name="N548P0"/>
    </number:number-style>
    <number:number-style style:name="N550P0" style:volatile="true">
      <number:text>L. </number:text>
      <number:number number:decimal-places="2" loext:min-decimal-places="2" number:min-integer-digits="1">
        <number:embedded-text number:position="3"> </number:embedded-text>
      </number:number>
    </number:number-style>
    <number:number-style style:name="N550">
      <number:text>-L. </number:text>
      <number:number number:decimal-places="2" loext:min-decimal-places="2" number:min-integer-digits="1">
        <number:embedded-text number:position="3"> </number:embedded-text>
      </number:number>
      <style:map style:condition="value()&gt;=0" style:apply-style-name="N550P0"/>
    </number:number-style>
    <number:number-style style:name="N551P0" style:volatile="true">
      <number:text>L. </number:text>
      <number:number number:decimal-places="2" loext:min-decimal-places="2" number:min-integer-digits="1">
        <number:embedded-text number:position="3"> </number:embedded-text>
      </number:number>
    </number:number-style>
    <number:number-style style:name="N551">
      <style:text-properties fo:color="#ff0000"/>
      <number:text>-L. </number:text>
      <number:number number:decimal-places="2" loext:min-decimal-places="2" number:min-integer-digits="1">
        <number:embedded-text number:position="3"> </number:embedded-text>
      </number:number>
      <style:map style:condition="value()&gt;=0" style:apply-style-name="N551P0"/>
    </number:number-style>
    <number:number-style style:name="N553P0" style:volatile="true">
      <number:text>L. </number:text>
      <number:number number:decimal-places="0" loext:min-decimal-places="0" number:min-integer-digits="1">
        <number:embedded-text number:position="3"> </number:embedded-text>
      </number:number>
    </number:number-style>
    <number:number-style style:name="N553P1" style:volatile="true">
      <number:text>-L. </number:text>
      <number:number number:decimal-places="0" loext:min-decimal-places="0" number:min-integer-digits="1">
        <number:embedded-text number:position="3"> </number:embedded-text>
      </number:number>
    </number:number-style>
    <number:number-style style:name="N553">
      <number:text>L. -</number:text>
      <style:map style:condition="value()&gt;0" style:apply-style-name="N553P0"/>
      <style:map style:condition="value()&lt;0" style:apply-style-name="N553P1"/>
    </number:number-style>
    <number:number-style style:name="N556P0" style:volatile="true">
      <number:number number:decimal-places="0" loext:min-decimal-places="0" number:min-integer-digits="1">
        <number:embedded-text number:position="3"> </number:embedded-text>
      </number:number>
    </number:number-style>
    <number:number-style style:name="N556P1" style:volatile="true">
      <number:text>-</number:text>
      <number:number number:decimal-places="0" loext:min-decimal-places="0" number:min-integer-digits="1">
        <number:embedded-text number:position="3"> </number:embedded-text>
      </number:number>
    </number:number-style>
    <number:number-style style:name="N556">
      <number:text>-</number:text>
      <style:map style:condition="value()&gt;0" style:apply-style-name="N556P0"/>
      <style:map style:condition="value()&lt;0" style:apply-style-name="N556P1"/>
    </number:number-style>
    <number:number-style style:name="N558P0" style:volatile="true">
      <number:text>L. </number:text>
      <number:number number:decimal-places="2" loext:min-decimal-places="2" number:min-integer-digits="1">
        <number:embedded-text number:position="3"> </number:embedded-text>
      </number:number>
    </number:number-style>
    <number:number-style style:name="N558P1" style:volatile="true">
      <number:text>-L. </number:text>
      <number:number number:decimal-places="2" loext:min-decimal-places="2" number:min-integer-digits="1">
        <number:embedded-text number:position="3"> </number:embedded-text>
      </number:number>
    </number:number-style>
    <number:number-style style:name="N558">
      <number:text>L. -</number:text>
      <number:number number:decimal-places="0" loext:min-decimal-places="0" number:min-integer-digits="0"/>
      <style:map style:condition="value()&gt;0" style:apply-style-name="N558P0"/>
      <style:map style:condition="value()&lt;0" style:apply-style-name="N558P1"/>
    </number:number-style>
    <number:number-style style:name="N561P0" style:volatile="true">
      <number:number number:decimal-places="2" loext:min-decimal-places="2" number:min-integer-digits="1">
        <number:embedded-text number:position="3"> </number:embedded-text>
      </number:number>
    </number:number-style>
    <number:number-style style:name="N561P1" style:volatile="true">
      <number:text>-</number:text>
      <number:number number:decimal-places="2" loext:min-decimal-places="2" number:min-integer-digits="1">
        <number:embedded-text number:position="3"> </number:embedded-text>
      </number:number>
    </number:number-style>
    <number:number-style style:name="N561">
      <number:text>-</number:text>
      <number:number number:decimal-places="0" loext:min-decimal-places="0" number:min-integer-digits="0"/>
      <style:map style:condition="value()&gt;0" style:apply-style-name="N561P0"/>
      <style:map style:condition="value()&lt;0" style:apply-style-name="N561P1"/>
    </number:number-style>
    <number:number-style style:name="N563P0" style:volatile="true">
      <number:text>$</number:text>
      <number:number number:decimal-places="0" loext:min-decimal-places="0" number:min-integer-digits="1">
        <number:embedded-text number:position="3"> </number:embedded-text>
      </number:number>
    </number:number-style>
    <number:number-style style:name="N563">
      <number:text>($</number:text>
      <number:number number:decimal-places="0" loext:min-decimal-places="0" number:min-integer-digits="1">
        <number:embedded-text number:position="3"> </number:embedded-text>
      </number:number>
      <number:text>)</number:text>
      <style:map style:condition="value()&gt;=0" style:apply-style-name="N563P0"/>
    </number:number-style>
    <number:number-style style:name="N564P0" style:volatile="true">
      <number:text>$</number:text>
      <number:number number:decimal-places="0" loext:min-decimal-places="0" number:min-integer-digits="1">
        <number:embedded-text number:position="3"> </number:embedded-text>
      </number:number>
    </number:number-style>
    <number:number-style style:name="N564">
      <style:text-properties fo:color="#ff0000"/>
      <number:text>($</number:text>
      <number:number number:decimal-places="0" loext:min-decimal-places="0" number:min-integer-digits="1">
        <number:embedded-text number:position="3"> </number:embedded-text>
      </number:number>
      <number:text>)</number:text>
      <style:map style:condition="value()&gt;=0" style:apply-style-name="N564P0"/>
    </number:number-style>
    <number:number-style style:name="N566P0" style:volatile="true">
      <number:text>$</number:text>
      <number:number number:decimal-places="2" loext:min-decimal-places="2" number:min-integer-digits="1">
        <number:embedded-text number:position="3"> </number:embedded-text>
      </number:number>
    </number:number-style>
    <number:number-style style:name="N566">
      <number:text>($</number:text>
      <number:number number:decimal-places="2" loext:min-decimal-places="2" number:min-integer-digits="1">
        <number:embedded-text number:position="3"> </number:embedded-text>
      </number:number>
      <number:text>)</number:text>
      <style:map style:condition="value()&gt;=0" style:apply-style-name="N566P0"/>
    </number:number-style>
    <number:number-style style:name="N567P0" style:volatile="true">
      <number:text>$</number:text>
      <number:number number:decimal-places="2" loext:min-decimal-places="2" number:min-integer-digits="1">
        <number:embedded-text number:position="3"> </number:embedded-text>
      </number:number>
    </number:number-style>
    <number:number-style style:name="N567">
      <style:text-properties fo:color="#ff0000"/>
      <number:text>($</number:text>
      <number:number number:decimal-places="2" loext:min-decimal-places="2" number:min-integer-digits="1">
        <number:embedded-text number:position="3"> </number:embedded-text>
      </number:number>
      <number:text>)</number:text>
      <style:map style:condition="value()&gt;=0" style:apply-style-name="N567P0"/>
    </number:number-style>
    <number:number-style style:name="N569P0" style:volatile="true">
      <number:text>$</number:text>
      <number:number number:decimal-places="0" loext:min-decimal-places="0" number:min-integer-digits="1">
        <number:embedded-text number:position="3"> </number:embedded-text>
      </number:number>
    </number:number-style>
    <number:number-style style:name="N569P1" style:volatile="true">
      <number:text>$(</number:text>
      <number:number number:decimal-places="0" loext:min-decimal-places="0" number:min-integer-digits="1">
        <number:embedded-text number:position="3"> </number:embedded-text>
      </number:number>
      <number:text>)</number:text>
    </number:number-style>
    <number:number-style style:name="N569">
      <number:text>$-</number:text>
      <style:map style:condition="value()&gt;0" style:apply-style-name="N569P0"/>
      <style:map style:condition="value()&lt;0" style:apply-style-name="N569P1"/>
    </number:number-style>
    <number:number-style style:name="N571P0" style:volatile="true">
      <number:number number:decimal-places="0" loext:min-decimal-places="0" number:min-integer-digits="1">
        <number:embedded-text number:position="3"> </number:embedded-text>
      </number:number>
    </number:number-style>
    <number:number-style style:name="N571P1" style:volatile="true">
      <number:text>(</number:text>
      <number:number number:decimal-places="0" loext:min-decimal-places="0" number:min-integer-digits="1">
        <number:embedded-text number:position="3"> </number:embedded-text>
      </number:number>
      <number:text>)</number:text>
    </number:number-style>
    <number:number-style style:name="N571">
      <number:text>-</number:text>
      <style:map style:condition="value()&gt;0" style:apply-style-name="N571P0"/>
      <style:map style:condition="value()&lt;0" style:apply-style-name="N571P1"/>
    </number:number-style>
    <number:number-style style:name="N573P0" style:volatile="true">
      <number:text>$</number:text>
      <number:number number:decimal-places="2" loext:min-decimal-places="2" number:min-integer-digits="1">
        <number:embedded-text number:position="3"> </number:embedded-text>
      </number:number>
    </number:number-style>
    <number:number-style style:name="N573P1" style:volatile="true">
      <number:text>$(</number:text>
      <number:number number:decimal-places="2" loext:min-decimal-places="2" number:min-integer-digits="1">
        <number:embedded-text number:position="3"> </number:embedded-text>
      </number:number>
      <number:text>)</number:text>
    </number:number-style>
    <number:number-style style:name="N573">
      <number:text>$-</number:text>
      <number:number number:decimal-places="0" loext:min-decimal-places="0" number:min-integer-digits="0"/>
      <style:map style:condition="value()&gt;0" style:apply-style-name="N573P0"/>
      <style:map style:condition="value()&lt;0" style:apply-style-name="N573P1"/>
    </number:number-style>
    <number:number-style style:name="N575P0" style:volatile="true">
      <number:number number:decimal-places="2" loext:min-decimal-places="2" number:min-integer-digits="1">
        <number:embedded-text number:position="3"> </number:embedded-text>
      </number:number>
    </number:number-style>
    <number:number-style style:name="N575P1" style:volatile="true">
      <number:text>(</number:text>
      <number:number number:decimal-places="2" loext:min-decimal-places="2" number:min-integer-digits="1">
        <number:embedded-text number:position="3"> </number:embedded-text>
      </number:number>
      <number:text>)</number:text>
    </number:number-style>
    <number:number-style style:name="N575">
      <number:text>-</number:text>
      <number:number number:decimal-places="0" loext:min-decimal-places="0" number:min-integer-digits="0"/>
      <style:map style:condition="value()&gt;0" style:apply-style-name="N575P0"/>
      <style:map style:condition="value()&lt;0" style:apply-style-name="N575P1"/>
    </number:number-style>
    <number:date-style style:name="N576">
      <number:month number:textual="true"/>
      <number:text>-</number:text>
      <number:year number:style="long"/>
    </number:date-style>
    <number:currency-style style:name="N578P0" style:volatile="true">
      <number:currency-symbol number:language="it" number:country="IT">€</number:currency-symbol>
      <number:text> </number:text>
      <number:number number:decimal-places="6" loext:min-decimal-places="6" number:min-integer-digits="1" number:grouping="true"/>
    </number:currency-style>
    <number:currency-style style:name="N578">
      <style:text-properties fo:color="#ff0000"/>
      <number:text>-</number:text>
      <number:currency-symbol number:language="it" number:country="IT">€</number:currency-symbol>
      <number:text> </number:text>
      <number:number number:decimal-places="6" loext:min-decimal-places="6" number:min-integer-digits="1" number:grouping="true"/>
      <style:map style:condition="value()&gt;=0" style:apply-style-name="N578P0"/>
    </number:currency-style>
    <number:currency-style style:name="N580P0" style:volatile="true">
      <number:currency-symbol number:language="it" number:country="IT">€</number:currency-symbol>
      <number:text> </number:text>
      <number:number number:decimal-places="7" loext:min-decimal-places="7" number:min-integer-digits="1" number:grouping="true"/>
    </number:currency-style>
    <number:currency-style style:name="N580">
      <style:text-properties fo:color="#ff0000"/>
      <number:text>-</number:text>
      <number:currency-symbol number:language="it" number:country="IT">€</number:currency-symbol>
      <number:text> </number:text>
      <number:number number:decimal-places="7" loext:min-decimal-places="7" number:min-integer-digits="1" number:grouping="true"/>
      <style:map style:condition="value()&gt;=0" style:apply-style-name="N580P0"/>
    </number:currency-style>
    <number:number-style style:name="N581">
      <number:number number:decimal-places="11" loext:min-decimal-places="11" number:min-integer-digits="1"/>
    </number:number-style>
    <number:number-style style:name="N582P0" style:volatile="true">
      <number:number number:decimal-places="0" loext:min-decimal-places="0" number:min-integer-digits="1" number:grouping="true"/>
      <number:text> </number:text>
    </number:number-style>
    <number:number-style style:name="N582">
      <number:text>(</number:text>
      <number:number number:decimal-places="0" loext:min-decimal-places="0" number:min-integer-digits="1" number:grouping="true"/>
      <number:text>)</number:text>
      <style:map style:condition="value()&gt;=0" style:apply-style-name="N582P0"/>
    </number:number-style>
    <number:number-style style:name="N583P0" style:volatile="true">
      <number:number number:decimal-places="2" loext:min-decimal-places="2" number:min-integer-digits="1" number:grouping="true"/>
      <number:text> </number:text>
    </number:number-style>
    <number:number-style style:name="N583">
      <number:text>(</number:text>
      <number:number number:decimal-places="2" loext:min-decimal-places="2" number:min-integer-digits="1" number:grouping="true"/>
      <number:text>)</number:text>
      <style:map style:condition="value()&gt;=0" style:apply-style-name="N583P0"/>
    </number:number-style>
    <number:date-style style:name="N58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585">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586">
      <number:day number:calendar="jewish"/>
      <number:text> </number:text>
      <number:month number:calendar="jewish" number:style="long" number:textual="true"/>
      <number:text> </number:text>
      <number:year number:calendar="jewish" number:style="long"/>
    </number:date-style>
    <number:date-style style:name="N587">
      <number:month number:calendar="jewish" number:style="long" number:textual="true"/>
      <number:text> </number:text>
      <number:day number:calendar="jewish"/>
      <number:text> </number:text>
      <number:year number:calendar="jewish" number:style="long"/>
    </number:date-style>
    <number:date-style style:name="N588">
      <number:day number:calendar="jewish"/>
      <number:text> </number:text>
      <number:month number:calendar="jewish" number:style="long" number:textual="true"/>
    </number:date-style>
    <number:date-style style:name="N589">
      <number:month number:calendar="jewish" number:style="long" number:textual="true"/>
      <number:text> </number:text>
      <number:day number:calendar="jewish"/>
    </number:date-style>
    <number:date-style style:name="N590">
      <number:month number:calendar="jewish" number:style="long" number:textual="true"/>
      <number:text> </number:text>
      <number:year number:calendar="jewish" number:style="long"/>
    </number:date-style>
    <number:date-style style:name="N591">
      <number:month number:calendar="jewish" number:style="long" number:textual="true"/>
    </number:date-style>
    <number:number-style style:name="N593P0" style:volatile="true">
      <number:number number:decimal-places="0" loext:min-decimal-places="0" number:min-integer-digits="1" number:grouping="true"/>
      <number:text> </number:text>
    </number:number-style>
    <number:number-style style:name="N593P1" style:volatile="true">
      <number:text>-</number:text>
      <number:number number:decimal-places="0" loext:min-decimal-places="0" number:min-integer-digits="1" number:grouping="true"/>
      <number:text> </number:text>
    </number:number-style>
    <number:number-style style:name="N593P2" style:volatile="true">
      <number:text>- </number:text>
    </number:number-style>
    <number:text-style style:name="N593">
      <number:text-content/>
      <number:text> </number:text>
      <style:map style:condition="value()&gt;0" style:apply-style-name="N593P0"/>
      <style:map style:condition="value()&lt;0" style:apply-style-name="N593P1"/>
      <style:map style:condition="value()=0" style:apply-style-name="N593P2"/>
    </number:text-style>
    <number:number-style style:name="N595P0" style:volatile="true">
      <number:number number:decimal-places="2" loext:min-decimal-places="2" number:min-integer-digits="1" number:grouping="true"/>
      <number:text> </number:text>
    </number:number-style>
    <number:number-style style:name="N595P1" style:volatile="true">
      <number:text>-</number:text>
      <number:number number:decimal-places="2" loext:min-decimal-places="2" number:min-integer-digits="1" number:grouping="true"/>
      <number:text> </number:text>
    </number:number-style>
    <number:number-style style:name="N595P2" style:volatile="true">
      <number:text>-</number:text>
      <number:number number:decimal-places="0" loext:min-decimal-places="0" number:min-integer-digits="0"/>
      <number:text> </number:text>
    </number:number-style>
    <number:text-style style:name="N595">
      <number:text-content/>
      <number:text> </number:text>
      <style:map style:condition="value()&gt;0" style:apply-style-name="N595P0"/>
      <style:map style:condition="value()&lt;0" style:apply-style-name="N595P1"/>
      <style:map style:condition="value()=0" style:apply-style-name="N595P2"/>
    </number:text-style>
    <number:date-style style:name="N596">
      <number:day/>
      <number:text>/</number:text>
      <number:month/>
      <number:text>/</number:text>
      <number:year/>
    </number:date-style>
    <number:date-style style:name="N597">
      <number:day/>
      <number:text>-</number:text>
      <number:month number:textual="true"/>
      <number:text>-</number:text>
      <number:year/>
    </number:date-style>
    <number:date-style style:name="N598">
      <number:day/>
      <number:text>-</number:text>
      <number:month number:textual="true"/>
    </number:date-style>
    <number:time-style style:name="N599">
      <number:hours/>
      <number:text>.</number:text>
      <number:minutes number:style="long"/>
      <number:text>.</number:text>
      <number:seconds number:style="long"/>
    </number:time-style>
    <number:date-style style:name="N600">
      <number:day/>
      <number:text>/</number:text>
      <number:month/>
      <number:text>/</number:text>
      <number:year/>
      <number:text> </number:text>
      <number:hours/>
      <number:text>.</number:text>
      <number:minutes number:style="long"/>
    </number:date-style>
    <number:number-style style:name="N602P0" style:volatile="true">
      <number:number number:decimal-places="3" loext:min-decimal-places="3" number:min-integer-digits="1"/>
      <number:text> </number:text>
    </number:number-style>
    <number:number-style style:name="N602">
      <style:text-properties fo:color="#ff0000"/>
      <number:text>-</number:text>
      <number:number number:decimal-places="3" loext:min-decimal-places="3" number:min-integer-digits="1"/>
      <number:text> </number:text>
      <style:map style:condition="value()&gt;=0" style:apply-style-name="N602P0"/>
    </number:number-style>
    <number:number-style style:name="N604P0" style:volatile="true">
      <number:number number:decimal-places="3" loext:min-decimal-places="3" number:min-integer-digits="1" number:grouping="true"/>
      <number:text> </number:text>
    </number:number-style>
    <number:number-style style:name="N604">
      <style:text-properties fo:color="#ff0000"/>
      <number:text>-</number:text>
      <number:number number:decimal-places="3" loext:min-decimal-places="3" number:min-integer-digits="1" number:grouping="true"/>
      <number:text> </number:text>
      <style:map style:condition="value()&gt;=0" style:apply-style-name="N604P0"/>
    </number:number-style>
    <number:date-style style:name="N605">
      <number:day number:style="long"/>
      <number:text>:</number:text>
      <number:month number:style="long"/>
      <number:text>:</number:text>
      <number:year/>
    </number:date-style>
    <number:number-style style:name="N606">
      <number:text>L. </number:text>
      <number:number number:decimal-places="8" loext:min-decimal-places="8" number:min-integer-digits="1" number:grouping="true"/>
    </number:number-style>
    <number:number-style style:name="N607P0" style:volatile="true">
      <number:text>L. </number:text>
      <number:number number:decimal-places="3" loext:min-decimal-places="3" number:min-integer-digits="1" number:grouping="true"/>
    </number:number-style>
    <number:number-style style:name="N607">
      <number:text>-L. </number:text>
      <number:number number:decimal-places="3" loext:min-decimal-places="3" number:min-integer-digits="1" number:grouping="true"/>
      <style:map style:condition="value()&gt;=0" style:apply-style-name="N607P0"/>
    </number:number-style>
    <number:number-style style:name="N609P0" style:volatile="true">
      <number:number number:decimal-places="6" loext:min-decimal-places="6" number:min-integer-digits="1"/>
      <number:text> </number:text>
    </number:number-style>
    <number:number-style style:name="N609">
      <style:text-properties fo:color="#ff0000"/>
      <number:text>-</number:text>
      <number:number number:decimal-places="6" loext:min-decimal-places="6" number:min-integer-digits="1"/>
      <number:text> </number:text>
      <style:map style:condition="value()&gt;=0" style:apply-style-name="N609P0"/>
    </number:number-style>
    <number:number-style style:name="N611P0" style:volatile="true">
      <number:number number:decimal-places="0" loext:min-decimal-places="0" number:min-integer-digits="1"/>
      <number:text> </number:text>
    </number:number-style>
    <number:number-style style:name="N611">
      <style:text-properties fo:color="#ff0000"/>
      <number:text>-</number:text>
      <number:number number:decimal-places="0" loext:min-decimal-places="0" number:min-integer-digits="1"/>
      <number:text> </number:text>
      <style:map style:condition="value()&gt;=0" style:apply-style-name="N611P0"/>
    </number:number-style>
    <number:number-style style:name="N613P0" style:volatile="true">
      <number:number number:decimal-places="2" loext:min-decimal-places="2" number:min-integer-digits="1"/>
      <number:text> </number:text>
    </number:number-style>
    <number:number-style style:name="N613">
      <style:text-properties fo:color="#ff0000"/>
      <number:text>-</number:text>
      <number:number number:decimal-places="2" loext:min-decimal-places="2" number:min-integer-digits="1"/>
      <number:text> </number:text>
      <style:map style:condition="value()&gt;=0" style:apply-style-name="N613P0"/>
    </number:number-style>
    <number:currency-style style:name="N614P0" style:volatile="true">
      <number:currency-symbol>€</number:currency-symbol>
      <number:text> </number:text>
      <number:number number:decimal-places="2" loext:min-decimal-places="2" number:min-integer-digits="1" number:grouping="true"/>
    </number:currency-style>
    <number:currency-style style:name="N614">
      <style:text-properties fo:color="#ff0000"/>
      <number:text>-</number:text>
      <number:currency-symbol>€</number:currency-symbol>
      <number:text> </number:text>
      <number:number number:decimal-places="2" loext:min-decimal-places="2" number:min-integer-digits="1" number:grouping="true"/>
      <style:map style:condition="value()&gt;=0" style:apply-style-name="N614P0"/>
    </number:currency-style>
    <number:number-style style:name="N615">
      <number:number number:decimal-places="8" loext:min-decimal-places="8" number:min-integer-digits="1" number:grouping="true"/>
    </number:number-style>
    <number:currency-style style:name="N617P0" style:volatile="true">
      <number:currency-symbol>€</number:currency-symbol>
      <number:text> </number:text>
      <number:number number:decimal-places="0" loext:min-decimal-places="0" number:min-integer-digits="1" number:grouping="true"/>
    </number:currency-style>
    <number:currency-style style:name="N617">
      <style:text-properties fo:color="#ff0000"/>
      <number:text>-</number:text>
      <number:currency-symbol>€</number:currency-symbol>
      <number:text> </number:text>
      <number:number number:decimal-places="0" loext:min-decimal-places="0" number:min-integer-digits="1" number:grouping="true"/>
      <style:map style:condition="value()&gt;=0" style:apply-style-name="N617P0"/>
    </number:currency-style>
    <number:number-style style:name="N618P0" style:volatile="true">
      <number:text> € </number:text>
      <number:number number:decimal-places="2" loext:min-decimal-places="2" number:min-integer-digits="1" number:grouping="true"/>
      <number:text> </number:text>
    </number:number-style>
    <number:number-style style:name="N618P1" style:volatile="true">
      <number:text>-L. </number:text>
      <number:number number:decimal-places="2" loext:min-decimal-places="2" number:min-integer-digits="1" number:grouping="true"/>
      <number:text> </number:text>
    </number:number-style>
    <number:number-style style:name="N618P2" style:volatile="true">
      <number:text> L. -</number:text>
      <number:number number:decimal-places="0" loext:min-decimal-places="0" number:min-integer-digits="0"/>
      <number:text> </number:text>
    </number:number-style>
    <number:text-style style:name="N618">
      <number:text-content/>
      <number:text> </number:text>
      <style:map style:condition="value()&gt;0" style:apply-style-name="N618P0"/>
      <style:map style:condition="value()&lt;0" style:apply-style-name="N618P1"/>
      <style:map style:condition="value()=0" style:apply-style-name="N618P2"/>
    </number:text-style>
    <number:number-style style:name="N620P0" style:volatile="true">
      <number:text> €. </number:text>
      <number:number number:decimal-places="2" loext:min-decimal-places="2" number:min-integer-digits="1" number:grouping="true"/>
      <number:text> </number:text>
    </number:number-style>
    <number:number-style style:name="N620P1" style:volatile="true">
      <number:text>-L. </number:text>
      <number:number number:decimal-places="2" loext:min-decimal-places="2" number:min-integer-digits="1" number:grouping="true"/>
      <number:text> </number:text>
    </number:number-style>
    <number:number-style style:name="N620P2" style:volatile="true">
      <number:text> L. -</number:text>
      <number:number number:decimal-places="0" loext:min-decimal-places="0" number:min-integer-digits="0"/>
      <number:text> </number:text>
    </number:number-style>
    <number:text-style style:name="N620">
      <number:text-content/>
      <number:text> </number:text>
      <style:map style:condition="value()&gt;0" style:apply-style-name="N620P0"/>
      <style:map style:condition="value()&lt;0" style:apply-style-name="N620P1"/>
      <style:map style:condition="value()=0" style:apply-style-name="N620P2"/>
    </number:text-style>
    <number:number-style style:name="N622P0" style:volatile="true">
      <number:number number:decimal-places="3" loext:min-decimal-places="3" number:min-integer-digits="1" number:grouping="true"/>
      <number:text> </number:text>
    </number:number-style>
    <number:number-style style:name="N622P1" style:volatile="true">
      <number:text>-</number:text>
      <number:number number:decimal-places="3" loext:min-decimal-places="3" number:min-integer-digits="1" number:grouping="true"/>
      <number:text> </number:text>
    </number:number-style>
    <number:number-style style:name="N622P2" style:volatile="true">
      <number:text>-</number:text>
      <number:number number:decimal-places="0" loext:min-decimal-places="0" number:min-integer-digits="0"/>
      <number:text> </number:text>
    </number:number-style>
    <number:text-style style:name="N622">
      <number:text-content/>
      <number:text> </number:text>
      <style:map style:condition="value()&gt;0" style:apply-style-name="N622P0"/>
      <style:map style:condition="value()&lt;0" style:apply-style-name="N622P1"/>
      <style:map style:condition="value()=0" style:apply-style-name="N622P2"/>
    </number:text-style>
    <number:number-style style:name="N623P0" style:volatile="true">
      <number:number number:decimal-places="4" loext:min-decimal-places="4" number:min-integer-digits="1" number:grouping="true"/>
      <number:text> </number:text>
    </number:number-style>
    <number:number-style style:name="N623P1" style:volatile="true">
      <number:text>-</number:text>
      <number:number number:decimal-places="4" loext:min-decimal-places="4" number:min-integer-digits="1" number:grouping="true"/>
      <number:text> </number:text>
    </number:number-style>
    <number:number-style style:name="N623P2" style:volatile="true">
      <number:text>-</number:text>
      <number:number number:decimal-places="0" loext:min-decimal-places="0" number:min-integer-digits="0"/>
      <number:text> </number:text>
    </number:number-style>
    <number:text-style style:name="N623">
      <number:text-content/>
      <number:text> </number:text>
      <style:map style:condition="value()&gt;0" style:apply-style-name="N623P0"/>
      <style:map style:condition="value()&lt;0" style:apply-style-name="N623P1"/>
      <style:map style:condition="value()=0" style:apply-style-name="N623P2"/>
    </number:text-style>
    <number:number-style style:name="N624">
      <number:number number:decimal-places="6" loext:min-decimal-places="6" number:min-integer-digits="1" number:grouping="true"/>
    </number:number-style>
    <number:number-style style:name="N625">
      <number:number number:decimal-places="7" loext:min-decimal-places="7" number:min-integer-digits="1" number:grouping="true"/>
    </number:number-style>
    <number:percentage-style style:name="N626">
      <number:number number:decimal-places="5" loext:min-decimal-places="5" number:min-integer-digits="1"/>
      <number:text>%</number:text>
    </number:percentage-style>
    <number:number-style style:name="N627">
      <number:number number:decimal-places="3" loext:min-decimal-places="3" number:min-integer-digits="0" number:grouping="true"/>
    </number:number-style>
    <number:number-style style:name="N628">
      <number:number number:decimal-places="4" loext:min-decimal-places="4" number:min-integer-digits="0" number:grouping="true"/>
    </number:number-style>
    <number:number-style style:name="N629">
      <number:number number:decimal-places="5" loext:min-decimal-places="5" number:min-integer-digits="0" number:grouping="true"/>
    </number:number-style>
    <number:number-style style:name="N630">
      <number:number number:decimal-places="6" loext:min-decimal-places="6" number:min-integer-digits="0" number:grouping="true"/>
    </number:number-style>
    <number:number-style style:name="N631">
      <number:number number:decimal-places="1" loext:min-decimal-places="1" number:min-integer-digits="0" number:grouping="true"/>
    </number:number-style>
    <number:number-style style:name="N634P0" style:volatile="true">
      <number:text> € </number:text>
      <number:number number:decimal-places="5" loext:min-decimal-places="5" number:min-integer-digits="1" number:grouping="true"/>
      <number:text> </number:text>
    </number:number-style>
    <number:number-style style:name="N634P1" style:volatile="true">
      <number:text>-€ </number:text>
      <number:number number:decimal-places="5" loext:min-decimal-places="5" number:min-integer-digits="1" number:grouping="true"/>
      <number:text> </number:text>
    </number:number-style>
    <number:number-style style:name="N634P2" style:volatile="true">
      <number:text> € -</number:text>
      <number:number number:decimal-places="0" loext:min-decimal-places="0" number:min-integer-digits="0"/>
      <number:text> </number:text>
    </number:number-style>
    <number:text-style style:name="N634">
      <number:text-content/>
      <number:text> </number:text>
      <style:map style:condition="value()&gt;0" style:apply-style-name="N634P0"/>
      <style:map style:condition="value()&lt;0" style:apply-style-name="N634P1"/>
      <style:map style:condition="value()=0" style:apply-style-name="N634P2"/>
    </number:text-style>
    <number:number-style style:name="N638P0" style:volatile="true">
      <loext:text> € </loext:text>
      <loext:fill-character> </loext:fill-character>
      <number:number number:decimal-places="2" loext:min-decimal-places="2" number:min-integer-digits="1" number:grouping="true"/>
      <number:text> </number:text>
    </number:number-style>
    <number:number-style style:name="N638P1" style:volatile="true">
      <loext:text>-€ </loext:text>
      <loext:fill-character> </loext:fill-character>
      <number:number number:decimal-places="2" loext:min-decimal-places="2" number:min-integer-digits="1" number:grouping="true"/>
      <number:text> </number:text>
    </number:number-style>
    <number:number-style style:name="N638P2" style:volatile="true">
      <loext:text> € </loext:text>
      <loext:fill-character> </loext:fill-character>
      <number:text>-</number:text>
      <number:number number:decimal-places="0" loext:min-decimal-places="0" number:min-integer-digits="0"/>
      <number:text> </number:text>
    </number:number-style>
    <number:text-style style:name="N638">
      <number:text-content/>
      <number:text> </number:text>
      <style:map style:condition="value()&gt;0" style:apply-style-name="N638P0"/>
      <style:map style:condition="value()&lt;0" style:apply-style-name="N638P1"/>
      <style:map style:condition="value()=0" style:apply-style-name="N638P2"/>
    </number:text-style>
    <number:currency-style style:name="N64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64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640P0"/>
    </number:currency-style>
    <number:currency-style style:name="N64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64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642P0"/>
    </number:currency-style>
    <number:number-style style:name="N646P0" style:volatile="true">
      <loext:fill-character> </loext:fill-character>
      <number:number number:decimal-places="0" loext:min-decimal-places="0" number:min-integer-digits="1" number:grouping="true"/>
      <number:text> </number:text>
    </number:number-style>
    <number:number-style style:name="N646P1" style:volatile="true">
      <loext:text>-</loext:text>
      <loext:fill-character> </loext:fill-character>
      <number:number number:decimal-places="0" loext:min-decimal-places="0" number:min-integer-digits="1" number:grouping="true"/>
      <number:text> </number:text>
    </number:number-style>
    <number:number-style style:name="N646P2" style:volatile="true">
      <loext:fill-character> </loext:fill-character>
      <number:text>- </number:text>
    </number:number-style>
    <number:text-style style:name="N646">
      <number:text-content/>
      <number:text> </number:text>
      <style:map style:condition="value()&gt;0" style:apply-style-name="N646P0"/>
      <style:map style:condition="value()&lt;0" style:apply-style-name="N646P1"/>
      <style:map style:condition="value()=0" style:apply-style-name="N646P2"/>
    </number:text-style>
    <number:number-style style:name="N650P0" style:volatile="true">
      <loext:text> € </loext:text>
      <loext:fill-character> </loext:fill-character>
      <number:number number:decimal-places="0" loext:min-decimal-places="0" number:min-integer-digits="1" number:grouping="true"/>
      <number:text> </number:text>
    </number:number-style>
    <number:number-style style:name="N650P1" style:volatile="true">
      <loext:text>-€ </loext:text>
      <loext:fill-character> </loext:fill-character>
      <number:number number:decimal-places="0" loext:min-decimal-places="0" number:min-integer-digits="1" number:grouping="true"/>
      <number:text> </number:text>
    </number:number-style>
    <number:number-style style:name="N650P2" style:volatile="true">
      <loext:text> € </loext:text>
      <loext:fill-character> </loext:fill-character>
      <number:text>- </number:text>
    </number:number-style>
    <number:text-style style:name="N650">
      <number:text-content/>
      <number:text> </number:text>
      <style:map style:condition="value()&gt;0" style:apply-style-name="N650P0"/>
      <style:map style:condition="value()&lt;0" style:apply-style-name="N650P1"/>
      <style:map style:condition="value()=0" style:apply-style-name="N650P2"/>
    </number:text-style>
    <number:number-style style:name="N654P0" style:volatile="true">
      <loext:fill-character> </loext:fill-character>
      <number:number number:decimal-places="2" loext:min-decimal-places="2" number:min-integer-digits="1" number:grouping="true"/>
      <number:text> </number:text>
    </number:number-style>
    <number:number-style style:name="N654P1" style:volatile="true">
      <loext:text>-</loext:text>
      <loext:fill-character> </loext:fill-character>
      <number:number number:decimal-places="2" loext:min-decimal-places="2" number:min-integer-digits="1" number:grouping="true"/>
      <number:text> </number:text>
    </number:number-style>
    <number:number-style style:name="N654P2" style:volatile="true">
      <loext:fill-character> </loext:fill-character>
      <number:text>-</number:text>
      <number:number number:decimal-places="0" loext:min-decimal-places="0" number:min-integer-digits="0"/>
      <number:text> </number:text>
    </number:number-style>
    <number:text-style style:name="N654">
      <number:text-content/>
      <number:text> </number:text>
      <style:map style:condition="value()&gt;0" style:apply-style-name="N654P0"/>
      <style:map style:condition="value()&lt;0" style:apply-style-name="N654P1"/>
      <style:map style:condition="value()=0" style:apply-style-name="N654P2"/>
    </number:text-style>
    <number:number-style style:name="N658P0" style:volatile="true">
      <loext:text> L. </loext:text>
      <loext:fill-character> </loext:fill-character>
      <number:number number:decimal-places="0" loext:min-decimal-places="0" number:min-integer-digits="1" number:grouping="true"/>
      <number:text> </number:text>
    </number:number-style>
    <number:number-style style:name="N658P1" style:volatile="true">
      <loext:text>-L. </loext:text>
      <loext:fill-character> </loext:fill-character>
      <number:number number:decimal-places="0" loext:min-decimal-places="0" number:min-integer-digits="1" number:grouping="true"/>
      <number:text> </number:text>
    </number:number-style>
    <number:number-style style:name="N658P2" style:volatile="true">
      <loext:text> L. </loext:text>
      <loext:fill-character> </loext:fill-character>
      <number:text>- </number:text>
    </number:number-style>
    <number:text-style style:name="N658">
      <number:text-content/>
      <number:text> </number:text>
      <style:map style:condition="value()&gt;0" style:apply-style-name="N658P0"/>
      <style:map style:condition="value()&lt;0" style:apply-style-name="N658P1"/>
      <style:map style:condition="value()=0" style:apply-style-name="N658P2"/>
    </number:text-style>
    <number:number-style style:name="N662P0" style:volatile="true">
      <loext:text> L. </loext:text>
      <loext:fill-character> </loext:fill-character>
      <number:number number:decimal-places="2" loext:min-decimal-places="2" number:min-integer-digits="1" number:grouping="true"/>
      <number:text> </number:text>
    </number:number-style>
    <number:number-style style:name="N662P1" style:volatile="true">
      <loext:text>-L. </loext:text>
      <loext:fill-character> </loext:fill-character>
      <number:number number:decimal-places="2" loext:min-decimal-places="2" number:min-integer-digits="1" number:grouping="true"/>
      <number:text> </number:text>
    </number:number-style>
    <number:number-style style:name="N662P2" style:volatile="true">
      <loext:text> L. </loext:text>
      <loext:fill-character> </loext:fill-character>
      <number:text>-</number:text>
      <number:number number:decimal-places="0" loext:min-decimal-places="0" number:min-integer-digits="0"/>
      <number:text> </number:text>
    </number:number-style>
    <number:text-style style:name="N662">
      <number:text-content/>
      <number:text> </number:text>
      <style:map style:condition="value()&gt;0" style:apply-style-name="N662P0"/>
      <style:map style:condition="value()&lt;0" style:apply-style-name="N662P1"/>
      <style:map style:condition="value()=0" style:apply-style-name="N662P2"/>
    </number:text-style>
    <number:currency-style style:name="N665P0" style:volatile="true">
      <number:currency-symbol>€</number:currency-symbol>
      <loext:text> </loext:text>
      <loext:fill-character> </loext:fill-character>
      <number:number number:decimal-places="2" loext:min-decimal-places="2" number:min-integer-digits="1" number:grouping="true"/>
      <number:text> </number:text>
    </number:currency-style>
    <number:currency-style style:name="N665P1" style:volatile="true">
      <number:text>-</number:text>
      <number:currency-symbol>€</number:currency-symbol>
      <loext:text> </loext:text>
      <loext:fill-character> </loext:fill-character>
      <number:number number:decimal-places="2" loext:min-decimal-places="2" number:min-integer-digits="1" number:grouping="true"/>
      <number:text> </number:text>
    </number:currency-style>
    <number:currency-style style:name="N665">
      <number:currency-symbol>€</number:currency-symbol>
      <loext:text> </loext:text>
      <loext:fill-character> </loext:fill-character>
      <number:text>-</number:text>
      <number:number number:decimal-places="0" loext:min-decimal-places="0" number:min-integer-digits="0"/>
      <number:text> </number:text>
      <style:map style:condition="value()&gt;0" style:apply-style-name="N665P0"/>
      <style:map style:condition="value()&lt;0" style:apply-style-name="N665P1"/>
    </number:currency-style>
    <number:number-style style:name="N666P0" style:volatile="true">
      <loext:text> € </loext:text>
      <loext:fill-character> </loext:fill-character>
      <number:number number:decimal-places="2" loext:min-decimal-places="2" number:min-integer-digits="1" number:grouping="true"/>
      <number:text> </number:text>
    </number:number-style>
    <number:number-style style:name="N666P1" style:volatile="true">
      <loext:text>-L. </loext:text>
      <loext:fill-character> </loext:fill-character>
      <number:number number:decimal-places="2" loext:min-decimal-places="2" number:min-integer-digits="1" number:grouping="true"/>
      <number:text> </number:text>
    </number:number-style>
    <number:number-style style:name="N666P2" style:volatile="true">
      <loext:text> L. </loext:text>
      <loext:fill-character> </loext:fill-character>
      <number:text>-</number:text>
      <number:number number:decimal-places="0" loext:min-decimal-places="0" number:min-integer-digits="0"/>
      <number:text> </number:text>
    </number:number-style>
    <number:text-style style:name="N666">
      <number:text-content/>
      <number:text> </number:text>
      <style:map style:condition="value()&gt;0" style:apply-style-name="N666P0"/>
      <style:map style:condition="value()&lt;0" style:apply-style-name="N666P1"/>
      <style:map style:condition="value()=0" style:apply-style-name="N666P2"/>
    </number:text-style>
    <number:number-style style:name="N668P0" style:volatile="true">
      <loext:text> €. </loext:text>
      <loext:fill-character> </loext:fill-character>
      <number:number number:decimal-places="2" loext:min-decimal-places="2" number:min-integer-digits="1" number:grouping="true"/>
      <number:text> </number:text>
    </number:number-style>
    <number:number-style style:name="N668P1" style:volatile="true">
      <loext:text>-L. </loext:text>
      <loext:fill-character> </loext:fill-character>
      <number:number number:decimal-places="2" loext:min-decimal-places="2" number:min-integer-digits="1" number:grouping="true"/>
      <number:text> </number:text>
    </number:number-style>
    <number:number-style style:name="N668P2" style:volatile="true">
      <loext:text> L. </loext:text>
      <loext:fill-character> </loext:fill-character>
      <number:text>-</number:text>
      <number:number number:decimal-places="0" loext:min-decimal-places="0" number:min-integer-digits="0"/>
      <number:text> </number:text>
    </number:number-style>
    <number:text-style style:name="N668">
      <number:text-content/>
      <number:text> </number:text>
      <style:map style:condition="value()&gt;0" style:apply-style-name="N668P0"/>
      <style:map style:condition="value()&lt;0" style:apply-style-name="N668P1"/>
      <style:map style:condition="value()=0" style:apply-style-name="N668P2"/>
    </number:text-style>
    <number:number-style style:name="N671P0" style:volatile="true">
      <loext:fill-character> </loext:fill-character>
      <number:number number:decimal-places="3" loext:min-decimal-places="3" number:min-integer-digits="1" number:grouping="true"/>
      <number:text> </number:text>
    </number:number-style>
    <number:number-style style:name="N671P1" style:volatile="true">
      <loext:text>-</loext:text>
      <loext:fill-character> </loext:fill-character>
      <number:number number:decimal-places="3" loext:min-decimal-places="3" number:min-integer-digits="1" number:grouping="true"/>
      <number:text> </number:text>
    </number:number-style>
    <number:number-style style:name="N671P2" style:volatile="true">
      <loext:fill-character> </loext:fill-character>
      <number:text>-</number:text>
      <number:number number:decimal-places="0" loext:min-decimal-places="0" number:min-integer-digits="0"/>
      <number:text> </number:text>
    </number:number-style>
    <number:text-style style:name="N671">
      <number:text-content/>
      <number:text> </number:text>
      <style:map style:condition="value()&gt;0" style:apply-style-name="N671P0"/>
      <style:map style:condition="value()&lt;0" style:apply-style-name="N671P1"/>
      <style:map style:condition="value()=0" style:apply-style-name="N671P2"/>
    </number:text-style>
    <number:number-style style:name="N674P0" style:volatile="true">
      <loext:fill-character> </loext:fill-character>
      <number:number number:decimal-places="4" loext:min-decimal-places="4" number:min-integer-digits="1" number:grouping="true"/>
      <number:text> </number:text>
    </number:number-style>
    <number:number-style style:name="N674P1" style:volatile="true">
      <loext:text>-</loext:text>
      <loext:fill-character> </loext:fill-character>
      <number:number number:decimal-places="4" loext:min-decimal-places="4" number:min-integer-digits="1" number:grouping="true"/>
      <number:text> </number:text>
    </number:number-style>
    <number:number-style style:name="N674P2" style:volatile="true">
      <loext:fill-character> </loext:fill-character>
      <number:text>-</number:text>
      <number:number number:decimal-places="0" loext:min-decimal-places="0" number:min-integer-digits="0"/>
      <number:text> </number:text>
    </number:number-style>
    <number:text-style style:name="N674">
      <number:text-content/>
      <number:text> </number:text>
      <style:map style:condition="value()&gt;0" style:apply-style-name="N674P0"/>
      <style:map style:condition="value()&lt;0" style:apply-style-name="N674P1"/>
      <style:map style:condition="value()=0" style:apply-style-name="N674P2"/>
    </number:text-style>
    <number:number-style style:name="N675">
      <loext:text>€</loext:text>
      <loext:fill-character> </loext:fill-character>
      <number:number number:decimal-places="2" loext:min-decimal-places="2" number:min-integer-digits="1" number:grouping="true"/>
    </number:number-style>
    <number:number-style style:name="N676">
      <number:number number:decimal-places="7" loext:min-decimal-places="7" number:min-integer-digits="0" number:grouping="true"/>
    </number:number-style>
    <number:number-style style:name="N677">
      <number:number number:decimal-places="8" loext:min-decimal-places="8" number:min-integer-digits="0" number:grouping="true"/>
    </number:number-style>
    <number:number-style style:name="N678">
      <number:number number:decimal-places="9" loext:min-decimal-places="9" number:min-integer-digits="0" number:grouping="true"/>
    </number:number-style>
    <number:number-style style:name="N679">
      <number:number number:decimal-places="10" loext:min-decimal-places="10" number:min-integer-digits="0" number:grouping="true"/>
    </number:number-style>
    <number:number-style style:name="N680">
      <number:number number:decimal-places="11" loext:min-decimal-places="11" number:min-integer-digits="0" number:grouping="true"/>
    </number:number-style>
    <number:number-style style:name="N681">
      <number:number number:decimal-places="12" loext:min-decimal-places="12" number:min-integer-digits="0" number:grouping="true"/>
    </number:number-style>
    <number:number-style style:name="N682">
      <number:number number:decimal-places="13" loext:min-decimal-places="13" number:min-integer-digits="0" number:grouping="true"/>
    </number:number-style>
    <number:number-style style:name="N683">
      <number:number number:decimal-places="14" loext:min-decimal-places="14" number:min-integer-digits="0" number:grouping="true"/>
    </number:number-style>
    <number:number-style style:name="N684">
      <number:number number:decimal-places="15" loext:min-decimal-places="15" number:min-integer-digits="0" number:grouping="true"/>
    </number:number-style>
    <number:number-style style:name="N685">
      <number:number number:decimal-places="16" loext:min-decimal-places="16" number:min-integer-digits="0" number:grouping="true"/>
    </number:number-style>
    <number:number-style style:name="N686">
      <number:number number:decimal-places="17" loext:min-decimal-places="17" number:min-integer-digits="0" number:grouping="true"/>
    </number:number-style>
    <number:number-style style:name="N687">
      <number:number number:decimal-places="18" loext:min-decimal-places="18" number:min-integer-digits="0" number:grouping="true"/>
    </number:number-style>
    <number:number-style style:name="N688P0" style:volatile="true">
      <number:number number:decimal-places="3" loext:min-decimal-places="3" number:min-integer-digits="1" number:grouping="true"/>
    </number:number-style>
    <number:number-style style:name="N688">
      <style:text-properties fo:color="#ff0000"/>
      <number:text>-</number:text>
      <number:number number:decimal-places="3" loext:min-decimal-places="3" number:min-integer-digits="1" number:grouping="true"/>
      <style:map style:condition="value()&gt;=0" style:apply-style-name="N688P0"/>
    </number:number-style>
    <number:number-style style:name="N689P0" style:volatile="true">
      <number:number number:decimal-places="4" loext:min-decimal-places="4" number:min-integer-digits="1" number:grouping="true"/>
    </number:number-style>
    <number:number-style style:name="N689">
      <style:text-properties fo:color="#ff0000"/>
      <number:text>-</number:text>
      <number:number number:decimal-places="4" loext:min-decimal-places="4" number:min-integer-digits="1" number:grouping="true"/>
      <style:map style:condition="value()&gt;=0" style:apply-style-name="N689P0"/>
    </number:number-style>
    <number:number-style style:name="N690P0" style:volatile="true">
      <number:number number:decimal-places="5" loext:min-decimal-places="5" number:min-integer-digits="1" number:grouping="true"/>
    </number:number-style>
    <number:number-style style:name="N690">
      <style:text-properties fo:color="#ff0000"/>
      <number:text>-</number:text>
      <number:number number:decimal-places="5" loext:min-decimal-places="5" number:min-integer-digits="1" number:grouping="true"/>
      <style:map style:condition="value()&gt;=0" style:apply-style-name="N690P0"/>
    </number:number-style>
    <number:number-style style:name="N691P0" style:volatile="true">
      <number:number number:decimal-places="1" loext:min-decimal-places="1" number:min-integer-digits="1" number:grouping="true"/>
    </number:number-style>
    <number:number-style style:name="N691">
      <style:text-properties fo:color="#ff0000"/>
      <number:text>-</number:text>
      <number:number number:decimal-places="1" loext:min-decimal-places="1" number:min-integer-digits="1" number:grouping="true"/>
      <style:map style:condition="value()&gt;=0" style:apply-style-name="N691P0"/>
    </number:number-style>
    <number:number-style style:name="N692">
      <number:number number:decimal-places="0" loext:min-decimal-places="0" number:min-integer-digits="6"/>
    </number:number-style>
    <number:number-style style:name="N696P0" style:volatile="true">
      <loext:fill-character> </loext:fill-character>
      <number:number number:decimal-places="0" loext:min-decimal-places="0" number:min-integer-digits="1" number:grouping="true"/>
      <number:text> L. </number:text>
    </number:number-style>
    <number:number-style style:name="N696P1" style:volatile="true">
      <loext:fill-character> </loext:fill-character>
      <number:text>(</number:text>
      <number:number number:decimal-places="0" loext:min-decimal-places="0" number:min-integer-digits="1" number:grouping="true"/>
      <number:text>)L. </number:text>
    </number:number-style>
    <number:number-style style:name="N696P2" style:volatile="true">
      <loext:fill-character> </loext:fill-character>
      <number:text>- L. </number:text>
    </number:number-style>
    <number:text-style style:name="N696">
      <number:text-content/>
      <number:text> </number:text>
      <style:map style:condition="value()&gt;0" style:apply-style-name="N696P0"/>
      <style:map style:condition="value()&lt;0" style:apply-style-name="N696P1"/>
      <style:map style:condition="value()=0" style:apply-style-name="N696P2"/>
    </number:text-style>
    <number:number-style style:name="N700P0" style:volatile="true">
      <loext:fill-character> </loext:fill-character>
      <number:number number:decimal-places="0" loext:min-decimal-places="0" number:min-integer-digits="1" number:grouping="true"/>
      <number:text>     </number:text>
    </number:number-style>
    <number:number-style style:name="N700P1" style:volatile="true">
      <loext:fill-character> </loext:fill-character>
      <number:text>(</number:text>
      <number:number number:decimal-places="0" loext:min-decimal-places="0" number:min-integer-digits="1" number:grouping="true"/>
      <number:text>)    </number:text>
    </number:number-style>
    <number:number-style style:name="N700P2" style:volatile="true">
      <loext:fill-character> </loext:fill-character>
      <number:text>-     </number:text>
    </number:number-style>
    <number:text-style style:name="N700">
      <number:text-content/>
      <number:text> </number:text>
      <style:map style:condition="value()&gt;0" style:apply-style-name="N700P0"/>
      <style:map style:condition="value()&lt;0" style:apply-style-name="N700P1"/>
      <style:map style:condition="value()=0" style:apply-style-name="N700P2"/>
    </number:text-style>
    <number:currency-style style:name="N703P0" style:volatile="true">
      <number:currency-symbol>€</number:currency-symbol>
      <loext:text> </loext:text>
      <loext:fill-character> </loext:fill-character>
      <number:number number:decimal-places="8" loext:min-decimal-places="8" number:min-integer-digits="1" number:grouping="true"/>
      <number:text> </number:text>
    </number:currency-style>
    <number:currency-style style:name="N703P1" style:volatile="true">
      <number:text>-</number:text>
      <number:currency-symbol>€</number:currency-symbol>
      <loext:text> </loext:text>
      <loext:fill-character> </loext:fill-character>
      <number:number number:decimal-places="8" loext:min-decimal-places="8" number:min-integer-digits="1" number:grouping="true"/>
      <number:text> </number:text>
    </number:currency-style>
    <number:currency-style style:name="N703">
      <number:currency-symbol>€</number:currency-symbol>
      <loext:text> </loext:text>
      <loext:fill-character> </loext:fill-character>
      <number:text>-</number:text>
      <number:number number:decimal-places="0" loext:min-decimal-places="0" number:min-integer-digits="0"/>
      <number:text> </number:text>
      <style:map style:condition="value()&gt;0" style:apply-style-name="N703P0"/>
      <style:map style:condition="value()&lt;0" style:apply-style-name="N703P1"/>
    </number:currency-style>
    <number:number-style style:name="N704">
      <number:number number:decimal-places="2" loext:min-decimal-places="2" number:min-integer-digits="2" number:grouping="true"/>
    </number:number-style>
    <number:date-style style:name="N705P0" style:volatile="true">
      <number:day number:style="long"/>
      <number:text>/</number:text>
      <number:month number:style="long"/>
      <number:text>/</number:text>
      <number:year/>
    </number:date-style>
    <number:text-style style:name="N705">
      <number:text-content/>
      <style:map style:condition="value()&lt;=1.79769313486232E+308" style:apply-style-name="N705P0"/>
    </number:text-style>
    <number:number-style style:name="N709P0" style:volatile="true">
      <number:number number:decimal-places="0" loext:min-decimal-places="0" number:min-integer-digits="1" number:grouping="true"/>
      <number:text> L. </number:text>
    </number:number-style>
    <number:number-style style:name="N709P1" style:volatile="true">
      <number:text> (</number:text>
      <number:number number:decimal-places="0" loext:min-decimal-places="0" number:min-integer-digits="1" number:grouping="true"/>
      <number:text>)L. </number:text>
    </number:number-style>
    <number:number-style style:name="N709P2" style:volatile="true">
      <number:text> - L. </number:text>
    </number:number-style>
    <number:text-style style:name="N709">
      <number:text-content/>
      <number:text> </number:text>
      <style:map style:condition="value()&gt;0" style:apply-style-name="N709P0"/>
      <style:map style:condition="value()&lt;0" style:apply-style-name="N709P1"/>
      <style:map style:condition="value()=0" style:apply-style-name="N709P2"/>
    </number:text-style>
    <number:number-style style:name="N713P0" style:volatile="true">
      <number:number number:decimal-places="0" loext:min-decimal-places="0" number:min-integer-digits="1" number:grouping="true"/>
      <number:text>     </number:text>
    </number:number-style>
    <number:number-style style:name="N713P1" style:volatile="true">
      <number:text> (</number:text>
      <number:number number:decimal-places="0" loext:min-decimal-places="0" number:min-integer-digits="1" number:grouping="true"/>
      <number:text>)    </number:text>
    </number:number-style>
    <number:number-style style:name="N713P2" style:volatile="true">
      <number:text> -     </number:text>
    </number:number-style>
    <number:text-style style:name="N713">
      <number:text-content/>
      <number:text> </number:text>
      <style:map style:condition="value()&gt;0" style:apply-style-name="N713P0"/>
      <style:map style:condition="value()&lt;0" style:apply-style-name="N713P1"/>
      <style:map style:condition="value()=0" style:apply-style-name="N713P2"/>
    </number:text-style>
    <number:currency-style style:name="N716P0" style:volatile="true">
      <number:currency-symbol>€</number:currency-symbol>
      <number:text> </number:text>
      <number:number number:decimal-places="8" loext:min-decimal-places="8" number:min-integer-digits="1" number:grouping="true"/>
      <number:text> </number:text>
    </number:currency-style>
    <number:currency-style style:name="N716P1" style:volatile="true">
      <number:text>-</number:text>
      <number:currency-symbol>€</number:currency-symbol>
      <number:text> </number:text>
      <number:number number:decimal-places="8" loext:min-decimal-places="8" number:min-integer-digits="1" number:grouping="true"/>
      <number:text> </number:text>
    </number:currency-style>
    <number:currency-style style:name="N716">
      <number:currency-symbol>€</number:currency-symbol>
      <number:text> -</number:text>
      <number:number number:decimal-places="0" loext:min-decimal-places="0" number:min-integer-digits="0"/>
      <number:text> </number:text>
      <style:map style:condition="value()&gt;0" style:apply-style-name="N716P0"/>
      <style:map style:condition="value()&lt;0" style:apply-style-name="N716P1"/>
    </number:currency-style>
    <number:number-style style:name="N720P0" style:volatile="true">
      <number:number number:decimal-places="2" loext:min-decimal-places="2" number:min-integer-digits="1" number:grouping="true"/>
      <number:text>     </number:text>
    </number:number-style>
    <number:number-style style:name="N720P1" style:volatile="true">
      <number:text> (</number:text>
      <number:number number:decimal-places="2" loext:min-decimal-places="2" number:min-integer-digits="1" number:grouping="true"/>
      <number:text>)    </number:text>
    </number:number-style>
    <number:number-style style:name="N720P2" style:volatile="true">
      <number:text> -</number:text>
      <number:number number:decimal-places="0" loext:min-decimal-places="0" number:min-integer-digits="0"/>
      <number:text>     </number:text>
    </number:number-style>
    <number:text-style style:name="N720">
      <number:text-content/>
      <number:text> </number:text>
      <style:map style:condition="value()&gt;0" style:apply-style-name="N720P0"/>
      <style:map style:condition="value()&lt;0" style:apply-style-name="N720P1"/>
      <style:map style:condition="value()=0" style:apply-style-name="N720P2"/>
    </number:text-style>
    <number:currency-style style:name="N722P0" style:volatile="true">
      <number:currency-symbol number:language="it" number:country="IT">€</number:currency-symbol>
      <number:text> </number:text>
      <number:number number:decimal-places="2" loext:min-decimal-places="2" number:min-integer-digits="0" number:grouping="true"/>
    </number:currency-style>
    <number:currency-style style:name="N722">
      <style:text-properties fo:color="#ff0000"/>
      <number:text>-</number:text>
      <number:currency-symbol number:language="it" number:country="IT">€</number:currency-symbol>
      <number:text> </number:text>
      <number:number number:decimal-places="2" loext:min-decimal-places="2" number:min-integer-digits="0" number:grouping="true"/>
      <style:map style:condition="value()&gt;=0" style:apply-style-name="N722P0"/>
    </number:currency-style>
    <number:currency-style style:name="N724P0" style:volatile="true">
      <number:currency-symbol number:language="it" number:country="IT">€</number:currency-symbol>
      <number:text> </number:text>
      <number:number number:decimal-places="0" loext:min-decimal-places="0" number:min-integer-digits="0" number:grouping="true"/>
    </number:currency-style>
    <number:currency-style style:name="N724">
      <style:text-properties fo:color="#ff0000"/>
      <number:text>-</number:text>
      <number:currency-symbol number:language="it" number:country="IT">€</number:currency-symbol>
      <number:text> </number:text>
      <number:number number:decimal-places="0" loext:min-decimal-places="0" number:min-integer-digits="0" number:grouping="true"/>
      <style:map style:condition="value()&gt;=0" style:apply-style-name="N724P0"/>
    </number:currency-style>
    <number:date-style style:name="N10107" number:language="it" number:country="CH">
      <number:day number:style="long"/>
      <number:text>.</number:text>
      <number:month number:textual="true"/>
      <number:text>.</number:text>
      <number:year/>
    </number:date-style>
    <number:date-style style:name="N10108" number:language="it" number:country="CH">
      <number:month number:textual="true"/>
      <number:text>.</number:text>
      <number:year/>
    </number:date-style>
    <number:time-style style:name="N10109" number:language="it" number:country="CH">
      <number:hours/>
      <number:text>:</number:text>
      <number:minutes number:style="long"/>
      <number:text> </number:text>
      <number:am-pm/>
    </number:time-style>
    <number:time-style style:name="N10110" number:language="it" number:country="CH">
      <number:hours/>
      <number:text>:</number:text>
      <number:minutes number:style="long"/>
      <number:text>:</number:text>
      <number:seconds number:style="long"/>
      <number:text> </number:text>
      <number:am-pm/>
    </number:time-style>
    <number:date-style style:name="N10111" number:language="it"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it" number:country="CH">
      <number:text>SFr. </number:text>
      <number:number number:decimal-places="0" loext:min-decimal-places="0" number:min-integer-digits="1" number:grouping="true"/>
    </number:number-style>
    <number:number-style style:name="N10113" number:language="it" number:country="CH">
      <number:text>SFr. -</number:text>
      <number:number number:decimal-places="0" loext:min-decimal-places="0" number:min-integer-digits="1" number:grouping="true"/>
      <style:map style:condition="value()&gt;=0" style:apply-style-name="N10113P0"/>
    </number:number-style>
    <number:number-style style:name="N10114P0" style:volatile="true" number:language="it" number:country="CH">
      <number:text>SFr. </number:text>
      <number:number number:decimal-places="0" loext:min-decimal-places="0" number:min-integer-digits="1" number:grouping="true"/>
    </number:number-style>
    <number:number-style style:name="N10114" number:language="it" number:country="CH">
      <style:text-properties fo:color="#ff0000"/>
      <number:text>SFr. -</number:text>
      <number:number number:decimal-places="0" loext:min-decimal-places="0" number:min-integer-digits="1" number:grouping="true"/>
      <style:map style:condition="value()&gt;=0" style:apply-style-name="N10114P0"/>
    </number:number-style>
    <number:number-style style:name="N10116P0" style:volatile="true" number:language="it" number:country="CH">
      <number:text>SFr. </number:text>
      <number:number number:decimal-places="2" loext:min-decimal-places="2" number:min-integer-digits="1" number:grouping="true"/>
    </number:number-style>
    <number:number-style style:name="N10116" number:language="it" number:country="CH">
      <number:text>SFr. -</number:text>
      <number:number number:decimal-places="2" loext:min-decimal-places="2" number:min-integer-digits="1" number:grouping="true"/>
      <style:map style:condition="value()&gt;=0" style:apply-style-name="N10116P0"/>
    </number:number-style>
    <number:number-style style:name="N10117P0" style:volatile="true" number:language="it" number:country="CH">
      <number:text>SFr. </number:text>
      <number:number number:decimal-places="2" loext:min-decimal-places="2" number:min-integer-digits="1" number:grouping="true"/>
    </number:number-style>
    <number:number-style style:name="N10117" number:language="it" number:country="CH">
      <style:text-properties fo:color="#ff0000"/>
      <number:text>SFr. -</number:text>
      <number:number number:decimal-places="2" loext:min-decimal-places="2" number:min-integer-digits="1" number:grouping="true"/>
      <style:map style:condition="value()&gt;=0" style:apply-style-name="N10117P0"/>
    </number:number-style>
    <number:number-style style:name="N10118" number:language="it" number:country="CH" number:title="Definito dall'utente">
      <number:number number:decimal-places="2" loext:min-decimal-places="2" number:min-integer-digits="1">
        <number:embedded-text number:position="3"> </number:embedded-text>
      </number:number>
    </number:number-style>
    <number:number-style style:name="N10119" number:language="it" number:country="CH">
      <number:number number:decimal-places="1" loext:min-decimal-places="1" number:min-integer-digits="1"/>
    </number:number-style>
    <number:number-style style:name="N10120" number:language="it" number:country="CH">
      <number:number number:decimal-places="3" loext:min-decimal-places="3" number:min-integer-digits="1"/>
    </number:number-style>
    <number:percentage-style style:name="N10121" number:language="it" number:country="CH">
      <number:number number:decimal-places="1" loext:min-decimal-places="1" number:min-integer-digits="1"/>
      <number:text>%</number:text>
    </number:percentage-style>
    <number:number-style style:name="N10122" number:language="it" number:country="CH" number:title="Definito dall'utente">
      <number:number number:decimal-places="0" loext:min-decimal-places="0" number:min-integer-digits="1">
        <number:embedded-text number:position="4">,</number:embedded-text>
      </number:number>
    </number:number-style>
    <number:number-style style:name="N10123" number:language="it" number:country="CH" number:title="Definito dall'utente">
      <number:number number:decimal-places="0" loext:min-decimal-places="0" number:min-integer-digits="3">
        <number:embedded-text number:position="2">,</number:embedded-text>
      </number:number>
    </number:number-style>
    <number:number-style style:name="N10124" number:language="it" number:country="CH">
      <number:number number:decimal-places="1" loext:min-decimal-places="1" number:min-integer-digits="3"/>
    </number:number-style>
    <number:number-style style:name="N10125" number:language="it" number:country="CH">
      <number:number number:decimal-places="0" loext:min-decimal-places="0" number:min-integer-digits="3"/>
    </number:number-style>
    <number:number-style style:name="N10126" number:language="it" number:country="CH">
      <number:number number:decimal-places="4" loext:min-decimal-places="4" number:min-integer-digits="1"/>
    </number:number-style>
    <number:number-style style:name="N10127" number:language="it" number:country="CH">
      <number:number number:decimal-places="1" loext:min-decimal-places="1" number:min-integer-digits="1" number:grouping="true"/>
    </number:number-style>
    <number:number-style style:name="N10128" number:language="it" number:country="CH">
      <number:number number:decimal-places="3" loext:min-decimal-places="3" number:min-integer-digits="1" number:grouping="true"/>
    </number:number-style>
    <number:percentage-style style:name="N10129" number:language="it" number:country="CH">
      <number:number number:decimal-places="3" loext:min-decimal-places="3" number:min-integer-digits="1"/>
      <number:text>%</number:text>
    </number:percentage-style>
    <number:number-style style:name="N10130" number:language="it" number:country="CH">
      <number:number number:decimal-places="4" loext:min-decimal-places="4" number:min-integer-digits="1" number:grouping="true"/>
    </number:number-style>
    <number:number-style style:name="N10131" number:language="it" number:country="CH">
      <number:number number:decimal-places="5" loext:min-decimal-places="5" number:min-integer-digits="1" number:grouping="true"/>
    </number:number-style>
    <number:number-style style:name="N10132" number:language="it" number:country="CH">
      <number:number number:decimal-places="6" loext:min-decimal-places="6" number:min-integer-digits="1" number:grouping="true"/>
    </number:number-style>
    <number:number-style style:name="N10133" number:language="it" number:country="CH">
      <number:number number:decimal-places="7" loext:min-decimal-places="7" number:min-integer-digits="1" number:grouping="true"/>
    </number:number-style>
    <number:number-style style:name="N10134" number:language="it" number:country="CH">
      <number:number number:decimal-places="8" loext:min-decimal-places="8" number:min-integer-digits="1" number:grouping="true"/>
    </number:number-style>
    <number:number-style style:name="N10135" number:language="it" number:country="CH">
      <number:number number:decimal-places="5" loext:min-decimal-places="5" number:min-integer-digits="1"/>
    </number:number-style>
    <number:number-style style:name="N10136" number:language="it" number:country="CH">
      <number:number number:decimal-places="6" loext:min-decimal-places="6" number:min-integer-digits="1"/>
    </number:number-style>
    <number:date-style style:name="N20104" number:language="it" number:country="IT">
      <number:day number:style="long"/>
      <number:text>-</number:text>
      <number:month number:textual="true"/>
      <number:text>-</number:text>
      <number:year/>
    </number:date-style>
    <number:date-style style:name="N20105" number:language="it" number:country="IT">
      <number:day number:style="long"/>
      <number:text>-</number:text>
      <number:month number:textual="true"/>
    </number:date-style>
    <number:date-style style:name="N20106" number:language="it" number:country="IT">
      <number:month number:textual="true"/>
      <number:text>-</number:text>
      <number:year/>
    </number:date-style>
    <number:time-style style:name="N20107" number:language="it" number:country="IT">
      <number:hours/>
      <number:text>.</number:text>
      <number:minutes number:style="long"/>
      <number:text> </number:text>
      <number:am-pm/>
    </number:time-style>
    <number:time-style style:name="N20108" number:language="it" number:country="IT">
      <number:hours/>
      <number:text>.</number:text>
      <number:minutes number:style="long"/>
      <number:text>.</number:text>
      <number:seconds number:style="long"/>
      <number:text> </number:text>
      <number:am-pm/>
    </number:time-style>
    <number:time-style style:name="N20109" number:language="it" number:country="IT">
      <number:hours/>
      <number:text>.</number:text>
      <number:minutes number:style="long"/>
    </number:time-style>
    <number:time-style style:name="N20110" number:language="it" number:country="IT">
      <number:hours/>
      <number:text>.</number:text>
      <number:minutes number:style="long"/>
      <number:text>.</number:text>
      <number:seconds number:style="long"/>
    </number:time-style>
    <number:date-style style:name="N20111" number:language="it" number:country="IT">
      <number:day number:style="long"/>
      <number:text>/</number:text>
      <number:month number:style="long"/>
      <number:text>/</number:text>
      <number:year number:style="long"/>
      <number:text> </number:text>
      <number:hours/>
      <number:text>.</number:text>
      <number:minutes number:style="long"/>
    </number:date-style>
    <number:currency-style style:name="N20113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13" number:language="it" number:country="IT">
      <number:text>-</number:text>
      <number:currency-symbol number:language="it" number:country="IT">€</number:currency-symbol>
      <number:text> </number:text>
      <number:number number:decimal-places="2" loext:min-decimal-places="2" number:min-integer-digits="1" number:grouping="true"/>
      <style:map style:condition="value()&gt;=0" style:apply-style-name="N20113P0"/>
    </number:currency-style>
    <number:currency-style style:name="N20114" number:language="it" number:country="IT">
      <number:number number:decimal-places="2" loext:min-decimal-places="2" number:min-integer-digits="1" number:grouping="true"/>
      <number:text> </number:text>
      <number:currency-symbol>CRC</number:currency-symbol>
    </number:currency-style>
    <number:number-style style:name="N20116P0" style:volatile="true" number:language="it" number:country="IT">
      <number:text>€ </number:text>
      <number:number number:decimal-places="0" loext:min-decimal-places="0" number:min-integer-digits="1" number:grouping="true"/>
    </number:number-style>
    <number:number-style style:name="N20116" number:language="it" number:country="IT">
      <number:text>-€ </number:text>
      <number:number number:decimal-places="0" loext:min-decimal-places="0" number:min-integer-digits="1" number:grouping="true"/>
      <style:map style:condition="value()&gt;=0" style:apply-style-name="N20116P0"/>
    </number:number-style>
    <number:number-style style:name="N20117P0" style:volatile="true" number:language="it" number:country="IT">
      <number:text>€ </number:text>
      <number:number number:decimal-places="0" loext:min-decimal-places="0" number:min-integer-digits="1" number:grouping="true"/>
    </number:number-style>
    <number:number-style style:name="N20117" number:language="it" number:country="IT">
      <style:text-properties fo:color="#ff0000"/>
      <number:text>-€ </number:text>
      <number:number number:decimal-places="0" loext:min-decimal-places="0" number:min-integer-digits="1" number:grouping="true"/>
      <style:map style:condition="value()&gt;=0" style:apply-style-name="N20117P0"/>
    </number:number-style>
    <number:number-style style:name="N20119P0" style:volatile="true" number:language="it" number:country="IT">
      <number:text>€ </number:text>
      <number:number number:decimal-places="2" loext:min-decimal-places="2" number:min-integer-digits="1" number:grouping="true"/>
    </number:number-style>
    <number:number-style style:name="N20119" number:language="it" number:country="IT">
      <number:text>-€ </number:text>
      <number:number number:decimal-places="2" loext:min-decimal-places="2" number:min-integer-digits="1" number:grouping="true"/>
      <style:map style:condition="value()&gt;=0" style:apply-style-name="N20119P0"/>
    </number:number-style>
    <number:number-style style:name="N20120P0" style:volatile="true" number:language="it" number:country="IT">
      <number:text>€ </number:text>
      <number:number number:decimal-places="2" loext:min-decimal-places="2" number:min-integer-digits="1" number:grouping="true"/>
    </number:number-style>
    <number:number-style style:name="N20120" number:language="it" number:country="IT">
      <style:text-properties fo:color="#ff0000"/>
      <number:text>-€ </number:text>
      <number:number number:decimal-places="2" loext:min-decimal-places="2" number:min-integer-digits="1" number:grouping="true"/>
      <style:map style:condition="value()&gt;=0" style:apply-style-name="N20120P0"/>
    </number:number-style>
    <number:number-style style:name="N20121P0" style:volatile="true" number:language="it" number:country="IT">
      <number:text>€ </number:text>
      <number:number number:decimal-places="0" loext:min-decimal-places="0" number:min-integer-digits="1" number:grouping="true"/>
    </number:number-style>
    <number:number-style style:name="N20121" number:language="it" number:country="IT">
      <style:text-properties fo:color="#000000"/>
      <number:text>-€ </number:text>
      <number:number number:decimal-places="0" loext:min-decimal-places="0" number:min-integer-digits="1" number:grouping="true"/>
      <style:map style:condition="value()&gt;=0" style:apply-style-name="N20121P0"/>
    </number:number-style>
    <number:number-style style:name="N20122P0" style:volatile="true" number:language="it" number:country="IT">
      <number:text>€ </number:text>
      <number:number number:decimal-places="2" loext:min-decimal-places="2" number:min-integer-digits="1" number:grouping="true"/>
    </number:number-style>
    <number:number-style style:name="N20122" number:language="it" number:country="IT">
      <style:text-properties fo:color="#000000"/>
      <number:text>-€ </number:text>
      <number:number number:decimal-places="2" loext:min-decimal-places="2" number:min-integer-digits="1" number:grouping="true"/>
      <style:map style:condition="value()&gt;=0" style:apply-style-name="N20122P0"/>
    </number:number-style>
    <number:number-style style:name="N20123" number:language="it" number:country="IT">
      <number:number number:decimal-places="1" loext:min-decimal-places="1" number:min-integer-digits="1"/>
    </number:number-style>
    <number:percentage-style style:name="N20124" number:language="it" number:country="IT">
      <number:number number:decimal-places="1" loext:min-decimal-places="1" number:min-integer-digits="1"/>
      <number:text>%</number:text>
    </number:percentage-style>
    <number:number-style style:name="N20125" number:language="it" number:country="IT">
      <number:number number:decimal-places="3" loext:min-decimal-places="3" number:min-integer-digits="1"/>
    </number:number-style>
    <number:number-style style:name="N20126" number:language="it" number:country="IT">
      <number:number number:decimal-places="1" loext:min-decimal-places="1" number:min-integer-digits="1" number:grouping="true"/>
    </number:number-style>
    <number:currency-style style:name="N20127P0" style:volatile="true" number:language="it" number:country="IT">
      <number:currency-symbol number:language="it" number:country="IT">€</number:currency-symbol>
      <number:text> </number:text>
      <number:number number:decimal-places="2" loext:min-decimal-places="2" number:min-integer-digits="1" number:grouping="true"/>
    </number:currency-style>
    <number:currency-style style:name="N20127" number:language="it" number:country="IT">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20127P0"/>
    </number:currency-style>
    <number:currency-style style:name="N20129P0" style:volatile="true" number:language="it" number:country="IT">
      <number:currency-symbol number:language="it" number:country="CH">SFr.</number:currency-symbol>
      <number:text> </number:text>
      <number:number number:decimal-places="2" loext:min-decimal-places="2" number:min-integer-digits="1" number:grouping="true"/>
    </number:currency-style>
    <number:currency-style style:name="N20129" number:language="it" number:country="IT">
      <style:text-properties fo:color="#ff0000"/>
      <number:currency-symbol number:language="it" number:country="CH">SFr.</number:currency-symbol>
      <number:text> -</number:text>
      <number:number number:decimal-places="2" loext:min-decimal-places="2" number:min-integer-digits="1" number:grouping="true"/>
      <style:map style:condition="value()&gt;=0" style:apply-style-name="N20129P0"/>
    </number:currency-style>
    <number:date-style style:name="N20130" number:language="it" number:country="IT">
      <number:text>DD-</number:text>
      <number:month number:style="long"/>
      <number:text>-YYYY</number:text>
    </number:date-style>
    <number:date-style style:name="N20131" number:language="it" number:country="IT">
      <number:day number:style="long"/>
      <number:text>-</number:text>
      <number:month number:style="long"/>
      <number:text>-</number:text>
      <number:year number:style="long"/>
    </number:date-style>
    <number:number-style style:name="N20132P0" style:volatile="true" number:language="it" number:country="IT">
      <number:number number:decimal-places="0" loext:min-decimal-places="0" number:min-integer-digits="1" number:grouping="true"/>
    </number:number-style>
    <number:number-style style:name="N20132" number:language="it" number:country="IT">
      <number:text>-</number:text>
      <number:number number:decimal-places="0" loext:min-decimal-places="0" number:min-integer-digits="1" number:grouping="true"/>
      <style:map style:condition="value()&gt;=0" style:apply-style-name="N20132P0"/>
    </number:number-style>
    <number:number-style style:name="N20133P0" style:volatile="true" number:language="it" number:country="IT">
      <number:number number:decimal-places="0" loext:min-decimal-places="0" number:min-integer-digits="1" number:grouping="true"/>
    </number:number-style>
    <number:number-style style:name="N20133" number:language="it" number:country="IT">
      <style:text-properties fo:color="#ff0000"/>
      <number:text>-</number:text>
      <number:number number:decimal-places="0" loext:min-decimal-places="0" number:min-integer-digits="1" number:grouping="true"/>
      <style:map style:condition="value()&gt;=0" style:apply-style-name="N20133P0"/>
    </number:number-style>
    <number:number-style style:name="N20134P0" style:volatile="true" number:language="it" number:country="IT">
      <number:number number:decimal-places="2" loext:min-decimal-places="2" number:min-integer-digits="1" number:grouping="true"/>
    </number:number-style>
    <number:number-style style:name="N20134" number:language="it" number:country="IT">
      <number:text>-</number:text>
      <number:number number:decimal-places="2" loext:min-decimal-places="2" number:min-integer-digits="1" number:grouping="true"/>
      <style:map style:condition="value()&gt;=0" style:apply-style-name="N20134P0"/>
    </number:number-style>
    <number:number-style style:name="N20135P0" style:volatile="true" number:language="it" number:country="IT">
      <number:number number:decimal-places="2" loext:min-decimal-places="2" number:min-integer-digits="1" number:grouping="true"/>
    </number:number-style>
    <number:number-style style:name="N20135" number:language="it" number:country="IT">
      <style:text-properties fo:color="#ff0000"/>
      <number:text>-</number:text>
      <number:number number:decimal-places="2" loext:min-decimal-places="2" number:min-integer-digits="1" number:grouping="true"/>
      <style:map style:condition="value()&gt;=0" style:apply-style-name="N20135P0"/>
    </number:number-style>
    <number:number-style style:name="N20139P0" style:volatile="true" number:language="it" number:country="IT">
      <loext:fill-character> </loext:fill-character>
      <number:number number:decimal-places="0" loext:min-decimal-places="0" number:min-integer-digits="1" number:grouping="true"/>
      <number:text> </number:text>
    </number:number-style>
    <number:number-style style:name="N20139P1" style:volatile="true" number:language="it" number:country="IT">
      <loext:text>-</loext:text>
      <loext:fill-character> </loext:fill-character>
      <number:number number:decimal-places="0" loext:min-decimal-places="0" number:min-integer-digits="1" number:grouping="true"/>
      <number:text> </number:text>
    </number:number-style>
    <number:number-style style:name="N20139P2" style:volatile="true" number:language="it" number:country="IT">
      <loext:fill-character> </loext:fill-character>
      <number:text>- </number:text>
    </number:number-style>
    <number:text-style style:name="N20139" number:language="it" number:country="IT">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20143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20143P2" style:volatile="true" number:language="it" number:country="IT">
      <loext:text> € </loext:text>
      <loext:fill-character> </loext:fill-character>
      <number:text>- </number:text>
    </number:number-style>
    <number:text-style style:name="N20143" number:language="it" number:country="IT">
      <number:text-content/>
      <number:text> </number:text>
      <style:map style:condition="value()&gt;0" style:apply-style-name="N20143P0"/>
      <style:map style:condition="value()&lt;0" style:apply-style-name="N20143P1"/>
      <style:map style:condition="value()=0" style:apply-style-name="N20143P2"/>
    </number:text-style>
    <number:number-style style:name="N20147P0" style:volatile="true" number:language="it" number:country="IT">
      <loext:fill-character> </loext:fill-character>
      <number:number number:decimal-places="2" loext:min-decimal-places="2" number:min-integer-digits="1" number:grouping="true"/>
      <number:text> </number:text>
    </number:number-style>
    <number:number-style style:name="N20147P1" style:volatile="true" number:language="it" number:country="IT">
      <loext:text>-</loext:text>
      <loext:fill-character> </loext:fill-character>
      <number:number number:decimal-places="2" loext:min-decimal-places="2" number:min-integer-digits="1" number:grouping="true"/>
      <number:text> </number:text>
    </number:number-style>
    <number:number-style style:name="N20147P2" style:volatile="true" number:language="it" number:country="IT">
      <loext:fill-character> </loext:fill-character>
      <number:text>-</number:text>
      <number:number number:decimal-places="0" loext:min-decimal-places="0" number:min-integer-digits="0"/>
      <number:text> </number:text>
    </number:number-style>
    <number:text-style style:name="N20147" number:language="it" number:country="IT">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20151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20151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20151" number:language="it" number:country="IT">
      <number:text-content/>
      <number:text> </number:text>
      <style:map style:condition="value()&gt;0" style:apply-style-name="N20151P0"/>
      <style:map style:condition="value()&lt;0" style:apply-style-name="N20151P1"/>
      <style:map style:condition="value()=0" style:apply-style-name="N20151P2"/>
    </number:text-style>
    <number:time-style style:name="N20152" number:language="it" number:country="IT">
      <number:minutes number:style="long"/>
      <number:text>.</number:text>
      <number:seconds number:style="long"/>
    </number:time-style>
    <number:time-style style:name="N20153" number:language="it" number:country="IT" number:truncate-on-overflow="false">
      <number:hours/>
      <number:text>.</number:text>
      <number:minutes number:style="long"/>
      <number:text>.</number:text>
      <number:seconds number:style="long"/>
    </number:time-style>
    <number:time-style style:name="N20154" number:language="it" number:country="IT">
      <number:minutes number:style="long"/>
      <number:text>.</number:text>
      <number:seconds number:style="long" number:decimal-places="1"/>
    </number:time-style>
    <number:number-style style:name="N20155" number:language="it" number:country="IT">
      <number:scientific-number number:decimal-places="1" loext:min-decimal-places="1" number:min-integer-digits="3" number:min-exponent-digits="1" loext:exponent-interval="3" loext:forced-exponent-sign="true"/>
    </number:number-style>
    <number:number-style style:name="N20159P0" style:volatile="true" number:language="it" number:country="IT">
      <number:number number:decimal-places="0" loext:min-decimal-places="0" number:min-integer-digits="1" number:grouping="true"/>
      <number:text> </number:text>
    </number:number-style>
    <number:number-style style:name="N20159P1" style:volatile="true" number:language="it" number:country="IT">
      <number:text>-</number:text>
      <number:number number:decimal-places="0" loext:min-decimal-places="0" number:min-integer-digits="1" number:grouping="true"/>
      <number:text> </number:text>
    </number:number-style>
    <number:number-style style:name="N20159P2" style:volatile="true" number:language="it" number:country="IT">
      <number:text> - </number:text>
    </number:number-style>
    <number:text-style style:name="N20159" number:language="it" number:country="IT">
      <number:text-content/>
      <number:text> </number:text>
      <style:map style:condition="value()&gt;0" style:apply-style-name="N20159P0"/>
      <style:map style:condition="value()&lt;0" style:apply-style-name="N20159P1"/>
      <style:map style:condition="value()=0" style:apply-style-name="N20159P2"/>
    </number:text-style>
    <number:number-style style:name="N20163P0" style:volatile="true" number:language="it" number:country="IT">
      <number:text> € </number:text>
      <number:number number:decimal-places="0" loext:min-decimal-places="0" number:min-integer-digits="1" number:grouping="true"/>
      <number:text> </number:text>
    </number:number-style>
    <number:number-style style:name="N20163P1" style:volatile="true" number:language="it" number:country="IT">
      <number:text>-€ </number:text>
      <number:number number:decimal-places="0" loext:min-decimal-places="0" number:min-integer-digits="1" number:grouping="true"/>
      <number:text> </number:text>
    </number:number-style>
    <number:number-style style:name="N20163P2" style:volatile="true" number:language="it" number:country="IT">
      <number:text> € - </number:text>
    </number:number-style>
    <number:text-style style:name="N20163" number:language="it" number:country="IT">
      <number:text-content/>
      <number:text> </number:text>
      <style:map style:condition="value()&gt;0" style:apply-style-name="N20163P0"/>
      <style:map style:condition="value()&lt;0" style:apply-style-name="N20163P1"/>
      <style:map style:condition="value()=0" style:apply-style-name="N20163P2"/>
    </number:text-style>
    <number:number-style style:name="N20167P0" style:volatile="true" number:language="it" number:country="IT">
      <number:number number:decimal-places="2" loext:min-decimal-places="2" number:min-integer-digits="1" number:grouping="true"/>
      <number:text> </number:text>
    </number:number-style>
    <number:number-style style:name="N20167P1" style:volatile="true" number:language="it" number:country="IT">
      <number:text>-</number:text>
      <number:number number:decimal-places="2" loext:min-decimal-places="2" number:min-integer-digits="1" number:grouping="true"/>
      <number:text> </number:text>
    </number:number-style>
    <number:number-style style:name="N20167P2" style:volatile="true" number:language="it" number:country="IT">
      <number:text> -</number:text>
      <number:number number:decimal-places="0" loext:min-decimal-places="0" number:min-integer-digits="0"/>
      <number:text> </number:text>
    </number:number-style>
    <number:text-style style:name="N20167" number:language="it" number:country="IT">
      <number:text-content/>
      <number:text> </number:text>
      <style:map style:condition="value()&gt;0" style:apply-style-name="N20167P0"/>
      <style:map style:condition="value()&lt;0" style:apply-style-name="N20167P1"/>
      <style:map style:condition="value()=0" style:apply-style-name="N20167P2"/>
    </number:text-style>
    <number:number-style style:name="N20171P0" style:volatile="true" number:language="it" number:country="IT">
      <number:text> € </number:text>
      <number:number number:decimal-places="2" loext:min-decimal-places="2" number:min-integer-digits="1" number:grouping="true"/>
      <number:text> </number:text>
    </number:number-style>
    <number:number-style style:name="N20171P1" style:volatile="true" number:language="it" number:country="IT">
      <number:text>-€ </number:text>
      <number:number number:decimal-places="2" loext:min-decimal-places="2" number:min-integer-digits="1" number:grouping="true"/>
      <number:text> </number:text>
    </number:number-style>
    <number:number-style style:name="N20171P2" style:volatile="true" number:language="it" number:country="IT">
      <number:text> € -</number:text>
      <number:number number:decimal-places="0" loext:min-decimal-places="0" number:min-integer-digits="0"/>
      <number:text> </number:text>
    </number:number-style>
    <number:text-style style:name="N20171" number:language="it" number:country="IT">
      <number:text-content/>
      <number:text> </number:text>
      <style:map style:condition="value()&gt;0" style:apply-style-name="N20171P0"/>
      <style:map style:condition="value()&lt;0" style:apply-style-name="N20171P1"/>
      <style:map style:condition="value()=0" style:apply-style-name="N20171P2"/>
    </number:text-style>
    <number:date-style style:name="N20172" number:language="it" number:country="IT">
      <number:text>YYYY-</number:text>
      <number:month number:style="long"/>
      <number:text>-DD</number:text>
    </number:date-style>
    <number:currency-style style:name="N30112P0" style:volatile="true" number:language="en" number:country="IE">
      <number:currency-symbol number:language="en" number:country="IE">€</number:currency-symbol>
      <number:number number:decimal-places="2" loext:min-decimal-places="2" number:min-integer-digits="1" number:grouping="true"/>
    </number:currency-style>
    <number:currency-style style:name="N30112" number:language="en" number:country="IE">
      <number:text>-</number:text>
      <number:currency-symbol number:language="en" number:country="IE">€</number:currency-symbol>
      <number:number number:decimal-places="2" loext:min-decimal-places="2" number:min-integer-digits="1" number:grouping="true"/>
      <style:map style:condition="value()&gt;=0" style:apply-style-name="N30112P0"/>
    </number:currency-style>
    <number:currency-style style:name="N40110P0" style:volatile="true" number:language="en" number:country="ZA">
      <number:currency-symbol number:language="en" number:country="ZA">R</number:currency-symbol>
      <number:number number:decimal-places="2" loext:min-decimal-places="2" number:min-integer-digits="1" number:grouping="true"/>
    </number:currency-style>
    <number:currency-style style:name="N40110" number:language="en" number:country="ZA">
      <number:currency-symbol number:language="en" number:country="ZA">R</number:currency-symbol>
      <number:text>-</number:text>
      <number:number number:decimal-places="2" loext:min-decimal-places="2" number:min-integer-digits="1" number:grouping="true"/>
      <style:map style:condition="value()&gt;=0" style:apply-style-name="N40110P0"/>
    </number:currency-style>
    <number:date-style style:name="N50121" number:language="en" number:country="US">
      <number:month/>
      <number:text>/</number:text>
      <number:day/>
      <number:text>/</number:text>
      <number:year number:style="long"/>
    </number:date-style>
    <number:date-style style:name="N50122" number:language="en" number:country="US">
      <number:day/>
      <number:text>-</number:text>
      <number:month number:textual="true"/>
      <number:text>-</number:text>
      <number:year/>
    </number:date-style>
    <number:date-style style:name="N50123" number:language="en" number:country="US">
      <number:day/>
      <number:text>-</number:text>
      <number:month number:textual="true"/>
    </number:date-style>
    <number:date-style style:name="N50124" number:language="en" number:country="US">
      <number:month number:textual="true"/>
      <number:text>-</number:text>
      <number:year/>
    </number:date-style>
    <number:time-style style:name="N50125" number:language="en" number:country="US">
      <number:hours/>
      <number:text>:</number:text>
      <number:minutes number:style="long"/>
      <number:text> </number:text>
      <number:am-pm/>
    </number:time-style>
    <number:time-style style:name="N50126" number:language="en" number:country="US">
      <number:hours/>
      <number:text>:</number:text>
      <number:minutes number:style="long"/>
      <number:text>:</number:text>
      <number:seconds number:style="long"/>
      <number:text> </number:text>
      <number:am-pm/>
    </number:time-style>
    <number:time-style style:name="N50127" number:language="en" number:country="US">
      <number:hours/>
      <number:text>:</number:text>
      <number:minutes number:style="long"/>
    </number:time-style>
    <number:time-style style:name="N50128" number:language="en" number:country="US">
      <number:hours/>
      <number:text>:</number:text>
      <number:minutes number:style="long"/>
      <number:text>:</number:text>
      <number:seconds number:style="long"/>
    </number:time-style>
    <number:date-style style:name="N50129" number:language="en" number:country="US">
      <number:month/>
      <number:text>/</number:text>
      <number:day/>
      <number:text>/</number:text>
      <number:year number:style="long"/>
      <number:text> </number:text>
      <number:hours/>
      <number:text>:</number:text>
      <number:minutes number:style="long"/>
    </number:date-style>
    <number:number-style style:name="N50131P0" style:volatile="true" number:language="en" number:country="US">
      <number:number number:decimal-places="0" loext:min-decimal-places="0" number:min-integer-digits="1" number:grouping="true"/>
      <number:text> </number:text>
    </number:number-style>
    <number:number-style style:name="N50131" number:language="en" number:country="US">
      <style:text-properties fo:color="#ff0000"/>
      <number:text>(</number:text>
      <number:number number:decimal-places="0" loext:min-decimal-places="0" number:min-integer-digits="1" number:grouping="true"/>
      <number:text>)</number:text>
      <style:map style:condition="value()&gt;=0" style:apply-style-name="N50131P0"/>
    </number:number-style>
    <number:number-style style:name="N50133P0" style:volatile="true" number:language="en" number:country="US">
      <number:number number:decimal-places="2" loext:min-decimal-places="2" number:min-integer-digits="1" number:grouping="true"/>
      <number:text> </number:text>
    </number:number-style>
    <number:number-style style:name="N50133" number:language="en" number:country="US">
      <style:text-properties fo:color="#ff0000"/>
      <number:text>(</number:text>
      <number:number number:decimal-places="2" loext:min-decimal-places="2" number:min-integer-digits="1" number:grouping="true"/>
      <number:text>)</number:text>
      <style:map style:condition="value()&gt;=0" style:apply-style-name="N50133P0"/>
    </number:number-style>
    <number:currency-style style:name="N50135P0" style:volatile="true" number:language="en" number:country="US">
      <number:currency-symbol/>
      <number:number number:decimal-places="0" loext:min-decimal-places="0" number:min-integer-digits="1" number:grouping="true"/>
      <number:text> </number:text>
    </number:currency-style>
    <number:currency-style style:name="N50135" number:language="en" number:country="US">
      <number:text>(</number:text>
      <number:currency-symbol/>
      <number:number number:decimal-places="0" loext:min-decimal-places="0" number:min-integer-digits="1" number:grouping="true"/>
      <number:text>)</number:text>
      <style:map style:condition="value()&gt;=0" style:apply-style-name="N50135P0"/>
    </number:currency-style>
    <number:currency-style style:name="N50136P0" style:volatile="true" number:language="en" number:country="US">
      <number:currency-symbol/>
      <number:number number:decimal-places="0" loext:min-decimal-places="0" number:min-integer-digits="1" number:grouping="true"/>
      <number:text> </number:text>
    </number:currency-style>
    <number:currency-style style:name="N5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50136P0"/>
    </number:currency-style>
    <number:currency-style style:name="N50138P0" style:volatile="true" number:language="en" number:country="US">
      <number:currency-symbol/>
      <number:number number:decimal-places="2" loext:min-decimal-places="2" number:min-integer-digits="1" number:grouping="true"/>
      <number:text> </number:text>
    </number:currency-style>
    <number:currency-style style:name="N50138" number:language="en" number:country="US">
      <number:text>(</number:text>
      <number:currency-symbol/>
      <number:number number:decimal-places="2" loext:min-decimal-places="2" number:min-integer-digits="1" number:grouping="true"/>
      <number:text>)</number:text>
      <style:map style:condition="value()&gt;=0" style:apply-style-name="N50138P0"/>
    </number:currency-style>
    <number:currency-style style:name="N50139P0" style:volatile="true" number:language="en" number:country="US">
      <number:currency-symbol/>
      <number:number number:decimal-places="2" loext:min-decimal-places="2" number:min-integer-digits="1" number:grouping="true"/>
      <number:text> </number:text>
    </number:currency-style>
    <number:currency-style style:name="N5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50139P0"/>
    </number:currency-style>
    <number:date-style style:name="N60111" number:language="ja" number:country="JP">
      <number:day/>
      <number:text>/</number:text>
      <number:month/>
      <number:text>/</number:text>
      <number:year/>
    </number:date-style>
    <number:date-style style:name="N60112" number:language="ja" number:country="JP">
      <number:year number:style="long"/>
      <number:text>年</number:text>
      <number:month/>
      <number:text>月</number:text>
      <number:day/>
      <number:text>日</number:text>
    </number:date-style>
    <number:time-style style:name="N60113" number:language="ja" number:country="JP">
      <number:hours number:style="long"/>
      <number:text>時</number:text>
      <number:minutes number:style="long"/>
      <number:text>分</number:text>
      <number:seconds number:style="long"/>
      <number:text>秒</number:text>
    </number:time-style>
    <number:date-style style:name="N60114" number:language="ja" number:country="JP">
      <number:month/>
      <number:text>月</number:text>
      <number:day/>
      <number:text>日</number:text>
    </number:date-style>
    <number:date-style style:name="N60115" number:language="ja" number:country="JP">
      <number:era number:calendar="gengou"/>
      <number:year number:calendar="gengou"/>
      <number:text>.</number:text>
      <number:month number:calendar="gengou"/>
      <number:text>.</number:text>
      <number:day number:calendar="gengou"/>
    </number:date-style>
    <number:date-style style:name="N60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7">
      <style:table-cell-properties style:cell-protect="none" style:print-content="true" style:text-align-source="value-type" style:repeat-content="false" fo:padding="0mm" style:rotation-align="none" style:vertical-align="automatic" loext:vertical-justify="auto"/>
      <style:paragraph-properties css3t:text-justify="auto"/>
      <style:text-properties style:use-window-font-color="true" style:font-name="Liberation Serif" fo:font-family="'Liberation Serif'" style:font-style-name="Normale" style:font-family-generic="roman" style:font-pitch="variable" fo:font-size="8pt"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table-cell-properties fo:background-color="transparen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LTIMUS" style:family="table-cell" style:parent-style-name="Default" style:data-style-name="N106">
      <style:table-cell-properties fo:border-bottom="none" fo:background-color="transparent" fo:wrap-option="wrap" fo:border-left="0.06pt solid #000000" fo:padding="0.49mm" fo:border-right="0.06pt solid #000000" fo:border-top="none" style:vertical-align="middle" loext:vertical-justify="auto"/>
      <style:paragraph-properties css3t:text-justify="auto"/>
      <style:text-properties style:font-name="Liberation Serif" fo:font-family="'Liberation Serif'" style:font-style-name="Normale" style:font-family-generic="roman" style:font-pitch="variable" fo:font-style="normal" fo:font-weight="normal"/>
    </style:style>
    <style:style style:name="Ultimus_5f_destra" style:display-name="Ultimus_destra" style:family="table-cell" style:parent-style-name="Ultimus_5f_centro" style:data-style-name="N0">
      <style:table-cell-properties fo:border-bottom="none" style:text-align-source="value-type" style:repeat-content="false" fo:background-color="transparent" fo:wrap-option="wrap" fo:border-left="0.06pt solid #000000" fo:padding-bottom="0.49mm" fo:padding-left="4.99mm" fo:padding-right="0.49mm" fo:padding-top="0.49mm" fo:border-right="0.06pt solid #000000" fo:border-top="none" style:vertical-align="top" loext:vertical-justify="auto"/>
      <style:paragraph-properties css3t:text-justify="auto"/>
      <style:text-properties fo:font-weight="normal"/>
    </style:style>
    <style:style style:name="Ultimus_5f_centro" style:display-name="Ultimus_centro" style:family="table-cell" style:parent-style-name="ULTIMUS">
      <style:table-cell-properties fo:border-bottom="none" style:text-align-source="fix" style:repeat-content="false" fo:background-color="transparent" fo:wrap-option="no-wrap" fo:border-left="0.06pt solid #000000" fo:padding="0.49mm" fo:border-right="0.06pt solid #000000" fo:border-top="none" style:vertical-align="middle" loext:vertical-justify="auto"/>
      <style:paragraph-properties fo:text-align="center" css3t:text-justify="auto"/>
      <style:text-properties fo:font-size="8pt" fo:font-weight="normal"/>
    </style:style>
    <style:style style:name="Ultimus_20__25_" style:display-name="Ultimus %" style:family="table-cell" style:parent-style-name="ULTIMUS" style:data-style-name="N109">
      <style:table-cell-properties style:text-align-source="fix" style:repeat-content="false" style:vertical-align="automatic" loext:vertical-justify="auto"/>
      <style:paragraph-properties fo:text-align="end" css3t:text-justify="auto"/>
    </style:style>
    <style:style style:name="Ultimus_5f_bordo" style:display-name="Ultimus_bordo" style:family="table-cell" style:parent-style-name="Ultimus_5f_Bordo_5f_sotto">
      <style:table-cell-properties fo:background-color="transparent" fo:border="0.06pt solid #000000" fo:padding="0.49mm" style:vertical-align="automatic" loext:vertical-justify="auto"/>
      <style:paragraph-properties css3t:text-justify="auto"/>
      <style:text-properties fo:font-weight="normal"/>
    </style:style>
    <style:style style:name="Ultimus_5f_Bordo_5f_sotto" style:display-name="Ultimus_Bordo_sotto" style:family="table-cell" style:parent-style-name="Ultimus_5f_destra_5f_totali">
      <style:table-cell-properties fo:border-bottom="0.99pt solid #000000" style:text-align-source="fix" style:repeat-content="false" fo:background-color="transparent" fo:border-left="0.06pt solid #999999" fo:border-right="0.06pt solid #999999" fo:border-top="0.99pt solid #000000" loext:vertical-justify="auto"/>
      <style:paragraph-properties fo:text-align="end" css3t:text-justify="auto"/>
      <style:text-properties fo:font-weight="bold"/>
    </style:style>
    <style:style style:name="Ultimus_5f_destra_5f_totali" style:display-name="Ultimus_destra_totali" style:family="table-cell" style:parent-style-name="ULTIMUS">
      <style:table-cell-properties fo:border-bottom="0.99pt solid #000000" fo:background-color="transparent" fo:border-left="0.06pt solid #000000" fo:padding="0.49mm" fo:border-right="0.06pt solid #000000" fo:border-top="none"/>
      <style:text-properties fo:font-weight="normal"/>
    </style:style>
    <style:style style:name="Ultimus_5f_totali" style:display-name="Ultimus_totali" style:family="table-cell" style:parent-style-name="Ultimus_5f_destra_5f_totali">
      <style:table-cell-properties fo:border-bottom="0.99pt solid #000000" fo:border-left="0.06pt solid #000000" fo:border-right="0.06pt solid #000000" fo:border-top="0.06pt solid #000000"/>
    </style:style>
  </office:styles>
  <office:automatic-styles>
    <style:page-layout style:name="Mpm1">
      <style:page-layout-properties fo:margin-left="9.9mm" fo:margin-right="11.36mm" fo:border="none" fo:padding="0mm" style:shadow="none" fo:background-color="transparent" style:first-page-number="continue" style:scale-to="63%"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region-right>
          <text:p><text:s/>02/08/16</text:p>
        </style:region-right>
      </style:header>
      <style:header-left style:display="false"/>
      <style:footer>
        <style:region-left>
          <text:p>LeenO.org</text:p>
        </style:region-left>
      </style:footer>
      <style:footer-left style:display="false"/>
    </style:master-page>
    <style:master-page style:name="Report" style:page-layout-name="Mpm2">
      <style:header>
        <style:region-right>
          <text:p><text:s/>02/08/16</text:p>
        </style:region-right>
      </style:header>
      <style:header-left style:display="false"/>
      <style:footer>
        <style:region-left>
          <text:p>LeenO.org</text:p>
        </style:region-left>
      </style:footer>
      <style:footer-left style:display="false"/>
    </style:master-page>
  </office:master-styles>
</office:document-styles>
</file>